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18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2" calcext:value-type="float">
            <text:p>-3,12</text:p>
          </table:table-cell>
          <table:table-cell/>
          <table:table-cell table:formula="of:=[.E1]*25" office:value-type="float" office:value="0" calcext:value-type="float">
            <text:p>0</text:p>
          </table:table-cell>
          <table:table-cell table:formula="of:=[.F1]*25" office:value-type="float" office:value="0" calcext:value-type="float">
            <text:p>0</text:p>
          </table:table-cell>
          <table:table-cell table:formula="of:=[.G1]*25" office:value-type="float" office:value="-78" calcext:value-type="float">
            <text:p>-78</text:p>
          </table:table-cell>
          <table:table-cell/>
          <table:table-cell table:formula="of:=[.I1]*0.067" office:value-type="float" office:value="0" calcext:value-type="float">
            <text:p>0</text:p>
          </table:table-cell>
          <table:table-cell table:formula="of:=[.J1]*0.067" office:value-type="float" office:value="0" calcext:value-type="float">
            <text:p>0</text:p>
          </table:table-cell>
          <table:table-cell table:formula="of:=[.K1]*0.067" office:value-type="float" office:value="-5.226" calcext:value-type="float">
            <text:p>-5,22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0.250063121" calcext:value-type="float">
            <text:p>0,250063121</text:p>
          </table:table-cell>
          <table:table-cell office:value-type="float" office:value="0" calcext:value-type="float">
            <text:p>0</text:p>
          </table:table-cell>
          <table:table-cell office:value-type="float" office:value="-3.112472545" calcext:value-type="float">
            <text:p>-3,112472545</text:p>
          </table:table-cell>
          <table:table-cell/>
          <table:table-cell table:formula="of:=[.E2]*25" office:value-type="float" office:value="6.251578025" calcext:value-type="float">
            <text:p>6,251578025</text:p>
          </table:table-cell>
          <table:table-cell table:formula="of:=[.F2]*25" office:value-type="float" office:value="0" calcext:value-type="float">
            <text:p>0</text:p>
          </table:table-cell>
          <table:table-cell table:formula="of:=[.G2]*25" office:value-type="float" office:value="-77.811813625" calcext:value-type="float">
            <text:p>-77,811813625</text:p>
          </table:table-cell>
          <table:table-cell/>
          <table:table-cell table:formula="of:=[.I2]*0.067" office:value-type="float" office:value="0.418855727675" calcext:value-type="float">
            <text:p>0,418855727675</text:p>
          </table:table-cell>
          <table:table-cell table:formula="of:=[.J2]*0.067" office:value-type="float" office:value="0" calcext:value-type="float">
            <text:p>0</text:p>
          </table:table-cell>
          <table:table-cell table:formula="of:=[.K2]*0.067" office:value-type="float" office:value="-5.213391512875" calcext:value-type="float">
            <text:p>-5,21339151287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2.00654202" calcext:value-type="float">
            <text:p>2,00654202</text:p>
          </table:table-cell>
          <table:table-cell office:value-type="float" office:value="0" calcext:value-type="float">
            <text:p>0</text:p>
          </table:table-cell>
          <table:table-cell office:value-type="float" office:value="-2.823957041" calcext:value-type="float">
            <text:p>-2,823957041</text:p>
          </table:table-cell>
          <table:table-cell/>
          <table:table-cell table:formula="of:=[.E3]*25" office:value-type="float" office:value="50.1635505" calcext:value-type="float">
            <text:p>50,1635505</text:p>
          </table:table-cell>
          <table:table-cell table:formula="of:=[.F3]*25" office:value-type="float" office:value="0" calcext:value-type="float">
            <text:p>0</text:p>
          </table:table-cell>
          <table:table-cell table:formula="of:=[.G3]*25" office:value-type="float" office:value="-70.598926025" calcext:value-type="float">
            <text:p>-70,598926025</text:p>
          </table:table-cell>
          <table:table-cell/>
          <table:table-cell table:formula="of:=[.I3]*0.067" office:value-type="float" office:value="3.3609578835" calcext:value-type="float">
            <text:p>3,3609578835</text:p>
          </table:table-cell>
          <table:table-cell table:formula="of:=[.J3]*0.067" office:value-type="float" office:value="0" calcext:value-type="float">
            <text:p>0</text:p>
          </table:table-cell>
          <table:table-cell table:formula="of:=[.K3]*0.067" office:value-type="float" office:value="-4.730128043675" calcext:value-type="float">
            <text:p>-4,73012804367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1.684504238" calcext:value-type="float">
            <text:p>1,684504238</text:p>
          </table:table-cell>
          <table:table-cell office:value-type="float" office:value="0" calcext:value-type="float">
            <text:p>0</text:p>
          </table:table-cell>
          <table:table-cell office:value-type="float" office:value="-0.731716087" calcext:value-type="float">
            <text:p>-0,731716087</text:p>
          </table:table-cell>
          <table:table-cell/>
          <table:table-cell table:formula="of:=[.E4]*25" office:value-type="float" office:value="42.11260595" calcext:value-type="float">
            <text:p>42,11260595</text:p>
          </table:table-cell>
          <table:table-cell table:formula="of:=[.F4]*25" office:value-type="float" office:value="0" calcext:value-type="float">
            <text:p>0</text:p>
          </table:table-cell>
          <table:table-cell table:formula="of:=[.G4]*25" office:value-type="float" office:value="-18.292902175" calcext:value-type="float">
            <text:p>-18,292902175</text:p>
          </table:table-cell>
          <table:table-cell/>
          <table:table-cell table:formula="of:=[.I4]*0.067" office:value-type="float" office:value="2.82154459865" calcext:value-type="float">
            <text:p>2,82154459865</text:p>
          </table:table-cell>
          <table:table-cell table:formula="of:=[.J4]*0.067" office:value-type="float" office:value="0" calcext:value-type="float">
            <text:p>0</text:p>
          </table:table-cell>
          <table:table-cell table:formula="of:=[.K4]*0.067" office:value-type="float" office:value="-1.225624445725" calcext:value-type="float">
            <text:p>-1,22562444572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-1.612377199" calcext:value-type="float">
            <text:p>-1,612377199</text:p>
          </table:table-cell>
          <table:table-cell office:value-type="float" office:value="0" calcext:value-type="float">
            <text:p>0</text:p>
          </table:table-cell>
          <table:table-cell office:value-type="float" office:value="-0.733484899" calcext:value-type="float">
            <text:p>-0,733484899</text:p>
          </table:table-cell>
          <table:table-cell/>
          <table:table-cell table:formula="of:=[.E5]*25" office:value-type="float" office:value="-40.309429975" calcext:value-type="float">
            <text:p>-40,309429975</text:p>
          </table:table-cell>
          <table:table-cell table:formula="of:=[.F5]*25" office:value-type="float" office:value="0" calcext:value-type="float">
            <text:p>0</text:p>
          </table:table-cell>
          <table:table-cell table:formula="of:=[.G5]*25" office:value-type="float" office:value="-18.337122475" calcext:value-type="float">
            <text:p>-18,337122475</text:p>
          </table:table-cell>
          <table:table-cell/>
          <table:table-cell table:formula="of:=[.I5]*0.067" office:value-type="float" office:value="-2.700731808325" calcext:value-type="float">
            <text:p>-2,700731808325</text:p>
          </table:table-cell>
          <table:table-cell table:formula="of:=[.J5]*0.067" office:value-type="float" office:value="0" calcext:value-type="float">
            <text:p>0</text:p>
          </table:table-cell>
          <table:table-cell table:formula="of:=[.K5]*0.067" office:value-type="float" office:value="-1.228587205825" calcext:value-type="float">
            <text:p>-1,22858720582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2.019264914" calcext:value-type="float">
            <text:p>-2,019264914</text:p>
          </table:table-cell>
          <table:table-cell office:value-type="float" office:value="0" calcext:value-type="float">
            <text:p>0</text:p>
          </table:table-cell>
          <table:table-cell office:value-type="float" office:value="-2.091549624" calcext:value-type="float">
            <text:p>-2,091549624</text:p>
          </table:table-cell>
          <table:table-cell/>
          <table:table-cell table:formula="of:=[.E6]*25" office:value-type="float" office:value="-50.48162285" calcext:value-type="float">
            <text:p>-50,48162285</text:p>
          </table:table-cell>
          <table:table-cell table:formula="of:=[.F6]*25" office:value-type="float" office:value="0" calcext:value-type="float">
            <text:p>0</text:p>
          </table:table-cell>
          <table:table-cell table:formula="of:=[.G6]*25" office:value-type="float" office:value="-52.2887406" calcext:value-type="float">
            <text:p>-52,2887406</text:p>
          </table:table-cell>
          <table:table-cell/>
          <table:table-cell table:formula="of:=[.I6]*0.067" office:value-type="float" office:value="-3.38226873095" calcext:value-type="float">
            <text:p>-3,38226873095</text:p>
          </table:table-cell>
          <table:table-cell table:formula="of:=[.J6]*0.067" office:value-type="float" office:value="0" calcext:value-type="float">
            <text:p>0</text:p>
          </table:table-cell>
          <table:table-cell table:formula="of:=[.K6]*0.067" office:value-type="float" office:value="-3.5033456202" calcext:value-type="float">
            <text:p>-3,503345620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0.797646607" calcext:value-type="float">
            <text:p>-0,797646607</text:p>
          </table:table-cell>
          <table:table-cell office:value-type="float" office:value="0" calcext:value-type="float">
            <text:p>0</text:p>
          </table:table-cell>
          <table:table-cell office:value-type="float" office:value="-2.026557054" calcext:value-type="float">
            <text:p>-2,026557054</text:p>
          </table:table-cell>
          <table:table-cell/>
          <table:table-cell table:formula="of:=[.E7]*25" office:value-type="float" office:value="-19.941165175" calcext:value-type="float">
            <text:p>-19,941165175</text:p>
          </table:table-cell>
          <table:table-cell table:formula="of:=[.F7]*25" office:value-type="float" office:value="0" calcext:value-type="float">
            <text:p>0</text:p>
          </table:table-cell>
          <table:table-cell table:formula="of:=[.G7]*25" office:value-type="float" office:value="-50.66392635" calcext:value-type="float">
            <text:p>-50,66392635</text:p>
          </table:table-cell>
          <table:table-cell/>
          <table:table-cell table:formula="of:=[.I7]*0.067" office:value-type="float" office:value="-1.336058066725" calcext:value-type="float">
            <text:p>-1,336058066725</text:p>
          </table:table-cell>
          <table:table-cell table:formula="of:=[.J7]*0.067" office:value-type="float" office:value="0" calcext:value-type="float">
            <text:p>0</text:p>
          </table:table-cell>
          <table:table-cell table:formula="of:=[.K7]*0.067" office:value-type="float" office:value="-3.39448306545" calcext:value-type="float">
            <text:p>-3,3944830654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0.955210956" calcext:value-type="float">
            <text:p>-0,955210956</text:p>
          </table:table-cell>
          <table:table-cell office:value-type="float" office:value="0" calcext:value-type="float">
            <text:p>0</text:p>
          </table:table-cell>
          <table:table-cell office:value-type="float" office:value="-2.126348515" calcext:value-type="float">
            <text:p>-2,126348515</text:p>
          </table:table-cell>
          <table:table-cell/>
          <table:table-cell table:formula="of:=[.E8]*25" office:value-type="float" office:value="-23.8802739" calcext:value-type="float">
            <text:p>-23,8802739</text:p>
          </table:table-cell>
          <table:table-cell table:formula="of:=[.F8]*25" office:value-type="float" office:value="0" calcext:value-type="float">
            <text:p>0</text:p>
          </table:table-cell>
          <table:table-cell table:formula="of:=[.G8]*25" office:value-type="float" office:value="-53.158712875" calcext:value-type="float">
            <text:p>-53,158712875</text:p>
          </table:table-cell>
          <table:table-cell/>
          <table:table-cell table:formula="of:=[.I8]*0.067" office:value-type="float" office:value="-1.5999783513" calcext:value-type="float">
            <text:p>-1,5999783513</text:p>
          </table:table-cell>
          <table:table-cell table:formula="of:=[.J8]*0.067" office:value-type="float" office:value="0" calcext:value-type="float">
            <text:p>0</text:p>
          </table:table-cell>
          <table:table-cell table:formula="of:=[.K8]*0.067" office:value-type="float" office:value="-3.561633762625" calcext:value-type="float">
            <text:p>-3,56163376262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0.964161124" calcext:value-type="float">
            <text:p>-0,964161124</text:p>
          </table:table-cell>
          <table:table-cell office:value-type="float" office:value="0" calcext:value-type="float">
            <text:p>0</text:p>
          </table:table-cell>
          <table:table-cell office:value-type="float" office:value="-2.563600365" calcext:value-type="float">
            <text:p>-2,563600365</text:p>
          </table:table-cell>
          <table:table-cell/>
          <table:table-cell table:formula="of:=[.E9]*25" office:value-type="float" office:value="-24.1040281" calcext:value-type="float">
            <text:p>-24,1040281</text:p>
          </table:table-cell>
          <table:table-cell table:formula="of:=[.F9]*25" office:value-type="float" office:value="0" calcext:value-type="float">
            <text:p>0</text:p>
          </table:table-cell>
          <table:table-cell table:formula="of:=[.G9]*25" office:value-type="float" office:value="-64.090009125" calcext:value-type="float">
            <text:p>-64,090009125</text:p>
          </table:table-cell>
          <table:table-cell/>
          <table:table-cell table:formula="of:=[.I9]*0.067" office:value-type="float" office:value="-1.6149698827" calcext:value-type="float">
            <text:p>-1,6149698827</text:p>
          </table:table-cell>
          <table:table-cell table:formula="of:=[.J9]*0.067" office:value-type="float" office:value="0" calcext:value-type="float">
            <text:p>0</text:p>
          </table:table-cell>
          <table:table-cell table:formula="of:=[.K9]*0.067" office:value-type="float" office:value="-4.294030611375" calcext:value-type="float">
            <text:p>-4,29403061137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0.674750881" calcext:value-type="float">
            <text:p>-0,674750881</text:p>
          </table:table-cell>
          <table:table-cell office:value-type="float" office:value="0" calcext:value-type="float">
            <text:p>0</text:p>
          </table:table-cell>
          <table:table-cell office:value-type="float" office:value="-2.470579678" calcext:value-type="float">
            <text:p>-2,470579678</text:p>
          </table:table-cell>
          <table:table-cell/>
          <table:table-cell table:formula="of:=[.E10]*25" office:value-type="float" office:value="-16.868772025" calcext:value-type="float">
            <text:p>-16,868772025</text:p>
          </table:table-cell>
          <table:table-cell table:formula="of:=[.F10]*25" office:value-type="float" office:value="0" calcext:value-type="float">
            <text:p>0</text:p>
          </table:table-cell>
          <table:table-cell table:formula="of:=[.G10]*25" office:value-type="float" office:value="-61.76449195" calcext:value-type="float">
            <text:p>-61,76449195</text:p>
          </table:table-cell>
          <table:table-cell/>
          <table:table-cell table:formula="of:=[.I10]*0.067" office:value-type="float" office:value="-1.130207725675" calcext:value-type="float">
            <text:p>-1,130207725675</text:p>
          </table:table-cell>
          <table:table-cell table:formula="of:=[.J10]*0.067" office:value-type="float" office:value="0" calcext:value-type="float">
            <text:p>0</text:p>
          </table:table-cell>
          <table:table-cell table:formula="of:=[.K10]*0.067" office:value-type="float" office:value="-4.13822096065" calcext:value-type="float">
            <text:p>-4,1382209606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0.989616412" calcext:value-type="float">
            <text:p>-0,989616412</text:p>
          </table:table-cell>
          <table:table-cell office:value-type="float" office:value="0" calcext:value-type="float">
            <text:p>0</text:p>
          </table:table-cell>
          <table:table-cell office:value-type="float" office:value="-2.613384823" calcext:value-type="float">
            <text:p>-2,613384823</text:p>
          </table:table-cell>
          <table:table-cell/>
          <table:table-cell table:formula="of:=[.E11]*25" office:value-type="float" office:value="-24.7404103" calcext:value-type="float">
            <text:p>-24,7404103</text:p>
          </table:table-cell>
          <table:table-cell table:formula="of:=[.F11]*25" office:value-type="float" office:value="0" calcext:value-type="float">
            <text:p>0</text:p>
          </table:table-cell>
          <table:table-cell table:formula="of:=[.G11]*25" office:value-type="float" office:value="-65.334620575" calcext:value-type="float">
            <text:p>-65,334620575</text:p>
          </table:table-cell>
          <table:table-cell/>
          <table:table-cell table:formula="of:=[.I11]*0.067" office:value-type="float" office:value="-1.6576074901" calcext:value-type="float">
            <text:p>-1,6576074901</text:p>
          </table:table-cell>
          <table:table-cell table:formula="of:=[.J11]*0.067" office:value-type="float" office:value="0" calcext:value-type="float">
            <text:p>0</text:p>
          </table:table-cell>
          <table:table-cell table:formula="of:=[.K11]*0.067" office:value-type="float" office:value="-4.377419578525" calcext:value-type="float">
            <text:p>-4,377419578525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0.987436684" calcext:value-type="float">
            <text:p>-0,987436684</text:p>
          </table:table-cell>
          <table:table-cell office:value-type="float" office:value="0" calcext:value-type="float">
            <text:p>0</text:p>
          </table:table-cell>
          <table:table-cell office:value-type="float" office:value="-3.075902534" calcext:value-type="float">
            <text:p>-3,075902534</text:p>
          </table:table-cell>
          <table:table-cell/>
          <table:table-cell table:formula="of:=[.E12]*25" office:value-type="float" office:value="-24.6859171" calcext:value-type="float">
            <text:p>-24,6859171</text:p>
          </table:table-cell>
          <table:table-cell table:formula="of:=[.F12]*25" office:value-type="float" office:value="0" calcext:value-type="float">
            <text:p>0</text:p>
          </table:table-cell>
          <table:table-cell table:formula="of:=[.G12]*25" office:value-type="float" office:value="-76.89756335" calcext:value-type="float">
            <text:p>-76,89756335</text:p>
          </table:table-cell>
          <table:table-cell/>
          <table:table-cell table:formula="of:=[.I12]*0.067" office:value-type="float" office:value="-1.6539564457" calcext:value-type="float">
            <text:p>-1,6539564457</text:p>
          </table:table-cell>
          <table:table-cell table:formula="of:=[.J12]*0.067" office:value-type="float" office:value="0" calcext:value-type="float">
            <text:p>0</text:p>
          </table:table-cell>
          <table:table-cell table:formula="of:=[.K12]*0.067" office:value-type="float" office:value="-5.15213674445" calcext:value-type="float">
            <text:p>-5,1521367444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0.606665495" calcext:value-type="float">
            <text:p>-0,606665495</text:p>
          </table:table-cell>
          <table:table-cell office:value-type="float" office:value="0" calcext:value-type="float">
            <text:p>0</text:p>
          </table:table-cell>
          <table:table-cell office:value-type="float" office:value="-3.139738182" calcext:value-type="float">
            <text:p>-3,139738182</text:p>
          </table:table-cell>
          <table:table-cell/>
          <table:table-cell table:formula="of:=[.E13]*25" office:value-type="float" office:value="-15.166637375" calcext:value-type="float">
            <text:p>-15,166637375</text:p>
          </table:table-cell>
          <table:table-cell table:formula="of:=[.F13]*25" office:value-type="float" office:value="0" calcext:value-type="float">
            <text:p>0</text:p>
          </table:table-cell>
          <table:table-cell table:formula="of:=[.G13]*25" office:value-type="float" office:value="-78.49345455" calcext:value-type="float">
            <text:p>-78,49345455</text:p>
          </table:table-cell>
          <table:table-cell/>
          <table:table-cell table:formula="of:=[.I13]*0.067" office:value-type="float" office:value="-1.016164704125" calcext:value-type="float">
            <text:p>-1,016164704125</text:p>
          </table:table-cell>
          <table:table-cell table:formula="of:=[.J13]*0.067" office:value-type="float" office:value="0" calcext:value-type="float">
            <text:p>0</text:p>
          </table:table-cell>
          <table:table-cell table:formula="of:=[.K13]*0.067" office:value-type="float" office:value="-5.25906145485" calcext:value-type="float">
            <text:p>-5,2590614548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0.619885533" calcext:value-type="float">
            <text:p>-0,619885533</text:p>
          </table:table-cell>
          <table:table-cell office:value-type="float" office:value="0" calcext:value-type="float">
            <text:p>0</text:p>
          </table:table-cell>
          <table:table-cell office:value-type="float" office:value="-3.198177745" calcext:value-type="float">
            <text:p>-3,198177745</text:p>
          </table:table-cell>
          <table:table-cell/>
          <table:table-cell table:formula="of:=[.E14]*25" office:value-type="float" office:value="-15.497138325" calcext:value-type="float">
            <text:p>-15,497138325</text:p>
          </table:table-cell>
          <table:table-cell table:formula="of:=[.F14]*25" office:value-type="float" office:value="0" calcext:value-type="float">
            <text:p>0</text:p>
          </table:table-cell>
          <table:table-cell table:formula="of:=[.G14]*25" office:value-type="float" office:value="-79.954443625" calcext:value-type="float">
            <text:p>-79,954443625</text:p>
          </table:table-cell>
          <table:table-cell/>
          <table:table-cell table:formula="of:=[.I14]*0.067" office:value-type="float" office:value="-1.038308267775" calcext:value-type="float">
            <text:p>-1,038308267775</text:p>
          </table:table-cell>
          <table:table-cell table:formula="of:=[.J14]*0.067" office:value-type="float" office:value="0" calcext:value-type="float">
            <text:p>0</text:p>
          </table:table-cell>
          <table:table-cell table:formula="of:=[.K14]*0.067" office:value-type="float" office:value="-5.356947722875" calcext:value-type="float">
            <text:p>-5,35694772287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0.551209017" calcext:value-type="float">
            <text:p>-0,551209017</text:p>
          </table:table-cell>
          <table:table-cell office:value-type="float" office:value="0" calcext:value-type="float">
            <text:p>0</text:p>
          </table:table-cell>
          <table:table-cell office:value-type="float" office:value="-3.419673673" calcext:value-type="float">
            <text:p>-3,419673673</text:p>
          </table:table-cell>
          <table:table-cell/>
          <table:table-cell table:formula="of:=[.E15]*25" office:value-type="float" office:value="-13.780225425" calcext:value-type="float">
            <text:p>-13,780225425</text:p>
          </table:table-cell>
          <table:table-cell table:formula="of:=[.F15]*25" office:value-type="float" office:value="0" calcext:value-type="float">
            <text:p>0</text:p>
          </table:table-cell>
          <table:table-cell table:formula="of:=[.G15]*25" office:value-type="float" office:value="-85.491841825" calcext:value-type="float">
            <text:p>-85,491841825</text:p>
          </table:table-cell>
          <table:table-cell/>
          <table:table-cell table:formula="of:=[.I15]*0.067" office:value-type="float" office:value="-0.923275103475" calcext:value-type="float">
            <text:p>-0,923275103475</text:p>
          </table:table-cell>
          <table:table-cell table:formula="of:=[.J15]*0.067" office:value-type="float" office:value="0" calcext:value-type="float">
            <text:p>0</text:p>
          </table:table-cell>
          <table:table-cell table:formula="of:=[.K15]*0.067" office:value-type="float" office:value="-5.727953402275" calcext:value-type="float">
            <text:p>-5,72795340227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0.218765766" calcext:value-type="float">
            <text:p>-0,218765766</text:p>
          </table:table-cell>
          <table:table-cell office:value-type="float" office:value="0" calcext:value-type="float">
            <text:p>0</text:p>
          </table:table-cell>
          <table:table-cell office:value-type="float" office:value="-3.54345704" calcext:value-type="float">
            <text:p>-3,54345704</text:p>
          </table:table-cell>
          <table:table-cell/>
          <table:table-cell table:formula="of:=[.E16]*25" office:value-type="float" office:value="-5.46914415" calcext:value-type="float">
            <text:p>-5,46914415</text:p>
          </table:table-cell>
          <table:table-cell table:formula="of:=[.F16]*25" office:value-type="float" office:value="0" calcext:value-type="float">
            <text:p>0</text:p>
          </table:table-cell>
          <table:table-cell table:formula="of:=[.G16]*25" office:value-type="float" office:value="-88.586426" calcext:value-type="float">
            <text:p>-88,586426</text:p>
          </table:table-cell>
          <table:table-cell/>
          <table:table-cell table:formula="of:=[.I16]*0.067" office:value-type="float" office:value="-0.36643265805" calcext:value-type="float">
            <text:p>-0,36643265805</text:p>
          </table:table-cell>
          <table:table-cell table:formula="of:=[.J16]*0.067" office:value-type="float" office:value="0" calcext:value-type="float">
            <text:p>0</text:p>
          </table:table-cell>
          <table:table-cell table:formula="of:=[.K16]*0.067" office:value-type="float" office:value="-5.935290542" calcext:value-type="float">
            <text:p>-5,935290542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0.011501623" calcext:value-type="float">
            <text:p>-0,011501623</text:p>
          </table:table-cell>
          <table:table-cell office:value-type="float" office:value="0" calcext:value-type="float">
            <text:p>0</text:p>
          </table:table-cell>
          <table:table-cell office:value-type="float" office:value="-3.559531685" calcext:value-type="float">
            <text:p>-3,559531685</text:p>
          </table:table-cell>
          <table:table-cell/>
          <table:table-cell table:formula="of:=[.E17]*25" office:value-type="float" office:value="-0.287540575" calcext:value-type="float">
            <text:p>-0,287540575</text:p>
          </table:table-cell>
          <table:table-cell table:formula="of:=[.F17]*25" office:value-type="float" office:value="0" calcext:value-type="float">
            <text:p>0</text:p>
          </table:table-cell>
          <table:table-cell table:formula="of:=[.G17]*25" office:value-type="float" office:value="-88.988292125" calcext:value-type="float">
            <text:p>-88,988292125</text:p>
          </table:table-cell>
          <table:table-cell/>
          <table:table-cell table:formula="of:=[.I17]*0.067" office:value-type="float" office:value="-0.019265218525" calcext:value-type="float">
            <text:p>-0,019265218525</text:p>
          </table:table-cell>
          <table:table-cell table:formula="of:=[.J17]*0.067" office:value-type="float" office:value="0" calcext:value-type="float">
            <text:p>0</text:p>
          </table:table-cell>
          <table:table-cell table:formula="of:=[.K17]*0.067" office:value-type="float" office:value="-5.962215572375" calcext:value-type="float">
            <text:p>-5,962215572375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0.066249202" calcext:value-type="float">
            <text:p>0,066249202</text:p>
          </table:table-cell>
          <table:table-cell office:value-type="float" office:value="0" calcext:value-type="float">
            <text:p>0</text:p>
          </table:table-cell>
          <table:table-cell office:value-type="float" office:value="-3.536789768" calcext:value-type="float">
            <text:p>-3,536789768</text:p>
          </table:table-cell>
          <table:table-cell/>
          <table:table-cell table:formula="of:=[.E18]*25" office:value-type="float" office:value="1.65623005" calcext:value-type="float">
            <text:p>1,65623005</text:p>
          </table:table-cell>
          <table:table-cell table:formula="of:=[.F18]*25" office:value-type="float" office:value="0" calcext:value-type="float">
            <text:p>0</text:p>
          </table:table-cell>
          <table:table-cell table:formula="of:=[.G18]*25" office:value-type="float" office:value="-88.4197442" calcext:value-type="float">
            <text:p>-88,4197442</text:p>
          </table:table-cell>
          <table:table-cell/>
          <table:table-cell table:formula="of:=[.I18]*0.067" office:value-type="float" office:value="0.11096741335" calcext:value-type="float">
            <text:p>0,11096741335</text:p>
          </table:table-cell>
          <table:table-cell table:formula="of:=[.J18]*0.067" office:value-type="float" office:value="0" calcext:value-type="float">
            <text:p>0</text:p>
          </table:table-cell>
          <table:table-cell table:formula="of:=[.K18]*0.067" office:value-type="float" office:value="-5.9241228614" calcext:value-type="float">
            <text:p>-5,9241228614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0.212005603" calcext:value-type="float">
            <text:p>0,212005603</text:p>
          </table:table-cell>
          <table:table-cell office:value-type="float" office:value="0" calcext:value-type="float">
            <text:p>0</text:p>
          </table:table-cell>
          <table:table-cell office:value-type="float" office:value="-3.522625511" calcext:value-type="float">
            <text:p>-3,522625511</text:p>
          </table:table-cell>
          <table:table-cell/>
          <table:table-cell table:formula="of:=[.E19]*25" office:value-type="float" office:value="5.300140075" calcext:value-type="float">
            <text:p>5,300140075</text:p>
          </table:table-cell>
          <table:table-cell table:formula="of:=[.F19]*25" office:value-type="float" office:value="0" calcext:value-type="float">
            <text:p>0</text:p>
          </table:table-cell>
          <table:table-cell table:formula="of:=[.G19]*25" office:value-type="float" office:value="-88.065637775" calcext:value-type="float">
            <text:p>-88,065637775</text:p>
          </table:table-cell>
          <table:table-cell/>
          <table:table-cell table:formula="of:=[.I19]*0.067" office:value-type="float" office:value="0.355109385025" calcext:value-type="float">
            <text:p>0,355109385025</text:p>
          </table:table-cell>
          <table:table-cell table:formula="of:=[.J19]*0.067" office:value-type="float" office:value="0" calcext:value-type="float">
            <text:p>0</text:p>
          </table:table-cell>
          <table:table-cell table:formula="of:=[.K19]*0.067" office:value-type="float" office:value="-5.900397730925" calcext:value-type="float">
            <text:p>-5,900397730925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0.538452365" calcext:value-type="float">
            <text:p>0,538452365</text:p>
          </table:table-cell>
          <table:table-cell office:value-type="float" office:value="0" calcext:value-type="float">
            <text:p>0</text:p>
          </table:table-cell>
          <table:table-cell office:value-type="float" office:value="-3.512776331" calcext:value-type="float">
            <text:p>-3,512776331</text:p>
          </table:table-cell>
          <table:table-cell/>
          <table:table-cell table:formula="of:=[.E20]*25" office:value-type="float" office:value="13.461309125" calcext:value-type="float">
            <text:p>13,461309125</text:p>
          </table:table-cell>
          <table:table-cell table:formula="of:=[.F20]*25" office:value-type="float" office:value="0" calcext:value-type="float">
            <text:p>0</text:p>
          </table:table-cell>
          <table:table-cell table:formula="of:=[.G20]*25" office:value-type="float" office:value="-87.819408275" calcext:value-type="float">
            <text:p>-87,819408275</text:p>
          </table:table-cell>
          <table:table-cell/>
          <table:table-cell table:formula="of:=[.I20]*0.067" office:value-type="float" office:value="0.901907711375" calcext:value-type="float">
            <text:p>0,901907711375</text:p>
          </table:table-cell>
          <table:table-cell table:formula="of:=[.J20]*0.067" office:value-type="float" office:value="0" calcext:value-type="float">
            <text:p>0</text:p>
          </table:table-cell>
          <table:table-cell table:formula="of:=[.K20]*0.067" office:value-type="float" office:value="-5.883900354425" calcext:value-type="float">
            <text:p>-5,88390035442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0.779223097" calcext:value-type="float">
            <text:p>0,779223097</text:p>
          </table:table-cell>
          <table:table-cell office:value-type="float" office:value="0" calcext:value-type="float">
            <text:p>0</text:p>
          </table:table-cell>
          <table:table-cell office:value-type="float" office:value="-3.460689035" calcext:value-type="float">
            <text:p>-3,460689035</text:p>
          </table:table-cell>
          <table:table-cell/>
          <table:table-cell table:formula="of:=[.E21]*25" office:value-type="float" office:value="19.480577425" calcext:value-type="float">
            <text:p>19,480577425</text:p>
          </table:table-cell>
          <table:table-cell table:formula="of:=[.F21]*25" office:value-type="float" office:value="0" calcext:value-type="float">
            <text:p>0</text:p>
          </table:table-cell>
          <table:table-cell table:formula="of:=[.G21]*25" office:value-type="float" office:value="-86.517225875" calcext:value-type="float">
            <text:p>-86,517225875</text:p>
          </table:table-cell>
          <table:table-cell/>
          <table:table-cell table:formula="of:=[.I21]*0.067" office:value-type="float" office:value="1.305198687475" calcext:value-type="float">
            <text:p>1,305198687475</text:p>
          </table:table-cell>
          <table:table-cell table:formula="of:=[.J21]*0.067" office:value-type="float" office:value="0" calcext:value-type="float">
            <text:p>0</text:p>
          </table:table-cell>
          <table:table-cell table:formula="of:=[.K21]*0.067" office:value-type="float" office:value="-5.796654133625" calcext:value-type="float">
            <text:p>-5,796654133625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1.001160618" calcext:value-type="float">
            <text:p>1,001160618</text:p>
          </table:table-cell>
          <table:table-cell office:value-type="float" office:value="0" calcext:value-type="float">
            <text:p>0</text:p>
          </table:table-cell>
          <table:table-cell office:value-type="float" office:value="-3.22787541" calcext:value-type="float">
            <text:p>-3,22787541</text:p>
          </table:table-cell>
          <table:table-cell/>
          <table:table-cell table:formula="of:=[.E22]*25" office:value-type="float" office:value="25.02901545" calcext:value-type="float">
            <text:p>25,02901545</text:p>
          </table:table-cell>
          <table:table-cell table:formula="of:=[.F22]*25" office:value-type="float" office:value="0" calcext:value-type="float">
            <text:p>0</text:p>
          </table:table-cell>
          <table:table-cell table:formula="of:=[.G22]*25" office:value-type="float" office:value="-80.69688525" calcext:value-type="float">
            <text:p>-80,69688525</text:p>
          </table:table-cell>
          <table:table-cell/>
          <table:table-cell table:formula="of:=[.I22]*0.067" office:value-type="float" office:value="1.67694403515" calcext:value-type="float">
            <text:p>1,67694403515</text:p>
          </table:table-cell>
          <table:table-cell table:formula="of:=[.J22]*0.067" office:value-type="float" office:value="0" calcext:value-type="float">
            <text:p>0</text:p>
          </table:table-cell>
          <table:table-cell table:formula="of:=[.K22]*0.067" office:value-type="float" office:value="-5.40669131175" calcext:value-type="float">
            <text:p>-5,4066913117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0.877588329" calcext:value-type="float">
            <text:p>0,877588329</text:p>
          </table:table-cell>
          <table:table-cell office:value-type="float" office:value="0" calcext:value-type="float">
            <text:p>0</text:p>
          </table:table-cell>
          <table:table-cell office:value-type="float" office:value="-2.769403137" calcext:value-type="float">
            <text:p>-2,769403137</text:p>
          </table:table-cell>
          <table:table-cell/>
          <table:table-cell table:formula="of:=[.E23]*25" office:value-type="float" office:value="21.939708225" calcext:value-type="float">
            <text:p>21,939708225</text:p>
          </table:table-cell>
          <table:table-cell table:formula="of:=[.F23]*25" office:value-type="float" office:value="0" calcext:value-type="float">
            <text:p>0</text:p>
          </table:table-cell>
          <table:table-cell table:formula="of:=[.G23]*25" office:value-type="float" office:value="-69.235078425" calcext:value-type="float">
            <text:p>-69,235078425</text:p>
          </table:table-cell>
          <table:table-cell/>
          <table:table-cell table:formula="of:=[.I23]*0.067" office:value-type="float" office:value="1.469960451075" calcext:value-type="float">
            <text:p>1,469960451075</text:p>
          </table:table-cell>
          <table:table-cell table:formula="of:=[.J23]*0.067" office:value-type="float" office:value="0" calcext:value-type="float">
            <text:p>0</text:p>
          </table:table-cell>
          <table:table-cell table:formula="of:=[.K23]*0.067" office:value-type="float" office:value="-4.638750254475" calcext:value-type="float">
            <text:p>-4,638750254475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0.572556156" calcext:value-type="float">
            <text:p>0,572556156</text:p>
          </table:table-cell>
          <table:table-cell office:value-type="float" office:value="0" calcext:value-type="float">
            <text:p>0</text:p>
          </table:table-cell>
          <table:table-cell office:value-type="float" office:value="-2.745321006" calcext:value-type="float">
            <text:p>-2,745321006</text:p>
          </table:table-cell>
          <table:table-cell/>
          <table:table-cell table:formula="of:=[.E24]*25" office:value-type="float" office:value="14.3139039" calcext:value-type="float">
            <text:p>14,3139039</text:p>
          </table:table-cell>
          <table:table-cell table:formula="of:=[.F24]*25" office:value-type="float" office:value="0" calcext:value-type="float">
            <text:p>0</text:p>
          </table:table-cell>
          <table:table-cell table:formula="of:=[.G24]*25" office:value-type="float" office:value="-68.63302515" calcext:value-type="float">
            <text:p>-68,63302515</text:p>
          </table:table-cell>
          <table:table-cell/>
          <table:table-cell table:formula="of:=[.I24]*0.067" office:value-type="float" office:value="0.9590315613" calcext:value-type="float">
            <text:p>0,9590315613</text:p>
          </table:table-cell>
          <table:table-cell table:formula="of:=[.J24]*0.067" office:value-type="float" office:value="0" calcext:value-type="float">
            <text:p>0</text:p>
          </table:table-cell>
          <table:table-cell table:formula="of:=[.K24]*0.067" office:value-type="float" office:value="-4.59841268505" calcext:value-type="float">
            <text:p>-4,5984126850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1.036694678" calcext:value-type="float">
            <text:p>1,036694678</text:p>
          </table:table-cell>
          <table:table-cell office:value-type="float" office:value="0" calcext:value-type="float">
            <text:p>0</text:p>
          </table:table-cell>
          <table:table-cell office:value-type="float" office:value="-2.577185586" calcext:value-type="float">
            <text:p>-2,577185586</text:p>
          </table:table-cell>
          <table:table-cell/>
          <table:table-cell table:formula="of:=[.E25]*25" office:value-type="float" office:value="25.91736695" calcext:value-type="float">
            <text:p>25,91736695</text:p>
          </table:table-cell>
          <table:table-cell table:formula="of:=[.F25]*25" office:value-type="float" office:value="0" calcext:value-type="float">
            <text:p>0</text:p>
          </table:table-cell>
          <table:table-cell table:formula="of:=[.G25]*25" office:value-type="float" office:value="-64.42963965" calcext:value-type="float">
            <text:p>-64,42963965</text:p>
          </table:table-cell>
          <table:table-cell/>
          <table:table-cell table:formula="of:=[.I25]*0.067" office:value-type="float" office:value="1.73646358565" calcext:value-type="float">
            <text:p>1,73646358565</text:p>
          </table:table-cell>
          <table:table-cell table:formula="of:=[.J25]*0.067" office:value-type="float" office:value="0" calcext:value-type="float">
            <text:p>0</text:p>
          </table:table-cell>
          <table:table-cell table:formula="of:=[.K25]*0.067" office:value-type="float" office:value="-4.31678585655" calcext:value-type="float">
            <text:p>-4,3167858565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0.994759161" calcext:value-type="float">
            <text:p>0,994759161</text:p>
          </table:table-cell>
          <table:table-cell office:value-type="float" office:value="0" calcext:value-type="float">
            <text:p>0</text:p>
          </table:table-cell>
          <table:table-cell office:value-type="float" office:value="-1.987791341" calcext:value-type="float">
            <text:p>-1,987791341</text:p>
          </table:table-cell>
          <table:table-cell/>
          <table:table-cell table:formula="of:=[.E26]*25" office:value-type="float" office:value="24.868979025" calcext:value-type="float">
            <text:p>24,868979025</text:p>
          </table:table-cell>
          <table:table-cell table:formula="of:=[.F26]*25" office:value-type="float" office:value="0" calcext:value-type="float">
            <text:p>0</text:p>
          </table:table-cell>
          <table:table-cell table:formula="of:=[.G26]*25" office:value-type="float" office:value="-49.694783525" calcext:value-type="float">
            <text:p>-49,694783525</text:p>
          </table:table-cell>
          <table:table-cell/>
          <table:table-cell table:formula="of:=[.I26]*0.067" office:value-type="float" office:value="1.666221594675" calcext:value-type="float">
            <text:p>1,666221594675</text:p>
          </table:table-cell>
          <table:table-cell table:formula="of:=[.J26]*0.067" office:value-type="float" office:value="0" calcext:value-type="float">
            <text:p>0</text:p>
          </table:table-cell>
          <table:table-cell table:formula="of:=[.K26]*0.067" office:value-type="float" office:value="-3.329550496175" calcext:value-type="float">
            <text:p>-3,329550496175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0.442170333" calcext:value-type="float">
            <text:p>0,442170333</text:p>
          </table:table-cell>
          <table:table-cell office:value-type="float" office:value="0" calcext:value-type="float">
            <text:p>0</text:p>
          </table:table-cell>
          <table:table-cell office:value-type="float" office:value="-2.239282725" calcext:value-type="float">
            <text:p>-2,239282725</text:p>
          </table:table-cell>
          <table:table-cell/>
          <table:table-cell table:formula="of:=[.E27]*25" office:value-type="float" office:value="11.054258325" calcext:value-type="float">
            <text:p>11,054258325</text:p>
          </table:table-cell>
          <table:table-cell table:formula="of:=[.F27]*25" office:value-type="float" office:value="0" calcext:value-type="float">
            <text:p>0</text:p>
          </table:table-cell>
          <table:table-cell table:formula="of:=[.G27]*25" office:value-type="float" office:value="-55.982068125" calcext:value-type="float">
            <text:p>-55,982068125</text:p>
          </table:table-cell>
          <table:table-cell/>
          <table:table-cell table:formula="of:=[.I27]*0.067" office:value-type="float" office:value="0.740635307775" calcext:value-type="float">
            <text:p>0,740635307775</text:p>
          </table:table-cell>
          <table:table-cell table:formula="of:=[.J27]*0.067" office:value-type="float" office:value="0" calcext:value-type="float">
            <text:p>0</text:p>
          </table:table-cell>
          <table:table-cell table:formula="of:=[.K27]*0.067" office:value-type="float" office:value="-3.750798564375" calcext:value-type="float">
            <text:p>-3,75079856437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1.144862976" calcext:value-type="float">
            <text:p>1,144862976</text:p>
          </table:table-cell>
          <table:table-cell office:value-type="float" office:value="0" calcext:value-type="float">
            <text:p>0</text:p>
          </table:table-cell>
          <table:table-cell office:value-type="float" office:value="-2.178091192" calcext:value-type="float">
            <text:p>-2,178091192</text:p>
          </table:table-cell>
          <table:table-cell/>
          <table:table-cell table:formula="of:=[.E28]*25" office:value-type="float" office:value="28.6215744" calcext:value-type="float">
            <text:p>28,6215744</text:p>
          </table:table-cell>
          <table:table-cell table:formula="of:=[.F28]*25" office:value-type="float" office:value="0" calcext:value-type="float">
            <text:p>0</text:p>
          </table:table-cell>
          <table:table-cell table:formula="of:=[.G28]*25" office:value-type="float" office:value="-54.4522798" calcext:value-type="float">
            <text:p>-54,4522798</text:p>
          </table:table-cell>
          <table:table-cell/>
          <table:table-cell table:formula="of:=[.I28]*0.067" office:value-type="float" office:value="1.9176454848" calcext:value-type="float">
            <text:p>1,9176454848</text:p>
          </table:table-cell>
          <table:table-cell table:formula="of:=[.J28]*0.067" office:value-type="float" office:value="0" calcext:value-type="float">
            <text:p>0</text:p>
          </table:table-cell>
          <table:table-cell table:formula="of:=[.K28]*0.067" office:value-type="float" office:value="-3.6483027466" calcext:value-type="float">
            <text:p>-3,6483027466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1.079225141" calcext:value-type="float">
            <text:p>1,079225141</text:p>
          </table:table-cell>
          <table:table-cell office:value-type="float" office:value="0" calcext:value-type="float">
            <text:p>0</text:p>
          </table:table-cell>
          <table:table-cell office:value-type="float" office:value="-1.315396464" calcext:value-type="float">
            <text:p>-1,315396464</text:p>
          </table:table-cell>
          <table:table-cell/>
          <table:table-cell table:formula="of:=[.E29]*25" office:value-type="float" office:value="26.980628525" calcext:value-type="float">
            <text:p>26,980628525</text:p>
          </table:table-cell>
          <table:table-cell table:formula="of:=[.F29]*25" office:value-type="float" office:value="0" calcext:value-type="float">
            <text:p>0</text:p>
          </table:table-cell>
          <table:table-cell table:formula="of:=[.G29]*25" office:value-type="float" office:value="-32.8849116" calcext:value-type="float">
            <text:p>-32,8849116</text:p>
          </table:table-cell>
          <table:table-cell/>
          <table:table-cell table:formula="of:=[.I29]*0.067" office:value-type="float" office:value="1.807702111175" calcext:value-type="float">
            <text:p>1,807702111175</text:p>
          </table:table-cell>
          <table:table-cell table:formula="of:=[.J29]*0.067" office:value-type="float" office:value="0" calcext:value-type="float">
            <text:p>0</text:p>
          </table:table-cell>
          <table:table-cell table:formula="of:=[.K29]*0.067" office:value-type="float" office:value="-2.2032890772" calcext:value-type="float">
            <text:p>-2,2032890772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0.132706897" calcext:value-type="float">
            <text:p>0,132706897</text:p>
          </table:table-cell>
          <table:table-cell office:value-type="float" office:value="0" calcext:value-type="float">
            <text:p>0</text:p>
          </table:table-cell>
          <table:table-cell office:value-type="float" office:value="-1.819488819" calcext:value-type="float">
            <text:p>-1,819488819</text:p>
          </table:table-cell>
          <table:table-cell/>
          <table:table-cell table:formula="of:=[.E30]*25" office:value-type="float" office:value="3.317672425" calcext:value-type="float">
            <text:p>3,317672425</text:p>
          </table:table-cell>
          <table:table-cell table:formula="of:=[.F30]*25" office:value-type="float" office:value="0" calcext:value-type="float">
            <text:p>0</text:p>
          </table:table-cell>
          <table:table-cell table:formula="of:=[.G30]*25" office:value-type="float" office:value="-45.487220475" calcext:value-type="float">
            <text:p>-45,487220475</text:p>
          </table:table-cell>
          <table:table-cell/>
          <table:table-cell table:formula="of:=[.I30]*0.067" office:value-type="float" office:value="0.222284052475" calcext:value-type="float">
            <text:p>0,222284052475</text:p>
          </table:table-cell>
          <table:table-cell table:formula="of:=[.J30]*0.067" office:value-type="float" office:value="0" calcext:value-type="float">
            <text:p>0</text:p>
          </table:table-cell>
          <table:table-cell table:formula="of:=[.K30]*0.067" office:value-type="float" office:value="-3.047643771825" calcext:value-type="float">
            <text:p>-3,04764377182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6" calcext:value-type="float">
            <text:p>-1,86</text:p>
          </table:table-cell>
          <table:table-cell/>
          <table:table-cell table:formula="of:=[.E31]*25" office:value-type="float" office:value="0" calcext:value-type="float">
            <text:p>0</text:p>
          </table:table-cell>
          <table:table-cell table:formula="of:=[.F31]*25" office:value-type="float" office:value="0" calcext:value-type="float">
            <text:p>0</text:p>
          </table:table-cell>
          <table:table-cell table:formula="of:=[.G31]*25" office:value-type="float" office:value="-46.5" calcext:value-type="float">
            <text:p>-46,5</text:p>
          </table:table-cell>
          <table:table-cell/>
          <table:table-cell table:formula="of:=[.I31]*0.067" office:value-type="float" office:value="0" calcext:value-type="float">
            <text:p>0</text:p>
          </table:table-cell>
          <table:table-cell table:formula="of:=[.J31]*0.067" office:value-type="float" office:value="0" calcext:value-type="float">
            <text:p>0</text:p>
          </table:table-cell>
          <table:table-cell table:formula="of:=[.K31]*0.067" office:value-type="float" office:value="-3.1155" calcext:value-type="float">
            <text:p>-3,115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0" calcext:value-type="float">
            <text:p>0</text:p>
          </table:table-cell>
          <table:table-cell office:value-type="float" office:value="0.103146409" calcext:value-type="float">
            <text:p>0,103146409</text:p>
          </table:table-cell>
          <table:table-cell office:value-type="float" office:value="-2.294735321" calcext:value-type="float">
            <text:p>-2,294735321</text:p>
          </table:table-cell>
          <table:table-cell/>
          <table:table-cell table:formula="of:=[.E32]*25" office:value-type="float" office:value="0" calcext:value-type="float">
            <text:p>0</text:p>
          </table:table-cell>
          <table:table-cell table:formula="of:=[.F32]*25" office:value-type="float" office:value="2.578660225" calcext:value-type="float">
            <text:p>2,578660225</text:p>
          </table:table-cell>
          <table:table-cell table:formula="of:=[.G32]*25" office:value-type="float" office:value="-57.368383025" calcext:value-type="float">
            <text:p>-57,368383025</text:p>
          </table:table-cell>
          <table:table-cell/>
          <table:table-cell table:formula="of:=[.I32]*0.067" office:value-type="float" office:value="0" calcext:value-type="float">
            <text:p>0</text:p>
          </table:table-cell>
          <table:table-cell table:formula="of:=[.J32]*0.067" office:value-type="float" office:value="0.172770235075" calcext:value-type="float">
            <text:p>0,172770235075</text:p>
          </table:table-cell>
          <table:table-cell table:formula="of:=[.K32]*0.067" office:value-type="float" office:value="-3.843681662675" calcext:value-type="float">
            <text:p>-3,8436816626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-0.183479271" calcext:value-type="float">
            <text:p>-0,183479271</text:p>
          </table:table-cell>
          <table:table-cell office:value-type="float" office:value="0.082675901" calcext:value-type="float">
            <text:p>0,082675901</text:p>
          </table:table-cell>
          <table:table-cell office:value-type="float" office:value="-2.306534806" calcext:value-type="float">
            <text:p>-2,306534806</text:p>
          </table:table-cell>
          <table:table-cell/>
          <table:table-cell table:formula="of:=[.E33]*25" office:value-type="float" office:value="-4.586981775" calcext:value-type="float">
            <text:p>-4,586981775</text:p>
          </table:table-cell>
          <table:table-cell table:formula="of:=[.F33]*25" office:value-type="float" office:value="2.066897525" calcext:value-type="float">
            <text:p>2,066897525</text:p>
          </table:table-cell>
          <table:table-cell table:formula="of:=[.G33]*25" office:value-type="float" office:value="-57.66337015" calcext:value-type="float">
            <text:p>-57,66337015</text:p>
          </table:table-cell>
          <table:table-cell/>
          <table:table-cell table:formula="of:=[.I33]*0.067" office:value-type="float" office:value="-0.307327778925" calcext:value-type="float">
            <text:p>-0,307327778925</text:p>
          </table:table-cell>
          <table:table-cell table:formula="of:=[.J33]*0.067" office:value-type="float" office:value="0.138482134175" calcext:value-type="float">
            <text:p>0,138482134175</text:p>
          </table:table-cell>
          <table:table-cell table:formula="of:=[.K33]*0.067" office:value-type="float" office:value="-3.86344580005" calcext:value-type="float">
            <text:p>-3,8634458000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0.060310172" calcext:value-type="float">
            <text:p>-0,060310172</text:p>
          </table:table-cell>
          <table:table-cell office:value-type="float" office:value="-0.365945547" calcext:value-type="float">
            <text:p>-0,365945547</text:p>
          </table:table-cell>
          <table:table-cell office:value-type="float" office:value="-2.443998409" calcext:value-type="float">
            <text:p>-2,443998409</text:p>
          </table:table-cell>
          <table:table-cell/>
          <table:table-cell table:formula="of:=[.E34]*25" office:value-type="float" office:value="-1.5077543" calcext:value-type="float">
            <text:p>-1,5077543</text:p>
          </table:table-cell>
          <table:table-cell table:formula="of:=[.F34]*25" office:value-type="float" office:value="-9.148638675" calcext:value-type="float">
            <text:p>-9,148638675</text:p>
          </table:table-cell>
          <table:table-cell table:formula="of:=[.G34]*25" office:value-type="float" office:value="-61.099960225" calcext:value-type="float">
            <text:p>-61,099960225</text:p>
          </table:table-cell>
          <table:table-cell/>
          <table:table-cell table:formula="of:=[.I34]*0.067" office:value-type="float" office:value="-0.1010195381" calcext:value-type="float">
            <text:p>-0,1010195381</text:p>
          </table:table-cell>
          <table:table-cell table:formula="of:=[.J34]*0.067" office:value-type="float" office:value="-0.612958791225" calcext:value-type="float">
            <text:p>-0,612958791225</text:p>
          </table:table-cell>
          <table:table-cell table:formula="of:=[.K34]*0.067" office:value-type="float" office:value="-4.093697335075" calcext:value-type="float">
            <text:p>-4,09369733507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0.132867799" calcext:value-type="float">
            <text:p>-0,132867799</text:p>
          </table:table-cell>
          <table:table-cell office:value-type="float" office:value="-2.195866126" calcext:value-type="float">
            <text:p>-2,195866126</text:p>
          </table:table-cell>
          <table:table-cell office:value-type="float" office:value="-2.095813705" calcext:value-type="float">
            <text:p>-2,095813705</text:p>
          </table:table-cell>
          <table:table-cell/>
          <table:table-cell table:formula="of:=[.E35]*25" office:value-type="float" office:value="-3.321694975" calcext:value-type="float">
            <text:p>-3,321694975</text:p>
          </table:table-cell>
          <table:table-cell table:formula="of:=[.F35]*25" office:value-type="float" office:value="-54.89665315" calcext:value-type="float">
            <text:p>-54,89665315</text:p>
          </table:table-cell>
          <table:table-cell table:formula="of:=[.G35]*25" office:value-type="float" office:value="-52.395342625" calcext:value-type="float">
            <text:p>-52,395342625</text:p>
          </table:table-cell>
          <table:table-cell/>
          <table:table-cell table:formula="of:=[.I35]*0.067" office:value-type="float" office:value="-0.222553563325" calcext:value-type="float">
            <text:p>-0,222553563325</text:p>
          </table:table-cell>
          <table:table-cell table:formula="of:=[.J35]*0.067" office:value-type="float" office:value="-3.67807576105" calcext:value-type="float">
            <text:p>-3,67807576105</text:p>
          </table:table-cell>
          <table:table-cell table:formula="of:=[.K35]*0.067" office:value-type="float" office:value="-3.510487955875" calcext:value-type="float">
            <text:p>-3,51048795587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1.265901216" calcext:value-type="float">
            <text:p>-1,265901216</text:p>
          </table:table-cell>
          <table:table-cell office:value-type="float" office:value="-2.534198128" calcext:value-type="float">
            <text:p>-2,534198128</text:p>
          </table:table-cell>
          <table:table-cell office:value-type="float" office:value="-2.266822166" calcext:value-type="float">
            <text:p>-2,266822166</text:p>
          </table:table-cell>
          <table:table-cell/>
          <table:table-cell table:formula="of:=[.E36]*25" office:value-type="float" office:value="-31.6475304" calcext:value-type="float">
            <text:p>-31,6475304</text:p>
          </table:table-cell>
          <table:table-cell table:formula="of:=[.F36]*25" office:value-type="float" office:value="-63.3549532" calcext:value-type="float">
            <text:p>-63,3549532</text:p>
          </table:table-cell>
          <table:table-cell table:formula="of:=[.G36]*25" office:value-type="float" office:value="-56.67055415" calcext:value-type="float">
            <text:p>-56,67055415</text:p>
          </table:table-cell>
          <table:table-cell/>
          <table:table-cell table:formula="of:=[.I36]*0.067" office:value-type="float" office:value="-2.1203845368" calcext:value-type="float">
            <text:p>-2,1203845368</text:p>
          </table:table-cell>
          <table:table-cell table:formula="of:=[.J36]*0.067" office:value-type="float" office:value="-4.2447818644" calcext:value-type="float">
            <text:p>-4,2447818644</text:p>
          </table:table-cell>
          <table:table-cell table:formula="of:=[.K36]*0.067" office:value-type="float" office:value="-3.79692712805" calcext:value-type="float">
            <text:p>-3,7969271280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1.367555635" calcext:value-type="float">
            <text:p>-1,367555635</text:p>
          </table:table-cell>
          <table:table-cell office:value-type="float" office:value="-2.02210005" calcext:value-type="float">
            <text:p>-2,02210005</text:p>
          </table:table-cell>
          <table:table-cell office:value-type="float" office:value="-3.071751415" calcext:value-type="float">
            <text:p>-3,071751415</text:p>
          </table:table-cell>
          <table:table-cell/>
          <table:table-cell table:formula="of:=[.E37]*25" office:value-type="float" office:value="-34.188890875" calcext:value-type="float">
            <text:p>-34,188890875</text:p>
          </table:table-cell>
          <table:table-cell table:formula="of:=[.F37]*25" office:value-type="float" office:value="-50.55250125" calcext:value-type="float">
            <text:p>-50,55250125</text:p>
          </table:table-cell>
          <table:table-cell table:formula="of:=[.G37]*25" office:value-type="float" office:value="-76.793785375" calcext:value-type="float">
            <text:p>-76,793785375</text:p>
          </table:table-cell>
          <table:table-cell/>
          <table:table-cell table:formula="of:=[.I37]*0.067" office:value-type="float" office:value="-2.290655688625" calcext:value-type="float">
            <text:p>-2,290655688625</text:p>
          </table:table-cell>
          <table:table-cell table:formula="of:=[.J37]*0.067" office:value-type="float" office:value="-3.38701758375" calcext:value-type="float">
            <text:p>-3,38701758375</text:p>
          </table:table-cell>
          <table:table-cell table:formula="of:=[.K37]*0.067" office:value-type="float" office:value="-5.145183620125" calcext:value-type="float">
            <text:p>-5,14518362012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0.727726003" calcext:value-type="float">
            <text:p>-0,727726003</text:p>
          </table:table-cell>
          <table:table-cell office:value-type="float" office:value="-1.925420039" calcext:value-type="float">
            <text:p>-1,925420039</text:p>
          </table:table-cell>
          <table:table-cell office:value-type="float" office:value="-2.863107821" calcext:value-type="float">
            <text:p>-2,863107821</text:p>
          </table:table-cell>
          <table:table-cell/>
          <table:table-cell table:formula="of:=[.E38]*25" office:value-type="float" office:value="-18.193150075" calcext:value-type="float">
            <text:p>-18,193150075</text:p>
          </table:table-cell>
          <table:table-cell table:formula="of:=[.F38]*25" office:value-type="float" office:value="-48.135500975" calcext:value-type="float">
            <text:p>-48,135500975</text:p>
          </table:table-cell>
          <table:table-cell table:formula="of:=[.G38]*25" office:value-type="float" office:value="-71.577695525" calcext:value-type="float">
            <text:p>-71,577695525</text:p>
          </table:table-cell>
          <table:table-cell/>
          <table:table-cell table:formula="of:=[.I38]*0.067" office:value-type="float" office:value="-1.218941055025" calcext:value-type="float">
            <text:p>-1,218941055025</text:p>
          </table:table-cell>
          <table:table-cell table:formula="of:=[.J38]*0.067" office:value-type="float" office:value="-3.225078565325" calcext:value-type="float">
            <text:p>-3,225078565325</text:p>
          </table:table-cell>
          <table:table-cell table:formula="of:=[.K38]*0.067" office:value-type="float" office:value="-4.795705600175" calcext:value-type="float">
            <text:p>-4,79570560017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1.243792831" calcext:value-type="float">
            <text:p>-1,243792831</text:p>
          </table:table-cell>
          <table:table-cell office:value-type="float" office:value="-2.112494673" calcext:value-type="float">
            <text:p>-2,112494673</text:p>
          </table:table-cell>
          <table:table-cell office:value-type="float" office:value="-2.895588331" calcext:value-type="float">
            <text:p>-2,895588331</text:p>
          </table:table-cell>
          <table:table-cell/>
          <table:table-cell table:formula="of:=[.E39]*25" office:value-type="float" office:value="-31.094820775" calcext:value-type="float">
            <text:p>-31,094820775</text:p>
          </table:table-cell>
          <table:table-cell table:formula="of:=[.F39]*25" office:value-type="float" office:value="-52.812366825" calcext:value-type="float">
            <text:p>-52,812366825</text:p>
          </table:table-cell>
          <table:table-cell table:formula="of:=[.G39]*25" office:value-type="float" office:value="-72.389708275" calcext:value-type="float">
            <text:p>-72,389708275</text:p>
          </table:table-cell>
          <table:table-cell/>
          <table:table-cell table:formula="of:=[.I39]*0.067" office:value-type="float" office:value="-2.083352991925" calcext:value-type="float">
            <text:p>-2,083352991925</text:p>
          </table:table-cell>
          <table:table-cell table:formula="of:=[.J39]*0.067" office:value-type="float" office:value="-3.538428577275" calcext:value-type="float">
            <text:p>-3,538428577275</text:p>
          </table:table-cell>
          <table:table-cell table:formula="of:=[.K39]*0.067" office:value-type="float" office:value="-4.850110454425" calcext:value-type="float">
            <text:p>-4,85011045442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1.311497844" calcext:value-type="float">
            <text:p>-1,311497844</text:p>
          </table:table-cell>
          <table:table-cell office:value-type="float" office:value="-2.321073845" calcext:value-type="float">
            <text:p>-2,321073845</text:p>
          </table:table-cell>
          <table:table-cell office:value-type="float" office:value="-3.27842333" calcext:value-type="float">
            <text:p>-3,27842333</text:p>
          </table:table-cell>
          <table:table-cell/>
          <table:table-cell table:formula="of:=[.E40]*25" office:value-type="float" office:value="-32.7874461" calcext:value-type="float">
            <text:p>-32,7874461</text:p>
          </table:table-cell>
          <table:table-cell table:formula="of:=[.F40]*25" office:value-type="float" office:value="-58.026846125" calcext:value-type="float">
            <text:p>-58,026846125</text:p>
          </table:table-cell>
          <table:table-cell table:formula="of:=[.G40]*25" office:value-type="float" office:value="-81.96058325" calcext:value-type="float">
            <text:p>-81,96058325</text:p>
          </table:table-cell>
          <table:table-cell/>
          <table:table-cell table:formula="of:=[.I40]*0.067" office:value-type="float" office:value="-2.1967588887" calcext:value-type="float">
            <text:p>-2,1967588887</text:p>
          </table:table-cell>
          <table:table-cell table:formula="of:=[.J40]*0.067" office:value-type="float" office:value="-3.887798690375" calcext:value-type="float">
            <text:p>-3,887798690375</text:p>
          </table:table-cell>
          <table:table-cell table:formula="of:=[.K40]*0.067" office:value-type="float" office:value="-5.49135907775" calcext:value-type="float">
            <text:p>-5,4913590777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0.903916288" calcext:value-type="float">
            <text:p>-0,903916288</text:p>
          </table:table-cell>
          <table:table-cell office:value-type="float" office:value="-2.769355437" calcext:value-type="float">
            <text:p>-2,769355437</text:p>
          </table:table-cell>
          <table:table-cell office:value-type="float" office:value="-3.484126041" calcext:value-type="float">
            <text:p>-3,484126041</text:p>
          </table:table-cell>
          <table:table-cell/>
          <table:table-cell table:formula="of:=[.E41]*25" office:value-type="float" office:value="-22.5979072" calcext:value-type="float">
            <text:p>-22,5979072</text:p>
          </table:table-cell>
          <table:table-cell table:formula="of:=[.F41]*25" office:value-type="float" office:value="-69.233885925" calcext:value-type="float">
            <text:p>-69,233885925</text:p>
          </table:table-cell>
          <table:table-cell table:formula="of:=[.G41]*25" office:value-type="float" office:value="-87.103151025" calcext:value-type="float">
            <text:p>-87,103151025</text:p>
          </table:table-cell>
          <table:table-cell/>
          <table:table-cell table:formula="of:=[.I41]*0.067" office:value-type="float" office:value="-1.5140597824" calcext:value-type="float">
            <text:p>-1,5140597824</text:p>
          </table:table-cell>
          <table:table-cell table:formula="of:=[.J41]*0.067" office:value-type="float" office:value="-4.638670356975" calcext:value-type="float">
            <text:p>-4,638670356975</text:p>
          </table:table-cell>
          <table:table-cell table:formula="of:=[.K41]*0.067" office:value-type="float" office:value="-5.835911118675" calcext:value-type="float">
            <text:p>-5,83591111867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1.116378671" calcext:value-type="float">
            <text:p>-1,116378671</text:p>
          </table:table-cell>
          <table:table-cell office:value-type="float" office:value="-3.51500394" calcext:value-type="float">
            <text:p>-3,51500394</text:p>
          </table:table-cell>
          <table:table-cell office:value-type="float" office:value="-3.745179236" calcext:value-type="float">
            <text:p>-3,745179236</text:p>
          </table:table-cell>
          <table:table-cell/>
          <table:table-cell table:formula="of:=[.E42]*25" office:value-type="float" office:value="-27.909466775" calcext:value-type="float">
            <text:p>-27,909466775</text:p>
          </table:table-cell>
          <table:table-cell table:formula="of:=[.F42]*25" office:value-type="float" office:value="-87.8750985" calcext:value-type="float">
            <text:p>-87,8750985</text:p>
          </table:table-cell>
          <table:table-cell table:formula="of:=[.G42]*25" office:value-type="float" office:value="-93.6294809" calcext:value-type="float">
            <text:p>-93,6294809</text:p>
          </table:table-cell>
          <table:table-cell/>
          <table:table-cell table:formula="of:=[.I42]*0.067" office:value-type="float" office:value="-1.869934273925" calcext:value-type="float">
            <text:p>-1,869934273925</text:p>
          </table:table-cell>
          <table:table-cell table:formula="of:=[.J42]*0.067" office:value-type="float" office:value="-5.8876315995" calcext:value-type="float">
            <text:p>-5,8876315995</text:p>
          </table:table-cell>
          <table:table-cell table:formula="of:=[.K42]*0.067" office:value-type="float" office:value="-6.2731752203" calcext:value-type="float">
            <text:p>-6,2731752203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1.030956398" calcext:value-type="float">
            <text:p>-1,030956398</text:p>
          </table:table-cell>
          <table:table-cell office:value-type="float" office:value="-3.501803963" calcext:value-type="float">
            <text:p>-3,501803963</text:p>
          </table:table-cell>
          <table:table-cell office:value-type="float" office:value="-4.098230389" calcext:value-type="float">
            <text:p>-4,098230389</text:p>
          </table:table-cell>
          <table:table-cell/>
          <table:table-cell table:formula="of:=[.E43]*25" office:value-type="float" office:value="-25.77390995" calcext:value-type="float">
            <text:p>-25,77390995</text:p>
          </table:table-cell>
          <table:table-cell table:formula="of:=[.F43]*25" office:value-type="float" office:value="-87.545099075" calcext:value-type="float">
            <text:p>-87,545099075</text:p>
          </table:table-cell>
          <table:table-cell table:formula="of:=[.G43]*25" office:value-type="float" office:value="-102.455759725" calcext:value-type="float">
            <text:p>-102,455759725</text:p>
          </table:table-cell>
          <table:table-cell/>
          <table:table-cell table:formula="of:=[.I43]*0.067" office:value-type="float" office:value="-1.72685196665" calcext:value-type="float">
            <text:p>-1,72685196665</text:p>
          </table:table-cell>
          <table:table-cell table:formula="of:=[.J43]*0.067" office:value-type="float" office:value="-5.865521638025" calcext:value-type="float">
            <text:p>-5,865521638025</text:p>
          </table:table-cell>
          <table:table-cell table:formula="of:=[.K43]*0.067" office:value-type="float" office:value="-6.864535901575" calcext:value-type="float">
            <text:p>-6,86453590157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0.651361787" calcext:value-type="float">
            <text:p>-0,651361787</text:p>
          </table:table-cell>
          <table:table-cell office:value-type="float" office:value="-3.542765558" calcext:value-type="float">
            <text:p>-3,542765558</text:p>
          </table:table-cell>
          <table:table-cell office:value-type="float" office:value="-4.283279121" calcext:value-type="float">
            <text:p>-4,283279121</text:p>
          </table:table-cell>
          <table:table-cell/>
          <table:table-cell table:formula="of:=[.E44]*25" office:value-type="float" office:value="-16.284044675" calcext:value-type="float">
            <text:p>-16,284044675</text:p>
          </table:table-cell>
          <table:table-cell table:formula="of:=[.F44]*25" office:value-type="float" office:value="-88.56913895" calcext:value-type="float">
            <text:p>-88,56913895</text:p>
          </table:table-cell>
          <table:table-cell table:formula="of:=[.G44]*25" office:value-type="float" office:value="-107.081978025" calcext:value-type="float">
            <text:p>-107,081978025</text:p>
          </table:table-cell>
          <table:table-cell/>
          <table:table-cell table:formula="of:=[.I44]*0.067" office:value-type="float" office:value="-1.091030993225" calcext:value-type="float">
            <text:p>-1,091030993225</text:p>
          </table:table-cell>
          <table:table-cell table:formula="of:=[.J44]*0.067" office:value-type="float" office:value="-5.93413230965" calcext:value-type="float">
            <text:p>-5,93413230965</text:p>
          </table:table-cell>
          <table:table-cell table:formula="of:=[.K44]*0.067" office:value-type="float" office:value="-7.174492527675" calcext:value-type="float">
            <text:p>-7,17449252767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0.641364501" calcext:value-type="float">
            <text:p>-0,641364501</text:p>
          </table:table-cell>
          <table:table-cell office:value-type="float" office:value="-3.796431857" calcext:value-type="float">
            <text:p>-3,796431857</text:p>
          </table:table-cell>
          <table:table-cell office:value-type="float" office:value="-4.451040718" calcext:value-type="float">
            <text:p>-4,451040718</text:p>
          </table:table-cell>
          <table:table-cell/>
          <table:table-cell table:formula="of:=[.E45]*25" office:value-type="float" office:value="-16.034112525" calcext:value-type="float">
            <text:p>-16,034112525</text:p>
          </table:table-cell>
          <table:table-cell table:formula="of:=[.F45]*25" office:value-type="float" office:value="-94.910796425" calcext:value-type="float">
            <text:p>-94,910796425</text:p>
          </table:table-cell>
          <table:table-cell table:formula="of:=[.G45]*25" office:value-type="float" office:value="-111.27601795" calcext:value-type="float">
            <text:p>-111,27601795</text:p>
          </table:table-cell>
          <table:table-cell/>
          <table:table-cell table:formula="of:=[.I45]*0.067" office:value-type="float" office:value="-1.074285539175" calcext:value-type="float">
            <text:p>-1,074285539175</text:p>
          </table:table-cell>
          <table:table-cell table:formula="of:=[.J45]*0.067" office:value-type="float" office:value="-6.359023360475" calcext:value-type="float">
            <text:p>-6,359023360475</text:p>
          </table:table-cell>
          <table:table-cell table:formula="of:=[.K45]*0.067" office:value-type="float" office:value="-7.45549320265" calcext:value-type="float">
            <text:p>-7,4554932026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0.523237314" calcext:value-type="float">
            <text:p>-0,523237314</text:p>
          </table:table-cell>
          <table:table-cell office:value-type="float" office:value="-3.701555354" calcext:value-type="float">
            <text:p>-3,701555354</text:p>
          </table:table-cell>
          <table:table-cell office:value-type="float" office:value="-4.665802425" calcext:value-type="float">
            <text:p>-4,665802425</text:p>
          </table:table-cell>
          <table:table-cell/>
          <table:table-cell table:formula="of:=[.E46]*25" office:value-type="float" office:value="-13.08093285" calcext:value-type="float">
            <text:p>-13,08093285</text:p>
          </table:table-cell>
          <table:table-cell table:formula="of:=[.F46]*25" office:value-type="float" office:value="-92.53888385" calcext:value-type="float">
            <text:p>-92,53888385</text:p>
          </table:table-cell>
          <table:table-cell table:formula="of:=[.G46]*25" office:value-type="float" office:value="-116.645060625" calcext:value-type="float">
            <text:p>-116,645060625</text:p>
          </table:table-cell>
          <table:table-cell/>
          <table:table-cell table:formula="of:=[.I46]*0.067" office:value-type="float" office:value="-0.87642250095" calcext:value-type="float">
            <text:p>-0,87642250095</text:p>
          </table:table-cell>
          <table:table-cell table:formula="of:=[.J46]*0.067" office:value-type="float" office:value="-6.20010521795" calcext:value-type="float">
            <text:p>-6,20010521795</text:p>
          </table:table-cell>
          <table:table-cell table:formula="of:=[.K46]*0.067" office:value-type="float" office:value="-7.815219061875" calcext:value-type="float">
            <text:p>-7,81521906187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0.171014096" calcext:value-type="float">
            <text:p>-0,171014096</text:p>
          </table:table-cell>
          <table:table-cell office:value-type="float" office:value="-3.476977698" calcext:value-type="float">
            <text:p>-3,476977698</text:p>
          </table:table-cell>
          <table:table-cell office:value-type="float" office:value="-4.762373097" calcext:value-type="float">
            <text:p>-4,762373097</text:p>
          </table:table-cell>
          <table:table-cell/>
          <table:table-cell table:formula="of:=[.E47]*25" office:value-type="float" office:value="-4.2753524" calcext:value-type="float">
            <text:p>-4,2753524</text:p>
          </table:table-cell>
          <table:table-cell table:formula="of:=[.F47]*25" office:value-type="float" office:value="-86.92444245" calcext:value-type="float">
            <text:p>-86,92444245</text:p>
          </table:table-cell>
          <table:table-cell table:formula="of:=[.G47]*25" office:value-type="float" office:value="-119.059327425" calcext:value-type="float">
            <text:p>-119,059327425</text:p>
          </table:table-cell>
          <table:table-cell/>
          <table:table-cell table:formula="of:=[.I47]*0.067" office:value-type="float" office:value="-0.2864486108" calcext:value-type="float">
            <text:p>-0,2864486108</text:p>
          </table:table-cell>
          <table:table-cell table:formula="of:=[.J47]*0.067" office:value-type="float" office:value="-5.82393764415" calcext:value-type="float">
            <text:p>-5,82393764415</text:p>
          </table:table-cell>
          <table:table-cell table:formula="of:=[.K47]*0.067" office:value-type="float" office:value="-7.976974937475" calcext:value-type="float">
            <text:p>-7,97697493747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0.054756268" calcext:value-type="float">
            <text:p>0,054756268</text:p>
          </table:table-cell>
          <table:table-cell office:value-type="float" office:value="-3.220356355" calcext:value-type="float">
            <text:p>-3,220356355</text:p>
          </table:table-cell>
          <table:table-cell office:value-type="float" office:value="-4.771930593" calcext:value-type="float">
            <text:p>-4,771930593</text:p>
          </table:table-cell>
          <table:table-cell/>
          <table:table-cell table:formula="of:=[.E48]*25" office:value-type="float" office:value="1.3689067" calcext:value-type="float">
            <text:p>1,3689067</text:p>
          </table:table-cell>
          <table:table-cell table:formula="of:=[.F48]*25" office:value-type="float" office:value="-80.508908875" calcext:value-type="float">
            <text:p>-80,508908875</text:p>
          </table:table-cell>
          <table:table-cell table:formula="of:=[.G48]*25" office:value-type="float" office:value="-119.298264825" calcext:value-type="float">
            <text:p>-119,298264825</text:p>
          </table:table-cell>
          <table:table-cell/>
          <table:table-cell table:formula="of:=[.I48]*0.067" office:value-type="float" office:value="0.0917167489" calcext:value-type="float">
            <text:p>0,0917167489</text:p>
          </table:table-cell>
          <table:table-cell table:formula="of:=[.J48]*0.067" office:value-type="float" office:value="-5.394096894625" calcext:value-type="float">
            <text:p>-5,394096894625</text:p>
          </table:table-cell>
          <table:table-cell table:formula="of:=[.K48]*0.067" office:value-type="float" office:value="-7.992983743275" calcext:value-type="float">
            <text:p>-7,992983743275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0.279380145" calcext:value-type="float">
            <text:p>0,279380145</text:p>
          </table:table-cell>
          <table:table-cell office:value-type="float" office:value="-3.063603761" calcext:value-type="float">
            <text:p>-3,063603761</text:p>
          </table:table-cell>
          <table:table-cell office:value-type="float" office:value="-4.750888571" calcext:value-type="float">
            <text:p>-4,750888571</text:p>
          </table:table-cell>
          <table:table-cell/>
          <table:table-cell table:formula="of:=[.E49]*25" office:value-type="float" office:value="6.984503625" calcext:value-type="float">
            <text:p>6,984503625</text:p>
          </table:table-cell>
          <table:table-cell table:formula="of:=[.F49]*25" office:value-type="float" office:value="-76.590094025" calcext:value-type="float">
            <text:p>-76,590094025</text:p>
          </table:table-cell>
          <table:table-cell table:formula="of:=[.G49]*25" office:value-type="float" office:value="-118.772214275" calcext:value-type="float">
            <text:p>-118,772214275</text:p>
          </table:table-cell>
          <table:table-cell/>
          <table:table-cell table:formula="of:=[.I49]*0.067" office:value-type="float" office:value="0.467961742875" calcext:value-type="float">
            <text:p>0,467961742875</text:p>
          </table:table-cell>
          <table:table-cell table:formula="of:=[.J49]*0.067" office:value-type="float" office:value="-5.131536299675" calcext:value-type="float">
            <text:p>-5,131536299675</text:p>
          </table:table-cell>
          <table:table-cell table:formula="of:=[.K49]*0.067" office:value-type="float" office:value="-7.957738356425" calcext:value-type="float">
            <text:p>-7,95773835642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0.654632354" calcext:value-type="float">
            <text:p>0,654632354</text:p>
          </table:table-cell>
          <table:table-cell office:value-type="float" office:value="-2.842386601" calcext:value-type="float">
            <text:p>-2,842386601</text:p>
          </table:table-cell>
          <table:table-cell office:value-type="float" office:value="-4.577899121" calcext:value-type="float">
            <text:p>-4,577899121</text:p>
          </table:table-cell>
          <table:table-cell/>
          <table:table-cell table:formula="of:=[.E50]*25" office:value-type="float" office:value="16.36580885" calcext:value-type="float">
            <text:p>16,36580885</text:p>
          </table:table-cell>
          <table:table-cell table:formula="of:=[.F50]*25" office:value-type="float" office:value="-71.059665025" calcext:value-type="float">
            <text:p>-71,059665025</text:p>
          </table:table-cell>
          <table:table-cell table:formula="of:=[.G50]*25" office:value-type="float" office:value="-114.447478025" calcext:value-type="float">
            <text:p>-114,447478025</text:p>
          </table:table-cell>
          <table:table-cell/>
          <table:table-cell table:formula="of:=[.I50]*0.067" office:value-type="float" office:value="1.09650919295" calcext:value-type="float">
            <text:p>1,09650919295</text:p>
          </table:table-cell>
          <table:table-cell table:formula="of:=[.J50]*0.067" office:value-type="float" office:value="-4.760997556675" calcext:value-type="float">
            <text:p>-4,760997556675</text:p>
          </table:table-cell>
          <table:table-cell table:formula="of:=[.K50]*0.067" office:value-type="float" office:value="-7.667981027675" calcext:value-type="float">
            <text:p>-7,667981027675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0.73978087" calcext:value-type="float">
            <text:p>0,73978087</text:p>
          </table:table-cell>
          <table:table-cell office:value-type="float" office:value="-2.530500032" calcext:value-type="float">
            <text:p>-2,530500032</text:p>
          </table:table-cell>
          <table:table-cell office:value-type="float" office:value="-4.262675441" calcext:value-type="float">
            <text:p>-4,262675441</text:p>
          </table:table-cell>
          <table:table-cell/>
          <table:table-cell table:formula="of:=[.E51]*25" office:value-type="float" office:value="18.49452175" calcext:value-type="float">
            <text:p>18,49452175</text:p>
          </table:table-cell>
          <table:table-cell table:formula="of:=[.F51]*25" office:value-type="float" office:value="-63.2625008" calcext:value-type="float">
            <text:p>-63,2625008</text:p>
          </table:table-cell>
          <table:table-cell table:formula="of:=[.G51]*25" office:value-type="float" office:value="-106.566886025" calcext:value-type="float">
            <text:p>-106,566886025</text:p>
          </table:table-cell>
          <table:table-cell/>
          <table:table-cell table:formula="of:=[.I51]*0.067" office:value-type="float" office:value="1.23913295725" calcext:value-type="float">
            <text:p>1,23913295725</text:p>
          </table:table-cell>
          <table:table-cell table:formula="of:=[.J51]*0.067" office:value-type="float" office:value="-4.2385875536" calcext:value-type="float">
            <text:p>-4,2385875536</text:p>
          </table:table-cell>
          <table:table-cell table:formula="of:=[.K51]*0.067" office:value-type="float" office:value="-7.139981363675" calcext:value-type="float">
            <text:p>-7,13998136367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0.693789077" calcext:value-type="float">
            <text:p>0,693789077</text:p>
          </table:table-cell>
          <table:table-cell office:value-type="float" office:value="-2.568563578" calcext:value-type="float">
            <text:p>-2,568563578</text:p>
          </table:table-cell>
          <table:table-cell office:value-type="float" office:value="-4.195251761" calcext:value-type="float">
            <text:p>-4,195251761</text:p>
          </table:table-cell>
          <table:table-cell/>
          <table:table-cell table:formula="of:=[.E52]*25" office:value-type="float" office:value="17.344726925" calcext:value-type="float">
            <text:p>17,344726925</text:p>
          </table:table-cell>
          <table:table-cell table:formula="of:=[.F52]*25" office:value-type="float" office:value="-64.21408945" calcext:value-type="float">
            <text:p>-64,21408945</text:p>
          </table:table-cell>
          <table:table-cell table:formula="of:=[.G52]*25" office:value-type="float" office:value="-104.881294025" calcext:value-type="float">
            <text:p>-104,881294025</text:p>
          </table:table-cell>
          <table:table-cell/>
          <table:table-cell table:formula="of:=[.I52]*0.067" office:value-type="float" office:value="1.162096703975" calcext:value-type="float">
            <text:p>1,162096703975</text:p>
          </table:table-cell>
          <table:table-cell table:formula="of:=[.J52]*0.067" office:value-type="float" office:value="-4.30234399315" calcext:value-type="float">
            <text:p>-4,30234399315</text:p>
          </table:table-cell>
          <table:table-cell table:formula="of:=[.K52]*0.067" office:value-type="float" office:value="-7.027046699675" calcext:value-type="float">
            <text:p>-7,027046699675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.14539438" calcext:value-type="float">
            <text:p>1,14539438</text:p>
          </table:table-cell>
          <table:table-cell office:value-type="float" office:value="-2.593645678" calcext:value-type="float">
            <text:p>-2,593645678</text:p>
          </table:table-cell>
          <table:table-cell office:value-type="float" office:value="-3.94985267" calcext:value-type="float">
            <text:p>-3,94985267</text:p>
          </table:table-cell>
          <table:table-cell/>
          <table:table-cell table:formula="of:=[.E53]*25" office:value-type="float" office:value="28.6348595" calcext:value-type="float">
            <text:p>28,6348595</text:p>
          </table:table-cell>
          <table:table-cell table:formula="of:=[.F53]*25" office:value-type="float" office:value="-64.84114195" calcext:value-type="float">
            <text:p>-64,84114195</text:p>
          </table:table-cell>
          <table:table-cell table:formula="of:=[.G53]*25" office:value-type="float" office:value="-98.74631675" calcext:value-type="float">
            <text:p>-98,74631675</text:p>
          </table:table-cell>
          <table:table-cell/>
          <table:table-cell table:formula="of:=[.I53]*0.067" office:value-type="float" office:value="1.9185355865" calcext:value-type="float">
            <text:p>1,9185355865</text:p>
          </table:table-cell>
          <table:table-cell table:formula="of:=[.J53]*0.067" office:value-type="float" office:value="-4.34435651065" calcext:value-type="float">
            <text:p>-4,34435651065</text:p>
          </table:table-cell>
          <table:table-cell table:formula="of:=[.K53]*0.067" office:value-type="float" office:value="-6.61600322225" calcext:value-type="float">
            <text:p>-6,6160032222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.16855421" calcext:value-type="float">
            <text:p>1,16855421</text:p>
          </table:table-cell>
          <table:table-cell office:value-type="float" office:value="-2.612208948" calcext:value-type="float">
            <text:p>-2,612208948</text:p>
          </table:table-cell>
          <table:table-cell office:value-type="float" office:value="-3.384995639" calcext:value-type="float">
            <text:p>-3,384995639</text:p>
          </table:table-cell>
          <table:table-cell/>
          <table:table-cell table:formula="of:=[.E54]*25" office:value-type="float" office:value="29.21385525" calcext:value-type="float">
            <text:p>29,21385525</text:p>
          </table:table-cell>
          <table:table-cell table:formula="of:=[.F54]*25" office:value-type="float" office:value="-65.3052237" calcext:value-type="float">
            <text:p>-65,3052237</text:p>
          </table:table-cell>
          <table:table-cell table:formula="of:=[.G54]*25" office:value-type="float" office:value="-84.624890975" calcext:value-type="float">
            <text:p>-84,624890975</text:p>
          </table:table-cell>
          <table:table-cell/>
          <table:table-cell table:formula="of:=[.I54]*0.067" office:value-type="float" office:value="1.95732830175" calcext:value-type="float">
            <text:p>1,95732830175</text:p>
          </table:table-cell>
          <table:table-cell table:formula="of:=[.J54]*0.067" office:value-type="float" office:value="-4.3754499879" calcext:value-type="float">
            <text:p>-4,3754499879</text:p>
          </table:table-cell>
          <table:table-cell table:formula="of:=[.K54]*0.067" office:value-type="float" office:value="-5.669867695325" calcext:value-type="float">
            <text:p>-5,669867695325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0.894315157" calcext:value-type="float">
            <text:p>0,894315157</text:p>
          </table:table-cell>
          <table:table-cell office:value-type="float" office:value="-2.200220292" calcext:value-type="float">
            <text:p>-2,200220292</text:p>
          </table:table-cell>
          <table:table-cell office:value-type="float" office:value="-3.396345776" calcext:value-type="float">
            <text:p>-3,396345776</text:p>
          </table:table-cell>
          <table:table-cell/>
          <table:table-cell table:formula="of:=[.E55]*25" office:value-type="float" office:value="22.357878925" calcext:value-type="float">
            <text:p>22,357878925</text:p>
          </table:table-cell>
          <table:table-cell table:formula="of:=[.F55]*25" office:value-type="float" office:value="-55.0055073" calcext:value-type="float">
            <text:p>-55,0055073</text:p>
          </table:table-cell>
          <table:table-cell table:formula="of:=[.G55]*25" office:value-type="float" office:value="-84.9086444" calcext:value-type="float">
            <text:p>-84,9086444</text:p>
          </table:table-cell>
          <table:table-cell/>
          <table:table-cell table:formula="of:=[.I55]*0.067" office:value-type="float" office:value="1.497977887975" calcext:value-type="float">
            <text:p>1,497977887975</text:p>
          </table:table-cell>
          <table:table-cell table:formula="of:=[.J55]*0.067" office:value-type="float" office:value="-3.6853689891" calcext:value-type="float">
            <text:p>-3,6853689891</text:p>
          </table:table-cell>
          <table:table-cell table:formula="of:=[.K55]*0.067" office:value-type="float" office:value="-5.6888791748" calcext:value-type="float">
            <text:p>-5,6888791748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.437892325" calcext:value-type="float">
            <text:p>1,437892325</text:p>
          </table:table-cell>
          <table:table-cell office:value-type="float" office:value="-1.103487671" calcext:value-type="float">
            <text:p>-1,103487671</text:p>
          </table:table-cell>
          <table:table-cell office:value-type="float" office:value="-3.234633942" calcext:value-type="float">
            <text:p>-3,234633942</text:p>
          </table:table-cell>
          <table:table-cell/>
          <table:table-cell table:formula="of:=[.E56]*25" office:value-type="float" office:value="35.947308125" calcext:value-type="float">
            <text:p>35,947308125</text:p>
          </table:table-cell>
          <table:table-cell table:formula="of:=[.F56]*25" office:value-type="float" office:value="-27.587191775" calcext:value-type="float">
            <text:p>-27,587191775</text:p>
          </table:table-cell>
          <table:table-cell table:formula="of:=[.G56]*25" office:value-type="float" office:value="-80.86584855" calcext:value-type="float">
            <text:p>-80,86584855</text:p>
          </table:table-cell>
          <table:table-cell/>
          <table:table-cell table:formula="of:=[.I56]*0.067" office:value-type="float" office:value="2.408469644375" calcext:value-type="float">
            <text:p>2,408469644375</text:p>
          </table:table-cell>
          <table:table-cell table:formula="of:=[.J56]*0.067" office:value-type="float" office:value="-1.848341848925" calcext:value-type="float">
            <text:p>-1,848341848925</text:p>
          </table:table-cell>
          <table:table-cell table:formula="of:=[.K56]*0.067" office:value-type="float" office:value="-5.41801185285" calcext:value-type="float">
            <text:p>-5,4180118528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1.282727988" calcext:value-type="float">
            <text:p>1,282727988</text:p>
          </table:table-cell>
          <table:table-cell office:value-type="float" office:value="-1.20842365" calcext:value-type="float">
            <text:p>-1,20842365</text:p>
          </table:table-cell>
          <table:table-cell office:value-type="float" office:value="-2.787688821" calcext:value-type="float">
            <text:p>-2,787688821</text:p>
          </table:table-cell>
          <table:table-cell/>
          <table:table-cell table:formula="of:=[.E57]*25" office:value-type="float" office:value="32.0681997" calcext:value-type="float">
            <text:p>32,0681997</text:p>
          </table:table-cell>
          <table:table-cell table:formula="of:=[.F57]*25" office:value-type="float" office:value="-30.21059125" calcext:value-type="float">
            <text:p>-30,21059125</text:p>
          </table:table-cell>
          <table:table-cell table:formula="of:=[.G57]*25" office:value-type="float" office:value="-69.692220525" calcext:value-type="float">
            <text:p>-69,692220525</text:p>
          </table:table-cell>
          <table:table-cell/>
          <table:table-cell table:formula="of:=[.I57]*0.067" office:value-type="float" office:value="2.1485693799" calcext:value-type="float">
            <text:p>2,1485693799</text:p>
          </table:table-cell>
          <table:table-cell table:formula="of:=[.J57]*0.067" office:value-type="float" office:value="-2.02410961375" calcext:value-type="float">
            <text:p>-2,02410961375</text:p>
          </table:table-cell>
          <table:table-cell table:formula="of:=[.K57]*0.067" office:value-type="float" office:value="-4.669378775175" calcext:value-type="float">
            <text:p>-4,669378775175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0.648757105" calcext:value-type="float">
            <text:p>0,648757105</text:p>
          </table:table-cell>
          <table:table-cell office:value-type="float" office:value="-1.128176863" calcext:value-type="float">
            <text:p>-1,128176863</text:p>
          </table:table-cell>
          <table:table-cell office:value-type="float" office:value="-2.662745115" calcext:value-type="float">
            <text:p>-2,662745115</text:p>
          </table:table-cell>
          <table:table-cell/>
          <table:table-cell table:formula="of:=[.E58]*25" office:value-type="float" office:value="16.218927625" calcext:value-type="float">
            <text:p>16,218927625</text:p>
          </table:table-cell>
          <table:table-cell table:formula="of:=[.F58]*25" office:value-type="float" office:value="-28.204421575" calcext:value-type="float">
            <text:p>-28,204421575</text:p>
          </table:table-cell>
          <table:table-cell table:formula="of:=[.G58]*25" office:value-type="float" office:value="-66.568627875" calcext:value-type="float">
            <text:p>-66,568627875</text:p>
          </table:table-cell>
          <table:table-cell/>
          <table:table-cell table:formula="of:=[.I58]*0.067" office:value-type="float" office:value="1.086668150875" calcext:value-type="float">
            <text:p>1,086668150875</text:p>
          </table:table-cell>
          <table:table-cell table:formula="of:=[.J58]*0.067" office:value-type="float" office:value="-1.889696245525" calcext:value-type="float">
            <text:p>-1,889696245525</text:p>
          </table:table-cell>
          <table:table-cell table:formula="of:=[.K58]*0.067" office:value-type="float" office:value="-4.460098067625" calcext:value-type="float">
            <text:p>-4,46009806762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1.499228724" calcext:value-type="float">
            <text:p>1,499228724</text:p>
          </table:table-cell>
          <table:table-cell office:value-type="float" office:value="-0.348477653" calcext:value-type="float">
            <text:p>-0,348477653</text:p>
          </table:table-cell>
          <table:table-cell office:value-type="float" office:value="-2.469920942" calcext:value-type="float">
            <text:p>-2,469920942</text:p>
          </table:table-cell>
          <table:table-cell/>
          <table:table-cell table:formula="of:=[.E59]*25" office:value-type="float" office:value="37.4807181" calcext:value-type="float">
            <text:p>37,4807181</text:p>
          </table:table-cell>
          <table:table-cell table:formula="of:=[.F59]*25" office:value-type="float" office:value="-8.711941325" calcext:value-type="float">
            <text:p>-8,711941325</text:p>
          </table:table-cell>
          <table:table-cell table:formula="of:=[.G59]*25" office:value-type="float" office:value="-61.74802355" calcext:value-type="float">
            <text:p>-61,74802355</text:p>
          </table:table-cell>
          <table:table-cell/>
          <table:table-cell table:formula="of:=[.I59]*0.067" office:value-type="float" office:value="2.5112081127" calcext:value-type="float">
            <text:p>2,5112081127</text:p>
          </table:table-cell>
          <table:table-cell table:formula="of:=[.J59]*0.067" office:value-type="float" office:value="-0.583700068775" calcext:value-type="float">
            <text:p>-0,583700068775</text:p>
          </table:table-cell>
          <table:table-cell table:formula="of:=[.K59]*0.067" office:value-type="float" office:value="-4.13711757785" calcext:value-type="float">
            <text:p>-4,1371175778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1.342882724" calcext:value-type="float">
            <text:p>1,342882724</text:p>
          </table:table-cell>
          <table:table-cell office:value-type="float" office:value="-0.917601348" calcext:value-type="float">
            <text:p>-0,917601348</text:p>
          </table:table-cell>
          <table:table-cell office:value-type="float" office:value="-1.87267996" calcext:value-type="float">
            <text:p>-1,87267996</text:p>
          </table:table-cell>
          <table:table-cell/>
          <table:table-cell table:formula="of:=[.E60]*25" office:value-type="float" office:value="33.5720681" calcext:value-type="float">
            <text:p>33,5720681</text:p>
          </table:table-cell>
          <table:table-cell table:formula="of:=[.F60]*25" office:value-type="float" office:value="-22.9400337" calcext:value-type="float">
            <text:p>-22,9400337</text:p>
          </table:table-cell>
          <table:table-cell table:formula="of:=[.G60]*25" office:value-type="float" office:value="-46.816999" calcext:value-type="float">
            <text:p>-46,816999</text:p>
          </table:table-cell>
          <table:table-cell/>
          <table:table-cell table:formula="of:=[.I60]*0.067" office:value-type="float" office:value="2.2493285627" calcext:value-type="float">
            <text:p>2,2493285627</text:p>
          </table:table-cell>
          <table:table-cell table:formula="of:=[.J60]*0.067" office:value-type="float" office:value="-1.5369822579" calcext:value-type="float">
            <text:p>-1,5369822579</text:p>
          </table:table-cell>
          <table:table-cell table:formula="of:=[.K60]*0.067" office:value-type="float" office:value="-3.136738933" calcext:value-type="float">
            <text:p>-3,136738933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0.292542336" calcext:value-type="float">
            <text:p>0,292542336</text:p>
          </table:table-cell>
          <table:table-cell office:value-type="float" office:value="-0.929627932" calcext:value-type="float">
            <text:p>-0,929627932</text:p>
          </table:table-cell>
          <table:table-cell office:value-type="float" office:value="-1.839092756" calcext:value-type="float">
            <text:p>-1,839092756</text:p>
          </table:table-cell>
          <table:table-cell/>
          <table:table-cell table:formula="of:=[.E61]*25" office:value-type="float" office:value="7.3135584" calcext:value-type="float">
            <text:p>7,3135584</text:p>
          </table:table-cell>
          <table:table-cell table:formula="of:=[.F61]*25" office:value-type="float" office:value="-23.2406983" calcext:value-type="float">
            <text:p>-23,2406983</text:p>
          </table:table-cell>
          <table:table-cell table:formula="of:=[.G61]*25" office:value-type="float" office:value="-45.9773189" calcext:value-type="float">
            <text:p>-45,9773189</text:p>
          </table:table-cell>
          <table:table-cell/>
          <table:table-cell table:formula="of:=[.I61]*0.067" office:value-type="float" office:value="0.4900084128" calcext:value-type="float">
            <text:p>0,4900084128</text:p>
          </table:table-cell>
          <table:table-cell table:formula="of:=[.J61]*0.067" office:value-type="float" office:value="-1.5571267861" calcext:value-type="float">
            <text:p>-1,5571267861</text:p>
          </table:table-cell>
          <table:table-cell table:formula="of:=[.K61]*0.067" office:value-type="float" office:value="-3.0804803663" calcext:value-type="float">
            <text:p>-3,0804803663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0" calcext:value-type="float">
            <text:p>0</text:p>
          </table:table-cell>
          <table:table-cell office:value-type="float" office:value="0.373413319" calcext:value-type="float">
            <text:p>0,373413319</text:p>
          </table:table-cell>
          <table:table-cell office:value-type="float" office:value="-1.718635373" calcext:value-type="float">
            <text:p>-1,718635373</text:p>
          </table:table-cell>
          <table:table-cell/>
          <table:table-cell table:formula="of:=[.E62]*25" office:value-type="float" office:value="0" calcext:value-type="float">
            <text:p>0</text:p>
          </table:table-cell>
          <table:table-cell table:formula="of:=[.F62]*25" office:value-type="float" office:value="9.335332975" calcext:value-type="float">
            <text:p>9,335332975</text:p>
          </table:table-cell>
          <table:table-cell table:formula="of:=[.G62]*25" office:value-type="float" office:value="-42.965884325" calcext:value-type="float">
            <text:p>-42,965884325</text:p>
          </table:table-cell>
          <table:table-cell/>
          <table:table-cell table:formula="of:=[.I62]*0.067" office:value-type="float" office:value="0" calcext:value-type="float">
            <text:p>0</text:p>
          </table:table-cell>
          <table:table-cell table:formula="of:=[.J62]*0.067" office:value-type="float" office:value="0.625467309325" calcext:value-type="float">
            <text:p>0,625467309325</text:p>
          </table:table-cell>
          <table:table-cell table:formula="of:=[.K62]*0.067" office:value-type="float" office:value="-2.878714249775" calcext:value-type="float">
            <text:p>-2,8787142497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0" calcext:value-type="float">
            <text:p>0</text:p>
          </table:table-cell>
          <table:table-cell office:value-type="float" office:value="-1.052627985" calcext:value-type="float">
            <text:p>-1,052627985</text:p>
          </table:table-cell>
          <table:table-cell office:value-type="float" office:value="-2.248957882" calcext:value-type="float">
            <text:p>-2,248957882</text:p>
          </table:table-cell>
          <table:table-cell/>
          <table:table-cell table:formula="of:=[.E63]*25" office:value-type="float" office:value="0" calcext:value-type="float">
            <text:p>0</text:p>
          </table:table-cell>
          <table:table-cell table:formula="of:=[.F63]*25" office:value-type="float" office:value="-26.315699625" calcext:value-type="float">
            <text:p>-26,315699625</text:p>
          </table:table-cell>
          <table:table-cell table:formula="of:=[.G63]*25" office:value-type="float" office:value="-56.22394705" calcext:value-type="float">
            <text:p>-56,22394705</text:p>
          </table:table-cell>
          <table:table-cell/>
          <table:table-cell table:formula="of:=[.I63]*0.067" office:value-type="float" office:value="0" calcext:value-type="float">
            <text:p>0</text:p>
          </table:table-cell>
          <table:table-cell table:formula="of:=[.J63]*0.067" office:value-type="float" office:value="-1.763151874875" calcext:value-type="float">
            <text:p>-1,763151874875</text:p>
          </table:table-cell>
          <table:table-cell table:formula="of:=[.K63]*0.067" office:value-type="float" office:value="-3.76700445235" calcext:value-type="float">
            <text:p>-3,7670044523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-0.219028836" calcext:value-type="float">
            <text:p>-0,219028836</text:p>
          </table:table-cell>
          <table:table-cell office:value-type="float" office:value="-1.045285552" calcext:value-type="float">
            <text:p>-1,045285552</text:p>
          </table:table-cell>
          <table:table-cell office:value-type="float" office:value="-2.260430731" calcext:value-type="float">
            <text:p>-2,260430731</text:p>
          </table:table-cell>
          <table:table-cell/>
          <table:table-cell table:formula="of:=[.E64]*25" office:value-type="float" office:value="-5.4757209" calcext:value-type="float">
            <text:p>-5,4757209</text:p>
          </table:table-cell>
          <table:table-cell table:formula="of:=[.F64]*25" office:value-type="float" office:value="-26.1321388" calcext:value-type="float">
            <text:p>-26,1321388</text:p>
          </table:table-cell>
          <table:table-cell table:formula="of:=[.G64]*25" office:value-type="float" office:value="-56.510768275" calcext:value-type="float">
            <text:p>-56,510768275</text:p>
          </table:table-cell>
          <table:table-cell/>
          <table:table-cell table:formula="of:=[.I64]*0.067" office:value-type="float" office:value="-0.3668733003" calcext:value-type="float">
            <text:p>-0,3668733003</text:p>
          </table:table-cell>
          <table:table-cell table:formula="of:=[.J64]*0.067" office:value-type="float" office:value="-1.7508532996" calcext:value-type="float">
            <text:p>-1,7508532996</text:p>
          </table:table-cell>
          <table:table-cell table:formula="of:=[.K64]*0.067" office:value-type="float" office:value="-3.786221474425" calcext:value-type="float">
            <text:p>-3,7862214744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0.272000008" calcext:value-type="float">
            <text:p>-0,272000008</text:p>
          </table:table-cell>
          <table:table-cell office:value-type="float" office:value="-0.970553034" calcext:value-type="float">
            <text:p>-0,970553034</text:p>
          </table:table-cell>
          <table:table-cell office:value-type="float" office:value="-2.41232867" calcext:value-type="float">
            <text:p>-2,41232867</text:p>
          </table:table-cell>
          <table:table-cell/>
          <table:table-cell table:formula="of:=[.E65]*25" office:value-type="float" office:value="-6.8000002" calcext:value-type="float">
            <text:p>-6,8000002</text:p>
          </table:table-cell>
          <table:table-cell table:formula="of:=[.F65]*25" office:value-type="float" office:value="-24.26382585" calcext:value-type="float">
            <text:p>-24,26382585</text:p>
          </table:table-cell>
          <table:table-cell table:formula="of:=[.G65]*25" office:value-type="float" office:value="-60.30821675" calcext:value-type="float">
            <text:p>-60,30821675</text:p>
          </table:table-cell>
          <table:table-cell/>
          <table:table-cell table:formula="of:=[.I65]*0.067" office:value-type="float" office:value="-0.4556000134" calcext:value-type="float">
            <text:p>-0,4556000134</text:p>
          </table:table-cell>
          <table:table-cell table:formula="of:=[.J65]*0.067" office:value-type="float" office:value="-1.62567633195" calcext:value-type="float">
            <text:p>-1,62567633195</text:p>
          </table:table-cell>
          <table:table-cell table:formula="of:=[.K65]*0.067" office:value-type="float" office:value="-4.04065052225" calcext:value-type="float">
            <text:p>-4,0406505222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0.483748342" calcext:value-type="float">
            <text:p>-0,483748342</text:p>
          </table:table-cell>
          <table:table-cell office:value-type="float" office:value="-1.284929589" calcext:value-type="float">
            <text:p>-1,284929589</text:p>
          </table:table-cell>
          <table:table-cell office:value-type="float" office:value="-2.291587495" calcext:value-type="float">
            <text:p>-2,291587495</text:p>
          </table:table-cell>
          <table:table-cell/>
          <table:table-cell table:formula="of:=[.E66]*25" office:value-type="float" office:value="-12.09370855" calcext:value-type="float">
            <text:p>-12,09370855</text:p>
          </table:table-cell>
          <table:table-cell table:formula="of:=[.F66]*25" office:value-type="float" office:value="-32.123239725" calcext:value-type="float">
            <text:p>-32,123239725</text:p>
          </table:table-cell>
          <table:table-cell table:formula="of:=[.G66]*25" office:value-type="float" office:value="-57.289687375" calcext:value-type="float">
            <text:p>-57,289687375</text:p>
          </table:table-cell>
          <table:table-cell/>
          <table:table-cell table:formula="of:=[.I66]*0.067" office:value-type="float" office:value="-0.81027847285" calcext:value-type="float">
            <text:p>-0,81027847285</text:p>
          </table:table-cell>
          <table:table-cell table:formula="of:=[.J66]*0.067" office:value-type="float" office:value="-2.152257061575" calcext:value-type="float">
            <text:p>-2,152257061575</text:p>
          </table:table-cell>
          <table:table-cell table:formula="of:=[.K66]*0.067" office:value-type="float" office:value="-3.838409054125" calcext:value-type="float">
            <text:p>-3,83840905412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1.438611123" calcext:value-type="float">
            <text:p>-1,438611123</text:p>
          </table:table-cell>
          <table:table-cell office:value-type="float" office:value="-2.050723314" calcext:value-type="float">
            <text:p>-2,050723314</text:p>
          </table:table-cell>
          <table:table-cell office:value-type="float" office:value="-2.529642564" calcext:value-type="float">
            <text:p>-2,529642564</text:p>
          </table:table-cell>
          <table:table-cell/>
          <table:table-cell table:formula="of:=[.E67]*25" office:value-type="float" office:value="-35.965278075" calcext:value-type="float">
            <text:p>-35,965278075</text:p>
          </table:table-cell>
          <table:table-cell table:formula="of:=[.F67]*25" office:value-type="float" office:value="-51.26808285" calcext:value-type="float">
            <text:p>-51,26808285</text:p>
          </table:table-cell>
          <table:table-cell table:formula="of:=[.G67]*25" office:value-type="float" office:value="-63.2410641" calcext:value-type="float">
            <text:p>-63,2410641</text:p>
          </table:table-cell>
          <table:table-cell/>
          <table:table-cell table:formula="of:=[.I67]*0.067" office:value-type="float" office:value="-2.409673631025" calcext:value-type="float">
            <text:p>-2,409673631025</text:p>
          </table:table-cell>
          <table:table-cell table:formula="of:=[.J67]*0.067" office:value-type="float" office:value="-3.43496155095" calcext:value-type="float">
            <text:p>-3,43496155095</text:p>
          </table:table-cell>
          <table:table-cell table:formula="of:=[.K67]*0.067" office:value-type="float" office:value="-4.2371512947" calcext:value-type="float">
            <text:p>-4,237151294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1.410486824" calcext:value-type="float">
            <text:p>-1,410486824</text:p>
          </table:table-cell>
          <table:table-cell office:value-type="float" office:value="-1.521754997" calcext:value-type="float">
            <text:p>-1,521754997</text:p>
          </table:table-cell>
          <table:table-cell office:value-type="float" office:value="-2.961817317" calcext:value-type="float">
            <text:p>-2,961817317</text:p>
          </table:table-cell>
          <table:table-cell/>
          <table:table-cell table:formula="of:=[.E68]*25" office:value-type="float" office:value="-35.2621706" calcext:value-type="float">
            <text:p>-35,2621706</text:p>
          </table:table-cell>
          <table:table-cell table:formula="of:=[.F68]*25" office:value-type="float" office:value="-38.043874925" calcext:value-type="float">
            <text:p>-38,043874925</text:p>
          </table:table-cell>
          <table:table-cell table:formula="of:=[.G68]*25" office:value-type="float" office:value="-74.045432925" calcext:value-type="float">
            <text:p>-74,045432925</text:p>
          </table:table-cell>
          <table:table-cell/>
          <table:table-cell table:formula="of:=[.I68]*0.067" office:value-type="float" office:value="-2.3625654302" calcext:value-type="float">
            <text:p>-2,3625654302</text:p>
          </table:table-cell>
          <table:table-cell table:formula="of:=[.J68]*0.067" office:value-type="float" office:value="-2.548939619975" calcext:value-type="float">
            <text:p>-2,548939619975</text:p>
          </table:table-cell>
          <table:table-cell table:formula="of:=[.K68]*0.067" office:value-type="float" office:value="-4.961044005975" calcext:value-type="float">
            <text:p>-4,96104400597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0.88804123" calcext:value-type="float">
            <text:p>-0,88804123</text:p>
          </table:table-cell>
          <table:table-cell office:value-type="float" office:value="-1.650560575" calcext:value-type="float">
            <text:p>-1,650560575</text:p>
          </table:table-cell>
          <table:table-cell office:value-type="float" office:value="-3.075660085" calcext:value-type="float">
            <text:p>-3,075660085</text:p>
          </table:table-cell>
          <table:table-cell/>
          <table:table-cell table:formula="of:=[.E69]*25" office:value-type="float" office:value="-22.20103075" calcext:value-type="float">
            <text:p>-22,20103075</text:p>
          </table:table-cell>
          <table:table-cell table:formula="of:=[.F69]*25" office:value-type="float" office:value="-41.264014375" calcext:value-type="float">
            <text:p>-41,264014375</text:p>
          </table:table-cell>
          <table:table-cell table:formula="of:=[.G69]*25" office:value-type="float" office:value="-76.891502125" calcext:value-type="float">
            <text:p>-76,891502125</text:p>
          </table:table-cell>
          <table:table-cell/>
          <table:table-cell table:formula="of:=[.I69]*0.067" office:value-type="float" office:value="-1.48746906025" calcext:value-type="float">
            <text:p>-1,48746906025</text:p>
          </table:table-cell>
          <table:table-cell table:formula="of:=[.J69]*0.067" office:value-type="float" office:value="-2.764688963125" calcext:value-type="float">
            <text:p>-2,764688963125</text:p>
          </table:table-cell>
          <table:table-cell table:formula="of:=[.K69]*0.067" office:value-type="float" office:value="-5.151730642375" calcext:value-type="float">
            <text:p>-5,15173064237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1.350864763" calcext:value-type="float">
            <text:p>-1,350864763</text:p>
          </table:table-cell>
          <table:table-cell office:value-type="float" office:value="-2.394632624" calcext:value-type="float">
            <text:p>-2,394632624</text:p>
          </table:table-cell>
          <table:table-cell office:value-type="float" office:value="-3.316124811" calcext:value-type="float">
            <text:p>-3,316124811</text:p>
          </table:table-cell>
          <table:table-cell/>
          <table:table-cell table:formula="of:=[.E70]*25" office:value-type="float" office:value="-33.771619075" calcext:value-type="float">
            <text:p>-33,771619075</text:p>
          </table:table-cell>
          <table:table-cell table:formula="of:=[.F70]*25" office:value-type="float" office:value="-59.8658156" calcext:value-type="float">
            <text:p>-59,8658156</text:p>
          </table:table-cell>
          <table:table-cell table:formula="of:=[.G70]*25" office:value-type="float" office:value="-82.903120275" calcext:value-type="float">
            <text:p>-82,903120275</text:p>
          </table:table-cell>
          <table:table-cell/>
          <table:table-cell table:formula="of:=[.I70]*0.067" office:value-type="float" office:value="-2.262698478025" calcext:value-type="float">
            <text:p>-2,262698478025</text:p>
          </table:table-cell>
          <table:table-cell table:formula="of:=[.J70]*0.067" office:value-type="float" office:value="-4.0110096452" calcext:value-type="float">
            <text:p>-4,0110096452</text:p>
          </table:table-cell>
          <table:table-cell table:formula="of:=[.K70]*0.067" office:value-type="float" office:value="-5.554509058425" calcext:value-type="float">
            <text:p>-5,55450905842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.621021887" calcext:value-type="float">
            <text:p>-1,621021887</text:p>
          </table:table-cell>
          <table:table-cell office:value-type="float" office:value="-2.175880818" calcext:value-type="float">
            <text:p>-2,175880818</text:p>
          </table:table-cell>
          <table:table-cell office:value-type="float" office:value="-3.632911648" calcext:value-type="float">
            <text:p>-3,632911648</text:p>
          </table:table-cell>
          <table:table-cell/>
          <table:table-cell table:formula="of:=[.E71]*25" office:value-type="float" office:value="-40.525547175" calcext:value-type="float">
            <text:p>-40,525547175</text:p>
          </table:table-cell>
          <table:table-cell table:formula="of:=[.F71]*25" office:value-type="float" office:value="-54.39702045" calcext:value-type="float">
            <text:p>-54,39702045</text:p>
          </table:table-cell>
          <table:table-cell table:formula="of:=[.G71]*25" office:value-type="float" office:value="-90.8227912" calcext:value-type="float">
            <text:p>-90,8227912</text:p>
          </table:table-cell>
          <table:table-cell/>
          <table:table-cell table:formula="of:=[.I71]*0.067" office:value-type="float" office:value="-2.715211660725" calcext:value-type="float">
            <text:p>-2,715211660725</text:p>
          </table:table-cell>
          <table:table-cell table:formula="of:=[.J71]*0.067" office:value-type="float" office:value="-3.64460037015" calcext:value-type="float">
            <text:p>-3,64460037015</text:p>
          </table:table-cell>
          <table:table-cell table:formula="of:=[.K71]*0.067" office:value-type="float" office:value="-6.0851270104" calcext:value-type="float">
            <text:p>-6,0851270104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.868680976" calcext:value-type="float">
            <text:p>-1,868680976</text:p>
          </table:table-cell>
          <table:table-cell office:value-type="float" office:value="-2.358040731" calcext:value-type="float">
            <text:p>-2,358040731</text:p>
          </table:table-cell>
          <table:table-cell office:value-type="float" office:value="-4.149051898" calcext:value-type="float">
            <text:p>-4,149051898</text:p>
          </table:table-cell>
          <table:table-cell/>
          <table:table-cell table:formula="of:=[.E72]*25" office:value-type="float" office:value="-46.7170244" calcext:value-type="float">
            <text:p>-46,7170244</text:p>
          </table:table-cell>
          <table:table-cell table:formula="of:=[.F72]*25" office:value-type="float" office:value="-58.951018275" calcext:value-type="float">
            <text:p>-58,951018275</text:p>
          </table:table-cell>
          <table:table-cell table:formula="of:=[.G72]*25" office:value-type="float" office:value="-103.72629745" calcext:value-type="float">
            <text:p>-103,72629745</text:p>
          </table:table-cell>
          <table:table-cell/>
          <table:table-cell table:formula="of:=[.I72]*0.067" office:value-type="float" office:value="-3.1300406348" calcext:value-type="float">
            <text:p>-3,1300406348</text:p>
          </table:table-cell>
          <table:table-cell table:formula="of:=[.J72]*0.067" office:value-type="float" office:value="-3.949718224425" calcext:value-type="float">
            <text:p>-3,949718224425</text:p>
          </table:table-cell>
          <table:table-cell table:formula="of:=[.K72]*0.067" office:value-type="float" office:value="-6.94966192915" calcext:value-type="float">
            <text:p>-6,9496619291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.722064938" calcext:value-type="float">
            <text:p>-1,722064938</text:p>
          </table:table-cell>
          <table:table-cell office:value-type="float" office:value="-3.011483765" calcext:value-type="float">
            <text:p>-3,011483765</text:p>
          </table:table-cell>
          <table:table-cell office:value-type="float" office:value="-5.033645479" calcext:value-type="float">
            <text:p>-5,033645479</text:p>
          </table:table-cell>
          <table:table-cell/>
          <table:table-cell table:formula="of:=[.E73]*25" office:value-type="float" office:value="-43.05162345" calcext:value-type="float">
            <text:p>-43,05162345</text:p>
          </table:table-cell>
          <table:table-cell table:formula="of:=[.F73]*25" office:value-type="float" office:value="-75.287094125" calcext:value-type="float">
            <text:p>-75,287094125</text:p>
          </table:table-cell>
          <table:table-cell table:formula="of:=[.G73]*25" office:value-type="float" office:value="-125.841136975" calcext:value-type="float">
            <text:p>-125,841136975</text:p>
          </table:table-cell>
          <table:table-cell/>
          <table:table-cell table:formula="of:=[.I73]*0.067" office:value-type="float" office:value="-2.88445877115" calcext:value-type="float">
            <text:p>-2,88445877115</text:p>
          </table:table-cell>
          <table:table-cell table:formula="of:=[.J73]*0.067" office:value-type="float" office:value="-5.044235306375" calcext:value-type="float">
            <text:p>-5,044235306375</text:p>
          </table:table-cell>
          <table:table-cell table:formula="of:=[.K73]*0.067" office:value-type="float" office:value="-8.431356177325" calcext:value-type="float">
            <text:p>-8,431356177325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.015198302" calcext:value-type="float">
            <text:p>-1,015198302</text:p>
          </table:table-cell>
          <table:table-cell office:value-type="float" office:value="-2.942677726" calcext:value-type="float">
            <text:p>-2,942677726</text:p>
          </table:table-cell>
          <table:table-cell office:value-type="float" office:value="-5.293575343" calcext:value-type="float">
            <text:p>-5,293575343</text:p>
          </table:table-cell>
          <table:table-cell/>
          <table:table-cell table:formula="of:=[.E74]*25" office:value-type="float" office:value="-25.37995755" calcext:value-type="float">
            <text:p>-25,37995755</text:p>
          </table:table-cell>
          <table:table-cell table:formula="of:=[.F74]*25" office:value-type="float" office:value="-73.56694315" calcext:value-type="float">
            <text:p>-73,56694315</text:p>
          </table:table-cell>
          <table:table-cell table:formula="of:=[.G74]*25" office:value-type="float" office:value="-132.339383575" calcext:value-type="float">
            <text:p>-132,339383575</text:p>
          </table:table-cell>
          <table:table-cell/>
          <table:table-cell table:formula="of:=[.I74]*0.067" office:value-type="float" office:value="-1.70045715585" calcext:value-type="float">
            <text:p>-1,70045715585</text:p>
          </table:table-cell>
          <table:table-cell table:formula="of:=[.J74]*0.067" office:value-type="float" office:value="-4.92898519105" calcext:value-type="float">
            <text:p>-4,92898519105</text:p>
          </table:table-cell>
          <table:table-cell table:formula="of:=[.K74]*0.067" office:value-type="float" office:value="-8.866738699525" calcext:value-type="float">
            <text:p>-8,86673869952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0.901293389" calcext:value-type="float">
            <text:p>-0,901293389</text:p>
          </table:table-cell>
          <table:table-cell office:value-type="float" office:value="-3.013520346" calcext:value-type="float">
            <text:p>-3,013520346</text:p>
          </table:table-cell>
          <table:table-cell office:value-type="float" office:value="-5.489288014" calcext:value-type="float">
            <text:p>-5,489288014</text:p>
          </table:table-cell>
          <table:table-cell/>
          <table:table-cell table:formula="of:=[.E75]*25" office:value-type="float" office:value="-22.532334725" calcext:value-type="float">
            <text:p>-22,532334725</text:p>
          </table:table-cell>
          <table:table-cell table:formula="of:=[.F75]*25" office:value-type="float" office:value="-75.33800865" calcext:value-type="float">
            <text:p>-75,33800865</text:p>
          </table:table-cell>
          <table:table-cell table:formula="of:=[.G75]*25" office:value-type="float" office:value="-137.23220035" calcext:value-type="float">
            <text:p>-137,23220035</text:p>
          </table:table-cell>
          <table:table-cell/>
          <table:table-cell table:formula="of:=[.I75]*0.067" office:value-type="float" office:value="-1.509666426575" calcext:value-type="float">
            <text:p>-1,509666426575</text:p>
          </table:table-cell>
          <table:table-cell table:formula="of:=[.J75]*0.067" office:value-type="float" office:value="-5.04764657955" calcext:value-type="float">
            <text:p>-5,04764657955</text:p>
          </table:table-cell>
          <table:table-cell table:formula="of:=[.K75]*0.067" office:value-type="float" office:value="-9.19455742345" calcext:value-type="float">
            <text:p>-9,1945574234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0.778675329" calcext:value-type="float">
            <text:p>-0,778675329</text:p>
          </table:table-cell>
          <table:table-cell office:value-type="float" office:value="-3.352989695" calcext:value-type="float">
            <text:p>-3,352989695</text:p>
          </table:table-cell>
          <table:table-cell office:value-type="float" office:value="-5.873515922" calcext:value-type="float">
            <text:p>-5,873515922</text:p>
          </table:table-cell>
          <table:table-cell/>
          <table:table-cell table:formula="of:=[.E76]*25" office:value-type="float" office:value="-19.466883225" calcext:value-type="float">
            <text:p>-19,466883225</text:p>
          </table:table-cell>
          <table:table-cell table:formula="of:=[.F76]*25" office:value-type="float" office:value="-83.824742375" calcext:value-type="float">
            <text:p>-83,824742375</text:p>
          </table:table-cell>
          <table:table-cell table:formula="of:=[.G76]*25" office:value-type="float" office:value="-146.83789805" calcext:value-type="float">
            <text:p>-146,83789805</text:p>
          </table:table-cell>
          <table:table-cell/>
          <table:table-cell table:formula="of:=[.I76]*0.067" office:value-type="float" office:value="-1.304281176075" calcext:value-type="float">
            <text:p>-1,304281176075</text:p>
          </table:table-cell>
          <table:table-cell table:formula="of:=[.J76]*0.067" office:value-type="float" office:value="-5.616257739125" calcext:value-type="float">
            <text:p>-5,616257739125</text:p>
          </table:table-cell>
          <table:table-cell table:formula="of:=[.K76]*0.067" office:value-type="float" office:value="-9.83813916935" calcext:value-type="float">
            <text:p>-9,8381391693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0.231754858" calcext:value-type="float">
            <text:p>-0,231754858</text:p>
          </table:table-cell>
          <table:table-cell office:value-type="float" office:value="-3.332979955" calcext:value-type="float">
            <text:p>-3,332979955</text:p>
          </table:table-cell>
          <table:table-cell office:value-type="float" office:value="-5.97602083" calcext:value-type="float">
            <text:p>-5,97602083</text:p>
          </table:table-cell>
          <table:table-cell/>
          <table:table-cell table:formula="of:=[.E77]*25" office:value-type="float" office:value="-5.79387145" calcext:value-type="float">
            <text:p>-5,79387145</text:p>
          </table:table-cell>
          <table:table-cell table:formula="of:=[.F77]*25" office:value-type="float" office:value="-83.324498875" calcext:value-type="float">
            <text:p>-83,324498875</text:p>
          </table:table-cell>
          <table:table-cell table:formula="of:=[.G77]*25" office:value-type="float" office:value="-149.40052075" calcext:value-type="float">
            <text:p>-149,40052075</text:p>
          </table:table-cell>
          <table:table-cell/>
          <table:table-cell table:formula="of:=[.I77]*0.067" office:value-type="float" office:value="-0.38818938715" calcext:value-type="float">
            <text:p>-0,38818938715</text:p>
          </table:table-cell>
          <table:table-cell table:formula="of:=[.J77]*0.067" office:value-type="float" office:value="-5.582741424625" calcext:value-type="float">
            <text:p>-5,582741424625</text:p>
          </table:table-cell>
          <table:table-cell table:formula="of:=[.K77]*0.067" office:value-type="float" office:value="-10.00983489025" calcext:value-type="float">
            <text:p>-10,0098348902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0.262433232" calcext:value-type="float">
            <text:p>0,262433232</text:p>
          </table:table-cell>
          <table:table-cell office:value-type="float" office:value="-3.283084282" calcext:value-type="float">
            <text:p>-3,283084282</text:p>
          </table:table-cell>
          <table:table-cell office:value-type="float" office:value="-5.856288382" calcext:value-type="float">
            <text:p>-5,856288382</text:p>
          </table:table-cell>
          <table:table-cell/>
          <table:table-cell table:formula="of:=[.E78]*25" office:value-type="float" office:value="6.5608308" calcext:value-type="float">
            <text:p>6,5608308</text:p>
          </table:table-cell>
          <table:table-cell table:formula="of:=[.F78]*25" office:value-type="float" office:value="-82.07710705" calcext:value-type="float">
            <text:p>-82,07710705</text:p>
          </table:table-cell>
          <table:table-cell table:formula="of:=[.G78]*25" office:value-type="float" office:value="-146.40720955" calcext:value-type="float">
            <text:p>-146,40720955</text:p>
          </table:table-cell>
          <table:table-cell/>
          <table:table-cell table:formula="of:=[.I78]*0.067" office:value-type="float" office:value="0.4395756636" calcext:value-type="float">
            <text:p>0,4395756636</text:p>
          </table:table-cell>
          <table:table-cell table:formula="of:=[.J78]*0.067" office:value-type="float" office:value="-5.49916617235" calcext:value-type="float">
            <text:p>-5,49916617235</text:p>
          </table:table-cell>
          <table:table-cell table:formula="of:=[.K78]*0.067" office:value-type="float" office:value="-9.80928303985" calcext:value-type="float">
            <text:p>-9,8092830398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0.401872313" calcext:value-type="float">
            <text:p>0,401872313</text:p>
          </table:table-cell>
          <table:table-cell office:value-type="float" office:value="-3.302806302" calcext:value-type="float">
            <text:p>-3,302806302</text:p>
          </table:table-cell>
          <table:table-cell office:value-type="float" office:value="-5.632312826" calcext:value-type="float">
            <text:p>-5,632312826</text:p>
          </table:table-cell>
          <table:table-cell/>
          <table:table-cell table:formula="of:=[.E79]*25" office:value-type="float" office:value="10.046807825" calcext:value-type="float">
            <text:p>10,046807825</text:p>
          </table:table-cell>
          <table:table-cell table:formula="of:=[.F79]*25" office:value-type="float" office:value="-82.57015755" calcext:value-type="float">
            <text:p>-82,57015755</text:p>
          </table:table-cell>
          <table:table-cell table:formula="of:=[.G79]*25" office:value-type="float" office:value="-140.80782065" calcext:value-type="float">
            <text:p>-140,80782065</text:p>
          </table:table-cell>
          <table:table-cell/>
          <table:table-cell table:formula="of:=[.I79]*0.067" office:value-type="float" office:value="0.673136124275" calcext:value-type="float">
            <text:p>0,673136124275</text:p>
          </table:table-cell>
          <table:table-cell table:formula="of:=[.J79]*0.067" office:value-type="float" office:value="-5.53220055585" calcext:value-type="float">
            <text:p>-5,53220055585</text:p>
          </table:table-cell>
          <table:table-cell table:formula="of:=[.K79]*0.067" office:value-type="float" office:value="-9.43412398355" calcext:value-type="float">
            <text:p>-9,43412398355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0.444218956" calcext:value-type="float">
            <text:p>0,444218956</text:p>
          </table:table-cell>
          <table:table-cell office:value-type="float" office:value="-3.289514169" calcext:value-type="float">
            <text:p>-3,289514169</text:p>
          </table:table-cell>
          <table:table-cell office:value-type="float" office:value="-5.497641778" calcext:value-type="float">
            <text:p>-5,497641778</text:p>
          </table:table-cell>
          <table:table-cell/>
          <table:table-cell table:formula="of:=[.E80]*25" office:value-type="float" office:value="11.1054739" calcext:value-type="float">
            <text:p>11,1054739</text:p>
          </table:table-cell>
          <table:table-cell table:formula="of:=[.F80]*25" office:value-type="float" office:value="-82.237854225" calcext:value-type="float">
            <text:p>-82,237854225</text:p>
          </table:table-cell>
          <table:table-cell table:formula="of:=[.G80]*25" office:value-type="float" office:value="-137.44104445" calcext:value-type="float">
            <text:p>-137,44104445</text:p>
          </table:table-cell>
          <table:table-cell/>
          <table:table-cell table:formula="of:=[.I80]*0.067" office:value-type="float" office:value="0.7440667513" calcext:value-type="float">
            <text:p>0,7440667513</text:p>
          </table:table-cell>
          <table:table-cell table:formula="of:=[.J80]*0.067" office:value-type="float" office:value="-5.509936233075" calcext:value-type="float">
            <text:p>-5,509936233075</text:p>
          </table:table-cell>
          <table:table-cell table:formula="of:=[.K80]*0.067" office:value-type="float" office:value="-9.20854997815" calcext:value-type="float">
            <text:p>-9,2085499781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0.745109333" calcext:value-type="float">
            <text:p>0,745109333</text:p>
          </table:table-cell>
          <table:table-cell office:value-type="float" office:value="-3.234884209" calcext:value-type="float">
            <text:p>-3,234884209</text:p>
          </table:table-cell>
          <table:table-cell office:value-type="float" office:value="-5.293829686" calcext:value-type="float">
            <text:p>-5,293829686</text:p>
          </table:table-cell>
          <table:table-cell/>
          <table:table-cell table:formula="of:=[.E81]*25" office:value-type="float" office:value="18.627733325" calcext:value-type="float">
            <text:p>18,627733325</text:p>
          </table:table-cell>
          <table:table-cell table:formula="of:=[.F81]*25" office:value-type="float" office:value="-80.872105225" calcext:value-type="float">
            <text:p>-80,872105225</text:p>
          </table:table-cell>
          <table:table-cell table:formula="of:=[.G81]*25" office:value-type="float" office:value="-132.34574215" calcext:value-type="float">
            <text:p>-132,34574215</text:p>
          </table:table-cell>
          <table:table-cell/>
          <table:table-cell table:formula="of:=[.I81]*0.067" office:value-type="float" office:value="1.248058132775" calcext:value-type="float">
            <text:p>1,248058132775</text:p>
          </table:table-cell>
          <table:table-cell table:formula="of:=[.J81]*0.067" office:value-type="float" office:value="-5.418431050075" calcext:value-type="float">
            <text:p>-5,418431050075</text:p>
          </table:table-cell>
          <table:table-cell table:formula="of:=[.K81]*0.067" office:value-type="float" office:value="-8.86716472405" calcext:value-type="float">
            <text:p>-8,86716472405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0.812275388" calcext:value-type="float">
            <text:p>0,812275388</text:p>
          </table:table-cell>
          <table:table-cell office:value-type="float" office:value="-3.187302522" calcext:value-type="float">
            <text:p>-3,187302522</text:p>
          </table:table-cell>
          <table:table-cell office:value-type="float" office:value="-4.966790921" calcext:value-type="float">
            <text:p>-4,966790921</text:p>
          </table:table-cell>
          <table:table-cell/>
          <table:table-cell table:formula="of:=[.E82]*25" office:value-type="float" office:value="20.3068847" calcext:value-type="float">
            <text:p>20,3068847</text:p>
          </table:table-cell>
          <table:table-cell table:formula="of:=[.F82]*25" office:value-type="float" office:value="-79.68256305" calcext:value-type="float">
            <text:p>-79,68256305</text:p>
          </table:table-cell>
          <table:table-cell table:formula="of:=[.G82]*25" office:value-type="float" office:value="-124.169773025" calcext:value-type="float">
            <text:p>-124,169773025</text:p>
          </table:table-cell>
          <table:table-cell/>
          <table:table-cell table:formula="of:=[.I82]*0.067" office:value-type="float" office:value="1.3605612749" calcext:value-type="float">
            <text:p>1,3605612749</text:p>
          </table:table-cell>
          <table:table-cell table:formula="of:=[.J82]*0.067" office:value-type="float" office:value="-5.33873172435" calcext:value-type="float">
            <text:p>-5,33873172435</text:p>
          </table:table-cell>
          <table:table-cell table:formula="of:=[.K82]*0.067" office:value-type="float" office:value="-8.319374792675" calcext:value-type="float">
            <text:p>-8,31937479267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0.71607745" calcext:value-type="float">
            <text:p>0,71607745</text:p>
          </table:table-cell>
          <table:table-cell office:value-type="float" office:value="-2.90699339" calcext:value-type="float">
            <text:p>-2,90699339</text:p>
          </table:table-cell>
          <table:table-cell office:value-type="float" office:value="-4.876737148" calcext:value-type="float">
            <text:p>-4,876737148</text:p>
          </table:table-cell>
          <table:table-cell/>
          <table:table-cell table:formula="of:=[.E83]*25" office:value-type="float" office:value="17.90193625" calcext:value-type="float">
            <text:p>17,90193625</text:p>
          </table:table-cell>
          <table:table-cell table:formula="of:=[.F83]*25" office:value-type="float" office:value="-72.67483475" calcext:value-type="float">
            <text:p>-72,67483475</text:p>
          </table:table-cell>
          <table:table-cell table:formula="of:=[.G83]*25" office:value-type="float" office:value="-121.9184287" calcext:value-type="float">
            <text:p>-121,9184287</text:p>
          </table:table-cell>
          <table:table-cell/>
          <table:table-cell table:formula="of:=[.I83]*0.067" office:value-type="float" office:value="1.19942972875" calcext:value-type="float">
            <text:p>1,19942972875</text:p>
          </table:table-cell>
          <table:table-cell table:formula="of:=[.J83]*0.067" office:value-type="float" office:value="-4.86921392825" calcext:value-type="float">
            <text:p>-4,86921392825</text:p>
          </table:table-cell>
          <table:table-cell table:formula="of:=[.K83]*0.067" office:value-type="float" office:value="-8.1685347229" calcext:value-type="float">
            <text:p>-8,1685347229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0.957515248" calcext:value-type="float">
            <text:p>0,957515248</text:p>
          </table:table-cell>
          <table:table-cell office:value-type="float" office:value="-2.393905901" calcext:value-type="float">
            <text:p>-2,393905901</text:p>
          </table:table-cell>
          <table:table-cell office:value-type="float" office:value="-4.663070366" calcext:value-type="float">
            <text:p>-4,663070366</text:p>
          </table:table-cell>
          <table:table-cell/>
          <table:table-cell table:formula="of:=[.E84]*25" office:value-type="float" office:value="23.9378812" calcext:value-type="float">
            <text:p>23,9378812</text:p>
          </table:table-cell>
          <table:table-cell table:formula="of:=[.F84]*25" office:value-type="float" office:value="-59.847647525" calcext:value-type="float">
            <text:p>-59,847647525</text:p>
          </table:table-cell>
          <table:table-cell table:formula="of:=[.G84]*25" office:value-type="float" office:value="-116.57675915" calcext:value-type="float">
            <text:p>-116,57675915</text:p>
          </table:table-cell>
          <table:table-cell/>
          <table:table-cell table:formula="of:=[.I84]*0.067" office:value-type="float" office:value="1.6038380404" calcext:value-type="float">
            <text:p>1,6038380404</text:p>
          </table:table-cell>
          <table:table-cell table:formula="of:=[.J84]*0.067" office:value-type="float" office:value="-4.009792384175" calcext:value-type="float">
            <text:p>-4,009792384175</text:p>
          </table:table-cell>
          <table:table-cell table:formula="of:=[.K84]*0.067" office:value-type="float" office:value="-7.81064286305" calcext:value-type="float">
            <text:p>-7,8106428630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1.271013716" calcext:value-type="float">
            <text:p>1,271013716</text:p>
          </table:table-cell>
          <table:table-cell office:value-type="float" office:value="-2.591870809" calcext:value-type="float">
            <text:p>-2,591870809</text:p>
          </table:table-cell>
          <table:table-cell office:value-type="float" office:value="-4.338410668" calcext:value-type="float">
            <text:p>-4,338410668</text:p>
          </table:table-cell>
          <table:table-cell/>
          <table:table-cell table:formula="of:=[.E85]*25" office:value-type="float" office:value="31.7753429" calcext:value-type="float">
            <text:p>31,7753429</text:p>
          </table:table-cell>
          <table:table-cell table:formula="of:=[.F85]*25" office:value-type="float" office:value="-64.796770225" calcext:value-type="float">
            <text:p>-64,796770225</text:p>
          </table:table-cell>
          <table:table-cell table:formula="of:=[.G85]*25" office:value-type="float" office:value="-108.4602667" calcext:value-type="float">
            <text:p>-108,4602667</text:p>
          </table:table-cell>
          <table:table-cell/>
          <table:table-cell table:formula="of:=[.I85]*0.067" office:value-type="float" office:value="2.1289479743" calcext:value-type="float">
            <text:p>2,1289479743</text:p>
          </table:table-cell>
          <table:table-cell table:formula="of:=[.J85]*0.067" office:value-type="float" office:value="-4.341383605075" calcext:value-type="float">
            <text:p>-4,341383605075</text:p>
          </table:table-cell>
          <table:table-cell table:formula="of:=[.K85]*0.067" office:value-type="float" office:value="-7.2668378689" calcext:value-type="float">
            <text:p>-7,2668378689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2.081277434" calcext:value-type="float">
            <text:p>2,081277434</text:p>
          </table:table-cell>
          <table:table-cell office:value-type="float" office:value="-2.380236557" calcext:value-type="float">
            <text:p>-2,380236557</text:p>
          </table:table-cell>
          <table:table-cell office:value-type="float" office:value="-4.09008189" calcext:value-type="float">
            <text:p>-4,09008189</text:p>
          </table:table-cell>
          <table:table-cell/>
          <table:table-cell table:formula="of:=[.E86]*25" office:value-type="float" office:value="52.03193585" calcext:value-type="float">
            <text:p>52,03193585</text:p>
          </table:table-cell>
          <table:table-cell table:formula="of:=[.F86]*25" office:value-type="float" office:value="-59.505913925" calcext:value-type="float">
            <text:p>-59,505913925</text:p>
          </table:table-cell>
          <table:table-cell table:formula="of:=[.G86]*25" office:value-type="float" office:value="-102.25204725" calcext:value-type="float">
            <text:p>-102,25204725</text:p>
          </table:table-cell>
          <table:table-cell/>
          <table:table-cell table:formula="of:=[.I86]*0.067" office:value-type="float" office:value="3.48613970195" calcext:value-type="float">
            <text:p>3,48613970195</text:p>
          </table:table-cell>
          <table:table-cell table:formula="of:=[.J86]*0.067" office:value-type="float" office:value="-3.986896232975" calcext:value-type="float">
            <text:p>-3,986896232975</text:p>
          </table:table-cell>
          <table:table-cell table:formula="of:=[.K86]*0.067" office:value-type="float" office:value="-6.85088716575" calcext:value-type="float">
            <text:p>-6,8508871657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2.02849132" calcext:value-type="float">
            <text:p>2,02849132</text:p>
          </table:table-cell>
          <table:table-cell office:value-type="float" office:value="-1.471848158" calcext:value-type="float">
            <text:p>-1,471848158</text:p>
          </table:table-cell>
          <table:table-cell office:value-type="float" office:value="-3.055095243" calcext:value-type="float">
            <text:p>-3,055095243</text:p>
          </table:table-cell>
          <table:table-cell/>
          <table:table-cell table:formula="of:=[.E87]*25" office:value-type="float" office:value="50.712283" calcext:value-type="float">
            <text:p>50,712283</text:p>
          </table:table-cell>
          <table:table-cell table:formula="of:=[.F87]*25" office:value-type="float" office:value="-36.79620395" calcext:value-type="float">
            <text:p>-36,79620395</text:p>
          </table:table-cell>
          <table:table-cell table:formula="of:=[.G87]*25" office:value-type="float" office:value="-76.377381075" calcext:value-type="float">
            <text:p>-76,377381075</text:p>
          </table:table-cell>
          <table:table-cell/>
          <table:table-cell table:formula="of:=[.I87]*0.067" office:value-type="float" office:value="3.397722961" calcext:value-type="float">
            <text:p>3,397722961</text:p>
          </table:table-cell>
          <table:table-cell table:formula="of:=[.J87]*0.067" office:value-type="float" office:value="-2.46534566465" calcext:value-type="float">
            <text:p>-2,46534566465</text:p>
          </table:table-cell>
          <table:table-cell table:formula="of:=[.K87]*0.067" office:value-type="float" office:value="-5.117284532025" calcext:value-type="float">
            <text:p>-5,11728453202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0.970069969" calcext:value-type="float">
            <text:p>0,970069969</text:p>
          </table:table-cell>
          <table:table-cell office:value-type="float" office:value="-1.883349556" calcext:value-type="float">
            <text:p>-1,883349556</text:p>
          </table:table-cell>
          <table:table-cell office:value-type="float" office:value="-3.006534544" calcext:value-type="float">
            <text:p>-3,006534544</text:p>
          </table:table-cell>
          <table:table-cell/>
          <table:table-cell table:formula="of:=[.E88]*25" office:value-type="float" office:value="24.251749225" calcext:value-type="float">
            <text:p>24,251749225</text:p>
          </table:table-cell>
          <table:table-cell table:formula="of:=[.F88]*25" office:value-type="float" office:value="-47.0837389" calcext:value-type="float">
            <text:p>-47,0837389</text:p>
          </table:table-cell>
          <table:table-cell table:formula="of:=[.G88]*25" office:value-type="float" office:value="-75.1633636" calcext:value-type="float">
            <text:p>-75,1633636</text:p>
          </table:table-cell>
          <table:table-cell/>
          <table:table-cell table:formula="of:=[.I88]*0.067" office:value-type="float" office:value="1.624867198075" calcext:value-type="float">
            <text:p>1,624867198075</text:p>
          </table:table-cell>
          <table:table-cell table:formula="of:=[.J88]*0.067" office:value-type="float" office:value="-3.1546105063" calcext:value-type="float">
            <text:p>-3,1546105063</text:p>
          </table:table-cell>
          <table:table-cell table:formula="of:=[.K88]*0.067" office:value-type="float" office:value="-5.0359453612" calcext:value-type="float">
            <text:p>-5,0359453612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1.30211633" calcext:value-type="float">
            <text:p>1,30211633</text:p>
          </table:table-cell>
          <table:table-cell office:value-type="float" office:value="-1.798070948" calcext:value-type="float">
            <text:p>-1,798070948</text:p>
          </table:table-cell>
          <table:table-cell office:value-type="float" office:value="-2.871634506" calcext:value-type="float">
            <text:p>-2,871634506</text:p>
          </table:table-cell>
          <table:table-cell/>
          <table:table-cell table:formula="of:=[.E89]*25" office:value-type="float" office:value="32.55290825" calcext:value-type="float">
            <text:p>32,55290825</text:p>
          </table:table-cell>
          <table:table-cell table:formula="of:=[.F89]*25" office:value-type="float" office:value="-44.9517737" calcext:value-type="float">
            <text:p>-44,9517737</text:p>
          </table:table-cell>
          <table:table-cell table:formula="of:=[.G89]*25" office:value-type="float" office:value="-71.79086265" calcext:value-type="float">
            <text:p>-71,79086265</text:p>
          </table:table-cell>
          <table:table-cell/>
          <table:table-cell table:formula="of:=[.I89]*0.067" office:value-type="float" office:value="2.18104485275" calcext:value-type="float">
            <text:p>2,18104485275</text:p>
          </table:table-cell>
          <table:table-cell table:formula="of:=[.J89]*0.067" office:value-type="float" office:value="-3.0117688379" calcext:value-type="float">
            <text:p>-3,0117688379</text:p>
          </table:table-cell>
          <table:table-cell table:formula="of:=[.K89]*0.067" office:value-type="float" office:value="-4.80998779755" calcext:value-type="float">
            <text:p>-4,8099877975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1.355438491" calcext:value-type="float">
            <text:p>1,355438491</text:p>
          </table:table-cell>
          <table:table-cell office:value-type="float" office:value="-0.662029922" calcext:value-type="float">
            <text:p>-0,662029922</text:p>
          </table:table-cell>
          <table:table-cell office:value-type="float" office:value="-2.037698264" calcext:value-type="float">
            <text:p>-2,037698264</text:p>
          </table:table-cell>
          <table:table-cell/>
          <table:table-cell table:formula="of:=[.E90]*25" office:value-type="float" office:value="33.885962275" calcext:value-type="float">
            <text:p>33,885962275</text:p>
          </table:table-cell>
          <table:table-cell table:formula="of:=[.F90]*25" office:value-type="float" office:value="-16.55074805" calcext:value-type="float">
            <text:p>-16,55074805</text:p>
          </table:table-cell>
          <table:table-cell table:formula="of:=[.G90]*25" office:value-type="float" office:value="-50.9424566" calcext:value-type="float">
            <text:p>-50,9424566</text:p>
          </table:table-cell>
          <table:table-cell/>
          <table:table-cell table:formula="of:=[.I90]*0.067" office:value-type="float" office:value="2.270359472425" calcext:value-type="float">
            <text:p>2,270359472425</text:p>
          </table:table-cell>
          <table:table-cell table:formula="of:=[.J90]*0.067" office:value-type="float" office:value="-1.10890011935" calcext:value-type="float">
            <text:p>-1,10890011935</text:p>
          </table:table-cell>
          <table:table-cell table:formula="of:=[.K90]*0.067" office:value-type="float" office:value="-3.4131445922" calcext:value-type="float">
            <text:p>-3,4131445922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0.498074862" calcext:value-type="float">
            <text:p>0,498074862</text:p>
          </table:table-cell>
          <table:table-cell office:value-type="float" office:value="-1.520725547" calcext:value-type="float">
            <text:p>-1,520725547</text:p>
          </table:table-cell>
          <table:table-cell office:value-type="float" office:value="-2.333103623" calcext:value-type="float">
            <text:p>-2,333103623</text:p>
          </table:table-cell>
          <table:table-cell/>
          <table:table-cell table:formula="of:=[.E91]*25" office:value-type="float" office:value="12.45187155" calcext:value-type="float">
            <text:p>12,45187155</text:p>
          </table:table-cell>
          <table:table-cell table:formula="of:=[.F91]*25" office:value-type="float" office:value="-38.018138675" calcext:value-type="float">
            <text:p>-38,018138675</text:p>
          </table:table-cell>
          <table:table-cell table:formula="of:=[.G91]*25" office:value-type="float" office:value="-58.327590575" calcext:value-type="float">
            <text:p>-58,327590575</text:p>
          </table:table-cell>
          <table:table-cell/>
          <table:table-cell table:formula="of:=[.I91]*0.067" office:value-type="float" office:value="0.83427539385" calcext:value-type="float">
            <text:p>0,83427539385</text:p>
          </table:table-cell>
          <table:table-cell table:formula="of:=[.J91]*0.067" office:value-type="float" office:value="-2.547215291225" calcext:value-type="float">
            <text:p>-2,547215291225</text:p>
          </table:table-cell>
          <table:table-cell table:formula="of:=[.K91]*0.067" office:value-type="float" office:value="-3.907948568525" calcext:value-type="float">
            <text:p>-3,907948568525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1.423721564" calcext:value-type="float">
            <text:p>1,423721564</text:p>
          </table:table-cell>
          <table:table-cell office:value-type="float" office:value="-1.521259857" calcext:value-type="float">
            <text:p>-1,521259857</text:p>
          </table:table-cell>
          <table:table-cell office:value-type="float" office:value="-2.311361721" calcext:value-type="float">
            <text:p>-2,311361721</text:p>
          </table:table-cell>
          <table:table-cell/>
          <table:table-cell table:formula="of:=[.E92]*25" office:value-type="float" office:value="35.5930391" calcext:value-type="float">
            <text:p>35,5930391</text:p>
          </table:table-cell>
          <table:table-cell table:formula="of:=[.F92]*25" office:value-type="float" office:value="-38.031496425" calcext:value-type="float">
            <text:p>-38,031496425</text:p>
          </table:table-cell>
          <table:table-cell table:formula="of:=[.G92]*25" office:value-type="float" office:value="-57.784043025" calcext:value-type="float">
            <text:p>-57,784043025</text:p>
          </table:table-cell>
          <table:table-cell/>
          <table:table-cell table:formula="of:=[.I92]*0.067" office:value-type="float" office:value="2.3847336197" calcext:value-type="float">
            <text:p>2,3847336197</text:p>
          </table:table-cell>
          <table:table-cell table:formula="of:=[.J92]*0.067" office:value-type="float" office:value="-2.548110260475" calcext:value-type="float">
            <text:p>-2,548110260475</text:p>
          </table:table-cell>
          <table:table-cell table:formula="of:=[.K92]*0.067" office:value-type="float" office:value="-3.871530882675" calcext:value-type="float">
            <text:p>-3,87153088267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68" calcext:value-type="float">
            <text:p>-241,68</text:p>
          </table:table-cell>
          <table:table-cell office:value-type="float" office:value="0" calcext:value-type="float">
            <text:p>0</text:p>
          </table:table-cell>
          <table:table-cell office:value-type="float" office:value="0.028353534" calcext:value-type="float">
            <text:p>0,028353534</text:p>
          </table:table-cell>
          <table:table-cell office:value-type="float" office:value="-1.008281898" calcext:value-type="float">
            <text:p>-1,008281898</text:p>
          </table:table-cell>
          <table:table-cell/>
          <table:table-cell table:formula="of:=[.E93]*25" office:value-type="float" office:value="0" calcext:value-type="float">
            <text:p>0</text:p>
          </table:table-cell>
          <table:table-cell table:formula="of:=[.F93]*25" office:value-type="float" office:value="0.70883835" calcext:value-type="float">
            <text:p>0,70883835</text:p>
          </table:table-cell>
          <table:table-cell table:formula="of:=[.G93]*25" office:value-type="float" office:value="-25.20704745" calcext:value-type="float">
            <text:p>-25,20704745</text:p>
          </table:table-cell>
          <table:table-cell/>
          <table:table-cell table:formula="of:=[.I93]*0.067" office:value-type="float" office:value="0" calcext:value-type="float">
            <text:p>0</text:p>
          </table:table-cell>
          <table:table-cell table:formula="of:=[.J93]*0.067" office:value-type="float" office:value="0.04749216945" calcext:value-type="float">
            <text:p>0,04749216945</text:p>
          </table:table-cell>
          <table:table-cell table:formula="of:=[.K93]*0.067" office:value-type="float" office:value="-1.68887217915" calcext:value-type="float">
            <text:p>-1,688872179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0" calcext:value-type="float">
            <text:p>0</text:p>
          </table:table-cell>
          <table:table-cell office:value-type="float" office:value="-1.601805979" calcext:value-type="float">
            <text:p>-1,601805979</text:p>
          </table:table-cell>
          <table:table-cell office:value-type="float" office:value="-2.73768449" calcext:value-type="float">
            <text:p>-2,73768449</text:p>
          </table:table-cell>
          <table:table-cell/>
          <table:table-cell table:formula="of:=[.E94]*25" office:value-type="float" office:value="0" calcext:value-type="float">
            <text:p>0</text:p>
          </table:table-cell>
          <table:table-cell table:formula="of:=[.F94]*25" office:value-type="float" office:value="-40.045149475" calcext:value-type="float">
            <text:p>-40,045149475</text:p>
          </table:table-cell>
          <table:table-cell table:formula="of:=[.G94]*25" office:value-type="float" office:value="-68.44211225" calcext:value-type="float">
            <text:p>-68,44211225</text:p>
          </table:table-cell>
          <table:table-cell/>
          <table:table-cell table:formula="of:=[.I94]*0.067" office:value-type="float" office:value="0" calcext:value-type="float">
            <text:p>0</text:p>
          </table:table-cell>
          <table:table-cell table:formula="of:=[.J94]*0.067" office:value-type="float" office:value="-2.683025014825" calcext:value-type="float">
            <text:p>-2,683025014825</text:p>
          </table:table-cell>
          <table:table-cell table:formula="of:=[.K94]*0.067" office:value-type="float" office:value="-4.58562152075" calcext:value-type="float">
            <text:p>-4,5856215207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-0.10140432" calcext:value-type="float">
            <text:p>-0,10140432</text:p>
          </table:table-cell>
          <table:table-cell office:value-type="float" office:value="-1.581342404" calcext:value-type="float">
            <text:p>-1,581342404</text:p>
          </table:table-cell>
          <table:table-cell office:value-type="float" office:value="-2.731363013" calcext:value-type="float">
            <text:p>-2,731363013</text:p>
          </table:table-cell>
          <table:table-cell/>
          <table:table-cell table:formula="of:=[.E95]*25" office:value-type="float" office:value="-2.535108" calcext:value-type="float">
            <text:p>-2,535108</text:p>
          </table:table-cell>
          <table:table-cell table:formula="of:=[.F95]*25" office:value-type="float" office:value="-39.5335601" calcext:value-type="float">
            <text:p>-39,5335601</text:p>
          </table:table-cell>
          <table:table-cell table:formula="of:=[.G95]*25" office:value-type="float" office:value="-68.284075325" calcext:value-type="float">
            <text:p>-68,284075325</text:p>
          </table:table-cell>
          <table:table-cell/>
          <table:table-cell table:formula="of:=[.I95]*0.067" office:value-type="float" office:value="-0.169852236" calcext:value-type="float">
            <text:p>-0,169852236</text:p>
          </table:table-cell>
          <table:table-cell table:formula="of:=[.J95]*0.067" office:value-type="float" office:value="-2.6487485267" calcext:value-type="float">
            <text:p>-2,6487485267</text:p>
          </table:table-cell>
          <table:table-cell table:formula="of:=[.K95]*0.067" office:value-type="float" office:value="-4.575033046775" calcext:value-type="float">
            <text:p>-4,57503304677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0.299954209" calcext:value-type="float">
            <text:p>-0,299954209</text:p>
          </table:table-cell>
          <table:table-cell office:value-type="float" office:value="-1.406692601" calcext:value-type="float">
            <text:p>-1,406692601</text:p>
          </table:table-cell>
          <table:table-cell office:value-type="float" office:value="-2.655097318" calcext:value-type="float">
            <text:p>-2,655097318</text:p>
          </table:table-cell>
          <table:table-cell/>
          <table:table-cell table:formula="of:=[.E96]*25" office:value-type="float" office:value="-7.498855225" calcext:value-type="float">
            <text:p>-7,498855225</text:p>
          </table:table-cell>
          <table:table-cell table:formula="of:=[.F96]*25" office:value-type="float" office:value="-35.167315025" calcext:value-type="float">
            <text:p>-35,167315025</text:p>
          </table:table-cell>
          <table:table-cell table:formula="of:=[.G96]*25" office:value-type="float" office:value="-66.37743295" calcext:value-type="float">
            <text:p>-66,37743295</text:p>
          </table:table-cell>
          <table:table-cell/>
          <table:table-cell table:formula="of:=[.I96]*0.067" office:value-type="float" office:value="-0.502423300075" calcext:value-type="float">
            <text:p>-0,502423300075</text:p>
          </table:table-cell>
          <table:table-cell table:formula="of:=[.J96]*0.067" office:value-type="float" office:value="-2.356210106675" calcext:value-type="float">
            <text:p>-2,356210106675</text:p>
          </table:table-cell>
          <table:table-cell table:formula="of:=[.K96]*0.067" office:value-type="float" office:value="-4.44728800765" calcext:value-type="float">
            <text:p>-4,4472880076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1.213038079" calcext:value-type="float">
            <text:p>-1,213038079</text:p>
          </table:table-cell>
          <table:table-cell office:value-type="float" office:value="-1.571973365" calcext:value-type="float">
            <text:p>-1,571973365</text:p>
          </table:table-cell>
          <table:table-cell office:value-type="float" office:value="-2.786773163" calcext:value-type="float">
            <text:p>-2,786773163</text:p>
          </table:table-cell>
          <table:table-cell/>
          <table:table-cell table:formula="of:=[.E97]*25" office:value-type="float" office:value="-30.325951975" calcext:value-type="float">
            <text:p>-30,325951975</text:p>
          </table:table-cell>
          <table:table-cell table:formula="of:=[.F97]*25" office:value-type="float" office:value="-39.299334125" calcext:value-type="float">
            <text:p>-39,299334125</text:p>
          </table:table-cell>
          <table:table-cell table:formula="of:=[.G97]*25" office:value-type="float" office:value="-69.669329075" calcext:value-type="float">
            <text:p>-69,669329075</text:p>
          </table:table-cell>
          <table:table-cell/>
          <table:table-cell table:formula="of:=[.I97]*0.067" office:value-type="float" office:value="-2.031838782325" calcext:value-type="float">
            <text:p>-2,031838782325</text:p>
          </table:table-cell>
          <table:table-cell table:formula="of:=[.J97]*0.067" office:value-type="float" office:value="-2.633055386375" calcext:value-type="float">
            <text:p>-2,633055386375</text:p>
          </table:table-cell>
          <table:table-cell table:formula="of:=[.K97]*0.067" office:value-type="float" office:value="-4.667845048025" calcext:value-type="float">
            <text:p>-4,66784504802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.502726625" calcext:value-type="float">
            <text:p>-1,502726625</text:p>
          </table:table-cell>
          <table:table-cell office:value-type="float" office:value="-2.314891153" calcext:value-type="float">
            <text:p>-2,314891153</text:p>
          </table:table-cell>
          <table:table-cell office:value-type="float" office:value="-3.607850088" calcext:value-type="float">
            <text:p>-3,607850088</text:p>
          </table:table-cell>
          <table:table-cell/>
          <table:table-cell table:formula="of:=[.E98]*25" office:value-type="float" office:value="-37.568165625" calcext:value-type="float">
            <text:p>-37,568165625</text:p>
          </table:table-cell>
          <table:table-cell table:formula="of:=[.F98]*25" office:value-type="float" office:value="-57.872278825" calcext:value-type="float">
            <text:p>-57,872278825</text:p>
          </table:table-cell>
          <table:table-cell table:formula="of:=[.G98]*25" office:value-type="float" office:value="-90.1962522" calcext:value-type="float">
            <text:p>-90,1962522</text:p>
          </table:table-cell>
          <table:table-cell/>
          <table:table-cell table:formula="of:=[.I98]*0.067" office:value-type="float" office:value="-2.517067096875" calcext:value-type="float">
            <text:p>-2,517067096875</text:p>
          </table:table-cell>
          <table:table-cell table:formula="of:=[.J98]*0.067" office:value-type="float" office:value="-3.877442681275" calcext:value-type="float">
            <text:p>-3,877442681275</text:p>
          </table:table-cell>
          <table:table-cell table:formula="of:=[.K98]*0.067" office:value-type="float" office:value="-6.0431488974" calcext:value-type="float">
            <text:p>-6,0431488974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0.967392896" calcext:value-type="float">
            <text:p>-0,967392896</text:p>
          </table:table-cell>
          <table:table-cell office:value-type="float" office:value="-1.656272515" calcext:value-type="float">
            <text:p>-1,656272515</text:p>
          </table:table-cell>
          <table:table-cell office:value-type="float" office:value="-3.401445197" calcext:value-type="float">
            <text:p>-3,401445197</text:p>
          </table:table-cell>
          <table:table-cell/>
          <table:table-cell table:formula="of:=[.E99]*25" office:value-type="float" office:value="-24.1848224" calcext:value-type="float">
            <text:p>-24,1848224</text:p>
          </table:table-cell>
          <table:table-cell table:formula="of:=[.F99]*25" office:value-type="float" office:value="-41.406812875" calcext:value-type="float">
            <text:p>-41,406812875</text:p>
          </table:table-cell>
          <table:table-cell table:formula="of:=[.G99]*25" office:value-type="float" office:value="-85.036129925" calcext:value-type="float">
            <text:p>-85,036129925</text:p>
          </table:table-cell>
          <table:table-cell/>
          <table:table-cell table:formula="of:=[.I99]*0.067" office:value-type="float" office:value="-1.6203831008" calcext:value-type="float">
            <text:p>-1,6203831008</text:p>
          </table:table-cell>
          <table:table-cell table:formula="of:=[.J99]*0.067" office:value-type="float" office:value="-2.774256462625" calcext:value-type="float">
            <text:p>-2,774256462625</text:p>
          </table:table-cell>
          <table:table-cell table:formula="of:=[.K99]*0.067" office:value-type="float" office:value="-5.697420704975" calcext:value-type="float">
            <text:p>-5,69742070497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.60060363" calcext:value-type="float">
            <text:p>-1,60060363</text:p>
          </table:table-cell>
          <table:table-cell office:value-type="float" office:value="-1.824516883" calcext:value-type="float">
            <text:p>-1,824516883</text:p>
          </table:table-cell>
          <table:table-cell office:value-type="float" office:value="-3.633255667" calcext:value-type="float">
            <text:p>-3,633255667</text:p>
          </table:table-cell>
          <table:table-cell/>
          <table:table-cell table:formula="of:=[.E100]*25" office:value-type="float" office:value="-40.01509075" calcext:value-type="float">
            <text:p>-40,01509075</text:p>
          </table:table-cell>
          <table:table-cell table:formula="of:=[.F100]*25" office:value-type="float" office:value="-45.612922075" calcext:value-type="float">
            <text:p>-45,612922075</text:p>
          </table:table-cell>
          <table:table-cell table:formula="of:=[.G100]*25" office:value-type="float" office:value="-90.831391675" calcext:value-type="float">
            <text:p>-90,831391675</text:p>
          </table:table-cell>
          <table:table-cell/>
          <table:table-cell table:formula="of:=[.I100]*0.067" office:value-type="float" office:value="-2.68101108025" calcext:value-type="float">
            <text:p>-2,68101108025</text:p>
          </table:table-cell>
          <table:table-cell table:formula="of:=[.J100]*0.067" office:value-type="float" office:value="-3.056065779025" calcext:value-type="float">
            <text:p>-3,056065779025</text:p>
          </table:table-cell>
          <table:table-cell table:formula="of:=[.K100]*0.067" office:value-type="float" office:value="-6.085703242225" calcext:value-type="float">
            <text:p>-6,08570324222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.769113074" calcext:value-type="float">
            <text:p>-1,769113074</text:p>
          </table:table-cell>
          <table:table-cell office:value-type="float" office:value="-2.77712841" calcext:value-type="float">
            <text:p>-2,77712841</text:p>
          </table:table-cell>
          <table:table-cell office:value-type="float" office:value="-4.495674171" calcext:value-type="float">
            <text:p>-4,495674171</text:p>
          </table:table-cell>
          <table:table-cell/>
          <table:table-cell table:formula="of:=[.E101]*25" office:value-type="float" office:value="-44.22782685" calcext:value-type="float">
            <text:p>-44,22782685</text:p>
          </table:table-cell>
          <table:table-cell table:formula="of:=[.F101]*25" office:value-type="float" office:value="-69.42821025" calcext:value-type="float">
            <text:p>-69,42821025</text:p>
          </table:table-cell>
          <table:table-cell table:formula="of:=[.G101]*25" office:value-type="float" office:value="-112.391854275" calcext:value-type="float">
            <text:p>-112,391854275</text:p>
          </table:table-cell>
          <table:table-cell/>
          <table:table-cell table:formula="of:=[.I101]*0.067" office:value-type="float" office:value="-2.96326439895" calcext:value-type="float">
            <text:p>-2,96326439895</text:p>
          </table:table-cell>
          <table:table-cell table:formula="of:=[.J101]*0.067" office:value-type="float" office:value="-4.65169008675" calcext:value-type="float">
            <text:p>-4,65169008675</text:p>
          </table:table-cell>
          <table:table-cell table:formula="of:=[.K101]*0.067" office:value-type="float" office:value="-7.530254236425" calcext:value-type="float">
            <text:p>-7,53025423642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.27490595" calcext:value-type="float">
            <text:p>-1,27490595</text:p>
          </table:table-cell>
          <table:table-cell office:value-type="float" office:value="-2.605739678" calcext:value-type="float">
            <text:p>-2,605739678</text:p>
          </table:table-cell>
          <table:table-cell office:value-type="float" office:value="-4.543030502" calcext:value-type="float">
            <text:p>-4,543030502</text:p>
          </table:table-cell>
          <table:table-cell/>
          <table:table-cell table:formula="of:=[.E102]*25" office:value-type="float" office:value="-31.87264875" calcext:value-type="float">
            <text:p>-31,87264875</text:p>
          </table:table-cell>
          <table:table-cell table:formula="of:=[.F102]*25" office:value-type="float" office:value="-65.14349195" calcext:value-type="float">
            <text:p>-65,14349195</text:p>
          </table:table-cell>
          <table:table-cell table:formula="of:=[.G102]*25" office:value-type="float" office:value="-113.57576255" calcext:value-type="float">
            <text:p>-113,57576255</text:p>
          </table:table-cell>
          <table:table-cell/>
          <table:table-cell table:formula="of:=[.I102]*0.067" office:value-type="float" office:value="-2.13546746625" calcext:value-type="float">
            <text:p>-2,13546746625</text:p>
          </table:table-cell>
          <table:table-cell table:formula="of:=[.J102]*0.067" office:value-type="float" office:value="-4.36461396065" calcext:value-type="float">
            <text:p>-4,36461396065</text:p>
          </table:table-cell>
          <table:table-cell table:formula="of:=[.K102]*0.067" office:value-type="float" office:value="-7.60957609085" calcext:value-type="float">
            <text:p>-7,6095760908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.739519235" calcext:value-type="float">
            <text:p>-1,739519235</text:p>
          </table:table-cell>
          <table:table-cell office:value-type="float" office:value="-2.541152799" calcext:value-type="float">
            <text:p>-2,541152799</text:p>
          </table:table-cell>
          <table:table-cell office:value-type="float" office:value="-4.89204688" calcext:value-type="float">
            <text:p>-4,89204688</text:p>
          </table:table-cell>
          <table:table-cell/>
          <table:table-cell table:formula="of:=[.E103]*25" office:value-type="float" office:value="-43.487980875" calcext:value-type="float">
            <text:p>-43,487980875</text:p>
          </table:table-cell>
          <table:table-cell table:formula="of:=[.F103]*25" office:value-type="float" office:value="-63.528819975" calcext:value-type="float">
            <text:p>-63,528819975</text:p>
          </table:table-cell>
          <table:table-cell table:formula="of:=[.G103]*25" office:value-type="float" office:value="-122.301172" calcext:value-type="float">
            <text:p>-122,301172</text:p>
          </table:table-cell>
          <table:table-cell/>
          <table:table-cell table:formula="of:=[.I103]*0.067" office:value-type="float" office:value="-2.913694718625" calcext:value-type="float">
            <text:p>-2,913694718625</text:p>
          </table:table-cell>
          <table:table-cell table:formula="of:=[.J103]*0.067" office:value-type="float" office:value="-4.256430938325" calcext:value-type="float">
            <text:p>-4,256430938325</text:p>
          </table:table-cell>
          <table:table-cell table:formula="of:=[.K103]*0.067" office:value-type="float" office:value="-8.194178524" calcext:value-type="float">
            <text:p>-8,19417852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.701015666" calcext:value-type="float">
            <text:p>-1,701015666</text:p>
          </table:table-cell>
          <table:table-cell office:value-type="float" office:value="-2.69297456" calcext:value-type="float">
            <text:p>-2,69297456</text:p>
          </table:table-cell>
          <table:table-cell office:value-type="float" office:value="-5.751035594" calcext:value-type="float">
            <text:p>-5,751035594</text:p>
          </table:table-cell>
          <table:table-cell/>
          <table:table-cell table:formula="of:=[.E104]*25" office:value-type="float" office:value="-42.52539165" calcext:value-type="float">
            <text:p>-42,52539165</text:p>
          </table:table-cell>
          <table:table-cell table:formula="of:=[.F104]*25" office:value-type="float" office:value="-67.324364" calcext:value-type="float">
            <text:p>-67,324364</text:p>
          </table:table-cell>
          <table:table-cell table:formula="of:=[.G104]*25" office:value-type="float" office:value="-143.77588985" calcext:value-type="float">
            <text:p>-143,77588985</text:p>
          </table:table-cell>
          <table:table-cell/>
          <table:table-cell table:formula="of:=[.I104]*0.067" office:value-type="float" office:value="-2.84920124055" calcext:value-type="float">
            <text:p>-2,84920124055</text:p>
          </table:table-cell>
          <table:table-cell table:formula="of:=[.J104]*0.067" office:value-type="float" office:value="-4.510732388" calcext:value-type="float">
            <text:p>-4,510732388</text:p>
          </table:table-cell>
          <table:table-cell table:formula="of:=[.K104]*0.067" office:value-type="float" office:value="-9.63298461995" calcext:value-type="float">
            <text:p>-9,63298461995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.032992979" calcext:value-type="float">
            <text:p>-1,032992979</text:p>
          </table:table-cell>
          <table:table-cell office:value-type="float" office:value="-2.796794199" calcext:value-type="float">
            <text:p>-2,796794199</text:p>
          </table:table-cell>
          <table:table-cell office:value-type="float" office:value="-5.922434521" calcext:value-type="float">
            <text:p>-5,922434521</text:p>
          </table:table-cell>
          <table:table-cell/>
          <table:table-cell table:formula="of:=[.E105]*25" office:value-type="float" office:value="-25.824824475" calcext:value-type="float">
            <text:p>-25,824824475</text:p>
          </table:table-cell>
          <table:table-cell table:formula="of:=[.F105]*25" office:value-type="float" office:value="-69.919854975" calcext:value-type="float">
            <text:p>-69,919854975</text:p>
          </table:table-cell>
          <table:table-cell table:formula="of:=[.G105]*25" office:value-type="float" office:value="-148.060863025" calcext:value-type="float">
            <text:p>-148,060863025</text:p>
          </table:table-cell>
          <table:table-cell/>
          <table:table-cell table:formula="of:=[.I105]*0.067" office:value-type="float" office:value="-1.730263239825" calcext:value-type="float">
            <text:p>-1,730263239825</text:p>
          </table:table-cell>
          <table:table-cell table:formula="of:=[.J105]*0.067" office:value-type="float" office:value="-4.684630283325" calcext:value-type="float">
            <text:p>-4,684630283325</text:p>
          </table:table-cell>
          <table:table-cell table:formula="of:=[.K105]*0.067" office:value-type="float" office:value="-9.920077822675" calcext:value-type="float">
            <text:p>-9,92007782267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.061673756" calcext:value-type="float">
            <text:p>-1,061673756</text:p>
          </table:table-cell>
          <table:table-cell office:value-type="float" office:value="-2.9950668" calcext:value-type="float">
            <text:p>-2,9950668</text:p>
          </table:table-cell>
          <table:table-cell office:value-type="float" office:value="-6.133794987" calcext:value-type="float">
            <text:p>-6,133794987</text:p>
          </table:table-cell>
          <table:table-cell/>
          <table:table-cell table:formula="of:=[.E106]*25" office:value-type="float" office:value="-26.5418439" calcext:value-type="float">
            <text:p>-26,5418439</text:p>
          </table:table-cell>
          <table:table-cell table:formula="of:=[.F106]*25" office:value-type="float" office:value="-74.87667" calcext:value-type="float">
            <text:p>-74,87667</text:p>
          </table:table-cell>
          <table:table-cell table:formula="of:=[.G106]*25" office:value-type="float" office:value="-153.344874675" calcext:value-type="float">
            <text:p>-153,344874675</text:p>
          </table:table-cell>
          <table:table-cell/>
          <table:table-cell table:formula="of:=[.I106]*0.067" office:value-type="float" office:value="-1.7783035413" calcext:value-type="float">
            <text:p>-1,7783035413</text:p>
          </table:table-cell>
          <table:table-cell table:formula="of:=[.J106]*0.067" office:value-type="float" office:value="-5.01673689" calcext:value-type="float">
            <text:p>-5,01673689</text:p>
          </table:table-cell>
          <table:table-cell table:formula="of:=[.K106]*0.067" office:value-type="float" office:value="-10.274106603225" calcext:value-type="float">
            <text:p>-10,27410660322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0.960824109" calcext:value-type="float">
            <text:p>-0,960824109</text:p>
          </table:table-cell>
          <table:table-cell office:value-type="float" office:value="-3.14060396" calcext:value-type="float">
            <text:p>-3,14060396</text:p>
          </table:table-cell>
          <table:table-cell office:value-type="float" office:value="-6.612159692" calcext:value-type="float">
            <text:p>-6,612159692</text:p>
          </table:table-cell>
          <table:table-cell/>
          <table:table-cell table:formula="of:=[.E107]*25" office:value-type="float" office:value="-24.020602725" calcext:value-type="float">
            <text:p>-24,020602725</text:p>
          </table:table-cell>
          <table:table-cell table:formula="of:=[.F107]*25" office:value-type="float" office:value="-78.515099" calcext:value-type="float">
            <text:p>-78,515099</text:p>
          </table:table-cell>
          <table:table-cell table:formula="of:=[.G107]*25" office:value-type="float" office:value="-165.3039923" calcext:value-type="float">
            <text:p>-165,3039923</text:p>
          </table:table-cell>
          <table:table-cell/>
          <table:table-cell table:formula="of:=[.I107]*0.067" office:value-type="float" office:value="-1.609380382575" calcext:value-type="float">
            <text:p>-1,609380382575</text:p>
          </table:table-cell>
          <table:table-cell table:formula="of:=[.J107]*0.067" office:value-type="float" office:value="-5.260511633" calcext:value-type="float">
            <text:p>-5,260511633</text:p>
          </table:table-cell>
          <table:table-cell table:formula="of:=[.K107]*0.067" office:value-type="float" office:value="-11.0753674841" calcext:value-type="float">
            <text:p>-11,0753674841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0.453331901" calcext:value-type="float">
            <text:p>-0,453331901</text:p>
          </table:table-cell>
          <table:table-cell office:value-type="float" office:value="-3.253459498" calcext:value-type="float">
            <text:p>-3,253459498</text:p>
          </table:table-cell>
          <table:table-cell office:value-type="float" office:value="-6.756879488" calcext:value-type="float">
            <text:p>-6,756879488</text:p>
          </table:table-cell>
          <table:table-cell/>
          <table:table-cell table:formula="of:=[.E108]*25" office:value-type="float" office:value="-11.333297525" calcext:value-type="float">
            <text:p>-11,333297525</text:p>
          </table:table-cell>
          <table:table-cell table:formula="of:=[.F108]*25" office:value-type="float" office:value="-81.33648745" calcext:value-type="float">
            <text:p>-81,33648745</text:p>
          </table:table-cell>
          <table:table-cell table:formula="of:=[.G108]*25" office:value-type="float" office:value="-168.9219872" calcext:value-type="float">
            <text:p>-168,9219872</text:p>
          </table:table-cell>
          <table:table-cell/>
          <table:table-cell table:formula="of:=[.I108]*0.067" office:value-type="float" office:value="-0.759330934175" calcext:value-type="float">
            <text:p>-0,759330934175</text:p>
          </table:table-cell>
          <table:table-cell table:formula="of:=[.J108]*0.067" office:value-type="float" office:value="-5.44954465915" calcext:value-type="float">
            <text:p>-5,44954465915</text:p>
          </table:table-cell>
          <table:table-cell table:formula="of:=[.K108]*0.067" office:value-type="float" office:value="-11.3177731424" calcext:value-type="float">
            <text:p>-11,3177731424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0.140840443" calcext:value-type="float">
            <text:p>-0,140840443</text:p>
          </table:table-cell>
          <table:table-cell office:value-type="float" office:value="-3.521070629" calcext:value-type="float">
            <text:p>-3,521070629</text:p>
          </table:table-cell>
          <table:table-cell office:value-type="float" office:value="-6.77656452" calcext:value-type="float">
            <text:p>-6,77656452</text:p>
          </table:table-cell>
          <table:table-cell/>
          <table:table-cell table:formula="of:=[.E109]*25" office:value-type="float" office:value="-3.521011075" calcext:value-type="float">
            <text:p>-3,521011075</text:p>
          </table:table-cell>
          <table:table-cell table:formula="of:=[.F109]*25" office:value-type="float" office:value="-88.026765725" calcext:value-type="float">
            <text:p>-88,026765725</text:p>
          </table:table-cell>
          <table:table-cell table:formula="of:=[.G109]*25" office:value-type="float" office:value="-169.414113" calcext:value-type="float">
            <text:p>-169,414113</text:p>
          </table:table-cell>
          <table:table-cell/>
          <table:table-cell table:formula="of:=[.I109]*0.067" office:value-type="float" office:value="-0.235907742025" calcext:value-type="float">
            <text:p>-0,235907742025</text:p>
          </table:table-cell>
          <table:table-cell table:formula="of:=[.J109]*0.067" office:value-type="float" office:value="-5.897793303575" calcext:value-type="float">
            <text:p>-5,897793303575</text:p>
          </table:table-cell>
          <table:table-cell table:formula="of:=[.K109]*0.067" office:value-type="float" office:value="-11.350745571" calcext:value-type="float">
            <text:p>-11,350745571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0.048326381" calcext:value-type="float">
            <text:p>0,048326381</text:p>
          </table:table-cell>
          <table:table-cell office:value-type="float" office:value="-3.811294986" calcext:value-type="float">
            <text:p>-3,811294986</text:p>
          </table:table-cell>
          <table:table-cell office:value-type="float" office:value="-6.80008109" calcext:value-type="float">
            <text:p>-6,80008109</text:p>
          </table:table-cell>
          <table:table-cell/>
          <table:table-cell table:formula="of:=[.E110]*25" office:value-type="float" office:value="1.208159525" calcext:value-type="float">
            <text:p>1,208159525</text:p>
          </table:table-cell>
          <table:table-cell table:formula="of:=[.F110]*25" office:value-type="float" office:value="-95.28237465" calcext:value-type="float">
            <text:p>-95,28237465</text:p>
          </table:table-cell>
          <table:table-cell table:formula="of:=[.G110]*25" office:value-type="float" office:value="-170.00202725" calcext:value-type="float">
            <text:p>-170,00202725</text:p>
          </table:table-cell>
          <table:table-cell/>
          <table:table-cell table:formula="of:=[.I110]*0.067" office:value-type="float" office:value="0.080946688175" calcext:value-type="float">
            <text:p>0,080946688175</text:p>
          </table:table-cell>
          <table:table-cell table:formula="of:=[.J110]*0.067" office:value-type="float" office:value="-6.38391910155" calcext:value-type="float">
            <text:p>-6,38391910155</text:p>
          </table:table-cell>
          <table:table-cell table:formula="of:=[.K110]*0.067" office:value-type="float" office:value="-11.39013582575" calcext:value-type="float">
            <text:p>-11,39013582575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0.347302238" calcext:value-type="float">
            <text:p>0,347302238</text:p>
          </table:table-cell>
          <table:table-cell office:value-type="float" office:value="-3.820354629" calcext:value-type="float">
            <text:p>-3,820354629</text:p>
          </table:table-cell>
          <table:table-cell office:value-type="float" office:value="-6.784087513" calcext:value-type="float">
            <text:p>-6,784087513</text:p>
          </table:table-cell>
          <table:table-cell/>
          <table:table-cell table:formula="of:=[.E111]*25" office:value-type="float" office:value="8.68255595" calcext:value-type="float">
            <text:p>8,68255595</text:p>
          </table:table-cell>
          <table:table-cell table:formula="of:=[.F111]*25" office:value-type="float" office:value="-95.508865725" calcext:value-type="float">
            <text:p>-95,508865725</text:p>
          </table:table-cell>
          <table:table-cell table:formula="of:=[.G111]*25" office:value-type="float" office:value="-169.602187825" calcext:value-type="float">
            <text:p>-169,602187825</text:p>
          </table:table-cell>
          <table:table-cell/>
          <table:table-cell table:formula="of:=[.I111]*0.067" office:value-type="float" office:value="0.58173124865" calcext:value-type="float">
            <text:p>0,58173124865</text:p>
          </table:table-cell>
          <table:table-cell table:formula="of:=[.J111]*0.067" office:value-type="float" office:value="-6.399094003575" calcext:value-type="float">
            <text:p>-6,399094003575</text:p>
          </table:table-cell>
          <table:table-cell table:formula="of:=[.K111]*0.067" office:value-type="float" office:value="-11.363346584275" calcext:value-type="float">
            <text:p>-11,36334658427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0.756844001" calcext:value-type="float">
            <text:p>0,756844001</text:p>
          </table:table-cell>
          <table:table-cell office:value-type="float" office:value="-3.674466606" calcext:value-type="float">
            <text:p>-3,674466606</text:p>
          </table:table-cell>
          <table:table-cell office:value-type="float" office:value="-6.652414181" calcext:value-type="float">
            <text:p>-6,652414181</text:p>
          </table:table-cell>
          <table:table-cell/>
          <table:table-cell table:formula="of:=[.E112]*25" office:value-type="float" office:value="18.921100025" calcext:value-type="float">
            <text:p>18,921100025</text:p>
          </table:table-cell>
          <table:table-cell table:formula="of:=[.F112]*25" office:value-type="float" office:value="-91.86166515" calcext:value-type="float">
            <text:p>-91,86166515</text:p>
          </table:table-cell>
          <table:table-cell table:formula="of:=[.G112]*25" office:value-type="float" office:value="-166.310354525" calcext:value-type="float">
            <text:p>-166,310354525</text:p>
          </table:table-cell>
          <table:table-cell/>
          <table:table-cell table:formula="of:=[.I112]*0.067" office:value-type="float" office:value="1.267713701675" calcext:value-type="float">
            <text:p>1,267713701675</text:p>
          </table:table-cell>
          <table:table-cell table:formula="of:=[.J112]*0.067" office:value-type="float" office:value="-6.15473156505" calcext:value-type="float">
            <text:p>-6,15473156505</text:p>
          </table:table-cell>
          <table:table-cell table:formula="of:=[.K112]*0.067" office:value-type="float" office:value="-11.142793753175" calcext:value-type="float">
            <text:p>-11,142793753175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1.067671689" calcext:value-type="float">
            <text:p>1,067671689</text:p>
          </table:table-cell>
          <table:table-cell office:value-type="float" office:value="-3.758840202" calcext:value-type="float">
            <text:p>-3,758840202</text:p>
          </table:table-cell>
          <table:table-cell office:value-type="float" office:value="-6.434435478" calcext:value-type="float">
            <text:p>-6,434435478</text:p>
          </table:table-cell>
          <table:table-cell/>
          <table:table-cell table:formula="of:=[.E113]*25" office:value-type="float" office:value="26.691792225" calcext:value-type="float">
            <text:p>26,691792225</text:p>
          </table:table-cell>
          <table:table-cell table:formula="of:=[.F113]*25" office:value-type="float" office:value="-93.97100505" calcext:value-type="float">
            <text:p>-93,97100505</text:p>
          </table:table-cell>
          <table:table-cell table:formula="of:=[.G113]*25" office:value-type="float" office:value="-160.86088695" calcext:value-type="float">
            <text:p>-160,86088695</text:p>
          </table:table-cell>
          <table:table-cell/>
          <table:table-cell table:formula="of:=[.I113]*0.067" office:value-type="float" office:value="1.788350079075" calcext:value-type="float">
            <text:p>1,788350079075</text:p>
          </table:table-cell>
          <table:table-cell table:formula="of:=[.J113]*0.067" office:value-type="float" office:value="-6.29605733835" calcext:value-type="float">
            <text:p>-6,29605733835</text:p>
          </table:table-cell>
          <table:table-cell table:formula="of:=[.K113]*0.067" office:value-type="float" office:value="-10.77767942565" calcext:value-type="float">
            <text:p>-10,7776794256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1.487185698" calcext:value-type="float">
            <text:p>1,487185698</text:p>
          </table:table-cell>
          <table:table-cell office:value-type="float" office:value="-3.469810981" calcext:value-type="float">
            <text:p>-3,469810981</text:p>
          </table:table-cell>
          <table:table-cell office:value-type="float" office:value="-6.053021244" calcext:value-type="float">
            <text:p>-6,053021244</text:p>
          </table:table-cell>
          <table:table-cell/>
          <table:table-cell table:formula="of:=[.E114]*25" office:value-type="float" office:value="37.17964245" calcext:value-type="float">
            <text:p>37,17964245</text:p>
          </table:table-cell>
          <table:table-cell table:formula="of:=[.F114]*25" office:value-type="float" office:value="-86.745274525" calcext:value-type="float">
            <text:p>-86,745274525</text:p>
          </table:table-cell>
          <table:table-cell table:formula="of:=[.G114]*25" office:value-type="float" office:value="-151.3255311" calcext:value-type="float">
            <text:p>-151,3255311</text:p>
          </table:table-cell>
          <table:table-cell/>
          <table:table-cell table:formula="of:=[.I114]*0.067" office:value-type="float" office:value="2.49103604415" calcext:value-type="float">
            <text:p>2,49103604415</text:p>
          </table:table-cell>
          <table:table-cell table:formula="of:=[.J114]*0.067" office:value-type="float" office:value="-5.811933393175" calcext:value-type="float">
            <text:p>-5,811933393175</text:p>
          </table:table-cell>
          <table:table-cell table:formula="of:=[.K114]*0.067" office:value-type="float" office:value="-10.1388105837" calcext:value-type="float">
            <text:p>-10,1388105837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1.460516962" calcext:value-type="float">
            <text:p>1,460516962</text:p>
          </table:table-cell>
          <table:table-cell office:value-type="float" office:value="-2.700509066" calcext:value-type="float">
            <text:p>-2,700509066</text:p>
          </table:table-cell>
          <table:table-cell office:value-type="float" office:value="-5.382409078" calcext:value-type="float">
            <text:p>-5,382409078</text:p>
          </table:table-cell>
          <table:table-cell/>
          <table:table-cell table:formula="of:=[.E115]*25" office:value-type="float" office:value="36.51292405" calcext:value-type="float">
            <text:p>36,51292405</text:p>
          </table:table-cell>
          <table:table-cell table:formula="of:=[.F115]*25" office:value-type="float" office:value="-67.51272665" calcext:value-type="float">
            <text:p>-67,51272665</text:p>
          </table:table-cell>
          <table:table-cell table:formula="of:=[.G115]*25" office:value-type="float" office:value="-134.56022695" calcext:value-type="float">
            <text:p>-134,56022695</text:p>
          </table:table-cell>
          <table:table-cell/>
          <table:table-cell table:formula="of:=[.I115]*0.067" office:value-type="float" office:value="2.44636591135" calcext:value-type="float">
            <text:p>2,44636591135</text:p>
          </table:table-cell>
          <table:table-cell table:formula="of:=[.J115]*0.067" office:value-type="float" office:value="-4.52335268555" calcext:value-type="float">
            <text:p>-4,52335268555</text:p>
          </table:table-cell>
          <table:table-cell table:formula="of:=[.K115]*0.067" office:value-type="float" office:value="-9.01553520565" calcext:value-type="float">
            <text:p>-9,0155352056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1.182223554" calcext:value-type="float">
            <text:p>1,182223554</text:p>
          </table:table-cell>
          <table:table-cell office:value-type="float" office:value="-2.648054258" calcext:value-type="float">
            <text:p>-2,648054258</text:p>
          </table:table-cell>
          <table:table-cell office:value-type="float" office:value="-5.269360232" calcext:value-type="float">
            <text:p>-5,269360232</text:p>
          </table:table-cell>
          <table:table-cell/>
          <table:table-cell table:formula="of:=[.E116]*25" office:value-type="float" office:value="29.55558885" calcext:value-type="float">
            <text:p>29,55558885</text:p>
          </table:table-cell>
          <table:table-cell table:formula="of:=[.F116]*25" office:value-type="float" office:value="-66.20135645" calcext:value-type="float">
            <text:p>-66,20135645</text:p>
          </table:table-cell>
          <table:table-cell table:formula="of:=[.G116]*25" office:value-type="float" office:value="-131.7340058" calcext:value-type="float">
            <text:p>-131,7340058</text:p>
          </table:table-cell>
          <table:table-cell/>
          <table:table-cell table:formula="of:=[.I116]*0.067" office:value-type="float" office:value="1.98022445295" calcext:value-type="float">
            <text:p>1,98022445295</text:p>
          </table:table-cell>
          <table:table-cell table:formula="of:=[.J116]*0.067" office:value-type="float" office:value="-4.43549088215" calcext:value-type="float">
            <text:p>-4,43549088215</text:p>
          </table:table-cell>
          <table:table-cell table:formula="of:=[.K116]*0.067" office:value-type="float" office:value="-8.8261783886" calcext:value-type="float">
            <text:p>-8,8261783886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2.014337808" calcext:value-type="float">
            <text:p>2,014337808</text:p>
          </table:table-cell>
          <table:table-cell office:value-type="float" office:value="-2.676127979" calcext:value-type="float">
            <text:p>-2,676127979</text:p>
          </table:table-cell>
          <table:table-cell office:value-type="float" office:value="-4.939157571" calcext:value-type="float">
            <text:p>-4,939157571</text:p>
          </table:table-cell>
          <table:table-cell/>
          <table:table-cell table:formula="of:=[.E117]*25" office:value-type="float" office:value="50.3584452" calcext:value-type="float">
            <text:p>50,3584452</text:p>
          </table:table-cell>
          <table:table-cell table:formula="of:=[.F117]*25" office:value-type="float" office:value="-66.903199475" calcext:value-type="float">
            <text:p>-66,903199475</text:p>
          </table:table-cell>
          <table:table-cell table:formula="of:=[.G117]*25" office:value-type="float" office:value="-123.478939275" calcext:value-type="float">
            <text:p>-123,478939275</text:p>
          </table:table-cell>
          <table:table-cell/>
          <table:table-cell table:formula="of:=[.I117]*0.067" office:value-type="float" office:value="3.3740158284" calcext:value-type="float">
            <text:p>3,3740158284</text:p>
          </table:table-cell>
          <table:table-cell table:formula="of:=[.J117]*0.067" office:value-type="float" office:value="-4.482514364825" calcext:value-type="float">
            <text:p>-4,482514364825</text:p>
          </table:table-cell>
          <table:table-cell table:formula="of:=[.K117]*0.067" office:value-type="float" office:value="-8.273088931425" calcext:value-type="float">
            <text:p>-8,27308893142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.934779326" calcext:value-type="float">
            <text:p>1,934779326</text:p>
          </table:table-cell>
          <table:table-cell office:value-type="float" office:value="-2.550956819" calcext:value-type="float">
            <text:p>-2,550956819</text:p>
          </table:table-cell>
          <table:table-cell office:value-type="float" office:value="-3.828083091" calcext:value-type="float">
            <text:p>-3,828083091</text:p>
          </table:table-cell>
          <table:table-cell/>
          <table:table-cell table:formula="of:=[.E118]*25" office:value-type="float" office:value="48.36948315" calcext:value-type="float">
            <text:p>48,36948315</text:p>
          </table:table-cell>
          <table:table-cell table:formula="of:=[.F118]*25" office:value-type="float" office:value="-63.773920475" calcext:value-type="float">
            <text:p>-63,773920475</text:p>
          </table:table-cell>
          <table:table-cell table:formula="of:=[.G118]*25" office:value-type="float" office:value="-95.702077275" calcext:value-type="float">
            <text:p>-95,702077275</text:p>
          </table:table-cell>
          <table:table-cell/>
          <table:table-cell table:formula="of:=[.I118]*0.067" office:value-type="float" office:value="3.24075537105" calcext:value-type="float">
            <text:p>3,24075537105</text:p>
          </table:table-cell>
          <table:table-cell table:formula="of:=[.J118]*0.067" office:value-type="float" office:value="-4.272852671825" calcext:value-type="float">
            <text:p>-4,272852671825</text:p>
          </table:table-cell>
          <table:table-cell table:formula="of:=[.K118]*0.067" office:value-type="float" office:value="-6.412039177425" calcext:value-type="float">
            <text:p>-6,41203917742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0.956505199" calcext:value-type="float">
            <text:p>0,956505199</text:p>
          </table:table-cell>
          <table:table-cell office:value-type="float" office:value="-2.592305408" calcext:value-type="float">
            <text:p>-2,592305408</text:p>
          </table:table-cell>
          <table:table-cell office:value-type="float" office:value="-3.929391862" calcext:value-type="float">
            <text:p>-3,929391862</text:p>
          </table:table-cell>
          <table:table-cell/>
          <table:table-cell table:formula="of:=[.E119]*25" office:value-type="float" office:value="23.912629975" calcext:value-type="float">
            <text:p>23,912629975</text:p>
          </table:table-cell>
          <table:table-cell table:formula="of:=[.F119]*25" office:value-type="float" office:value="-64.8076352" calcext:value-type="float">
            <text:p>-64,8076352</text:p>
          </table:table-cell>
          <table:table-cell table:formula="of:=[.G119]*25" office:value-type="float" office:value="-98.23479655" calcext:value-type="float">
            <text:p>-98,23479655</text:p>
          </table:table-cell>
          <table:table-cell/>
          <table:table-cell table:formula="of:=[.I119]*0.067" office:value-type="float" office:value="1.602146208325" calcext:value-type="float">
            <text:p>1,602146208325</text:p>
          </table:table-cell>
          <table:table-cell table:formula="of:=[.J119]*0.067" office:value-type="float" office:value="-4.3421115584" calcext:value-type="float">
            <text:p>-4,3421115584</text:p>
          </table:table-cell>
          <table:table-cell table:formula="of:=[.K119]*0.067" office:value-type="float" office:value="-6.58173136885" calcext:value-type="float">
            <text:p>-6,58173136885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.870076739" calcext:value-type="float">
            <text:p>1,870076739</text:p>
          </table:table-cell>
          <table:table-cell office:value-type="float" office:value="-2.383214884" calcext:value-type="float">
            <text:p>-2,383214884</text:p>
          </table:table-cell>
          <table:table-cell office:value-type="float" office:value="-3.729877195" calcext:value-type="float">
            <text:p>-3,729877195</text:p>
          </table:table-cell>
          <table:table-cell/>
          <table:table-cell table:formula="of:=[.E120]*25" office:value-type="float" office:value="46.751918475" calcext:value-type="float">
            <text:p>46,751918475</text:p>
          </table:table-cell>
          <table:table-cell table:formula="of:=[.F120]*25" office:value-type="float" office:value="-59.5803721" calcext:value-type="float">
            <text:p>-59,5803721</text:p>
          </table:table-cell>
          <table:table-cell table:formula="of:=[.G120]*25" office:value-type="float" office:value="-93.246929875" calcext:value-type="float">
            <text:p>-93,246929875</text:p>
          </table:table-cell>
          <table:table-cell/>
          <table:table-cell table:formula="of:=[.I120]*0.067" office:value-type="float" office:value="3.132378537825" calcext:value-type="float">
            <text:p>3,132378537825</text:p>
          </table:table-cell>
          <table:table-cell table:formula="of:=[.J120]*0.067" office:value-type="float" office:value="-3.9918849307" calcext:value-type="float">
            <text:p>-3,9918849307</text:p>
          </table:table-cell>
          <table:table-cell table:formula="of:=[.K120]*0.067" office:value-type="float" office:value="-6.247544301625" calcext:value-type="float">
            <text:p>-6,24754430162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.776574124" calcext:value-type="float">
            <text:p>1,776574124</text:p>
          </table:table-cell>
          <table:table-cell office:value-type="float" office:value="-1.622955568" calcext:value-type="float">
            <text:p>-1,622955568</text:p>
          </table:table-cell>
          <table:table-cell office:value-type="float" office:value="-2.430044121" calcext:value-type="float">
            <text:p>-2,430044121</text:p>
          </table:table-cell>
          <table:table-cell/>
          <table:table-cell table:formula="of:=[.E121]*25" office:value-type="float" office:value="44.4143531" calcext:value-type="float">
            <text:p>44,4143531</text:p>
          </table:table-cell>
          <table:table-cell table:formula="of:=[.F121]*25" office:value-type="float" office:value="-40.5738892" calcext:value-type="float">
            <text:p>-40,5738892</text:p>
          </table:table-cell>
          <table:table-cell table:formula="of:=[.G121]*25" office:value-type="float" office:value="-60.751103025" calcext:value-type="float">
            <text:p>-60,751103025</text:p>
          </table:table-cell>
          <table:table-cell/>
          <table:table-cell table:formula="of:=[.I121]*0.067" office:value-type="float" office:value="2.9757616577" calcext:value-type="float">
            <text:p>2,9757616577</text:p>
          </table:table-cell>
          <table:table-cell table:formula="of:=[.J121]*0.067" office:value-type="float" office:value="-2.7184505764" calcext:value-type="float">
            <text:p>-2,7184505764</text:p>
          </table:table-cell>
          <table:table-cell table:formula="of:=[.K121]*0.067" office:value-type="float" office:value="-4.070323902675" calcext:value-type="float">
            <text:p>-4,07032390267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0.483652789" calcext:value-type="float">
            <text:p>0,483652789</text:p>
          </table:table-cell>
          <table:table-cell office:value-type="float" office:value="-1.601867926" calcext:value-type="float">
            <text:p>-1,601867926</text:p>
          </table:table-cell>
          <table:table-cell office:value-type="float" office:value="-2.872866465" calcext:value-type="float">
            <text:p>-2,872866465</text:p>
          </table:table-cell>
          <table:table-cell/>
          <table:table-cell table:formula="of:=[.E122]*25" office:value-type="float" office:value="12.091319725" calcext:value-type="float">
            <text:p>12,091319725</text:p>
          </table:table-cell>
          <table:table-cell table:formula="of:=[.F122]*25" office:value-type="float" office:value="-40.04669815" calcext:value-type="float">
            <text:p>-40,04669815</text:p>
          </table:table-cell>
          <table:table-cell table:formula="of:=[.G122]*25" office:value-type="float" office:value="-71.821661625" calcext:value-type="float">
            <text:p>-71,821661625</text:p>
          </table:table-cell>
          <table:table-cell/>
          <table:table-cell table:formula="of:=[.I122]*0.067" office:value-type="float" office:value="0.810118421575" calcext:value-type="float">
            <text:p>0,810118421575</text:p>
          </table:table-cell>
          <table:table-cell table:formula="of:=[.J122]*0.067" office:value-type="float" office:value="-2.68312877605" calcext:value-type="float">
            <text:p>-2,68312877605</text:p>
          </table:table-cell>
          <table:table-cell table:formula="of:=[.K122]*0.067" office:value-type="float" office:value="-4.812051328875" calcext:value-type="float">
            <text:p>-4,812051328875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.841621417" calcext:value-type="float">
            <text:p>1,841621417</text:p>
          </table:table-cell>
          <table:table-cell office:value-type="float" office:value="-1.167025996" calcext:value-type="float">
            <text:p>-1,167025996</text:p>
          </table:table-cell>
          <table:table-cell office:value-type="float" office:value="-2.81210648" calcext:value-type="float">
            <text:p>-2,81210648</text:p>
          </table:table-cell>
          <table:table-cell/>
          <table:table-cell table:formula="of:=[.E123]*25" office:value-type="float" office:value="46.040535425" calcext:value-type="float">
            <text:p>46,040535425</text:p>
          </table:table-cell>
          <table:table-cell table:formula="of:=[.F123]*25" office:value-type="float" office:value="-29.1756499" calcext:value-type="float">
            <text:p>-29,1756499</text:p>
          </table:table-cell>
          <table:table-cell table:formula="of:=[.G123]*25" office:value-type="float" office:value="-70.302662" calcext:value-type="float">
            <text:p>-70,302662</text:p>
          </table:table-cell>
          <table:table-cell/>
          <table:table-cell table:formula="of:=[.I123]*0.067" office:value-type="float" office:value="3.084715873475" calcext:value-type="float">
            <text:p>3,084715873475</text:p>
          </table:table-cell>
          <table:table-cell table:formula="of:=[.J123]*0.067" office:value-type="float" office:value="-1.9547685433" calcext:value-type="float">
            <text:p>-1,9547685433</text:p>
          </table:table-cell>
          <table:table-cell table:formula="of:=[.K123]*0.067" office:value-type="float" office:value="-4.710278354" calcext:value-type="float">
            <text:p>-4,710278354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1.02" calcext:value-type="float">
            <text:p>-241,02</text:p>
          </table:table-cell>
          <table:table-cell office:value-type="float" office:value="0" calcext:value-type="float">
            <text:p>0</text:p>
          </table:table-cell>
          <table:table-cell office:value-type="float" office:value="-0.887631834" calcext:value-type="float">
            <text:p>-0,887631834</text:p>
          </table:table-cell>
          <table:table-cell office:value-type="float" office:value="-1.159507819" calcext:value-type="float">
            <text:p>-1,159507819</text:p>
          </table:table-cell>
          <table:table-cell/>
          <table:table-cell table:formula="of:=[.E124]*25" office:value-type="float" office:value="0" calcext:value-type="float">
            <text:p>0</text:p>
          </table:table-cell>
          <table:table-cell table:formula="of:=[.F124]*25" office:value-type="float" office:value="-22.19079585" calcext:value-type="float">
            <text:p>-22,19079585</text:p>
          </table:table-cell>
          <table:table-cell table:formula="of:=[.G124]*25" office:value-type="float" office:value="-28.987695475" calcext:value-type="float">
            <text:p>-28,987695475</text:p>
          </table:table-cell>
          <table:table-cell/>
          <table:table-cell table:formula="of:=[.I124]*0.067" office:value-type="float" office:value="0" calcext:value-type="float">
            <text:p>0</text:p>
          </table:table-cell>
          <table:table-cell table:formula="of:=[.J124]*0.067" office:value-type="float" office:value="-1.48678332195" calcext:value-type="float">
            <text:p>-1,48678332195</text:p>
          </table:table-cell>
          <table:table-cell table:formula="of:=[.K124]*0.067" office:value-type="float" office:value="-1.942175596825" calcext:value-type="float">
            <text:p>-1,9421755968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-1.486699427" calcext:value-type="float">
            <text:p>-1,486699427</text:p>
          </table:table-cell>
          <table:table-cell office:value-type="float" office:value="-3.249186485" calcext:value-type="float">
            <text:p>-3,249186485</text:p>
          </table:table-cell>
          <table:table-cell/>
          <table:table-cell table:formula="of:=[.E125]*25" office:value-type="float" office:value="0" calcext:value-type="float">
            <text:p>0</text:p>
          </table:table-cell>
          <table:table-cell table:formula="of:=[.F125]*25" office:value-type="float" office:value="-37.167485675" calcext:value-type="float">
            <text:p>-37,167485675</text:p>
          </table:table-cell>
          <table:table-cell table:formula="of:=[.G125]*25" office:value-type="float" office:value="-81.229662125" calcext:value-type="float">
            <text:p>-81,229662125</text:p>
          </table:table-cell>
          <table:table-cell/>
          <table:table-cell table:formula="of:=[.I125]*0.067" office:value-type="float" office:value="0" calcext:value-type="float">
            <text:p>0</text:p>
          </table:table-cell>
          <table:table-cell table:formula="of:=[.J125]*0.067" office:value-type="float" office:value="-2.490221540225" calcext:value-type="float">
            <text:p>-2,490221540225</text:p>
          </table:table-cell>
          <table:table-cell table:formula="of:=[.K125]*0.067" office:value-type="float" office:value="-5.442387362375" calcext:value-type="float">
            <text:p>-5,44238736237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0.023915457" calcext:value-type="float">
            <text:p>-0,023915457</text:p>
          </table:table-cell>
          <table:table-cell office:value-type="float" office:value="-1.447940481" calcext:value-type="float">
            <text:p>-1,447940481</text:p>
          </table:table-cell>
          <table:table-cell office:value-type="float" office:value="-3.229601994" calcext:value-type="float">
            <text:p>-3,229601994</text:p>
          </table:table-cell>
          <table:table-cell/>
          <table:table-cell table:formula="of:=[.E126]*25" office:value-type="float" office:value="-0.597886425" calcext:value-type="float">
            <text:p>-0,597886425</text:p>
          </table:table-cell>
          <table:table-cell table:formula="of:=[.F126]*25" office:value-type="float" office:value="-36.198512025" calcext:value-type="float">
            <text:p>-36,198512025</text:p>
          </table:table-cell>
          <table:table-cell table:formula="of:=[.G126]*25" office:value-type="float" office:value="-80.74004985" calcext:value-type="float">
            <text:p>-80,74004985</text:p>
          </table:table-cell>
          <table:table-cell/>
          <table:table-cell table:formula="of:=[.I126]*0.067" office:value-type="float" office:value="-0.040058390475" calcext:value-type="float">
            <text:p>-0,040058390475</text:p>
          </table:table-cell>
          <table:table-cell table:formula="of:=[.J126]*0.067" office:value-type="float" office:value="-2.425300305675" calcext:value-type="float">
            <text:p>-2,425300305675</text:p>
          </table:table-cell>
          <table:table-cell table:formula="of:=[.K126]*0.067" office:value-type="float" office:value="-5.40958333995" calcext:value-type="float">
            <text:p>-5,4095833399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0.262630969" calcext:value-type="float">
            <text:p>-0,262630969</text:p>
          </table:table-cell>
          <table:table-cell office:value-type="float" office:value="-1.365110026" calcext:value-type="float">
            <text:p>-1,365110026</text:p>
          </table:table-cell>
          <table:table-cell office:value-type="float" office:value="-3.067587029" calcext:value-type="float">
            <text:p>-3,067587029</text:p>
          </table:table-cell>
          <table:table-cell/>
          <table:table-cell table:formula="of:=[.E127]*25" office:value-type="float" office:value="-6.565774225" calcext:value-type="float">
            <text:p>-6,565774225</text:p>
          </table:table-cell>
          <table:table-cell table:formula="of:=[.F127]*25" office:value-type="float" office:value="-34.12775065" calcext:value-type="float">
            <text:p>-34,12775065</text:p>
          </table:table-cell>
          <table:table-cell table:formula="of:=[.G127]*25" office:value-type="float" office:value="-76.689675725" calcext:value-type="float">
            <text:p>-76,689675725</text:p>
          </table:table-cell>
          <table:table-cell/>
          <table:table-cell table:formula="of:=[.I127]*0.067" office:value-type="float" office:value="-0.439906873075" calcext:value-type="float">
            <text:p>-0,439906873075</text:p>
          </table:table-cell>
          <table:table-cell table:formula="of:=[.J127]*0.067" office:value-type="float" office:value="-2.28655929355" calcext:value-type="float">
            <text:p>-2,28655929355</text:p>
          </table:table-cell>
          <table:table-cell table:formula="of:=[.K127]*0.067" office:value-type="float" office:value="-5.138208273575" calcext:value-type="float">
            <text:p>-5,13820827357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1.391946894" calcext:value-type="float">
            <text:p>-1,391946894</text:p>
          </table:table-cell>
          <table:table-cell office:value-type="float" office:value="-1.404751629" calcext:value-type="float">
            <text:p>-1,404751629</text:p>
          </table:table-cell>
          <table:table-cell office:value-type="float" office:value="-3.25681106" calcext:value-type="float">
            <text:p>-3,25681106</text:p>
          </table:table-cell>
          <table:table-cell/>
          <table:table-cell table:formula="of:=[.E128]*25" office:value-type="float" office:value="-34.79867235" calcext:value-type="float">
            <text:p>-34,79867235</text:p>
          </table:table-cell>
          <table:table-cell table:formula="of:=[.F128]*25" office:value-type="float" office:value="-35.118790725" calcext:value-type="float">
            <text:p>-35,118790725</text:p>
          </table:table-cell>
          <table:table-cell table:formula="of:=[.G128]*25" office:value-type="float" office:value="-81.4202765" calcext:value-type="float">
            <text:p>-81,4202765</text:p>
          </table:table-cell>
          <table:table-cell/>
          <table:table-cell table:formula="of:=[.I128]*0.067" office:value-type="float" office:value="-2.33151104745" calcext:value-type="float">
            <text:p>-2,33151104745</text:p>
          </table:table-cell>
          <table:table-cell table:formula="of:=[.J128]*0.067" office:value-type="float" office:value="-2.352958978575" calcext:value-type="float">
            <text:p>-2,352958978575</text:p>
          </table:table-cell>
          <table:table-cell table:formula="of:=[.K128]*0.067" office:value-type="float" office:value="-5.4551585255" calcext:value-type="float">
            <text:p>-5,455158525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1.522910272" calcext:value-type="float">
            <text:p>-1,522910272</text:p>
          </table:table-cell>
          <table:table-cell office:value-type="float" office:value="-1.602019081" calcext:value-type="float">
            <text:p>-1,602019081</text:p>
          </table:table-cell>
          <table:table-cell office:value-type="float" office:value="-4.217649953" calcext:value-type="float">
            <text:p>-4,217649953</text:p>
          </table:table-cell>
          <table:table-cell/>
          <table:table-cell table:formula="of:=[.E129]*25" office:value-type="float" office:value="-38.0727568" calcext:value-type="float">
            <text:p>-38,0727568</text:p>
          </table:table-cell>
          <table:table-cell table:formula="of:=[.F129]*25" office:value-type="float" office:value="-40.050477025" calcext:value-type="float">
            <text:p>-40,050477025</text:p>
          </table:table-cell>
          <table:table-cell table:formula="of:=[.G129]*25" office:value-type="float" office:value="-105.441248825" calcext:value-type="float">
            <text:p>-105,441248825</text:p>
          </table:table-cell>
          <table:table-cell/>
          <table:table-cell table:formula="of:=[.I129]*0.067" office:value-type="float" office:value="-2.5508747056" calcext:value-type="float">
            <text:p>-2,5508747056</text:p>
          </table:table-cell>
          <table:table-cell table:formula="of:=[.J129]*0.067" office:value-type="float" office:value="-2.683381960675" calcext:value-type="float">
            <text:p>-2,683381960675</text:p>
          </table:table-cell>
          <table:table-cell table:formula="of:=[.K129]*0.067" office:value-type="float" office:value="-7.064563671275" calcext:value-type="float">
            <text:p>-7,06456367127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0.920112555" calcext:value-type="float">
            <text:p>-0,920112555</text:p>
          </table:table-cell>
          <table:table-cell office:value-type="float" office:value="-1.487764845" calcext:value-type="float">
            <text:p>-1,487764845</text:p>
          </table:table-cell>
          <table:table-cell office:value-type="float" office:value="-3.825341791" calcext:value-type="float">
            <text:p>-3,825341791</text:p>
          </table:table-cell>
          <table:table-cell/>
          <table:table-cell table:formula="of:=[.E130]*25" office:value-type="float" office:value="-23.002813875" calcext:value-type="float">
            <text:p>-23,002813875</text:p>
          </table:table-cell>
          <table:table-cell table:formula="of:=[.F130]*25" office:value-type="float" office:value="-37.194121125" calcext:value-type="float">
            <text:p>-37,194121125</text:p>
          </table:table-cell>
          <table:table-cell table:formula="of:=[.G130]*25" office:value-type="float" office:value="-95.633544775" calcext:value-type="float">
            <text:p>-95,633544775</text:p>
          </table:table-cell>
          <table:table-cell/>
          <table:table-cell table:formula="of:=[.I130]*0.067" office:value-type="float" office:value="-1.541188529625" calcext:value-type="float">
            <text:p>-1,541188529625</text:p>
          </table:table-cell>
          <table:table-cell table:formula="of:=[.J130]*0.067" office:value-type="float" office:value="-2.492006115375" calcext:value-type="float">
            <text:p>-2,492006115375</text:p>
          </table:table-cell>
          <table:table-cell table:formula="of:=[.K130]*0.067" office:value-type="float" office:value="-6.407447499925" calcext:value-type="float">
            <text:p>-6,40744749992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2.008897125" calcext:value-type="float">
            <text:p>-2,008897125</text:p>
          </table:table-cell>
          <table:table-cell office:value-type="float" office:value="-1.681824769" calcext:value-type="float">
            <text:p>-1,681824769</text:p>
          </table:table-cell>
          <table:table-cell office:value-type="float" office:value="-4.12654103" calcext:value-type="float">
            <text:p>-4,12654103</text:p>
          </table:table-cell>
          <table:table-cell/>
          <table:table-cell table:formula="of:=[.E131]*25" office:value-type="float" office:value="-50.222428125" calcext:value-type="float">
            <text:p>-50,222428125</text:p>
          </table:table-cell>
          <table:table-cell table:formula="of:=[.F131]*25" office:value-type="float" office:value="-42.045619225" calcext:value-type="float">
            <text:p>-42,045619225</text:p>
          </table:table-cell>
          <table:table-cell table:formula="of:=[.G131]*25" office:value-type="float" office:value="-103.16352575" calcext:value-type="float">
            <text:p>-103,16352575</text:p>
          </table:table-cell>
          <table:table-cell/>
          <table:table-cell table:formula="of:=[.I131]*0.067" office:value-type="float" office:value="-3.364902684375" calcext:value-type="float">
            <text:p>-3,364902684375</text:p>
          </table:table-cell>
          <table:table-cell table:formula="of:=[.J131]*0.067" office:value-type="float" office:value="-2.817056488075" calcext:value-type="float">
            <text:p>-2,817056488075</text:p>
          </table:table-cell>
          <table:table-cell table:formula="of:=[.K131]*0.067" office:value-type="float" office:value="-6.91195622525" calcext:value-type="float">
            <text:p>-6,9119562252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2.132087558" calcext:value-type="float">
            <text:p>-2,132087558</text:p>
          </table:table-cell>
          <table:table-cell office:value-type="float" office:value="-2.152846269" calcext:value-type="float">
            <text:p>-2,152846269</text:p>
          </table:table-cell>
          <table:table-cell office:value-type="float" office:value="-5.287390428" calcext:value-type="float">
            <text:p>-5,287390428</text:p>
          </table:table-cell>
          <table:table-cell/>
          <table:table-cell table:formula="of:=[.E132]*25" office:value-type="float" office:value="-53.30218895" calcext:value-type="float">
            <text:p>-53,30218895</text:p>
          </table:table-cell>
          <table:table-cell table:formula="of:=[.F132]*25" office:value-type="float" office:value="-53.821156725" calcext:value-type="float">
            <text:p>-53,821156725</text:p>
          </table:table-cell>
          <table:table-cell table:formula="of:=[.G132]*25" office:value-type="float" office:value="-132.1847607" calcext:value-type="float">
            <text:p>-132,1847607</text:p>
          </table:table-cell>
          <table:table-cell/>
          <table:table-cell table:formula="of:=[.I132]*0.067" office:value-type="float" office:value="-3.57124665965" calcext:value-type="float">
            <text:p>-3,57124665965</text:p>
          </table:table-cell>
          <table:table-cell table:formula="of:=[.J132]*0.067" office:value-type="float" office:value="-3.606017500575" calcext:value-type="float">
            <text:p>-3,606017500575</text:p>
          </table:table-cell>
          <table:table-cell table:formula="of:=[.K132]*0.067" office:value-type="float" office:value="-8.8563789669" calcext:value-type="float">
            <text:p>-8,8563789669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.385046276" calcext:value-type="float">
            <text:p>-1,385046276</text:p>
          </table:table-cell>
          <table:table-cell office:value-type="float" office:value="-2.356871516" calcext:value-type="float">
            <text:p>-2,356871516</text:p>
          </table:table-cell>
          <table:table-cell office:value-type="float" office:value="-5.307664668" calcext:value-type="float">
            <text:p>-5,307664668</text:p>
          </table:table-cell>
          <table:table-cell/>
          <table:table-cell table:formula="of:=[.E133]*25" office:value-type="float" office:value="-34.6261569" calcext:value-type="float">
            <text:p>-34,6261569</text:p>
          </table:table-cell>
          <table:table-cell table:formula="of:=[.F133]*25" office:value-type="float" office:value="-58.9217879" calcext:value-type="float">
            <text:p>-58,9217879</text:p>
          </table:table-cell>
          <table:table-cell table:formula="of:=[.G133]*25" office:value-type="float" office:value="-132.6916167" calcext:value-type="float">
            <text:p>-132,6916167</text:p>
          </table:table-cell>
          <table:table-cell/>
          <table:table-cell table:formula="of:=[.I133]*0.067" office:value-type="float" office:value="-2.3199525123" calcext:value-type="float">
            <text:p>-2,3199525123</text:p>
          </table:table-cell>
          <table:table-cell table:formula="of:=[.J133]*0.067" office:value-type="float" office:value="-3.9477597893" calcext:value-type="float">
            <text:p>-3,9477597893</text:p>
          </table:table-cell>
          <table:table-cell table:formula="of:=[.K133]*0.067" office:value-type="float" office:value="-8.8903383189" calcext:value-type="float">
            <text:p>-8,8903383189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.955915858" calcext:value-type="float">
            <text:p>-1,955915858</text:p>
          </table:table-cell>
          <table:table-cell office:value-type="float" office:value="-2.708386378" calcext:value-type="float">
            <text:p>-2,708386378</text:p>
          </table:table-cell>
          <table:table-cell office:value-type="float" office:value="-5.691316498" calcext:value-type="float">
            <text:p>-5,691316498</text:p>
          </table:table-cell>
          <table:table-cell/>
          <table:table-cell table:formula="of:=[.E134]*25" office:value-type="float" office:value="-48.89789645" calcext:value-type="float">
            <text:p>-48,89789645</text:p>
          </table:table-cell>
          <table:table-cell table:formula="of:=[.F134]*25" office:value-type="float" office:value="-67.70965945" calcext:value-type="float">
            <text:p>-67,70965945</text:p>
          </table:table-cell>
          <table:table-cell table:formula="of:=[.G134]*25" office:value-type="float" office:value="-142.28291245" calcext:value-type="float">
            <text:p>-142,28291245</text:p>
          </table:table-cell>
          <table:table-cell/>
          <table:table-cell table:formula="of:=[.I134]*0.067" office:value-type="float" office:value="-3.27615906215" calcext:value-type="float">
            <text:p>-3,27615906215</text:p>
          </table:table-cell>
          <table:table-cell table:formula="of:=[.J134]*0.067" office:value-type="float" office:value="-4.53654718315" calcext:value-type="float">
            <text:p>-4,53654718315</text:p>
          </table:table-cell>
          <table:table-cell table:formula="of:=[.K134]*0.067" office:value-type="float" office:value="-9.53295513415" calcext:value-type="float">
            <text:p>-9,5329551341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.977706338" calcext:value-type="float">
            <text:p>-1,977706338</text:p>
          </table:table-cell>
          <table:table-cell office:value-type="float" office:value="-2.879641287" calcext:value-type="float">
            <text:p>-2,879641287</text:p>
          </table:table-cell>
          <table:table-cell office:value-type="float" office:value="-6.652723332" calcext:value-type="float">
            <text:p>-6,652723332</text:p>
          </table:table-cell>
          <table:table-cell/>
          <table:table-cell table:formula="of:=[.E135]*25" office:value-type="float" office:value="-49.44265845" calcext:value-type="float">
            <text:p>-49,44265845</text:p>
          </table:table-cell>
          <table:table-cell table:formula="of:=[.F135]*25" office:value-type="float" office:value="-71.991032175" calcext:value-type="float">
            <text:p>-71,991032175</text:p>
          </table:table-cell>
          <table:table-cell table:formula="of:=[.G135]*25" office:value-type="float" office:value="-166.3180833" calcext:value-type="float">
            <text:p>-166,3180833</text:p>
          </table:table-cell>
          <table:table-cell/>
          <table:table-cell table:formula="of:=[.I135]*0.067" office:value-type="float" office:value="-3.31265811615" calcext:value-type="float">
            <text:p>-3,31265811615</text:p>
          </table:table-cell>
          <table:table-cell table:formula="of:=[.J135]*0.067" office:value-type="float" office:value="-4.823399155725" calcext:value-type="float">
            <text:p>-4,823399155725</text:p>
          </table:table-cell>
          <table:table-cell table:formula="of:=[.K135]*0.067" office:value-type="float" office:value="-11.1433115811" calcext:value-type="float">
            <text:p>-11,1433115811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.317290542" calcext:value-type="float">
            <text:p>-1,317290542</text:p>
          </table:table-cell>
          <table:table-cell office:value-type="float" office:value="-3.185366166" calcext:value-type="float">
            <text:p>-3,185366166</text:p>
          </table:table-cell>
          <table:table-cell office:value-type="float" office:value="-6.90818648" calcext:value-type="float">
            <text:p>-6,90818648</text:p>
          </table:table-cell>
          <table:table-cell/>
          <table:table-cell table:formula="of:=[.E136]*25" office:value-type="float" office:value="-32.93226355" calcext:value-type="float">
            <text:p>-32,93226355</text:p>
          </table:table-cell>
          <table:table-cell table:formula="of:=[.F136]*25" office:value-type="float" office:value="-79.63415415" calcext:value-type="float">
            <text:p>-79,63415415</text:p>
          </table:table-cell>
          <table:table-cell table:formula="of:=[.G136]*25" office:value-type="float" office:value="-172.704662" calcext:value-type="float">
            <text:p>-172,704662</text:p>
          </table:table-cell>
          <table:table-cell/>
          <table:table-cell table:formula="of:=[.I136]*0.067" office:value-type="float" office:value="-2.20646165785" calcext:value-type="float">
            <text:p>-2,20646165785</text:p>
          </table:table-cell>
          <table:table-cell table:formula="of:=[.J136]*0.067" office:value-type="float" office:value="-5.33548832805" calcext:value-type="float">
            <text:p>-5,33548832805</text:p>
          </table:table-cell>
          <table:table-cell table:formula="of:=[.K136]*0.067" office:value-type="float" office:value="-11.571212354" calcext:value-type="float">
            <text:p>-11,571212354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.24510315" calcext:value-type="float">
            <text:p>-1,24510315</text:p>
          </table:table-cell>
          <table:table-cell office:value-type="float" office:value="-3.670063731" calcext:value-type="float">
            <text:p>-3,670063731</text:p>
          </table:table-cell>
          <table:table-cell office:value-type="float" office:value="-7.24255395" calcext:value-type="float">
            <text:p>-7,24255395</text:p>
          </table:table-cell>
          <table:table-cell/>
          <table:table-cell table:formula="of:=[.E137]*25" office:value-type="float" office:value="-31.12757875" calcext:value-type="float">
            <text:p>-31,12757875</text:p>
          </table:table-cell>
          <table:table-cell table:formula="of:=[.F137]*25" office:value-type="float" office:value="-91.751593275" calcext:value-type="float">
            <text:p>-91,751593275</text:p>
          </table:table-cell>
          <table:table-cell table:formula="of:=[.G137]*25" office:value-type="float" office:value="-181.06384875" calcext:value-type="float">
            <text:p>-181,06384875</text:p>
          </table:table-cell>
          <table:table-cell/>
          <table:table-cell table:formula="of:=[.I137]*0.067" office:value-type="float" office:value="-2.08554777625" calcext:value-type="float">
            <text:p>-2,08554777625</text:p>
          </table:table-cell>
          <table:table-cell table:formula="of:=[.J137]*0.067" office:value-type="float" office:value="-6.147356749425" calcext:value-type="float">
            <text:p>-6,147356749425</text:p>
          </table:table-cell>
          <table:table-cell table:formula="of:=[.K137]*0.067" office:value-type="float" office:value="-12.13127786625" calcext:value-type="float">
            <text:p>-12,1312778662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1.037068026" calcext:value-type="float">
            <text:p>-1,037068026</text:p>
          </table:table-cell>
          <table:table-cell office:value-type="float" office:value="-3.626389491" calcext:value-type="float">
            <text:p>-3,626389491</text:p>
          </table:table-cell>
          <table:table-cell office:value-type="float" office:value="-7.725125705" calcext:value-type="float">
            <text:p>-7,725125705</text:p>
          </table:table-cell>
          <table:table-cell/>
          <table:table-cell table:formula="of:=[.E138]*25" office:value-type="float" office:value="-25.92670065" calcext:value-type="float">
            <text:p>-25,92670065</text:p>
          </table:table-cell>
          <table:table-cell table:formula="of:=[.F138]*25" office:value-type="float" office:value="-90.659737275" calcext:value-type="float">
            <text:p>-90,659737275</text:p>
          </table:table-cell>
          <table:table-cell table:formula="of:=[.G138]*25" office:value-type="float" office:value="-193.128142625" calcext:value-type="float">
            <text:p>-193,128142625</text:p>
          </table:table-cell>
          <table:table-cell/>
          <table:table-cell table:formula="of:=[.I138]*0.067" office:value-type="float" office:value="-1.73708894355" calcext:value-type="float">
            <text:p>-1,73708894355</text:p>
          </table:table-cell>
          <table:table-cell table:formula="of:=[.J138]*0.067" office:value-type="float" office:value="-6.074202397425" calcext:value-type="float">
            <text:p>-6,074202397425</text:p>
          </table:table-cell>
          <table:table-cell table:formula="of:=[.K138]*0.067" office:value-type="float" office:value="-12.939585555875" calcext:value-type="float">
            <text:p>-12,93958555587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0.612221527" calcext:value-type="float">
            <text:p>-0,612221527</text:p>
          </table:table-cell>
          <table:table-cell office:value-type="float" office:value="-3.584772279" calcext:value-type="float">
            <text:p>-3,584772279</text:p>
          </table:table-cell>
          <table:table-cell office:value-type="float" office:value="-7.882351523" calcext:value-type="float">
            <text:p>-7,882351523</text:p>
          </table:table-cell>
          <table:table-cell/>
          <table:table-cell table:formula="of:=[.E139]*25" office:value-type="float" office:value="-15.305538175" calcext:value-type="float">
            <text:p>-15,305538175</text:p>
          </table:table-cell>
          <table:table-cell table:formula="of:=[.F139]*25" office:value-type="float" office:value="-89.619306975" calcext:value-type="float">
            <text:p>-89,619306975</text:p>
          </table:table-cell>
          <table:table-cell table:formula="of:=[.G139]*25" office:value-type="float" office:value="-197.058788075" calcext:value-type="float">
            <text:p>-197,058788075</text:p>
          </table:table-cell>
          <table:table-cell/>
          <table:table-cell table:formula="of:=[.I139]*0.067" office:value-type="float" office:value="-1.025471057725" calcext:value-type="float">
            <text:p>-1,025471057725</text:p>
          </table:table-cell>
          <table:table-cell table:formula="of:=[.J139]*0.067" office:value-type="float" office:value="-6.004493567325" calcext:value-type="float">
            <text:p>-6,004493567325</text:p>
          </table:table-cell>
          <table:table-cell table:formula="of:=[.K139]*0.067" office:value-type="float" office:value="-13.202938801025" calcext:value-type="float">
            <text:p>-13,20293880102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-0.295402256" calcext:value-type="float">
            <text:p>-0,295402256</text:p>
          </table:table-cell>
          <table:table-cell office:value-type="float" office:value="-3.727567297" calcext:value-type="float">
            <text:p>-3,727567297</text:p>
          </table:table-cell>
          <table:table-cell office:value-type="float" office:value="-8.004839525" calcext:value-type="float">
            <text:p>-8,004839525</text:p>
          </table:table-cell>
          <table:table-cell/>
          <table:table-cell table:formula="of:=[.E140]*25" office:value-type="float" office:value="-7.3850564" calcext:value-type="float">
            <text:p>-7,3850564</text:p>
          </table:table-cell>
          <table:table-cell table:formula="of:=[.F140]*25" office:value-type="float" office:value="-93.189182425" calcext:value-type="float">
            <text:p>-93,189182425</text:p>
          </table:table-cell>
          <table:table-cell table:formula="of:=[.G140]*25" office:value-type="float" office:value="-200.120988125" calcext:value-type="float">
            <text:p>-200,120988125</text:p>
          </table:table-cell>
          <table:table-cell/>
          <table:table-cell table:formula="of:=[.I140]*0.067" office:value-type="float" office:value="-0.4947987788" calcext:value-type="float">
            <text:p>-0,4947987788</text:p>
          </table:table-cell>
          <table:table-cell table:formula="of:=[.J140]*0.067" office:value-type="float" office:value="-6.243675222475" calcext:value-type="float">
            <text:p>-6,243675222475</text:p>
          </table:table-cell>
          <table:table-cell table:formula="of:=[.K140]*0.067" office:value-type="float" office:value="-13.408106204375" calcext:value-type="float">
            <text:p>-13,40810620437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0.102588314" calcext:value-type="float">
            <text:p>0,102588314</text:p>
          </table:table-cell>
          <table:table-cell office:value-type="float" office:value="-3.7790269" calcext:value-type="float">
            <text:p>-3,7790269</text:p>
          </table:table-cell>
          <table:table-cell office:value-type="float" office:value="-8.074524919" calcext:value-type="float">
            <text:p>-8,074524919</text:p>
          </table:table-cell>
          <table:table-cell/>
          <table:table-cell table:formula="of:=[.E141]*25" office:value-type="float" office:value="2.56470785" calcext:value-type="float">
            <text:p>2,56470785</text:p>
          </table:table-cell>
          <table:table-cell table:formula="of:=[.F141]*25" office:value-type="float" office:value="-94.4756725" calcext:value-type="float">
            <text:p>-94,4756725</text:p>
          </table:table-cell>
          <table:table-cell table:formula="of:=[.G141]*25" office:value-type="float" office:value="-201.863122975" calcext:value-type="float">
            <text:p>-201,863122975</text:p>
          </table:table-cell>
          <table:table-cell/>
          <table:table-cell table:formula="of:=[.I141]*0.067" office:value-type="float" office:value="0.17183542595" calcext:value-type="float">
            <text:p>0,17183542595</text:p>
          </table:table-cell>
          <table:table-cell table:formula="of:=[.J141]*0.067" office:value-type="float" office:value="-6.3298700575" calcext:value-type="float">
            <text:p>-6,3298700575</text:p>
          </table:table-cell>
          <table:table-cell table:formula="of:=[.K141]*0.067" office:value-type="float" office:value="-13.524829239325" calcext:value-type="float">
            <text:p>-13,524829239325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0.581047335" calcext:value-type="float">
            <text:p>0,581047335</text:p>
          </table:table-cell>
          <table:table-cell office:value-type="float" office:value="-3.652279586" calcext:value-type="float">
            <text:p>-3,652279586</text:p>
          </table:table-cell>
          <table:table-cell office:value-type="float" office:value="-7.979253047" calcext:value-type="float">
            <text:p>-7,979253047</text:p>
          </table:table-cell>
          <table:table-cell/>
          <table:table-cell table:formula="of:=[.E142]*25" office:value-type="float" office:value="14.526183375" calcext:value-type="float">
            <text:p>14,526183375</text:p>
          </table:table-cell>
          <table:table-cell table:formula="of:=[.F142]*25" office:value-type="float" office:value="-91.30698965" calcext:value-type="float">
            <text:p>-91,30698965</text:p>
          </table:table-cell>
          <table:table-cell table:formula="of:=[.G142]*25" office:value-type="float" office:value="-199.481326175" calcext:value-type="float">
            <text:p>-199,481326175</text:p>
          </table:table-cell>
          <table:table-cell/>
          <table:table-cell table:formula="of:=[.I142]*0.067" office:value-type="float" office:value="0.973254286125" calcext:value-type="float">
            <text:p>0,973254286125</text:p>
          </table:table-cell>
          <table:table-cell table:formula="of:=[.J142]*0.067" office:value-type="float" office:value="-6.11756830655" calcext:value-type="float">
            <text:p>-6,11756830655</text:p>
          </table:table-cell>
          <table:table-cell table:formula="of:=[.K142]*0.067" office:value-type="float" office:value="-13.365248853725" calcext:value-type="float">
            <text:p>-13,36524885372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0.80662376" calcext:value-type="float">
            <text:p>0,80662376</text:p>
          </table:table-cell>
          <table:table-cell office:value-type="float" office:value="-3.467380866" calcext:value-type="float">
            <text:p>-3,467380866</text:p>
          </table:table-cell>
          <table:table-cell office:value-type="float" office:value="-7.740719381" calcext:value-type="float">
            <text:p>-7,740719381</text:p>
          </table:table-cell>
          <table:table-cell/>
          <table:table-cell table:formula="of:=[.E143]*25" office:value-type="float" office:value="20.165594" calcext:value-type="float">
            <text:p>20,165594</text:p>
          </table:table-cell>
          <table:table-cell table:formula="of:=[.F143]*25" office:value-type="float" office:value="-86.68452165" calcext:value-type="float">
            <text:p>-86,68452165</text:p>
          </table:table-cell>
          <table:table-cell table:formula="of:=[.G143]*25" office:value-type="float" office:value="-193.517984525" calcext:value-type="float">
            <text:p>-193,517984525</text:p>
          </table:table-cell>
          <table:table-cell/>
          <table:table-cell table:formula="of:=[.I143]*0.067" office:value-type="float" office:value="1.351094798" calcext:value-type="float">
            <text:p>1,351094798</text:p>
          </table:table-cell>
          <table:table-cell table:formula="of:=[.J143]*0.067" office:value-type="float" office:value="-5.80786295055" calcext:value-type="float">
            <text:p>-5,80786295055</text:p>
          </table:table-cell>
          <table:table-cell table:formula="of:=[.K143]*0.067" office:value-type="float" office:value="-12.965704963175" calcext:value-type="float">
            <text:p>-12,965704963175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1.016931013" calcext:value-type="float">
            <text:p>1,016931013</text:p>
          </table:table-cell>
          <table:table-cell office:value-type="float" office:value="-3.560616" calcext:value-type="float">
            <text:p>-3,560616</text:p>
          </table:table-cell>
          <table:table-cell office:value-type="float" office:value="-7.658514541" calcext:value-type="float">
            <text:p>-7,658514541</text:p>
          </table:table-cell>
          <table:table-cell/>
          <table:table-cell table:formula="of:=[.E144]*25" office:value-type="float" office:value="25.423275325" calcext:value-type="float">
            <text:p>25,423275325</text:p>
          </table:table-cell>
          <table:table-cell table:formula="of:=[.F144]*25" office:value-type="float" office:value="-89.0154" calcext:value-type="float">
            <text:p>-89,0154</text:p>
          </table:table-cell>
          <table:table-cell table:formula="of:=[.G144]*25" office:value-type="float" office:value="-191.462863525" calcext:value-type="float">
            <text:p>-191,462863525</text:p>
          </table:table-cell>
          <table:table-cell/>
          <table:table-cell table:formula="of:=[.I144]*0.067" office:value-type="float" office:value="1.703359446775" calcext:value-type="float">
            <text:p>1,703359446775</text:p>
          </table:table-cell>
          <table:table-cell table:formula="of:=[.J144]*0.067" office:value-type="float" office:value="-5.9640318" calcext:value-type="float">
            <text:p>-5,9640318</text:p>
          </table:table-cell>
          <table:table-cell table:formula="of:=[.K144]*0.067" office:value-type="float" office:value="-12.828011856175" calcext:value-type="float">
            <text:p>-12,82801185617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1.774408587" calcext:value-type="float">
            <text:p>1,774408587</text:p>
          </table:table-cell>
          <table:table-cell office:value-type="float" office:value="-3.446676343" calcext:value-type="float">
            <text:p>-3,446676343</text:p>
          </table:table-cell>
          <table:table-cell office:value-type="float" office:value="-7.239340323" calcext:value-type="float">
            <text:p>-7,239340323</text:p>
          </table:table-cell>
          <table:table-cell/>
          <table:table-cell table:formula="of:=[.E145]*25" office:value-type="float" office:value="44.360214675" calcext:value-type="float">
            <text:p>44,360214675</text:p>
          </table:table-cell>
          <table:table-cell table:formula="of:=[.F145]*25" office:value-type="float" office:value="-86.166908575" calcext:value-type="float">
            <text:p>-86,166908575</text:p>
          </table:table-cell>
          <table:table-cell table:formula="of:=[.G145]*25" office:value-type="float" office:value="-180.983508075" calcext:value-type="float">
            <text:p>-180,983508075</text:p>
          </table:table-cell>
          <table:table-cell/>
          <table:table-cell table:formula="of:=[.I145]*0.067" office:value-type="float" office:value="2.972134383225" calcext:value-type="float">
            <text:p>2,972134383225</text:p>
          </table:table-cell>
          <table:table-cell table:formula="of:=[.J145]*0.067" office:value-type="float" office:value="-5.773182874525" calcext:value-type="float">
            <text:p>-5,773182874525</text:p>
          </table:table-cell>
          <table:table-cell table:formula="of:=[.K145]*0.067" office:value-type="float" office:value="-12.125895041025" calcext:value-type="float">
            <text:p>-12,125895041025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.779271971" calcext:value-type="float">
            <text:p>1,779271971</text:p>
          </table:table-cell>
          <table:table-cell office:value-type="float" office:value="-3.067180628" calcext:value-type="float">
            <text:p>-3,067180628</text:p>
          </table:table-cell>
          <table:table-cell office:value-type="float" office:value="-6.358340365" calcext:value-type="float">
            <text:p>-6,358340365</text:p>
          </table:table-cell>
          <table:table-cell/>
          <table:table-cell table:formula="of:=[.E146]*25" office:value-type="float" office:value="44.481799275" calcext:value-type="float">
            <text:p>44,481799275</text:p>
          </table:table-cell>
          <table:table-cell table:formula="of:=[.F146]*25" office:value-type="float" office:value="-76.6795157" calcext:value-type="float">
            <text:p>-76,6795157</text:p>
          </table:table-cell>
          <table:table-cell table:formula="of:=[.G146]*25" office:value-type="float" office:value="-158.958509125" calcext:value-type="float">
            <text:p>-158,958509125</text:p>
          </table:table-cell>
          <table:table-cell/>
          <table:table-cell table:formula="of:=[.I146]*0.067" office:value-type="float" office:value="2.980280551425" calcext:value-type="float">
            <text:p>2,980280551425</text:p>
          </table:table-cell>
          <table:table-cell table:formula="of:=[.J146]*0.067" office:value-type="float" office:value="-5.1375275519" calcext:value-type="float">
            <text:p>-5,1375275519</text:p>
          </table:table-cell>
          <table:table-cell table:formula="of:=[.K146]*0.067" office:value-type="float" office:value="-10.650220111375" calcext:value-type="float">
            <text:p>-10,65022011137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.295394802" calcext:value-type="float">
            <text:p>1,295394802</text:p>
          </table:table-cell>
          <table:table-cell office:value-type="float" office:value="-2.906801887" calcext:value-type="float">
            <text:p>-2,906801887</text:p>
          </table:table-cell>
          <table:table-cell office:value-type="float" office:value="-6.268342038" calcext:value-type="float">
            <text:p>-6,268342038</text:p>
          </table:table-cell>
          <table:table-cell/>
          <table:table-cell table:formula="of:=[.E147]*25" office:value-type="float" office:value="32.38487005" calcext:value-type="float">
            <text:p>32,38487005</text:p>
          </table:table-cell>
          <table:table-cell table:formula="of:=[.F147]*25" office:value-type="float" office:value="-72.670047175" calcext:value-type="float">
            <text:p>-72,670047175</text:p>
          </table:table-cell>
          <table:table-cell table:formula="of:=[.G147]*25" office:value-type="float" office:value="-156.70855095" calcext:value-type="float">
            <text:p>-156,70855095</text:p>
          </table:table-cell>
          <table:table-cell/>
          <table:table-cell table:formula="of:=[.I147]*0.067" office:value-type="float" office:value="2.16978629335" calcext:value-type="float">
            <text:p>2,16978629335</text:p>
          </table:table-cell>
          <table:table-cell table:formula="of:=[.J147]*0.067" office:value-type="float" office:value="-4.868893160725" calcext:value-type="float">
            <text:p>-4,868893160725</text:p>
          </table:table-cell>
          <table:table-cell table:formula="of:=[.K147]*0.067" office:value-type="float" office:value="-10.49947291365" calcext:value-type="float">
            <text:p>-10,49947291365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2.178374873" calcext:value-type="float">
            <text:p>2,178374873</text:p>
          </table:table-cell>
          <table:table-cell office:value-type="float" office:value="-2.709712772" calcext:value-type="float">
            <text:p>-2,709712772</text:p>
          </table:table-cell>
          <table:table-cell office:value-type="float" office:value="-5.883236835" calcext:value-type="float">
            <text:p>-5,883236835</text:p>
          </table:table-cell>
          <table:table-cell/>
          <table:table-cell table:formula="of:=[.E148]*25" office:value-type="float" office:value="54.459371825" calcext:value-type="float">
            <text:p>54,459371825</text:p>
          </table:table-cell>
          <table:table-cell table:formula="of:=[.F148]*25" office:value-type="float" office:value="-67.7428193" calcext:value-type="float">
            <text:p>-67,7428193</text:p>
          </table:table-cell>
          <table:table-cell table:formula="of:=[.G148]*25" office:value-type="float" office:value="-147.080920875" calcext:value-type="float">
            <text:p>-147,080920875</text:p>
          </table:table-cell>
          <table:table-cell/>
          <table:table-cell table:formula="of:=[.I148]*0.067" office:value-type="float" office:value="3.648777912275" calcext:value-type="float">
            <text:p>3,648777912275</text:p>
          </table:table-cell>
          <table:table-cell table:formula="of:=[.J148]*0.067" office:value-type="float" office:value="-4.5387688931" calcext:value-type="float">
            <text:p>-4,5387688931</text:p>
          </table:table-cell>
          <table:table-cell table:formula="of:=[.K148]*0.067" office:value-type="float" office:value="-9.854421698625" calcext:value-type="float">
            <text:p>-9,85442169862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2.112313892" calcext:value-type="float">
            <text:p>2,112313892</text:p>
          </table:table-cell>
          <table:table-cell office:value-type="float" office:value="-2.362688626" calcext:value-type="float">
            <text:p>-2,362688626</text:p>
          </table:table-cell>
          <table:table-cell office:value-type="float" office:value="-4.664611692" calcext:value-type="float">
            <text:p>-4,664611692</text:p>
          </table:table-cell>
          <table:table-cell/>
          <table:table-cell table:formula="of:=[.E149]*25" office:value-type="float" office:value="52.8078473" calcext:value-type="float">
            <text:p>52,8078473</text:p>
          </table:table-cell>
          <table:table-cell table:formula="of:=[.F149]*25" office:value-type="float" office:value="-59.06721565" calcext:value-type="float">
            <text:p>-59,06721565</text:p>
          </table:table-cell>
          <table:table-cell table:formula="of:=[.G149]*25" office:value-type="float" office:value="-116.6152923" calcext:value-type="float">
            <text:p>-116,6152923</text:p>
          </table:table-cell>
          <table:table-cell/>
          <table:table-cell table:formula="of:=[.I149]*0.067" office:value-type="float" office:value="3.5381257691" calcext:value-type="float">
            <text:p>3,5381257691</text:p>
          </table:table-cell>
          <table:table-cell table:formula="of:=[.J149]*0.067" office:value-type="float" office:value="-3.95750344855" calcext:value-type="float">
            <text:p>-3,95750344855</text:p>
          </table:table-cell>
          <table:table-cell table:formula="of:=[.K149]*0.067" office:value-type="float" office:value="-7.8132245841" calcext:value-type="float">
            <text:p>-7,8132245841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1.137811905" calcext:value-type="float">
            <text:p>1,137811905</text:p>
          </table:table-cell>
          <table:table-cell office:value-type="float" office:value="-2.119429065" calcext:value-type="float">
            <text:p>-2,119429065</text:p>
          </table:table-cell>
          <table:table-cell office:value-type="float" office:value="-4.752886631" calcext:value-type="float">
            <text:p>-4,752886631</text:p>
          </table:table-cell>
          <table:table-cell/>
          <table:table-cell table:formula="of:=[.E150]*25" office:value-type="float" office:value="28.445297625" calcext:value-type="float">
            <text:p>28,445297625</text:p>
          </table:table-cell>
          <table:table-cell table:formula="of:=[.F150]*25" office:value-type="float" office:value="-52.985726625" calcext:value-type="float">
            <text:p>-52,985726625</text:p>
          </table:table-cell>
          <table:table-cell table:formula="of:=[.G150]*25" office:value-type="float" office:value="-118.822165775" calcext:value-type="float">
            <text:p>-118,822165775</text:p>
          </table:table-cell>
          <table:table-cell/>
          <table:table-cell table:formula="of:=[.I150]*0.067" office:value-type="float" office:value="1.905834940875" calcext:value-type="float">
            <text:p>1,905834940875</text:p>
          </table:table-cell>
          <table:table-cell table:formula="of:=[.J150]*0.067" office:value-type="float" office:value="-3.550043683875" calcext:value-type="float">
            <text:p>-3,550043683875</text:p>
          </table:table-cell>
          <table:table-cell table:formula="of:=[.K150]*0.067" office:value-type="float" office:value="-7.961085106925" calcext:value-type="float">
            <text:p>-7,961085106925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2.271466169" calcext:value-type="float">
            <text:p>2,271466169</text:p>
          </table:table-cell>
          <table:table-cell office:value-type="float" office:value="-1.610208038" calcext:value-type="float">
            <text:p>-1,610208038</text:p>
          </table:table-cell>
          <table:table-cell office:value-type="float" office:value="-4.448064653" calcext:value-type="float">
            <text:p>-4,448064653</text:p>
          </table:table-cell>
          <table:table-cell/>
          <table:table-cell table:formula="of:=[.E151]*25" office:value-type="float" office:value="56.786654225" calcext:value-type="float">
            <text:p>56,786654225</text:p>
          </table:table-cell>
          <table:table-cell table:formula="of:=[.F151]*25" office:value-type="float" office:value="-40.25520095" calcext:value-type="float">
            <text:p>-40,25520095</text:p>
          </table:table-cell>
          <table:table-cell table:formula="of:=[.G151]*25" office:value-type="float" office:value="-111.201616325" calcext:value-type="float">
            <text:p>-111,201616325</text:p>
          </table:table-cell>
          <table:table-cell/>
          <table:table-cell table:formula="of:=[.I151]*0.067" office:value-type="float" office:value="3.804705833075" calcext:value-type="float">
            <text:p>3,804705833075</text:p>
          </table:table-cell>
          <table:table-cell table:formula="of:=[.J151]*0.067" office:value-type="float" office:value="-2.69709846365" calcext:value-type="float">
            <text:p>-2,69709846365</text:p>
          </table:table-cell>
          <table:table-cell table:formula="of:=[.K151]*0.067" office:value-type="float" office:value="-7.450508293775" calcext:value-type="float">
            <text:p>-7,45050829377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2.136785449" calcext:value-type="float">
            <text:p>2,136785449</text:p>
          </table:table-cell>
          <table:table-cell office:value-type="float" office:value="-1.472277429" calcext:value-type="float">
            <text:p>-1,472277429</text:p>
          </table:table-cell>
          <table:table-cell office:value-type="float" office:value="-2.909998904" calcext:value-type="float">
            <text:p>-2,909998904</text:p>
          </table:table-cell>
          <table:table-cell/>
          <table:table-cell table:formula="of:=[.E152]*25" office:value-type="float" office:value="53.419636225" calcext:value-type="float">
            <text:p>53,419636225</text:p>
          </table:table-cell>
          <table:table-cell table:formula="of:=[.F152]*25" office:value-type="float" office:value="-36.806935725" calcext:value-type="float">
            <text:p>-36,806935725</text:p>
          </table:table-cell>
          <table:table-cell table:formula="of:=[.G152]*25" office:value-type="float" office:value="-72.7499726" calcext:value-type="float">
            <text:p>-72,7499726</text:p>
          </table:table-cell>
          <table:table-cell/>
          <table:table-cell table:formula="of:=[.I152]*0.067" office:value-type="float" office:value="3.579115627075" calcext:value-type="float">
            <text:p>3,579115627075</text:p>
          </table:table-cell>
          <table:table-cell table:formula="of:=[.J152]*0.067" office:value-type="float" office:value="-2.466064693575" calcext:value-type="float">
            <text:p>-2,466064693575</text:p>
          </table:table-cell>
          <table:table-cell table:formula="of:=[.K152]*0.067" office:value-type="float" office:value="-4.8742481642" calcext:value-type="float">
            <text:p>-4,8742481642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0.954004434" calcext:value-type="float">
            <text:p>0,954004434</text:p>
          </table:table-cell>
          <table:table-cell office:value-type="float" office:value="-1.30084246" calcext:value-type="float">
            <text:p>-1,30084246</text:p>
          </table:table-cell>
          <table:table-cell office:value-type="float" office:value="-3.328920377" calcext:value-type="float">
            <text:p>-3,328920377</text:p>
          </table:table-cell>
          <table:table-cell/>
          <table:table-cell table:formula="of:=[.E153]*25" office:value-type="float" office:value="23.85011085" calcext:value-type="float">
            <text:p>23,85011085</text:p>
          </table:table-cell>
          <table:table-cell table:formula="of:=[.F153]*25" office:value-type="float" office:value="-32.5210615" calcext:value-type="float">
            <text:p>-32,5210615</text:p>
          </table:table-cell>
          <table:table-cell table:formula="of:=[.G153]*25" office:value-type="float" office:value="-83.223009425" calcext:value-type="float">
            <text:p>-83,223009425</text:p>
          </table:table-cell>
          <table:table-cell/>
          <table:table-cell table:formula="of:=[.I153]*0.067" office:value-type="float" office:value="1.59795742695" calcext:value-type="float">
            <text:p>1,59795742695</text:p>
          </table:table-cell>
          <table:table-cell table:formula="of:=[.J153]*0.067" office:value-type="float" office:value="-2.1789111205" calcext:value-type="float">
            <text:p>-2,1789111205</text:p>
          </table:table-cell>
          <table:table-cell table:formula="of:=[.K153]*0.067" office:value-type="float" office:value="-5.575941631475" calcext:value-type="float">
            <text:p>-5,575941631475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2.137957656" calcext:value-type="float">
            <text:p>2,137957656</text:p>
          </table:table-cell>
          <table:table-cell office:value-type="float" office:value="0.119584002" calcext:value-type="float">
            <text:p>0,119584002</text:p>
          </table:table-cell>
          <table:table-cell office:value-type="float" office:value="-2.900206959" calcext:value-type="float">
            <text:p>-2,900206959</text:p>
          </table:table-cell>
          <table:table-cell/>
          <table:table-cell table:formula="of:=[.E154]*25" office:value-type="float" office:value="53.4489414" calcext:value-type="float">
            <text:p>53,4489414</text:p>
          </table:table-cell>
          <table:table-cell table:formula="of:=[.F154]*25" office:value-type="float" office:value="2.98960005" calcext:value-type="float">
            <text:p>2,98960005</text:p>
          </table:table-cell>
          <table:table-cell table:formula="of:=[.G154]*25" office:value-type="float" office:value="-72.505173975" calcext:value-type="float">
            <text:p>-72,505173975</text:p>
          </table:table-cell>
          <table:table-cell/>
          <table:table-cell table:formula="of:=[.I154]*0.067" office:value-type="float" office:value="3.5810790738" calcext:value-type="float">
            <text:p>3,5810790738</text:p>
          </table:table-cell>
          <table:table-cell table:formula="of:=[.J154]*0.067" office:value-type="float" office:value="0.20030320335" calcext:value-type="float">
            <text:p>0,20030320335</text:p>
          </table:table-cell>
          <table:table-cell table:formula="of:=[.K154]*0.067" office:value-type="float" office:value="-4.857846656325" calcext:value-type="float">
            <text:p>-4,85784665632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58" calcext:value-type="float">
            <text:p>-240,58</text:p>
          </table:table-cell>
          <table:table-cell office:value-type="float" office:value="0" calcext:value-type="float">
            <text:p>0</text:p>
          </table:table-cell>
          <table:table-cell office:value-type="float" office:value="-0.939729125" calcext:value-type="float">
            <text:p>-0,939729125</text:p>
          </table:table-cell>
          <table:table-cell office:value-type="float" office:value="-1.516505267" calcext:value-type="float">
            <text:p>-1,516505267</text:p>
          </table:table-cell>
          <table:table-cell/>
          <table:table-cell table:formula="of:=[.E155]*25" office:value-type="float" office:value="0" calcext:value-type="float">
            <text:p>0</text:p>
          </table:table-cell>
          <table:table-cell table:formula="of:=[.F155]*25" office:value-type="float" office:value="-23.493228125" calcext:value-type="float">
            <text:p>-23,493228125</text:p>
          </table:table-cell>
          <table:table-cell table:formula="of:=[.G155]*25" office:value-type="float" office:value="-37.912631675" calcext:value-type="float">
            <text:p>-37,912631675</text:p>
          </table:table-cell>
          <table:table-cell/>
          <table:table-cell table:formula="of:=[.I155]*0.067" office:value-type="float" office:value="0" calcext:value-type="float">
            <text:p>0</text:p>
          </table:table-cell>
          <table:table-cell table:formula="of:=[.J155]*0.067" office:value-type="float" office:value="-1.574046284375" calcext:value-type="float">
            <text:p>-1,574046284375</text:p>
          </table:table-cell>
          <table:table-cell table:formula="of:=[.K155]*0.067" office:value-type="float" office:value="-2.540146322225" calcext:value-type="float">
            <text:p>-2,5401463222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3" calcext:value-type="float">
            <text:p>-238,03</text:p>
          </table:table-cell>
          <table:table-cell office:value-type="float" office:value="0" calcext:value-type="float">
            <text:p>0</text:p>
          </table:table-cell>
          <table:table-cell office:value-type="float" office:value="-1.281411292" calcext:value-type="float">
            <text:p>-1,281411292</text:p>
          </table:table-cell>
          <table:table-cell office:value-type="float" office:value="-3.634366592" calcext:value-type="float">
            <text:p>-3,634366592</text:p>
          </table:table-cell>
          <table:table-cell/>
          <table:table-cell table:formula="of:=[.E156]*25" office:value-type="float" office:value="0" calcext:value-type="float">
            <text:p>0</text:p>
          </table:table-cell>
          <table:table-cell table:formula="of:=[.F156]*25" office:value-type="float" office:value="-32.0352823" calcext:value-type="float">
            <text:p>-32,0352823</text:p>
          </table:table-cell>
          <table:table-cell table:formula="of:=[.G156]*25" office:value-type="float" office:value="-90.8591648" calcext:value-type="float">
            <text:p>-90,8591648</text:p>
          </table:table-cell>
          <table:table-cell/>
          <table:table-cell table:formula="of:=[.I156]*0.067" office:value-type="float" office:value="0" calcext:value-type="float">
            <text:p>0</text:p>
          </table:table-cell>
          <table:table-cell table:formula="of:=[.J156]*0.067" office:value-type="float" office:value="-2.1463639141" calcext:value-type="float">
            <text:p>-2,1463639141</text:p>
          </table:table-cell>
          <table:table-cell table:formula="of:=[.K156]*0.067" office:value-type="float" office:value="-6.0875640416" calcext:value-type="float">
            <text:p>-6,087564041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0.020185081" calcext:value-type="float">
            <text:p>0,020185081</text:p>
          </table:table-cell>
          <table:table-cell office:value-type="float" office:value="-1.227456886" calcext:value-type="float">
            <text:p>-1,227456886</text:p>
          </table:table-cell>
          <table:table-cell office:value-type="float" office:value="-3.590704647" calcext:value-type="float">
            <text:p>-3,590704647</text:p>
          </table:table-cell>
          <table:table-cell/>
          <table:table-cell table:formula="of:=[.E157]*25" office:value-type="float" office:value="0.504627025" calcext:value-type="float">
            <text:p>0,504627025</text:p>
          </table:table-cell>
          <table:table-cell table:formula="of:=[.F157]*25" office:value-type="float" office:value="-30.68642215" calcext:value-type="float">
            <text:p>-30,68642215</text:p>
          </table:table-cell>
          <table:table-cell table:formula="of:=[.G157]*25" office:value-type="float" office:value="-89.767616175" calcext:value-type="float">
            <text:p>-89,767616175</text:p>
          </table:table-cell>
          <table:table-cell/>
          <table:table-cell table:formula="of:=[.I157]*0.067" office:value-type="float" office:value="0.033810010675" calcext:value-type="float">
            <text:p>0,033810010675</text:p>
          </table:table-cell>
          <table:table-cell table:formula="of:=[.J157]*0.067" office:value-type="float" office:value="-2.05599028405" calcext:value-type="float">
            <text:p>-2,05599028405</text:p>
          </table:table-cell>
          <table:table-cell table:formula="of:=[.K157]*0.067" office:value-type="float" office:value="-6.014430283725" calcext:value-type="float">
            <text:p>-6,01443028372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0.256765357" calcext:value-type="float">
            <text:p>-0,256765357</text:p>
          </table:table-cell>
          <table:table-cell office:value-type="float" office:value="-1.212715217" calcext:value-type="float">
            <text:p>-1,212715217</text:p>
          </table:table-cell>
          <table:table-cell office:value-type="float" office:value="-3.445753616" calcext:value-type="float">
            <text:p>-3,445753616</text:p>
          </table:table-cell>
          <table:table-cell/>
          <table:table-cell table:formula="of:=[.E158]*25" office:value-type="float" office:value="-6.419133925" calcext:value-type="float">
            <text:p>-6,419133925</text:p>
          </table:table-cell>
          <table:table-cell table:formula="of:=[.F158]*25" office:value-type="float" office:value="-30.317880425" calcext:value-type="float">
            <text:p>-30,317880425</text:p>
          </table:table-cell>
          <table:table-cell table:formula="of:=[.G158]*25" office:value-type="float" office:value="-86.1438404" calcext:value-type="float">
            <text:p>-86,1438404</text:p>
          </table:table-cell>
          <table:table-cell/>
          <table:table-cell table:formula="of:=[.I158]*0.067" office:value-type="float" office:value="-0.430081972975" calcext:value-type="float">
            <text:p>-0,430081972975</text:p>
          </table:table-cell>
          <table:table-cell table:formula="of:=[.J158]*0.067" office:value-type="float" office:value="-2.031297988475" calcext:value-type="float">
            <text:p>-2,031297988475</text:p>
          </table:table-cell>
          <table:table-cell table:formula="of:=[.K158]*0.067" office:value-type="float" office:value="-5.7716373068" calcext:value-type="float">
            <text:p>-5,77163730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1.449947134" calcext:value-type="float">
            <text:p>-1,449947134</text:p>
          </table:table-cell>
          <table:table-cell office:value-type="float" office:value="-1.264301526" calcext:value-type="float">
            <text:p>-1,264301526</text:p>
          </table:table-cell>
          <table:table-cell office:value-type="float" office:value="-3.648690445" calcext:value-type="float">
            <text:p>-3,648690445</text:p>
          </table:table-cell>
          <table:table-cell/>
          <table:table-cell table:formula="of:=[.E159]*25" office:value-type="float" office:value="-36.24867835" calcext:value-type="float">
            <text:p>-36,24867835</text:p>
          </table:table-cell>
          <table:table-cell table:formula="of:=[.F159]*25" office:value-type="float" office:value="-31.60753815" calcext:value-type="float">
            <text:p>-31,60753815</text:p>
          </table:table-cell>
          <table:table-cell table:formula="of:=[.G159]*25" office:value-type="float" office:value="-91.217261125" calcext:value-type="float">
            <text:p>-91,217261125</text:p>
          </table:table-cell>
          <table:table-cell/>
          <table:table-cell table:formula="of:=[.I159]*0.067" office:value-type="float" office:value="-2.42866144945" calcext:value-type="float">
            <text:p>-2,42866144945</text:p>
          </table:table-cell>
          <table:table-cell table:formula="of:=[.J159]*0.067" office:value-type="float" office:value="-2.11770505605" calcext:value-type="float">
            <text:p>-2,11770505605</text:p>
          </table:table-cell>
          <table:table-cell table:formula="of:=[.K159]*0.067" office:value-type="float" office:value="-6.111556495375" calcext:value-type="float">
            <text:p>-6,11155649537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.585739841" calcext:value-type="float">
            <text:p>-1,585739841</text:p>
          </table:table-cell>
          <table:table-cell office:value-type="float" office:value="-1.297773006" calcext:value-type="float">
            <text:p>-1,297773006</text:p>
          </table:table-cell>
          <table:table-cell office:value-type="float" office:value="-4.628262409" calcext:value-type="float">
            <text:p>-4,628262409</text:p>
          </table:table-cell>
          <table:table-cell/>
          <table:table-cell table:formula="of:=[.E160]*25" office:value-type="float" office:value="-39.643496025" calcext:value-type="float">
            <text:p>-39,643496025</text:p>
          </table:table-cell>
          <table:table-cell table:formula="of:=[.F160]*25" office:value-type="float" office:value="-32.44432515" calcext:value-type="float">
            <text:p>-32,44432515</text:p>
          </table:table-cell>
          <table:table-cell table:formula="of:=[.G160]*25" office:value-type="float" office:value="-115.706560225" calcext:value-type="float">
            <text:p>-115,706560225</text:p>
          </table:table-cell>
          <table:table-cell/>
          <table:table-cell table:formula="of:=[.I160]*0.067" office:value-type="float" office:value="-2.656114233675" calcext:value-type="float">
            <text:p>-2,656114233675</text:p>
          </table:table-cell>
          <table:table-cell table:formula="of:=[.J160]*0.067" office:value-type="float" office:value="-2.17376978505" calcext:value-type="float">
            <text:p>-2,17376978505</text:p>
          </table:table-cell>
          <table:table-cell table:formula="of:=[.K160]*0.067" office:value-type="float" office:value="-7.752339535075" calcext:value-type="float">
            <text:p>-7,7523395350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.047198583" calcext:value-type="float">
            <text:p>-1,047198583</text:p>
          </table:table-cell>
          <table:table-cell office:value-type="float" office:value="-1.440492048" calcext:value-type="float">
            <text:p>-1,440492048</text:p>
          </table:table-cell>
          <table:table-cell office:value-type="float" office:value="-4.245886605" calcext:value-type="float">
            <text:p>-4,245886605</text:p>
          </table:table-cell>
          <table:table-cell/>
          <table:table-cell table:formula="of:=[.E161]*25" office:value-type="float" office:value="-26.179964575" calcext:value-type="float">
            <text:p>-26,179964575</text:p>
          </table:table-cell>
          <table:table-cell table:formula="of:=[.F161]*25" office:value-type="float" office:value="-36.0123012" calcext:value-type="float">
            <text:p>-36,0123012</text:p>
          </table:table-cell>
          <table:table-cell table:formula="of:=[.G161]*25" office:value-type="float" office:value="-106.147165125" calcext:value-type="float">
            <text:p>-106,147165125</text:p>
          </table:table-cell>
          <table:table-cell/>
          <table:table-cell table:formula="of:=[.I161]*0.067" office:value-type="float" office:value="-1.754057626525" calcext:value-type="float">
            <text:p>-1,754057626525</text:p>
          </table:table-cell>
          <table:table-cell table:formula="of:=[.J161]*0.067" office:value-type="float" office:value="-2.4128241804" calcext:value-type="float">
            <text:p>-2,4128241804</text:p>
          </table:table-cell>
          <table:table-cell table:formula="of:=[.K161]*0.067" office:value-type="float" office:value="-7.111860063375" calcext:value-type="float">
            <text:p>-7,11186006337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2.265685054" calcext:value-type="float">
            <text:p>-2,265685054</text:p>
          </table:table-cell>
          <table:table-cell office:value-type="float" office:value="-1.937612851" calcext:value-type="float">
            <text:p>-1,937612851</text:p>
          </table:table-cell>
          <table:table-cell office:value-type="float" office:value="-4.645439424" calcext:value-type="float">
            <text:p>-4,645439424</text:p>
          </table:table-cell>
          <table:table-cell/>
          <table:table-cell table:formula="of:=[.E162]*25" office:value-type="float" office:value="-56.64212635" calcext:value-type="float">
            <text:p>-56,64212635</text:p>
          </table:table-cell>
          <table:table-cell table:formula="of:=[.F162]*25" office:value-type="float" office:value="-48.440321275" calcext:value-type="float">
            <text:p>-48,440321275</text:p>
          </table:table-cell>
          <table:table-cell table:formula="of:=[.G162]*25" office:value-type="float" office:value="-116.1359856" calcext:value-type="float">
            <text:p>-116,1359856</text:p>
          </table:table-cell>
          <table:table-cell/>
          <table:table-cell table:formula="of:=[.I162]*0.067" office:value-type="float" office:value="-3.79502246545" calcext:value-type="float">
            <text:p>-3,79502246545</text:p>
          </table:table-cell>
          <table:table-cell table:formula="of:=[.J162]*0.067" office:value-type="float" office:value="-3.245501525425" calcext:value-type="float">
            <text:p>-3,245501525425</text:p>
          </table:table-cell>
          <table:table-cell table:formula="of:=[.K162]*0.067" office:value-type="float" office:value="-7.7811110352" calcext:value-type="float">
            <text:p>-7,781111035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2.444159821" calcext:value-type="float">
            <text:p>-2,444159821</text:p>
          </table:table-cell>
          <table:table-cell office:value-type="float" office:value="-2.058731829" calcext:value-type="float">
            <text:p>-2,058731829</text:p>
          </table:table-cell>
          <table:table-cell office:value-type="float" office:value="-5.909452999" calcext:value-type="float">
            <text:p>-5,909452999</text:p>
          </table:table-cell>
          <table:table-cell/>
          <table:table-cell table:formula="of:=[.E163]*25" office:value-type="float" office:value="-61.103995525" calcext:value-type="float">
            <text:p>-61,103995525</text:p>
          </table:table-cell>
          <table:table-cell table:formula="of:=[.F163]*25" office:value-type="float" office:value="-51.468295725" calcext:value-type="float">
            <text:p>-51,468295725</text:p>
          </table:table-cell>
          <table:table-cell table:formula="of:=[.G163]*25" office:value-type="float" office:value="-147.736324975" calcext:value-type="float">
            <text:p>-147,736324975</text:p>
          </table:table-cell>
          <table:table-cell/>
          <table:table-cell table:formula="of:=[.I163]*0.067" office:value-type="float" office:value="-4.093967700175" calcext:value-type="float">
            <text:p>-4,093967700175</text:p>
          </table:table-cell>
          <table:table-cell table:formula="of:=[.J163]*0.067" office:value-type="float" office:value="-3.448375813575" calcext:value-type="float">
            <text:p>-3,448375813575</text:p>
          </table:table-cell>
          <table:table-cell table:formula="of:=[.K163]*0.067" office:value-type="float" office:value="-9.898333773325" calcext:value-type="float">
            <text:p>-9,89833377332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.830446059" calcext:value-type="float">
            <text:p>-1,830446059</text:p>
          </table:table-cell>
          <table:table-cell office:value-type="float" office:value="-2.49297094" calcext:value-type="float">
            <text:p>-2,49297094</text:p>
          </table:table-cell>
          <table:table-cell office:value-type="float" office:value="-6.049687361" calcext:value-type="float">
            <text:p>-6,049687361</text:p>
          </table:table-cell>
          <table:table-cell/>
          <table:table-cell table:formula="of:=[.E164]*25" office:value-type="float" office:value="-45.761151475" calcext:value-type="float">
            <text:p>-45,761151475</text:p>
          </table:table-cell>
          <table:table-cell table:formula="of:=[.F164]*25" office:value-type="float" office:value="-62.3242735" calcext:value-type="float">
            <text:p>-62,3242735</text:p>
          </table:table-cell>
          <table:table-cell table:formula="of:=[.G164]*25" office:value-type="float" office:value="-151.242184025" calcext:value-type="float">
            <text:p>-151,242184025</text:p>
          </table:table-cell>
          <table:table-cell/>
          <table:table-cell table:formula="of:=[.I164]*0.067" office:value-type="float" office:value="-3.065997148825" calcext:value-type="float">
            <text:p>-3,065997148825</text:p>
          </table:table-cell>
          <table:table-cell table:formula="of:=[.J164]*0.067" office:value-type="float" office:value="-4.1757263245" calcext:value-type="float">
            <text:p>-4,1757263245</text:p>
          </table:table-cell>
          <table:table-cell table:formula="of:=[.K164]*0.067" office:value-type="float" office:value="-10.133226329675" calcext:value-type="float">
            <text:p>-10,13322632967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2.262289007" calcext:value-type="float">
            <text:p>-2,262289007</text:p>
          </table:table-cell>
          <table:table-cell office:value-type="float" office:value="-3.357820187" calcext:value-type="float">
            <text:p>-3,357820187</text:p>
          </table:table-cell>
          <table:table-cell office:value-type="float" office:value="-6.647743358" calcext:value-type="float">
            <text:p>-6,647743358</text:p>
          </table:table-cell>
          <table:table-cell/>
          <table:table-cell table:formula="of:=[.E165]*25" office:value-type="float" office:value="-56.557225175" calcext:value-type="float">
            <text:p>-56,557225175</text:p>
          </table:table-cell>
          <table:table-cell table:formula="of:=[.F165]*25" office:value-type="float" office:value="-83.945504675" calcext:value-type="float">
            <text:p>-83,945504675</text:p>
          </table:table-cell>
          <table:table-cell table:formula="of:=[.G165]*25" office:value-type="float" office:value="-166.19358395" calcext:value-type="float">
            <text:p>-166,19358395</text:p>
          </table:table-cell>
          <table:table-cell/>
          <table:table-cell table:formula="of:=[.I165]*0.067" office:value-type="float" office:value="-3.789334086725" calcext:value-type="float">
            <text:p>-3,789334086725</text:p>
          </table:table-cell>
          <table:table-cell table:formula="of:=[.J165]*0.067" office:value-type="float" office:value="-5.624348813225" calcext:value-type="float">
            <text:p>-5,624348813225</text:p>
          </table:table-cell>
          <table:table-cell table:formula="of:=[.K165]*0.067" office:value-type="float" office:value="-11.13497012465" calcext:value-type="float">
            <text:p>-11,1349701246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2.177995454" calcext:value-type="float">
            <text:p>-2,177995454</text:p>
          </table:table-cell>
          <table:table-cell office:value-type="float" office:value="-3.167632329" calcext:value-type="float">
            <text:p>-3,167632329</text:p>
          </table:table-cell>
          <table:table-cell office:value-type="float" office:value="-7.539693404" calcext:value-type="float">
            <text:p>-7,539693404</text:p>
          </table:table-cell>
          <table:table-cell/>
          <table:table-cell table:formula="of:=[.E166]*25" office:value-type="float" office:value="-54.44988635" calcext:value-type="float">
            <text:p>-54,44988635</text:p>
          </table:table-cell>
          <table:table-cell table:formula="of:=[.F166]*25" office:value-type="float" office:value="-79.190808225" calcext:value-type="float">
            <text:p>-79,190808225</text:p>
          </table:table-cell>
          <table:table-cell table:formula="of:=[.G166]*25" office:value-type="float" office:value="-188.4923351" calcext:value-type="float">
            <text:p>-188,4923351</text:p>
          </table:table-cell>
          <table:table-cell/>
          <table:table-cell table:formula="of:=[.I166]*0.067" office:value-type="float" office:value="-3.64814238545" calcext:value-type="float">
            <text:p>-3,64814238545</text:p>
          </table:table-cell>
          <table:table-cell table:formula="of:=[.J166]*0.067" office:value-type="float" office:value="-5.305784151075" calcext:value-type="float">
            <text:p>-5,305784151075</text:p>
          </table:table-cell>
          <table:table-cell table:formula="of:=[.K166]*0.067" office:value-type="float" office:value="-12.6289864517" calcext:value-type="float">
            <text:p>-12,6289864517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1.823415423" calcext:value-type="float">
            <text:p>-1,823415423</text:p>
          </table:table-cell>
          <table:table-cell office:value-type="float" office:value="-3.266310608" calcext:value-type="float">
            <text:p>-3,266310608</text:p>
          </table:table-cell>
          <table:table-cell office:value-type="float" office:value="-7.969564775" calcext:value-type="float">
            <text:p>-7,969564775</text:p>
          </table:table-cell>
          <table:table-cell/>
          <table:table-cell table:formula="of:=[.E167]*25" office:value-type="float" office:value="-45.585385575" calcext:value-type="float">
            <text:p>-45,585385575</text:p>
          </table:table-cell>
          <table:table-cell table:formula="of:=[.F167]*25" office:value-type="float" office:value="-81.6577652" calcext:value-type="float">
            <text:p>-81,6577652</text:p>
          </table:table-cell>
          <table:table-cell table:formula="of:=[.G167]*25" office:value-type="float" office:value="-199.239119375" calcext:value-type="float">
            <text:p>-199,239119375</text:p>
          </table:table-cell>
          <table:table-cell/>
          <table:table-cell table:formula="of:=[.I167]*0.067" office:value-type="float" office:value="-3.054220833525" calcext:value-type="float">
            <text:p>-3,054220833525</text:p>
          </table:table-cell>
          <table:table-cell table:formula="of:=[.J167]*0.067" office:value-type="float" office:value="-5.4710702684" calcext:value-type="float">
            <text:p>-5,4710702684</text:p>
          </table:table-cell>
          <table:table-cell table:formula="of:=[.K167]*0.067" office:value-type="float" office:value="-13.349020998125" calcext:value-type="float">
            <text:p>-13,34902099812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1.502697081" calcext:value-type="float">
            <text:p>-1,502697081</text:p>
          </table:table-cell>
          <table:table-cell office:value-type="float" office:value="-3.798163048" calcext:value-type="float">
            <text:p>-3,798163048</text:p>
          </table:table-cell>
          <table:table-cell office:value-type="float" office:value="-8.628249755" calcext:value-type="float">
            <text:p>-8,628249755</text:p>
          </table:table-cell>
          <table:table-cell/>
          <table:table-cell table:formula="of:=[.E168]*25" office:value-type="float" office:value="-37.567427025" calcext:value-type="float">
            <text:p>-37,567427025</text:p>
          </table:table-cell>
          <table:table-cell table:formula="of:=[.F168]*25" office:value-type="float" office:value="-94.9540762" calcext:value-type="float">
            <text:p>-94,9540762</text:p>
          </table:table-cell>
          <table:table-cell table:formula="of:=[.G168]*25" office:value-type="float" office:value="-215.706243875" calcext:value-type="float">
            <text:p>-215,706243875</text:p>
          </table:table-cell>
          <table:table-cell/>
          <table:table-cell table:formula="of:=[.I168]*0.067" office:value-type="float" office:value="-2.517017610675" calcext:value-type="float">
            <text:p>-2,517017610675</text:p>
          </table:table-cell>
          <table:table-cell table:formula="of:=[.J168]*0.067" office:value-type="float" office:value="-6.3619231054" calcext:value-type="float">
            <text:p>-6,3619231054</text:p>
          </table:table-cell>
          <table:table-cell table:formula="of:=[.K168]*0.067" office:value-type="float" office:value="-14.452318339625" calcext:value-type="float">
            <text:p>-14,45231833962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0.875532657" calcext:value-type="float">
            <text:p>-0,875532657</text:p>
          </table:table-cell>
          <table:table-cell office:value-type="float" office:value="-3.755233654" calcext:value-type="float">
            <text:p>-3,755233654</text:p>
          </table:table-cell>
          <table:table-cell office:value-type="float" office:value="-8.992015373" calcext:value-type="float">
            <text:p>-8,992015373</text:p>
          </table:table-cell>
          <table:table-cell/>
          <table:table-cell table:formula="of:=[.E169]*25" office:value-type="float" office:value="-21.888316425" calcext:value-type="float">
            <text:p>-21,888316425</text:p>
          </table:table-cell>
          <table:table-cell table:formula="of:=[.F169]*25" office:value-type="float" office:value="-93.88084135" calcext:value-type="float">
            <text:p>-93,88084135</text:p>
          </table:table-cell>
          <table:table-cell table:formula="of:=[.G169]*25" office:value-type="float" office:value="-224.800384325" calcext:value-type="float">
            <text:p>-224,800384325</text:p>
          </table:table-cell>
          <table:table-cell/>
          <table:table-cell table:formula="of:=[.I169]*0.067" office:value-type="float" office:value="-1.466517200475" calcext:value-type="float">
            <text:p>-1,466517200475</text:p>
          </table:table-cell>
          <table:table-cell table:formula="of:=[.J169]*0.067" office:value-type="float" office:value="-6.29001637045" calcext:value-type="float">
            <text:p>-6,29001637045</text:p>
          </table:table-cell>
          <table:table-cell table:formula="of:=[.K169]*0.067" office:value-type="float" office:value="-15.061625749775" calcext:value-type="float">
            <text:p>-15,06162574977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0.554509706" calcext:value-type="float">
            <text:p>-0,554509706</text:p>
          </table:table-cell>
          <table:table-cell office:value-type="float" office:value="-3.670321741" calcext:value-type="float">
            <text:p>-3,670321741</text:p>
          </table:table-cell>
          <table:table-cell office:value-type="float" office:value="-9.059842921" calcext:value-type="float">
            <text:p>-9,059842921</text:p>
          </table:table-cell>
          <table:table-cell/>
          <table:table-cell table:formula="of:=[.E170]*25" office:value-type="float" office:value="-13.86274265" calcext:value-type="float">
            <text:p>-13,86274265</text:p>
          </table:table-cell>
          <table:table-cell table:formula="of:=[.F170]*25" office:value-type="float" office:value="-91.758043525" calcext:value-type="float">
            <text:p>-91,758043525</text:p>
          </table:table-cell>
          <table:table-cell table:formula="of:=[.G170]*25" office:value-type="float" office:value="-226.496073025" calcext:value-type="float">
            <text:p>-226,496073025</text:p>
          </table:table-cell>
          <table:table-cell/>
          <table:table-cell table:formula="of:=[.I170]*0.067" office:value-type="float" office:value="-0.92880375755" calcext:value-type="float">
            <text:p>-0,92880375755</text:p>
          </table:table-cell>
          <table:table-cell table:formula="of:=[.J170]*0.067" office:value-type="float" office:value="-6.147788916175" calcext:value-type="float">
            <text:p>-6,147788916175</text:p>
          </table:table-cell>
          <table:table-cell table:formula="of:=[.K170]*0.067" office:value-type="float" office:value="-15.175236892675" calcext:value-type="float">
            <text:p>-15,17523689267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-0.335095065" calcext:value-type="float">
            <text:p>-0,335095065</text:p>
          </table:table-cell>
          <table:table-cell office:value-type="float" office:value="-3.7266041" calcext:value-type="float">
            <text:p>-3,7266041</text:p>
          </table:table-cell>
          <table:table-cell office:value-type="float" office:value="-9.219977635" calcext:value-type="float">
            <text:p>-9,219977635</text:p>
          </table:table-cell>
          <table:table-cell/>
          <table:table-cell table:formula="of:=[.E171]*25" office:value-type="float" office:value="-8.377376625" calcext:value-type="float">
            <text:p>-8,377376625</text:p>
          </table:table-cell>
          <table:table-cell table:formula="of:=[.F171]*25" office:value-type="float" office:value="-93.1651025" calcext:value-type="float">
            <text:p>-93,1651025</text:p>
          </table:table-cell>
          <table:table-cell table:formula="of:=[.G171]*25" office:value-type="float" office:value="-230.499440875" calcext:value-type="float">
            <text:p>-230,499440875</text:p>
          </table:table-cell>
          <table:table-cell/>
          <table:table-cell table:formula="of:=[.I171]*0.067" office:value-type="float" office:value="-0.561284233875" calcext:value-type="float">
            <text:p>-0,561284233875</text:p>
          </table:table-cell>
          <table:table-cell table:formula="of:=[.J171]*0.067" office:value-type="float" office:value="-6.2420618675" calcext:value-type="float">
            <text:p>-6,2420618675</text:p>
          </table:table-cell>
          <table:table-cell table:formula="of:=[.K171]*0.067" office:value-type="float" office:value="-15.443462538625" calcext:value-type="float">
            <text:p>-15,44346253862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0.123614092" calcext:value-type="float">
            <text:p>0,123614092</text:p>
          </table:table-cell>
          <table:table-cell office:value-type="float" office:value="-3.747169483" calcext:value-type="float">
            <text:p>-3,747169483</text:p>
          </table:table-cell>
          <table:table-cell office:value-type="float" office:value="-9.301157896" calcext:value-type="float">
            <text:p>-9,301157896</text:p>
          </table:table-cell>
          <table:table-cell/>
          <table:table-cell table:formula="of:=[.E172]*25" office:value-type="float" office:value="3.0903523" calcext:value-type="float">
            <text:p>3,0903523</text:p>
          </table:table-cell>
          <table:table-cell table:formula="of:=[.F172]*25" office:value-type="float" office:value="-93.679237075" calcext:value-type="float">
            <text:p>-93,679237075</text:p>
          </table:table-cell>
          <table:table-cell table:formula="of:=[.G172]*25" office:value-type="float" office:value="-232.5289474" calcext:value-type="float">
            <text:p>-232,5289474</text:p>
          </table:table-cell>
          <table:table-cell/>
          <table:table-cell table:formula="of:=[.I172]*0.067" office:value-type="float" office:value="0.2070536041" calcext:value-type="float">
            <text:p>0,2070536041</text:p>
          </table:table-cell>
          <table:table-cell table:formula="of:=[.J172]*0.067" office:value-type="float" office:value="-6.276508884025" calcext:value-type="float">
            <text:p>-6,276508884025</text:p>
          </table:table-cell>
          <table:table-cell table:formula="of:=[.K172]*0.067" office:value-type="float" office:value="-15.5794394758" calcext:value-type="float">
            <text:p>-15,5794394758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0.658948272" calcext:value-type="float">
            <text:p>0,658948272</text:p>
          </table:table-cell>
          <table:table-cell office:value-type="float" office:value="-3.708931824" calcext:value-type="float">
            <text:p>-3,708931824</text:p>
          </table:table-cell>
          <table:table-cell office:value-type="float" office:value="-9.160863308" calcext:value-type="float">
            <text:p>-9,160863308</text:p>
          </table:table-cell>
          <table:table-cell/>
          <table:table-cell table:formula="of:=[.E173]*25" office:value-type="float" office:value="16.4737068" calcext:value-type="float">
            <text:p>16,4737068</text:p>
          </table:table-cell>
          <table:table-cell table:formula="of:=[.F173]*25" office:value-type="float" office:value="-92.7232956" calcext:value-type="float">
            <text:p>-92,7232956</text:p>
          </table:table-cell>
          <table:table-cell table:formula="of:=[.G173]*25" office:value-type="float" office:value="-229.0215827" calcext:value-type="float">
            <text:p>-229,0215827</text:p>
          </table:table-cell>
          <table:table-cell/>
          <table:table-cell table:formula="of:=[.I173]*0.067" office:value-type="float" office:value="1.1037383556" calcext:value-type="float">
            <text:p>1,1037383556</text:p>
          </table:table-cell>
          <table:table-cell table:formula="of:=[.J173]*0.067" office:value-type="float" office:value="-6.2124608052" calcext:value-type="float">
            <text:p>-6,2124608052</text:p>
          </table:table-cell>
          <table:table-cell table:formula="of:=[.K173]*0.067" office:value-type="float" office:value="-15.3444460409" calcext:value-type="float">
            <text:p>-15,3444460409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0.848507587" calcext:value-type="float">
            <text:p>0,848507587</text:p>
          </table:table-cell>
          <table:table-cell office:value-type="float" office:value="-3.647212753" calcext:value-type="float">
            <text:p>-3,647212753</text:p>
          </table:table-cell>
          <table:table-cell office:value-type="float" office:value="-8.880048132" calcext:value-type="float">
            <text:p>-8,880048132</text:p>
          </table:table-cell>
          <table:table-cell/>
          <table:table-cell table:formula="of:=[.E174]*25" office:value-type="float" office:value="21.212689675" calcext:value-type="float">
            <text:p>21,212689675</text:p>
          </table:table-cell>
          <table:table-cell table:formula="of:=[.F174]*25" office:value-type="float" office:value="-91.180318825" calcext:value-type="float">
            <text:p>-91,180318825</text:p>
          </table:table-cell>
          <table:table-cell table:formula="of:=[.G174]*25" office:value-type="float" office:value="-222.0012033" calcext:value-type="float">
            <text:p>-222,0012033</text:p>
          </table:table-cell>
          <table:table-cell/>
          <table:table-cell table:formula="of:=[.I174]*0.067" office:value-type="float" office:value="1.421250208225" calcext:value-type="float">
            <text:p>1,421250208225</text:p>
          </table:table-cell>
          <table:table-cell table:formula="of:=[.J174]*0.067" office:value-type="float" office:value="-6.109081361275" calcext:value-type="float">
            <text:p>-6,109081361275</text:p>
          </table:table-cell>
          <table:table-cell table:formula="of:=[.K174]*0.067" office:value-type="float" office:value="-14.8740806211" calcext:value-type="float">
            <text:p>-14,8740806211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1.088376212" calcext:value-type="float">
            <text:p>1,088376212</text:p>
          </table:table-cell>
          <table:table-cell office:value-type="float" office:value="-3.523483688" calcext:value-type="float">
            <text:p>-3,523483688</text:p>
          </table:table-cell>
          <table:table-cell office:value-type="float" office:value="-8.811555702" calcext:value-type="float">
            <text:p>-8,811555702</text:p>
          </table:table-cell>
          <table:table-cell/>
          <table:table-cell table:formula="of:=[.E175]*25" office:value-type="float" office:value="27.2094053" calcext:value-type="float">
            <text:p>27,2094053</text:p>
          </table:table-cell>
          <table:table-cell table:formula="of:=[.F175]*25" office:value-type="float" office:value="-88.0870922" calcext:value-type="float">
            <text:p>-88,0870922</text:p>
          </table:table-cell>
          <table:table-cell table:formula="of:=[.G175]*25" office:value-type="float" office:value="-220.28889255" calcext:value-type="float">
            <text:p>-220,28889255</text:p>
          </table:table-cell>
          <table:table-cell/>
          <table:table-cell table:formula="of:=[.I175]*0.067" office:value-type="float" office:value="1.8230301551" calcext:value-type="float">
            <text:p>1,8230301551</text:p>
          </table:table-cell>
          <table:table-cell table:formula="of:=[.J175]*0.067" office:value-type="float" office:value="-5.9018351774" calcext:value-type="float">
            <text:p>-5,9018351774</text:p>
          </table:table-cell>
          <table:table-cell table:formula="of:=[.K175]*0.067" office:value-type="float" office:value="-14.75935580085" calcext:value-type="float">
            <text:p>-14,7593558008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1.98062107" calcext:value-type="float">
            <text:p>1,98062107</text:p>
          </table:table-cell>
          <table:table-cell office:value-type="float" office:value="-3.206014688" calcext:value-type="float">
            <text:p>-3,206014688</text:p>
          </table:table-cell>
          <table:table-cell office:value-type="float" office:value="-8.328674354" calcext:value-type="float">
            <text:p>-8,328674354</text:p>
          </table:table-cell>
          <table:table-cell/>
          <table:table-cell table:formula="of:=[.E176]*25" office:value-type="float" office:value="49.51552675" calcext:value-type="float">
            <text:p>49,51552675</text:p>
          </table:table-cell>
          <table:table-cell table:formula="of:=[.F176]*25" office:value-type="float" office:value="-80.1503672" calcext:value-type="float">
            <text:p>-80,1503672</text:p>
          </table:table-cell>
          <table:table-cell table:formula="of:=[.G176]*25" office:value-type="float" office:value="-208.21685885" calcext:value-type="float">
            <text:p>-208,21685885</text:p>
          </table:table-cell>
          <table:table-cell/>
          <table:table-cell table:formula="of:=[.I176]*0.067" office:value-type="float" office:value="3.31754029225" calcext:value-type="float">
            <text:p>3,31754029225</text:p>
          </table:table-cell>
          <table:table-cell table:formula="of:=[.J176]*0.067" office:value-type="float" office:value="-5.3700746024" calcext:value-type="float">
            <text:p>-5,3700746024</text:p>
          </table:table-cell>
          <table:table-cell table:formula="of:=[.K176]*0.067" office:value-type="float" office:value="-13.95052954295" calcext:value-type="float">
            <text:p>-13,95052954295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2.000391418" calcext:value-type="float">
            <text:p>2,000391418</text:p>
          </table:table-cell>
          <table:table-cell office:value-type="float" office:value="-3.072558774" calcext:value-type="float">
            <text:p>-3,072558774</text:p>
          </table:table-cell>
          <table:table-cell office:value-type="float" office:value="-7.347355491" calcext:value-type="float">
            <text:p>-7,347355491</text:p>
          </table:table-cell>
          <table:table-cell/>
          <table:table-cell table:formula="of:=[.E177]*25" office:value-type="float" office:value="50.00978545" calcext:value-type="float">
            <text:p>50,00978545</text:p>
          </table:table-cell>
          <table:table-cell table:formula="of:=[.F177]*25" office:value-type="float" office:value="-76.81396935" calcext:value-type="float">
            <text:p>-76,81396935</text:p>
          </table:table-cell>
          <table:table-cell table:formula="of:=[.G177]*25" office:value-type="float" office:value="-183.683887275" calcext:value-type="float">
            <text:p>-183,683887275</text:p>
          </table:table-cell>
          <table:table-cell/>
          <table:table-cell table:formula="of:=[.I177]*0.067" office:value-type="float" office:value="3.35065562515" calcext:value-type="float">
            <text:p>3,35065562515</text:p>
          </table:table-cell>
          <table:table-cell table:formula="of:=[.J177]*0.067" office:value-type="float" office:value="-5.14653594645" calcext:value-type="float">
            <text:p>-5,14653594645</text:p>
          </table:table-cell>
          <table:table-cell table:formula="of:=[.K177]*0.067" office:value-type="float" office:value="-12.306820447425" calcext:value-type="float">
            <text:p>-12,30682044742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.53969141" calcext:value-type="float">
            <text:p>1,53969141</text:p>
          </table:table-cell>
          <table:table-cell office:value-type="float" office:value="-2.855812185" calcext:value-type="float">
            <text:p>-2,855812185</text:p>
          </table:table-cell>
          <table:table-cell office:value-type="float" office:value="-7.208687208" calcext:value-type="float">
            <text:p>-7,208687208</text:p>
          </table:table-cell>
          <table:table-cell/>
          <table:table-cell table:formula="of:=[.E178]*25" office:value-type="float" office:value="38.49228525" calcext:value-type="float">
            <text:p>38,49228525</text:p>
          </table:table-cell>
          <table:table-cell table:formula="of:=[.F178]*25" office:value-type="float" office:value="-71.395304625" calcext:value-type="float">
            <text:p>-71,395304625</text:p>
          </table:table-cell>
          <table:table-cell table:formula="of:=[.G178]*25" office:value-type="float" office:value="-180.2171802" calcext:value-type="float">
            <text:p>-180,2171802</text:p>
          </table:table-cell>
          <table:table-cell/>
          <table:table-cell table:formula="of:=[.I178]*0.067" office:value-type="float" office:value="2.57898311175" calcext:value-type="float">
            <text:p>2,57898311175</text:p>
          </table:table-cell>
          <table:table-cell table:formula="of:=[.J178]*0.067" office:value-type="float" office:value="-4.783485409875" calcext:value-type="float">
            <text:p>-4,783485409875</text:p>
          </table:table-cell>
          <table:table-cell table:formula="of:=[.K178]*0.067" office:value-type="float" office:value="-12.0745510734" calcext:value-type="float">
            <text:p>-12,0745510734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2.558451069" calcext:value-type="float">
            <text:p>2,558451069</text:p>
          </table:table-cell>
          <table:table-cell office:value-type="float" office:value="-2.310567839" calcext:value-type="float">
            <text:p>-2,310567839</text:p>
          </table:table-cell>
          <table:table-cell office:value-type="float" office:value="-6.727563553" calcext:value-type="float">
            <text:p>-6,727563553</text:p>
          </table:table-cell>
          <table:table-cell/>
          <table:table-cell table:formula="of:=[.E179]*25" office:value-type="float" office:value="63.961276725" calcext:value-type="float">
            <text:p>63,961276725</text:p>
          </table:table-cell>
          <table:table-cell table:formula="of:=[.F179]*25" office:value-type="float" office:value="-57.764195975" calcext:value-type="float">
            <text:p>-57,764195975</text:p>
          </table:table-cell>
          <table:table-cell table:formula="of:=[.G179]*25" office:value-type="float" office:value="-168.189088825" calcext:value-type="float">
            <text:p>-168,189088825</text:p>
          </table:table-cell>
          <table:table-cell/>
          <table:table-cell table:formula="of:=[.I179]*0.067" office:value-type="float" office:value="4.285405540575" calcext:value-type="float">
            <text:p>4,285405540575</text:p>
          </table:table-cell>
          <table:table-cell table:formula="of:=[.J179]*0.067" office:value-type="float" office:value="-3.870201130325" calcext:value-type="float">
            <text:p>-3,870201130325</text:p>
          </table:table-cell>
          <table:table-cell table:formula="of:=[.K179]*0.067" office:value-type="float" office:value="-11.268668951275" calcext:value-type="float">
            <text:p>-11,26866895127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2.525063032" calcext:value-type="float">
            <text:p>2,525063032</text:p>
          </table:table-cell>
          <table:table-cell office:value-type="float" office:value="-2.06817123" calcext:value-type="float">
            <text:p>-2,06817123</text:p>
          </table:table-cell>
          <table:table-cell office:value-type="float" office:value="-5.403222217" calcext:value-type="float">
            <text:p>-5,403222217</text:p>
          </table:table-cell>
          <table:table-cell/>
          <table:table-cell table:formula="of:=[.E180]*25" office:value-type="float" office:value="63.1265758" calcext:value-type="float">
            <text:p>63,1265758</text:p>
          </table:table-cell>
          <table:table-cell table:formula="of:=[.F180]*25" office:value-type="float" office:value="-51.70428075" calcext:value-type="float">
            <text:p>-51,70428075</text:p>
          </table:table-cell>
          <table:table-cell table:formula="of:=[.G180]*25" office:value-type="float" office:value="-135.080555425" calcext:value-type="float">
            <text:p>-135,080555425</text:p>
          </table:table-cell>
          <table:table-cell/>
          <table:table-cell table:formula="of:=[.I180]*0.067" office:value-type="float" office:value="4.2294805786" calcext:value-type="float">
            <text:p>4,2294805786</text:p>
          </table:table-cell>
          <table:table-cell table:formula="of:=[.J180]*0.067" office:value-type="float" office:value="-3.46418681025" calcext:value-type="float">
            <text:p>-3,46418681025</text:p>
          </table:table-cell>
          <table:table-cell table:formula="of:=[.K180]*0.067" office:value-type="float" office:value="-9.050397213475" calcext:value-type="float">
            <text:p>-9,05039721347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.708985786" calcext:value-type="float">
            <text:p>1,708985786</text:p>
          </table:table-cell>
          <table:table-cell office:value-type="float" office:value="-1.637598385" calcext:value-type="float">
            <text:p>-1,637598385</text:p>
          </table:table-cell>
          <table:table-cell office:value-type="float" office:value="-5.245822165" calcext:value-type="float">
            <text:p>-5,245822165</text:p>
          </table:table-cell>
          <table:table-cell/>
          <table:table-cell table:formula="of:=[.E181]*25" office:value-type="float" office:value="42.72464465" calcext:value-type="float">
            <text:p>42,72464465</text:p>
          </table:table-cell>
          <table:table-cell table:formula="of:=[.F181]*25" office:value-type="float" office:value="-40.939959625" calcext:value-type="float">
            <text:p>-40,939959625</text:p>
          </table:table-cell>
          <table:table-cell table:formula="of:=[.G181]*25" office:value-type="float" office:value="-131.145554125" calcext:value-type="float">
            <text:p>-131,145554125</text:p>
          </table:table-cell>
          <table:table-cell/>
          <table:table-cell table:formula="of:=[.I181]*0.067" office:value-type="float" office:value="2.86255119155" calcext:value-type="float">
            <text:p>2,86255119155</text:p>
          </table:table-cell>
          <table:table-cell table:formula="of:=[.J181]*0.067" office:value-type="float" office:value="-2.742977294875" calcext:value-type="float">
            <text:p>-2,742977294875</text:p>
          </table:table-cell>
          <table:table-cell table:formula="of:=[.K181]*0.067" office:value-type="float" office:value="-8.786752126375" calcext:value-type="float">
            <text:p>-8,786752126375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2.517228376" calcext:value-type="float">
            <text:p>2,517228376</text:p>
          </table:table-cell>
          <table:table-cell office:value-type="float" office:value="-0.41229226" calcext:value-type="float">
            <text:p>-0,41229226</text:p>
          </table:table-cell>
          <table:table-cell office:value-type="float" office:value="-4.569375781" calcext:value-type="float">
            <text:p>-4,569375781</text:p>
          </table:table-cell>
          <table:table-cell/>
          <table:table-cell table:formula="of:=[.E182]*25" office:value-type="float" office:value="62.9307094" calcext:value-type="float">
            <text:p>62,9307094</text:p>
          </table:table-cell>
          <table:table-cell table:formula="of:=[.F182]*25" office:value-type="float" office:value="-10.3073065" calcext:value-type="float">
            <text:p>-10,3073065</text:p>
          </table:table-cell>
          <table:table-cell table:formula="of:=[.G182]*25" office:value-type="float" office:value="-114.234394525" calcext:value-type="float">
            <text:p>-114,234394525</text:p>
          </table:table-cell>
          <table:table-cell/>
          <table:table-cell table:formula="of:=[.I182]*0.067" office:value-type="float" office:value="4.2163575298" calcext:value-type="float">
            <text:p>4,2163575298</text:p>
          </table:table-cell>
          <table:table-cell table:formula="of:=[.J182]*0.067" office:value-type="float" office:value="-0.6905895355" calcext:value-type="float">
            <text:p>-0,6905895355</text:p>
          </table:table-cell>
          <table:table-cell table:formula="of:=[.K182]*0.067" office:value-type="float" office:value="-7.653704433175" calcext:value-type="float">
            <text:p>-7,65370443317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2.085939702" calcext:value-type="float">
            <text:p>2,085939702</text:p>
          </table:table-cell>
          <table:table-cell office:value-type="float" office:value="-1.206401847" calcext:value-type="float">
            <text:p>-1,206401847</text:p>
          </table:table-cell>
          <table:table-cell office:value-type="float" office:value="-3.334202682" calcext:value-type="float">
            <text:p>-3,334202682</text:p>
          </table:table-cell>
          <table:table-cell/>
          <table:table-cell table:formula="of:=[.E183]*25" office:value-type="float" office:value="52.14849255" calcext:value-type="float">
            <text:p>52,14849255</text:p>
          </table:table-cell>
          <table:table-cell table:formula="of:=[.F183]*25" office:value-type="float" office:value="-30.160046175" calcext:value-type="float">
            <text:p>-30,160046175</text:p>
          </table:table-cell>
          <table:table-cell table:formula="of:=[.G183]*25" office:value-type="float" office:value="-83.35506705" calcext:value-type="float">
            <text:p>-83,35506705</text:p>
          </table:table-cell>
          <table:table-cell/>
          <table:table-cell table:formula="of:=[.I183]*0.067" office:value-type="float" office:value="3.49394900085" calcext:value-type="float">
            <text:p>3,49394900085</text:p>
          </table:table-cell>
          <table:table-cell table:formula="of:=[.J183]*0.067" office:value-type="float" office:value="-2.020723093725" calcext:value-type="float">
            <text:p>-2,020723093725</text:p>
          </table:table-cell>
          <table:table-cell table:formula="of:=[.K183]*0.067" office:value-type="float" office:value="-5.58478949235" calcext:value-type="float">
            <text:p>-5,5847894923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2.07551422" calcext:value-type="float">
            <text:p>2,07551422</text:p>
          </table:table-cell>
          <table:table-cell office:value-type="float" office:value="-1.217904977" calcext:value-type="float">
            <text:p>-1,217904977</text:p>
          </table:table-cell>
          <table:table-cell office:value-type="float" office:value="-3.576743665" calcext:value-type="float">
            <text:p>-3,576743665</text:p>
          </table:table-cell>
          <table:table-cell/>
          <table:table-cell table:formula="of:=[.E184]*25" office:value-type="float" office:value="51.8878555" calcext:value-type="float">
            <text:p>51,8878555</text:p>
          </table:table-cell>
          <table:table-cell table:formula="of:=[.F184]*25" office:value-type="float" office:value="-30.447624425" calcext:value-type="float">
            <text:p>-30,447624425</text:p>
          </table:table-cell>
          <table:table-cell table:formula="of:=[.G184]*25" office:value-type="float" office:value="-89.418591625" calcext:value-type="float">
            <text:p>-89,418591625</text:p>
          </table:table-cell>
          <table:table-cell/>
          <table:table-cell table:formula="of:=[.I184]*0.067" office:value-type="float" office:value="3.4764863185" calcext:value-type="float">
            <text:p>3,4764863185</text:p>
          </table:table-cell>
          <table:table-cell table:formula="of:=[.J184]*0.067" office:value-type="float" office:value="-2.039990836475" calcext:value-type="float">
            <text:p>-2,039990836475</text:p>
          </table:table-cell>
          <table:table-cell table:formula="of:=[.K184]*0.067" office:value-type="float" office:value="-5.991045638875" calcext:value-type="float">
            <text:p>-5,991045638875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2.202734752" calcext:value-type="float">
            <text:p>2,202734752</text:p>
          </table:table-cell>
          <table:table-cell office:value-type="float" office:value="0.258239558" calcext:value-type="float">
            <text:p>0,258239558</text:p>
          </table:table-cell>
          <table:table-cell office:value-type="float" office:value="-2.129785002" calcext:value-type="float">
            <text:p>-2,129785002</text:p>
          </table:table-cell>
          <table:table-cell/>
          <table:table-cell table:formula="of:=[.E185]*25" office:value-type="float" office:value="55.0683688" calcext:value-type="float">
            <text:p>55,0683688</text:p>
          </table:table-cell>
          <table:table-cell table:formula="of:=[.F185]*25" office:value-type="float" office:value="6.45598895" calcext:value-type="float">
            <text:p>6,45598895</text:p>
          </table:table-cell>
          <table:table-cell table:formula="of:=[.G185]*25" office:value-type="float" office:value="-53.24462505" calcext:value-type="float">
            <text:p>-53,24462505</text:p>
          </table:table-cell>
          <table:table-cell/>
          <table:table-cell table:formula="of:=[.I185]*0.067" office:value-type="float" office:value="3.6895807096" calcext:value-type="float">
            <text:p>3,6895807096</text:p>
          </table:table-cell>
          <table:table-cell table:formula="of:=[.J185]*0.067" office:value-type="float" office:value="0.43255125965" calcext:value-type="float">
            <text:p>0,43255125965</text:p>
          </table:table-cell>
          <table:table-cell table:formula="of:=[.K185]*0.067" office:value-type="float" office:value="-3.56738987835" calcext:value-type="float">
            <text:p>-3,5673898783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-1.10359259" calcext:value-type="float">
            <text:p>-1,10359259</text:p>
          </table:table-cell>
          <table:table-cell office:value-type="float" office:value="-2.221766551" calcext:value-type="float">
            <text:p>-2,221766551</text:p>
          </table:table-cell>
          <table:table-cell/>
          <table:table-cell table:formula="of:=[.E186]*25" office:value-type="float" office:value="0" calcext:value-type="float">
            <text:p>0</text:p>
          </table:table-cell>
          <table:table-cell table:formula="of:=[.F186]*25" office:value-type="float" office:value="-27.58981475" calcext:value-type="float">
            <text:p>-27,58981475</text:p>
          </table:table-cell>
          <table:table-cell table:formula="of:=[.G186]*25" office:value-type="float" office:value="-55.544163775" calcext:value-type="float">
            <text:p>-55,544163775</text:p>
          </table:table-cell>
          <table:table-cell/>
          <table:table-cell table:formula="of:=[.I186]*0.067" office:value-type="float" office:value="0" calcext:value-type="float">
            <text:p>0</text:p>
          </table:table-cell>
          <table:table-cell table:formula="of:=[.J186]*0.067" office:value-type="float" office:value="-1.84851758825" calcext:value-type="float">
            <text:p>-1,84851758825</text:p>
          </table:table-cell>
          <table:table-cell table:formula="of:=[.K186]*0.067" office:value-type="float" office:value="-3.721458972925" calcext:value-type="float">
            <text:p>-3,7214589729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0" calcext:value-type="float">
            <text:p>0</text:p>
          </table:table-cell>
          <table:table-cell office:value-type="float" office:value="-1.088707145" calcext:value-type="float">
            <text:p>-1,088707145</text:p>
          </table:table-cell>
          <table:table-cell office:value-type="float" office:value="-3.980429716" calcext:value-type="float">
            <text:p>-3,980429716</text:p>
          </table:table-cell>
          <table:table-cell/>
          <table:table-cell table:formula="of:=[.E187]*25" office:value-type="float" office:value="0" calcext:value-type="float">
            <text:p>0</text:p>
          </table:table-cell>
          <table:table-cell table:formula="of:=[.F187]*25" office:value-type="float" office:value="-27.217678625" calcext:value-type="float">
            <text:p>-27,217678625</text:p>
          </table:table-cell>
          <table:table-cell table:formula="of:=[.G187]*25" office:value-type="float" office:value="-99.5107429" calcext:value-type="float">
            <text:p>-99,5107429</text:p>
          </table:table-cell>
          <table:table-cell/>
          <table:table-cell table:formula="of:=[.I187]*0.067" office:value-type="float" office:value="0" calcext:value-type="float">
            <text:p>0</text:p>
          </table:table-cell>
          <table:table-cell table:formula="of:=[.J187]*0.067" office:value-type="float" office:value="-1.823584467875" calcext:value-type="float">
            <text:p>-1,823584467875</text:p>
          </table:table-cell>
          <table:table-cell table:formula="of:=[.K187]*0.067" office:value-type="float" office:value="-6.6672197743" calcext:value-type="float">
            <text:p>-6,667219774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0.044780618" calcext:value-type="float">
            <text:p>0,044780618</text:p>
          </table:table-cell>
          <table:table-cell office:value-type="float" office:value="-1.073025714" calcext:value-type="float">
            <text:p>-1,073025714</text:p>
          </table:table-cell>
          <table:table-cell office:value-type="float" office:value="-3.916389022" calcext:value-type="float">
            <text:p>-3,916389022</text:p>
          </table:table-cell>
          <table:table-cell/>
          <table:table-cell table:formula="of:=[.E188]*25" office:value-type="float" office:value="1.11951545" calcext:value-type="float">
            <text:p>1,11951545</text:p>
          </table:table-cell>
          <table:table-cell table:formula="of:=[.F188]*25" office:value-type="float" office:value="-26.82564285" calcext:value-type="float">
            <text:p>-26,82564285</text:p>
          </table:table-cell>
          <table:table-cell table:formula="of:=[.G188]*25" office:value-type="float" office:value="-97.90972555" calcext:value-type="float">
            <text:p>-97,90972555</text:p>
          </table:table-cell>
          <table:table-cell/>
          <table:table-cell table:formula="of:=[.I188]*0.067" office:value-type="float" office:value="0.07500753515" calcext:value-type="float">
            <text:p>0,07500753515</text:p>
          </table:table-cell>
          <table:table-cell table:formula="of:=[.J188]*0.067" office:value-type="float" office:value="-1.79731807095" calcext:value-type="float">
            <text:p>-1,79731807095</text:p>
          </table:table-cell>
          <table:table-cell table:formula="of:=[.K188]*0.067" office:value-type="float" office:value="-6.55995161185" calcext:value-type="float">
            <text:p>-6,5599516118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0.299475609" calcext:value-type="float">
            <text:p>-0,299475609</text:p>
          </table:table-cell>
          <table:table-cell office:value-type="float" office:value="-1.109717896" calcext:value-type="float">
            <text:p>-1,109717896</text:p>
          </table:table-cell>
          <table:table-cell office:value-type="float" office:value="-3.826006482" calcext:value-type="float">
            <text:p>-3,826006482</text:p>
          </table:table-cell>
          <table:table-cell/>
          <table:table-cell table:formula="of:=[.E189]*25" office:value-type="float" office:value="-7.486890225" calcext:value-type="float">
            <text:p>-7,486890225</text:p>
          </table:table-cell>
          <table:table-cell table:formula="of:=[.F189]*25" office:value-type="float" office:value="-27.7429474" calcext:value-type="float">
            <text:p>-27,7429474</text:p>
          </table:table-cell>
          <table:table-cell table:formula="of:=[.G189]*25" office:value-type="float" office:value="-95.65016205" calcext:value-type="float">
            <text:p>-95,65016205</text:p>
          </table:table-cell>
          <table:table-cell/>
          <table:table-cell table:formula="of:=[.I189]*0.067" office:value-type="float" office:value="-0.501621645075" calcext:value-type="float">
            <text:p>-0,501621645075</text:p>
          </table:table-cell>
          <table:table-cell table:formula="of:=[.J189]*0.067" office:value-type="float" office:value="-1.8587774758" calcext:value-type="float">
            <text:p>-1,8587774758</text:p>
          </table:table-cell>
          <table:table-cell table:formula="of:=[.K189]*0.067" office:value-type="float" office:value="-6.40856085735" calcext:value-type="float">
            <text:p>-6,4085608573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1.477004684" calcext:value-type="float">
            <text:p>-1,477004684</text:p>
          </table:table-cell>
          <table:table-cell office:value-type="float" office:value="-1.340144097" calcext:value-type="float">
            <text:p>-1,340144097</text:p>
          </table:table-cell>
          <table:table-cell office:value-type="float" office:value="-4.044443264" calcext:value-type="float">
            <text:p>-4,044443264</text:p>
          </table:table-cell>
          <table:table-cell/>
          <table:table-cell table:formula="of:=[.E190]*25" office:value-type="float" office:value="-36.9251171" calcext:value-type="float">
            <text:p>-36,9251171</text:p>
          </table:table-cell>
          <table:table-cell table:formula="of:=[.F190]*25" office:value-type="float" office:value="-33.503602425" calcext:value-type="float">
            <text:p>-33,503602425</text:p>
          </table:table-cell>
          <table:table-cell table:formula="of:=[.G190]*25" office:value-type="float" office:value="-101.1110816" calcext:value-type="float">
            <text:p>-101,1110816</text:p>
          </table:table-cell>
          <table:table-cell/>
          <table:table-cell table:formula="of:=[.I190]*0.067" office:value-type="float" office:value="-2.4739828457" calcext:value-type="float">
            <text:p>-2,4739828457</text:p>
          </table:table-cell>
          <table:table-cell table:formula="of:=[.J190]*0.067" office:value-type="float" office:value="-2.244741362475" calcext:value-type="float">
            <text:p>-2,244741362475</text:p>
          </table:table-cell>
          <table:table-cell table:formula="of:=[.K190]*0.067" office:value-type="float" office:value="-6.7744424672" calcext:value-type="float">
            <text:p>-6,774442467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.699100794" calcext:value-type="float">
            <text:p>-1,699100794</text:p>
          </table:table-cell>
          <table:table-cell office:value-type="float" office:value="-1.142513144" calcext:value-type="float">
            <text:p>-1,142513144</text:p>
          </table:table-cell>
          <table:table-cell office:value-type="float" office:value="-4.877962935" calcext:value-type="float">
            <text:p>-4,877962935</text:p>
          </table:table-cell>
          <table:table-cell/>
          <table:table-cell table:formula="of:=[.E191]*25" office:value-type="float" office:value="-42.47751985" calcext:value-type="float">
            <text:p>-42,47751985</text:p>
          </table:table-cell>
          <table:table-cell table:formula="of:=[.F191]*25" office:value-type="float" office:value="-28.5628286" calcext:value-type="float">
            <text:p>-28,5628286</text:p>
          </table:table-cell>
          <table:table-cell table:formula="of:=[.G191]*25" office:value-type="float" office:value="-121.949073375" calcext:value-type="float">
            <text:p>-121,949073375</text:p>
          </table:table-cell>
          <table:table-cell/>
          <table:table-cell table:formula="of:=[.I191]*0.067" office:value-type="float" office:value="-2.84599382995" calcext:value-type="float">
            <text:p>-2,84599382995</text:p>
          </table:table-cell>
          <table:table-cell table:formula="of:=[.J191]*0.067" office:value-type="float" office:value="-1.9137095162" calcext:value-type="float">
            <text:p>-1,9137095162</text:p>
          </table:table-cell>
          <table:table-cell table:formula="of:=[.K191]*0.067" office:value-type="float" office:value="-8.170587916125" calcext:value-type="float">
            <text:p>-8,17058791612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.5599524" calcext:value-type="float">
            <text:p>-1,5599524</text:p>
          </table:table-cell>
          <table:table-cell office:value-type="float" office:value="-1.507107961" calcext:value-type="float">
            <text:p>-1,507107961</text:p>
          </table:table-cell>
          <table:table-cell office:value-type="float" office:value="-4.737310639" calcext:value-type="float">
            <text:p>-4,737310639</text:p>
          </table:table-cell>
          <table:table-cell/>
          <table:table-cell table:formula="of:=[.E192]*25" office:value-type="float" office:value="-38.99881" calcext:value-type="float">
            <text:p>-38,99881</text:p>
          </table:table-cell>
          <table:table-cell table:formula="of:=[.F192]*25" office:value-type="float" office:value="-37.677699025" calcext:value-type="float">
            <text:p>-37,677699025</text:p>
          </table:table-cell>
          <table:table-cell table:formula="of:=[.G192]*25" office:value-type="float" office:value="-118.432765975" calcext:value-type="float">
            <text:p>-118,432765975</text:p>
          </table:table-cell>
          <table:table-cell/>
          <table:table-cell table:formula="of:=[.I192]*0.067" office:value-type="float" office:value="-2.61292027" calcext:value-type="float">
            <text:p>-2,61292027</text:p>
          </table:table-cell>
          <table:table-cell table:formula="of:=[.J192]*0.067" office:value-type="float" office:value="-2.524405834675" calcext:value-type="float">
            <text:p>-2,524405834675</text:p>
          </table:table-cell>
          <table:table-cell table:formula="of:=[.K192]*0.067" office:value-type="float" office:value="-7.934995320325" calcext:value-type="float">
            <text:p>-7,9349953203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2.627136906" calcext:value-type="float">
            <text:p>-2,627136906</text:p>
          </table:table-cell>
          <table:table-cell office:value-type="float" office:value="-2.63142093" calcext:value-type="float">
            <text:p>-2,63142093</text:p>
          </table:table-cell>
          <table:table-cell office:value-type="float" office:value="-5.504982612" calcext:value-type="float">
            <text:p>-5,504982612</text:p>
          </table:table-cell>
          <table:table-cell/>
          <table:table-cell table:formula="of:=[.E193]*25" office:value-type="float" office:value="-65.67842265" calcext:value-type="float">
            <text:p>-65,67842265</text:p>
          </table:table-cell>
          <table:table-cell table:formula="of:=[.F193]*25" office:value-type="float" office:value="-65.78552325" calcext:value-type="float">
            <text:p>-65,78552325</text:p>
          </table:table-cell>
          <table:table-cell table:formula="of:=[.G193]*25" office:value-type="float" office:value="-137.6245653" calcext:value-type="float">
            <text:p>-137,6245653</text:p>
          </table:table-cell>
          <table:table-cell/>
          <table:table-cell table:formula="of:=[.I193]*0.067" office:value-type="float" office:value="-4.40045431755" calcext:value-type="float">
            <text:p>-4,40045431755</text:p>
          </table:table-cell>
          <table:table-cell table:formula="of:=[.J193]*0.067" office:value-type="float" office:value="-4.40763005775" calcext:value-type="float">
            <text:p>-4,40763005775</text:p>
          </table:table-cell>
          <table:table-cell table:formula="of:=[.K193]*0.067" office:value-type="float" office:value="-9.2208458751" calcext:value-type="float">
            <text:p>-9,2208458751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2.687445646" calcext:value-type="float">
            <text:p>-2,687445646</text:p>
          </table:table-cell>
          <table:table-cell office:value-type="float" office:value="-2.192615673" calcext:value-type="float">
            <text:p>-2,192615673</text:p>
          </table:table-cell>
          <table:table-cell office:value-type="float" office:value="-6.608811917" calcext:value-type="float">
            <text:p>-6,608811917</text:p>
          </table:table-cell>
          <table:table-cell/>
          <table:table-cell table:formula="of:=[.E194]*25" office:value-type="float" office:value="-67.18614115" calcext:value-type="float">
            <text:p>-67,18614115</text:p>
          </table:table-cell>
          <table:table-cell table:formula="of:=[.F194]*25" office:value-type="float" office:value="-54.815391825" calcext:value-type="float">
            <text:p>-54,815391825</text:p>
          </table:table-cell>
          <table:table-cell table:formula="of:=[.G194]*25" office:value-type="float" office:value="-165.220297925" calcext:value-type="float">
            <text:p>-165,220297925</text:p>
          </table:table-cell>
          <table:table-cell/>
          <table:table-cell table:formula="of:=[.I194]*0.067" office:value-type="float" office:value="-4.50147145705" calcext:value-type="float">
            <text:p>-4,50147145705</text:p>
          </table:table-cell>
          <table:table-cell table:formula="of:=[.J194]*0.067" office:value-type="float" office:value="-3.672631252275" calcext:value-type="float">
            <text:p>-3,672631252275</text:p>
          </table:table-cell>
          <table:table-cell table:formula="of:=[.K194]*0.067" office:value-type="float" office:value="-11.069759960975" calcext:value-type="float">
            <text:p>-11,06975996097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2.684134634" calcext:value-type="float">
            <text:p>-2,684134634</text:p>
          </table:table-cell>
          <table:table-cell office:value-type="float" office:value="-2.43134722" calcext:value-type="float">
            <text:p>-2,43134722</text:p>
          </table:table-cell>
          <table:table-cell office:value-type="float" office:value="-7.045802995" calcext:value-type="float">
            <text:p>-7,045802995</text:p>
          </table:table-cell>
          <table:table-cell/>
          <table:table-cell table:formula="of:=[.E195]*25" office:value-type="float" office:value="-67.10336585" calcext:value-type="float">
            <text:p>-67,10336585</text:p>
          </table:table-cell>
          <table:table-cell table:formula="of:=[.F195]*25" office:value-type="float" office:value="-60.7836805" calcext:value-type="float">
            <text:p>-60,7836805</text:p>
          </table:table-cell>
          <table:table-cell table:formula="of:=[.G195]*25" office:value-type="float" office:value="-176.145074875" calcext:value-type="float">
            <text:p>-176,145074875</text:p>
          </table:table-cell>
          <table:table-cell/>
          <table:table-cell table:formula="of:=[.I195]*0.067" office:value-type="float" office:value="-4.49592551195" calcext:value-type="float">
            <text:p>-4,49592551195</text:p>
          </table:table-cell>
          <table:table-cell table:formula="of:=[.J195]*0.067" office:value-type="float" office:value="-4.0725065935" calcext:value-type="float">
            <text:p>-4,0725065935</text:p>
          </table:table-cell>
          <table:table-cell table:formula="of:=[.K195]*0.067" office:value-type="float" office:value="-11.801720016625" calcext:value-type="float">
            <text:p>-11,80172001662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2.630577248" calcext:value-type="float">
            <text:p>-2,630577248</text:p>
          </table:table-cell>
          <table:table-cell office:value-type="float" office:value="-3.382760667" calcext:value-type="float">
            <text:p>-3,382760667</text:p>
          </table:table-cell>
          <table:table-cell office:value-type="float" office:value="-8.144909569" calcext:value-type="float">
            <text:p>-8,144909569</text:p>
          </table:table-cell>
          <table:table-cell/>
          <table:table-cell table:formula="of:=[.E196]*25" office:value-type="float" office:value="-65.7644312" calcext:value-type="float">
            <text:p>-65,7644312</text:p>
          </table:table-cell>
          <table:table-cell table:formula="of:=[.F196]*25" office:value-type="float" office:value="-84.569016675" calcext:value-type="float">
            <text:p>-84,569016675</text:p>
          </table:table-cell>
          <table:table-cell table:formula="of:=[.G196]*25" office:value-type="float" office:value="-203.622739225" calcext:value-type="float">
            <text:p>-203,622739225</text:p>
          </table:table-cell>
          <table:table-cell/>
          <table:table-cell table:formula="of:=[.I196]*0.067" office:value-type="float" office:value="-4.4062168904" calcext:value-type="float">
            <text:p>-4,4062168904</text:p>
          </table:table-cell>
          <table:table-cell table:formula="of:=[.J196]*0.067" office:value-type="float" office:value="-5.666124117225" calcext:value-type="float">
            <text:p>-5,666124117225</text:p>
          </table:table-cell>
          <table:table-cell table:formula="of:=[.K196]*0.067" office:value-type="float" office:value="-13.642723528075" calcext:value-type="float">
            <text:p>-13,64272352807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.88619676" calcext:value-type="float">
            <text:p>-1,88619676</text:p>
          </table:table-cell>
          <table:table-cell office:value-type="float" office:value="-3.165354845" calcext:value-type="float">
            <text:p>-3,165354845</text:p>
          </table:table-cell>
          <table:table-cell office:value-type="float" office:value="-8.62849721" calcext:value-type="float">
            <text:p>-8,62849721</text:p>
          </table:table-cell>
          <table:table-cell/>
          <table:table-cell table:formula="of:=[.E197]*25" office:value-type="float" office:value="-47.154919" calcext:value-type="float">
            <text:p>-47,154919</text:p>
          </table:table-cell>
          <table:table-cell table:formula="of:=[.F197]*25" office:value-type="float" office:value="-79.133871125" calcext:value-type="float">
            <text:p>-79,133871125</text:p>
          </table:table-cell>
          <table:table-cell table:formula="of:=[.G197]*25" office:value-type="float" office:value="-215.71243025" calcext:value-type="float">
            <text:p>-215,71243025</text:p>
          </table:table-cell>
          <table:table-cell/>
          <table:table-cell table:formula="of:=[.I197]*0.067" office:value-type="float" office:value="-3.159379573" calcext:value-type="float">
            <text:p>-3,159379573</text:p>
          </table:table-cell>
          <table:table-cell table:formula="of:=[.J197]*0.067" office:value-type="float" office:value="-5.301969365375" calcext:value-type="float">
            <text:p>-5,301969365375</text:p>
          </table:table-cell>
          <table:table-cell table:formula="of:=[.K197]*0.067" office:value-type="float" office:value="-14.45273282675" calcext:value-type="float">
            <text:p>-14,45273282675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.947821261" calcext:value-type="float">
            <text:p>-1,947821261</text:p>
          </table:table-cell>
          <table:table-cell office:value-type="float" office:value="-3.164075783" calcext:value-type="float">
            <text:p>-3,164075783</text:p>
          </table:table-cell>
          <table:table-cell office:value-type="float" office:value="-9.065561575" calcext:value-type="float">
            <text:p>-9,065561575</text:p>
          </table:table-cell>
          <table:table-cell/>
          <table:table-cell table:formula="of:=[.E198]*25" office:value-type="float" office:value="-48.695531525" calcext:value-type="float">
            <text:p>-48,695531525</text:p>
          </table:table-cell>
          <table:table-cell table:formula="of:=[.F198]*25" office:value-type="float" office:value="-79.101894575" calcext:value-type="float">
            <text:p>-79,101894575</text:p>
          </table:table-cell>
          <table:table-cell table:formula="of:=[.G198]*25" office:value-type="float" office:value="-226.639039375" calcext:value-type="float">
            <text:p>-226,639039375</text:p>
          </table:table-cell>
          <table:table-cell/>
          <table:table-cell table:formula="of:=[.I198]*0.067" office:value-type="float" office:value="-3.262600612175" calcext:value-type="float">
            <text:p>-3,262600612175</text:p>
          </table:table-cell>
          <table:table-cell table:formula="of:=[.J198]*0.067" office:value-type="float" office:value="-5.299826936525" calcext:value-type="float">
            <text:p>-5,299826936525</text:p>
          </table:table-cell>
          <table:table-cell table:formula="of:=[.K198]*0.067" office:value-type="float" office:value="-15.184815638125" calcext:value-type="float">
            <text:p>-15,18481563812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1.734026195" calcext:value-type="float">
            <text:p>-1,734026195</text:p>
          </table:table-cell>
          <table:table-cell office:value-type="float" office:value="-3.533774213" calcext:value-type="float">
            <text:p>-3,533774213</text:p>
          </table:table-cell>
          <table:table-cell office:value-type="float" office:value="-9.940280563" calcext:value-type="float">
            <text:p>-9,940280563</text:p>
          </table:table-cell>
          <table:table-cell/>
          <table:table-cell table:formula="of:=[.E199]*25" office:value-type="float" office:value="-43.350654875" calcext:value-type="float">
            <text:p>-43,350654875</text:p>
          </table:table-cell>
          <table:table-cell table:formula="of:=[.F199]*25" office:value-type="float" office:value="-88.344355325" calcext:value-type="float">
            <text:p>-88,344355325</text:p>
          </table:table-cell>
          <table:table-cell table:formula="of:=[.G199]*25" office:value-type="float" office:value="-248.507014075" calcext:value-type="float">
            <text:p>-248,507014075</text:p>
          </table:table-cell>
          <table:table-cell/>
          <table:table-cell table:formula="of:=[.I199]*0.067" office:value-type="float" office:value="-2.904493876625" calcext:value-type="float">
            <text:p>-2,904493876625</text:p>
          </table:table-cell>
          <table:table-cell table:formula="of:=[.J199]*0.067" office:value-type="float" office:value="-5.919071806775" calcext:value-type="float">
            <text:p>-5,919071806775</text:p>
          </table:table-cell>
          <table:table-cell table:formula="of:=[.K199]*0.067" office:value-type="float" office:value="-16.649969943025" calcext:value-type="float">
            <text:p>-16,64996994302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0.909226719" calcext:value-type="float">
            <text:p>-0,909226719</text:p>
          </table:table-cell>
          <table:table-cell office:value-type="float" office:value="-3.680393138" calcext:value-type="float">
            <text:p>-3,680393138</text:p>
          </table:table-cell>
          <table:table-cell office:value-type="float" office:value="-10.25568967" calcext:value-type="float">
            <text:p>-10,25568967</text:p>
          </table:table-cell>
          <table:table-cell/>
          <table:table-cell table:formula="of:=[.E200]*25" office:value-type="float" office:value="-22.730667975" calcext:value-type="float">
            <text:p>-22,730667975</text:p>
          </table:table-cell>
          <table:table-cell table:formula="of:=[.F200]*25" office:value-type="float" office:value="-92.00982845" calcext:value-type="float">
            <text:p>-92,00982845</text:p>
          </table:table-cell>
          <table:table-cell table:formula="of:=[.G200]*25" office:value-type="float" office:value="-256.39224175" calcext:value-type="float">
            <text:p>-256,39224175</text:p>
          </table:table-cell>
          <table:table-cell/>
          <table:table-cell table:formula="of:=[.I200]*0.067" office:value-type="float" office:value="-1.522954754325" calcext:value-type="float">
            <text:p>-1,522954754325</text:p>
          </table:table-cell>
          <table:table-cell table:formula="of:=[.J200]*0.067" office:value-type="float" office:value="-6.16465850615" calcext:value-type="float">
            <text:p>-6,16465850615</text:p>
          </table:table-cell>
          <table:table-cell table:formula="of:=[.K200]*0.067" office:value-type="float" office:value="-17.17828019725" calcext:value-type="float">
            <text:p>-17,1782801972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0.583591973" calcext:value-type="float">
            <text:p>-0,583591973</text:p>
          </table:table-cell>
          <table:table-cell office:value-type="float" office:value="-3.782786335" calcext:value-type="float">
            <text:p>-3,782786335</text:p>
          </table:table-cell>
          <table:table-cell office:value-type="float" office:value="-10.3570837" calcext:value-type="float">
            <text:p>-10,3570837</text:p>
          </table:table-cell>
          <table:table-cell/>
          <table:table-cell table:formula="of:=[.E201]*25" office:value-type="float" office:value="-14.589799325" calcext:value-type="float">
            <text:p>-14,589799325</text:p>
          </table:table-cell>
          <table:table-cell table:formula="of:=[.F201]*25" office:value-type="float" office:value="-94.569658375" calcext:value-type="float">
            <text:p>-94,569658375</text:p>
          </table:table-cell>
          <table:table-cell table:formula="of:=[.G201]*25" office:value-type="float" office:value="-258.9270925" calcext:value-type="float">
            <text:p>-258,9270925</text:p>
          </table:table-cell>
          <table:table-cell/>
          <table:table-cell table:formula="of:=[.I201]*0.067" office:value-type="float" office:value="-0.977516554775" calcext:value-type="float">
            <text:p>-0,977516554775</text:p>
          </table:table-cell>
          <table:table-cell table:formula="of:=[.J201]*0.067" office:value-type="float" office:value="-6.336167111125" calcext:value-type="float">
            <text:p>-6,336167111125</text:p>
          </table:table-cell>
          <table:table-cell table:formula="of:=[.K201]*0.067" office:value-type="float" office:value="-17.3481151975" calcext:value-type="float">
            <text:p>-17,348115197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-0.372249998" calcext:value-type="float">
            <text:p>-0,372249998</text:p>
          </table:table-cell>
          <table:table-cell office:value-type="float" office:value="-3.834044011" calcext:value-type="float">
            <text:p>-3,834044011</text:p>
          </table:table-cell>
          <table:table-cell office:value-type="float" office:value="-10.5747075" calcext:value-type="float">
            <text:p>-10,5747075</text:p>
          </table:table-cell>
          <table:table-cell/>
          <table:table-cell table:formula="of:=[.E202]*25" office:value-type="float" office:value="-9.30624995" calcext:value-type="float">
            <text:p>-9,30624995</text:p>
          </table:table-cell>
          <table:table-cell table:formula="of:=[.F202]*25" office:value-type="float" office:value="-95.851100275" calcext:value-type="float">
            <text:p>-95,851100275</text:p>
          </table:table-cell>
          <table:table-cell table:formula="of:=[.G202]*25" office:value-type="float" office:value="-264.3676875" calcext:value-type="float">
            <text:p>-264,3676875</text:p>
          </table:table-cell>
          <table:table-cell/>
          <table:table-cell table:formula="of:=[.I202]*0.067" office:value-type="float" office:value="-0.62351874665" calcext:value-type="float">
            <text:p>-0,62351874665</text:p>
          </table:table-cell>
          <table:table-cell table:formula="of:=[.J202]*0.067" office:value-type="float" office:value="-6.422023718425" calcext:value-type="float">
            <text:p>-6,422023718425</text:p>
          </table:table-cell>
          <table:table-cell table:formula="of:=[.K202]*0.067" office:value-type="float" office:value="-17.7126350625" calcext:value-type="float">
            <text:p>-17,712635062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0.12026059" calcext:value-type="float">
            <text:p>0,12026059</text:p>
          </table:table-cell>
          <table:table-cell office:value-type="float" office:value="-3.809929864" calcext:value-type="float">
            <text:p>-3,809929864</text:p>
          </table:table-cell>
          <table:table-cell office:value-type="float" office:value="-10.65507336" calcext:value-type="float">
            <text:p>-10,65507336</text:p>
          </table:table-cell>
          <table:table-cell/>
          <table:table-cell table:formula="of:=[.E203]*25" office:value-type="float" office:value="3.00651475" calcext:value-type="float">
            <text:p>3,00651475</text:p>
          </table:table-cell>
          <table:table-cell table:formula="of:=[.F203]*25" office:value-type="float" office:value="-95.2482466" calcext:value-type="float">
            <text:p>-95,2482466</text:p>
          </table:table-cell>
          <table:table-cell table:formula="of:=[.G203]*25" office:value-type="float" office:value="-266.376834" calcext:value-type="float">
            <text:p>-266,376834</text:p>
          </table:table-cell>
          <table:table-cell/>
          <table:table-cell table:formula="of:=[.I203]*0.067" office:value-type="float" office:value="0.20143648825" calcext:value-type="float">
            <text:p>0,20143648825</text:p>
          </table:table-cell>
          <table:table-cell table:formula="of:=[.J203]*0.067" office:value-type="float" office:value="-6.3816325222" calcext:value-type="float">
            <text:p>-6,3816325222</text:p>
          </table:table-cell>
          <table:table-cell table:formula="of:=[.K203]*0.067" office:value-type="float" office:value="-17.847247878" calcext:value-type="float">
            <text:p>-17,847247878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0.681004066" calcext:value-type="float">
            <text:p>0,681004066</text:p>
          </table:table-cell>
          <table:table-cell office:value-type="float" office:value="-3.765774694" calcext:value-type="float">
            <text:p>-3,765774694</text:p>
          </table:table-cell>
          <table:table-cell office:value-type="float" office:value="-10.51607563" calcext:value-type="float">
            <text:p>-10,51607563</text:p>
          </table:table-cell>
          <table:table-cell/>
          <table:table-cell table:formula="of:=[.E204]*25" office:value-type="float" office:value="17.02510165" calcext:value-type="float">
            <text:p>17,02510165</text:p>
          </table:table-cell>
          <table:table-cell table:formula="of:=[.F204]*25" office:value-type="float" office:value="-94.14436735" calcext:value-type="float">
            <text:p>-94,14436735</text:p>
          </table:table-cell>
          <table:table-cell table:formula="of:=[.G204]*25" office:value-type="float" office:value="-262.90189075" calcext:value-type="float">
            <text:p>-262,90189075</text:p>
          </table:table-cell>
          <table:table-cell/>
          <table:table-cell table:formula="of:=[.I204]*0.067" office:value-type="float" office:value="1.14068181055" calcext:value-type="float">
            <text:p>1,14068181055</text:p>
          </table:table-cell>
          <table:table-cell table:formula="of:=[.J204]*0.067" office:value-type="float" office:value="-6.30767261245" calcext:value-type="float">
            <text:p>-6,30767261245</text:p>
          </table:table-cell>
          <table:table-cell table:formula="of:=[.K204]*0.067" office:value-type="float" office:value="-17.61442668025" calcext:value-type="float">
            <text:p>-17,6144266802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0.992071896" calcext:value-type="float">
            <text:p>0,992071896</text:p>
          </table:table-cell>
          <table:table-cell office:value-type="float" office:value="-3.741125659" calcext:value-type="float">
            <text:p>-3,741125659</text:p>
          </table:table-cell>
          <table:table-cell office:value-type="float" office:value="-10.25048522" calcext:value-type="float">
            <text:p>-10,25048522</text:p>
          </table:table-cell>
          <table:table-cell/>
          <table:table-cell table:formula="of:=[.E205]*25" office:value-type="float" office:value="24.8017974" calcext:value-type="float">
            <text:p>24,8017974</text:p>
          </table:table-cell>
          <table:table-cell table:formula="of:=[.F205]*25" office:value-type="float" office:value="-93.528141475" calcext:value-type="float">
            <text:p>-93,528141475</text:p>
          </table:table-cell>
          <table:table-cell table:formula="of:=[.G205]*25" office:value-type="float" office:value="-256.2621305" calcext:value-type="float">
            <text:p>-256,2621305</text:p>
          </table:table-cell>
          <table:table-cell/>
          <table:table-cell table:formula="of:=[.I205]*0.067" office:value-type="float" office:value="1.6617204258" calcext:value-type="float">
            <text:p>1,6617204258</text:p>
          </table:table-cell>
          <table:table-cell table:formula="of:=[.J205]*0.067" office:value-type="float" office:value="-6.266385478825" calcext:value-type="float">
            <text:p>-6,266385478825</text:p>
          </table:table-cell>
          <table:table-cell table:formula="of:=[.K205]*0.067" office:value-type="float" office:value="-17.1695627435" calcext:value-type="float">
            <text:p>-17,1695627435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1.458129078" calcext:value-type="float">
            <text:p>1,458129078</text:p>
          </table:table-cell>
          <table:table-cell office:value-type="float" office:value="-3.355973947" calcext:value-type="float">
            <text:p>-3,355973947</text:p>
          </table:table-cell>
          <table:table-cell office:value-type="float" office:value="-10.04201628" calcext:value-type="float">
            <text:p>-10,04201628</text:p>
          </table:table-cell>
          <table:table-cell/>
          <table:table-cell table:formula="of:=[.E206]*25" office:value-type="float" office:value="36.45322695" calcext:value-type="float">
            <text:p>36,45322695</text:p>
          </table:table-cell>
          <table:table-cell table:formula="of:=[.F206]*25" office:value-type="float" office:value="-83.899348675" calcext:value-type="float">
            <text:p>-83,899348675</text:p>
          </table:table-cell>
          <table:table-cell table:formula="of:=[.G206]*25" office:value-type="float" office:value="-251.050407" calcext:value-type="float">
            <text:p>-251,050407</text:p>
          </table:table-cell>
          <table:table-cell/>
          <table:table-cell table:formula="of:=[.I206]*0.067" office:value-type="float" office:value="2.44236620565" calcext:value-type="float">
            <text:p>2,44236620565</text:p>
          </table:table-cell>
          <table:table-cell table:formula="of:=[.J206]*0.067" office:value-type="float" office:value="-5.621256361225" calcext:value-type="float">
            <text:p>-5,621256361225</text:p>
          </table:table-cell>
          <table:table-cell table:formula="of:=[.K206]*0.067" office:value-type="float" office:value="-16.820377269" calcext:value-type="float">
            <text:p>-16,820377269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2.225333501" calcext:value-type="float">
            <text:p>2,225333501</text:p>
          </table:table-cell>
          <table:table-cell office:value-type="float" office:value="-2.679948365" calcext:value-type="float">
            <text:p>-2,679948365</text:p>
          </table:table-cell>
          <table:table-cell office:value-type="float" office:value="-9.345027455" calcext:value-type="float">
            <text:p>-9,345027455</text:p>
          </table:table-cell>
          <table:table-cell/>
          <table:table-cell table:formula="of:=[.E207]*25" office:value-type="float" office:value="55.633337525" calcext:value-type="float">
            <text:p>55,633337525</text:p>
          </table:table-cell>
          <table:table-cell table:formula="of:=[.F207]*25" office:value-type="float" office:value="-66.998709125" calcext:value-type="float">
            <text:p>-66,998709125</text:p>
          </table:table-cell>
          <table:table-cell table:formula="of:=[.G207]*25" office:value-type="float" office:value="-233.625686375" calcext:value-type="float">
            <text:p>-233,625686375</text:p>
          </table:table-cell>
          <table:table-cell/>
          <table:table-cell table:formula="of:=[.I207]*0.067" office:value-type="float" office:value="3.727433614175" calcext:value-type="float">
            <text:p>3,727433614175</text:p>
          </table:table-cell>
          <table:table-cell table:formula="of:=[.J207]*0.067" office:value-type="float" office:value="-4.488913511375" calcext:value-type="float">
            <text:p>-4,488913511375</text:p>
          </table:table-cell>
          <table:table-cell table:formula="of:=[.K207]*0.067" office:value-type="float" office:value="-15.652920987125" calcext:value-type="float">
            <text:p>-15,652920987125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2.129474474" calcext:value-type="float">
            <text:p>2,129474474</text:p>
          </table:table-cell>
          <table:table-cell office:value-type="float" office:value="-2.879044929" calcext:value-type="float">
            <text:p>-2,879044929</text:p>
          </table:table-cell>
          <table:table-cell office:value-type="float" office:value="-8.439146003" calcext:value-type="float">
            <text:p>-8,439146003</text:p>
          </table:table-cell>
          <table:table-cell/>
          <table:table-cell table:formula="of:=[.E208]*25" office:value-type="float" office:value="53.23686185" calcext:value-type="float">
            <text:p>53,23686185</text:p>
          </table:table-cell>
          <table:table-cell table:formula="of:=[.F208]*25" office:value-type="float" office:value="-71.976123225" calcext:value-type="float">
            <text:p>-71,976123225</text:p>
          </table:table-cell>
          <table:table-cell table:formula="of:=[.G208]*25" office:value-type="float" office:value="-210.978650075" calcext:value-type="float">
            <text:p>-210,978650075</text:p>
          </table:table-cell>
          <table:table-cell/>
          <table:table-cell table:formula="of:=[.I208]*0.067" office:value-type="float" office:value="3.56686974395" calcext:value-type="float">
            <text:p>3,56686974395</text:p>
          </table:table-cell>
          <table:table-cell table:formula="of:=[.J208]*0.067" office:value-type="float" office:value="-4.822400256075" calcext:value-type="float">
            <text:p>-4,822400256075</text:p>
          </table:table-cell>
          <table:table-cell table:formula="of:=[.K208]*0.067" office:value-type="float" office:value="-14.135569555025" calcext:value-type="float">
            <text:p>-14,13556955502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2.057385737" calcext:value-type="float">
            <text:p>2,057385737</text:p>
          </table:table-cell>
          <table:table-cell office:value-type="float" office:value="-2.578101185" calcext:value-type="float">
            <text:p>-2,578101185</text:p>
          </table:table-cell>
          <table:table-cell office:value-type="float" office:value="-8.156045059" calcext:value-type="float">
            <text:p>-8,156045059</text:p>
          </table:table-cell>
          <table:table-cell/>
          <table:table-cell table:formula="of:=[.E209]*25" office:value-type="float" office:value="51.434643425" calcext:value-type="float">
            <text:p>51,434643425</text:p>
          </table:table-cell>
          <table:table-cell table:formula="of:=[.F209]*25" office:value-type="float" office:value="-64.452529625" calcext:value-type="float">
            <text:p>-64,452529625</text:p>
          </table:table-cell>
          <table:table-cell table:formula="of:=[.G209]*25" office:value-type="float" office:value="-203.901126475" calcext:value-type="float">
            <text:p>-203,901126475</text:p>
          </table:table-cell>
          <table:table-cell/>
          <table:table-cell table:formula="of:=[.I209]*0.067" office:value-type="float" office:value="3.446121109475" calcext:value-type="float">
            <text:p>3,446121109475</text:p>
          </table:table-cell>
          <table:table-cell table:formula="of:=[.J209]*0.067" office:value-type="float" office:value="-4.318319484875" calcext:value-type="float">
            <text:p>-4,318319484875</text:p>
          </table:table-cell>
          <table:table-cell table:formula="of:=[.K209]*0.067" office:value-type="float" office:value="-13.661375473825" calcext:value-type="float">
            <text:p>-13,661375473825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2.966015828" calcext:value-type="float">
            <text:p>2,966015828</text:p>
          </table:table-cell>
          <table:table-cell office:value-type="float" office:value="-1.482933041" calcext:value-type="float">
            <text:p>-1,482933041</text:p>
          </table:table-cell>
          <table:table-cell office:value-type="float" office:value="-7.383210041" calcext:value-type="float">
            <text:p>-7,383210041</text:p>
          </table:table-cell>
          <table:table-cell/>
          <table:table-cell table:formula="of:=[.E210]*25" office:value-type="float" office:value="74.1503957" calcext:value-type="float">
            <text:p>74,1503957</text:p>
          </table:table-cell>
          <table:table-cell table:formula="of:=[.F210]*25" office:value-type="float" office:value="-37.073326025" calcext:value-type="float">
            <text:p>-37,073326025</text:p>
          </table:table-cell>
          <table:table-cell table:formula="of:=[.G210]*25" office:value-type="float" office:value="-184.580251025" calcext:value-type="float">
            <text:p>-184,580251025</text:p>
          </table:table-cell>
          <table:table-cell/>
          <table:table-cell table:formula="of:=[.I210]*0.067" office:value-type="float" office:value="4.9680765119" calcext:value-type="float">
            <text:p>4,9680765119</text:p>
          </table:table-cell>
          <table:table-cell table:formula="of:=[.J210]*0.067" office:value-type="float" office:value="-2.483912843675" calcext:value-type="float">
            <text:p>-2,483912843675</text:p>
          </table:table-cell>
          <table:table-cell table:formula="of:=[.K210]*0.067" office:value-type="float" office:value="-12.366876818675" calcext:value-type="float">
            <text:p>-12,36687681867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2.785283346" calcext:value-type="float">
            <text:p>2,785283346</text:p>
          </table:table-cell>
          <table:table-cell office:value-type="float" office:value="-1.876256878" calcext:value-type="float">
            <text:p>-1,876256878</text:p>
          </table:table-cell>
          <table:table-cell office:value-type="float" office:value="-6.314117536" calcext:value-type="float">
            <text:p>-6,314117536</text:p>
          </table:table-cell>
          <table:table-cell/>
          <table:table-cell table:formula="of:=[.E211]*25" office:value-type="float" office:value="69.63208365" calcext:value-type="float">
            <text:p>69,63208365</text:p>
          </table:table-cell>
          <table:table-cell table:formula="of:=[.F211]*25" office:value-type="float" office:value="-46.90642195" calcext:value-type="float">
            <text:p>-46,90642195</text:p>
          </table:table-cell>
          <table:table-cell table:formula="of:=[.G211]*25" office:value-type="float" office:value="-157.8529384" calcext:value-type="float">
            <text:p>-157,8529384</text:p>
          </table:table-cell>
          <table:table-cell/>
          <table:table-cell table:formula="of:=[.I211]*0.067" office:value-type="float" office:value="4.66534960455" calcext:value-type="float">
            <text:p>4,66534960455</text:p>
          </table:table-cell>
          <table:table-cell table:formula="of:=[.J211]*0.067" office:value-type="float" office:value="-3.14273027065" calcext:value-type="float">
            <text:p>-3,14273027065</text:p>
          </table:table-cell>
          <table:table-cell table:formula="of:=[.K211]*0.067" office:value-type="float" office:value="-10.5761468728" calcext:value-type="float">
            <text:p>-10,5761468728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2.793690875" calcext:value-type="float">
            <text:p>2,793690875</text:p>
          </table:table-cell>
          <table:table-cell office:value-type="float" office:value="-1.64176981" calcext:value-type="float">
            <text:p>-1,64176981</text:p>
          </table:table-cell>
          <table:table-cell office:value-type="float" office:value="-5.707659504" calcext:value-type="float">
            <text:p>-5,707659504</text:p>
          </table:table-cell>
          <table:table-cell/>
          <table:table-cell table:formula="of:=[.E212]*25" office:value-type="float" office:value="69.842271875" calcext:value-type="float">
            <text:p>69,842271875</text:p>
          </table:table-cell>
          <table:table-cell table:formula="of:=[.F212]*25" office:value-type="float" office:value="-41.04424525" calcext:value-type="float">
            <text:p>-41,04424525</text:p>
          </table:table-cell>
          <table:table-cell table:formula="of:=[.G212]*25" office:value-type="float" office:value="-142.6914876" calcext:value-type="float">
            <text:p>-142,6914876</text:p>
          </table:table-cell>
          <table:table-cell/>
          <table:table-cell table:formula="of:=[.I212]*0.067" office:value-type="float" office:value="4.679432215625" calcext:value-type="float">
            <text:p>4,679432215625</text:p>
          </table:table-cell>
          <table:table-cell table:formula="of:=[.J212]*0.067" office:value-type="float" office:value="-2.74996443175" calcext:value-type="float">
            <text:p>-2,74996443175</text:p>
          </table:table-cell>
          <table:table-cell table:formula="of:=[.K212]*0.067" office:value-type="float" office:value="-9.5603296692" calcext:value-type="float">
            <text:p>-9,5603296692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2.702662708" calcext:value-type="float">
            <text:p>2,702662708</text:p>
          </table:table-cell>
          <table:table-cell office:value-type="float" office:value="-0.415001713" calcext:value-type="float">
            <text:p>-0,415001713</text:p>
          </table:table-cell>
          <table:table-cell office:value-type="float" office:value="-4.200580466" calcext:value-type="float">
            <text:p>-4,200580466</text:p>
          </table:table-cell>
          <table:table-cell/>
          <table:table-cell table:formula="of:=[.E213]*25" office:value-type="float" office:value="67.5665677" calcext:value-type="float">
            <text:p>67,5665677</text:p>
          </table:table-cell>
          <table:table-cell table:formula="of:=[.F213]*25" office:value-type="float" office:value="-10.375042825" calcext:value-type="float">
            <text:p>-10,375042825</text:p>
          </table:table-cell>
          <table:table-cell table:formula="of:=[.G213]*25" office:value-type="float" office:value="-105.01451165" calcext:value-type="float">
            <text:p>-105,01451165</text:p>
          </table:table-cell>
          <table:table-cell/>
          <table:table-cell table:formula="of:=[.I213]*0.067" office:value-type="float" office:value="4.5269600359" calcext:value-type="float">
            <text:p>4,5269600359</text:p>
          </table:table-cell>
          <table:table-cell table:formula="of:=[.J213]*0.067" office:value-type="float" office:value="-0.695127869275" calcext:value-type="float">
            <text:p>-0,695127869275</text:p>
          </table:table-cell>
          <table:table-cell table:formula="of:=[.K213]*0.067" office:value-type="float" office:value="-7.03597228055" calcext:value-type="float">
            <text:p>-7,0359722805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1.331172732" calcext:value-type="float">
            <text:p>1,331172732</text:p>
          </table:table-cell>
          <table:table-cell office:value-type="float" office:value="-1.344163653" calcext:value-type="float">
            <text:p>-1,344163653</text:p>
          </table:table-cell>
          <table:table-cell office:value-type="float" office:value="-4.004693551" calcext:value-type="float">
            <text:p>-4,004693551</text:p>
          </table:table-cell>
          <table:table-cell/>
          <table:table-cell table:formula="of:=[.E214]*25" office:value-type="float" office:value="33.2793183" calcext:value-type="float">
            <text:p>33,2793183</text:p>
          </table:table-cell>
          <table:table-cell table:formula="of:=[.F214]*25" office:value-type="float" office:value="-33.604091325" calcext:value-type="float">
            <text:p>-33,604091325</text:p>
          </table:table-cell>
          <table:table-cell table:formula="of:=[.G214]*25" office:value-type="float" office:value="-100.117338775" calcext:value-type="float">
            <text:p>-100,117338775</text:p>
          </table:table-cell>
          <table:table-cell/>
          <table:table-cell table:formula="of:=[.I214]*0.067" office:value-type="float" office:value="2.2297143261" calcext:value-type="float">
            <text:p>2,2297143261</text:p>
          </table:table-cell>
          <table:table-cell table:formula="of:=[.J214]*0.067" office:value-type="float" office:value="-2.251474118775" calcext:value-type="float">
            <text:p>-2,251474118775</text:p>
          </table:table-cell>
          <table:table-cell table:formula="of:=[.K214]*0.067" office:value-type="float" office:value="-6.707861697925" calcext:value-type="float">
            <text:p>-6,70786169792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2.418645839" calcext:value-type="float">
            <text:p>2,418645839</text:p>
          </table:table-cell>
          <table:table-cell office:value-type="float" office:value="-1.393071889" calcext:value-type="float">
            <text:p>-1,393071889</text:p>
          </table:table-cell>
          <table:table-cell office:value-type="float" office:value="-3.999312711" calcext:value-type="float">
            <text:p>-3,999312711</text:p>
          </table:table-cell>
          <table:table-cell/>
          <table:table-cell table:formula="of:=[.E215]*25" office:value-type="float" office:value="60.466145975" calcext:value-type="float">
            <text:p>60,466145975</text:p>
          </table:table-cell>
          <table:table-cell table:formula="of:=[.F215]*25" office:value-type="float" office:value="-34.826797225" calcext:value-type="float">
            <text:p>-34,826797225</text:p>
          </table:table-cell>
          <table:table-cell table:formula="of:=[.G215]*25" office:value-type="float" office:value="-99.982817775" calcext:value-type="float">
            <text:p>-99,982817775</text:p>
          </table:table-cell>
          <table:table-cell/>
          <table:table-cell table:formula="of:=[.I215]*0.067" office:value-type="float" office:value="4.051231780325" calcext:value-type="float">
            <text:p>4,051231780325</text:p>
          </table:table-cell>
          <table:table-cell table:formula="of:=[.J215]*0.067" office:value-type="float" office:value="-2.333395414075" calcext:value-type="float">
            <text:p>-2,333395414075</text:p>
          </table:table-cell>
          <table:table-cell table:formula="of:=[.K215]*0.067" office:value-type="float" office:value="-6.698848790925" calcext:value-type="float">
            <text:p>-6,698848790925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2.252270043" calcext:value-type="float">
            <text:p>2,252270043</text:p>
          </table:table-cell>
          <table:table-cell office:value-type="float" office:value="-0.857446468" calcext:value-type="float">
            <text:p>-0,857446468</text:p>
          </table:table-cell>
          <table:table-cell office:value-type="float" office:value="-2.074050842" calcext:value-type="float">
            <text:p>-2,074050842</text:p>
          </table:table-cell>
          <table:table-cell/>
          <table:table-cell table:formula="of:=[.E216]*25" office:value-type="float" office:value="56.306751075" calcext:value-type="float">
            <text:p>56,306751075</text:p>
          </table:table-cell>
          <table:table-cell table:formula="of:=[.F216]*25" office:value-type="float" office:value="-21.4361617" calcext:value-type="float">
            <text:p>-21,4361617</text:p>
          </table:table-cell>
          <table:table-cell table:formula="of:=[.G216]*25" office:value-type="float" office:value="-51.85127105" calcext:value-type="float">
            <text:p>-51,85127105</text:p>
          </table:table-cell>
          <table:table-cell/>
          <table:table-cell table:formula="of:=[.I216]*0.067" office:value-type="float" office:value="3.772552322025" calcext:value-type="float">
            <text:p>3,772552322025</text:p>
          </table:table-cell>
          <table:table-cell table:formula="of:=[.J216]*0.067" office:value-type="float" office:value="-1.4362228339" calcext:value-type="float">
            <text:p>-1,4362228339</text:p>
          </table:table-cell>
          <table:table-cell table:formula="of:=[.K216]*0.067" office:value-type="float" office:value="-3.47403516035" calcext:value-type="float">
            <text:p>-3,4740351603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0" calcext:value-type="float">
            <text:p>0</text:p>
          </table:table-cell>
          <table:table-cell office:value-type="float" office:value="-1.320669044" calcext:value-type="float">
            <text:p>-1,320669044</text:p>
          </table:table-cell>
          <table:table-cell office:value-type="float" office:value="-2.800170715" calcext:value-type="float">
            <text:p>-2,800170715</text:p>
          </table:table-cell>
          <table:table-cell/>
          <table:table-cell table:formula="of:=[.E217]*25" office:value-type="float" office:value="0" calcext:value-type="float">
            <text:p>0</text:p>
          </table:table-cell>
          <table:table-cell table:formula="of:=[.F217]*25" office:value-type="float" office:value="-33.0167261" calcext:value-type="float">
            <text:p>-33,0167261</text:p>
          </table:table-cell>
          <table:table-cell table:formula="of:=[.G217]*25" office:value-type="float" office:value="-70.004267875" calcext:value-type="float">
            <text:p>-70,004267875</text:p>
          </table:table-cell>
          <table:table-cell/>
          <table:table-cell table:formula="of:=[.I217]*0.067" office:value-type="float" office:value="0" calcext:value-type="float">
            <text:p>0</text:p>
          </table:table-cell>
          <table:table-cell table:formula="of:=[.J217]*0.067" office:value-type="float" office:value="-2.2121206487" calcext:value-type="float">
            <text:p>-2,2121206487</text:p>
          </table:table-cell>
          <table:table-cell table:formula="of:=[.K217]*0.067" office:value-type="float" office:value="-4.690285947625" calcext:value-type="float">
            <text:p>-4,6902859476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" calcext:value-type="float">
            <text:p>-236,9</text:p>
          </table:table-cell>
          <table:table-cell office:value-type="float" office:value="0" calcext:value-type="float">
            <text:p>0</text:p>
          </table:table-cell>
          <table:table-cell office:value-type="float" office:value="-0.804898999" calcext:value-type="float">
            <text:p>-0,804898999</text:p>
          </table:table-cell>
          <table:table-cell office:value-type="float" office:value="-4.259141604" calcext:value-type="float">
            <text:p>-4,259141604</text:p>
          </table:table-cell>
          <table:table-cell/>
          <table:table-cell table:formula="of:=[.E218]*25" office:value-type="float" office:value="0" calcext:value-type="float">
            <text:p>0</text:p>
          </table:table-cell>
          <table:table-cell table:formula="of:=[.F218]*25" office:value-type="float" office:value="-20.122474975" calcext:value-type="float">
            <text:p>-20,122474975</text:p>
          </table:table-cell>
          <table:table-cell table:formula="of:=[.G218]*25" office:value-type="float" office:value="-106.4785401" calcext:value-type="float">
            <text:p>-106,4785401</text:p>
          </table:table-cell>
          <table:table-cell/>
          <table:table-cell table:formula="of:=[.I218]*0.067" office:value-type="float" office:value="0" calcext:value-type="float">
            <text:p>0</text:p>
          </table:table-cell>
          <table:table-cell table:formula="of:=[.J218]*0.067" office:value-type="float" office:value="-1.348205823325" calcext:value-type="float">
            <text:p>-1,348205823325</text:p>
          </table:table-cell>
          <table:table-cell table:formula="of:=[.K218]*0.067" office:value-type="float" office:value="-7.1340621867" calcext:value-type="float">
            <text:p>-7,134062186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0.000825671" calcext:value-type="float">
            <text:p>-0,000825671</text:p>
          </table:table-cell>
          <table:table-cell office:value-type="float" office:value="-0.851505538" calcext:value-type="float">
            <text:p>-0,851505538</text:p>
          </table:table-cell>
          <table:table-cell office:value-type="float" office:value="-4.213196692" calcext:value-type="float">
            <text:p>-4,213196692</text:p>
          </table:table-cell>
          <table:table-cell/>
          <table:table-cell table:formula="of:=[.E219]*25" office:value-type="float" office:value="-0.020641775" calcext:value-type="float">
            <text:p>-0,020641775</text:p>
          </table:table-cell>
          <table:table-cell table:formula="of:=[.F219]*25" office:value-type="float" office:value="-21.28763845" calcext:value-type="float">
            <text:p>-21,28763845</text:p>
          </table:table-cell>
          <table:table-cell table:formula="of:=[.G219]*25" office:value-type="float" office:value="-105.3299173" calcext:value-type="float">
            <text:p>-105,3299173</text:p>
          </table:table-cell>
          <table:table-cell/>
          <table:table-cell table:formula="of:=[.I219]*0.067" office:value-type="float" office:value="-0.001382998925" calcext:value-type="float">
            <text:p>-0,001382998925</text:p>
          </table:table-cell>
          <table:table-cell table:formula="of:=[.J219]*0.067" office:value-type="float" office:value="-1.42627177615" calcext:value-type="float">
            <text:p>-1,42627177615</text:p>
          </table:table-cell>
          <table:table-cell table:formula="of:=[.K219]*0.067" office:value-type="float" office:value="-7.0571044591" calcext:value-type="float">
            <text:p>-7,057104459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0.52388374" calcext:value-type="float">
            <text:p>-0,52388374</text:p>
          </table:table-cell>
          <table:table-cell office:value-type="float" office:value="-0.979930092" calcext:value-type="float">
            <text:p>-0,979930092</text:p>
          </table:table-cell>
          <table:table-cell office:value-type="float" office:value="-4.221136519" calcext:value-type="float">
            <text:p>-4,221136519</text:p>
          </table:table-cell>
          <table:table-cell/>
          <table:table-cell table:formula="of:=[.E220]*25" office:value-type="float" office:value="-13.0970935" calcext:value-type="float">
            <text:p>-13,0970935</text:p>
          </table:table-cell>
          <table:table-cell table:formula="of:=[.F220]*25" office:value-type="float" office:value="-24.4982523" calcext:value-type="float">
            <text:p>-24,4982523</text:p>
          </table:table-cell>
          <table:table-cell table:formula="of:=[.G220]*25" office:value-type="float" office:value="-105.528412975" calcext:value-type="float">
            <text:p>-105,528412975</text:p>
          </table:table-cell>
          <table:table-cell/>
          <table:table-cell table:formula="of:=[.I220]*0.067" office:value-type="float" office:value="-0.8775052645" calcext:value-type="float">
            <text:p>-0,8775052645</text:p>
          </table:table-cell>
          <table:table-cell table:formula="of:=[.J220]*0.067" office:value-type="float" office:value="-1.6413829041" calcext:value-type="float">
            <text:p>-1,6413829041</text:p>
          </table:table-cell>
          <table:table-cell table:formula="of:=[.K220]*0.067" office:value-type="float" office:value="-7.070403669325" calcext:value-type="float">
            <text:p>-7,07040366932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1.482742382" calcext:value-type="float">
            <text:p>-1,482742382</text:p>
          </table:table-cell>
          <table:table-cell office:value-type="float" office:value="-1.502406325" calcext:value-type="float">
            <text:p>-1,502406325</text:p>
          </table:table-cell>
          <table:table-cell office:value-type="float" office:value="-4.568368658" calcext:value-type="float">
            <text:p>-4,568368658</text:p>
          </table:table-cell>
          <table:table-cell/>
          <table:table-cell table:formula="of:=[.E221]*25" office:value-type="float" office:value="-37.06855955" calcext:value-type="float">
            <text:p>-37,06855955</text:p>
          </table:table-cell>
          <table:table-cell table:formula="of:=[.F221]*25" office:value-type="float" office:value="-37.560158125" calcext:value-type="float">
            <text:p>-37,560158125</text:p>
          </table:table-cell>
          <table:table-cell table:formula="of:=[.G221]*25" office:value-type="float" office:value="-114.20921645" calcext:value-type="float">
            <text:p>-114,20921645</text:p>
          </table:table-cell>
          <table:table-cell/>
          <table:table-cell table:formula="of:=[.I221]*0.067" office:value-type="float" office:value="-2.48359348985" calcext:value-type="float">
            <text:p>-2,48359348985</text:p>
          </table:table-cell>
          <table:table-cell table:formula="of:=[.J221]*0.067" office:value-type="float" office:value="-2.516530594375" calcext:value-type="float">
            <text:p>-2,516530594375</text:p>
          </table:table-cell>
          <table:table-cell table:formula="of:=[.K221]*0.067" office:value-type="float" office:value="-7.65201750215" calcext:value-type="float">
            <text:p>-7,6520175021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1.752703705" calcext:value-type="float">
            <text:p>-1,752703705</text:p>
          </table:table-cell>
          <table:table-cell office:value-type="float" office:value="-0.888958043" calcext:value-type="float">
            <text:p>-0,888958043</text:p>
          </table:table-cell>
          <table:table-cell office:value-type="float" office:value="-4.92791932" calcext:value-type="float">
            <text:p>-4,92791932</text:p>
          </table:table-cell>
          <table:table-cell/>
          <table:table-cell table:formula="of:=[.E222]*25" office:value-type="float" office:value="-43.817592625" calcext:value-type="float">
            <text:p>-43,817592625</text:p>
          </table:table-cell>
          <table:table-cell table:formula="of:=[.F222]*25" office:value-type="float" office:value="-22.223951075" calcext:value-type="float">
            <text:p>-22,223951075</text:p>
          </table:table-cell>
          <table:table-cell table:formula="of:=[.G222]*25" office:value-type="float" office:value="-123.197983" calcext:value-type="float">
            <text:p>-123,197983</text:p>
          </table:table-cell>
          <table:table-cell/>
          <table:table-cell table:formula="of:=[.I222]*0.067" office:value-type="float" office:value="-2.935778705875" calcext:value-type="float">
            <text:p>-2,935778705875</text:p>
          </table:table-cell>
          <table:table-cell table:formula="of:=[.J222]*0.067" office:value-type="float" office:value="-1.489004722025" calcext:value-type="float">
            <text:p>-1,489004722025</text:p>
          </table:table-cell>
          <table:table-cell table:formula="of:=[.K222]*0.067" office:value-type="float" office:value="-8.254264861" calcext:value-type="float">
            <text:p>-8,25426486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2.53610637" calcext:value-type="float">
            <text:p>-2,53610637</text:p>
          </table:table-cell>
          <table:table-cell office:value-type="float" office:value="-1.24679526" calcext:value-type="float">
            <text:p>-1,24679526</text:p>
          </table:table-cell>
          <table:table-cell office:value-type="float" office:value="-5.286112828" calcext:value-type="float">
            <text:p>-5,286112828</text:p>
          </table:table-cell>
          <table:table-cell/>
          <table:table-cell table:formula="of:=[.E223]*25" office:value-type="float" office:value="-63.40265925" calcext:value-type="float">
            <text:p>-63,40265925</text:p>
          </table:table-cell>
          <table:table-cell table:formula="of:=[.F223]*25" office:value-type="float" office:value="-31.1698815" calcext:value-type="float">
            <text:p>-31,1698815</text:p>
          </table:table-cell>
          <table:table-cell table:formula="of:=[.G223]*25" office:value-type="float" office:value="-132.1528207" calcext:value-type="float">
            <text:p>-132,1528207</text:p>
          </table:table-cell>
          <table:table-cell/>
          <table:table-cell table:formula="of:=[.I223]*0.067" office:value-type="float" office:value="-4.24797816975" calcext:value-type="float">
            <text:p>-4,24797816975</text:p>
          </table:table-cell>
          <table:table-cell table:formula="of:=[.J223]*0.067" office:value-type="float" office:value="-2.0883820605" calcext:value-type="float">
            <text:p>-2,0883820605</text:p>
          </table:table-cell>
          <table:table-cell table:formula="of:=[.K223]*0.067" office:value-type="float" office:value="-8.8542389869" calcext:value-type="float">
            <text:p>-8,8542389869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2.951192766" calcext:value-type="float">
            <text:p>-2,951192766</text:p>
          </table:table-cell>
          <table:table-cell office:value-type="float" office:value="-2.313455357" calcext:value-type="float">
            <text:p>-2,313455357</text:p>
          </table:table-cell>
          <table:table-cell office:value-type="float" office:value="-6.760736647" calcext:value-type="float">
            <text:p>-6,760736647</text:p>
          </table:table-cell>
          <table:table-cell/>
          <table:table-cell table:formula="of:=[.E224]*25" office:value-type="float" office:value="-73.77981915" calcext:value-type="float">
            <text:p>-73,77981915</text:p>
          </table:table-cell>
          <table:table-cell table:formula="of:=[.F224]*25" office:value-type="float" office:value="-57.836383925" calcext:value-type="float">
            <text:p>-57,836383925</text:p>
          </table:table-cell>
          <table:table-cell table:formula="of:=[.G224]*25" office:value-type="float" office:value="-169.018416175" calcext:value-type="float">
            <text:p>-169,018416175</text:p>
          </table:table-cell>
          <table:table-cell/>
          <table:table-cell table:formula="of:=[.I224]*0.067" office:value-type="float" office:value="-4.94324788305" calcext:value-type="float">
            <text:p>-4,94324788305</text:p>
          </table:table-cell>
          <table:table-cell table:formula="of:=[.J224]*0.067" office:value-type="float" office:value="-3.875037722975" calcext:value-type="float">
            <text:p>-3,875037722975</text:p>
          </table:table-cell>
          <table:table-cell table:formula="of:=[.K224]*0.067" office:value-type="float" office:value="-11.324233883725" calcext:value-type="float">
            <text:p>-11,3242338837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2.244086111" calcext:value-type="float">
            <text:p>-2,244086111</text:p>
          </table:table-cell>
          <table:table-cell office:value-type="float" office:value="-1.719921111" calcext:value-type="float">
            <text:p>-1,719921111</text:p>
          </table:table-cell>
          <table:table-cell office:value-type="float" office:value="-7.189481118" calcext:value-type="float">
            <text:p>-7,189481118</text:p>
          </table:table-cell>
          <table:table-cell/>
          <table:table-cell table:formula="of:=[.E225]*25" office:value-type="float" office:value="-56.102152775" calcext:value-type="float">
            <text:p>-56,102152775</text:p>
          </table:table-cell>
          <table:table-cell table:formula="of:=[.F225]*25" office:value-type="float" office:value="-42.998027775" calcext:value-type="float">
            <text:p>-42,998027775</text:p>
          </table:table-cell>
          <table:table-cell table:formula="of:=[.G225]*25" office:value-type="float" office:value="-179.73702795" calcext:value-type="float">
            <text:p>-179,73702795</text:p>
          </table:table-cell>
          <table:table-cell/>
          <table:table-cell table:formula="of:=[.I225]*0.067" office:value-type="float" office:value="-3.758844235925" calcext:value-type="float">
            <text:p>-3,758844235925</text:p>
          </table:table-cell>
          <table:table-cell table:formula="of:=[.J225]*0.067" office:value-type="float" office:value="-2.880867860925" calcext:value-type="float">
            <text:p>-2,880867860925</text:p>
          </table:table-cell>
          <table:table-cell table:formula="of:=[.K225]*0.067" office:value-type="float" office:value="-12.04238087265" calcext:value-type="float">
            <text:p>-12,0423808726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3.020591052" calcext:value-type="float">
            <text:p>-3,020591052</text:p>
          </table:table-cell>
          <table:table-cell office:value-type="float" office:value="-1.774606752" calcext:value-type="float">
            <text:p>-1,774606752</text:p>
          </table:table-cell>
          <table:table-cell office:value-type="float" office:value="-7.771058658" calcext:value-type="float">
            <text:p>-7,771058658</text:p>
          </table:table-cell>
          <table:table-cell/>
          <table:table-cell table:formula="of:=[.E226]*25" office:value-type="float" office:value="-75.5147763" calcext:value-type="float">
            <text:p>-75,5147763</text:p>
          </table:table-cell>
          <table:table-cell table:formula="of:=[.F226]*25" office:value-type="float" office:value="-44.3651688" calcext:value-type="float">
            <text:p>-44,3651688</text:p>
          </table:table-cell>
          <table:table-cell table:formula="of:=[.G226]*25" office:value-type="float" office:value="-194.27646645" calcext:value-type="float">
            <text:p>-194,27646645</text:p>
          </table:table-cell>
          <table:table-cell/>
          <table:table-cell table:formula="of:=[.I226]*0.067" office:value-type="float" office:value="-5.0594900121" calcext:value-type="float">
            <text:p>-5,0594900121</text:p>
          </table:table-cell>
          <table:table-cell table:formula="of:=[.J226]*0.067" office:value-type="float" office:value="-2.9724663096" calcext:value-type="float">
            <text:p>-2,9724663096</text:p>
          </table:table-cell>
          <table:table-cell table:formula="of:=[.K226]*0.067" office:value-type="float" office:value="-13.01652325215" calcext:value-type="float">
            <text:p>-13,0165232521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2.996296632" calcext:value-type="float">
            <text:p>-2,996296632</text:p>
          </table:table-cell>
          <table:table-cell office:value-type="float" office:value="-2.363725327" calcext:value-type="float">
            <text:p>-2,363725327</text:p>
          </table:table-cell>
          <table:table-cell office:value-type="float" office:value="-9.271832131" calcext:value-type="float">
            <text:p>-9,271832131</text:p>
          </table:table-cell>
          <table:table-cell/>
          <table:table-cell table:formula="of:=[.E227]*25" office:value-type="float" office:value="-74.9074158" calcext:value-type="float">
            <text:p>-74,9074158</text:p>
          </table:table-cell>
          <table:table-cell table:formula="of:=[.F227]*25" office:value-type="float" office:value="-59.093133175" calcext:value-type="float">
            <text:p>-59,093133175</text:p>
          </table:table-cell>
          <table:table-cell table:formula="of:=[.G227]*25" office:value-type="float" office:value="-231.795803275" calcext:value-type="float">
            <text:p>-231,795803275</text:p>
          </table:table-cell>
          <table:table-cell/>
          <table:table-cell table:formula="of:=[.I227]*0.067" office:value-type="float" office:value="-5.0187968586" calcext:value-type="float">
            <text:p>-5,0187968586</text:p>
          </table:table-cell>
          <table:table-cell table:formula="of:=[.J227]*0.067" office:value-type="float" office:value="-3.959239922725" calcext:value-type="float">
            <text:p>-3,959239922725</text:p>
          </table:table-cell>
          <table:table-cell table:formula="of:=[.K227]*0.067" office:value-type="float" office:value="-15.530318819425" calcext:value-type="float">
            <text:p>-15,53031881942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1.95931057" calcext:value-type="float">
            <text:p>-1,95931057</text:p>
          </table:table-cell>
          <table:table-cell office:value-type="float" office:value="-2.590766912" calcext:value-type="float">
            <text:p>-2,590766912</text:p>
          </table:table-cell>
          <table:table-cell office:value-type="float" office:value="-9.641531223" calcext:value-type="float">
            <text:p>-9,641531223</text:p>
          </table:table-cell>
          <table:table-cell/>
          <table:table-cell table:formula="of:=[.E228]*25" office:value-type="float" office:value="-48.98276425" calcext:value-type="float">
            <text:p>-48,98276425</text:p>
          </table:table-cell>
          <table:table-cell table:formula="of:=[.F228]*25" office:value-type="float" office:value="-64.7691728" calcext:value-type="float">
            <text:p>-64,7691728</text:p>
          </table:table-cell>
          <table:table-cell table:formula="of:=[.G228]*25" office:value-type="float" office:value="-241.038280575" calcext:value-type="float">
            <text:p>-241,038280575</text:p>
          </table:table-cell>
          <table:table-cell/>
          <table:table-cell table:formula="of:=[.I228]*0.067" office:value-type="float" office:value="-3.28184520475" calcext:value-type="float">
            <text:p>-3,28184520475</text:p>
          </table:table-cell>
          <table:table-cell table:formula="of:=[.J228]*0.067" office:value-type="float" office:value="-4.3395345776" calcext:value-type="float">
            <text:p>-4,3395345776</text:p>
          </table:table-cell>
          <table:table-cell table:formula="of:=[.K228]*0.067" office:value-type="float" office:value="-16.149564798525" calcext:value-type="float">
            <text:p>-16,149564798525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2.191834791" calcext:value-type="float">
            <text:p>-2,191834791</text:p>
          </table:table-cell>
          <table:table-cell office:value-type="float" office:value="-3.016943006" calcext:value-type="float">
            <text:p>-3,016943006</text:p>
          </table:table-cell>
          <table:table-cell office:value-type="float" office:value="-10.15603318" calcext:value-type="float">
            <text:p>-10,15603318</text:p>
          </table:table-cell>
          <table:table-cell/>
          <table:table-cell table:formula="of:=[.E229]*25" office:value-type="float" office:value="-54.795869775" calcext:value-type="float">
            <text:p>-54,795869775</text:p>
          </table:table-cell>
          <table:table-cell table:formula="of:=[.F229]*25" office:value-type="float" office:value="-75.42357515" calcext:value-type="float">
            <text:p>-75,42357515</text:p>
          </table:table-cell>
          <table:table-cell table:formula="of:=[.G229]*25" office:value-type="float" office:value="-253.9008295" calcext:value-type="float">
            <text:p>-253,9008295</text:p>
          </table:table-cell>
          <table:table-cell/>
          <table:table-cell table:formula="of:=[.I229]*0.067" office:value-type="float" office:value="-3.671323274925" calcext:value-type="float">
            <text:p>-3,671323274925</text:p>
          </table:table-cell>
          <table:table-cell table:formula="of:=[.J229]*0.067" office:value-type="float" office:value="-5.05337953505" calcext:value-type="float">
            <text:p>-5,05337953505</text:p>
          </table:table-cell>
          <table:table-cell table:formula="of:=[.K229]*0.067" office:value-type="float" office:value="-17.0113555765" calcext:value-type="float">
            <text:p>-17,011355576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2.019014436" calcext:value-type="float">
            <text:p>-2,019014436</text:p>
          </table:table-cell>
          <table:table-cell office:value-type="float" office:value="-3.273414645" calcext:value-type="float">
            <text:p>-3,273414645</text:p>
          </table:table-cell>
          <table:table-cell office:value-type="float" office:value="-11.17196068" calcext:value-type="float">
            <text:p>-11,17196068</text:p>
          </table:table-cell>
          <table:table-cell/>
          <table:table-cell table:formula="of:=[.E230]*25" office:value-type="float" office:value="-50.4753609" calcext:value-type="float">
            <text:p>-50,4753609</text:p>
          </table:table-cell>
          <table:table-cell table:formula="of:=[.F230]*25" office:value-type="float" office:value="-81.835366125" calcext:value-type="float">
            <text:p>-81,835366125</text:p>
          </table:table-cell>
          <table:table-cell table:formula="of:=[.G230]*25" office:value-type="float" office:value="-279.299017" calcext:value-type="float">
            <text:p>-279,299017</text:p>
          </table:table-cell>
          <table:table-cell/>
          <table:table-cell table:formula="of:=[.I230]*0.067" office:value-type="float" office:value="-3.3818491803" calcext:value-type="float">
            <text:p>-3,3818491803</text:p>
          </table:table-cell>
          <table:table-cell table:formula="of:=[.J230]*0.067" office:value-type="float" office:value="-5.482969530375" calcext:value-type="float">
            <text:p>-5,482969530375</text:p>
          </table:table-cell>
          <table:table-cell table:formula="of:=[.K230]*0.067" office:value-type="float" office:value="-18.713034139" calcext:value-type="float">
            <text:p>-18,713034139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1.12454478" calcext:value-type="float">
            <text:p>-1,12454478</text:p>
          </table:table-cell>
          <table:table-cell office:value-type="float" office:value="-3.463470064" calcext:value-type="float">
            <text:p>-3,463470064</text:p>
          </table:table-cell>
          <table:table-cell office:value-type="float" office:value="-11.52985057" calcext:value-type="float">
            <text:p>-11,52985057</text:p>
          </table:table-cell>
          <table:table-cell/>
          <table:table-cell table:formula="of:=[.E231]*25" office:value-type="float" office:value="-28.1136195" calcext:value-type="float">
            <text:p>-28,1136195</text:p>
          </table:table-cell>
          <table:table-cell table:formula="of:=[.F231]*25" office:value-type="float" office:value="-86.5867516" calcext:value-type="float">
            <text:p>-86,5867516</text:p>
          </table:table-cell>
          <table:table-cell table:formula="of:=[.G231]*25" office:value-type="float" office:value="-288.24626425" calcext:value-type="float">
            <text:p>-288,24626425</text:p>
          </table:table-cell>
          <table:table-cell/>
          <table:table-cell table:formula="of:=[.I231]*0.067" office:value-type="float" office:value="-1.8836125065" calcext:value-type="float">
            <text:p>-1,8836125065</text:p>
          </table:table-cell>
          <table:table-cell table:formula="of:=[.J231]*0.067" office:value-type="float" office:value="-5.8013123572" calcext:value-type="float">
            <text:p>-5,8013123572</text:p>
          </table:table-cell>
          <table:table-cell table:formula="of:=[.K231]*0.067" office:value-type="float" office:value="-19.31249970475" calcext:value-type="float">
            <text:p>-19,3124997047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0.708160579" calcext:value-type="float">
            <text:p>-0,708160579</text:p>
          </table:table-cell>
          <table:table-cell office:value-type="float" office:value="-3.712926089" calcext:value-type="float">
            <text:p>-3,712926089</text:p>
          </table:table-cell>
          <table:table-cell office:value-type="float" office:value="-11.72932382" calcext:value-type="float">
            <text:p>-11,72932382</text:p>
          </table:table-cell>
          <table:table-cell/>
          <table:table-cell table:formula="of:=[.E232]*25" office:value-type="float" office:value="-17.704014475" calcext:value-type="float">
            <text:p>-17,704014475</text:p>
          </table:table-cell>
          <table:table-cell table:formula="of:=[.F232]*25" office:value-type="float" office:value="-92.823152225" calcext:value-type="float">
            <text:p>-92,823152225</text:p>
          </table:table-cell>
          <table:table-cell table:formula="of:=[.G232]*25" office:value-type="float" office:value="-293.2330955" calcext:value-type="float">
            <text:p>-293,2330955</text:p>
          </table:table-cell>
          <table:table-cell/>
          <table:table-cell table:formula="of:=[.I232]*0.067" office:value-type="float" office:value="-1.186168969825" calcext:value-type="float">
            <text:p>-1,186168969825</text:p>
          </table:table-cell>
          <table:table-cell table:formula="of:=[.J232]*0.067" office:value-type="float" office:value="-6.219151199075" calcext:value-type="float">
            <text:p>-6,219151199075</text:p>
          </table:table-cell>
          <table:table-cell table:formula="of:=[.K232]*0.067" office:value-type="float" office:value="-19.6466173985" calcext:value-type="float">
            <text:p>-19,646617398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-0.362238593" calcext:value-type="float">
            <text:p>-0,362238593</text:p>
          </table:table-cell>
          <table:table-cell office:value-type="float" office:value="-3.699654106" calcext:value-type="float">
            <text:p>-3,699654106</text:p>
          </table:table-cell>
          <table:table-cell office:value-type="float" office:value="-11.97602759" calcext:value-type="float">
            <text:p>-11,97602759</text:p>
          </table:table-cell>
          <table:table-cell/>
          <table:table-cell table:formula="of:=[.E233]*25" office:value-type="float" office:value="-9.055964825" calcext:value-type="float">
            <text:p>-9,055964825</text:p>
          </table:table-cell>
          <table:table-cell table:formula="of:=[.F233]*25" office:value-type="float" office:value="-92.49135265" calcext:value-type="float">
            <text:p>-92,49135265</text:p>
          </table:table-cell>
          <table:table-cell table:formula="of:=[.G233]*25" office:value-type="float" office:value="-299.40068975" calcext:value-type="float">
            <text:p>-299,40068975</text:p>
          </table:table-cell>
          <table:table-cell/>
          <table:table-cell table:formula="of:=[.I233]*0.067" office:value-type="float" office:value="-0.606749643275" calcext:value-type="float">
            <text:p>-0,606749643275</text:p>
          </table:table-cell>
          <table:table-cell table:formula="of:=[.J233]*0.067" office:value-type="float" office:value="-6.19692062755" calcext:value-type="float">
            <text:p>-6,19692062755</text:p>
          </table:table-cell>
          <table:table-cell table:formula="of:=[.K233]*0.067" office:value-type="float" office:value="-20.05984621325" calcext:value-type="float">
            <text:p>-20,0598462132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0.191883408" calcext:value-type="float">
            <text:p>0,191883408</text:p>
          </table:table-cell>
          <table:table-cell office:value-type="float" office:value="-3.550005218" calcext:value-type="float">
            <text:p>-3,550005218</text:p>
          </table:table-cell>
          <table:table-cell office:value-type="float" office:value="-12.03162135" calcext:value-type="float">
            <text:p>-12,03162135</text:p>
          </table:table-cell>
          <table:table-cell/>
          <table:table-cell table:formula="of:=[.E234]*25" office:value-type="float" office:value="4.7970852" calcext:value-type="float">
            <text:p>4,7970852</text:p>
          </table:table-cell>
          <table:table-cell table:formula="of:=[.F234]*25" office:value-type="float" office:value="-88.75013045" calcext:value-type="float">
            <text:p>-88,75013045</text:p>
          </table:table-cell>
          <table:table-cell table:formula="of:=[.G234]*25" office:value-type="float" office:value="-300.79053375" calcext:value-type="float">
            <text:p>-300,79053375</text:p>
          </table:table-cell>
          <table:table-cell/>
          <table:table-cell table:formula="of:=[.I234]*0.067" office:value-type="float" office:value="0.3214047084" calcext:value-type="float">
            <text:p>0,3214047084</text:p>
          </table:table-cell>
          <table:table-cell table:formula="of:=[.J234]*0.067" office:value-type="float" office:value="-5.94625874015" calcext:value-type="float">
            <text:p>-5,94625874015</text:p>
          </table:table-cell>
          <table:table-cell table:formula="of:=[.K234]*0.067" office:value-type="float" office:value="-20.15296576125" calcext:value-type="float">
            <text:p>-20,15296576125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0.727752478" calcext:value-type="float">
            <text:p>0,727752478</text:p>
          </table:table-cell>
          <table:table-cell office:value-type="float" office:value="-3.414610882" calcext:value-type="float">
            <text:p>-3,414610882</text:p>
          </table:table-cell>
          <table:table-cell office:value-type="float" office:value="-11.90757432" calcext:value-type="float">
            <text:p>-11,90757432</text:p>
          </table:table-cell>
          <table:table-cell/>
          <table:table-cell table:formula="of:=[.E235]*25" office:value-type="float" office:value="18.19381195" calcext:value-type="float">
            <text:p>18,19381195</text:p>
          </table:table-cell>
          <table:table-cell table:formula="of:=[.F235]*25" office:value-type="float" office:value="-85.36527205" calcext:value-type="float">
            <text:p>-85,36527205</text:p>
          </table:table-cell>
          <table:table-cell table:formula="of:=[.G235]*25" office:value-type="float" office:value="-297.689358" calcext:value-type="float">
            <text:p>-297,689358</text:p>
          </table:table-cell>
          <table:table-cell/>
          <table:table-cell table:formula="of:=[.I235]*0.067" office:value-type="float" office:value="1.21898540065" calcext:value-type="float">
            <text:p>1,21898540065</text:p>
          </table:table-cell>
          <table:table-cell table:formula="of:=[.J235]*0.067" office:value-type="float" office:value="-5.71947322735" calcext:value-type="float">
            <text:p>-5,71947322735</text:p>
          </table:table-cell>
          <table:table-cell table:formula="of:=[.K235]*0.067" office:value-type="float" office:value="-19.945186986" calcext:value-type="float">
            <text:p>-19,945186986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1.258308335" calcext:value-type="float">
            <text:p>1,258308335</text:p>
          </table:table-cell>
          <table:table-cell office:value-type="float" office:value="-3.438478103" calcext:value-type="float">
            <text:p>-3,438478103</text:p>
          </table:table-cell>
          <table:table-cell office:value-type="float" office:value="-11.70282436" calcext:value-type="float">
            <text:p>-11,70282436</text:p>
          </table:table-cell>
          <table:table-cell/>
          <table:table-cell table:formula="of:=[.E236]*25" office:value-type="float" office:value="31.457708375" calcext:value-type="float">
            <text:p>31,457708375</text:p>
          </table:table-cell>
          <table:table-cell table:formula="of:=[.F236]*25" office:value-type="float" office:value="-85.961952575" calcext:value-type="float">
            <text:p>-85,961952575</text:p>
          </table:table-cell>
          <table:table-cell table:formula="of:=[.G236]*25" office:value-type="float" office:value="-292.570609" calcext:value-type="float">
            <text:p>-292,570609</text:p>
          </table:table-cell>
          <table:table-cell/>
          <table:table-cell table:formula="of:=[.I236]*0.067" office:value-type="float" office:value="2.107666461125" calcext:value-type="float">
            <text:p>2,107666461125</text:p>
          </table:table-cell>
          <table:table-cell table:formula="of:=[.J236]*0.067" office:value-type="float" office:value="-5.759450822525" calcext:value-type="float">
            <text:p>-5,759450822525</text:p>
          </table:table-cell>
          <table:table-cell table:formula="of:=[.K236]*0.067" office:value-type="float" office:value="-19.602230803" calcext:value-type="float">
            <text:p>-19,602230803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2.149553505" calcext:value-type="float">
            <text:p>2,149553505</text:p>
          </table:table-cell>
          <table:table-cell office:value-type="float" office:value="-3.071320632" calcext:value-type="float">
            <text:p>-3,071320632</text:p>
          </table:table-cell>
          <table:table-cell office:value-type="float" office:value="-11.18278585" calcext:value-type="float">
            <text:p>-11,18278585</text:p>
          </table:table-cell>
          <table:table-cell/>
          <table:table-cell table:formula="of:=[.E237]*25" office:value-type="float" office:value="53.738837625" calcext:value-type="float">
            <text:p>53,738837625</text:p>
          </table:table-cell>
          <table:table-cell table:formula="of:=[.F237]*25" office:value-type="float" office:value="-76.7830158" calcext:value-type="float">
            <text:p>-76,7830158</text:p>
          </table:table-cell>
          <table:table-cell table:formula="of:=[.G237]*25" office:value-type="float" office:value="-279.56964625" calcext:value-type="float">
            <text:p>-279,56964625</text:p>
          </table:table-cell>
          <table:table-cell/>
          <table:table-cell table:formula="of:=[.I237]*0.067" office:value-type="float" office:value="3.600502120875" calcext:value-type="float">
            <text:p>3,600502120875</text:p>
          </table:table-cell>
          <table:table-cell table:formula="of:=[.J237]*0.067" office:value-type="float" office:value="-5.1444620586" calcext:value-type="float">
            <text:p>-5,1444620586</text:p>
          </table:table-cell>
          <table:table-cell table:formula="of:=[.K237]*0.067" office:value-type="float" office:value="-18.73116629875" calcext:value-type="float">
            <text:p>-18,7311662987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2.457550088" calcext:value-type="float">
            <text:p>2,457550088</text:p>
          </table:table-cell>
          <table:table-cell office:value-type="float" office:value="-2.464249477" calcext:value-type="float">
            <text:p>-2,464249477</text:p>
          </table:table-cell>
          <table:table-cell office:value-type="float" office:value="-10.09962052" calcext:value-type="float">
            <text:p>-10,09962052</text:p>
          </table:table-cell>
          <table:table-cell/>
          <table:table-cell table:formula="of:=[.E238]*25" office:value-type="float" office:value="61.4387522" calcext:value-type="float">
            <text:p>61,4387522</text:p>
          </table:table-cell>
          <table:table-cell table:formula="of:=[.F238]*25" office:value-type="float" office:value="-61.606236925" calcext:value-type="float">
            <text:p>-61,606236925</text:p>
          </table:table-cell>
          <table:table-cell table:formula="of:=[.G238]*25" office:value-type="float" office:value="-252.490513" calcext:value-type="float">
            <text:p>-252,490513</text:p>
          </table:table-cell>
          <table:table-cell/>
          <table:table-cell table:formula="of:=[.I238]*0.067" office:value-type="float" office:value="4.1163963974" calcext:value-type="float">
            <text:p>4,1163963974</text:p>
          </table:table-cell>
          <table:table-cell table:formula="of:=[.J238]*0.067" office:value-type="float" office:value="-4.127617873975" calcext:value-type="float">
            <text:p>-4,127617873975</text:p>
          </table:table-cell>
          <table:table-cell table:formula="of:=[.K238]*0.067" office:value-type="float" office:value="-16.916864371" calcext:value-type="float">
            <text:p>-16,916864371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2.102238598" calcext:value-type="float">
            <text:p>2,102238598</text:p>
          </table:table-cell>
          <table:table-cell office:value-type="float" office:value="-2.743086177" calcext:value-type="float">
            <text:p>-2,743086177</text:p>
          </table:table-cell>
          <table:table-cell office:value-type="float" office:value="-9.540211999" calcext:value-type="float">
            <text:p>-9,540211999</text:p>
          </table:table-cell>
          <table:table-cell/>
          <table:table-cell table:formula="of:=[.E239]*25" office:value-type="float" office:value="52.55596495" calcext:value-type="float">
            <text:p>52,55596495</text:p>
          </table:table-cell>
          <table:table-cell table:formula="of:=[.F239]*25" office:value-type="float" office:value="-68.577154425" calcext:value-type="float">
            <text:p>-68,577154425</text:p>
          </table:table-cell>
          <table:table-cell table:formula="of:=[.G239]*25" office:value-type="float" office:value="-238.505299975" calcext:value-type="float">
            <text:p>-238,505299975</text:p>
          </table:table-cell>
          <table:table-cell/>
          <table:table-cell table:formula="of:=[.I239]*0.067" office:value-type="float" office:value="3.52124965165" calcext:value-type="float">
            <text:p>3,52124965165</text:p>
          </table:table-cell>
          <table:table-cell table:formula="of:=[.J239]*0.067" office:value-type="float" office:value="-4.594669346475" calcext:value-type="float">
            <text:p>-4,594669346475</text:p>
          </table:table-cell>
          <table:table-cell table:formula="of:=[.K239]*0.067" office:value-type="float" office:value="-15.979855098325" calcext:value-type="float">
            <text:p>-15,97985509832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2.935803297" calcext:value-type="float">
            <text:p>2,935803297</text:p>
          </table:table-cell>
          <table:table-cell office:value-type="float" office:value="-2.372261214" calcext:value-type="float">
            <text:p>-2,372261214</text:p>
          </table:table-cell>
          <table:table-cell office:value-type="float" office:value="-8.943735638" calcext:value-type="float">
            <text:p>-8,943735638</text:p>
          </table:table-cell>
          <table:table-cell/>
          <table:table-cell table:formula="of:=[.E240]*25" office:value-type="float" office:value="73.395082425" calcext:value-type="float">
            <text:p>73,395082425</text:p>
          </table:table-cell>
          <table:table-cell table:formula="of:=[.F240]*25" office:value-type="float" office:value="-59.30653035" calcext:value-type="float">
            <text:p>-59,30653035</text:p>
          </table:table-cell>
          <table:table-cell table:formula="of:=[.G240]*25" office:value-type="float" office:value="-223.59339095" calcext:value-type="float">
            <text:p>-223,59339095</text:p>
          </table:table-cell>
          <table:table-cell/>
          <table:table-cell table:formula="of:=[.I240]*0.067" office:value-type="float" office:value="4.917470522475" calcext:value-type="float">
            <text:p>4,917470522475</text:p>
          </table:table-cell>
          <table:table-cell table:formula="of:=[.J240]*0.067" office:value-type="float" office:value="-3.97353753345" calcext:value-type="float">
            <text:p>-3,97353753345</text:p>
          </table:table-cell>
          <table:table-cell table:formula="of:=[.K240]*0.067" office:value-type="float" office:value="-14.98075719365" calcext:value-type="float">
            <text:p>-14,98075719365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3.260295376" calcext:value-type="float">
            <text:p>3,260295376</text:p>
          </table:table-cell>
          <table:table-cell office:value-type="float" office:value="-1.253421904" calcext:value-type="float">
            <text:p>-1,253421904</text:p>
          </table:table-cell>
          <table:table-cell office:value-type="float" office:value="-7.439494157" calcext:value-type="float">
            <text:p>-7,439494157</text:p>
          </table:table-cell>
          <table:table-cell/>
          <table:table-cell table:formula="of:=[.E241]*25" office:value-type="float" office:value="81.5073844" calcext:value-type="float">
            <text:p>81,5073844</text:p>
          </table:table-cell>
          <table:table-cell table:formula="of:=[.F241]*25" office:value-type="float" office:value="-31.3355476" calcext:value-type="float">
            <text:p>-31,3355476</text:p>
          </table:table-cell>
          <table:table-cell table:formula="of:=[.G241]*25" office:value-type="float" office:value="-185.987353925" calcext:value-type="float">
            <text:p>-185,987353925</text:p>
          </table:table-cell>
          <table:table-cell/>
          <table:table-cell table:formula="of:=[.I241]*0.067" office:value-type="float" office:value="5.4609947548" calcext:value-type="float">
            <text:p>5,4609947548</text:p>
          </table:table-cell>
          <table:table-cell table:formula="of:=[.J241]*0.067" office:value-type="float" office:value="-2.0994816892" calcext:value-type="float">
            <text:p>-2,0994816892</text:p>
          </table:table-cell>
          <table:table-cell table:formula="of:=[.K241]*0.067" office:value-type="float" office:value="-12.461152712975" calcext:value-type="float">
            <text:p>-12,46115271297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2.366226264" calcext:value-type="float">
            <text:p>2,366226264</text:p>
          </table:table-cell>
          <table:table-cell office:value-type="float" office:value="-1.712618588" calcext:value-type="float">
            <text:p>-1,712618588</text:p>
          </table:table-cell>
          <table:table-cell office:value-type="float" office:value="-6.921270934" calcext:value-type="float">
            <text:p>-6,921270934</text:p>
          </table:table-cell>
          <table:table-cell/>
          <table:table-cell table:formula="of:=[.E242]*25" office:value-type="float" office:value="59.1556566" calcext:value-type="float">
            <text:p>59,1556566</text:p>
          </table:table-cell>
          <table:table-cell table:formula="of:=[.F242]*25" office:value-type="float" office:value="-42.8154647" calcext:value-type="float">
            <text:p>-42,8154647</text:p>
          </table:table-cell>
          <table:table-cell table:formula="of:=[.G242]*25" office:value-type="float" office:value="-173.03177335" calcext:value-type="float">
            <text:p>-173,03177335</text:p>
          </table:table-cell>
          <table:table-cell/>
          <table:table-cell table:formula="of:=[.I242]*0.067" office:value-type="float" office:value="3.9634289922" calcext:value-type="float">
            <text:p>3,9634289922</text:p>
          </table:table-cell>
          <table:table-cell table:formula="of:=[.J242]*0.067" office:value-type="float" office:value="-2.8686361349" calcext:value-type="float">
            <text:p>-2,8686361349</text:p>
          </table:table-cell>
          <table:table-cell table:formula="of:=[.K242]*0.067" office:value-type="float" office:value="-11.59312881445" calcext:value-type="float">
            <text:p>-11,5931288144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3.170240951" calcext:value-type="float">
            <text:p>3,170240951</text:p>
          </table:table-cell>
          <table:table-cell office:value-type="float" office:value="-1.355100884" calcext:value-type="float">
            <text:p>-1,355100884</text:p>
          </table:table-cell>
          <table:table-cell office:value-type="float" office:value="-6.246460312" calcext:value-type="float">
            <text:p>-6,246460312</text:p>
          </table:table-cell>
          <table:table-cell/>
          <table:table-cell table:formula="of:=[.E243]*25" office:value-type="float" office:value="79.256023775" calcext:value-type="float">
            <text:p>79,256023775</text:p>
          </table:table-cell>
          <table:table-cell table:formula="of:=[.F243]*25" office:value-type="float" office:value="-33.8775221" calcext:value-type="float">
            <text:p>-33,8775221</text:p>
          </table:table-cell>
          <table:table-cell table:formula="of:=[.G243]*25" office:value-type="float" office:value="-156.1615078" calcext:value-type="float">
            <text:p>-156,1615078</text:p>
          </table:table-cell>
          <table:table-cell/>
          <table:table-cell table:formula="of:=[.I243]*0.067" office:value-type="float" office:value="5.310153592925" calcext:value-type="float">
            <text:p>5,310153592925</text:p>
          </table:table-cell>
          <table:table-cell table:formula="of:=[.J243]*0.067" office:value-type="float" office:value="-2.2697939807" calcext:value-type="float">
            <text:p>-2,2697939807</text:p>
          </table:table-cell>
          <table:table-cell table:formula="of:=[.K243]*0.067" office:value-type="float" office:value="-10.4628210226" calcext:value-type="float">
            <text:p>-10,4628210226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2.814834533" calcext:value-type="float">
            <text:p>2,814834533</text:p>
          </table:table-cell>
          <table:table-cell office:value-type="float" office:value="-1.118001004" calcext:value-type="float">
            <text:p>-1,118001004</text:p>
          </table:table-cell>
          <table:table-cell office:value-type="float" office:value="-4.375593166" calcext:value-type="float">
            <text:p>-4,375593166</text:p>
          </table:table-cell>
          <table:table-cell/>
          <table:table-cell table:formula="of:=[.E244]*25" office:value-type="float" office:value="70.370863325" calcext:value-type="float">
            <text:p>70,370863325</text:p>
          </table:table-cell>
          <table:table-cell table:formula="of:=[.F244]*25" office:value-type="float" office:value="-27.9500251" calcext:value-type="float">
            <text:p>-27,9500251</text:p>
          </table:table-cell>
          <table:table-cell table:formula="of:=[.G244]*25" office:value-type="float" office:value="-109.38982915" calcext:value-type="float">
            <text:p>-109,38982915</text:p>
          </table:table-cell>
          <table:table-cell/>
          <table:table-cell table:formula="of:=[.I244]*0.067" office:value-type="float" office:value="4.714847842775" calcext:value-type="float">
            <text:p>4,714847842775</text:p>
          </table:table-cell>
          <table:table-cell table:formula="of:=[.J244]*0.067" office:value-type="float" office:value="-1.8726516817" calcext:value-type="float">
            <text:p>-1,8726516817</text:p>
          </table:table-cell>
          <table:table-cell table:formula="of:=[.K244]*0.067" office:value-type="float" office:value="-7.32911855305" calcext:value-type="float">
            <text:p>-7,3291185530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1.107869525" calcext:value-type="float">
            <text:p>1,107869525</text:p>
          </table:table-cell>
          <table:table-cell office:value-type="float" office:value="-1.439830094" calcext:value-type="float">
            <text:p>-1,439830094</text:p>
          </table:table-cell>
          <table:table-cell office:value-type="float" office:value="-4.670516762" calcext:value-type="float">
            <text:p>-4,670516762</text:p>
          </table:table-cell>
          <table:table-cell/>
          <table:table-cell table:formula="of:=[.E245]*25" office:value-type="float" office:value="27.696738125" calcext:value-type="float">
            <text:p>27,696738125</text:p>
          </table:table-cell>
          <table:table-cell table:formula="of:=[.F245]*25" office:value-type="float" office:value="-35.99575235" calcext:value-type="float">
            <text:p>-35,99575235</text:p>
          </table:table-cell>
          <table:table-cell table:formula="of:=[.G245]*25" office:value-type="float" office:value="-116.76291905" calcext:value-type="float">
            <text:p>-116,76291905</text:p>
          </table:table-cell>
          <table:table-cell/>
          <table:table-cell table:formula="of:=[.I245]*0.067" office:value-type="float" office:value="1.855681454375" calcext:value-type="float">
            <text:p>1,855681454375</text:p>
          </table:table-cell>
          <table:table-cell table:formula="of:=[.J245]*0.067" office:value-type="float" office:value="-2.41171540745" calcext:value-type="float">
            <text:p>-2,41171540745</text:p>
          </table:table-cell>
          <table:table-cell table:formula="of:=[.K245]*0.067" office:value-type="float" office:value="-7.82311557635" calcext:value-type="float">
            <text:p>-7,8231155763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2.562231405" calcext:value-type="float">
            <text:p>2,562231405</text:p>
          </table:table-cell>
          <table:table-cell office:value-type="float" office:value="-0.912666744" calcext:value-type="float">
            <text:p>-0,912666744</text:p>
          </table:table-cell>
          <table:table-cell office:value-type="float" office:value="-4.473011536" calcext:value-type="float">
            <text:p>-4,473011536</text:p>
          </table:table-cell>
          <table:table-cell/>
          <table:table-cell table:formula="of:=[.E246]*25" office:value-type="float" office:value="64.055785125" calcext:value-type="float">
            <text:p>64,055785125</text:p>
          </table:table-cell>
          <table:table-cell table:formula="of:=[.F246]*25" office:value-type="float" office:value="-22.8166686" calcext:value-type="float">
            <text:p>-22,8166686</text:p>
          </table:table-cell>
          <table:table-cell table:formula="of:=[.G246]*25" office:value-type="float" office:value="-111.8252884" calcext:value-type="float">
            <text:p>-111,8252884</text:p>
          </table:table-cell>
          <table:table-cell/>
          <table:table-cell table:formula="of:=[.I246]*0.067" office:value-type="float" office:value="4.291737603375" calcext:value-type="float">
            <text:p>4,291737603375</text:p>
          </table:table-cell>
          <table:table-cell table:formula="of:=[.J246]*0.067" office:value-type="float" office:value="-1.5287167962" calcext:value-type="float">
            <text:p>-1,5287167962</text:p>
          </table:table-cell>
          <table:table-cell table:formula="of:=[.K246]*0.067" office:value-type="float" office:value="-7.4922943228" calcext:value-type="float">
            <text:p>-7,4922943228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2.275137597" calcext:value-type="float">
            <text:p>2,275137597</text:p>
          </table:table-cell>
          <table:table-cell office:value-type="float" office:value="-1.155869035" calcext:value-type="float">
            <text:p>-1,155869035</text:p>
          </table:table-cell>
          <table:table-cell office:value-type="float" office:value="-2.482498178" calcext:value-type="float">
            <text:p>-2,482498178</text:p>
          </table:table-cell>
          <table:table-cell/>
          <table:table-cell table:formula="of:=[.E247]*25" office:value-type="float" office:value="56.878439925" calcext:value-type="float">
            <text:p>56,878439925</text:p>
          </table:table-cell>
          <table:table-cell table:formula="of:=[.F247]*25" office:value-type="float" office:value="-28.896725875" calcext:value-type="float">
            <text:p>-28,896725875</text:p>
          </table:table-cell>
          <table:table-cell table:formula="of:=[.G247]*25" office:value-type="float" office:value="-62.06245445" calcext:value-type="float">
            <text:p>-62,06245445</text:p>
          </table:table-cell>
          <table:table-cell/>
          <table:table-cell table:formula="of:=[.I247]*0.067" office:value-type="float" office:value="3.810855474975" calcext:value-type="float">
            <text:p>3,810855474975</text:p>
          </table:table-cell>
          <table:table-cell table:formula="of:=[.J247]*0.067" office:value-type="float" office:value="-1.936080633625" calcext:value-type="float">
            <text:p>-1,936080633625</text:p>
          </table:table-cell>
          <table:table-cell table:formula="of:=[.K247]*0.067" office:value-type="float" office:value="-4.15818444815" calcext:value-type="float">
            <text:p>-4,1581844481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0" calcext:value-type="float">
            <text:p>0</text:p>
          </table:table-cell>
          <table:table-cell office:value-type="float" office:value="-1.25946214" calcext:value-type="float">
            <text:p>-1,25946214</text:p>
          </table:table-cell>
          <table:table-cell office:value-type="float" office:value="-3.33514126" calcext:value-type="float">
            <text:p>-3,33514126</text:p>
          </table:table-cell>
          <table:table-cell/>
          <table:table-cell table:formula="of:=[.E248]*25" office:value-type="float" office:value="0" calcext:value-type="float">
            <text:p>0</text:p>
          </table:table-cell>
          <table:table-cell table:formula="of:=[.F248]*25" office:value-type="float" office:value="-31.4865535" calcext:value-type="float">
            <text:p>-31,4865535</text:p>
          </table:table-cell>
          <table:table-cell table:formula="of:=[.G248]*25" office:value-type="float" office:value="-83.3785315" calcext:value-type="float">
            <text:p>-83,3785315</text:p>
          </table:table-cell>
          <table:table-cell/>
          <table:table-cell table:formula="of:=[.I248]*0.067" office:value-type="float" office:value="0" calcext:value-type="float">
            <text:p>0</text:p>
          </table:table-cell>
          <table:table-cell table:formula="of:=[.J248]*0.067" office:value-type="float" office:value="-2.1095990845" calcext:value-type="float">
            <text:p>-2,1095990845</text:p>
          </table:table-cell>
          <table:table-cell table:formula="of:=[.K248]*0.067" office:value-type="float" office:value="-5.5863616105" calcext:value-type="float">
            <text:p>-5,586361610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0" calcext:value-type="float">
            <text:p>0</text:p>
          </table:table-cell>
          <table:table-cell office:value-type="float" office:value="-0.416295304" calcext:value-type="float">
            <text:p>-0,416295304</text:p>
          </table:table-cell>
          <table:table-cell office:value-type="float" office:value="-4.406134138" calcext:value-type="float">
            <text:p>-4,406134138</text:p>
          </table:table-cell>
          <table:table-cell/>
          <table:table-cell table:formula="of:=[.E249]*25" office:value-type="float" office:value="0" calcext:value-type="float">
            <text:p>0</text:p>
          </table:table-cell>
          <table:table-cell table:formula="of:=[.F249]*25" office:value-type="float" office:value="-10.4073826" calcext:value-type="float">
            <text:p>-10,4073826</text:p>
          </table:table-cell>
          <table:table-cell table:formula="of:=[.G249]*25" office:value-type="float" office:value="-110.15335345" calcext:value-type="float">
            <text:p>-110,15335345</text:p>
          </table:table-cell>
          <table:table-cell/>
          <table:table-cell table:formula="of:=[.I249]*0.067" office:value-type="float" office:value="0" calcext:value-type="float">
            <text:p>0</text:p>
          </table:table-cell>
          <table:table-cell table:formula="of:=[.J249]*0.067" office:value-type="float" office:value="-0.6972946342" calcext:value-type="float">
            <text:p>-0,6972946342</text:p>
          </table:table-cell>
          <table:table-cell table:formula="of:=[.K249]*0.067" office:value-type="float" office:value="-7.38027468115" calcext:value-type="float">
            <text:p>-7,3802746811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0.130250474" calcext:value-type="float">
            <text:p>-0,130250474</text:p>
          </table:table-cell>
          <table:table-cell office:value-type="float" office:value="-0.478385974" calcext:value-type="float">
            <text:p>-0,478385974</text:p>
          </table:table-cell>
          <table:table-cell office:value-type="float" office:value="-4.388440933" calcext:value-type="float">
            <text:p>-4,388440933</text:p>
          </table:table-cell>
          <table:table-cell/>
          <table:table-cell table:formula="of:=[.E250]*25" office:value-type="float" office:value="-3.25626185" calcext:value-type="float">
            <text:p>-3,25626185</text:p>
          </table:table-cell>
          <table:table-cell table:formula="of:=[.F250]*25" office:value-type="float" office:value="-11.95964935" calcext:value-type="float">
            <text:p>-11,95964935</text:p>
          </table:table-cell>
          <table:table-cell table:formula="of:=[.G250]*25" office:value-type="float" office:value="-109.711023325" calcext:value-type="float">
            <text:p>-109,711023325</text:p>
          </table:table-cell>
          <table:table-cell/>
          <table:table-cell table:formula="of:=[.I250]*0.067" office:value-type="float" office:value="-0.21816954395" calcext:value-type="float">
            <text:p>-0,21816954395</text:p>
          </table:table-cell>
          <table:table-cell table:formula="of:=[.J250]*0.067" office:value-type="float" office:value="-0.80129650645" calcext:value-type="float">
            <text:p>-0,80129650645</text:p>
          </table:table-cell>
          <table:table-cell table:formula="of:=[.K250]*0.067" office:value-type="float" office:value="-7.350638562775" calcext:value-type="float">
            <text:p>-7,35063856277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0.950376396" calcext:value-type="float">
            <text:p>-0,950376396</text:p>
          </table:table-cell>
          <table:table-cell office:value-type="float" office:value="-0.73192921" calcext:value-type="float">
            <text:p>-0,73192921</text:p>
          </table:table-cell>
          <table:table-cell office:value-type="float" office:value="-4.517425973" calcext:value-type="float">
            <text:p>-4,517425973</text:p>
          </table:table-cell>
          <table:table-cell/>
          <table:table-cell table:formula="of:=[.E251]*25" office:value-type="float" office:value="-23.7594099" calcext:value-type="float">
            <text:p>-23,7594099</text:p>
          </table:table-cell>
          <table:table-cell table:formula="of:=[.F251]*25" office:value-type="float" office:value="-18.29823025" calcext:value-type="float">
            <text:p>-18,29823025</text:p>
          </table:table-cell>
          <table:table-cell table:formula="of:=[.G251]*25" office:value-type="float" office:value="-112.935649325" calcext:value-type="float">
            <text:p>-112,935649325</text:p>
          </table:table-cell>
          <table:table-cell/>
          <table:table-cell table:formula="of:=[.I251]*0.067" office:value-type="float" office:value="-1.5918804633" calcext:value-type="float">
            <text:p>-1,5918804633</text:p>
          </table:table-cell>
          <table:table-cell table:formula="of:=[.J251]*0.067" office:value-type="float" office:value="-1.22598142675" calcext:value-type="float">
            <text:p>-1,22598142675</text:p>
          </table:table-cell>
          <table:table-cell table:formula="of:=[.K251]*0.067" office:value-type="float" office:value="-7.566688504775" calcext:value-type="float">
            <text:p>-7,56668850477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1.386032635" calcext:value-type="float">
            <text:p>-1,386032635</text:p>
          </table:table-cell>
          <table:table-cell office:value-type="float" office:value="-1.026106919" calcext:value-type="float">
            <text:p>-1,026106919</text:p>
          </table:table-cell>
          <table:table-cell office:value-type="float" office:value="-5.166346054" calcext:value-type="float">
            <text:p>-5,166346054</text:p>
          </table:table-cell>
          <table:table-cell/>
          <table:table-cell table:formula="of:=[.E252]*25" office:value-type="float" office:value="-34.650815875" calcext:value-type="float">
            <text:p>-34,650815875</text:p>
          </table:table-cell>
          <table:table-cell table:formula="of:=[.F252]*25" office:value-type="float" office:value="-25.652672975" calcext:value-type="float">
            <text:p>-25,652672975</text:p>
          </table:table-cell>
          <table:table-cell table:formula="of:=[.G252]*25" office:value-type="float" office:value="-129.15865135" calcext:value-type="float">
            <text:p>-129,15865135</text:p>
          </table:table-cell>
          <table:table-cell/>
          <table:table-cell table:formula="of:=[.I252]*0.067" office:value-type="float" office:value="-2.321604663625" calcext:value-type="float">
            <text:p>-2,321604663625</text:p>
          </table:table-cell>
          <table:table-cell table:formula="of:=[.J252]*0.067" office:value-type="float" office:value="-1.718729089325" calcext:value-type="float">
            <text:p>-1,718729089325</text:p>
          </table:table-cell>
          <table:table-cell table:formula="of:=[.K252]*0.067" office:value-type="float" office:value="-8.65362964045" calcext:value-type="float">
            <text:p>-8,6536296404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1.443489729" calcext:value-type="float">
            <text:p>-1,443489729</text:p>
          </table:table-cell>
          <table:table-cell office:value-type="float" office:value="-0.447967556" calcext:value-type="float">
            <text:p>-0,447967556</text:p>
          </table:table-cell>
          <table:table-cell office:value-type="float" office:value="-4.953306925" calcext:value-type="float">
            <text:p>-4,953306925</text:p>
          </table:table-cell>
          <table:table-cell/>
          <table:table-cell table:formula="of:=[.E253]*25" office:value-type="float" office:value="-36.087243225" calcext:value-type="float">
            <text:p>-36,087243225</text:p>
          </table:table-cell>
          <table:table-cell table:formula="of:=[.F253]*25" office:value-type="float" office:value="-11.1991889" calcext:value-type="float">
            <text:p>-11,1991889</text:p>
          </table:table-cell>
          <table:table-cell table:formula="of:=[.G253]*25" office:value-type="float" office:value="-123.832673125" calcext:value-type="float">
            <text:p>-123,832673125</text:p>
          </table:table-cell>
          <table:table-cell/>
          <table:table-cell table:formula="of:=[.I253]*0.067" office:value-type="float" office:value="-2.417845296075" calcext:value-type="float">
            <text:p>-2,417845296075</text:p>
          </table:table-cell>
          <table:table-cell table:formula="of:=[.J253]*0.067" office:value-type="float" office:value="-0.7503456563" calcext:value-type="float">
            <text:p>-0,7503456563</text:p>
          </table:table-cell>
          <table:table-cell table:formula="of:=[.K253]*0.067" office:value-type="float" office:value="-8.296789099375" calcext:value-type="float">
            <text:p>-8,29678909937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2.984449714" calcext:value-type="float">
            <text:p>-2,984449714</text:p>
          </table:table-cell>
          <table:table-cell office:value-type="float" office:value="-0.942432792" calcext:value-type="float">
            <text:p>-0,942432792</text:p>
          </table:table-cell>
          <table:table-cell office:value-type="float" office:value="-5.551932791" calcext:value-type="float">
            <text:p>-5,551932791</text:p>
          </table:table-cell>
          <table:table-cell/>
          <table:table-cell table:formula="of:=[.E254]*25" office:value-type="float" office:value="-74.61124285" calcext:value-type="float">
            <text:p>-74,61124285</text:p>
          </table:table-cell>
          <table:table-cell table:formula="of:=[.F254]*25" office:value-type="float" office:value="-23.5608198" calcext:value-type="float">
            <text:p>-23,5608198</text:p>
          </table:table-cell>
          <table:table-cell table:formula="of:=[.G254]*25" office:value-type="float" office:value="-138.798319775" calcext:value-type="float">
            <text:p>-138,798319775</text:p>
          </table:table-cell>
          <table:table-cell/>
          <table:table-cell table:formula="of:=[.I254]*0.067" office:value-type="float" office:value="-4.99895327095" calcext:value-type="float">
            <text:p>-4,99895327095</text:p>
          </table:table-cell>
          <table:table-cell table:formula="of:=[.J254]*0.067" office:value-type="float" office:value="-1.5785749266" calcext:value-type="float">
            <text:p>-1,5785749266</text:p>
          </table:table-cell>
          <table:table-cell table:formula="of:=[.K254]*0.067" office:value-type="float" office:value="-9.299487424925" calcext:value-type="float">
            <text:p>-9,29948742492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3.100262758" calcext:value-type="float">
            <text:p>-3,100262758</text:p>
          </table:table-cell>
          <table:table-cell office:value-type="float" office:value="-1.059821425" calcext:value-type="float">
            <text:p>-1,059821425</text:p>
          </table:table-cell>
          <table:table-cell office:value-type="float" office:value="-7.327168474" calcext:value-type="float">
            <text:p>-7,327168474</text:p>
          </table:table-cell>
          <table:table-cell/>
          <table:table-cell table:formula="of:=[.E255]*25" office:value-type="float" office:value="-77.50656895" calcext:value-type="float">
            <text:p>-77,50656895</text:p>
          </table:table-cell>
          <table:table-cell table:formula="of:=[.F255]*25" office:value-type="float" office:value="-26.495535625" calcext:value-type="float">
            <text:p>-26,495535625</text:p>
          </table:table-cell>
          <table:table-cell table:formula="of:=[.G255]*25" office:value-type="float" office:value="-183.17921185" calcext:value-type="float">
            <text:p>-183,17921185</text:p>
          </table:table-cell>
          <table:table-cell/>
          <table:table-cell table:formula="of:=[.I255]*0.067" office:value-type="float" office:value="-5.19294011965" calcext:value-type="float">
            <text:p>-5,19294011965</text:p>
          </table:table-cell>
          <table:table-cell table:formula="of:=[.J255]*0.067" office:value-type="float" office:value="-1.775200886875" calcext:value-type="float">
            <text:p>-1,775200886875</text:p>
          </table:table-cell>
          <table:table-cell table:formula="of:=[.K255]*0.067" office:value-type="float" office:value="-12.27300719395" calcext:value-type="float">
            <text:p>-12,2730071939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2.148597041" calcext:value-type="float">
            <text:p>-2,148597041</text:p>
          </table:table-cell>
          <table:table-cell office:value-type="float" office:value="-0.912501988" calcext:value-type="float">
            <text:p>-0,912501988</text:p>
          </table:table-cell>
          <table:table-cell office:value-type="float" office:value="-7.430020522" calcext:value-type="float">
            <text:p>-7,430020522</text:p>
          </table:table-cell>
          <table:table-cell/>
          <table:table-cell table:formula="of:=[.E256]*25" office:value-type="float" office:value="-53.714926025" calcext:value-type="float">
            <text:p>-53,714926025</text:p>
          </table:table-cell>
          <table:table-cell table:formula="of:=[.F256]*25" office:value-type="float" office:value="-22.8125497" calcext:value-type="float">
            <text:p>-22,8125497</text:p>
          </table:table-cell>
          <table:table-cell table:formula="of:=[.G256]*25" office:value-type="float" office:value="-185.75051305" calcext:value-type="float">
            <text:p>-185,75051305</text:p>
          </table:table-cell>
          <table:table-cell/>
          <table:table-cell table:formula="of:=[.I256]*0.067" office:value-type="float" office:value="-3.598900043675" calcext:value-type="float">
            <text:p>-3,598900043675</text:p>
          </table:table-cell>
          <table:table-cell table:formula="of:=[.J256]*0.067" office:value-type="float" office:value="-1.5284408299" calcext:value-type="float">
            <text:p>-1,5284408299</text:p>
          </table:table-cell>
          <table:table-cell table:formula="of:=[.K256]*0.067" office:value-type="float" office:value="-12.44528437435" calcext:value-type="float">
            <text:p>-12,4452843743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3.32793885" calcext:value-type="float">
            <text:p>-3,32793885</text:p>
          </table:table-cell>
          <table:table-cell office:value-type="float" office:value="-1.41091263" calcext:value-type="float">
            <text:p>-1,41091263</text:p>
          </table:table-cell>
          <table:table-cell office:value-type="float" office:value="-8.160168894" calcext:value-type="float">
            <text:p>-8,160168894</text:p>
          </table:table-cell>
          <table:table-cell/>
          <table:table-cell table:formula="of:=[.E257]*25" office:value-type="float" office:value="-83.19847125" calcext:value-type="float">
            <text:p>-83,19847125</text:p>
          </table:table-cell>
          <table:table-cell table:formula="of:=[.F257]*25" office:value-type="float" office:value="-35.27281575" calcext:value-type="float">
            <text:p>-35,27281575</text:p>
          </table:table-cell>
          <table:table-cell table:formula="of:=[.G257]*25" office:value-type="float" office:value="-204.00422235" calcext:value-type="float">
            <text:p>-204,00422235</text:p>
          </table:table-cell>
          <table:table-cell/>
          <table:table-cell table:formula="of:=[.I257]*0.067" office:value-type="float" office:value="-5.57429757375" calcext:value-type="float">
            <text:p>-5,57429757375</text:p>
          </table:table-cell>
          <table:table-cell table:formula="of:=[.J257]*0.067" office:value-type="float" office:value="-2.36327865525" calcext:value-type="float">
            <text:p>-2,36327865525</text:p>
          </table:table-cell>
          <table:table-cell table:formula="of:=[.K257]*0.067" office:value-type="float" office:value="-13.66828289745" calcext:value-type="float">
            <text:p>-13,6682828974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3.446737408" calcext:value-type="float">
            <text:p>-3,446737408</text:p>
          </table:table-cell>
          <table:table-cell office:value-type="float" office:value="-1.597380871" calcext:value-type="float">
            <text:p>-1,597380871</text:p>
          </table:table-cell>
          <table:table-cell office:value-type="float" office:value="-9.875879605" calcext:value-type="float">
            <text:p>-9,875879605</text:p>
          </table:table-cell>
          <table:table-cell/>
          <table:table-cell table:formula="of:=[.E258]*25" office:value-type="float" office:value="-86.1684352" calcext:value-type="float">
            <text:p>-86,1684352</text:p>
          </table:table-cell>
          <table:table-cell table:formula="of:=[.F258]*25" office:value-type="float" office:value="-39.934521775" calcext:value-type="float">
            <text:p>-39,934521775</text:p>
          </table:table-cell>
          <table:table-cell table:formula="of:=[.G258]*25" office:value-type="float" office:value="-246.896990125" calcext:value-type="float">
            <text:p>-246,896990125</text:p>
          </table:table-cell>
          <table:table-cell/>
          <table:table-cell table:formula="of:=[.I258]*0.067" office:value-type="float" office:value="-5.7732851584" calcext:value-type="float">
            <text:p>-5,7732851584</text:p>
          </table:table-cell>
          <table:table-cell table:formula="of:=[.J258]*0.067" office:value-type="float" office:value="-2.675612958925" calcext:value-type="float">
            <text:p>-2,675612958925</text:p>
          </table:table-cell>
          <table:table-cell table:formula="of:=[.K258]*0.067" office:value-type="float" office:value="-16.542098338375" calcext:value-type="float">
            <text:p>-16,54209833837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2.539414439" calcext:value-type="float">
            <text:p>-2,539414439</text:p>
          </table:table-cell>
          <table:table-cell office:value-type="float" office:value="-2.081547474" calcext:value-type="float">
            <text:p>-2,081547474</text:p>
          </table:table-cell>
          <table:table-cell office:value-type="float" office:value="-10.41512035" calcext:value-type="float">
            <text:p>-10,41512035</text:p>
          </table:table-cell>
          <table:table-cell/>
          <table:table-cell table:formula="of:=[.E259]*25" office:value-type="float" office:value="-63.485360975" calcext:value-type="float">
            <text:p>-63,485360975</text:p>
          </table:table-cell>
          <table:table-cell table:formula="of:=[.F259]*25" office:value-type="float" office:value="-52.03868685" calcext:value-type="float">
            <text:p>-52,03868685</text:p>
          </table:table-cell>
          <table:table-cell table:formula="of:=[.G259]*25" office:value-type="float" office:value="-260.37800875" calcext:value-type="float">
            <text:p>-260,37800875</text:p>
          </table:table-cell>
          <table:table-cell/>
          <table:table-cell table:formula="of:=[.I259]*0.067" office:value-type="float" office:value="-4.253519185325" calcext:value-type="float">
            <text:p>-4,253519185325</text:p>
          </table:table-cell>
          <table:table-cell table:formula="of:=[.J259]*0.067" office:value-type="float" office:value="-3.48659201895" calcext:value-type="float">
            <text:p>-3,48659201895</text:p>
          </table:table-cell>
          <table:table-cell table:formula="of:=[.K259]*0.067" office:value-type="float" office:value="-17.44532658625" calcext:value-type="float">
            <text:p>-17,44532658625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2.630468994" calcext:value-type="float">
            <text:p>-2,630468994</text:p>
          </table:table-cell>
          <table:table-cell office:value-type="float" office:value="-2.987009744" calcext:value-type="float">
            <text:p>-2,987009744</text:p>
          </table:table-cell>
          <table:table-cell office:value-type="float" office:value="-11.22952824" calcext:value-type="float">
            <text:p>-11,22952824</text:p>
          </table:table-cell>
          <table:table-cell/>
          <table:table-cell table:formula="of:=[.E260]*25" office:value-type="float" office:value="-65.76172485" calcext:value-type="float">
            <text:p>-65,76172485</text:p>
          </table:table-cell>
          <table:table-cell table:formula="of:=[.F260]*25" office:value-type="float" office:value="-74.6752436" calcext:value-type="float">
            <text:p>-74,6752436</text:p>
          </table:table-cell>
          <table:table-cell table:formula="of:=[.G260]*25" office:value-type="float" office:value="-280.738206" calcext:value-type="float">
            <text:p>-280,738206</text:p>
          </table:table-cell>
          <table:table-cell/>
          <table:table-cell table:formula="of:=[.I260]*0.067" office:value-type="float" office:value="-4.40603556495" calcext:value-type="float">
            <text:p>-4,40603556495</text:p>
          </table:table-cell>
          <table:table-cell table:formula="of:=[.J260]*0.067" office:value-type="float" office:value="-5.0032413212" calcext:value-type="float">
            <text:p>-5,0032413212</text:p>
          </table:table-cell>
          <table:table-cell table:formula="of:=[.K260]*0.067" office:value-type="float" office:value="-18.809459802" calcext:value-type="float">
            <text:p>-18,809459802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2.180553253" calcext:value-type="float">
            <text:p>-2,180553253</text:p>
          </table:table-cell>
          <table:table-cell office:value-type="float" office:value="-2.914314628" calcext:value-type="float">
            <text:p>-2,914314628</text:p>
          </table:table-cell>
          <table:table-cell office:value-type="float" office:value="-12.25342422" calcext:value-type="float">
            <text:p>-12,25342422</text:p>
          </table:table-cell>
          <table:table-cell/>
          <table:table-cell table:formula="of:=[.E261]*25" office:value-type="float" office:value="-54.513831325" calcext:value-type="float">
            <text:p>-54,513831325</text:p>
          </table:table-cell>
          <table:table-cell table:formula="of:=[.F261]*25" office:value-type="float" office:value="-72.8578657" calcext:value-type="float">
            <text:p>-72,8578657</text:p>
          </table:table-cell>
          <table:table-cell table:formula="of:=[.G261]*25" office:value-type="float" office:value="-306.3356055" calcext:value-type="float">
            <text:p>-306,3356055</text:p>
          </table:table-cell>
          <table:table-cell/>
          <table:table-cell table:formula="of:=[.I261]*0.067" office:value-type="float" office:value="-3.652426698775" calcext:value-type="float">
            <text:p>-3,652426698775</text:p>
          </table:table-cell>
          <table:table-cell table:formula="of:=[.J261]*0.067" office:value-type="float" office:value="-4.8814770019" calcext:value-type="float">
            <text:p>-4,8814770019</text:p>
          </table:table-cell>
          <table:table-cell table:formula="of:=[.K261]*0.067" office:value-type="float" office:value="-20.5244855685" calcext:value-type="float">
            <text:p>-20,524485568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1.348738163" calcext:value-type="float">
            <text:p>-1,348738163</text:p>
          </table:table-cell>
          <table:table-cell office:value-type="float" office:value="-2.861505133" calcext:value-type="float">
            <text:p>-2,861505133</text:p>
          </table:table-cell>
          <table:table-cell office:value-type="float" office:value="-12.68379538" calcext:value-type="float">
            <text:p>-12,68379538</text:p>
          </table:table-cell>
          <table:table-cell/>
          <table:table-cell table:formula="of:=[.E262]*25" office:value-type="float" office:value="-33.718454075" calcext:value-type="float">
            <text:p>-33,718454075</text:p>
          </table:table-cell>
          <table:table-cell table:formula="of:=[.F262]*25" office:value-type="float" office:value="-71.537628325" calcext:value-type="float">
            <text:p>-71,537628325</text:p>
          </table:table-cell>
          <table:table-cell table:formula="of:=[.G262]*25" office:value-type="float" office:value="-317.0948845" calcext:value-type="float">
            <text:p>-317,0948845</text:p>
          </table:table-cell>
          <table:table-cell/>
          <table:table-cell table:formula="of:=[.I262]*0.067" office:value-type="float" office:value="-2.259136423025" calcext:value-type="float">
            <text:p>-2,259136423025</text:p>
          </table:table-cell>
          <table:table-cell table:formula="of:=[.J262]*0.067" office:value-type="float" office:value="-4.793021097775" calcext:value-type="float">
            <text:p>-4,793021097775</text:p>
          </table:table-cell>
          <table:table-cell table:formula="of:=[.K262]*0.067" office:value-type="float" office:value="-21.2453572615" calcext:value-type="float">
            <text:p>-21,245357261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0.819776015" calcext:value-type="float">
            <text:p>-0,819776015</text:p>
          </table:table-cell>
          <table:table-cell office:value-type="float" office:value="-3.084973094" calcext:value-type="float">
            <text:p>-3,084973094</text:p>
          </table:table-cell>
          <table:table-cell office:value-type="float" office:value="-13.04507554" calcext:value-type="float">
            <text:p>-13,04507554</text:p>
          </table:table-cell>
          <table:table-cell/>
          <table:table-cell table:formula="of:=[.E263]*25" office:value-type="float" office:value="-20.494400375" calcext:value-type="float">
            <text:p>-20,494400375</text:p>
          </table:table-cell>
          <table:table-cell table:formula="of:=[.F263]*25" office:value-type="float" office:value="-77.12432735" calcext:value-type="float">
            <text:p>-77,12432735</text:p>
          </table:table-cell>
          <table:table-cell table:formula="of:=[.G263]*25" office:value-type="float" office:value="-326.1268885" calcext:value-type="float">
            <text:p>-326,1268885</text:p>
          </table:table-cell>
          <table:table-cell/>
          <table:table-cell table:formula="of:=[.I263]*0.067" office:value-type="float" office:value="-1.373124825125" calcext:value-type="float">
            <text:p>-1,373124825125</text:p>
          </table:table-cell>
          <table:table-cell table:formula="of:=[.J263]*0.067" office:value-type="float" office:value="-5.16732993245" calcext:value-type="float">
            <text:p>-5,16732993245</text:p>
          </table:table-cell>
          <table:table-cell table:formula="of:=[.K263]*0.067" office:value-type="float" office:value="-21.8505015295" calcext:value-type="float">
            <text:p>-21,850501529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0.209329127" calcext:value-type="float">
            <text:p>-0,209329127</text:p>
          </table:table-cell>
          <table:table-cell office:value-type="float" office:value="-3.039054554" calcext:value-type="float">
            <text:p>-3,039054554</text:p>
          </table:table-cell>
          <table:table-cell office:value-type="float" office:value="-13.25107238" calcext:value-type="float">
            <text:p>-13,25107238</text:p>
          </table:table-cell>
          <table:table-cell/>
          <table:table-cell table:formula="of:=[.E264]*25" office:value-type="float" office:value="-5.233228175" calcext:value-type="float">
            <text:p>-5,233228175</text:p>
          </table:table-cell>
          <table:table-cell table:formula="of:=[.F264]*25" office:value-type="float" office:value="-75.97636385" calcext:value-type="float">
            <text:p>-75,97636385</text:p>
          </table:table-cell>
          <table:table-cell table:formula="of:=[.G264]*25" office:value-type="float" office:value="-331.2768095" calcext:value-type="float">
            <text:p>-331,2768095</text:p>
          </table:table-cell>
          <table:table-cell/>
          <table:table-cell table:formula="of:=[.I264]*0.067" office:value-type="float" office:value="-0.350626287725" calcext:value-type="float">
            <text:p>-0,350626287725</text:p>
          </table:table-cell>
          <table:table-cell table:formula="of:=[.J264]*0.067" office:value-type="float" office:value="-5.09041637795" calcext:value-type="float">
            <text:p>-5,09041637795</text:p>
          </table:table-cell>
          <table:table-cell table:formula="of:=[.K264]*0.067" office:value-type="float" office:value="-22.1955462365" calcext:value-type="float">
            <text:p>-22,195546236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0.405303814" calcext:value-type="float">
            <text:p>0,405303814</text:p>
          </table:table-cell>
          <table:table-cell office:value-type="float" office:value="-2.855941907" calcext:value-type="float">
            <text:p>-2,855941907</text:p>
          </table:table-cell>
          <table:table-cell office:value-type="float" office:value="-13.19749408" calcext:value-type="float">
            <text:p>-13,19749408</text:p>
          </table:table-cell>
          <table:table-cell/>
          <table:table-cell table:formula="of:=[.E265]*25" office:value-type="float" office:value="10.13259535" calcext:value-type="float">
            <text:p>10,13259535</text:p>
          </table:table-cell>
          <table:table-cell table:formula="of:=[.F265]*25" office:value-type="float" office:value="-71.398547675" calcext:value-type="float">
            <text:p>-71,398547675</text:p>
          </table:table-cell>
          <table:table-cell table:formula="of:=[.G265]*25" office:value-type="float" office:value="-329.937352" calcext:value-type="float">
            <text:p>-329,937352</text:p>
          </table:table-cell>
          <table:table-cell/>
          <table:table-cell table:formula="of:=[.I265]*0.067" office:value-type="float" office:value="0.67888388845" calcext:value-type="float">
            <text:p>0,67888388845</text:p>
          </table:table-cell>
          <table:table-cell table:formula="of:=[.J265]*0.067" office:value-type="float" office:value="-4.783702694225" calcext:value-type="float">
            <text:p>-4,783702694225</text:p>
          </table:table-cell>
          <table:table-cell table:formula="of:=[.K265]*0.067" office:value-type="float" office:value="-22.105802584" calcext:value-type="float">
            <text:p>-22,105802584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0.79253118" calcext:value-type="float">
            <text:p>0,79253118</text:p>
          </table:table-cell>
          <table:table-cell office:value-type="float" office:value="-2.695821307" calcext:value-type="float">
            <text:p>-2,695821307</text:p>
          </table:table-cell>
          <table:table-cell office:value-type="float" office:value="-13.00823041" calcext:value-type="float">
            <text:p>-13,00823041</text:p>
          </table:table-cell>
          <table:table-cell/>
          <table:table-cell table:formula="of:=[.E266]*25" office:value-type="float" office:value="19.8132795" calcext:value-type="float">
            <text:p>19,8132795</text:p>
          </table:table-cell>
          <table:table-cell table:formula="of:=[.F266]*25" office:value-type="float" office:value="-67.395532675" calcext:value-type="float">
            <text:p>-67,395532675</text:p>
          </table:table-cell>
          <table:table-cell table:formula="of:=[.G266]*25" office:value-type="float" office:value="-325.20576025" calcext:value-type="float">
            <text:p>-325,20576025</text:p>
          </table:table-cell>
          <table:table-cell/>
          <table:table-cell table:formula="of:=[.I266]*0.067" office:value-type="float" office:value="1.3274897265" calcext:value-type="float">
            <text:p>1,3274897265</text:p>
          </table:table-cell>
          <table:table-cell table:formula="of:=[.J266]*0.067" office:value-type="float" office:value="-4.515500689225" calcext:value-type="float">
            <text:p>-4,515500689225</text:p>
          </table:table-cell>
          <table:table-cell table:formula="of:=[.K266]*0.067" office:value-type="float" office:value="-21.78878593675" calcext:value-type="float">
            <text:p>-21,7887859367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1.335362147" calcext:value-type="float">
            <text:p>1,335362147</text:p>
          </table:table-cell>
          <table:table-cell office:value-type="float" office:value="-2.647400341" calcext:value-type="float">
            <text:p>-2,647400341</text:p>
          </table:table-cell>
          <table:table-cell office:value-type="float" office:value="-12.87350599" calcext:value-type="float">
            <text:p>-12,87350599</text:p>
          </table:table-cell>
          <table:table-cell/>
          <table:table-cell table:formula="of:=[.E267]*25" office:value-type="float" office:value="33.384053675" calcext:value-type="float">
            <text:p>33,384053675</text:p>
          </table:table-cell>
          <table:table-cell table:formula="of:=[.F267]*25" office:value-type="float" office:value="-66.185008525" calcext:value-type="float">
            <text:p>-66,185008525</text:p>
          </table:table-cell>
          <table:table-cell table:formula="of:=[.G267]*25" office:value-type="float" office:value="-321.83764975" calcext:value-type="float">
            <text:p>-321,83764975</text:p>
          </table:table-cell>
          <table:table-cell/>
          <table:table-cell table:formula="of:=[.I267]*0.067" office:value-type="float" office:value="2.236731596225" calcext:value-type="float">
            <text:p>2,236731596225</text:p>
          </table:table-cell>
          <table:table-cell table:formula="of:=[.J267]*0.067" office:value-type="float" office:value="-4.434395571175" calcext:value-type="float">
            <text:p>-4,434395571175</text:p>
          </table:table-cell>
          <table:table-cell table:formula="of:=[.K267]*0.067" office:value-type="float" office:value="-21.56312253325" calcext:value-type="float">
            <text:p>-21,56312253325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2.432357704" calcext:value-type="float">
            <text:p>2,432357704</text:p>
          </table:table-cell>
          <table:table-cell office:value-type="float" office:value="-2.389619824" calcext:value-type="float">
            <text:p>-2,389619824</text:p>
          </table:table-cell>
          <table:table-cell office:value-type="float" office:value="-12.22285307" calcext:value-type="float">
            <text:p>-12,22285307</text:p>
          </table:table-cell>
          <table:table-cell/>
          <table:table-cell table:formula="of:=[.E268]*25" office:value-type="float" office:value="60.8089426" calcext:value-type="float">
            <text:p>60,8089426</text:p>
          </table:table-cell>
          <table:table-cell table:formula="of:=[.F268]*25" office:value-type="float" office:value="-59.7404956" calcext:value-type="float">
            <text:p>-59,7404956</text:p>
          </table:table-cell>
          <table:table-cell table:formula="of:=[.G268]*25" office:value-type="float" office:value="-305.57132675" calcext:value-type="float">
            <text:p>-305,57132675</text:p>
          </table:table-cell>
          <table:table-cell/>
          <table:table-cell table:formula="of:=[.I268]*0.067" office:value-type="float" office:value="4.0741991542" calcext:value-type="float">
            <text:p>4,0741991542</text:p>
          </table:table-cell>
          <table:table-cell table:formula="of:=[.J268]*0.067" office:value-type="float" office:value="-4.0026132052" calcext:value-type="float">
            <text:p>-4,0026132052</text:p>
          </table:table-cell>
          <table:table-cell table:formula="of:=[.K268]*0.067" office:value-type="float" office:value="-20.47327889225" calcext:value-type="float">
            <text:p>-20,4732788922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2.553567955" calcext:value-type="float">
            <text:p>2,553567955</text:p>
          </table:table-cell>
          <table:table-cell office:value-type="float" office:value="-2.333784578" calcext:value-type="float">
            <text:p>-2,333784578</text:p>
          </table:table-cell>
          <table:table-cell office:value-type="float" office:value="-11.00698576" calcext:value-type="float">
            <text:p>-11,00698576</text:p>
          </table:table-cell>
          <table:table-cell/>
          <table:table-cell table:formula="of:=[.E269]*25" office:value-type="float" office:value="63.839198875" calcext:value-type="float">
            <text:p>63,839198875</text:p>
          </table:table-cell>
          <table:table-cell table:formula="of:=[.F269]*25" office:value-type="float" office:value="-58.34461445" calcext:value-type="float">
            <text:p>-58,34461445</text:p>
          </table:table-cell>
          <table:table-cell table:formula="of:=[.G269]*25" office:value-type="float" office:value="-275.174644" calcext:value-type="float">
            <text:p>-275,174644</text:p>
          </table:table-cell>
          <table:table-cell/>
          <table:table-cell table:formula="of:=[.I269]*0.067" office:value-type="float" office:value="4.277226324625" calcext:value-type="float">
            <text:p>4,277226324625</text:p>
          </table:table-cell>
          <table:table-cell table:formula="of:=[.J269]*0.067" office:value-type="float" office:value="-3.90908916815" calcext:value-type="float">
            <text:p>-3,90908916815</text:p>
          </table:table-cell>
          <table:table-cell table:formula="of:=[.K269]*0.067" office:value-type="float" office:value="-18.436701148" calcext:value-type="float">
            <text:p>-18,436701148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2.221462737" calcext:value-type="float">
            <text:p>2,221462737</text:p>
          </table:table-cell>
          <table:table-cell office:value-type="float" office:value="-2.364924662" calcext:value-type="float">
            <text:p>-2,364924662</text:p>
          </table:table-cell>
          <table:table-cell office:value-type="float" office:value="-10.63260359" calcext:value-type="float">
            <text:p>-10,63260359</text:p>
          </table:table-cell>
          <table:table-cell/>
          <table:table-cell table:formula="of:=[.E270]*25" office:value-type="float" office:value="55.536568425" calcext:value-type="float">
            <text:p>55,536568425</text:p>
          </table:table-cell>
          <table:table-cell table:formula="of:=[.F270]*25" office:value-type="float" office:value="-59.12311655" calcext:value-type="float">
            <text:p>-59,12311655</text:p>
          </table:table-cell>
          <table:table-cell table:formula="of:=[.G270]*25" office:value-type="float" office:value="-265.81508975" calcext:value-type="float">
            <text:p>-265,81508975</text:p>
          </table:table-cell>
          <table:table-cell/>
          <table:table-cell table:formula="of:=[.I270]*0.067" office:value-type="float" office:value="3.720950084475" calcext:value-type="float">
            <text:p>3,720950084475</text:p>
          </table:table-cell>
          <table:table-cell table:formula="of:=[.J270]*0.067" office:value-type="float" office:value="-3.96124880885" calcext:value-type="float">
            <text:p>-3,96124880885</text:p>
          </table:table-cell>
          <table:table-cell table:formula="of:=[.K270]*0.067" office:value-type="float" office:value="-17.80961101325" calcext:value-type="float">
            <text:p>-17,8096110132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3.54705001" calcext:value-type="float">
            <text:p>3,54705001</text:p>
          </table:table-cell>
          <table:table-cell office:value-type="float" office:value="-1.810162288" calcext:value-type="float">
            <text:p>-1,810162288</text:p>
          </table:table-cell>
          <table:table-cell office:value-type="float" office:value="-9.786605652" calcext:value-type="float">
            <text:p>-9,786605652</text:p>
          </table:table-cell>
          <table:table-cell/>
          <table:table-cell table:formula="of:=[.E271]*25" office:value-type="float" office:value="88.67625025" calcext:value-type="float">
            <text:p>88,67625025</text:p>
          </table:table-cell>
          <table:table-cell table:formula="of:=[.F271]*25" office:value-type="float" office:value="-45.2540572" calcext:value-type="float">
            <text:p>-45,2540572</text:p>
          </table:table-cell>
          <table:table-cell table:formula="of:=[.G271]*25" office:value-type="float" office:value="-244.6651413" calcext:value-type="float">
            <text:p>-244,6651413</text:p>
          </table:table-cell>
          <table:table-cell/>
          <table:table-cell table:formula="of:=[.I271]*0.067" office:value-type="float" office:value="5.94130876675" calcext:value-type="float">
            <text:p>5,94130876675</text:p>
          </table:table-cell>
          <table:table-cell table:formula="of:=[.J271]*0.067" office:value-type="float" office:value="-3.0320218324" calcext:value-type="float">
            <text:p>-3,0320218324</text:p>
          </table:table-cell>
          <table:table-cell table:formula="of:=[.K271]*0.067" office:value-type="float" office:value="-16.3925644671" calcext:value-type="float">
            <text:p>-16,3925644671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3.625658454" calcext:value-type="float">
            <text:p>3,625658454</text:p>
          </table:table-cell>
          <table:table-cell office:value-type="float" office:value="-1.491014389" calcext:value-type="float">
            <text:p>-1,491014389</text:p>
          </table:table-cell>
          <table:table-cell office:value-type="float" office:value="-7.850641378" calcext:value-type="float">
            <text:p>-7,850641378</text:p>
          </table:table-cell>
          <table:table-cell/>
          <table:table-cell table:formula="of:=[.E272]*25" office:value-type="float" office:value="90.64146135" calcext:value-type="float">
            <text:p>90,64146135</text:p>
          </table:table-cell>
          <table:table-cell table:formula="of:=[.F272]*25" office:value-type="float" office:value="-37.275359725" calcext:value-type="float">
            <text:p>-37,275359725</text:p>
          </table:table-cell>
          <table:table-cell table:formula="of:=[.G272]*25" office:value-type="float" office:value="-196.26603445" calcext:value-type="float">
            <text:p>-196,26603445</text:p>
          </table:table-cell>
          <table:table-cell/>
          <table:table-cell table:formula="of:=[.I272]*0.067" office:value-type="float" office:value="6.07297791045" calcext:value-type="float">
            <text:p>6,07297791045</text:p>
          </table:table-cell>
          <table:table-cell table:formula="of:=[.J272]*0.067" office:value-type="float" office:value="-2.497449101575" calcext:value-type="float">
            <text:p>-2,497449101575</text:p>
          </table:table-cell>
          <table:table-cell table:formula="of:=[.K272]*0.067" office:value-type="float" office:value="-13.14982430815" calcext:value-type="float">
            <text:p>-13,1498243081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2.683604365" calcext:value-type="float">
            <text:p>2,683604365</text:p>
          </table:table-cell>
          <table:table-cell office:value-type="float" office:value="-1.396231211" calcext:value-type="float">
            <text:p>-1,396231211</text:p>
          </table:table-cell>
          <table:table-cell office:value-type="float" office:value="-7.443082289" calcext:value-type="float">
            <text:p>-7,443082289</text:p>
          </table:table-cell>
          <table:table-cell/>
          <table:table-cell table:formula="of:=[.E273]*25" office:value-type="float" office:value="67.090109125" calcext:value-type="float">
            <text:p>67,090109125</text:p>
          </table:table-cell>
          <table:table-cell table:formula="of:=[.F273]*25" office:value-type="float" office:value="-34.905780275" calcext:value-type="float">
            <text:p>-34,905780275</text:p>
          </table:table-cell>
          <table:table-cell table:formula="of:=[.G273]*25" office:value-type="float" office:value="-186.077057225" calcext:value-type="float">
            <text:p>-186,077057225</text:p>
          </table:table-cell>
          <table:table-cell/>
          <table:table-cell table:formula="of:=[.I273]*0.067" office:value-type="float" office:value="4.495037311375" calcext:value-type="float">
            <text:p>4,495037311375</text:p>
          </table:table-cell>
          <table:table-cell table:formula="of:=[.J273]*0.067" office:value-type="float" office:value="-2.338687278425" calcext:value-type="float">
            <text:p>-2,338687278425</text:p>
          </table:table-cell>
          <table:table-cell table:formula="of:=[.K273]*0.067" office:value-type="float" office:value="-12.467162834075" calcext:value-type="float">
            <text:p>-12,46716283407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3.388308458" calcext:value-type="float">
            <text:p>3,388308458</text:p>
          </table:table-cell>
          <table:table-cell office:value-type="float" office:value="-0.244720751" calcext:value-type="float">
            <text:p>-0,244720751</text:p>
          </table:table-cell>
          <table:table-cell office:value-type="float" office:value="-6.412997352" calcext:value-type="float">
            <text:p>-6,412997352</text:p>
          </table:table-cell>
          <table:table-cell/>
          <table:table-cell table:formula="of:=[.E274]*25" office:value-type="float" office:value="84.70771145" calcext:value-type="float">
            <text:p>84,70771145</text:p>
          </table:table-cell>
          <table:table-cell table:formula="of:=[.F274]*25" office:value-type="float" office:value="-6.118018775" calcext:value-type="float">
            <text:p>-6,118018775</text:p>
          </table:table-cell>
          <table:table-cell table:formula="of:=[.G274]*25" office:value-type="float" office:value="-160.3249338" calcext:value-type="float">
            <text:p>-160,3249338</text:p>
          </table:table-cell>
          <table:table-cell/>
          <table:table-cell table:formula="of:=[.I274]*0.067" office:value-type="float" office:value="5.67541666715" calcext:value-type="float">
            <text:p>5,67541666715</text:p>
          </table:table-cell>
          <table:table-cell table:formula="of:=[.J274]*0.067" office:value-type="float" office:value="-0.409907257925" calcext:value-type="float">
            <text:p>-0,409907257925</text:p>
          </table:table-cell>
          <table:table-cell table:formula="of:=[.K274]*0.067" office:value-type="float" office:value="-10.7417705646" calcext:value-type="float">
            <text:p>-10,7417705646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2.617933498" calcext:value-type="float">
            <text:p>2,617933498</text:p>
          </table:table-cell>
          <table:table-cell office:value-type="float" office:value="-1.064146629" calcext:value-type="float">
            <text:p>-1,064146629</text:p>
          </table:table-cell>
          <table:table-cell office:value-type="float" office:value="-4.741318406" calcext:value-type="float">
            <text:p>-4,741318406</text:p>
          </table:table-cell>
          <table:table-cell/>
          <table:table-cell table:formula="of:=[.E275]*25" office:value-type="float" office:value="65.44833745" calcext:value-type="float">
            <text:p>65,44833745</text:p>
          </table:table-cell>
          <table:table-cell table:formula="of:=[.F275]*25" office:value-type="float" office:value="-26.603665725" calcext:value-type="float">
            <text:p>-26,603665725</text:p>
          </table:table-cell>
          <table:table-cell table:formula="of:=[.G275]*25" office:value-type="float" office:value="-118.53296015" calcext:value-type="float">
            <text:p>-118,53296015</text:p>
          </table:table-cell>
          <table:table-cell/>
          <table:table-cell table:formula="of:=[.I275]*0.067" office:value-type="float" office:value="4.38503860915" calcext:value-type="float">
            <text:p>4,38503860915</text:p>
          </table:table-cell>
          <table:table-cell table:formula="of:=[.J275]*0.067" office:value-type="float" office:value="-1.782445603575" calcext:value-type="float">
            <text:p>-1,782445603575</text:p>
          </table:table-cell>
          <table:table-cell table:formula="of:=[.K275]*0.067" office:value-type="float" office:value="-7.94170833005" calcext:value-type="float">
            <text:p>-7,9417083300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.536506992" calcext:value-type="float">
            <text:p>1,536506992</text:p>
          </table:table-cell>
          <table:table-cell office:value-type="float" office:value="-1.164835026" calcext:value-type="float">
            <text:p>-1,164835026</text:p>
          </table:table-cell>
          <table:table-cell office:value-type="float" office:value="-5.119630474" calcext:value-type="float">
            <text:p>-5,119630474</text:p>
          </table:table-cell>
          <table:table-cell/>
          <table:table-cell table:formula="of:=[.E276]*25" office:value-type="float" office:value="38.4126748" calcext:value-type="float">
            <text:p>38,4126748</text:p>
          </table:table-cell>
          <table:table-cell table:formula="of:=[.F276]*25" office:value-type="float" office:value="-29.12087565" calcext:value-type="float">
            <text:p>-29,12087565</text:p>
          </table:table-cell>
          <table:table-cell table:formula="of:=[.G276]*25" office:value-type="float" office:value="-127.99076185" calcext:value-type="float">
            <text:p>-127,99076185</text:p>
          </table:table-cell>
          <table:table-cell/>
          <table:table-cell table:formula="of:=[.I276]*0.067" office:value-type="float" office:value="2.5736492116" calcext:value-type="float">
            <text:p>2,5736492116</text:p>
          </table:table-cell>
          <table:table-cell table:formula="of:=[.J276]*0.067" office:value-type="float" office:value="-1.95109866855" calcext:value-type="float">
            <text:p>-1,95109866855</text:p>
          </table:table-cell>
          <table:table-cell table:formula="of:=[.K276]*0.067" office:value-type="float" office:value="-8.57538104395" calcext:value-type="float">
            <text:p>-8,5753810439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2.702606898" calcext:value-type="float">
            <text:p>2,702606898</text:p>
          </table:table-cell>
          <table:table-cell office:value-type="float" office:value="0.249808968" calcext:value-type="float">
            <text:p>0,249808968</text:p>
          </table:table-cell>
          <table:table-cell office:value-type="float" office:value="-4.440315025" calcext:value-type="float">
            <text:p>-4,440315025</text:p>
          </table:table-cell>
          <table:table-cell/>
          <table:table-cell table:formula="of:=[.E277]*25" office:value-type="float" office:value="67.56517245" calcext:value-type="float">
            <text:p>67,56517245</text:p>
          </table:table-cell>
          <table:table-cell table:formula="of:=[.F277]*25" office:value-type="float" office:value="6.2452242" calcext:value-type="float">
            <text:p>6,2452242</text:p>
          </table:table-cell>
          <table:table-cell table:formula="of:=[.G277]*25" office:value-type="float" office:value="-111.007875625" calcext:value-type="float">
            <text:p>-111,007875625</text:p>
          </table:table-cell>
          <table:table-cell/>
          <table:table-cell table:formula="of:=[.I277]*0.067" office:value-type="float" office:value="4.52686655415" calcext:value-type="float">
            <text:p>4,52686655415</text:p>
          </table:table-cell>
          <table:table-cell table:formula="of:=[.J277]*0.067" office:value-type="float" office:value="0.4184300214" calcext:value-type="float">
            <text:p>0,4184300214</text:p>
          </table:table-cell>
          <table:table-cell table:formula="of:=[.K277]*0.067" office:value-type="float" office:value="-7.437527666875" calcext:value-type="float">
            <text:p>-7,437527666875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1.905474647" calcext:value-type="float">
            <text:p>1,905474647</text:p>
          </table:table-cell>
          <table:table-cell office:value-type="float" office:value="-0.949205711" calcext:value-type="float">
            <text:p>-0,949205711</text:p>
          </table:table-cell>
          <table:table-cell office:value-type="float" office:value="-3.006894361" calcext:value-type="float">
            <text:p>-3,006894361</text:p>
          </table:table-cell>
          <table:table-cell/>
          <table:table-cell table:formula="of:=[.E278]*25" office:value-type="float" office:value="47.636866175" calcext:value-type="float">
            <text:p>47,636866175</text:p>
          </table:table-cell>
          <table:table-cell table:formula="of:=[.F278]*25" office:value-type="float" office:value="-23.730142775" calcext:value-type="float">
            <text:p>-23,730142775</text:p>
          </table:table-cell>
          <table:table-cell table:formula="of:=[.G278]*25" office:value-type="float" office:value="-75.172359025" calcext:value-type="float">
            <text:p>-75,172359025</text:p>
          </table:table-cell>
          <table:table-cell/>
          <table:table-cell table:formula="of:=[.I278]*0.067" office:value-type="float" office:value="3.191670033725" calcext:value-type="float">
            <text:p>3,191670033725</text:p>
          </table:table-cell>
          <table:table-cell table:formula="of:=[.J278]*0.067" office:value-type="float" office:value="-1.589919565925" calcext:value-type="float">
            <text:p>-1,589919565925</text:p>
          </table:table-cell>
          <table:table-cell table:formula="of:=[.K278]*0.067" office:value-type="float" office:value="-5.036548054675" calcext:value-type="float">
            <text:p>-5,03654805467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0" calcext:value-type="float">
            <text:p>0</text:p>
          </table:table-cell>
          <table:table-cell office:value-type="float" office:value="-1.03678187" calcext:value-type="float">
            <text:p>-1,03678187</text:p>
          </table:table-cell>
          <table:table-cell office:value-type="float" office:value="-3.715011079" calcext:value-type="float">
            <text:p>-3,715011079</text:p>
          </table:table-cell>
          <table:table-cell/>
          <table:table-cell table:formula="of:=[.E279]*25" office:value-type="float" office:value="0" calcext:value-type="float">
            <text:p>0</text:p>
          </table:table-cell>
          <table:table-cell table:formula="of:=[.F279]*25" office:value-type="float" office:value="-25.91954675" calcext:value-type="float">
            <text:p>-25,91954675</text:p>
          </table:table-cell>
          <table:table-cell table:formula="of:=[.G279]*25" office:value-type="float" office:value="-92.875276975" calcext:value-type="float">
            <text:p>-92,875276975</text:p>
          </table:table-cell>
          <table:table-cell/>
          <table:table-cell table:formula="of:=[.I279]*0.067" office:value-type="float" office:value="0" calcext:value-type="float">
            <text:p>0</text:p>
          </table:table-cell>
          <table:table-cell table:formula="of:=[.J279]*0.067" office:value-type="float" office:value="-1.73660963225" calcext:value-type="float">
            <text:p>-1,73660963225</text:p>
          </table:table-cell>
          <table:table-cell table:formula="of:=[.K279]*0.067" office:value-type="float" office:value="-6.222643557325" calcext:value-type="float">
            <text:p>-6,2226435573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0" calcext:value-type="float">
            <text:p>0</text:p>
          </table:table-cell>
          <table:table-cell office:value-type="float" office:value="0.025811561" calcext:value-type="float">
            <text:p>0,025811561</text:p>
          </table:table-cell>
          <table:table-cell office:value-type="float" office:value="-4.34623344" calcext:value-type="float">
            <text:p>-4,34623344</text:p>
          </table:table-cell>
          <table:table-cell/>
          <table:table-cell table:formula="of:=[.E280]*25" office:value-type="float" office:value="0" calcext:value-type="float">
            <text:p>0</text:p>
          </table:table-cell>
          <table:table-cell table:formula="of:=[.F280]*25" office:value-type="float" office:value="0.645289025" calcext:value-type="float">
            <text:p>0,645289025</text:p>
          </table:table-cell>
          <table:table-cell table:formula="of:=[.G280]*25" office:value-type="float" office:value="-108.655836" calcext:value-type="float">
            <text:p>-108,655836</text:p>
          </table:table-cell>
          <table:table-cell/>
          <table:table-cell table:formula="of:=[.I280]*0.067" office:value-type="float" office:value="0" calcext:value-type="float">
            <text:p>0</text:p>
          </table:table-cell>
          <table:table-cell table:formula="of:=[.J280]*0.067" office:value-type="float" office:value="0.043234364675" calcext:value-type="float">
            <text:p>0,043234364675</text:p>
          </table:table-cell>
          <table:table-cell table:formula="of:=[.K280]*0.067" office:value-type="float" office:value="-7.279941012" calcext:value-type="float">
            <text:p>-7,27994101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0.316459576" calcext:value-type="float">
            <text:p>-0,316459576</text:p>
          </table:table-cell>
          <table:table-cell office:value-type="float" office:value="-0.020566207" calcext:value-type="float">
            <text:p>-0,020566207</text:p>
          </table:table-cell>
          <table:table-cell office:value-type="float" office:value="-4.353085344" calcext:value-type="float">
            <text:p>-4,353085344</text:p>
          </table:table-cell>
          <table:table-cell/>
          <table:table-cell table:formula="of:=[.E281]*25" office:value-type="float" office:value="-7.9114894" calcext:value-type="float">
            <text:p>-7,9114894</text:p>
          </table:table-cell>
          <table:table-cell table:formula="of:=[.F281]*25" office:value-type="float" office:value="-0.514155175" calcext:value-type="float">
            <text:p>-0,514155175</text:p>
          </table:table-cell>
          <table:table-cell table:formula="of:=[.G281]*25" office:value-type="float" office:value="-108.8271336" calcext:value-type="float">
            <text:p>-108,8271336</text:p>
          </table:table-cell>
          <table:table-cell/>
          <table:table-cell table:formula="of:=[.I281]*0.067" office:value-type="float" office:value="-0.5300697898" calcext:value-type="float">
            <text:p>-0,5300697898</text:p>
          </table:table-cell>
          <table:table-cell table:formula="of:=[.J281]*0.067" office:value-type="float" office:value="-0.034448396725" calcext:value-type="float">
            <text:p>-0,034448396725</text:p>
          </table:table-cell>
          <table:table-cell table:formula="of:=[.K281]*0.067" office:value-type="float" office:value="-7.2914179512" calcext:value-type="float">
            <text:p>-7,291417951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1.071604685" calcext:value-type="float">
            <text:p>-1,071604685</text:p>
          </table:table-cell>
          <table:table-cell office:value-type="float" office:value="-0.379680589" calcext:value-type="float">
            <text:p>-0,379680589</text:p>
          </table:table-cell>
          <table:table-cell office:value-type="float" office:value="-4.646925747" calcext:value-type="float">
            <text:p>-4,646925747</text:p>
          </table:table-cell>
          <table:table-cell/>
          <table:table-cell table:formula="of:=[.E282]*25" office:value-type="float" office:value="-26.790117125" calcext:value-type="float">
            <text:p>-26,790117125</text:p>
          </table:table-cell>
          <table:table-cell table:formula="of:=[.F282]*25" office:value-type="float" office:value="-9.492014725" calcext:value-type="float">
            <text:p>-9,492014725</text:p>
          </table:table-cell>
          <table:table-cell table:formula="of:=[.G282]*25" office:value-type="float" office:value="-116.173143675" calcext:value-type="float">
            <text:p>-116,173143675</text:p>
          </table:table-cell>
          <table:table-cell/>
          <table:table-cell table:formula="of:=[.I282]*0.067" office:value-type="float" office:value="-1.794937847375" calcext:value-type="float">
            <text:p>-1,794937847375</text:p>
          </table:table-cell>
          <table:table-cell table:formula="of:=[.J282]*0.067" office:value-type="float" office:value="-0.635964986575" calcext:value-type="float">
            <text:p>-0,635964986575</text:p>
          </table:table-cell>
          <table:table-cell table:formula="of:=[.K282]*0.067" office:value-type="float" office:value="-7.783600626225" calcext:value-type="float">
            <text:p>-7,78360062622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1.198780728" calcext:value-type="float">
            <text:p>-1,198780728</text:p>
          </table:table-cell>
          <table:table-cell office:value-type="float" office:value="0.03435734" calcext:value-type="float">
            <text:p>0,03435734</text:p>
          </table:table-cell>
          <table:table-cell office:value-type="float" office:value="-5.254945745" calcext:value-type="float">
            <text:p>-5,254945745</text:p>
          </table:table-cell>
          <table:table-cell/>
          <table:table-cell table:formula="of:=[.E283]*25" office:value-type="float" office:value="-29.9695182" calcext:value-type="float">
            <text:p>-29,9695182</text:p>
          </table:table-cell>
          <table:table-cell table:formula="of:=[.F283]*25" office:value-type="float" office:value="0.8589335" calcext:value-type="float">
            <text:p>0,8589335</text:p>
          </table:table-cell>
          <table:table-cell table:formula="of:=[.G283]*25" office:value-type="float" office:value="-131.373643625" calcext:value-type="float">
            <text:p>-131,373643625</text:p>
          </table:table-cell>
          <table:table-cell/>
          <table:table-cell table:formula="of:=[.I283]*0.067" office:value-type="float" office:value="-2.0079577194" calcext:value-type="float">
            <text:p>-2,0079577194</text:p>
          </table:table-cell>
          <table:table-cell table:formula="of:=[.J283]*0.067" office:value-type="float" office:value="0.0575485445" calcext:value-type="float">
            <text:p>0,0575485445</text:p>
          </table:table-cell>
          <table:table-cell table:formula="of:=[.K283]*0.067" office:value-type="float" office:value="-8.802034122875" calcext:value-type="float">
            <text:p>-8,80203412287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1.669029578" calcext:value-type="float">
            <text:p>-1,669029578</text:p>
          </table:table-cell>
          <table:table-cell office:value-type="float" office:value="0.080037018" calcext:value-type="float">
            <text:p>0,080037018</text:p>
          </table:table-cell>
          <table:table-cell office:value-type="float" office:value="-4.899578974" calcext:value-type="float">
            <text:p>-4,899578974</text:p>
          </table:table-cell>
          <table:table-cell/>
          <table:table-cell table:formula="of:=[.E284]*25" office:value-type="float" office:value="-41.72573945" calcext:value-type="float">
            <text:p>-41,72573945</text:p>
          </table:table-cell>
          <table:table-cell table:formula="of:=[.F284]*25" office:value-type="float" office:value="2.00092545" calcext:value-type="float">
            <text:p>2,00092545</text:p>
          </table:table-cell>
          <table:table-cell table:formula="of:=[.G284]*25" office:value-type="float" office:value="-122.48947435" calcext:value-type="float">
            <text:p>-122,48947435</text:p>
          </table:table-cell>
          <table:table-cell/>
          <table:table-cell table:formula="of:=[.I284]*0.067" office:value-type="float" office:value="-2.79562454315" calcext:value-type="float">
            <text:p>-2,79562454315</text:p>
          </table:table-cell>
          <table:table-cell table:formula="of:=[.J284]*0.067" office:value-type="float" office:value="0.13406200515" calcext:value-type="float">
            <text:p>0,13406200515</text:p>
          </table:table-cell>
          <table:table-cell table:formula="of:=[.K284]*0.067" office:value-type="float" office:value="-8.20679478145" calcext:value-type="float">
            <text:p>-8,2067947814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3.147960238" calcext:value-type="float">
            <text:p>-3,147960238</text:p>
          </table:table-cell>
          <table:table-cell office:value-type="float" office:value="-1.011527248" calcext:value-type="float">
            <text:p>-1,011527248</text:p>
          </table:table-cell>
          <table:table-cell office:value-type="float" office:value="-5.888799534" calcext:value-type="float">
            <text:p>-5,888799534</text:p>
          </table:table-cell>
          <table:table-cell/>
          <table:table-cell table:formula="of:=[.E285]*25" office:value-type="float" office:value="-78.69900595" calcext:value-type="float">
            <text:p>-78,69900595</text:p>
          </table:table-cell>
          <table:table-cell table:formula="of:=[.F285]*25" office:value-type="float" office:value="-25.2881812" calcext:value-type="float">
            <text:p>-25,2881812</text:p>
          </table:table-cell>
          <table:table-cell table:formula="of:=[.G285]*25" office:value-type="float" office:value="-147.21998835" calcext:value-type="float">
            <text:p>-147,21998835</text:p>
          </table:table-cell>
          <table:table-cell/>
          <table:table-cell table:formula="of:=[.I285]*0.067" office:value-type="float" office:value="-5.27283339865" calcext:value-type="float">
            <text:p>-5,27283339865</text:p>
          </table:table-cell>
          <table:table-cell table:formula="of:=[.J285]*0.067" office:value-type="float" office:value="-1.6943081404" calcext:value-type="float">
            <text:p>-1,6943081404</text:p>
          </table:table-cell>
          <table:table-cell table:formula="of:=[.K285]*0.067" office:value-type="float" office:value="-9.86373921945" calcext:value-type="float">
            <text:p>-9,8637392194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2.921261962" calcext:value-type="float">
            <text:p>-2,921261962</text:p>
          </table:table-cell>
          <table:table-cell office:value-type="float" office:value="-0.174334576" calcext:value-type="float">
            <text:p>-0,174334576</text:p>
          </table:table-cell>
          <table:table-cell office:value-type="float" office:value="-7.38248656" calcext:value-type="float">
            <text:p>-7,38248656</text:p>
          </table:table-cell>
          <table:table-cell/>
          <table:table-cell table:formula="of:=[.E286]*25" office:value-type="float" office:value="-73.03154905" calcext:value-type="float">
            <text:p>-73,03154905</text:p>
          </table:table-cell>
          <table:table-cell table:formula="of:=[.F286]*25" office:value-type="float" office:value="-4.3583644" calcext:value-type="float">
            <text:p>-4,3583644</text:p>
          </table:table-cell>
          <table:table-cell table:formula="of:=[.G286]*25" office:value-type="float" office:value="-184.562164" calcext:value-type="float">
            <text:p>-184,562164</text:p>
          </table:table-cell>
          <table:table-cell/>
          <table:table-cell table:formula="of:=[.I286]*0.067" office:value-type="float" office:value="-4.89311378635" calcext:value-type="float">
            <text:p>-4,89311378635</text:p>
          </table:table-cell>
          <table:table-cell table:formula="of:=[.J286]*0.067" office:value-type="float" office:value="-0.2920104148" calcext:value-type="float">
            <text:p>-0,2920104148</text:p>
          </table:table-cell>
          <table:table-cell table:formula="of:=[.K286]*0.067" office:value-type="float" office:value="-12.365664988" calcext:value-type="float">
            <text:p>-12,3656649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2.595177316" calcext:value-type="float">
            <text:p>-2,595177316</text:p>
          </table:table-cell>
          <table:table-cell office:value-type="float" office:value="-0.307688143" calcext:value-type="float">
            <text:p>-0,307688143</text:p>
          </table:table-cell>
          <table:table-cell office:value-type="float" office:value="-7.435659488" calcext:value-type="float">
            <text:p>-7,435659488</text:p>
          </table:table-cell>
          <table:table-cell/>
          <table:table-cell table:formula="of:=[.E287]*25" office:value-type="float" office:value="-64.8794329" calcext:value-type="float">
            <text:p>-64,8794329</text:p>
          </table:table-cell>
          <table:table-cell table:formula="of:=[.F287]*25" office:value-type="float" office:value="-7.692203575" calcext:value-type="float">
            <text:p>-7,692203575</text:p>
          </table:table-cell>
          <table:table-cell table:formula="of:=[.G287]*25" office:value-type="float" office:value="-185.8914872" calcext:value-type="float">
            <text:p>-185,8914872</text:p>
          </table:table-cell>
          <table:table-cell/>
          <table:table-cell table:formula="of:=[.I287]*0.067" office:value-type="float" office:value="-4.3469220043" calcext:value-type="float">
            <text:p>-4,3469220043</text:p>
          </table:table-cell>
          <table:table-cell table:formula="of:=[.J287]*0.067" office:value-type="float" office:value="-0.515377639525" calcext:value-type="float">
            <text:p>-0,515377639525</text:p>
          </table:table-cell>
          <table:table-cell table:formula="of:=[.K287]*0.067" office:value-type="float" office:value="-12.4547296424" calcext:value-type="float">
            <text:p>-12,4547296424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3.705469936" calcext:value-type="float">
            <text:p>-3,705469936</text:p>
          </table:table-cell>
          <table:table-cell office:value-type="float" office:value="-1.434809577" calcext:value-type="float">
            <text:p>-1,434809577</text:p>
          </table:table-cell>
          <table:table-cell office:value-type="float" office:value="-8.517275707" calcext:value-type="float">
            <text:p>-8,517275707</text:p>
          </table:table-cell>
          <table:table-cell/>
          <table:table-cell table:formula="of:=[.E288]*25" office:value-type="float" office:value="-92.6367484" calcext:value-type="float">
            <text:p>-92,6367484</text:p>
          </table:table-cell>
          <table:table-cell table:formula="of:=[.F288]*25" office:value-type="float" office:value="-35.870239425" calcext:value-type="float">
            <text:p>-35,870239425</text:p>
          </table:table-cell>
          <table:table-cell table:formula="of:=[.G288]*25" office:value-type="float" office:value="-212.931892675" calcext:value-type="float">
            <text:p>-212,931892675</text:p>
          </table:table-cell>
          <table:table-cell/>
          <table:table-cell table:formula="of:=[.I288]*0.067" office:value-type="float" office:value="-6.2066621428" calcext:value-type="float">
            <text:p>-6,2066621428</text:p>
          </table:table-cell>
          <table:table-cell table:formula="of:=[.J288]*0.067" office:value-type="float" office:value="-2.403306041475" calcext:value-type="float">
            <text:p>-2,403306041475</text:p>
          </table:table-cell>
          <table:table-cell table:formula="of:=[.K288]*0.067" office:value-type="float" office:value="-14.266436809225" calcext:value-type="float">
            <text:p>-14,2664368092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3.666931475" calcext:value-type="float">
            <text:p>-3,666931475</text:p>
          </table:table-cell>
          <table:table-cell office:value-type="float" office:value="-1.002422595" calcext:value-type="float">
            <text:p>-1,002422595</text:p>
          </table:table-cell>
          <table:table-cell office:value-type="float" office:value="-10.08003524" calcext:value-type="float">
            <text:p>-10,08003524</text:p>
          </table:table-cell>
          <table:table-cell/>
          <table:table-cell table:formula="of:=[.E289]*25" office:value-type="float" office:value="-91.673286875" calcext:value-type="float">
            <text:p>-91,673286875</text:p>
          </table:table-cell>
          <table:table-cell table:formula="of:=[.F289]*25" office:value-type="float" office:value="-25.060564875" calcext:value-type="float">
            <text:p>-25,060564875</text:p>
          </table:table-cell>
          <table:table-cell table:formula="of:=[.G289]*25" office:value-type="float" office:value="-252.000881" calcext:value-type="float">
            <text:p>-252,000881</text:p>
          </table:table-cell>
          <table:table-cell/>
          <table:table-cell table:formula="of:=[.I289]*0.067" office:value-type="float" office:value="-6.142110220625" calcext:value-type="float">
            <text:p>-6,142110220625</text:p>
          </table:table-cell>
          <table:table-cell table:formula="of:=[.J289]*0.067" office:value-type="float" office:value="-1.679057846625" calcext:value-type="float">
            <text:p>-1,679057846625</text:p>
          </table:table-cell>
          <table:table-cell table:formula="of:=[.K289]*0.067" office:value-type="float" office:value="-16.884059027" calcext:value-type="float">
            <text:p>-16,884059027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3.348939443" calcext:value-type="float">
            <text:p>-3,348939443</text:p>
          </table:table-cell>
          <table:table-cell office:value-type="float" office:value="-1.238958743" calcext:value-type="float">
            <text:p>-1,238958743</text:p>
          </table:table-cell>
          <table:table-cell office:value-type="float" office:value="-10.92117048" calcext:value-type="float">
            <text:p>-10,92117048</text:p>
          </table:table-cell>
          <table:table-cell/>
          <table:table-cell table:formula="of:=[.E290]*25" office:value-type="float" office:value="-83.723486075" calcext:value-type="float">
            <text:p>-83,723486075</text:p>
          </table:table-cell>
          <table:table-cell table:formula="of:=[.F290]*25" office:value-type="float" office:value="-30.973968575" calcext:value-type="float">
            <text:p>-30,973968575</text:p>
          </table:table-cell>
          <table:table-cell table:formula="of:=[.G290]*25" office:value-type="float" office:value="-273.029262" calcext:value-type="float">
            <text:p>-273,029262</text:p>
          </table:table-cell>
          <table:table-cell/>
          <table:table-cell table:formula="of:=[.I290]*0.067" office:value-type="float" office:value="-5.609473567025" calcext:value-type="float">
            <text:p>-5,609473567025</text:p>
          </table:table-cell>
          <table:table-cell table:formula="of:=[.J290]*0.067" office:value-type="float" office:value="-2.075255894525" calcext:value-type="float">
            <text:p>-2,075255894525</text:p>
          </table:table-cell>
          <table:table-cell table:formula="of:=[.K290]*0.067" office:value-type="float" office:value="-18.292960554" calcext:value-type="float">
            <text:p>-18,292960554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3.024601945" calcext:value-type="float">
            <text:p>-3,024601945</text:p>
          </table:table-cell>
          <table:table-cell office:value-type="float" office:value="-2.08641414" calcext:value-type="float">
            <text:p>-2,08641414</text:p>
          </table:table-cell>
          <table:table-cell office:value-type="float" office:value="-12.25380496" calcext:value-type="float">
            <text:p>-12,25380496</text:p>
          </table:table-cell>
          <table:table-cell/>
          <table:table-cell table:formula="of:=[.E291]*25" office:value-type="float" office:value="-75.615048625" calcext:value-type="float">
            <text:p>-75,615048625</text:p>
          </table:table-cell>
          <table:table-cell table:formula="of:=[.F291]*25" office:value-type="float" office:value="-52.1603535" calcext:value-type="float">
            <text:p>-52,1603535</text:p>
          </table:table-cell>
          <table:table-cell table:formula="of:=[.G291]*25" office:value-type="float" office:value="-306.345124" calcext:value-type="float">
            <text:p>-306,345124</text:p>
          </table:table-cell>
          <table:table-cell/>
          <table:table-cell table:formula="of:=[.I291]*0.067" office:value-type="float" office:value="-5.066208257875" calcext:value-type="float">
            <text:p>-5,066208257875</text:p>
          </table:table-cell>
          <table:table-cell table:formula="of:=[.J291]*0.067" office:value-type="float" office:value="-3.4947436845" calcext:value-type="float">
            <text:p>-3,4947436845</text:p>
          </table:table-cell>
          <table:table-cell table:formula="of:=[.K291]*0.067" office:value-type="float" office:value="-20.525123308" calcext:value-type="float">
            <text:p>-20,525123308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1.893509825" calcext:value-type="float">
            <text:p>-1,893509825</text:p>
          </table:table-cell>
          <table:table-cell office:value-type="float" office:value="-1.859654995" calcext:value-type="float">
            <text:p>-1,859654995</text:p>
          </table:table-cell>
          <table:table-cell office:value-type="float" office:value="-13.00810842" calcext:value-type="float">
            <text:p>-13,00810842</text:p>
          </table:table-cell>
          <table:table-cell/>
          <table:table-cell table:formula="of:=[.E292]*25" office:value-type="float" office:value="-47.337745625" calcext:value-type="float">
            <text:p>-47,337745625</text:p>
          </table:table-cell>
          <table:table-cell table:formula="of:=[.F292]*25" office:value-type="float" office:value="-46.491374875" calcext:value-type="float">
            <text:p>-46,491374875</text:p>
          </table:table-cell>
          <table:table-cell table:formula="of:=[.G292]*25" office:value-type="float" office:value="-325.2027105" calcext:value-type="float">
            <text:p>-325,2027105</text:p>
          </table:table-cell>
          <table:table-cell/>
          <table:table-cell table:formula="of:=[.I292]*0.067" office:value-type="float" office:value="-3.171628956875" calcext:value-type="float">
            <text:p>-3,171628956875</text:p>
          </table:table-cell>
          <table:table-cell table:formula="of:=[.J292]*0.067" office:value-type="float" office:value="-3.114922116625" calcext:value-type="float">
            <text:p>-3,114922116625</text:p>
          </table:table-cell>
          <table:table-cell table:formula="of:=[.K292]*0.067" office:value-type="float" office:value="-21.7885816035" calcext:value-type="float">
            <text:p>-21,788581603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1.295203246" calcext:value-type="float">
            <text:p>-1,295203246</text:p>
          </table:table-cell>
          <table:table-cell office:value-type="float" office:value="-1.705624833" calcext:value-type="float">
            <text:p>-1,705624833</text:p>
          </table:table-cell>
          <table:table-cell office:value-type="float" office:value="-13.37409562" calcext:value-type="float">
            <text:p>-13,37409562</text:p>
          </table:table-cell>
          <table:table-cell/>
          <table:table-cell table:formula="of:=[.E293]*25" office:value-type="float" office:value="-32.38008115" calcext:value-type="float">
            <text:p>-32,38008115</text:p>
          </table:table-cell>
          <table:table-cell table:formula="of:=[.F293]*25" office:value-type="float" office:value="-42.640620825" calcext:value-type="float">
            <text:p>-42,640620825</text:p>
          </table:table-cell>
          <table:table-cell table:formula="of:=[.G293]*25" office:value-type="float" office:value="-334.3523905" calcext:value-type="float">
            <text:p>-334,3523905</text:p>
          </table:table-cell>
          <table:table-cell/>
          <table:table-cell table:formula="of:=[.I293]*0.067" office:value-type="float" office:value="-2.16946543705" calcext:value-type="float">
            <text:p>-2,16946543705</text:p>
          </table:table-cell>
          <table:table-cell table:formula="of:=[.J293]*0.067" office:value-type="float" office:value="-2.856921595275" calcext:value-type="float">
            <text:p>-2,856921595275</text:p>
          </table:table-cell>
          <table:table-cell table:formula="of:=[.K293]*0.067" office:value-type="float" office:value="-22.4016101635" calcext:value-type="float">
            <text:p>-22,401610163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0.88571" calcext:value-type="float">
            <text:p>-0,88571</text:p>
          </table:table-cell>
          <table:table-cell office:value-type="float" office:value="-1.850082052" calcext:value-type="float">
            <text:p>-1,850082052</text:p>
          </table:table-cell>
          <table:table-cell office:value-type="float" office:value="-13.87170775" calcext:value-type="float">
            <text:p>-13,87170775</text:p>
          </table:table-cell>
          <table:table-cell/>
          <table:table-cell table:formula="of:=[.E294]*25" office:value-type="float" office:value="-22.14275" calcext:value-type="float">
            <text:p>-22,14275</text:p>
          </table:table-cell>
          <table:table-cell table:formula="of:=[.F294]*25" office:value-type="float" office:value="-46.2520513" calcext:value-type="float">
            <text:p>-46,2520513</text:p>
          </table:table-cell>
          <table:table-cell table:formula="of:=[.G294]*25" office:value-type="float" office:value="-346.79269375" calcext:value-type="float">
            <text:p>-346,79269375</text:p>
          </table:table-cell>
          <table:table-cell/>
          <table:table-cell table:formula="of:=[.I294]*0.067" office:value-type="float" office:value="-1.48356425" calcext:value-type="float">
            <text:p>-1,48356425</text:p>
          </table:table-cell>
          <table:table-cell table:formula="of:=[.J294]*0.067" office:value-type="float" office:value="-3.0988874371" calcext:value-type="float">
            <text:p>-3,0988874371</text:p>
          </table:table-cell>
          <table:table-cell table:formula="of:=[.K294]*0.067" office:value-type="float" office:value="-23.23511048125" calcext:value-type="float">
            <text:p>-23,2351104812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0.133207406" calcext:value-type="float">
            <text:p>-0,133207406</text:p>
          </table:table-cell>
          <table:table-cell office:value-type="float" office:value="-1.828888918" calcext:value-type="float">
            <text:p>-1,828888918</text:p>
          </table:table-cell>
          <table:table-cell office:value-type="float" office:value="-14.07745458" calcext:value-type="float">
            <text:p>-14,07745458</text:p>
          </table:table-cell>
          <table:table-cell/>
          <table:table-cell table:formula="of:=[.E295]*25" office:value-type="float" office:value="-3.33018515" calcext:value-type="float">
            <text:p>-3,33018515</text:p>
          </table:table-cell>
          <table:table-cell table:formula="of:=[.F295]*25" office:value-type="float" office:value="-45.72222295" calcext:value-type="float">
            <text:p>-45,72222295</text:p>
          </table:table-cell>
          <table:table-cell table:formula="of:=[.G295]*25" office:value-type="float" office:value="-351.9363645" calcext:value-type="float">
            <text:p>-351,9363645</text:p>
          </table:table-cell>
          <table:table-cell/>
          <table:table-cell table:formula="of:=[.I295]*0.067" office:value-type="float" office:value="-0.22312240505" calcext:value-type="float">
            <text:p>-0,22312240505</text:p>
          </table:table-cell>
          <table:table-cell table:formula="of:=[.J295]*0.067" office:value-type="float" office:value="-3.06338893765" calcext:value-type="float">
            <text:p>-3,06338893765</text:p>
          </table:table-cell>
          <table:table-cell table:formula="of:=[.K295]*0.067" office:value-type="float" office:value="-23.5797364215" calcext:value-type="float">
            <text:p>-23,579736421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0.535116654" calcext:value-type="float">
            <text:p>0,535116654</text:p>
          </table:table-cell>
          <table:table-cell office:value-type="float" office:value="-1.690005396" calcext:value-type="float">
            <text:p>-1,690005396</text:p>
          </table:table-cell>
          <table:table-cell office:value-type="float" office:value="-13.96029844" calcext:value-type="float">
            <text:p>-13,96029844</text:p>
          </table:table-cell>
          <table:table-cell/>
          <table:table-cell table:formula="of:=[.E296]*25" office:value-type="float" office:value="13.37791635" calcext:value-type="float">
            <text:p>13,37791635</text:p>
          </table:table-cell>
          <table:table-cell table:formula="of:=[.F296]*25" office:value-type="float" office:value="-42.2501349" calcext:value-type="float">
            <text:p>-42,2501349</text:p>
          </table:table-cell>
          <table:table-cell table:formula="of:=[.G296]*25" office:value-type="float" office:value="-349.007461" calcext:value-type="float">
            <text:p>-349,007461</text:p>
          </table:table-cell>
          <table:table-cell/>
          <table:table-cell table:formula="of:=[.I296]*0.067" office:value-type="float" office:value="0.89632039545" calcext:value-type="float">
            <text:p>0,89632039545</text:p>
          </table:table-cell>
          <table:table-cell table:formula="of:=[.J296]*0.067" office:value-type="float" office:value="-2.8307590383" calcext:value-type="float">
            <text:p>-2,8307590383</text:p>
          </table:table-cell>
          <table:table-cell table:formula="of:=[.K296]*0.067" office:value-type="float" office:value="-23.383499887" calcext:value-type="float">
            <text:p>-23,383499887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0.936294043" calcext:value-type="float">
            <text:p>0,936294043</text:p>
          </table:table-cell>
          <table:table-cell office:value-type="float" office:value="-1.581288237" calcext:value-type="float">
            <text:p>-1,581288237</text:p>
          </table:table-cell>
          <table:table-cell office:value-type="float" office:value="-13.71977219" calcext:value-type="float">
            <text:p>-13,71977219</text:p>
          </table:table-cell>
          <table:table-cell/>
          <table:table-cell table:formula="of:=[.E297]*25" office:value-type="float" office:value="23.407351075" calcext:value-type="float">
            <text:p>23,407351075</text:p>
          </table:table-cell>
          <table:table-cell table:formula="of:=[.F297]*25" office:value-type="float" office:value="-39.532205925" calcext:value-type="float">
            <text:p>-39,532205925</text:p>
          </table:table-cell>
          <table:table-cell table:formula="of:=[.G297]*25" office:value-type="float" office:value="-342.99430475" calcext:value-type="float">
            <text:p>-342,99430475</text:p>
          </table:table-cell>
          <table:table-cell/>
          <table:table-cell table:formula="of:=[.I297]*0.067" office:value-type="float" office:value="1.568292522025" calcext:value-type="float">
            <text:p>1,568292522025</text:p>
          </table:table-cell>
          <table:table-cell table:formula="of:=[.J297]*0.067" office:value-type="float" office:value="-2.648657796975" calcext:value-type="float">
            <text:p>-2,648657796975</text:p>
          </table:table-cell>
          <table:table-cell table:formula="of:=[.K297]*0.067" office:value-type="float" office:value="-22.98061841825" calcext:value-type="float">
            <text:p>-22,9806184182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1.564509818" calcext:value-type="float">
            <text:p>1,564509818</text:p>
          </table:table-cell>
          <table:table-cell office:value-type="float" office:value="-1.293818221" calcext:value-type="float">
            <text:p>-1,293818221</text:p>
          </table:table-cell>
          <table:table-cell office:value-type="float" office:value="-13.52105998" calcext:value-type="float">
            <text:p>-13,52105998</text:p>
          </table:table-cell>
          <table:table-cell/>
          <table:table-cell table:formula="of:=[.E298]*25" office:value-type="float" office:value="39.11274545" calcext:value-type="float">
            <text:p>39,11274545</text:p>
          </table:table-cell>
          <table:table-cell table:formula="of:=[.F298]*25" office:value-type="float" office:value="-32.345455525" calcext:value-type="float">
            <text:p>-32,345455525</text:p>
          </table:table-cell>
          <table:table-cell table:formula="of:=[.G298]*25" office:value-type="float" office:value="-338.0264995" calcext:value-type="float">
            <text:p>-338,0264995</text:p>
          </table:table-cell>
          <table:table-cell/>
          <table:table-cell table:formula="of:=[.I298]*0.067" office:value-type="float" office:value="2.62055394515" calcext:value-type="float">
            <text:p>2,62055394515</text:p>
          </table:table-cell>
          <table:table-cell table:formula="of:=[.J298]*0.067" office:value-type="float" office:value="-2.167145520175" calcext:value-type="float">
            <text:p>-2,167145520175</text:p>
          </table:table-cell>
          <table:table-cell table:formula="of:=[.K298]*0.067" office:value-type="float" office:value="-22.6477754665" calcext:value-type="float">
            <text:p>-22,6477754665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2.463169268" calcext:value-type="float">
            <text:p>2,463169268</text:p>
          </table:table-cell>
          <table:table-cell office:value-type="float" office:value="-0.860953364" calcext:value-type="float">
            <text:p>-0,860953364</text:p>
          </table:table-cell>
          <table:table-cell office:value-type="float" office:value="-12.72385454" calcext:value-type="float">
            <text:p>-12,72385454</text:p>
          </table:table-cell>
          <table:table-cell/>
          <table:table-cell table:formula="of:=[.E299]*25" office:value-type="float" office:value="61.5792317" calcext:value-type="float">
            <text:p>61,5792317</text:p>
          </table:table-cell>
          <table:table-cell table:formula="of:=[.F299]*25" office:value-type="float" office:value="-21.5238341" calcext:value-type="float">
            <text:p>-21,5238341</text:p>
          </table:table-cell>
          <table:table-cell table:formula="of:=[.G299]*25" office:value-type="float" office:value="-318.0963635" calcext:value-type="float">
            <text:p>-318,0963635</text:p>
          </table:table-cell>
          <table:table-cell/>
          <table:table-cell table:formula="of:=[.I299]*0.067" office:value-type="float" office:value="4.1258085239" calcext:value-type="float">
            <text:p>4,1258085239</text:p>
          </table:table-cell>
          <table:table-cell table:formula="of:=[.J299]*0.067" office:value-type="float" office:value="-1.4420968847" calcext:value-type="float">
            <text:p>-1,4420968847</text:p>
          </table:table-cell>
          <table:table-cell table:formula="of:=[.K299]*0.067" office:value-type="float" office:value="-21.3124563545" calcext:value-type="float">
            <text:p>-21,312456354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2.482245249" calcext:value-type="float">
            <text:p>2,482245249</text:p>
          </table:table-cell>
          <table:table-cell office:value-type="float" office:value="-1.266392224" calcext:value-type="float">
            <text:p>-1,266392224</text:p>
          </table:table-cell>
          <table:table-cell office:value-type="float" office:value="-11.64622496" calcext:value-type="float">
            <text:p>-11,64622496</text:p>
          </table:table-cell>
          <table:table-cell/>
          <table:table-cell table:formula="of:=[.E300]*25" office:value-type="float" office:value="62.056131225" calcext:value-type="float">
            <text:p>62,056131225</text:p>
          </table:table-cell>
          <table:table-cell table:formula="of:=[.F300]*25" office:value-type="float" office:value="-31.6598056" calcext:value-type="float">
            <text:p>-31,6598056</text:p>
          </table:table-cell>
          <table:table-cell table:formula="of:=[.G300]*25" office:value-type="float" office:value="-291.155624" calcext:value-type="float">
            <text:p>-291,155624</text:p>
          </table:table-cell>
          <table:table-cell/>
          <table:table-cell table:formula="of:=[.I300]*0.067" office:value-type="float" office:value="4.157760792075" calcext:value-type="float">
            <text:p>4,157760792075</text:p>
          </table:table-cell>
          <table:table-cell table:formula="of:=[.J300]*0.067" office:value-type="float" office:value="-2.1212069752" calcext:value-type="float">
            <text:p>-2,1212069752</text:p>
          </table:table-cell>
          <table:table-cell table:formula="of:=[.K300]*0.067" office:value-type="float" office:value="-19.507426808" calcext:value-type="float">
            <text:p>-19,507426808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2.625860888" calcext:value-type="float">
            <text:p>2,625860888</text:p>
          </table:table-cell>
          <table:table-cell office:value-type="float" office:value="-1.109668863" calcext:value-type="float">
            <text:p>-1,109668863</text:p>
          </table:table-cell>
          <table:table-cell office:value-type="float" office:value="-11.27195965" calcext:value-type="float">
            <text:p>-11,27195965</text:p>
          </table:table-cell>
          <table:table-cell/>
          <table:table-cell table:formula="of:=[.E301]*25" office:value-type="float" office:value="65.6465222" calcext:value-type="float">
            <text:p>65,6465222</text:p>
          </table:table-cell>
          <table:table-cell table:formula="of:=[.F301]*25" office:value-type="float" office:value="-27.741721575" calcext:value-type="float">
            <text:p>-27,741721575</text:p>
          </table:table-cell>
          <table:table-cell table:formula="of:=[.G301]*25" office:value-type="float" office:value="-281.79899125" calcext:value-type="float">
            <text:p>-281,79899125</text:p>
          </table:table-cell>
          <table:table-cell/>
          <table:table-cell table:formula="of:=[.I301]*0.067" office:value-type="float" office:value="4.3983169874" calcext:value-type="float">
            <text:p>4,3983169874</text:p>
          </table:table-cell>
          <table:table-cell table:formula="of:=[.J301]*0.067" office:value-type="float" office:value="-1.858695345525" calcext:value-type="float">
            <text:p>-1,858695345525</text:p>
          </table:table-cell>
          <table:table-cell table:formula="of:=[.K301]*0.067" office:value-type="float" office:value="-18.88053241375" calcext:value-type="float">
            <text:p>-18,8805324137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3.80971357" calcext:value-type="float">
            <text:p>3,80971357</text:p>
          </table:table-cell>
          <table:table-cell office:value-type="float" office:value="-0.210473153" calcext:value-type="float">
            <text:p>-0,210473153</text:p>
          </table:table-cell>
          <table:table-cell office:value-type="float" office:value="-10.07003652" calcext:value-type="float">
            <text:p>-10,07003652</text:p>
          </table:table-cell>
          <table:table-cell/>
          <table:table-cell table:formula="of:=[.E302]*25" office:value-type="float" office:value="95.24283925" calcext:value-type="float">
            <text:p>95,24283925</text:p>
          </table:table-cell>
          <table:table-cell table:formula="of:=[.F302]*25" office:value-type="float" office:value="-5.261828825" calcext:value-type="float">
            <text:p>-5,261828825</text:p>
          </table:table-cell>
          <table:table-cell table:formula="of:=[.G302]*25" office:value-type="float" office:value="-251.750913" calcext:value-type="float">
            <text:p>-251,750913</text:p>
          </table:table-cell>
          <table:table-cell/>
          <table:table-cell table:formula="of:=[.I302]*0.067" office:value-type="float" office:value="6.38127022975" calcext:value-type="float">
            <text:p>6,38127022975</text:p>
          </table:table-cell>
          <table:table-cell table:formula="of:=[.J302]*0.067" office:value-type="float" office:value="-0.352542531275" calcext:value-type="float">
            <text:p>-0,352542531275</text:p>
          </table:table-cell>
          <table:table-cell table:formula="of:=[.K302]*0.067" office:value-type="float" office:value="-16.867311171" calcext:value-type="float">
            <text:p>-16,867311171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3.674226453" calcext:value-type="float">
            <text:p>3,674226453</text:p>
          </table:table-cell>
          <table:table-cell office:value-type="float" office:value="-0.907772046" calcext:value-type="float">
            <text:p>-0,907772046</text:p>
          </table:table-cell>
          <table:table-cell office:value-type="float" office:value="-8.238823923" calcext:value-type="float">
            <text:p>-8,238823923</text:p>
          </table:table-cell>
          <table:table-cell/>
          <table:table-cell table:formula="of:=[.E303]*25" office:value-type="float" office:value="91.855661325" calcext:value-type="float">
            <text:p>91,855661325</text:p>
          </table:table-cell>
          <table:table-cell table:formula="of:=[.F303]*25" office:value-type="float" office:value="-22.69430115" calcext:value-type="float">
            <text:p>-22,69430115</text:p>
          </table:table-cell>
          <table:table-cell table:formula="of:=[.G303]*25" office:value-type="float" office:value="-205.970598075" calcext:value-type="float">
            <text:p>-205,970598075</text:p>
          </table:table-cell>
          <table:table-cell/>
          <table:table-cell table:formula="of:=[.I303]*0.067" office:value-type="float" office:value="6.154329308775" calcext:value-type="float">
            <text:p>6,154329308775</text:p>
          </table:table-cell>
          <table:table-cell table:formula="of:=[.J303]*0.067" office:value-type="float" office:value="-1.52051817705" calcext:value-type="float">
            <text:p>-1,52051817705</text:p>
          </table:table-cell>
          <table:table-cell table:formula="of:=[.K303]*0.067" office:value-type="float" office:value="-13.800030071025" calcext:value-type="float">
            <text:p>-13,80003007102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3.612519903" calcext:value-type="float">
            <text:p>3,612519903</text:p>
          </table:table-cell>
          <table:table-cell office:value-type="float" office:value="-0.948811235" calcext:value-type="float">
            <text:p>-0,948811235</text:p>
          </table:table-cell>
          <table:table-cell office:value-type="float" office:value="-7.727143007" calcext:value-type="float">
            <text:p>-7,727143007</text:p>
          </table:table-cell>
          <table:table-cell/>
          <table:table-cell table:formula="of:=[.E304]*25" office:value-type="float" office:value="90.312997575" calcext:value-type="float">
            <text:p>90,312997575</text:p>
          </table:table-cell>
          <table:table-cell table:formula="of:=[.F304]*25" office:value-type="float" office:value="-23.720280875" calcext:value-type="float">
            <text:p>-23,720280875</text:p>
          </table:table-cell>
          <table:table-cell table:formula="of:=[.G304]*25" office:value-type="float" office:value="-193.178575175" calcext:value-type="float">
            <text:p>-193,178575175</text:p>
          </table:table-cell>
          <table:table-cell/>
          <table:table-cell table:formula="of:=[.I304]*0.067" office:value-type="float" office:value="6.050970837525" calcext:value-type="float">
            <text:p>6,050970837525</text:p>
          </table:table-cell>
          <table:table-cell table:formula="of:=[.J304]*0.067" office:value-type="float" office:value="-1.589258818625" calcext:value-type="float">
            <text:p>-1,589258818625</text:p>
          </table:table-cell>
          <table:table-cell table:formula="of:=[.K304]*0.067" office:value-type="float" office:value="-12.942964536725" calcext:value-type="float">
            <text:p>-12,94296453672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3.502325534" calcext:value-type="float">
            <text:p>3,502325534</text:p>
          </table:table-cell>
          <table:table-cell office:value-type="float" office:value="0.190362064" calcext:value-type="float">
            <text:p>0,190362064</text:p>
          </table:table-cell>
          <table:table-cell office:value-type="float" office:value="-5.981695291" calcext:value-type="float">
            <text:p>-5,981695291</text:p>
          </table:table-cell>
          <table:table-cell/>
          <table:table-cell table:formula="of:=[.E305]*25" office:value-type="float" office:value="87.55813835" calcext:value-type="float">
            <text:p>87,55813835</text:p>
          </table:table-cell>
          <table:table-cell table:formula="of:=[.F305]*25" office:value-type="float" office:value="4.7590516" calcext:value-type="float">
            <text:p>4,7590516</text:p>
          </table:table-cell>
          <table:table-cell table:formula="of:=[.G305]*25" office:value-type="float" office:value="-149.542382275" calcext:value-type="float">
            <text:p>-149,542382275</text:p>
          </table:table-cell>
          <table:table-cell/>
          <table:table-cell table:formula="of:=[.I305]*0.067" office:value-type="float" office:value="5.86639526945" calcext:value-type="float">
            <text:p>5,86639526945</text:p>
          </table:table-cell>
          <table:table-cell table:formula="of:=[.J305]*0.067" office:value-type="float" office:value="0.3188564572" calcext:value-type="float">
            <text:p>0,3188564572</text:p>
          </table:table-cell>
          <table:table-cell table:formula="of:=[.K305]*0.067" office:value-type="float" office:value="-10.019339612425" calcext:value-type="float">
            <text:p>-10,019339612425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1.894720257" calcext:value-type="float">
            <text:p>1,894720257</text:p>
          </table:table-cell>
          <table:table-cell office:value-type="float" office:value="-0.862138053" calcext:value-type="float">
            <text:p>-0,862138053</text:p>
          </table:table-cell>
          <table:table-cell office:value-type="float" office:value="-5.161653507" calcext:value-type="float">
            <text:p>-5,161653507</text:p>
          </table:table-cell>
          <table:table-cell/>
          <table:table-cell table:formula="of:=[.E306]*25" office:value-type="float" office:value="47.368006425" calcext:value-type="float">
            <text:p>47,368006425</text:p>
          </table:table-cell>
          <table:table-cell table:formula="of:=[.F306]*25" office:value-type="float" office:value="-21.553451325" calcext:value-type="float">
            <text:p>-21,553451325</text:p>
          </table:table-cell>
          <table:table-cell table:formula="of:=[.G306]*25" office:value-type="float" office:value="-129.041337675" calcext:value-type="float">
            <text:p>-129,041337675</text:p>
          </table:table-cell>
          <table:table-cell/>
          <table:table-cell table:formula="of:=[.I306]*0.067" office:value-type="float" office:value="3.173656430475" calcext:value-type="float">
            <text:p>3,173656430475</text:p>
          </table:table-cell>
          <table:table-cell table:formula="of:=[.J306]*0.067" office:value-type="float" office:value="-1.444081238775" calcext:value-type="float">
            <text:p>-1,444081238775</text:p>
          </table:table-cell>
          <table:table-cell table:formula="of:=[.K306]*0.067" office:value-type="float" office:value="-8.645769624225" calcext:value-type="float">
            <text:p>-8,64576962422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2.421825122" calcext:value-type="float">
            <text:p>2,421825122</text:p>
          </table:table-cell>
          <table:table-cell office:value-type="float" office:value="-0.929379732" calcext:value-type="float">
            <text:p>-0,929379732</text:p>
          </table:table-cell>
          <table:table-cell office:value-type="float" office:value="-5.440457442" calcext:value-type="float">
            <text:p>-5,440457442</text:p>
          </table:table-cell>
          <table:table-cell/>
          <table:table-cell table:formula="of:=[.E307]*25" office:value-type="float" office:value="60.54562805" calcext:value-type="float">
            <text:p>60,54562805</text:p>
          </table:table-cell>
          <table:table-cell table:formula="of:=[.F307]*25" office:value-type="float" office:value="-23.2344933" calcext:value-type="float">
            <text:p>-23,2344933</text:p>
          </table:table-cell>
          <table:table-cell table:formula="of:=[.G307]*25" office:value-type="float" office:value="-136.01143605" calcext:value-type="float">
            <text:p>-136,01143605</text:p>
          </table:table-cell>
          <table:table-cell/>
          <table:table-cell table:formula="of:=[.I307]*0.067" office:value-type="float" office:value="4.05655707935" calcext:value-type="float">
            <text:p>4,05655707935</text:p>
          </table:table-cell>
          <table:table-cell table:formula="of:=[.J307]*0.067" office:value-type="float" office:value="-1.5567110511" calcext:value-type="float">
            <text:p>-1,5567110511</text:p>
          </table:table-cell>
          <table:table-cell table:formula="of:=[.K307]*0.067" office:value-type="float" office:value="-9.11276621535" calcext:value-type="float">
            <text:p>-9,1127662153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2.77786072" calcext:value-type="float">
            <text:p>2,77786072</text:p>
          </table:table-cell>
          <table:table-cell office:value-type="float" office:value="0.528612671" calcext:value-type="float">
            <text:p>0,528612671</text:p>
          </table:table-cell>
          <table:table-cell office:value-type="float" office:value="-3.836912816" calcext:value-type="float">
            <text:p>-3,836912816</text:p>
          </table:table-cell>
          <table:table-cell/>
          <table:table-cell table:formula="of:=[.E308]*25" office:value-type="float" office:value="69.446518" calcext:value-type="float">
            <text:p>69,446518</text:p>
          </table:table-cell>
          <table:table-cell table:formula="of:=[.F308]*25" office:value-type="float" office:value="13.215316775" calcext:value-type="float">
            <text:p>13,215316775</text:p>
          </table:table-cell>
          <table:table-cell table:formula="of:=[.G308]*25" office:value-type="float" office:value="-95.9228204" calcext:value-type="float">
            <text:p>-95,9228204</text:p>
          </table:table-cell>
          <table:table-cell/>
          <table:table-cell table:formula="of:=[.I308]*0.067" office:value-type="float" office:value="4.652916706" calcext:value-type="float">
            <text:p>4,652916706</text:p>
          </table:table-cell>
          <table:table-cell table:formula="of:=[.J308]*0.067" office:value-type="float" office:value="0.885426223925" calcext:value-type="float">
            <text:p>0,885426223925</text:p>
          </table:table-cell>
          <table:table-cell table:formula="of:=[.K308]*0.067" office:value-type="float" office:value="-6.4268289668" calcext:value-type="float">
            <text:p>-6,4268289668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0.98854676" calcext:value-type="float">
            <text:p>0,98854676</text:p>
          </table:table-cell>
          <table:table-cell office:value-type="float" office:value="-0.789564761" calcext:value-type="float">
            <text:p>-0,789564761</text:p>
          </table:table-cell>
          <table:table-cell office:value-type="float" office:value="-3.698846119" calcext:value-type="float">
            <text:p>-3,698846119</text:p>
          </table:table-cell>
          <table:table-cell/>
          <table:table-cell table:formula="of:=[.E309]*25" office:value-type="float" office:value="24.713669" calcext:value-type="float">
            <text:p>24,713669</text:p>
          </table:table-cell>
          <table:table-cell table:formula="of:=[.F309]*25" office:value-type="float" office:value="-19.739119025" calcext:value-type="float">
            <text:p>-19,739119025</text:p>
          </table:table-cell>
          <table:table-cell table:formula="of:=[.G309]*25" office:value-type="float" office:value="-92.471152975" calcext:value-type="float">
            <text:p>-92,471152975</text:p>
          </table:table-cell>
          <table:table-cell/>
          <table:table-cell table:formula="of:=[.I309]*0.067" office:value-type="float" office:value="1.655815823" calcext:value-type="float">
            <text:p>1,655815823</text:p>
          </table:table-cell>
          <table:table-cell table:formula="of:=[.J309]*0.067" office:value-type="float" office:value="-1.322520974675" calcext:value-type="float">
            <text:p>-1,322520974675</text:p>
          </table:table-cell>
          <table:table-cell table:formula="of:=[.K309]*0.067" office:value-type="float" office:value="-6.195567249325" calcext:value-type="float">
            <text:p>-6,19556724932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0" calcext:value-type="float">
            <text:p>0</text:p>
          </table:table-cell>
          <table:table-cell office:value-type="float" office:value="-0.766791898" calcext:value-type="float">
            <text:p>-0,766791898</text:p>
          </table:table-cell>
          <table:table-cell office:value-type="float" office:value="-4.011447553" calcext:value-type="float">
            <text:p>-4,011447553</text:p>
          </table:table-cell>
          <table:table-cell/>
          <table:table-cell table:formula="of:=[.E310]*25" office:value-type="float" office:value="0" calcext:value-type="float">
            <text:p>0</text:p>
          </table:table-cell>
          <table:table-cell table:formula="of:=[.F310]*25" office:value-type="float" office:value="-19.16979745" calcext:value-type="float">
            <text:p>-19,16979745</text:p>
          </table:table-cell>
          <table:table-cell table:formula="of:=[.G310]*25" office:value-type="float" office:value="-100.286188825" calcext:value-type="float">
            <text:p>-100,286188825</text:p>
          </table:table-cell>
          <table:table-cell/>
          <table:table-cell table:formula="of:=[.I310]*0.067" office:value-type="float" office:value="0" calcext:value-type="float">
            <text:p>0</text:p>
          </table:table-cell>
          <table:table-cell table:formula="of:=[.J310]*0.067" office:value-type="float" office:value="-1.28437642915" calcext:value-type="float">
            <text:p>-1,28437642915</text:p>
          </table:table-cell>
          <table:table-cell table:formula="of:=[.K310]*0.067" office:value-type="float" office:value="-6.719174651275" calcext:value-type="float">
            <text:p>-6,7191746512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0" calcext:value-type="float">
            <text:p>0</text:p>
          </table:table-cell>
          <table:table-cell office:value-type="float" office:value="0.401255784" calcext:value-type="float">
            <text:p>0,401255784</text:p>
          </table:table-cell>
          <table:table-cell office:value-type="float" office:value="-4.138637671" calcext:value-type="float">
            <text:p>-4,138637671</text:p>
          </table:table-cell>
          <table:table-cell/>
          <table:table-cell table:formula="of:=[.E311]*25" office:value-type="float" office:value="0" calcext:value-type="float">
            <text:p>0</text:p>
          </table:table-cell>
          <table:table-cell table:formula="of:=[.F311]*25" office:value-type="float" office:value="10.0313946" calcext:value-type="float">
            <text:p>10,0313946</text:p>
          </table:table-cell>
          <table:table-cell table:formula="of:=[.G311]*25" office:value-type="float" office:value="-103.465941775" calcext:value-type="float">
            <text:p>-103,465941775</text:p>
          </table:table-cell>
          <table:table-cell/>
          <table:table-cell table:formula="of:=[.I311]*0.067" office:value-type="float" office:value="0" calcext:value-type="float">
            <text:p>0</text:p>
          </table:table-cell>
          <table:table-cell table:formula="of:=[.J311]*0.067" office:value-type="float" office:value="0.6721034382" calcext:value-type="float">
            <text:p>0,6721034382</text:p>
          </table:table-cell>
          <table:table-cell table:formula="of:=[.K311]*0.067" office:value-type="float" office:value="-6.932218098925" calcext:value-type="float">
            <text:p>-6,93221809892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-0.535742624" calcext:value-type="float">
            <text:p>-0,535742624</text:p>
          </table:table-cell>
          <table:table-cell office:value-type="float" office:value="0.381681176" calcext:value-type="float">
            <text:p>0,381681176</text:p>
          </table:table-cell>
          <table:table-cell office:value-type="float" office:value="-4.176921002" calcext:value-type="float">
            <text:p>-4,176921002</text:p>
          </table:table-cell>
          <table:table-cell/>
          <table:table-cell table:formula="of:=[.E312]*25" office:value-type="float" office:value="-13.3935656" calcext:value-type="float">
            <text:p>-13,3935656</text:p>
          </table:table-cell>
          <table:table-cell table:formula="of:=[.F312]*25" office:value-type="float" office:value="9.5420294" calcext:value-type="float">
            <text:p>9,5420294</text:p>
          </table:table-cell>
          <table:table-cell table:formula="of:=[.G312]*25" office:value-type="float" office:value="-104.42302505" calcext:value-type="float">
            <text:p>-104,42302505</text:p>
          </table:table-cell>
          <table:table-cell/>
          <table:table-cell table:formula="of:=[.I312]*0.067" office:value-type="float" office:value="-0.8973688952" calcext:value-type="float">
            <text:p>-0,8973688952</text:p>
          </table:table-cell>
          <table:table-cell table:formula="of:=[.J312]*0.067" office:value-type="float" office:value="0.6393159698" calcext:value-type="float">
            <text:p>0,6393159698</text:p>
          </table:table-cell>
          <table:table-cell table:formula="of:=[.K312]*0.067" office:value-type="float" office:value="-6.99634267835" calcext:value-type="float">
            <text:p>-6,9963426783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0.895452848" calcext:value-type="float">
            <text:p>-0,895452848</text:p>
          </table:table-cell>
          <table:table-cell office:value-type="float" office:value="0.208777412" calcext:value-type="float">
            <text:p>0,208777412</text:p>
          </table:table-cell>
          <table:table-cell office:value-type="float" office:value="-4.667255771" calcext:value-type="float">
            <text:p>-4,667255771</text:p>
          </table:table-cell>
          <table:table-cell/>
          <table:table-cell table:formula="of:=[.E313]*25" office:value-type="float" office:value="-22.3863212" calcext:value-type="float">
            <text:p>-22,3863212</text:p>
          </table:table-cell>
          <table:table-cell table:formula="of:=[.F313]*25" office:value-type="float" office:value="5.2194353" calcext:value-type="float">
            <text:p>5,2194353</text:p>
          </table:table-cell>
          <table:table-cell table:formula="of:=[.G313]*25" office:value-type="float" office:value="-116.681394275" calcext:value-type="float">
            <text:p>-116,681394275</text:p>
          </table:table-cell>
          <table:table-cell/>
          <table:table-cell table:formula="of:=[.I313]*0.067" office:value-type="float" office:value="-1.4998835204" calcext:value-type="float">
            <text:p>-1,4998835204</text:p>
          </table:table-cell>
          <table:table-cell table:formula="of:=[.J313]*0.067" office:value-type="float" office:value="0.3497021651" calcext:value-type="float">
            <text:p>0,3497021651</text:p>
          </table:table-cell>
          <table:table-cell table:formula="of:=[.K313]*0.067" office:value-type="float" office:value="-7.817653416425" calcext:value-type="float">
            <text:p>-7,81765341642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0.926315029" calcext:value-type="float">
            <text:p>-0,926315029</text:p>
          </table:table-cell>
          <table:table-cell office:value-type="float" office:value="0.813323473" calcext:value-type="float">
            <text:p>0,813323473</text:p>
          </table:table-cell>
          <table:table-cell office:value-type="float" office:value="-4.874747319" calcext:value-type="float">
            <text:p>-4,874747319</text:p>
          </table:table-cell>
          <table:table-cell/>
          <table:table-cell table:formula="of:=[.E314]*25" office:value-type="float" office:value="-23.157875725" calcext:value-type="float">
            <text:p>-23,157875725</text:p>
          </table:table-cell>
          <table:table-cell table:formula="of:=[.F314]*25" office:value-type="float" office:value="20.333086825" calcext:value-type="float">
            <text:p>20,333086825</text:p>
          </table:table-cell>
          <table:table-cell table:formula="of:=[.G314]*25" office:value-type="float" office:value="-121.868682975" calcext:value-type="float">
            <text:p>-121,868682975</text:p>
          </table:table-cell>
          <table:table-cell/>
          <table:table-cell table:formula="of:=[.I314]*0.067" office:value-type="float" office:value="-1.551577673575" calcext:value-type="float">
            <text:p>-1,551577673575</text:p>
          </table:table-cell>
          <table:table-cell table:formula="of:=[.J314]*0.067" office:value-type="float" office:value="1.362316817275" calcext:value-type="float">
            <text:p>1,362316817275</text:p>
          </table:table-cell>
          <table:table-cell table:formula="of:=[.K314]*0.067" office:value-type="float" office:value="-8.165201759325" calcext:value-type="float">
            <text:p>-8,16520175932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2.489374317" calcext:value-type="float">
            <text:p>-2,489374317</text:p>
          </table:table-cell>
          <table:table-cell office:value-type="float" office:value="0.64232159" calcext:value-type="float">
            <text:p>0,64232159</text:p>
          </table:table-cell>
          <table:table-cell office:value-type="float" office:value="-4.674840307" calcext:value-type="float">
            <text:p>-4,674840307</text:p>
          </table:table-cell>
          <table:table-cell/>
          <table:table-cell table:formula="of:=[.E315]*25" office:value-type="float" office:value="-62.234357925" calcext:value-type="float">
            <text:p>-62,234357925</text:p>
          </table:table-cell>
          <table:table-cell table:formula="of:=[.F315]*25" office:value-type="float" office:value="16.05803975" calcext:value-type="float">
            <text:p>16,05803975</text:p>
          </table:table-cell>
          <table:table-cell table:formula="of:=[.G315]*25" office:value-type="float" office:value="-116.871007675" calcext:value-type="float">
            <text:p>-116,871007675</text:p>
          </table:table-cell>
          <table:table-cell/>
          <table:table-cell table:formula="of:=[.I315]*0.067" office:value-type="float" office:value="-4.169701980975" calcext:value-type="float">
            <text:p>-4,169701980975</text:p>
          </table:table-cell>
          <table:table-cell table:formula="of:=[.J315]*0.067" office:value-type="float" office:value="1.07588866325" calcext:value-type="float">
            <text:p>1,07588866325</text:p>
          </table:table-cell>
          <table:table-cell table:formula="of:=[.K315]*0.067" office:value-type="float" office:value="-7.830357514225" calcext:value-type="float">
            <text:p>-7,83035751422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3.238821308" calcext:value-type="float">
            <text:p>-3,238821308</text:p>
          </table:table-cell>
          <table:table-cell office:value-type="float" office:value="-0.389723775" calcext:value-type="float">
            <text:p>-0,389723775</text:p>
          </table:table-cell>
          <table:table-cell office:value-type="float" office:value="-6.326885698" calcext:value-type="float">
            <text:p>-6,326885698</text:p>
          </table:table-cell>
          <table:table-cell/>
          <table:table-cell table:formula="of:=[.E316]*25" office:value-type="float" office:value="-80.9705327" calcext:value-type="float">
            <text:p>-80,9705327</text:p>
          </table:table-cell>
          <table:table-cell table:formula="of:=[.F316]*25" office:value-type="float" office:value="-9.743094375" calcext:value-type="float">
            <text:p>-9,743094375</text:p>
          </table:table-cell>
          <table:table-cell table:formula="of:=[.G316]*25" office:value-type="float" office:value="-158.17214245" calcext:value-type="float">
            <text:p>-158,17214245</text:p>
          </table:table-cell>
          <table:table-cell/>
          <table:table-cell table:formula="of:=[.I316]*0.067" office:value-type="float" office:value="-5.4250256909" calcext:value-type="float">
            <text:p>-5,4250256909</text:p>
          </table:table-cell>
          <table:table-cell table:formula="of:=[.J316]*0.067" office:value-type="float" office:value="-0.652787323125" calcext:value-type="float">
            <text:p>-0,652787323125</text:p>
          </table:table-cell>
          <table:table-cell table:formula="of:=[.K316]*0.067" office:value-type="float" office:value="-10.59753354415" calcext:value-type="float">
            <text:p>-10,5975335441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2.396423653" calcext:value-type="float">
            <text:p>-2,396423653</text:p>
          </table:table-cell>
          <table:table-cell office:value-type="float" office:value="0.594330615" calcext:value-type="float">
            <text:p>0,594330615</text:p>
          </table:table-cell>
          <table:table-cell office:value-type="float" office:value="-7.000844263" calcext:value-type="float">
            <text:p>-7,000844263</text:p>
          </table:table-cell>
          <table:table-cell/>
          <table:table-cell table:formula="of:=[.E317]*25" office:value-type="float" office:value="-59.910591325" calcext:value-type="float">
            <text:p>-59,910591325</text:p>
          </table:table-cell>
          <table:table-cell table:formula="of:=[.F317]*25" office:value-type="float" office:value="14.858265375" calcext:value-type="float">
            <text:p>14,858265375</text:p>
          </table:table-cell>
          <table:table-cell table:formula="of:=[.G317]*25" office:value-type="float" office:value="-175.021106575" calcext:value-type="float">
            <text:p>-175,021106575</text:p>
          </table:table-cell>
          <table:table-cell/>
          <table:table-cell table:formula="of:=[.I317]*0.067" office:value-type="float" office:value="-4.014009618775" calcext:value-type="float">
            <text:p>-4,014009618775</text:p>
          </table:table-cell>
          <table:table-cell table:formula="of:=[.J317]*0.067" office:value-type="float" office:value="0.995503780125" calcext:value-type="float">
            <text:p>0,995503780125</text:p>
          </table:table-cell>
          <table:table-cell table:formula="of:=[.K317]*0.067" office:value-type="float" office:value="-11.726414140525" calcext:value-type="float">
            <text:p>-11,72641414052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3.409072042" calcext:value-type="float">
            <text:p>-3,409072042</text:p>
          </table:table-cell>
          <table:table-cell office:value-type="float" office:value="0.428983891" calcext:value-type="float">
            <text:p>0,428983891</text:p>
          </table:table-cell>
          <table:table-cell office:value-type="float" office:value="-7.227044464" calcext:value-type="float">
            <text:p>-7,227044464</text:p>
          </table:table-cell>
          <table:table-cell/>
          <table:table-cell table:formula="of:=[.E318]*25" office:value-type="float" office:value="-85.22680105" calcext:value-type="float">
            <text:p>-85,22680105</text:p>
          </table:table-cell>
          <table:table-cell table:formula="of:=[.F318]*25" office:value-type="float" office:value="10.724597275" calcext:value-type="float">
            <text:p>10,724597275</text:p>
          </table:table-cell>
          <table:table-cell table:formula="of:=[.G318]*25" office:value-type="float" office:value="-180.6761116" calcext:value-type="float">
            <text:p>-180,6761116</text:p>
          </table:table-cell>
          <table:table-cell/>
          <table:table-cell table:formula="of:=[.I318]*0.067" office:value-type="float" office:value="-5.71019567035" calcext:value-type="float">
            <text:p>-5,71019567035</text:p>
          </table:table-cell>
          <table:table-cell table:formula="of:=[.J318]*0.067" office:value-type="float" office:value="0.718548017425" calcext:value-type="float">
            <text:p>0,718548017425</text:p>
          </table:table-cell>
          <table:table-cell table:formula="of:=[.K318]*0.067" office:value-type="float" office:value="-12.1052994772" calcext:value-type="float">
            <text:p>-12,1052994772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4.022673302" calcext:value-type="float">
            <text:p>-4,022673302</text:p>
          </table:table-cell>
          <table:table-cell office:value-type="float" office:value="-0.692349549" calcext:value-type="float">
            <text:p>-0,692349549</text:p>
          </table:table-cell>
          <table:table-cell office:value-type="float" office:value="-8.946099535" calcext:value-type="float">
            <text:p>-8,946099535</text:p>
          </table:table-cell>
          <table:table-cell/>
          <table:table-cell table:formula="of:=[.E319]*25" office:value-type="float" office:value="-100.56683255" calcext:value-type="float">
            <text:p>-100,56683255</text:p>
          </table:table-cell>
          <table:table-cell table:formula="of:=[.F319]*25" office:value-type="float" office:value="-17.308738725" calcext:value-type="float">
            <text:p>-17,308738725</text:p>
          </table:table-cell>
          <table:table-cell table:formula="of:=[.G319]*25" office:value-type="float" office:value="-223.652488375" calcext:value-type="float">
            <text:p>-223,652488375</text:p>
          </table:table-cell>
          <table:table-cell/>
          <table:table-cell table:formula="of:=[.I319]*0.067" office:value-type="float" office:value="-6.73797778085" calcext:value-type="float">
            <text:p>-6,73797778085</text:p>
          </table:table-cell>
          <table:table-cell table:formula="of:=[.J319]*0.067" office:value-type="float" office:value="-1.159685494575" calcext:value-type="float">
            <text:p>-1,159685494575</text:p>
          </table:table-cell>
          <table:table-cell table:formula="of:=[.K319]*0.067" office:value-type="float" office:value="-14.984716721125" calcext:value-type="float">
            <text:p>-14,98471672112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3.250886574" calcext:value-type="float">
            <text:p>-3,250886574</text:p>
          </table:table-cell>
          <table:table-cell office:value-type="float" office:value="-0.244801312" calcext:value-type="float">
            <text:p>-0,244801312</text:p>
          </table:table-cell>
          <table:table-cell office:value-type="float" office:value="-9.905896829" calcext:value-type="float">
            <text:p>-9,905896829</text:p>
          </table:table-cell>
          <table:table-cell/>
          <table:table-cell table:formula="of:=[.E320]*25" office:value-type="float" office:value="-81.27216435" calcext:value-type="float">
            <text:p>-81,27216435</text:p>
          </table:table-cell>
          <table:table-cell table:formula="of:=[.F320]*25" office:value-type="float" office:value="-6.1200328" calcext:value-type="float">
            <text:p>-6,1200328</text:p>
          </table:table-cell>
          <table:table-cell table:formula="of:=[.G320]*25" office:value-type="float" office:value="-247.647420725" calcext:value-type="float">
            <text:p>-247,647420725</text:p>
          </table:table-cell>
          <table:table-cell/>
          <table:table-cell table:formula="of:=[.I320]*0.067" office:value-type="float" office:value="-5.44523501145" calcext:value-type="float">
            <text:p>-5,44523501145</text:p>
          </table:table-cell>
          <table:table-cell table:formula="of:=[.J320]*0.067" office:value-type="float" office:value="-0.4100421976" calcext:value-type="float">
            <text:p>-0,4100421976</text:p>
          </table:table-cell>
          <table:table-cell table:formula="of:=[.K320]*0.067" office:value-type="float" office:value="-16.592377188575" calcext:value-type="float">
            <text:p>-16,5923771885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3.623405984" calcext:value-type="float">
            <text:p>-3,623405984</text:p>
          </table:table-cell>
          <table:table-cell office:value-type="float" office:value="-0.44808488" calcext:value-type="float">
            <text:p>-0,44808488</text:p>
          </table:table-cell>
          <table:table-cell office:value-type="float" office:value="-10.88159524" calcext:value-type="float">
            <text:p>-10,88159524</text:p>
          </table:table-cell>
          <table:table-cell/>
          <table:table-cell table:formula="of:=[.E321]*25" office:value-type="float" office:value="-90.5851496" calcext:value-type="float">
            <text:p>-90,5851496</text:p>
          </table:table-cell>
          <table:table-cell table:formula="of:=[.F321]*25" office:value-type="float" office:value="-11.202122" calcext:value-type="float">
            <text:p>-11,202122</text:p>
          </table:table-cell>
          <table:table-cell table:formula="of:=[.G321]*25" office:value-type="float" office:value="-272.039881" calcext:value-type="float">
            <text:p>-272,039881</text:p>
          </table:table-cell>
          <table:table-cell/>
          <table:table-cell table:formula="of:=[.I321]*0.067" office:value-type="float" office:value="-6.0692050232" calcext:value-type="float">
            <text:p>-6,0692050232</text:p>
          </table:table-cell>
          <table:table-cell table:formula="of:=[.J321]*0.067" office:value-type="float" office:value="-0.750542174" calcext:value-type="float">
            <text:p>-0,750542174</text:p>
          </table:table-cell>
          <table:table-cell table:formula="of:=[.K321]*0.067" office:value-type="float" office:value="-18.226672027" calcext:value-type="float">
            <text:p>-18,226672027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3.251165247" calcext:value-type="float">
            <text:p>-3,251165247</text:p>
          </table:table-cell>
          <table:table-cell office:value-type="float" office:value="-0.66696676" calcext:value-type="float">
            <text:p>-0,66696676</text:p>
          </table:table-cell>
          <table:table-cell office:value-type="float" office:value="-12.57956053" calcext:value-type="float">
            <text:p>-12,57956053</text:p>
          </table:table-cell>
          <table:table-cell/>
          <table:table-cell table:formula="of:=[.E322]*25" office:value-type="float" office:value="-81.279131175" calcext:value-type="float">
            <text:p>-81,279131175</text:p>
          </table:table-cell>
          <table:table-cell table:formula="of:=[.F322]*25" office:value-type="float" office:value="-16.674169" calcext:value-type="float">
            <text:p>-16,674169</text:p>
          </table:table-cell>
          <table:table-cell table:formula="of:=[.G322]*25" office:value-type="float" office:value="-314.48901325" calcext:value-type="float">
            <text:p>-314,48901325</text:p>
          </table:table-cell>
          <table:table-cell/>
          <table:table-cell table:formula="of:=[.I322]*0.067" office:value-type="float" office:value="-5.445701788725" calcext:value-type="float">
            <text:p>-5,445701788725</text:p>
          </table:table-cell>
          <table:table-cell table:formula="of:=[.J322]*0.067" office:value-type="float" office:value="-1.117169323" calcext:value-type="float">
            <text:p>-1,117169323</text:p>
          </table:table-cell>
          <table:table-cell table:formula="of:=[.K322]*0.067" office:value-type="float" office:value="-21.07076388775" calcext:value-type="float">
            <text:p>-21,0707638877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1.799763947" calcext:value-type="float">
            <text:p>-1,799763947</text:p>
          </table:table-cell>
          <table:table-cell office:value-type="float" office:value="-0.536844042" calcext:value-type="float">
            <text:p>-0,536844042</text:p>
          </table:table-cell>
          <table:table-cell office:value-type="float" office:value="-13.21610741" calcext:value-type="float">
            <text:p>-13,21610741</text:p>
          </table:table-cell>
          <table:table-cell/>
          <table:table-cell table:formula="of:=[.E323]*25" office:value-type="float" office:value="-44.994098675" calcext:value-type="float">
            <text:p>-44,994098675</text:p>
          </table:table-cell>
          <table:table-cell table:formula="of:=[.F323]*25" office:value-type="float" office:value="-13.42110105" calcext:value-type="float">
            <text:p>-13,42110105</text:p>
          </table:table-cell>
          <table:table-cell table:formula="of:=[.G323]*25" office:value-type="float" office:value="-330.40268525" calcext:value-type="float">
            <text:p>-330,40268525</text:p>
          </table:table-cell>
          <table:table-cell/>
          <table:table-cell table:formula="of:=[.I323]*0.067" office:value-type="float" office:value="-3.014604611225" calcext:value-type="float">
            <text:p>-3,014604611225</text:p>
          </table:table-cell>
          <table:table-cell table:formula="of:=[.J323]*0.067" office:value-type="float" office:value="-0.89921377035" calcext:value-type="float">
            <text:p>-0,89921377035</text:p>
          </table:table-cell>
          <table:table-cell table:formula="of:=[.K323]*0.067" office:value-type="float" office:value="-22.13697991175" calcext:value-type="float">
            <text:p>-22,1369799117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1.33916522" calcext:value-type="float">
            <text:p>-1,33916522</text:p>
          </table:table-cell>
          <table:table-cell office:value-type="float" office:value="-0.623958009" calcext:value-type="float">
            <text:p>-0,623958009</text:p>
          </table:table-cell>
          <table:table-cell office:value-type="float" office:value="-13.58878218" calcext:value-type="float">
            <text:p>-13,58878218</text:p>
          </table:table-cell>
          <table:table-cell/>
          <table:table-cell table:formula="of:=[.E324]*25" office:value-type="float" office:value="-33.4791305" calcext:value-type="float">
            <text:p>-33,4791305</text:p>
          </table:table-cell>
          <table:table-cell table:formula="of:=[.F324]*25" office:value-type="float" office:value="-15.598950225" calcext:value-type="float">
            <text:p>-15,598950225</text:p>
          </table:table-cell>
          <table:table-cell table:formula="of:=[.G324]*25" office:value-type="float" office:value="-339.7195545" calcext:value-type="float">
            <text:p>-339,7195545</text:p>
          </table:table-cell>
          <table:table-cell/>
          <table:table-cell table:formula="of:=[.I324]*0.067" office:value-type="float" office:value="-2.2431017435" calcext:value-type="float">
            <text:p>-2,2431017435</text:p>
          </table:table-cell>
          <table:table-cell table:formula="of:=[.J324]*0.067" office:value-type="float" office:value="-1.045129665075" calcext:value-type="float">
            <text:p>-1,045129665075</text:p>
          </table:table-cell>
          <table:table-cell table:formula="of:=[.K324]*0.067" office:value-type="float" office:value="-22.7612101515" calcext:value-type="float">
            <text:p>-22,761210151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0.943040099" calcext:value-type="float">
            <text:p>-0,943040099</text:p>
          </table:table-cell>
          <table:table-cell office:value-type="float" office:value="-0.686543221" calcext:value-type="float">
            <text:p>-0,686543221</text:p>
          </table:table-cell>
          <table:table-cell office:value-type="float" office:value="-14.18476775" calcext:value-type="float">
            <text:p>-14,18476775</text:p>
          </table:table-cell>
          <table:table-cell/>
          <table:table-cell table:formula="of:=[.E325]*25" office:value-type="float" office:value="-23.576002475" calcext:value-type="float">
            <text:p>-23,576002475</text:p>
          </table:table-cell>
          <table:table-cell table:formula="of:=[.F325]*25" office:value-type="float" office:value="-17.163580525" calcext:value-type="float">
            <text:p>-17,163580525</text:p>
          </table:table-cell>
          <table:table-cell table:formula="of:=[.G325]*25" office:value-type="float" office:value="-354.61919375" calcext:value-type="float">
            <text:p>-354,61919375</text:p>
          </table:table-cell>
          <table:table-cell/>
          <table:table-cell table:formula="of:=[.I325]*0.067" office:value-type="float" office:value="-1.579592165825" calcext:value-type="float">
            <text:p>-1,579592165825</text:p>
          </table:table-cell>
          <table:table-cell table:formula="of:=[.J325]*0.067" office:value-type="float" office:value="-1.149959895175" calcext:value-type="float">
            <text:p>-1,149959895175</text:p>
          </table:table-cell>
          <table:table-cell table:formula="of:=[.K325]*0.067" office:value-type="float" office:value="-23.75948598125" calcext:value-type="float">
            <text:p>-23,7594859812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0.049252471" calcext:value-type="float">
            <text:p>-0,049252471</text:p>
          </table:table-cell>
          <table:table-cell office:value-type="float" office:value="-0.564839051" calcext:value-type="float">
            <text:p>-0,564839051</text:p>
          </table:table-cell>
          <table:table-cell office:value-type="float" office:value="-14.37793919" calcext:value-type="float">
            <text:p>-14,37793919</text:p>
          </table:table-cell>
          <table:table-cell/>
          <table:table-cell table:formula="of:=[.E326]*25" office:value-type="float" office:value="-1.231311775" calcext:value-type="float">
            <text:p>-1,231311775</text:p>
          </table:table-cell>
          <table:table-cell table:formula="of:=[.F326]*25" office:value-type="float" office:value="-14.120976275" calcext:value-type="float">
            <text:p>-14,120976275</text:p>
          </table:table-cell>
          <table:table-cell table:formula="of:=[.G326]*25" office:value-type="float" office:value="-359.44847975" calcext:value-type="float">
            <text:p>-359,44847975</text:p>
          </table:table-cell>
          <table:table-cell/>
          <table:table-cell table:formula="of:=[.I326]*0.067" office:value-type="float" office:value="-0.082497888925" calcext:value-type="float">
            <text:p>-0,082497888925</text:p>
          </table:table-cell>
          <table:table-cell table:formula="of:=[.J326]*0.067" office:value-type="float" office:value="-0.946105410425" calcext:value-type="float">
            <text:p>-0,946105410425</text:p>
          </table:table-cell>
          <table:table-cell table:formula="of:=[.K326]*0.067" office:value-type="float" office:value="-24.08304814325" calcext:value-type="float">
            <text:p>-24,0830481432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0.652904495" calcext:value-type="float">
            <text:p>0,652904495</text:p>
          </table:table-cell>
          <table:table-cell office:value-type="float" office:value="-0.365780275" calcext:value-type="float">
            <text:p>-0,365780275</text:p>
          </table:table-cell>
          <table:table-cell office:value-type="float" office:value="-14.18595572" calcext:value-type="float">
            <text:p>-14,18595572</text:p>
          </table:table-cell>
          <table:table-cell/>
          <table:table-cell table:formula="of:=[.E327]*25" office:value-type="float" office:value="16.322612375" calcext:value-type="float">
            <text:p>16,322612375</text:p>
          </table:table-cell>
          <table:table-cell table:formula="of:=[.F327]*25" office:value-type="float" office:value="-9.144506875" calcext:value-type="float">
            <text:p>-9,144506875</text:p>
          </table:table-cell>
          <table:table-cell table:formula="of:=[.G327]*25" office:value-type="float" office:value="-354.648893" calcext:value-type="float">
            <text:p>-354,648893</text:p>
          </table:table-cell>
          <table:table-cell/>
          <table:table-cell table:formula="of:=[.I327]*0.067" office:value-type="float" office:value="1.093615029125" calcext:value-type="float">
            <text:p>1,093615029125</text:p>
          </table:table-cell>
          <table:table-cell table:formula="of:=[.J327]*0.067" office:value-type="float" office:value="-0.612681960625" calcext:value-type="float">
            <text:p>-0,612681960625</text:p>
          </table:table-cell>
          <table:table-cell table:formula="of:=[.K327]*0.067" office:value-type="float" office:value="-23.761475831" calcext:value-type="float">
            <text:p>-23,761475831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1.188718356" calcext:value-type="float">
            <text:p>1,188718356</text:p>
          </table:table-cell>
          <table:table-cell office:value-type="float" office:value="-0.340818676" calcext:value-type="float">
            <text:p>-0,340818676</text:p>
          </table:table-cell>
          <table:table-cell office:value-type="float" office:value="-13.90181405" calcext:value-type="float">
            <text:p>-13,90181405</text:p>
          </table:table-cell>
          <table:table-cell/>
          <table:table-cell table:formula="of:=[.E328]*25" office:value-type="float" office:value="29.7179589" calcext:value-type="float">
            <text:p>29,7179589</text:p>
          </table:table-cell>
          <table:table-cell table:formula="of:=[.F328]*25" office:value-type="float" office:value="-8.5204669" calcext:value-type="float">
            <text:p>-8,5204669</text:p>
          </table:table-cell>
          <table:table-cell table:formula="of:=[.G328]*25" office:value-type="float" office:value="-347.54535125" calcext:value-type="float">
            <text:p>-347,54535125</text:p>
          </table:table-cell>
          <table:table-cell/>
          <table:table-cell table:formula="of:=[.I328]*0.067" office:value-type="float" office:value="1.9911032463" calcext:value-type="float">
            <text:p>1,9911032463</text:p>
          </table:table-cell>
          <table:table-cell table:formula="of:=[.J328]*0.067" office:value-type="float" office:value="-0.5708712823" calcext:value-type="float">
            <text:p>-0,5708712823</text:p>
          </table:table-cell>
          <table:table-cell table:formula="of:=[.K328]*0.067" office:value-type="float" office:value="-23.28553853375" calcext:value-type="float">
            <text:p>-23,2855385337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2.055697019" calcext:value-type="float">
            <text:p>2,055697019</text:p>
          </table:table-cell>
          <table:table-cell office:value-type="float" office:value="-0.072217913" calcext:value-type="float">
            <text:p>-0,072217913</text:p>
          </table:table-cell>
          <table:table-cell office:value-type="float" office:value="-13.49919468" calcext:value-type="float">
            <text:p>-13,49919468</text:p>
          </table:table-cell>
          <table:table-cell/>
          <table:table-cell table:formula="of:=[.E329]*25" office:value-type="float" office:value="51.392425475" calcext:value-type="float">
            <text:p>51,392425475</text:p>
          </table:table-cell>
          <table:table-cell table:formula="of:=[.F329]*25" office:value-type="float" office:value="-1.805447825" calcext:value-type="float">
            <text:p>-1,805447825</text:p>
          </table:table-cell>
          <table:table-cell table:formula="of:=[.G329]*25" office:value-type="float" office:value="-337.479867" calcext:value-type="float">
            <text:p>-337,479867</text:p>
          </table:table-cell>
          <table:table-cell/>
          <table:table-cell table:formula="of:=[.I329]*0.067" office:value-type="float" office:value="3.443292506825" calcext:value-type="float">
            <text:p>3,443292506825</text:p>
          </table:table-cell>
          <table:table-cell table:formula="of:=[.J329]*0.067" office:value-type="float" office:value="-0.120965004275" calcext:value-type="float">
            <text:p>-0,120965004275</text:p>
          </table:table-cell>
          <table:table-cell table:formula="of:=[.K329]*0.067" office:value-type="float" office:value="-22.611151089" calcext:value-type="float">
            <text:p>-22,611151089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.459783701" calcext:value-type="float">
            <text:p>2,459783701</text:p>
          </table:table-cell>
          <table:table-cell office:value-type="float" office:value="0.338602292" calcext:value-type="float">
            <text:p>0,338602292</text:p>
          </table:table-cell>
          <table:table-cell office:value-type="float" office:value="-12.42064647" calcext:value-type="float">
            <text:p>-12,42064647</text:p>
          </table:table-cell>
          <table:table-cell/>
          <table:table-cell table:formula="of:=[.E330]*25" office:value-type="float" office:value="61.494592525" calcext:value-type="float">
            <text:p>61,494592525</text:p>
          </table:table-cell>
          <table:table-cell table:formula="of:=[.F330]*25" office:value-type="float" office:value="8.4650573" calcext:value-type="float">
            <text:p>8,4650573</text:p>
          </table:table-cell>
          <table:table-cell table:formula="of:=[.G330]*25" office:value-type="float" office:value="-310.51616175" calcext:value-type="float">
            <text:p>-310,51616175</text:p>
          </table:table-cell>
          <table:table-cell/>
          <table:table-cell table:formula="of:=[.I330]*0.067" office:value-type="float" office:value="4.120137699175" calcext:value-type="float">
            <text:p>4,120137699175</text:p>
          </table:table-cell>
          <table:table-cell table:formula="of:=[.J330]*0.067" office:value-type="float" office:value="0.5671588391" calcext:value-type="float">
            <text:p>0,5671588391</text:p>
          </table:table-cell>
          <table:table-cell table:formula="of:=[.K330]*0.067" office:value-type="float" office:value="-20.80458283725" calcext:value-type="float">
            <text:p>-20,8045828372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.304852456" calcext:value-type="float">
            <text:p>2,304852456</text:p>
          </table:table-cell>
          <table:table-cell office:value-type="float" office:value="-0.111409571" calcext:value-type="float">
            <text:p>-0,111409571</text:p>
          </table:table-cell>
          <table:table-cell office:value-type="float" office:value="-11.64158434" calcext:value-type="float">
            <text:p>-11,64158434</text:p>
          </table:table-cell>
          <table:table-cell/>
          <table:table-cell table:formula="of:=[.E331]*25" office:value-type="float" office:value="57.6213114" calcext:value-type="float">
            <text:p>57,6213114</text:p>
          </table:table-cell>
          <table:table-cell table:formula="of:=[.F331]*25" office:value-type="float" office:value="-2.785239275" calcext:value-type="float">
            <text:p>-2,785239275</text:p>
          </table:table-cell>
          <table:table-cell table:formula="of:=[.G331]*25" office:value-type="float" office:value="-291.0396085" calcext:value-type="float">
            <text:p>-291,0396085</text:p>
          </table:table-cell>
          <table:table-cell/>
          <table:table-cell table:formula="of:=[.I331]*0.067" office:value-type="float" office:value="3.8606278638" calcext:value-type="float">
            <text:p>3,8606278638</text:p>
          </table:table-cell>
          <table:table-cell table:formula="of:=[.J331]*0.067" office:value-type="float" office:value="-0.186611031425" calcext:value-type="float">
            <text:p>-0,186611031425</text:p>
          </table:table-cell>
          <table:table-cell table:formula="of:=[.K331]*0.067" office:value-type="float" office:value="-19.4996537695" calcext:value-type="float">
            <text:p>-19,4996537695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3.277381808" calcext:value-type="float">
            <text:p>3,277381808</text:p>
          </table:table-cell>
          <table:table-cell office:value-type="float" office:value="0.035845682" calcext:value-type="float">
            <text:p>0,035845682</text:p>
          </table:table-cell>
          <table:table-cell office:value-type="float" office:value="-11.17720337" calcext:value-type="float">
            <text:p>-11,17720337</text:p>
          </table:table-cell>
          <table:table-cell/>
          <table:table-cell table:formula="of:=[.E332]*25" office:value-type="float" office:value="81.9345452" calcext:value-type="float">
            <text:p>81,9345452</text:p>
          </table:table-cell>
          <table:table-cell table:formula="of:=[.F332]*25" office:value-type="float" office:value="0.89614205" calcext:value-type="float">
            <text:p>0,89614205</text:p>
          </table:table-cell>
          <table:table-cell table:formula="of:=[.G332]*25" office:value-type="float" office:value="-279.43008425" calcext:value-type="float">
            <text:p>-279,43008425</text:p>
          </table:table-cell>
          <table:table-cell/>
          <table:table-cell table:formula="of:=[.I332]*0.067" office:value-type="float" office:value="5.4896145284" calcext:value-type="float">
            <text:p>5,4896145284</text:p>
          </table:table-cell>
          <table:table-cell table:formula="of:=[.J332]*0.067" office:value-type="float" office:value="0.06004151735" calcext:value-type="float">
            <text:p>0,06004151735</text:p>
          </table:table-cell>
          <table:table-cell table:formula="of:=[.K332]*0.067" office:value-type="float" office:value="-18.72181564475" calcext:value-type="float">
            <text:p>-18,7218156447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3.748946827" calcext:value-type="float">
            <text:p>3,748946827</text:p>
          </table:table-cell>
          <table:table-cell office:value-type="float" office:value="0.796014016" calcext:value-type="float">
            <text:p>0,796014016</text:p>
          </table:table-cell>
          <table:table-cell office:value-type="float" office:value="-9.456059231" calcext:value-type="float">
            <text:p>-9,456059231</text:p>
          </table:table-cell>
          <table:table-cell/>
          <table:table-cell table:formula="of:=[.E333]*25" office:value-type="float" office:value="93.723670675" calcext:value-type="float">
            <text:p>93,723670675</text:p>
          </table:table-cell>
          <table:table-cell table:formula="of:=[.F333]*25" office:value-type="float" office:value="19.9003504" calcext:value-type="float">
            <text:p>19,9003504</text:p>
          </table:table-cell>
          <table:table-cell table:formula="of:=[.G333]*25" office:value-type="float" office:value="-236.401480775" calcext:value-type="float">
            <text:p>-236,401480775</text:p>
          </table:table-cell>
          <table:table-cell/>
          <table:table-cell table:formula="of:=[.I333]*0.067" office:value-type="float" office:value="6.279485935225" calcext:value-type="float">
            <text:p>6,279485935225</text:p>
          </table:table-cell>
          <table:table-cell table:formula="of:=[.J333]*0.067" office:value-type="float" office:value="1.3333234768" calcext:value-type="float">
            <text:p>1,3333234768</text:p>
          </table:table-cell>
          <table:table-cell table:formula="of:=[.K333]*0.067" office:value-type="float" office:value="-15.838899211925" calcext:value-type="float">
            <text:p>-15,838899211925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2.887320371" calcext:value-type="float">
            <text:p>2,887320371</text:p>
          </table:table-cell>
          <table:table-cell office:value-type="float" office:value="-0.152330648" calcext:value-type="float">
            <text:p>-0,152330648</text:p>
          </table:table-cell>
          <table:table-cell office:value-type="float" office:value="-8.262677669" calcext:value-type="float">
            <text:p>-8,262677669</text:p>
          </table:table-cell>
          <table:table-cell/>
          <table:table-cell table:formula="of:=[.E334]*25" office:value-type="float" office:value="72.183009275" calcext:value-type="float">
            <text:p>72,183009275</text:p>
          </table:table-cell>
          <table:table-cell table:formula="of:=[.F334]*25" office:value-type="float" office:value="-3.8082662" calcext:value-type="float">
            <text:p>-3,8082662</text:p>
          </table:table-cell>
          <table:table-cell table:formula="of:=[.G334]*25" office:value-type="float" office:value="-206.566941725" calcext:value-type="float">
            <text:p>-206,566941725</text:p>
          </table:table-cell>
          <table:table-cell/>
          <table:table-cell table:formula="of:=[.I334]*0.067" office:value-type="float" office:value="4.836261621425" calcext:value-type="float">
            <text:p>4,836261621425</text:p>
          </table:table-cell>
          <table:table-cell table:formula="of:=[.J334]*0.067" office:value-type="float" office:value="-0.2551538354" calcext:value-type="float">
            <text:p>-0,2551538354</text:p>
          </table:table-cell>
          <table:table-cell table:formula="of:=[.K334]*0.067" office:value-type="float" office:value="-13.839985095575" calcext:value-type="float">
            <text:p>-13,83998509557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3.781738475" calcext:value-type="float">
            <text:p>3,781738475</text:p>
          </table:table-cell>
          <table:table-cell office:value-type="float" office:value="-0.441312768" calcext:value-type="float">
            <text:p>-0,441312768</text:p>
          </table:table-cell>
          <table:table-cell office:value-type="float" office:value="-7.943273755" calcext:value-type="float">
            <text:p>-7,943273755</text:p>
          </table:table-cell>
          <table:table-cell/>
          <table:table-cell table:formula="of:=[.E335]*25" office:value-type="float" office:value="94.543461875" calcext:value-type="float">
            <text:p>94,543461875</text:p>
          </table:table-cell>
          <table:table-cell table:formula="of:=[.F335]*25" office:value-type="float" office:value="-11.0328192" calcext:value-type="float">
            <text:p>-11,0328192</text:p>
          </table:table-cell>
          <table:table-cell table:formula="of:=[.G335]*25" office:value-type="float" office:value="-198.581843875" calcext:value-type="float">
            <text:p>-198,581843875</text:p>
          </table:table-cell>
          <table:table-cell/>
          <table:table-cell table:formula="of:=[.I335]*0.067" office:value-type="float" office:value="6.334411945625" calcext:value-type="float">
            <text:p>6,334411945625</text:p>
          </table:table-cell>
          <table:table-cell table:formula="of:=[.J335]*0.067" office:value-type="float" office:value="-0.7391988864" calcext:value-type="float">
            <text:p>-0,7391988864</text:p>
          </table:table-cell>
          <table:table-cell table:formula="of:=[.K335]*0.067" office:value-type="float" office:value="-13.304983539625" calcext:value-type="float">
            <text:p>-13,30498353962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3.474981641" calcext:value-type="float">
            <text:p>3,474981641</text:p>
          </table:table-cell>
          <table:table-cell office:value-type="float" office:value="-0.127406283" calcext:value-type="float">
            <text:p>-0,127406283</text:p>
          </table:table-cell>
          <table:table-cell office:value-type="float" office:value="-5.950017926" calcext:value-type="float">
            <text:p>-5,950017926</text:p>
          </table:table-cell>
          <table:table-cell/>
          <table:table-cell table:formula="of:=[.E336]*25" office:value-type="float" office:value="86.874541025" calcext:value-type="float">
            <text:p>86,874541025</text:p>
          </table:table-cell>
          <table:table-cell table:formula="of:=[.F336]*25" office:value-type="float" office:value="-3.185157075" calcext:value-type="float">
            <text:p>-3,185157075</text:p>
          </table:table-cell>
          <table:table-cell table:formula="of:=[.G336]*25" office:value-type="float" office:value="-148.75044815" calcext:value-type="float">
            <text:p>-148,75044815</text:p>
          </table:table-cell>
          <table:table-cell/>
          <table:table-cell table:formula="of:=[.I336]*0.067" office:value-type="float" office:value="5.820594248675" calcext:value-type="float">
            <text:p>5,820594248675</text:p>
          </table:table-cell>
          <table:table-cell table:formula="of:=[.J336]*0.067" office:value-type="float" office:value="-0.213405524025" calcext:value-type="float">
            <text:p>-0,213405524025</text:p>
          </table:table-cell>
          <table:table-cell table:formula="of:=[.K336]*0.067" office:value-type="float" office:value="-9.96628002605" calcext:value-type="float">
            <text:p>-9,96628002605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.498191703" calcext:value-type="float">
            <text:p>1,498191703</text:p>
          </table:table-cell>
          <table:table-cell office:value-type="float" office:value="-0.615661878" calcext:value-type="float">
            <text:p>-0,615661878</text:p>
          </table:table-cell>
          <table:table-cell office:value-type="float" office:value="-5.837128628" calcext:value-type="float">
            <text:p>-5,837128628</text:p>
          </table:table-cell>
          <table:table-cell/>
          <table:table-cell table:formula="of:=[.E337]*25" office:value-type="float" office:value="37.454792575" calcext:value-type="float">
            <text:p>37,454792575</text:p>
          </table:table-cell>
          <table:table-cell table:formula="of:=[.F337]*25" office:value-type="float" office:value="-15.39154695" calcext:value-type="float">
            <text:p>-15,39154695</text:p>
          </table:table-cell>
          <table:table-cell table:formula="of:=[.G337]*25" office:value-type="float" office:value="-145.9282157" calcext:value-type="float">
            <text:p>-145,9282157</text:p>
          </table:table-cell>
          <table:table-cell/>
          <table:table-cell table:formula="of:=[.I337]*0.067" office:value-type="float" office:value="2.509471102525" calcext:value-type="float">
            <text:p>2,509471102525</text:p>
          </table:table-cell>
          <table:table-cell table:formula="of:=[.J337]*0.067" office:value-type="float" office:value="-1.03123364565" calcext:value-type="float">
            <text:p>-1,03123364565</text:p>
          </table:table-cell>
          <table:table-cell table:formula="of:=[.K337]*0.067" office:value-type="float" office:value="-9.7771904519" calcext:value-type="float">
            <text:p>-9,7771904519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.927257716" calcext:value-type="float">
            <text:p>2,927257716</text:p>
          </table:table-cell>
          <table:table-cell office:value-type="float" office:value="-0.553365975" calcext:value-type="float">
            <text:p>-0,553365975</text:p>
          </table:table-cell>
          <table:table-cell office:value-type="float" office:value="-5.788692836" calcext:value-type="float">
            <text:p>-5,788692836</text:p>
          </table:table-cell>
          <table:table-cell/>
          <table:table-cell table:formula="of:=[.E338]*25" office:value-type="float" office:value="73.1814429" calcext:value-type="float">
            <text:p>73,1814429</text:p>
          </table:table-cell>
          <table:table-cell table:formula="of:=[.F338]*25" office:value-type="float" office:value="-13.834149375" calcext:value-type="float">
            <text:p>-13,834149375</text:p>
          </table:table-cell>
          <table:table-cell table:formula="of:=[.G338]*25" office:value-type="float" office:value="-144.7173209" calcext:value-type="float">
            <text:p>-144,7173209</text:p>
          </table:table-cell>
          <table:table-cell/>
          <table:table-cell table:formula="of:=[.I338]*0.067" office:value-type="float" office:value="4.9031566743" calcext:value-type="float">
            <text:p>4,9031566743</text:p>
          </table:table-cell>
          <table:table-cell table:formula="of:=[.J338]*0.067" office:value-type="float" office:value="-0.926888008125" calcext:value-type="float">
            <text:p>-0,926888008125</text:p>
          </table:table-cell>
          <table:table-cell table:formula="of:=[.K338]*0.067" office:value-type="float" office:value="-9.6960605003" calcext:value-type="float">
            <text:p>-9,6960605003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2.842421869" calcext:value-type="float">
            <text:p>2,842421869</text:p>
          </table:table-cell>
          <table:table-cell office:value-type="float" office:value="-0.002710995" calcext:value-type="float">
            <text:p>-0,002710995</text:p>
          </table:table-cell>
          <table:table-cell office:value-type="float" office:value="-3.612718789" calcext:value-type="float">
            <text:p>-3,612718789</text:p>
          </table:table-cell>
          <table:table-cell/>
          <table:table-cell table:formula="of:=[.E339]*25" office:value-type="float" office:value="71.060546725" calcext:value-type="float">
            <text:p>71,060546725</text:p>
          </table:table-cell>
          <table:table-cell table:formula="of:=[.F339]*25" office:value-type="float" office:value="-0.067774875" calcext:value-type="float">
            <text:p>-0,067774875</text:p>
          </table:table-cell>
          <table:table-cell table:formula="of:=[.G339]*25" office:value-type="float" office:value="-90.317969725" calcext:value-type="float">
            <text:p>-90,317969725</text:p>
          </table:table-cell>
          <table:table-cell/>
          <table:table-cell table:formula="of:=[.I339]*0.067" office:value-type="float" office:value="4.761056630575" calcext:value-type="float">
            <text:p>4,761056630575</text:p>
          </table:table-cell>
          <table:table-cell table:formula="of:=[.J339]*0.067" office:value-type="float" office:value="-0.004540916625" calcext:value-type="float">
            <text:p>-0,004540916625</text:p>
          </table:table-cell>
          <table:table-cell table:formula="of:=[.K339]*0.067" office:value-type="float" office:value="-6.051303971575" calcext:value-type="float">
            <text:p>-6,051303971575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0.610070078" calcext:value-type="float">
            <text:p>0,610070078</text:p>
          </table:table-cell>
          <table:table-cell office:value-type="float" office:value="-0.548693097" calcext:value-type="float">
            <text:p>-0,548693097</text:p>
          </table:table-cell>
          <table:table-cell office:value-type="float" office:value="-4.166929083" calcext:value-type="float">
            <text:p>-4,166929083</text:p>
          </table:table-cell>
          <table:table-cell/>
          <table:table-cell table:formula="of:=[.E340]*25" office:value-type="float" office:value="15.25175195" calcext:value-type="float">
            <text:p>15,25175195</text:p>
          </table:table-cell>
          <table:table-cell table:formula="of:=[.F340]*25" office:value-type="float" office:value="-13.717327425" calcext:value-type="float">
            <text:p>-13,717327425</text:p>
          </table:table-cell>
          <table:table-cell table:formula="of:=[.G340]*25" office:value-type="float" office:value="-104.173227075" calcext:value-type="float">
            <text:p>-104,173227075</text:p>
          </table:table-cell>
          <table:table-cell/>
          <table:table-cell table:formula="of:=[.I340]*0.067" office:value-type="float" office:value="1.02186738065" calcext:value-type="float">
            <text:p>1,02186738065</text:p>
          </table:table-cell>
          <table:table-cell table:formula="of:=[.J340]*0.067" office:value-type="float" office:value="-0.919060937475" calcext:value-type="float">
            <text:p>-0,919060937475</text:p>
          </table:table-cell>
          <table:table-cell table:formula="of:=[.K340]*0.067" office:value-type="float" office:value="-6.979606214025" calcext:value-type="float">
            <text:p>-6,97960621402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0" calcext:value-type="float">
            <text:p>0</text:p>
          </table:table-cell>
          <table:table-cell office:value-type="float" office:value="0.015691946" calcext:value-type="float">
            <text:p>0,015691946</text:p>
          </table:table-cell>
          <table:table-cell office:value-type="float" office:value="-4.160279543" calcext:value-type="float">
            <text:p>-4,160279543</text:p>
          </table:table-cell>
          <table:table-cell/>
          <table:table-cell table:formula="of:=[.E341]*25" office:value-type="float" office:value="0" calcext:value-type="float">
            <text:p>0</text:p>
          </table:table-cell>
          <table:table-cell table:formula="of:=[.F341]*25" office:value-type="float" office:value="0.39229865" calcext:value-type="float">
            <text:p>0,39229865</text:p>
          </table:table-cell>
          <table:table-cell table:formula="of:=[.G341]*25" office:value-type="float" office:value="-104.006988575" calcext:value-type="float">
            <text:p>-104,006988575</text:p>
          </table:table-cell>
          <table:table-cell/>
          <table:table-cell table:formula="of:=[.I341]*0.067" office:value-type="float" office:value="0" calcext:value-type="float">
            <text:p>0</text:p>
          </table:table-cell>
          <table:table-cell table:formula="of:=[.J341]*0.067" office:value-type="float" office:value="0.02628400955" calcext:value-type="float">
            <text:p>0,02628400955</text:p>
          </table:table-cell>
          <table:table-cell table:formula="of:=[.K341]*0.067" office:value-type="float" office:value="-6.968468234525" calcext:value-type="float">
            <text:p>-6,9684682345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0" calcext:value-type="float">
            <text:p>0</text:p>
          </table:table-cell>
          <table:table-cell office:value-type="float" office:value="0.679764744" calcext:value-type="float">
            <text:p>0,679764744</text:p>
          </table:table-cell>
          <table:table-cell office:value-type="float" office:value="-3.786915214" calcext:value-type="float">
            <text:p>-3,786915214</text:p>
          </table:table-cell>
          <table:table-cell/>
          <table:table-cell table:formula="of:=[.E342]*25" office:value-type="float" office:value="0" calcext:value-type="float">
            <text:p>0</text:p>
          </table:table-cell>
          <table:table-cell table:formula="of:=[.F342]*25" office:value-type="float" office:value="16.9941186" calcext:value-type="float">
            <text:p>16,9941186</text:p>
          </table:table-cell>
          <table:table-cell table:formula="of:=[.G342]*25" office:value-type="float" office:value="-94.67288035" calcext:value-type="float">
            <text:p>-94,67288035</text:p>
          </table:table-cell>
          <table:table-cell/>
          <table:table-cell table:formula="of:=[.I342]*0.067" office:value-type="float" office:value="0" calcext:value-type="float">
            <text:p>0</text:p>
          </table:table-cell>
          <table:table-cell table:formula="of:=[.J342]*0.067" office:value-type="float" office:value="1.1386059462" calcext:value-type="float">
            <text:p>1,1386059462</text:p>
          </table:table-cell>
          <table:table-cell table:formula="of:=[.K342]*0.067" office:value-type="float" office:value="-6.34308298345" calcext:value-type="float">
            <text:p>-6,3430829834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-0.508937947" calcext:value-type="float">
            <text:p>-0,508937947</text:p>
          </table:table-cell>
          <table:table-cell office:value-type="float" office:value="0.684435336" calcext:value-type="float">
            <text:p>0,684435336</text:p>
          </table:table-cell>
          <table:table-cell office:value-type="float" office:value="-3.838942605" calcext:value-type="float">
            <text:p>-3,838942605</text:p>
          </table:table-cell>
          <table:table-cell/>
          <table:table-cell table:formula="of:=[.E343]*25" office:value-type="float" office:value="-12.723448675" calcext:value-type="float">
            <text:p>-12,723448675</text:p>
          </table:table-cell>
          <table:table-cell table:formula="of:=[.F343]*25" office:value-type="float" office:value="17.1108834" calcext:value-type="float">
            <text:p>17,1108834</text:p>
          </table:table-cell>
          <table:table-cell table:formula="of:=[.G343]*25" office:value-type="float" office:value="-95.973565125" calcext:value-type="float">
            <text:p>-95,973565125</text:p>
          </table:table-cell>
          <table:table-cell/>
          <table:table-cell table:formula="of:=[.I343]*0.067" office:value-type="float" office:value="-0.852471061225" calcext:value-type="float">
            <text:p>-0,852471061225</text:p>
          </table:table-cell>
          <table:table-cell table:formula="of:=[.J343]*0.067" office:value-type="float" office:value="1.1464291878" calcext:value-type="float">
            <text:p>1,1464291878</text:p>
          </table:table-cell>
          <table:table-cell table:formula="of:=[.K343]*0.067" office:value-type="float" office:value="-6.430228863375" calcext:value-type="float">
            <text:p>-6,43022886337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0.639962388" calcext:value-type="float">
            <text:p>-0,639962388</text:p>
          </table:table-cell>
          <table:table-cell office:value-type="float" office:value="0.793081825" calcext:value-type="float">
            <text:p>0,793081825</text:p>
          </table:table-cell>
          <table:table-cell office:value-type="float" office:value="-4.283048955" calcext:value-type="float">
            <text:p>-4,283048955</text:p>
          </table:table-cell>
          <table:table-cell/>
          <table:table-cell table:formula="of:=[.E344]*25" office:value-type="float" office:value="-15.9990597" calcext:value-type="float">
            <text:p>-15,9990597</text:p>
          </table:table-cell>
          <table:table-cell table:formula="of:=[.F344]*25" office:value-type="float" office:value="19.827045625" calcext:value-type="float">
            <text:p>19,827045625</text:p>
          </table:table-cell>
          <table:table-cell table:formula="of:=[.G344]*25" office:value-type="float" office:value="-107.076223875" calcext:value-type="float">
            <text:p>-107,076223875</text:p>
          </table:table-cell>
          <table:table-cell/>
          <table:table-cell table:formula="of:=[.I344]*0.067" office:value-type="float" office:value="-1.0719369999" calcext:value-type="float">
            <text:p>-1,0719369999</text:p>
          </table:table-cell>
          <table:table-cell table:formula="of:=[.J344]*0.067" office:value-type="float" office:value="1.328412056875" calcext:value-type="float">
            <text:p>1,328412056875</text:p>
          </table:table-cell>
          <table:table-cell table:formula="of:=[.K344]*0.067" office:value-type="float" office:value="-7.174106999625" calcext:value-type="float">
            <text:p>-7,17410699962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0.76523655" calcext:value-type="float">
            <text:p>-0,76523655</text:p>
          </table:table-cell>
          <table:table-cell office:value-type="float" office:value="1.069387651" calcext:value-type="float">
            <text:p>1,069387651</text:p>
          </table:table-cell>
          <table:table-cell office:value-type="float" office:value="-4.133640882" calcext:value-type="float">
            <text:p>-4,133640882</text:p>
          </table:table-cell>
          <table:table-cell/>
          <table:table-cell table:formula="of:=[.E345]*25" office:value-type="float" office:value="-19.13091375" calcext:value-type="float">
            <text:p>-19,13091375</text:p>
          </table:table-cell>
          <table:table-cell table:formula="of:=[.F345]*25" office:value-type="float" office:value="26.734691275" calcext:value-type="float">
            <text:p>26,734691275</text:p>
          </table:table-cell>
          <table:table-cell table:formula="of:=[.G345]*25" office:value-type="float" office:value="-103.34102205" calcext:value-type="float">
            <text:p>-103,34102205</text:p>
          </table:table-cell>
          <table:table-cell/>
          <table:table-cell table:formula="of:=[.I345]*0.067" office:value-type="float" office:value="-1.28177122125" calcext:value-type="float">
            <text:p>-1,28177122125</text:p>
          </table:table-cell>
          <table:table-cell table:formula="of:=[.J345]*0.067" office:value-type="float" office:value="1.791224315425" calcext:value-type="float">
            <text:p>1,791224315425</text:p>
          </table:table-cell>
          <table:table-cell table:formula="of:=[.K345]*0.067" office:value-type="float" office:value="-6.92384847735" calcext:value-type="float">
            <text:p>-6,9238484773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2.872076825" calcext:value-type="float">
            <text:p>-2,872076825</text:p>
          </table:table-cell>
          <table:table-cell office:value-type="float" office:value="0.946092923" calcext:value-type="float">
            <text:p>0,946092923</text:p>
          </table:table-cell>
          <table:table-cell office:value-type="float" office:value="-4.13563218" calcext:value-type="float">
            <text:p>-4,13563218</text:p>
          </table:table-cell>
          <table:table-cell/>
          <table:table-cell table:formula="of:=[.E346]*25" office:value-type="float" office:value="-71.801920625" calcext:value-type="float">
            <text:p>-71,801920625</text:p>
          </table:table-cell>
          <table:table-cell table:formula="of:=[.F346]*25" office:value-type="float" office:value="23.652323075" calcext:value-type="float">
            <text:p>23,652323075</text:p>
          </table:table-cell>
          <table:table-cell table:formula="of:=[.G346]*25" office:value-type="float" office:value="-103.3908045" calcext:value-type="float">
            <text:p>-103,3908045</text:p>
          </table:table-cell>
          <table:table-cell/>
          <table:table-cell table:formula="of:=[.I346]*0.067" office:value-type="float" office:value="-4.810728681875" calcext:value-type="float">
            <text:p>-4,810728681875</text:p>
          </table:table-cell>
          <table:table-cell table:formula="of:=[.J346]*0.067" office:value-type="float" office:value="1.584705646025" calcext:value-type="float">
            <text:p>1,584705646025</text:p>
          </table:table-cell>
          <table:table-cell table:formula="of:=[.K346]*0.067" office:value-type="float" office:value="-6.9271839015" calcext:value-type="float">
            <text:p>-6,927183901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3.195951214" calcext:value-type="float">
            <text:p>-3,195951214</text:p>
          </table:table-cell>
          <table:table-cell office:value-type="float" office:value="0.731618385" calcext:value-type="float">
            <text:p>0,731618385</text:p>
          </table:table-cell>
          <table:table-cell office:value-type="float" office:value="-6.010905336" calcext:value-type="float">
            <text:p>-6,010905336</text:p>
          </table:table-cell>
          <table:table-cell/>
          <table:table-cell table:formula="of:=[.E347]*25" office:value-type="float" office:value="-79.89878035" calcext:value-type="float">
            <text:p>-79,89878035</text:p>
          </table:table-cell>
          <table:table-cell table:formula="of:=[.F347]*25" office:value-type="float" office:value="18.290459625" calcext:value-type="float">
            <text:p>18,290459625</text:p>
          </table:table-cell>
          <table:table-cell table:formula="of:=[.G347]*25" office:value-type="float" office:value="-150.2726334" calcext:value-type="float">
            <text:p>-150,2726334</text:p>
          </table:table-cell>
          <table:table-cell/>
          <table:table-cell table:formula="of:=[.I347]*0.067" office:value-type="float" office:value="-5.35321828345" calcext:value-type="float">
            <text:p>-5,35321828345</text:p>
          </table:table-cell>
          <table:table-cell table:formula="of:=[.J347]*0.067" office:value-type="float" office:value="1.225460794875" calcext:value-type="float">
            <text:p>1,225460794875</text:p>
          </table:table-cell>
          <table:table-cell table:formula="of:=[.K347]*0.067" office:value-type="float" office:value="-10.0682664378" calcext:value-type="float">
            <text:p>-10,0682664378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2.102554297" calcext:value-type="float">
            <text:p>-2,102554297</text:p>
          </table:table-cell>
          <table:table-cell office:value-type="float" office:value="1.191468051" calcext:value-type="float">
            <text:p>1,191468051</text:p>
          </table:table-cell>
          <table:table-cell office:value-type="float" office:value="-6.00368573" calcext:value-type="float">
            <text:p>-6,00368573</text:p>
          </table:table-cell>
          <table:table-cell/>
          <table:table-cell table:formula="of:=[.E348]*25" office:value-type="float" office:value="-52.563857425" calcext:value-type="float">
            <text:p>-52,563857425</text:p>
          </table:table-cell>
          <table:table-cell table:formula="of:=[.F348]*25" office:value-type="float" office:value="29.786701275" calcext:value-type="float">
            <text:p>29,786701275</text:p>
          </table:table-cell>
          <table:table-cell table:formula="of:=[.G348]*25" office:value-type="float" office:value="-150.09214325" calcext:value-type="float">
            <text:p>-150,09214325</text:p>
          </table:table-cell>
          <table:table-cell/>
          <table:table-cell table:formula="of:=[.I348]*0.067" office:value-type="float" office:value="-3.521778447475" calcext:value-type="float">
            <text:p>-3,521778447475</text:p>
          </table:table-cell>
          <table:table-cell table:formula="of:=[.J348]*0.067" office:value-type="float" office:value="1.995708985425" calcext:value-type="float">
            <text:p>1,995708985425</text:p>
          </table:table-cell>
          <table:table-cell table:formula="of:=[.K348]*0.067" office:value-type="float" office:value="-10.05617359775" calcext:value-type="float">
            <text:p>-10,0561735977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3.88185748" calcext:value-type="float">
            <text:p>-3,88185748</text:p>
          </table:table-cell>
          <table:table-cell office:value-type="float" office:value="1.048546379" calcext:value-type="float">
            <text:p>1,048546379</text:p>
          </table:table-cell>
          <table:table-cell office:value-type="float" office:value="-6.55552452" calcext:value-type="float">
            <text:p>-6,55552452</text:p>
          </table:table-cell>
          <table:table-cell/>
          <table:table-cell table:formula="of:=[.E349]*25" office:value-type="float" office:value="-97.046437" calcext:value-type="float">
            <text:p>-97,046437</text:p>
          </table:table-cell>
          <table:table-cell table:formula="of:=[.F349]*25" office:value-type="float" office:value="26.213659475" calcext:value-type="float">
            <text:p>26,213659475</text:p>
          </table:table-cell>
          <table:table-cell table:formula="of:=[.G349]*25" office:value-type="float" office:value="-163.888113" calcext:value-type="float">
            <text:p>-163,888113</text:p>
          </table:table-cell>
          <table:table-cell/>
          <table:table-cell table:formula="of:=[.I349]*0.067" office:value-type="float" office:value="-6.502111279" calcext:value-type="float">
            <text:p>-6,502111279</text:p>
          </table:table-cell>
          <table:table-cell table:formula="of:=[.J349]*0.067" office:value-type="float" office:value="1.756315184825" calcext:value-type="float">
            <text:p>1,756315184825</text:p>
          </table:table-cell>
          <table:table-cell table:formula="of:=[.K349]*0.067" office:value-type="float" office:value="-10.980503571" calcext:value-type="float">
            <text:p>-10,98050357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4.379255138" calcext:value-type="float">
            <text:p>-4,379255138</text:p>
          </table:table-cell>
          <table:table-cell office:value-type="float" office:value="0.558348589" calcext:value-type="float">
            <text:p>0,558348589</text:p>
          </table:table-cell>
          <table:table-cell office:value-type="float" office:value="-8.747218407" calcext:value-type="float">
            <text:p>-8,747218407</text:p>
          </table:table-cell>
          <table:table-cell/>
          <table:table-cell table:formula="of:=[.E350]*25" office:value-type="float" office:value="-109.48137845" calcext:value-type="float">
            <text:p>-109,48137845</text:p>
          </table:table-cell>
          <table:table-cell table:formula="of:=[.F350]*25" office:value-type="float" office:value="13.958714725" calcext:value-type="float">
            <text:p>13,958714725</text:p>
          </table:table-cell>
          <table:table-cell table:formula="of:=[.G350]*25" office:value-type="float" office:value="-218.680460175" calcext:value-type="float">
            <text:p>-218,680460175</text:p>
          </table:table-cell>
          <table:table-cell/>
          <table:table-cell table:formula="of:=[.I350]*0.067" office:value-type="float" office:value="-7.33525235615" calcext:value-type="float">
            <text:p>-7,33525235615</text:p>
          </table:table-cell>
          <table:table-cell table:formula="of:=[.J350]*0.067" office:value-type="float" office:value="0.935233886575" calcext:value-type="float">
            <text:p>0,935233886575</text:p>
          </table:table-cell>
          <table:table-cell table:formula="of:=[.K350]*0.067" office:value-type="float" office:value="-14.651590831725" calcext:value-type="float">
            <text:p>-14,65159083172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3.422666806" calcext:value-type="float">
            <text:p>-3,422666806</text:p>
          </table:table-cell>
          <table:table-cell office:value-type="float" office:value="0.317547506" calcext:value-type="float">
            <text:p>0,317547506</text:p>
          </table:table-cell>
          <table:table-cell office:value-type="float" office:value="-9.551298188" calcext:value-type="float">
            <text:p>-9,551298188</text:p>
          </table:table-cell>
          <table:table-cell/>
          <table:table-cell table:formula="of:=[.E351]*25" office:value-type="float" office:value="-85.56667015" calcext:value-type="float">
            <text:p>-85,56667015</text:p>
          </table:table-cell>
          <table:table-cell table:formula="of:=[.F351]*25" office:value-type="float" office:value="7.93868765" calcext:value-type="float">
            <text:p>7,93868765</text:p>
          </table:table-cell>
          <table:table-cell table:formula="of:=[.G351]*25" office:value-type="float" office:value="-238.7824547" calcext:value-type="float">
            <text:p>-238,7824547</text:p>
          </table:table-cell>
          <table:table-cell/>
          <table:table-cell table:formula="of:=[.I351]*0.067" office:value-type="float" office:value="-5.73296690005" calcext:value-type="float">
            <text:p>-5,73296690005</text:p>
          </table:table-cell>
          <table:table-cell table:formula="of:=[.J351]*0.067" office:value-type="float" office:value="0.53189207255" calcext:value-type="float">
            <text:p>0,53189207255</text:p>
          </table:table-cell>
          <table:table-cell table:formula="of:=[.K351]*0.067" office:value-type="float" office:value="-15.9984244649" calcext:value-type="float">
            <text:p>-15,998424464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3.771104892" calcext:value-type="float">
            <text:p>-3,771104892</text:p>
          </table:table-cell>
          <table:table-cell office:value-type="float" office:value="-0.452413684" calcext:value-type="float">
            <text:p>-0,452413684</text:p>
          </table:table-cell>
          <table:table-cell office:value-type="float" office:value="-10.831591" calcext:value-type="float">
            <text:p>-10,831591</text:p>
          </table:table-cell>
          <table:table-cell/>
          <table:table-cell table:formula="of:=[.E352]*25" office:value-type="float" office:value="-94.2776223" calcext:value-type="float">
            <text:p>-94,2776223</text:p>
          </table:table-cell>
          <table:table-cell table:formula="of:=[.F352]*25" office:value-type="float" office:value="-11.3103421" calcext:value-type="float">
            <text:p>-11,3103421</text:p>
          </table:table-cell>
          <table:table-cell table:formula="of:=[.G352]*25" office:value-type="float" office:value="-270.789775" calcext:value-type="float">
            <text:p>-270,789775</text:p>
          </table:table-cell>
          <table:table-cell/>
          <table:table-cell table:formula="of:=[.I352]*0.067" office:value-type="float" office:value="-6.3166006941" calcext:value-type="float">
            <text:p>-6,3166006941</text:p>
          </table:table-cell>
          <table:table-cell table:formula="of:=[.J352]*0.067" office:value-type="float" office:value="-0.7577929207" calcext:value-type="float">
            <text:p>-0,7577929207</text:p>
          </table:table-cell>
          <table:table-cell table:formula="of:=[.K352]*0.067" office:value-type="float" office:value="-18.142914925" calcext:value-type="float">
            <text:p>-18,1429149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3.113361107" calcext:value-type="float">
            <text:p>-3,113361107</text:p>
          </table:table-cell>
          <table:table-cell office:value-type="float" office:value="0.059418085" calcext:value-type="float">
            <text:p>0,059418085</text:p>
          </table:table-cell>
          <table:table-cell office:value-type="float" office:value="-12.49636293" calcext:value-type="float">
            <text:p>-12,49636293</text:p>
          </table:table-cell>
          <table:table-cell/>
          <table:table-cell table:formula="of:=[.E353]*25" office:value-type="float" office:value="-77.834027675" calcext:value-type="float">
            <text:p>-77,834027675</text:p>
          </table:table-cell>
          <table:table-cell table:formula="of:=[.F353]*25" office:value-type="float" office:value="1.485452125" calcext:value-type="float">
            <text:p>1,485452125</text:p>
          </table:table-cell>
          <table:table-cell table:formula="of:=[.G353]*25" office:value-type="float" office:value="-312.40907325" calcext:value-type="float">
            <text:p>-312,40907325</text:p>
          </table:table-cell>
          <table:table-cell/>
          <table:table-cell table:formula="of:=[.I353]*0.067" office:value-type="float" office:value="-5.214879854225" calcext:value-type="float">
            <text:p>-5,214879854225</text:p>
          </table:table-cell>
          <table:table-cell table:formula="of:=[.J353]*0.067" office:value-type="float" office:value="0.099525292375" calcext:value-type="float">
            <text:p>0,099525292375</text:p>
          </table:table-cell>
          <table:table-cell table:formula="of:=[.K353]*0.067" office:value-type="float" office:value="-20.93140790775" calcext:value-type="float">
            <text:p>-20,9314079077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1.850501074" calcext:value-type="float">
            <text:p>-1,850501074</text:p>
          </table:table-cell>
          <table:table-cell office:value-type="float" office:value="0.309563678" calcext:value-type="float">
            <text:p>0,309563678</text:p>
          </table:table-cell>
          <table:table-cell office:value-type="float" office:value="-13.0529959" calcext:value-type="float">
            <text:p>-13,0529959</text:p>
          </table:table-cell>
          <table:table-cell/>
          <table:table-cell table:formula="of:=[.E354]*25" office:value-type="float" office:value="-46.26252685" calcext:value-type="float">
            <text:p>-46,26252685</text:p>
          </table:table-cell>
          <table:table-cell table:formula="of:=[.F354]*25" office:value-type="float" office:value="7.73909195" calcext:value-type="float">
            <text:p>7,73909195</text:p>
          </table:table-cell>
          <table:table-cell table:formula="of:=[.G354]*25" office:value-type="float" office:value="-326.3248975" calcext:value-type="float">
            <text:p>-326,3248975</text:p>
          </table:table-cell>
          <table:table-cell/>
          <table:table-cell table:formula="of:=[.I354]*0.067" office:value-type="float" office:value="-3.09958929895" calcext:value-type="float">
            <text:p>-3,09958929895</text:p>
          </table:table-cell>
          <table:table-cell table:formula="of:=[.J354]*0.067" office:value-type="float" office:value="0.51851916065" calcext:value-type="float">
            <text:p>0,51851916065</text:p>
          </table:table-cell>
          <table:table-cell table:formula="of:=[.K354]*0.067" office:value-type="float" office:value="-21.8637681325" calcext:value-type="float">
            <text:p>-21,863768132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1.444902424" calcext:value-type="float">
            <text:p>-1,444902424</text:p>
          </table:table-cell>
          <table:table-cell office:value-type="float" office:value="0.020817443" calcext:value-type="float">
            <text:p>0,020817443</text:p>
          </table:table-cell>
          <table:table-cell office:value-type="float" office:value="-13.5372418" calcext:value-type="float">
            <text:p>-13,5372418</text:p>
          </table:table-cell>
          <table:table-cell/>
          <table:table-cell table:formula="of:=[.E355]*25" office:value-type="float" office:value="-36.1225606" calcext:value-type="float">
            <text:p>-36,1225606</text:p>
          </table:table-cell>
          <table:table-cell table:formula="of:=[.F355]*25" office:value-type="float" office:value="0.520436075" calcext:value-type="float">
            <text:p>0,520436075</text:p>
          </table:table-cell>
          <table:table-cell table:formula="of:=[.G355]*25" office:value-type="float" office:value="-338.431045" calcext:value-type="float">
            <text:p>-338,431045</text:p>
          </table:table-cell>
          <table:table-cell/>
          <table:table-cell table:formula="of:=[.I355]*0.067" office:value-type="float" office:value="-2.4202115602" calcext:value-type="float">
            <text:p>-2,4202115602</text:p>
          </table:table-cell>
          <table:table-cell table:formula="of:=[.J355]*0.067" office:value-type="float" office:value="0.034869217025" calcext:value-type="float">
            <text:p>0,034869217025</text:p>
          </table:table-cell>
          <table:table-cell table:formula="of:=[.K355]*0.067" office:value-type="float" office:value="-22.674880015" calcext:value-type="float">
            <text:p>-22,67488001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-0.826591042" calcext:value-type="float">
            <text:p>-0,826591042</text:p>
          </table:table-cell>
          <table:table-cell office:value-type="float" office:value="0.147892357" calcext:value-type="float">
            <text:p>0,147892357</text:p>
          </table:table-cell>
          <table:table-cell office:value-type="float" office:value="-14.12659326" calcext:value-type="float">
            <text:p>-14,12659326</text:p>
          </table:table-cell>
          <table:table-cell/>
          <table:table-cell table:formula="of:=[.E356]*25" office:value-type="float" office:value="-20.66477605" calcext:value-type="float">
            <text:p>-20,66477605</text:p>
          </table:table-cell>
          <table:table-cell table:formula="of:=[.F356]*25" office:value-type="float" office:value="3.697308925" calcext:value-type="float">
            <text:p>3,697308925</text:p>
          </table:table-cell>
          <table:table-cell table:formula="of:=[.G356]*25" office:value-type="float" office:value="-353.1648315" calcext:value-type="float">
            <text:p>-353,1648315</text:p>
          </table:table-cell>
          <table:table-cell/>
          <table:table-cell table:formula="of:=[.I356]*0.067" office:value-type="float" office:value="-1.38453999535" calcext:value-type="float">
            <text:p>-1,38453999535</text:p>
          </table:table-cell>
          <table:table-cell table:formula="of:=[.J356]*0.067" office:value-type="float" office:value="0.247719697975" calcext:value-type="float">
            <text:p>0,247719697975</text:p>
          </table:table-cell>
          <table:table-cell table:formula="of:=[.K356]*0.067" office:value-type="float" office:value="-23.6620437105" calcext:value-type="float">
            <text:p>-23,662043710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0.187555539" calcext:value-type="float">
            <text:p>0,187555539</text:p>
          </table:table-cell>
          <table:table-cell office:value-type="float" office:value="0.427164024" calcext:value-type="float">
            <text:p>0,427164024</text:p>
          </table:table-cell>
          <table:table-cell office:value-type="float" office:value="-14.20178443" calcext:value-type="float">
            <text:p>-14,20178443</text:p>
          </table:table-cell>
          <table:table-cell/>
          <table:table-cell table:formula="of:=[.E357]*25" office:value-type="float" office:value="4.688888475" calcext:value-type="float">
            <text:p>4,688888475</text:p>
          </table:table-cell>
          <table:table-cell table:formula="of:=[.F357]*25" office:value-type="float" office:value="10.6791006" calcext:value-type="float">
            <text:p>10,6791006</text:p>
          </table:table-cell>
          <table:table-cell table:formula="of:=[.G357]*25" office:value-type="float" office:value="-355.04461075" calcext:value-type="float">
            <text:p>-355,04461075</text:p>
          </table:table-cell>
          <table:table-cell/>
          <table:table-cell table:formula="of:=[.I357]*0.067" office:value-type="float" office:value="0.314155527825" calcext:value-type="float">
            <text:p>0,314155527825</text:p>
          </table:table-cell>
          <table:table-cell table:formula="of:=[.J357]*0.067" office:value-type="float" office:value="0.7154997402" calcext:value-type="float">
            <text:p>0,7154997402</text:p>
          </table:table-cell>
          <table:table-cell table:formula="of:=[.K357]*0.067" office:value-type="float" office:value="-23.78798892025" calcext:value-type="float">
            <text:p>-23,7879889202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0.75913703" calcext:value-type="float">
            <text:p>0,75913703</text:p>
          </table:table-cell>
          <table:table-cell office:value-type="float" office:value="0.650925121" calcext:value-type="float">
            <text:p>0,650925121</text:p>
          </table:table-cell>
          <table:table-cell office:value-type="float" office:value="-13.88411714" calcext:value-type="float">
            <text:p>-13,88411714</text:p>
          </table:table-cell>
          <table:table-cell/>
          <table:table-cell table:formula="of:=[.E358]*25" office:value-type="float" office:value="18.97842575" calcext:value-type="float">
            <text:p>18,97842575</text:p>
          </table:table-cell>
          <table:table-cell table:formula="of:=[.F358]*25" office:value-type="float" office:value="16.273128025" calcext:value-type="float">
            <text:p>16,273128025</text:p>
          </table:table-cell>
          <table:table-cell table:formula="of:=[.G358]*25" office:value-type="float" office:value="-347.1029285" calcext:value-type="float">
            <text:p>-347,1029285</text:p>
          </table:table-cell>
          <table:table-cell/>
          <table:table-cell table:formula="of:=[.I358]*0.067" office:value-type="float" office:value="1.27155452525" calcext:value-type="float">
            <text:p>1,27155452525</text:p>
          </table:table-cell>
          <table:table-cell table:formula="of:=[.J358]*0.067" office:value-type="float" office:value="1.090299577675" calcext:value-type="float">
            <text:p>1,090299577675</text:p>
          </table:table-cell>
          <table:table-cell table:formula="of:=[.K358]*0.067" office:value-type="float" office:value="-23.2558962095" calcext:value-type="float">
            <text:p>-23,2558962095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1.229856406" calcext:value-type="float">
            <text:p>1,229856406</text:p>
          </table:table-cell>
          <table:table-cell office:value-type="float" office:value="0.612291312" calcext:value-type="float">
            <text:p>0,612291312</text:p>
          </table:table-cell>
          <table:table-cell office:value-type="float" office:value="-13.62953485" calcext:value-type="float">
            <text:p>-13,62953485</text:p>
          </table:table-cell>
          <table:table-cell/>
          <table:table-cell table:formula="of:=[.E359]*25" office:value-type="float" office:value="30.74641015" calcext:value-type="float">
            <text:p>30,74641015</text:p>
          </table:table-cell>
          <table:table-cell table:formula="of:=[.F359]*25" office:value-type="float" office:value="15.3072828" calcext:value-type="float">
            <text:p>15,3072828</text:p>
          </table:table-cell>
          <table:table-cell table:formula="of:=[.G359]*25" office:value-type="float" office:value="-340.73837125" calcext:value-type="float">
            <text:p>-340,73837125</text:p>
          </table:table-cell>
          <table:table-cell/>
          <table:table-cell table:formula="of:=[.I359]*0.067" office:value-type="float" office:value="2.06000948005" calcext:value-type="float">
            <text:p>2,06000948005</text:p>
          </table:table-cell>
          <table:table-cell table:formula="of:=[.J359]*0.067" office:value-type="float" office:value="1.0255879476" calcext:value-type="float">
            <text:p>1,0255879476</text:p>
          </table:table-cell>
          <table:table-cell table:formula="of:=[.K359]*0.067" office:value-type="float" office:value="-22.82947087375" calcext:value-type="float">
            <text:p>-22,8294708737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2.243930787" calcext:value-type="float">
            <text:p>2,243930787</text:p>
          </table:table-cell>
          <table:table-cell office:value-type="float" office:value="0.663362992" calcext:value-type="float">
            <text:p>0,663362992</text:p>
          </table:table-cell>
          <table:table-cell office:value-type="float" office:value="-13.16460951" calcext:value-type="float">
            <text:p>-13,16460951</text:p>
          </table:table-cell>
          <table:table-cell/>
          <table:table-cell table:formula="of:=[.E360]*25" office:value-type="float" office:value="56.098269675" calcext:value-type="float">
            <text:p>56,098269675</text:p>
          </table:table-cell>
          <table:table-cell table:formula="of:=[.F360]*25" office:value-type="float" office:value="16.5840748" calcext:value-type="float">
            <text:p>16,5840748</text:p>
          </table:table-cell>
          <table:table-cell table:formula="of:=[.G360]*25" office:value-type="float" office:value="-329.11523775" calcext:value-type="float">
            <text:p>-329,11523775</text:p>
          </table:table-cell>
          <table:table-cell/>
          <table:table-cell table:formula="of:=[.I360]*0.067" office:value-type="float" office:value="3.758584068225" calcext:value-type="float">
            <text:p>3,758584068225</text:p>
          </table:table-cell>
          <table:table-cell table:formula="of:=[.J360]*0.067" office:value-type="float" office:value="1.1111330116" calcext:value-type="float">
            <text:p>1,1111330116</text:p>
          </table:table-cell>
          <table:table-cell table:formula="of:=[.K360]*0.067" office:value-type="float" office:value="-22.05072092925" calcext:value-type="float">
            <text:p>-22,05072092925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2.42397761" calcext:value-type="float">
            <text:p>2,42397761</text:p>
          </table:table-cell>
          <table:table-cell office:value-type="float" office:value="0.798383375" calcext:value-type="float">
            <text:p>0,798383375</text:p>
          </table:table-cell>
          <table:table-cell office:value-type="float" office:value="-11.96860348" calcext:value-type="float">
            <text:p>-11,96860348</text:p>
          </table:table-cell>
          <table:table-cell/>
          <table:table-cell table:formula="of:=[.E361]*25" office:value-type="float" office:value="60.59944025" calcext:value-type="float">
            <text:p>60,59944025</text:p>
          </table:table-cell>
          <table:table-cell table:formula="of:=[.F361]*25" office:value-type="float" office:value="19.959584375" calcext:value-type="float">
            <text:p>19,959584375</text:p>
          </table:table-cell>
          <table:table-cell table:formula="of:=[.G361]*25" office:value-type="float" office:value="-299.215087" calcext:value-type="float">
            <text:p>-299,215087</text:p>
          </table:table-cell>
          <table:table-cell/>
          <table:table-cell table:formula="of:=[.I361]*0.067" office:value-type="float" office:value="4.06016249675" calcext:value-type="float">
            <text:p>4,06016249675</text:p>
          </table:table-cell>
          <table:table-cell table:formula="of:=[.J361]*0.067" office:value-type="float" office:value="1.337292153125" calcext:value-type="float">
            <text:p>1,337292153125</text:p>
          </table:table-cell>
          <table:table-cell table:formula="of:=[.K361]*0.067" office:value-type="float" office:value="-20.047410829" calcext:value-type="float">
            <text:p>-20,047410829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2.179488639" calcext:value-type="float">
            <text:p>2,179488639</text:p>
          </table:table-cell>
          <table:table-cell office:value-type="float" office:value="0.610971286" calcext:value-type="float">
            <text:p>0,610971286</text:p>
          </table:table-cell>
          <table:table-cell office:value-type="float" office:value="-11.37223022" calcext:value-type="float">
            <text:p>-11,37223022</text:p>
          </table:table-cell>
          <table:table-cell/>
          <table:table-cell table:formula="of:=[.E362]*25" office:value-type="float" office:value="54.487215975" calcext:value-type="float">
            <text:p>54,487215975</text:p>
          </table:table-cell>
          <table:table-cell table:formula="of:=[.F362]*25" office:value-type="float" office:value="15.27428215" calcext:value-type="float">
            <text:p>15,27428215</text:p>
          </table:table-cell>
          <table:table-cell table:formula="of:=[.G362]*25" office:value-type="float" office:value="-284.3057555" calcext:value-type="float">
            <text:p>-284,3057555</text:p>
          </table:table-cell>
          <table:table-cell/>
          <table:table-cell table:formula="of:=[.I362]*0.067" office:value-type="float" office:value="3.650643470325" calcext:value-type="float">
            <text:p>3,650643470325</text:p>
          </table:table-cell>
          <table:table-cell table:formula="of:=[.J362]*0.067" office:value-type="float" office:value="1.02337690405" calcext:value-type="float">
            <text:p>1,02337690405</text:p>
          </table:table-cell>
          <table:table-cell table:formula="of:=[.K362]*0.067" office:value-type="float" office:value="-19.0484856185" calcext:value-type="float">
            <text:p>-19,0484856185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3.533284475" calcext:value-type="float">
            <text:p>3,533284475</text:p>
          </table:table-cell>
          <table:table-cell office:value-type="float" office:value="0.654708518" calcext:value-type="float">
            <text:p>0,654708518</text:p>
          </table:table-cell>
          <table:table-cell office:value-type="float" office:value="-10.87539527" calcext:value-type="float">
            <text:p>-10,87539527</text:p>
          </table:table-cell>
          <table:table-cell/>
          <table:table-cell table:formula="of:=[.E363]*25" office:value-type="float" office:value="88.332111875" calcext:value-type="float">
            <text:p>88,332111875</text:p>
          </table:table-cell>
          <table:table-cell table:formula="of:=[.F363]*25" office:value-type="float" office:value="16.36771295" calcext:value-type="float">
            <text:p>16,36771295</text:p>
          </table:table-cell>
          <table:table-cell table:formula="of:=[.G363]*25" office:value-type="float" office:value="-271.88488175" calcext:value-type="float">
            <text:p>-271,88488175</text:p>
          </table:table-cell>
          <table:table-cell/>
          <table:table-cell table:formula="of:=[.I363]*0.067" office:value-type="float" office:value="5.918251495625" calcext:value-type="float">
            <text:p>5,918251495625</text:p>
          </table:table-cell>
          <table:table-cell table:formula="of:=[.J363]*0.067" office:value-type="float" office:value="1.09663676765" calcext:value-type="float">
            <text:p>1,09663676765</text:p>
          </table:table-cell>
          <table:table-cell table:formula="of:=[.K363]*0.067" office:value-type="float" office:value="-18.21628707725" calcext:value-type="float">
            <text:p>-18,2162870772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3.62153724" calcext:value-type="float">
            <text:p>3,62153724</text:p>
          </table:table-cell>
          <table:table-cell office:value-type="float" office:value="0.790123278" calcext:value-type="float">
            <text:p>0,790123278</text:p>
          </table:table-cell>
          <table:table-cell office:value-type="float" office:value="-8.994865195" calcext:value-type="float">
            <text:p>-8,994865195</text:p>
          </table:table-cell>
          <table:table-cell/>
          <table:table-cell table:formula="of:=[.E364]*25" office:value-type="float" office:value="90.538431" calcext:value-type="float">
            <text:p>90,538431</text:p>
          </table:table-cell>
          <table:table-cell table:formula="of:=[.F364]*25" office:value-type="float" office:value="19.75308195" calcext:value-type="float">
            <text:p>19,75308195</text:p>
          </table:table-cell>
          <table:table-cell table:formula="of:=[.G364]*25" office:value-type="float" office:value="-224.871629875" calcext:value-type="float">
            <text:p>-224,871629875</text:p>
          </table:table-cell>
          <table:table-cell/>
          <table:table-cell table:formula="of:=[.I364]*0.067" office:value-type="float" office:value="6.066074877" calcext:value-type="float">
            <text:p>6,066074877</text:p>
          </table:table-cell>
          <table:table-cell table:formula="of:=[.J364]*0.067" office:value-type="float" office:value="1.32345649065" calcext:value-type="float">
            <text:p>1,32345649065</text:p>
          </table:table-cell>
          <table:table-cell table:formula="of:=[.K364]*0.067" office:value-type="float" office:value="-15.066399201625" calcext:value-type="float">
            <text:p>-15,066399201625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2.43689967" calcext:value-type="float">
            <text:p>2,43689967</text:p>
          </table:table-cell>
          <table:table-cell office:value-type="float" office:value="0.428759792" calcext:value-type="float">
            <text:p>0,428759792</text:p>
          </table:table-cell>
          <table:table-cell office:value-type="float" office:value="-8.265448277" calcext:value-type="float">
            <text:p>-8,265448277</text:p>
          </table:table-cell>
          <table:table-cell/>
          <table:table-cell table:formula="of:=[.E365]*25" office:value-type="float" office:value="60.92249175" calcext:value-type="float">
            <text:p>60,92249175</text:p>
          </table:table-cell>
          <table:table-cell table:formula="of:=[.F365]*25" office:value-type="float" office:value="10.7189948" calcext:value-type="float">
            <text:p>10,7189948</text:p>
          </table:table-cell>
          <table:table-cell table:formula="of:=[.G365]*25" office:value-type="float" office:value="-206.636206925" calcext:value-type="float">
            <text:p>-206,636206925</text:p>
          </table:table-cell>
          <table:table-cell/>
          <table:table-cell table:formula="of:=[.I365]*0.067" office:value-type="float" office:value="4.08180694725" calcext:value-type="float">
            <text:p>4,08180694725</text:p>
          </table:table-cell>
          <table:table-cell table:formula="of:=[.J365]*0.067" office:value-type="float" office:value="0.7181726516" calcext:value-type="float">
            <text:p>0,7181726516</text:p>
          </table:table-cell>
          <table:table-cell table:formula="of:=[.K365]*0.067" office:value-type="float" office:value="-13.844625863975" calcext:value-type="float">
            <text:p>-13,84462586397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3.637444268" calcext:value-type="float">
            <text:p>3,637444268</text:p>
          </table:table-cell>
          <table:table-cell office:value-type="float" office:value="0.552352354" calcext:value-type="float">
            <text:p>0,552352354</text:p>
          </table:table-cell>
          <table:table-cell office:value-type="float" office:value="-7.93208231" calcext:value-type="float">
            <text:p>-7,93208231</text:p>
          </table:table-cell>
          <table:table-cell/>
          <table:table-cell table:formula="of:=[.E366]*25" office:value-type="float" office:value="90.9361067" calcext:value-type="float">
            <text:p>90,9361067</text:p>
          </table:table-cell>
          <table:table-cell table:formula="of:=[.F366]*25" office:value-type="float" office:value="13.80880885" calcext:value-type="float">
            <text:p>13,80880885</text:p>
          </table:table-cell>
          <table:table-cell table:formula="of:=[.G366]*25" office:value-type="float" office:value="-198.30205775" calcext:value-type="float">
            <text:p>-198,30205775</text:p>
          </table:table-cell>
          <table:table-cell/>
          <table:table-cell table:formula="of:=[.I366]*0.067" office:value-type="float" office:value="6.0927191489" calcext:value-type="float">
            <text:p>6,0927191489</text:p>
          </table:table-cell>
          <table:table-cell table:formula="of:=[.J366]*0.067" office:value-type="float" office:value="0.92519019295" calcext:value-type="float">
            <text:p>0,92519019295</text:p>
          </table:table-cell>
          <table:table-cell table:formula="of:=[.K366]*0.067" office:value-type="float" office:value="-13.28623786925" calcext:value-type="float">
            <text:p>-13,2862378692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3.327976424" calcext:value-type="float">
            <text:p>3,327976424</text:p>
          </table:table-cell>
          <table:table-cell office:value-type="float" office:value="0.092178499" calcext:value-type="float">
            <text:p>0,092178499</text:p>
          </table:table-cell>
          <table:table-cell office:value-type="float" office:value="-5.974348504" calcext:value-type="float">
            <text:p>-5,974348504</text:p>
          </table:table-cell>
          <table:table-cell/>
          <table:table-cell table:formula="of:=[.E367]*25" office:value-type="float" office:value="83.1994106" calcext:value-type="float">
            <text:p>83,1994106</text:p>
          </table:table-cell>
          <table:table-cell table:formula="of:=[.F367]*25" office:value-type="float" office:value="2.304462475" calcext:value-type="float">
            <text:p>2,304462475</text:p>
          </table:table-cell>
          <table:table-cell table:formula="of:=[.G367]*25" office:value-type="float" office:value="-149.3587126" calcext:value-type="float">
            <text:p>-149,3587126</text:p>
          </table:table-cell>
          <table:table-cell/>
          <table:table-cell table:formula="of:=[.I367]*0.067" office:value-type="float" office:value="5.5743605102" calcext:value-type="float">
            <text:p>5,5743605102</text:p>
          </table:table-cell>
          <table:table-cell table:formula="of:=[.J367]*0.067" office:value-type="float" office:value="0.154398985825" calcext:value-type="float">
            <text:p>0,154398985825</text:p>
          </table:table-cell>
          <table:table-cell table:formula="of:=[.K367]*0.067" office:value-type="float" office:value="-10.0070337442" calcext:value-type="float">
            <text:p>-10,0070337442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1.468760566" calcext:value-type="float">
            <text:p>1,468760566</text:p>
          </table:table-cell>
          <table:table-cell office:value-type="float" office:value="-0.087045228" calcext:value-type="float">
            <text:p>-0,087045228</text:p>
          </table:table-cell>
          <table:table-cell office:value-type="float" office:value="-6.122226312" calcext:value-type="float">
            <text:p>-6,122226312</text:p>
          </table:table-cell>
          <table:table-cell/>
          <table:table-cell table:formula="of:=[.E368]*25" office:value-type="float" office:value="36.71901415" calcext:value-type="float">
            <text:p>36,71901415</text:p>
          </table:table-cell>
          <table:table-cell table:formula="of:=[.F368]*25" office:value-type="float" office:value="-2.1761307" calcext:value-type="float">
            <text:p>-2,1761307</text:p>
          </table:table-cell>
          <table:table-cell table:formula="of:=[.G368]*25" office:value-type="float" office:value="-153.0556578" calcext:value-type="float">
            <text:p>-153,0556578</text:p>
          </table:table-cell>
          <table:table-cell/>
          <table:table-cell table:formula="of:=[.I368]*0.067" office:value-type="float" office:value="2.46017394805" calcext:value-type="float">
            <text:p>2,46017394805</text:p>
          </table:table-cell>
          <table:table-cell table:formula="of:=[.J368]*0.067" office:value-type="float" office:value="-0.1458007569" calcext:value-type="float">
            <text:p>-0,1458007569</text:p>
          </table:table-cell>
          <table:table-cell table:formula="of:=[.K368]*0.067" office:value-type="float" office:value="-10.2547290726" calcext:value-type="float">
            <text:p>-10,2547290726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3.034776004" calcext:value-type="float">
            <text:p>3,034776004</text:p>
          </table:table-cell>
          <table:table-cell office:value-type="float" office:value="0.350566658" calcext:value-type="float">
            <text:p>0,350566658</text:p>
          </table:table-cell>
          <table:table-cell office:value-type="float" office:value="-5.808639065" calcext:value-type="float">
            <text:p>-5,808639065</text:p>
          </table:table-cell>
          <table:table-cell/>
          <table:table-cell table:formula="of:=[.E369]*25" office:value-type="float" office:value="75.8694001" calcext:value-type="float">
            <text:p>75,8694001</text:p>
          </table:table-cell>
          <table:table-cell table:formula="of:=[.F369]*25" office:value-type="float" office:value="8.76416645" calcext:value-type="float">
            <text:p>8,76416645</text:p>
          </table:table-cell>
          <table:table-cell table:formula="of:=[.G369]*25" office:value-type="float" office:value="-145.215976625" calcext:value-type="float">
            <text:p>-145,215976625</text:p>
          </table:table-cell>
          <table:table-cell/>
          <table:table-cell table:formula="of:=[.I369]*0.067" office:value-type="float" office:value="5.0832498067" calcext:value-type="float">
            <text:p>5,0832498067</text:p>
          </table:table-cell>
          <table:table-cell table:formula="of:=[.J369]*0.067" office:value-type="float" office:value="0.58719915215" calcext:value-type="float">
            <text:p>0,58719915215</text:p>
          </table:table-cell>
          <table:table-cell table:formula="of:=[.K369]*0.067" office:value-type="float" office:value="-9.729470433875" calcext:value-type="float">
            <text:p>-9,72947043387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2.782533598" calcext:value-type="float">
            <text:p>2,782533598</text:p>
          </table:table-cell>
          <table:table-cell office:value-type="float" office:value="-0.087316781" calcext:value-type="float">
            <text:p>-0,087316781</text:p>
          </table:table-cell>
          <table:table-cell office:value-type="float" office:value="-3.566376708" calcext:value-type="float">
            <text:p>-3,566376708</text:p>
          </table:table-cell>
          <table:table-cell/>
          <table:table-cell table:formula="of:=[.E370]*25" office:value-type="float" office:value="69.56333995" calcext:value-type="float">
            <text:p>69,56333995</text:p>
          </table:table-cell>
          <table:table-cell table:formula="of:=[.F370]*25" office:value-type="float" office:value="-2.182919525" calcext:value-type="float">
            <text:p>-2,182919525</text:p>
          </table:table-cell>
          <table:table-cell table:formula="of:=[.G370]*25" office:value-type="float" office:value="-89.1594177" calcext:value-type="float">
            <text:p>-89,1594177</text:p>
          </table:table-cell>
          <table:table-cell/>
          <table:table-cell table:formula="of:=[.I370]*0.067" office:value-type="float" office:value="4.66074377665" calcext:value-type="float">
            <text:p>4,66074377665</text:p>
          </table:table-cell>
          <table:table-cell table:formula="of:=[.J370]*0.067" office:value-type="float" office:value="-0.146255608175" calcext:value-type="float">
            <text:p>-0,146255608175</text:p>
          </table:table-cell>
          <table:table-cell table:formula="of:=[.K370]*0.067" office:value-type="float" office:value="-5.9736809859" calcext:value-type="float">
            <text:p>-5,9736809859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1.006949702" calcext:value-type="float">
            <text:p>1,006949702</text:p>
          </table:table-cell>
          <table:table-cell office:value-type="float" office:value="-0.20417852" calcext:value-type="float">
            <text:p>-0,20417852</text:p>
          </table:table-cell>
          <table:table-cell office:value-type="float" office:value="-4.274387189" calcext:value-type="float">
            <text:p>-4,274387189</text:p>
          </table:table-cell>
          <table:table-cell/>
          <table:table-cell table:formula="of:=[.E371]*25" office:value-type="float" office:value="25.17374255" calcext:value-type="float">
            <text:p>25,17374255</text:p>
          </table:table-cell>
          <table:table-cell table:formula="of:=[.F371]*25" office:value-type="float" office:value="-5.104463" calcext:value-type="float">
            <text:p>-5,104463</text:p>
          </table:table-cell>
          <table:table-cell table:formula="of:=[.G371]*25" office:value-type="float" office:value="-106.859679725" calcext:value-type="float">
            <text:p>-106,859679725</text:p>
          </table:table-cell>
          <table:table-cell/>
          <table:table-cell table:formula="of:=[.I371]*0.067" office:value-type="float" office:value="1.68664075085" calcext:value-type="float">
            <text:p>1,68664075085</text:p>
          </table:table-cell>
          <table:table-cell table:formula="of:=[.J371]*0.067" office:value-type="float" office:value="-0.341999021" calcext:value-type="float">
            <text:p>-0,341999021</text:p>
          </table:table-cell>
          <table:table-cell table:formula="of:=[.K371]*0.067" office:value-type="float" office:value="-7.159598541575" calcext:value-type="float">
            <text:p>-7,15959854157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0" calcext:value-type="float">
            <text:p>0</text:p>
          </table:table-cell>
          <table:table-cell office:value-type="float" office:value="1.227594564" calcext:value-type="float">
            <text:p>1,227594564</text:p>
          </table:table-cell>
          <table:table-cell office:value-type="float" office:value="-3.725806027" calcext:value-type="float">
            <text:p>-3,725806027</text:p>
          </table:table-cell>
          <table:table-cell/>
          <table:table-cell table:formula="of:=[.E372]*25" office:value-type="float" office:value="0" calcext:value-type="float">
            <text:p>0</text:p>
          </table:table-cell>
          <table:table-cell table:formula="of:=[.F372]*25" office:value-type="float" office:value="30.6898641" calcext:value-type="float">
            <text:p>30,6898641</text:p>
          </table:table-cell>
          <table:table-cell table:formula="of:=[.G372]*25" office:value-type="float" office:value="-93.145150675" calcext:value-type="float">
            <text:p>-93,145150675</text:p>
          </table:table-cell>
          <table:table-cell/>
          <table:table-cell table:formula="of:=[.I372]*0.067" office:value-type="float" office:value="0" calcext:value-type="float">
            <text:p>0</text:p>
          </table:table-cell>
          <table:table-cell table:formula="of:=[.J372]*0.067" office:value-type="float" office:value="2.0562208947" calcext:value-type="float">
            <text:p>2,0562208947</text:p>
          </table:table-cell>
          <table:table-cell table:formula="of:=[.K372]*0.067" office:value-type="float" office:value="-6.240725095225" calcext:value-type="float">
            <text:p>-6,2407250952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0" calcext:value-type="float">
            <text:p>0</text:p>
          </table:table-cell>
          <table:table-cell office:value-type="float" office:value="0.725678725" calcext:value-type="float">
            <text:p>0,725678725</text:p>
          </table:table-cell>
          <table:table-cell office:value-type="float" office:value="-3.328581509" calcext:value-type="float">
            <text:p>-3,328581509</text:p>
          </table:table-cell>
          <table:table-cell/>
          <table:table-cell table:formula="of:=[.E373]*25" office:value-type="float" office:value="0" calcext:value-type="float">
            <text:p>0</text:p>
          </table:table-cell>
          <table:table-cell table:formula="of:=[.F373]*25" office:value-type="float" office:value="18.141968125" calcext:value-type="float">
            <text:p>18,141968125</text:p>
          </table:table-cell>
          <table:table-cell table:formula="of:=[.G373]*25" office:value-type="float" office:value="-83.214537725" calcext:value-type="float">
            <text:p>-83,214537725</text:p>
          </table:table-cell>
          <table:table-cell/>
          <table:table-cell table:formula="of:=[.I373]*0.067" office:value-type="float" office:value="0" calcext:value-type="float">
            <text:p>0</text:p>
          </table:table-cell>
          <table:table-cell table:formula="of:=[.J373]*0.067" office:value-type="float" office:value="1.215511864375" calcext:value-type="float">
            <text:p>1,215511864375</text:p>
          </table:table-cell>
          <table:table-cell table:formula="of:=[.K373]*0.067" office:value-type="float" office:value="-5.575374027575" calcext:value-type="float">
            <text:p>-5,57537402757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-0.422425543" calcext:value-type="float">
            <text:p>-0,422425543</text:p>
          </table:table-cell>
          <table:table-cell office:value-type="float" office:value="0.728781688" calcext:value-type="float">
            <text:p>0,728781688</text:p>
          </table:table-cell>
          <table:table-cell office:value-type="float" office:value="-3.386666997" calcext:value-type="float">
            <text:p>-3,386666997</text:p>
          </table:table-cell>
          <table:table-cell/>
          <table:table-cell table:formula="of:=[.E374]*25" office:value-type="float" office:value="-10.560638575" calcext:value-type="float">
            <text:p>-10,560638575</text:p>
          </table:table-cell>
          <table:table-cell table:formula="of:=[.F374]*25" office:value-type="float" office:value="18.2195422" calcext:value-type="float">
            <text:p>18,2195422</text:p>
          </table:table-cell>
          <table:table-cell table:formula="of:=[.G374]*25" office:value-type="float" office:value="-84.666674925" calcext:value-type="float">
            <text:p>-84,666674925</text:p>
          </table:table-cell>
          <table:table-cell/>
          <table:table-cell table:formula="of:=[.I374]*0.067" office:value-type="float" office:value="-0.707562784525" calcext:value-type="float">
            <text:p>-0,707562784525</text:p>
          </table:table-cell>
          <table:table-cell table:formula="of:=[.J374]*0.067" office:value-type="float" office:value="1.2207093274" calcext:value-type="float">
            <text:p>1,2207093274</text:p>
          </table:table-cell>
          <table:table-cell table:formula="of:=[.K374]*0.067" office:value-type="float" office:value="-5.672667219975" calcext:value-type="float">
            <text:p>-5,67266721997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0.510500533" calcext:value-type="float">
            <text:p>-0,510500533</text:p>
          </table:table-cell>
          <table:table-cell office:value-type="float" office:value="0.901067377" calcext:value-type="float">
            <text:p>0,901067377</text:p>
          </table:table-cell>
          <table:table-cell office:value-type="float" office:value="-3.712594921" calcext:value-type="float">
            <text:p>-3,712594921</text:p>
          </table:table-cell>
          <table:table-cell/>
          <table:table-cell table:formula="of:=[.E375]*25" office:value-type="float" office:value="-12.762513325" calcext:value-type="float">
            <text:p>-12,762513325</text:p>
          </table:table-cell>
          <table:table-cell table:formula="of:=[.F375]*25" office:value-type="float" office:value="22.526684425" calcext:value-type="float">
            <text:p>22,526684425</text:p>
          </table:table-cell>
          <table:table-cell table:formula="of:=[.G375]*25" office:value-type="float" office:value="-92.814873025" calcext:value-type="float">
            <text:p>-92,814873025</text:p>
          </table:table-cell>
          <table:table-cell/>
          <table:table-cell table:formula="of:=[.I375]*0.067" office:value-type="float" office:value="-0.855088392775" calcext:value-type="float">
            <text:p>-0,855088392775</text:p>
          </table:table-cell>
          <table:table-cell table:formula="of:=[.J375]*0.067" office:value-type="float" office:value="1.509287856475" calcext:value-type="float">
            <text:p>1,509287856475</text:p>
          </table:table-cell>
          <table:table-cell table:formula="of:=[.K375]*0.067" office:value-type="float" office:value="-6.218596492675" calcext:value-type="float">
            <text:p>-6,21859649267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0.773303931" calcext:value-type="float">
            <text:p>-0,773303931</text:p>
          </table:table-cell>
          <table:table-cell office:value-type="float" office:value="0.89084144" calcext:value-type="float">
            <text:p>0,89084144</text:p>
          </table:table-cell>
          <table:table-cell office:value-type="float" office:value="-3.284882925" calcext:value-type="float">
            <text:p>-3,284882925</text:p>
          </table:table-cell>
          <table:table-cell/>
          <table:table-cell table:formula="of:=[.E376]*25" office:value-type="float" office:value="-19.332598275" calcext:value-type="float">
            <text:p>-19,332598275</text:p>
          </table:table-cell>
          <table:table-cell table:formula="of:=[.F376]*25" office:value-type="float" office:value="22.271036" calcext:value-type="float">
            <text:p>22,271036</text:p>
          </table:table-cell>
          <table:table-cell table:formula="of:=[.G376]*25" office:value-type="float" office:value="-82.122073125" calcext:value-type="float">
            <text:p>-82,122073125</text:p>
          </table:table-cell>
          <table:table-cell/>
          <table:table-cell table:formula="of:=[.I376]*0.067" office:value-type="float" office:value="-1.295284084425" calcext:value-type="float">
            <text:p>-1,295284084425</text:p>
          </table:table-cell>
          <table:table-cell table:formula="of:=[.J376]*0.067" office:value-type="float" office:value="1.492159412" calcext:value-type="float">
            <text:p>1,492159412</text:p>
          </table:table-cell>
          <table:table-cell table:formula="of:=[.K376]*0.067" office:value-type="float" office:value="-5.502178899375" calcext:value-type="float">
            <text:p>-5,50217889937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2.827143583" calcext:value-type="float">
            <text:p>-2,827143583</text:p>
          </table:table-cell>
          <table:table-cell office:value-type="float" office:value="0.548656776" calcext:value-type="float">
            <text:p>0,548656776</text:p>
          </table:table-cell>
          <table:table-cell office:value-type="float" office:value="-3.610737398" calcext:value-type="float">
            <text:p>-3,610737398</text:p>
          </table:table-cell>
          <table:table-cell/>
          <table:table-cell table:formula="of:=[.E377]*25" office:value-type="float" office:value="-70.678589575" calcext:value-type="float">
            <text:p>-70,678589575</text:p>
          </table:table-cell>
          <table:table-cell table:formula="of:=[.F377]*25" office:value-type="float" office:value="13.7164194" calcext:value-type="float">
            <text:p>13,7164194</text:p>
          </table:table-cell>
          <table:table-cell table:formula="of:=[.G377]*25" office:value-type="float" office:value="-90.26843495" calcext:value-type="float">
            <text:p>-90,26843495</text:p>
          </table:table-cell>
          <table:table-cell/>
          <table:table-cell table:formula="of:=[.I377]*0.067" office:value-type="float" office:value="-4.735465501525" calcext:value-type="float">
            <text:p>-4,735465501525</text:p>
          </table:table-cell>
          <table:table-cell table:formula="of:=[.J377]*0.067" office:value-type="float" office:value="0.9190000998" calcext:value-type="float">
            <text:p>0,9190000998</text:p>
          </table:table-cell>
          <table:table-cell table:formula="of:=[.K377]*0.067" office:value-type="float" office:value="-6.04798514165" calcext:value-type="float">
            <text:p>-6,0479851416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.993446179" calcext:value-type="float">
            <text:p>-2,993446179</text:p>
          </table:table-cell>
          <table:table-cell office:value-type="float" office:value="1.076647277" calcext:value-type="float">
            <text:p>1,076647277</text:p>
          </table:table-cell>
          <table:table-cell office:value-type="float" office:value="-5.398625709" calcext:value-type="float">
            <text:p>-5,398625709</text:p>
          </table:table-cell>
          <table:table-cell/>
          <table:table-cell table:formula="of:=[.E378]*25" office:value-type="float" office:value="-74.836154475" calcext:value-type="float">
            <text:p>-74,836154475</text:p>
          </table:table-cell>
          <table:table-cell table:formula="of:=[.F378]*25" office:value-type="float" office:value="26.916181925" calcext:value-type="float">
            <text:p>26,916181925</text:p>
          </table:table-cell>
          <table:table-cell table:formula="of:=[.G378]*25" office:value-type="float" office:value="-134.965642725" calcext:value-type="float">
            <text:p>-134,965642725</text:p>
          </table:table-cell>
          <table:table-cell/>
          <table:table-cell table:formula="of:=[.I378]*0.067" office:value-type="float" office:value="-5.014022349825" calcext:value-type="float">
            <text:p>-5,014022349825</text:p>
          </table:table-cell>
          <table:table-cell table:formula="of:=[.J378]*0.067" office:value-type="float" office:value="1.803384188975" calcext:value-type="float">
            <text:p>1,803384188975</text:p>
          </table:table-cell>
          <table:table-cell table:formula="of:=[.K378]*0.067" office:value-type="float" office:value="-9.042698062575" calcext:value-type="float">
            <text:p>-9,04269806257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.079495659" calcext:value-type="float">
            <text:p>-2,079495659</text:p>
          </table:table-cell>
          <table:table-cell office:value-type="float" office:value="1.173148327" calcext:value-type="float">
            <text:p>1,173148327</text:p>
          </table:table-cell>
          <table:table-cell office:value-type="float" office:value="-5.157544256" calcext:value-type="float">
            <text:p>-5,157544256</text:p>
          </table:table-cell>
          <table:table-cell/>
          <table:table-cell table:formula="of:=[.E379]*25" office:value-type="float" office:value="-51.987391475" calcext:value-type="float">
            <text:p>-51,987391475</text:p>
          </table:table-cell>
          <table:table-cell table:formula="of:=[.F379]*25" office:value-type="float" office:value="29.328708175" calcext:value-type="float">
            <text:p>29,328708175</text:p>
          </table:table-cell>
          <table:table-cell table:formula="of:=[.G379]*25" office:value-type="float" office:value="-128.9386064" calcext:value-type="float">
            <text:p>-128,9386064</text:p>
          </table:table-cell>
          <table:table-cell/>
          <table:table-cell table:formula="of:=[.I379]*0.067" office:value-type="float" office:value="-3.483155228825" calcext:value-type="float">
            <text:p>-3,483155228825</text:p>
          </table:table-cell>
          <table:table-cell table:formula="of:=[.J379]*0.067" office:value-type="float" office:value="1.965023447725" calcext:value-type="float">
            <text:p>1,965023447725</text:p>
          </table:table-cell>
          <table:table-cell table:formula="of:=[.K379]*0.067" office:value-type="float" office:value="-8.6388866288" calcext:value-type="float">
            <text:p>-8,63888662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4.042191504" calcext:value-type="float">
            <text:p>-4,042191504</text:p>
          </table:table-cell>
          <table:table-cell office:value-type="float" office:value="0.80233826" calcext:value-type="float">
            <text:p>0,80233826</text:p>
          </table:table-cell>
          <table:table-cell office:value-type="float" office:value="-5.946756187" calcext:value-type="float">
            <text:p>-5,946756187</text:p>
          </table:table-cell>
          <table:table-cell/>
          <table:table-cell table:formula="of:=[.E380]*25" office:value-type="float" office:value="-101.0547876" calcext:value-type="float">
            <text:p>-101,0547876</text:p>
          </table:table-cell>
          <table:table-cell table:formula="of:=[.F380]*25" office:value-type="float" office:value="20.0584565" calcext:value-type="float">
            <text:p>20,0584565</text:p>
          </table:table-cell>
          <table:table-cell table:formula="of:=[.G380]*25" office:value-type="float" office:value="-148.668904675" calcext:value-type="float">
            <text:p>-148,668904675</text:p>
          </table:table-cell>
          <table:table-cell/>
          <table:table-cell table:formula="of:=[.I380]*0.067" office:value-type="float" office:value="-6.7706707692" calcext:value-type="float">
            <text:p>-6,7706707692</text:p>
          </table:table-cell>
          <table:table-cell table:formula="of:=[.J380]*0.067" office:value-type="float" office:value="1.3439165855" calcext:value-type="float">
            <text:p>1,3439165855</text:p>
          </table:table-cell>
          <table:table-cell table:formula="of:=[.K380]*0.067" office:value-type="float" office:value="-9.960816613225" calcext:value-type="float">
            <text:p>-9,96081661322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4.753672175" calcext:value-type="float">
            <text:p>-4,753672175</text:p>
          </table:table-cell>
          <table:table-cell office:value-type="float" office:value="1.081822261" calcext:value-type="float">
            <text:p>1,081822261</text:p>
          </table:table-cell>
          <table:table-cell office:value-type="float" office:value="-8.2776746" calcext:value-type="float">
            <text:p>-8,2776746</text:p>
          </table:table-cell>
          <table:table-cell/>
          <table:table-cell table:formula="of:=[.E381]*25" office:value-type="float" office:value="-118.841804375" calcext:value-type="float">
            <text:p>-118,841804375</text:p>
          </table:table-cell>
          <table:table-cell table:formula="of:=[.F381]*25" office:value-type="float" office:value="27.045556525" calcext:value-type="float">
            <text:p>27,045556525</text:p>
          </table:table-cell>
          <table:table-cell table:formula="of:=[.G381]*25" office:value-type="float" office:value="-206.941865" calcext:value-type="float">
            <text:p>-206,941865</text:p>
          </table:table-cell>
          <table:table-cell/>
          <table:table-cell table:formula="of:=[.I381]*0.067" office:value-type="float" office:value="-7.962400893125" calcext:value-type="float">
            <text:p>-7,962400893125</text:p>
          </table:table-cell>
          <table:table-cell table:formula="of:=[.J381]*0.067" office:value-type="float" office:value="1.812052287175" calcext:value-type="float">
            <text:p>1,812052287175</text:p>
          </table:table-cell>
          <table:table-cell table:formula="of:=[.K381]*0.067" office:value-type="float" office:value="-13.865104955" calcext:value-type="float">
            <text:p>-13,86510495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4.261648846" calcext:value-type="float">
            <text:p>-4,261648846</text:p>
          </table:table-cell>
          <table:table-cell office:value-type="float" office:value="0.819428353" calcext:value-type="float">
            <text:p>0,819428353</text:p>
          </table:table-cell>
          <table:table-cell office:value-type="float" office:value="-9.351079044" calcext:value-type="float">
            <text:p>-9,351079044</text:p>
          </table:table-cell>
          <table:table-cell/>
          <table:table-cell table:formula="of:=[.E382]*25" office:value-type="float" office:value="-106.54122115" calcext:value-type="float">
            <text:p>-106,54122115</text:p>
          </table:table-cell>
          <table:table-cell table:formula="of:=[.F382]*25" office:value-type="float" office:value="20.485708825" calcext:value-type="float">
            <text:p>20,485708825</text:p>
          </table:table-cell>
          <table:table-cell table:formula="of:=[.G382]*25" office:value-type="float" office:value="-233.7769761" calcext:value-type="float">
            <text:p>-233,7769761</text:p>
          </table:table-cell>
          <table:table-cell/>
          <table:table-cell table:formula="of:=[.I382]*0.067" office:value-type="float" office:value="-7.13826181705" calcext:value-type="float">
            <text:p>-7,13826181705</text:p>
          </table:table-cell>
          <table:table-cell table:formula="of:=[.J382]*0.067" office:value-type="float" office:value="1.372542491275" calcext:value-type="float">
            <text:p>1,372542491275</text:p>
          </table:table-cell>
          <table:table-cell table:formula="of:=[.K382]*0.067" office:value-type="float" office:value="-15.6630573987" calcext:value-type="float">
            <text:p>-15,6630573987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3.881535405" calcext:value-type="float">
            <text:p>-3,881535405</text:p>
          </table:table-cell>
          <table:table-cell office:value-type="float" office:value="0.054569493" calcext:value-type="float">
            <text:p>0,054569493</text:p>
          </table:table-cell>
          <table:table-cell office:value-type="float" office:value="-11.18155274" calcext:value-type="float">
            <text:p>-11,18155274</text:p>
          </table:table-cell>
          <table:table-cell/>
          <table:table-cell table:formula="of:=[.E383]*25" office:value-type="float" office:value="-97.038385125" calcext:value-type="float">
            <text:p>-97,038385125</text:p>
          </table:table-cell>
          <table:table-cell table:formula="of:=[.F383]*25" office:value-type="float" office:value="1.364237325" calcext:value-type="float">
            <text:p>1,364237325</text:p>
          </table:table-cell>
          <table:table-cell table:formula="of:=[.G383]*25" office:value-type="float" office:value="-279.5388185" calcext:value-type="float">
            <text:p>-279,5388185</text:p>
          </table:table-cell>
          <table:table-cell/>
          <table:table-cell table:formula="of:=[.I383]*0.067" office:value-type="float" office:value="-6.501571803375" calcext:value-type="float">
            <text:p>-6,501571803375</text:p>
          </table:table-cell>
          <table:table-cell table:formula="of:=[.J383]*0.067" office:value-type="float" office:value="0.091403900775" calcext:value-type="float">
            <text:p>0,091403900775</text:p>
          </table:table-cell>
          <table:table-cell table:formula="of:=[.K383]*0.067" office:value-type="float" office:value="-18.7291008395" calcext:value-type="float">
            <text:p>-18,7291008395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2.489187885" calcext:value-type="float">
            <text:p>-2,489187885</text:p>
          </table:table-cell>
          <table:table-cell office:value-type="float" office:value="0.748131634" calcext:value-type="float">
            <text:p>0,748131634</text:p>
          </table:table-cell>
          <table:table-cell office:value-type="float" office:value="-12.39770184" calcext:value-type="float">
            <text:p>-12,39770184</text:p>
          </table:table-cell>
          <table:table-cell/>
          <table:table-cell table:formula="of:=[.E384]*25" office:value-type="float" office:value="-62.229697125" calcext:value-type="float">
            <text:p>-62,229697125</text:p>
          </table:table-cell>
          <table:table-cell table:formula="of:=[.F384]*25" office:value-type="float" office:value="18.70329085" calcext:value-type="float">
            <text:p>18,70329085</text:p>
          </table:table-cell>
          <table:table-cell table:formula="of:=[.G384]*25" office:value-type="float" office:value="-309.942546" calcext:value-type="float">
            <text:p>-309,942546</text:p>
          </table:table-cell>
          <table:table-cell/>
          <table:table-cell table:formula="of:=[.I384]*0.067" office:value-type="float" office:value="-4.169389707375" calcext:value-type="float">
            <text:p>-4,169389707375</text:p>
          </table:table-cell>
          <table:table-cell table:formula="of:=[.J384]*0.067" office:value-type="float" office:value="1.25312048695" calcext:value-type="float">
            <text:p>1,25312048695</text:p>
          </table:table-cell>
          <table:table-cell table:formula="of:=[.K384]*0.067" office:value-type="float" office:value="-20.766150582" calcext:value-type="float">
            <text:p>-20,76615058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1.838364589" calcext:value-type="float">
            <text:p>-1,838364589</text:p>
          </table:table-cell>
          <table:table-cell office:value-type="float" office:value="1.021834247" calcext:value-type="float">
            <text:p>1,021834247</text:p>
          </table:table-cell>
          <table:table-cell office:value-type="float" office:value="-12.75660856" calcext:value-type="float">
            <text:p>-12,75660856</text:p>
          </table:table-cell>
          <table:table-cell/>
          <table:table-cell table:formula="of:=[.E385]*25" office:value-type="float" office:value="-45.959114725" calcext:value-type="float">
            <text:p>-45,959114725</text:p>
          </table:table-cell>
          <table:table-cell table:formula="of:=[.F385]*25" office:value-type="float" office:value="25.545856175" calcext:value-type="float">
            <text:p>25,545856175</text:p>
          </table:table-cell>
          <table:table-cell table:formula="of:=[.G385]*25" office:value-type="float" office:value="-318.915214" calcext:value-type="float">
            <text:p>-318,915214</text:p>
          </table:table-cell>
          <table:table-cell/>
          <table:table-cell table:formula="of:=[.I385]*0.067" office:value-type="float" office:value="-3.079260686575" calcext:value-type="float">
            <text:p>-3,079260686575</text:p>
          </table:table-cell>
          <table:table-cell table:formula="of:=[.J385]*0.067" office:value-type="float" office:value="1.711572363725" calcext:value-type="float">
            <text:p>1,711572363725</text:p>
          </table:table-cell>
          <table:table-cell table:formula="of:=[.K385]*0.067" office:value-type="float" office:value="-21.367319338" calcext:value-type="float">
            <text:p>-21,367319338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1.50083654" calcext:value-type="float">
            <text:p>-1,50083654</text:p>
          </table:table-cell>
          <table:table-cell office:value-type="float" office:value="0.718660385" calcext:value-type="float">
            <text:p>0,718660385</text:p>
          </table:table-cell>
          <table:table-cell office:value-type="float" office:value="-13.41345143" calcext:value-type="float">
            <text:p>-13,41345143</text:p>
          </table:table-cell>
          <table:table-cell/>
          <table:table-cell table:formula="of:=[.E386]*25" office:value-type="float" office:value="-37.5209135" calcext:value-type="float">
            <text:p>-37,5209135</text:p>
          </table:table-cell>
          <table:table-cell table:formula="of:=[.F386]*25" office:value-type="float" office:value="17.966509625" calcext:value-type="float">
            <text:p>17,966509625</text:p>
          </table:table-cell>
          <table:table-cell table:formula="of:=[.G386]*25" office:value-type="float" office:value="-335.33628575" calcext:value-type="float">
            <text:p>-335,33628575</text:p>
          </table:table-cell>
          <table:table-cell/>
          <table:table-cell table:formula="of:=[.I386]*0.067" office:value-type="float" office:value="-2.5139012045" calcext:value-type="float">
            <text:p>-2,5139012045</text:p>
          </table:table-cell>
          <table:table-cell table:formula="of:=[.J386]*0.067" office:value-type="float" office:value="1.203756144875" calcext:value-type="float">
            <text:p>1,203756144875</text:p>
          </table:table-cell>
          <table:table-cell table:formula="of:=[.K386]*0.067" office:value-type="float" office:value="-22.46753114525" calcext:value-type="float">
            <text:p>-22,4675311452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0.536693518" calcext:value-type="float">
            <text:p>-0,536693518</text:p>
          </table:table-cell>
          <table:table-cell office:value-type="float" office:value="0.891494386" calcext:value-type="float">
            <text:p>0,891494386</text:p>
          </table:table-cell>
          <table:table-cell office:value-type="float" office:value="-13.87331974" calcext:value-type="float">
            <text:p>-13,87331974</text:p>
          </table:table-cell>
          <table:table-cell/>
          <table:table-cell table:formula="of:=[.E387]*25" office:value-type="float" office:value="-13.41733795" calcext:value-type="float">
            <text:p>-13,41733795</text:p>
          </table:table-cell>
          <table:table-cell table:formula="of:=[.F387]*25" office:value-type="float" office:value="22.28735965" calcext:value-type="float">
            <text:p>22,28735965</text:p>
          </table:table-cell>
          <table:table-cell table:formula="of:=[.G387]*25" office:value-type="float" office:value="-346.8329935" calcext:value-type="float">
            <text:p>-346,8329935</text:p>
          </table:table-cell>
          <table:table-cell/>
          <table:table-cell table:formula="of:=[.I387]*0.067" office:value-type="float" office:value="-0.89896164265" calcext:value-type="float">
            <text:p>-0,89896164265</text:p>
          </table:table-cell>
          <table:table-cell table:formula="of:=[.J387]*0.067" office:value-type="float" office:value="1.49325309655" calcext:value-type="float">
            <text:p>1,49325309655</text:p>
          </table:table-cell>
          <table:table-cell table:formula="of:=[.K387]*0.067" office:value-type="float" office:value="-23.2378105645" calcext:value-type="float">
            <text:p>-23,237810564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0.453780293" calcext:value-type="float">
            <text:p>0,453780293</text:p>
          </table:table-cell>
          <table:table-cell office:value-type="float" office:value="1.135923065" calcext:value-type="float">
            <text:p>1,135923065</text:p>
          </table:table-cell>
          <table:table-cell office:value-type="float" office:value="-13.77373219" calcext:value-type="float">
            <text:p>-13,77373219</text:p>
          </table:table-cell>
          <table:table-cell/>
          <table:table-cell table:formula="of:=[.E388]*25" office:value-type="float" office:value="11.344507325" calcext:value-type="float">
            <text:p>11,344507325</text:p>
          </table:table-cell>
          <table:table-cell table:formula="of:=[.F388]*25" office:value-type="float" office:value="28.398076625" calcext:value-type="float">
            <text:p>28,398076625</text:p>
          </table:table-cell>
          <table:table-cell table:formula="of:=[.G388]*25" office:value-type="float" office:value="-344.34330475" calcext:value-type="float">
            <text:p>-344,34330475</text:p>
          </table:table-cell>
          <table:table-cell/>
          <table:table-cell table:formula="of:=[.I388]*0.067" office:value-type="float" office:value="0.760081990775" calcext:value-type="float">
            <text:p>0,760081990775</text:p>
          </table:table-cell>
          <table:table-cell table:formula="of:=[.J388]*0.067" office:value-type="float" office:value="1.902671133875" calcext:value-type="float">
            <text:p>1,902671133875</text:p>
          </table:table-cell>
          <table:table-cell table:formula="of:=[.K388]*0.067" office:value-type="float" office:value="-23.07100141825" calcext:value-type="float">
            <text:p>-23,0710014182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0.838031783" calcext:value-type="float">
            <text:p>0,838031783</text:p>
          </table:table-cell>
          <table:table-cell office:value-type="float" office:value="1.254444319" calcext:value-type="float">
            <text:p>1,254444319</text:p>
          </table:table-cell>
          <table:table-cell office:value-type="float" office:value="-13.3825679" calcext:value-type="float">
            <text:p>-13,3825679</text:p>
          </table:table-cell>
          <table:table-cell/>
          <table:table-cell table:formula="of:=[.E389]*25" office:value-type="float" office:value="20.950794575" calcext:value-type="float">
            <text:p>20,950794575</text:p>
          </table:table-cell>
          <table:table-cell table:formula="of:=[.F389]*25" office:value-type="float" office:value="31.361107975" calcext:value-type="float">
            <text:p>31,361107975</text:p>
          </table:table-cell>
          <table:table-cell table:formula="of:=[.G389]*25" office:value-type="float" office:value="-334.5641975" calcext:value-type="float">
            <text:p>-334,5641975</text:p>
          </table:table-cell>
          <table:table-cell/>
          <table:table-cell table:formula="of:=[.I389]*0.067" office:value-type="float" office:value="1.403703236525" calcext:value-type="float">
            <text:p>1,403703236525</text:p>
          </table:table-cell>
          <table:table-cell table:formula="of:=[.J389]*0.067" office:value-type="float" office:value="2.101194234325" calcext:value-type="float">
            <text:p>2,101194234325</text:p>
          </table:table-cell>
          <table:table-cell table:formula="of:=[.K389]*0.067" office:value-type="float" office:value="-22.4158012325" calcext:value-type="float">
            <text:p>-22,4158012325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1.201156227" calcext:value-type="float">
            <text:p>1,201156227</text:p>
          </table:table-cell>
          <table:table-cell office:value-type="float" office:value="1.244075636" calcext:value-type="float">
            <text:p>1,244075636</text:p>
          </table:table-cell>
          <table:table-cell office:value-type="float" office:value="-13.18096752" calcext:value-type="float">
            <text:p>-13,18096752</text:p>
          </table:table-cell>
          <table:table-cell/>
          <table:table-cell table:formula="of:=[.E390]*25" office:value-type="float" office:value="30.028905675" calcext:value-type="float">
            <text:p>30,028905675</text:p>
          </table:table-cell>
          <table:table-cell table:formula="of:=[.F390]*25" office:value-type="float" office:value="31.1018909" calcext:value-type="float">
            <text:p>31,1018909</text:p>
          </table:table-cell>
          <table:table-cell table:formula="of:=[.G390]*25" office:value-type="float" office:value="-329.524188" calcext:value-type="float">
            <text:p>-329,524188</text:p>
          </table:table-cell>
          <table:table-cell/>
          <table:table-cell table:formula="of:=[.I390]*0.067" office:value-type="float" office:value="2.011936680225" calcext:value-type="float">
            <text:p>2,011936680225</text:p>
          </table:table-cell>
          <table:table-cell table:formula="of:=[.J390]*0.067" office:value-type="float" office:value="2.0838266903" calcext:value-type="float">
            <text:p>2,0838266903</text:p>
          </table:table-cell>
          <table:table-cell table:formula="of:=[.K390]*0.067" office:value-type="float" office:value="-22.078120596" calcext:value-type="float">
            <text:p>-22,078120596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2.241789082" calcext:value-type="float">
            <text:p>2,241789082</text:p>
          </table:table-cell>
          <table:table-cell office:value-type="float" office:value="1.251021935" calcext:value-type="float">
            <text:p>1,251021935</text:p>
          </table:table-cell>
          <table:table-cell office:value-type="float" office:value="-12.70660907" calcext:value-type="float">
            <text:p>-12,70660907</text:p>
          </table:table-cell>
          <table:table-cell/>
          <table:table-cell table:formula="of:=[.E391]*25" office:value-type="float" office:value="56.04472705" calcext:value-type="float">
            <text:p>56,04472705</text:p>
          </table:table-cell>
          <table:table-cell table:formula="of:=[.F391]*25" office:value-type="float" office:value="31.275548375" calcext:value-type="float">
            <text:p>31,275548375</text:p>
          </table:table-cell>
          <table:table-cell table:formula="of:=[.G391]*25" office:value-type="float" office:value="-317.66522675" calcext:value-type="float">
            <text:p>-317,66522675</text:p>
          </table:table-cell>
          <table:table-cell/>
          <table:table-cell table:formula="of:=[.I391]*0.067" office:value-type="float" office:value="3.75499671235" calcext:value-type="float">
            <text:p>3,75499671235</text:p>
          </table:table-cell>
          <table:table-cell table:formula="of:=[.J391]*0.067" office:value-type="float" office:value="2.095461741125" calcext:value-type="float">
            <text:p>2,095461741125</text:p>
          </table:table-cell>
          <table:table-cell table:formula="of:=[.K391]*0.067" office:value-type="float" office:value="-21.28357019225" calcext:value-type="float">
            <text:p>-21,28357019225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2.407391994" calcext:value-type="float">
            <text:p>2,407391994</text:p>
          </table:table-cell>
          <table:table-cell office:value-type="float" office:value="1.253825938" calcext:value-type="float">
            <text:p>1,253825938</text:p>
          </table:table-cell>
          <table:table-cell office:value-type="float" office:value="-11.52838966" calcext:value-type="float">
            <text:p>-11,52838966</text:p>
          </table:table-cell>
          <table:table-cell/>
          <table:table-cell table:formula="of:=[.E392]*25" office:value-type="float" office:value="60.18479985" calcext:value-type="float">
            <text:p>60,18479985</text:p>
          </table:table-cell>
          <table:table-cell table:formula="of:=[.F392]*25" office:value-type="float" office:value="31.34564845" calcext:value-type="float">
            <text:p>31,34564845</text:p>
          </table:table-cell>
          <table:table-cell table:formula="of:=[.G392]*25" office:value-type="float" office:value="-288.2097415" calcext:value-type="float">
            <text:p>-288,2097415</text:p>
          </table:table-cell>
          <table:table-cell/>
          <table:table-cell table:formula="of:=[.I392]*0.067" office:value-type="float" office:value="4.03238158995" calcext:value-type="float">
            <text:p>4,03238158995</text:p>
          </table:table-cell>
          <table:table-cell table:formula="of:=[.J392]*0.067" office:value-type="float" office:value="2.10015844615" calcext:value-type="float">
            <text:p>2,10015844615</text:p>
          </table:table-cell>
          <table:table-cell table:formula="of:=[.K392]*0.067" office:value-type="float" office:value="-19.3100526805" calcext:value-type="float">
            <text:p>-19,310052680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2.161177599" calcext:value-type="float">
            <text:p>2,161177599</text:p>
          </table:table-cell>
          <table:table-cell office:value-type="float" office:value="1.340878634" calcext:value-type="float">
            <text:p>1,340878634</text:p>
          </table:table-cell>
          <table:table-cell office:value-type="float" office:value="-11.02190978" calcext:value-type="float">
            <text:p>-11,02190978</text:p>
          </table:table-cell>
          <table:table-cell/>
          <table:table-cell table:formula="of:=[.E393]*25" office:value-type="float" office:value="54.029439975" calcext:value-type="float">
            <text:p>54,029439975</text:p>
          </table:table-cell>
          <table:table-cell table:formula="of:=[.F393]*25" office:value-type="float" office:value="33.52196585" calcext:value-type="float">
            <text:p>33,52196585</text:p>
          </table:table-cell>
          <table:table-cell table:formula="of:=[.G393]*25" office:value-type="float" office:value="-275.5477445" calcext:value-type="float">
            <text:p>-275,5477445</text:p>
          </table:table-cell>
          <table:table-cell/>
          <table:table-cell table:formula="of:=[.I393]*0.067" office:value-type="float" office:value="3.619972478325" calcext:value-type="float">
            <text:p>3,619972478325</text:p>
          </table:table-cell>
          <table:table-cell table:formula="of:=[.J393]*0.067" office:value-type="float" office:value="2.24597171195" calcext:value-type="float">
            <text:p>2,24597171195</text:p>
          </table:table-cell>
          <table:table-cell table:formula="of:=[.K393]*0.067" office:value-type="float" office:value="-18.4616988815" calcext:value-type="float">
            <text:p>-18,4616988815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3.4565338" calcext:value-type="float">
            <text:p>3,4565338</text:p>
          </table:table-cell>
          <table:table-cell office:value-type="float" office:value="1.505803449" calcext:value-type="float">
            <text:p>1,505803449</text:p>
          </table:table-cell>
          <table:table-cell office:value-type="float" office:value="-10.45778611" calcext:value-type="float">
            <text:p>-10,45778611</text:p>
          </table:table-cell>
          <table:table-cell/>
          <table:table-cell table:formula="of:=[.E394]*25" office:value-type="float" office:value="86.413345" calcext:value-type="float">
            <text:p>86,413345</text:p>
          </table:table-cell>
          <table:table-cell table:formula="of:=[.F394]*25" office:value-type="float" office:value="37.645086225" calcext:value-type="float">
            <text:p>37,645086225</text:p>
          </table:table-cell>
          <table:table-cell table:formula="of:=[.G394]*25" office:value-type="float" office:value="-261.44465275" calcext:value-type="float">
            <text:p>-261,44465275</text:p>
          </table:table-cell>
          <table:table-cell/>
          <table:table-cell table:formula="of:=[.I394]*0.067" office:value-type="float" office:value="5.789694115" calcext:value-type="float">
            <text:p>5,789694115</text:p>
          </table:table-cell>
          <table:table-cell table:formula="of:=[.J394]*0.067" office:value-type="float" office:value="2.522220777075" calcext:value-type="float">
            <text:p>2,522220777075</text:p>
          </table:table-cell>
          <table:table-cell table:formula="of:=[.K394]*0.067" office:value-type="float" office:value="-17.51679173425" calcext:value-type="float">
            <text:p>-17,5167917342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3.522998101" calcext:value-type="float">
            <text:p>3,522998101</text:p>
          </table:table-cell>
          <table:table-cell office:value-type="float" office:value="1.094918152" calcext:value-type="float">
            <text:p>1,094918152</text:p>
          </table:table-cell>
          <table:table-cell office:value-type="float" office:value="-8.730734066" calcext:value-type="float">
            <text:p>-8,730734066</text:p>
          </table:table-cell>
          <table:table-cell/>
          <table:table-cell table:formula="of:=[.E395]*25" office:value-type="float" office:value="88.074952525" calcext:value-type="float">
            <text:p>88,074952525</text:p>
          </table:table-cell>
          <table:table-cell table:formula="of:=[.F395]*25" office:value-type="float" office:value="27.3729538" calcext:value-type="float">
            <text:p>27,3729538</text:p>
          </table:table-cell>
          <table:table-cell table:formula="of:=[.G395]*25" office:value-type="float" office:value="-218.26835165" calcext:value-type="float">
            <text:p>-218,26835165</text:p>
          </table:table-cell>
          <table:table-cell/>
          <table:table-cell table:formula="of:=[.I395]*0.067" office:value-type="float" office:value="5.901021819175" calcext:value-type="float">
            <text:p>5,901021819175</text:p>
          </table:table-cell>
          <table:table-cell table:formula="of:=[.J395]*0.067" office:value-type="float" office:value="1.8339879046" calcext:value-type="float">
            <text:p>1,8339879046</text:p>
          </table:table-cell>
          <table:table-cell table:formula="of:=[.K395]*0.067" office:value-type="float" office:value="-14.62397956055" calcext:value-type="float">
            <text:p>-14,62397956055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2.649549447" calcext:value-type="float">
            <text:p>2,649549447</text:p>
          </table:table-cell>
          <table:table-cell office:value-type="float" office:value="1.155116131" calcext:value-type="float">
            <text:p>1,155116131</text:p>
          </table:table-cell>
          <table:table-cell office:value-type="float" office:value="-8.221397047" calcext:value-type="float">
            <text:p>-8,221397047</text:p>
          </table:table-cell>
          <table:table-cell/>
          <table:table-cell table:formula="of:=[.E396]*25" office:value-type="float" office:value="66.238736175" calcext:value-type="float">
            <text:p>66,238736175</text:p>
          </table:table-cell>
          <table:table-cell table:formula="of:=[.F396]*25" office:value-type="float" office:value="28.877903275" calcext:value-type="float">
            <text:p>28,877903275</text:p>
          </table:table-cell>
          <table:table-cell table:formula="of:=[.G396]*25" office:value-type="float" office:value="-205.534926175" calcext:value-type="float">
            <text:p>-205,534926175</text:p>
          </table:table-cell>
          <table:table-cell/>
          <table:table-cell table:formula="of:=[.I396]*0.067" office:value-type="float" office:value="4.437995323725" calcext:value-type="float">
            <text:p>4,437995323725</text:p>
          </table:table-cell>
          <table:table-cell table:formula="of:=[.J396]*0.067" office:value-type="float" office:value="1.934819519425" calcext:value-type="float">
            <text:p>1,934819519425</text:p>
          </table:table-cell>
          <table:table-cell table:formula="of:=[.K396]*0.067" office:value-type="float" office:value="-13.770840053725" calcext:value-type="float">
            <text:p>-13,77084005372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3.445157182" calcext:value-type="float">
            <text:p>3,445157182</text:p>
          </table:table-cell>
          <table:table-cell office:value-type="float" office:value="1.909184859" calcext:value-type="float">
            <text:p>1,909184859</text:p>
          </table:table-cell>
          <table:table-cell office:value-type="float" office:value="-7.396215141" calcext:value-type="float">
            <text:p>-7,396215141</text:p>
          </table:table-cell>
          <table:table-cell/>
          <table:table-cell table:formula="of:=[.E397]*25" office:value-type="float" office:value="86.12892955" calcext:value-type="float">
            <text:p>86,12892955</text:p>
          </table:table-cell>
          <table:table-cell table:formula="of:=[.F397]*25" office:value-type="float" office:value="47.729621475" calcext:value-type="float">
            <text:p>47,729621475</text:p>
          </table:table-cell>
          <table:table-cell table:formula="of:=[.G397]*25" office:value-type="float" office:value="-184.905378525" calcext:value-type="float">
            <text:p>-184,905378525</text:p>
          </table:table-cell>
          <table:table-cell/>
          <table:table-cell table:formula="of:=[.I397]*0.067" office:value-type="float" office:value="5.77063827985" calcext:value-type="float">
            <text:p>5,77063827985</text:p>
          </table:table-cell>
          <table:table-cell table:formula="of:=[.J397]*0.067" office:value-type="float" office:value="3.197884638825" calcext:value-type="float">
            <text:p>3,197884638825</text:p>
          </table:table-cell>
          <table:table-cell table:formula="of:=[.K397]*0.067" office:value-type="float" office:value="-12.388660361175" calcext:value-type="float">
            <text:p>-12,38866036117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2.835584058" calcext:value-type="float">
            <text:p>2,835584058</text:p>
          </table:table-cell>
          <table:table-cell office:value-type="float" office:value="0.707471599" calcext:value-type="float">
            <text:p>0,707471599</text:p>
          </table:table-cell>
          <table:table-cell office:value-type="float" office:value="-5.741296464" calcext:value-type="float">
            <text:p>-5,741296464</text:p>
          </table:table-cell>
          <table:table-cell/>
          <table:table-cell table:formula="of:=[.E398]*25" office:value-type="float" office:value="70.88960145" calcext:value-type="float">
            <text:p>70,88960145</text:p>
          </table:table-cell>
          <table:table-cell table:formula="of:=[.F398]*25" office:value-type="float" office:value="17.686789975" calcext:value-type="float">
            <text:p>17,686789975</text:p>
          </table:table-cell>
          <table:table-cell table:formula="of:=[.G398]*25" office:value-type="float" office:value="-143.5324116" calcext:value-type="float">
            <text:p>-143,5324116</text:p>
          </table:table-cell>
          <table:table-cell/>
          <table:table-cell table:formula="of:=[.I398]*0.067" office:value-type="float" office:value="4.74960329715" calcext:value-type="float">
            <text:p>4,74960329715</text:p>
          </table:table-cell>
          <table:table-cell table:formula="of:=[.J398]*0.067" office:value-type="float" office:value="1.185014928325" calcext:value-type="float">
            <text:p>1,185014928325</text:p>
          </table:table-cell>
          <table:table-cell table:formula="of:=[.K398]*0.067" office:value-type="float" office:value="-9.6166715772" calcext:value-type="float">
            <text:p>-9,6166715772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.756579862" calcext:value-type="float">
            <text:p>1,756579862</text:p>
          </table:table-cell>
          <table:table-cell office:value-type="float" office:value="0.530683064" calcext:value-type="float">
            <text:p>0,530683064</text:p>
          </table:table-cell>
          <table:table-cell office:value-type="float" office:value="-5.970732462" calcext:value-type="float">
            <text:p>-5,970732462</text:p>
          </table:table-cell>
          <table:table-cell/>
          <table:table-cell table:formula="of:=[.E399]*25" office:value-type="float" office:value="43.91449655" calcext:value-type="float">
            <text:p>43,91449655</text:p>
          </table:table-cell>
          <table:table-cell table:formula="of:=[.F399]*25" office:value-type="float" office:value="13.2670766" calcext:value-type="float">
            <text:p>13,2670766</text:p>
          </table:table-cell>
          <table:table-cell table:formula="of:=[.G399]*25" office:value-type="float" office:value="-149.26831155" calcext:value-type="float">
            <text:p>-149,26831155</text:p>
          </table:table-cell>
          <table:table-cell/>
          <table:table-cell table:formula="of:=[.I399]*0.067" office:value-type="float" office:value="2.94227126885" calcext:value-type="float">
            <text:p>2,94227126885</text:p>
          </table:table-cell>
          <table:table-cell table:formula="of:=[.J399]*0.067" office:value-type="float" office:value="0.8888941322" calcext:value-type="float">
            <text:p>0,8888941322</text:p>
          </table:table-cell>
          <table:table-cell table:formula="of:=[.K399]*0.067" office:value-type="float" office:value="-10.00097687385" calcext:value-type="float">
            <text:p>-10,0009768738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2.926986163" calcext:value-type="float">
            <text:p>2,926986163</text:p>
          </table:table-cell>
          <table:table-cell office:value-type="float" office:value="1.600059617" calcext:value-type="float">
            <text:p>1,600059617</text:p>
          </table:table-cell>
          <table:table-cell office:value-type="float" office:value="-5.251119852" calcext:value-type="float">
            <text:p>-5,251119852</text:p>
          </table:table-cell>
          <table:table-cell/>
          <table:table-cell table:formula="of:=[.E400]*25" office:value-type="float" office:value="73.174654075" calcext:value-type="float">
            <text:p>73,174654075</text:p>
          </table:table-cell>
          <table:table-cell table:formula="of:=[.F400]*25" office:value-type="float" office:value="40.001490425" calcext:value-type="float">
            <text:p>40,001490425</text:p>
          </table:table-cell>
          <table:table-cell table:formula="of:=[.G400]*25" office:value-type="float" office:value="-131.2779963" calcext:value-type="float">
            <text:p>-131,2779963</text:p>
          </table:table-cell>
          <table:table-cell/>
          <table:table-cell table:formula="of:=[.I400]*0.067" office:value-type="float" office:value="4.902701823025" calcext:value-type="float">
            <text:p>4,902701823025</text:p>
          </table:table-cell>
          <table:table-cell table:formula="of:=[.J400]*0.067" office:value-type="float" office:value="2.680099858475" calcext:value-type="float">
            <text:p>2,680099858475</text:p>
          </table:table-cell>
          <table:table-cell table:formula="of:=[.K400]*0.067" office:value-type="float" office:value="-8.7956257521" calcext:value-type="float">
            <text:p>-8,7956257521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2.28767669" calcext:value-type="float">
            <text:p>2,28767669</text:p>
          </table:table-cell>
          <table:table-cell office:value-type="float" office:value="0.187109185" calcext:value-type="float">
            <text:p>0,187109185</text:p>
          </table:table-cell>
          <table:table-cell office:value-type="float" office:value="-3.472109969" calcext:value-type="float">
            <text:p>-3,472109969</text:p>
          </table:table-cell>
          <table:table-cell/>
          <table:table-cell table:formula="of:=[.E401]*25" office:value-type="float" office:value="57.19191725" calcext:value-type="float">
            <text:p>57,19191725</text:p>
          </table:table-cell>
          <table:table-cell table:formula="of:=[.F401]*25" office:value-type="float" office:value="4.677729625" calcext:value-type="float">
            <text:p>4,677729625</text:p>
          </table:table-cell>
          <table:table-cell table:formula="of:=[.G401]*25" office:value-type="float" office:value="-86.802749225" calcext:value-type="float">
            <text:p>-86,802749225</text:p>
          </table:table-cell>
          <table:table-cell/>
          <table:table-cell table:formula="of:=[.I401]*0.067" office:value-type="float" office:value="3.83185845575" calcext:value-type="float">
            <text:p>3,83185845575</text:p>
          </table:table-cell>
          <table:table-cell table:formula="of:=[.J401]*0.067" office:value-type="float" office:value="0.313407884875" calcext:value-type="float">
            <text:p>0,313407884875</text:p>
          </table:table-cell>
          <table:table-cell table:formula="of:=[.K401]*0.067" office:value-type="float" office:value="-5.815784198075" calcext:value-type="float">
            <text:p>-5,815784198075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1.924981423" calcext:value-type="float">
            <text:p>1,924981423</text:p>
          </table:table-cell>
          <table:table-cell office:value-type="float" office:value="0.049903332" calcext:value-type="float">
            <text:p>0,049903332</text:p>
          </table:table-cell>
          <table:table-cell office:value-type="float" office:value="-4.214544995" calcext:value-type="float">
            <text:p>-4,214544995</text:p>
          </table:table-cell>
          <table:table-cell/>
          <table:table-cell table:formula="of:=[.E402]*25" office:value-type="float" office:value="48.124535575" calcext:value-type="float">
            <text:p>48,124535575</text:p>
          </table:table-cell>
          <table:table-cell table:formula="of:=[.F402]*25" office:value-type="float" office:value="1.2475833" calcext:value-type="float">
            <text:p>1,2475833</text:p>
          </table:table-cell>
          <table:table-cell table:formula="of:=[.G402]*25" office:value-type="float" office:value="-105.363624875" calcext:value-type="float">
            <text:p>-105,363624875</text:p>
          </table:table-cell>
          <table:table-cell/>
          <table:table-cell table:formula="of:=[.I402]*0.067" office:value-type="float" office:value="3.224343883525" calcext:value-type="float">
            <text:p>3,224343883525</text:p>
          </table:table-cell>
          <table:table-cell table:formula="of:=[.J402]*0.067" office:value-type="float" office:value="0.0835880811" calcext:value-type="float">
            <text:p>0,0835880811</text:p>
          </table:table-cell>
          <table:table-cell table:formula="of:=[.K402]*0.067" office:value-type="float" office:value="-7.059362866625" calcext:value-type="float">
            <text:p>-7,05936286662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9.28" calcext:value-type="float">
            <text:p>-239,28</text:p>
          </table:table-cell>
          <table:table-cell office:value-type="float" office:value="0" calcext:value-type="float">
            <text:p>0</text:p>
          </table:table-cell>
          <table:table-cell office:value-type="float" office:value="1.469251795" calcext:value-type="float">
            <text:p>1,469251795</text:p>
          </table:table-cell>
          <table:table-cell office:value-type="float" office:value="-2.715506358" calcext:value-type="float">
            <text:p>-2,715506358</text:p>
          </table:table-cell>
          <table:table-cell/>
          <table:table-cell table:formula="of:=[.E403]*25" office:value-type="float" office:value="0" calcext:value-type="float">
            <text:p>0</text:p>
          </table:table-cell>
          <table:table-cell table:formula="of:=[.F403]*25" office:value-type="float" office:value="36.731294875" calcext:value-type="float">
            <text:p>36,731294875</text:p>
          </table:table-cell>
          <table:table-cell table:formula="of:=[.G403]*25" office:value-type="float" office:value="-67.88765895" calcext:value-type="float">
            <text:p>-67,88765895</text:p>
          </table:table-cell>
          <table:table-cell/>
          <table:table-cell table:formula="of:=[.I403]*0.067" office:value-type="float" office:value="0" calcext:value-type="float">
            <text:p>0</text:p>
          </table:table-cell>
          <table:table-cell table:formula="of:=[.J403]*0.067" office:value-type="float" office:value="2.460996756625" calcext:value-type="float">
            <text:p>2,460996756625</text:p>
          </table:table-cell>
          <table:table-cell table:formula="of:=[.K403]*0.067" office:value-type="float" office:value="-4.54847314965" calcext:value-type="float">
            <text:p>-4,5484731496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0" calcext:value-type="float">
            <text:p>0</text:p>
          </table:table-cell>
          <table:table-cell office:value-type="float" office:value="0.610146719" calcext:value-type="float">
            <text:p>0,610146719</text:p>
          </table:table-cell>
          <table:table-cell office:value-type="float" office:value="-3.014548295" calcext:value-type="float">
            <text:p>-3,014548295</text:p>
          </table:table-cell>
          <table:table-cell/>
          <table:table-cell table:formula="of:=[.E404]*25" office:value-type="float" office:value="0" calcext:value-type="float">
            <text:p>0</text:p>
          </table:table-cell>
          <table:table-cell table:formula="of:=[.F404]*25" office:value-type="float" office:value="15.253667975" calcext:value-type="float">
            <text:p>15,253667975</text:p>
          </table:table-cell>
          <table:table-cell table:formula="of:=[.G404]*25" office:value-type="float" office:value="-75.363707375" calcext:value-type="float">
            <text:p>-75,363707375</text:p>
          </table:table-cell>
          <table:table-cell/>
          <table:table-cell table:formula="of:=[.I404]*0.067" office:value-type="float" office:value="0" calcext:value-type="float">
            <text:p>0</text:p>
          </table:table-cell>
          <table:table-cell table:formula="of:=[.J404]*0.067" office:value-type="float" office:value="1.021995754325" calcext:value-type="float">
            <text:p>1,021995754325</text:p>
          </table:table-cell>
          <table:table-cell table:formula="of:=[.K404]*0.067" office:value-type="float" office:value="-5.049368394125" calcext:value-type="float">
            <text:p>-5,04936839412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0.333549295" calcext:value-type="float">
            <text:p>-0,333549295</text:p>
          </table:table-cell>
          <table:table-cell office:value-type="float" office:value="0.579054745" calcext:value-type="float">
            <text:p>0,579054745</text:p>
          </table:table-cell>
          <table:table-cell office:value-type="float" office:value="-3.072440186" calcext:value-type="float">
            <text:p>-3,072440186</text:p>
          </table:table-cell>
          <table:table-cell/>
          <table:table-cell table:formula="of:=[.E405]*25" office:value-type="float" office:value="-8.338732375" calcext:value-type="float">
            <text:p>-8,338732375</text:p>
          </table:table-cell>
          <table:table-cell table:formula="of:=[.F405]*25" office:value-type="float" office:value="14.476368625" calcext:value-type="float">
            <text:p>14,476368625</text:p>
          </table:table-cell>
          <table:table-cell table:formula="of:=[.G405]*25" office:value-type="float" office:value="-76.81100465" calcext:value-type="float">
            <text:p>-76,81100465</text:p>
          </table:table-cell>
          <table:table-cell/>
          <table:table-cell table:formula="of:=[.I405]*0.067" office:value-type="float" office:value="-0.558695069125" calcext:value-type="float">
            <text:p>-0,558695069125</text:p>
          </table:table-cell>
          <table:table-cell table:formula="of:=[.J405]*0.067" office:value-type="float" office:value="0.969916697875" calcext:value-type="float">
            <text:p>0,969916697875</text:p>
          </table:table-cell>
          <table:table-cell table:formula="of:=[.K405]*0.067" office:value-type="float" office:value="-5.14633731155" calcext:value-type="float">
            <text:p>-5,1463373115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0.477902636" calcext:value-type="float">
            <text:p>-0,477902636</text:p>
          </table:table-cell>
          <table:table-cell office:value-type="float" office:value="0.77401175" calcext:value-type="float">
            <text:p>0,77401175</text:p>
          </table:table-cell>
          <table:table-cell office:value-type="float" office:value="-3.297209309" calcext:value-type="float">
            <text:p>-3,297209309</text:p>
          </table:table-cell>
          <table:table-cell/>
          <table:table-cell table:formula="of:=[.E406]*25" office:value-type="float" office:value="-11.9475659" calcext:value-type="float">
            <text:p>-11,9475659</text:p>
          </table:table-cell>
          <table:table-cell table:formula="of:=[.F406]*25" office:value-type="float" office:value="19.35029375" calcext:value-type="float">
            <text:p>19,35029375</text:p>
          </table:table-cell>
          <table:table-cell table:formula="of:=[.G406]*25" office:value-type="float" office:value="-82.430232725" calcext:value-type="float">
            <text:p>-82,430232725</text:p>
          </table:table-cell>
          <table:table-cell/>
          <table:table-cell table:formula="of:=[.I406]*0.067" office:value-type="float" office:value="-0.8004869153" calcext:value-type="float">
            <text:p>-0,8004869153</text:p>
          </table:table-cell>
          <table:table-cell table:formula="of:=[.J406]*0.067" office:value-type="float" office:value="1.29646968125" calcext:value-type="float">
            <text:p>1,29646968125</text:p>
          </table:table-cell>
          <table:table-cell table:formula="of:=[.K406]*0.067" office:value-type="float" office:value="-5.522825592575" calcext:value-type="float">
            <text:p>-5,52282559257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1.117647151" calcext:value-type="float">
            <text:p>-1,117647151</text:p>
          </table:table-cell>
          <table:table-cell office:value-type="float" office:value="0.58092803" calcext:value-type="float">
            <text:p>0,58092803</text:p>
          </table:table-cell>
          <table:table-cell office:value-type="float" office:value="-2.869799959" calcext:value-type="float">
            <text:p>-2,869799959</text:p>
          </table:table-cell>
          <table:table-cell/>
          <table:table-cell table:formula="of:=[.E407]*25" office:value-type="float" office:value="-27.941178775" calcext:value-type="float">
            <text:p>-27,941178775</text:p>
          </table:table-cell>
          <table:table-cell table:formula="of:=[.F407]*25" office:value-type="float" office:value="14.52320075" calcext:value-type="float">
            <text:p>14,52320075</text:p>
          </table:table-cell>
          <table:table-cell table:formula="of:=[.G407]*25" office:value-type="float" office:value="-71.744998975" calcext:value-type="float">
            <text:p>-71,744998975</text:p>
          </table:table-cell>
          <table:table-cell/>
          <table:table-cell table:formula="of:=[.I407]*0.067" office:value-type="float" office:value="-1.872058977925" calcext:value-type="float">
            <text:p>-1,872058977925</text:p>
          </table:table-cell>
          <table:table-cell table:formula="of:=[.J407]*0.067" office:value-type="float" office:value="0.97305445025" calcext:value-type="float">
            <text:p>0,97305445025</text:p>
          </table:table-cell>
          <table:table-cell table:formula="of:=[.K407]*0.067" office:value-type="float" office:value="-4.806914931325" calcext:value-type="float">
            <text:p>-4,80691493132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2.686270988" calcext:value-type="float">
            <text:p>-2,686270988</text:p>
          </table:table-cell>
          <table:table-cell office:value-type="float" office:value="-0.291621725" calcext:value-type="float">
            <text:p>-0,291621725</text:p>
          </table:table-cell>
          <table:table-cell office:value-type="float" office:value="-3.634288738" calcext:value-type="float">
            <text:p>-3,634288738</text:p>
          </table:table-cell>
          <table:table-cell/>
          <table:table-cell table:formula="of:=[.E408]*25" office:value-type="float" office:value="-67.1567747" calcext:value-type="float">
            <text:p>-67,1567747</text:p>
          </table:table-cell>
          <table:table-cell table:formula="of:=[.F408]*25" office:value-type="float" office:value="-7.290543125" calcext:value-type="float">
            <text:p>-7,290543125</text:p>
          </table:table-cell>
          <table:table-cell table:formula="of:=[.G408]*25" office:value-type="float" office:value="-90.85721845" calcext:value-type="float">
            <text:p>-90,85721845</text:p>
          </table:table-cell>
          <table:table-cell/>
          <table:table-cell table:formula="of:=[.I408]*0.067" office:value-type="float" office:value="-4.4995039049" calcext:value-type="float">
            <text:p>-4,4995039049</text:p>
          </table:table-cell>
          <table:table-cell table:formula="of:=[.J408]*0.067" office:value-type="float" office:value="-0.488466389375" calcext:value-type="float">
            <text:p>-0,488466389375</text:p>
          </table:table-cell>
          <table:table-cell table:formula="of:=[.K408]*0.067" office:value-type="float" office:value="-6.08743363615" calcext:value-type="float">
            <text:p>-6,0874336361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2.571459663" calcext:value-type="float">
            <text:p>-2,571459663</text:p>
          </table:table-cell>
          <table:table-cell office:value-type="float" office:value="0.915489777" calcext:value-type="float">
            <text:p>0,915489777</text:p>
          </table:table-cell>
          <table:table-cell office:value-type="float" office:value="-5.030316683" calcext:value-type="float">
            <text:p>-5,030316683</text:p>
          </table:table-cell>
          <table:table-cell/>
          <table:table-cell table:formula="of:=[.E409]*25" office:value-type="float" office:value="-64.286491575" calcext:value-type="float">
            <text:p>-64,286491575</text:p>
          </table:table-cell>
          <table:table-cell table:formula="of:=[.F409]*25" office:value-type="float" office:value="22.887244425" calcext:value-type="float">
            <text:p>22,887244425</text:p>
          </table:table-cell>
          <table:table-cell table:formula="of:=[.G409]*25" office:value-type="float" office:value="-125.757917075" calcext:value-type="float">
            <text:p>-125,757917075</text:p>
          </table:table-cell>
          <table:table-cell/>
          <table:table-cell table:formula="of:=[.I409]*0.067" office:value-type="float" office:value="-4.307194935525" calcext:value-type="float">
            <text:p>-4,307194935525</text:p>
          </table:table-cell>
          <table:table-cell table:formula="of:=[.J409]*0.067" office:value-type="float" office:value="1.533445376475" calcext:value-type="float">
            <text:p>1,533445376475</text:p>
          </table:table-cell>
          <table:table-cell table:formula="of:=[.K409]*0.067" office:value-type="float" office:value="-8.425780444025" calcext:value-type="float">
            <text:p>-8,42578044402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2.376863314" calcext:value-type="float">
            <text:p>-2,376863314</text:p>
          </table:table-cell>
          <table:table-cell office:value-type="float" office:value="0.847485413" calcext:value-type="float">
            <text:p>0,847485413</text:p>
          </table:table-cell>
          <table:table-cell office:value-type="float" office:value="-4.811108042" calcext:value-type="float">
            <text:p>-4,811108042</text:p>
          </table:table-cell>
          <table:table-cell/>
          <table:table-cell table:formula="of:=[.E410]*25" office:value-type="float" office:value="-59.42158285" calcext:value-type="float">
            <text:p>-59,42158285</text:p>
          </table:table-cell>
          <table:table-cell table:formula="of:=[.F410]*25" office:value-type="float" office:value="21.187135325" calcext:value-type="float">
            <text:p>21,187135325</text:p>
          </table:table-cell>
          <table:table-cell table:formula="of:=[.G410]*25" office:value-type="float" office:value="-120.27770105" calcext:value-type="float">
            <text:p>-120,27770105</text:p>
          </table:table-cell>
          <table:table-cell/>
          <table:table-cell table:formula="of:=[.I410]*0.067" office:value-type="float" office:value="-3.98124605095" calcext:value-type="float">
            <text:p>-3,98124605095</text:p>
          </table:table-cell>
          <table:table-cell table:formula="of:=[.J410]*0.067" office:value-type="float" office:value="1.419538066775" calcext:value-type="float">
            <text:p>1,419538066775</text:p>
          </table:table-cell>
          <table:table-cell table:formula="of:=[.K410]*0.067" office:value-type="float" office:value="-8.05860597035" calcext:value-type="float">
            <text:p>-8,0586059703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3.973183546" calcext:value-type="float">
            <text:p>-3,973183546</text:p>
          </table:table-cell>
          <table:table-cell office:value-type="float" office:value="-0.034455722" calcext:value-type="float">
            <text:p>-0,034455722</text:p>
          </table:table-cell>
          <table:table-cell office:value-type="float" office:value="-5.942216919" calcext:value-type="float">
            <text:p>-5,942216919</text:p>
          </table:table-cell>
          <table:table-cell/>
          <table:table-cell table:formula="of:=[.E411]*25" office:value-type="float" office:value="-99.32958865" calcext:value-type="float">
            <text:p>-99,32958865</text:p>
          </table:table-cell>
          <table:table-cell table:formula="of:=[.F411]*25" office:value-type="float" office:value="-0.86139305" calcext:value-type="float">
            <text:p>-0,86139305</text:p>
          </table:table-cell>
          <table:table-cell table:formula="of:=[.G411]*25" office:value-type="float" office:value="-148.555422975" calcext:value-type="float">
            <text:p>-148,555422975</text:p>
          </table:table-cell>
          <table:table-cell/>
          <table:table-cell table:formula="of:=[.I411]*0.067" office:value-type="float" office:value="-6.65508243955" calcext:value-type="float">
            <text:p>-6,65508243955</text:p>
          </table:table-cell>
          <table:table-cell table:formula="of:=[.J411]*0.067" office:value-type="float" office:value="-0.05771333435" calcext:value-type="float">
            <text:p>-0,05771333435</text:p>
          </table:table-cell>
          <table:table-cell table:formula="of:=[.K411]*0.067" office:value-type="float" office:value="-9.953213339325" calcext:value-type="float">
            <text:p>-9,95321333932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4.362165045" calcext:value-type="float">
            <text:p>-4,362165045</text:p>
          </table:table-cell>
          <table:table-cell office:value-type="float" office:value="1.144250427" calcext:value-type="float">
            <text:p>1,144250427</text:p>
          </table:table-cell>
          <table:table-cell office:value-type="float" office:value="-7.929478284" calcext:value-type="float">
            <text:p>-7,929478284</text:p>
          </table:table-cell>
          <table:table-cell/>
          <table:table-cell table:formula="of:=[.E412]*25" office:value-type="float" office:value="-109.054126125" calcext:value-type="float">
            <text:p>-109,054126125</text:p>
          </table:table-cell>
          <table:table-cell table:formula="of:=[.F412]*25" office:value-type="float" office:value="28.606260675" calcext:value-type="float">
            <text:p>28,606260675</text:p>
          </table:table-cell>
          <table:table-cell table:formula="of:=[.G412]*25" office:value-type="float" office:value="-198.2369571" calcext:value-type="float">
            <text:p>-198,2369571</text:p>
          </table:table-cell>
          <table:table-cell/>
          <table:table-cell table:formula="of:=[.I412]*0.067" office:value-type="float" office:value="-7.306626450375" calcext:value-type="float">
            <text:p>-7,306626450375</text:p>
          </table:table-cell>
          <table:table-cell table:formula="of:=[.J412]*0.067" office:value-type="float" office:value="1.916619465225" calcext:value-type="float">
            <text:p>1,916619465225</text:p>
          </table:table-cell>
          <table:table-cell table:formula="of:=[.K412]*0.067" office:value-type="float" office:value="-13.2818761257" calcext:value-type="float">
            <text:p>-13,281876125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4.449919573" calcext:value-type="float">
            <text:p>-4,449919573</text:p>
          </table:table-cell>
          <table:table-cell office:value-type="float" office:value="1.566884026" calcext:value-type="float">
            <text:p>1,566884026</text:p>
          </table:table-cell>
          <table:table-cell office:value-type="float" office:value="-8.967450794" calcext:value-type="float">
            <text:p>-8,967450794</text:p>
          </table:table-cell>
          <table:table-cell/>
          <table:table-cell table:formula="of:=[.E413]*25" office:value-type="float" office:value="-111.247989325" calcext:value-type="float">
            <text:p>-111,247989325</text:p>
          </table:table-cell>
          <table:table-cell table:formula="of:=[.F413]*25" office:value-type="float" office:value="39.17210065" calcext:value-type="float">
            <text:p>39,17210065</text:p>
          </table:table-cell>
          <table:table-cell table:formula="of:=[.G413]*25" office:value-type="float" office:value="-224.18626985" calcext:value-type="float">
            <text:p>-224,18626985</text:p>
          </table:table-cell>
          <table:table-cell/>
          <table:table-cell table:formula="of:=[.I413]*0.067" office:value-type="float" office:value="-7.453615284775" calcext:value-type="float">
            <text:p>-7,453615284775</text:p>
          </table:table-cell>
          <table:table-cell table:formula="of:=[.J413]*0.067" office:value-type="float" office:value="2.62453074355" calcext:value-type="float">
            <text:p>2,62453074355</text:p>
          </table:table-cell>
          <table:table-cell table:formula="of:=[.K413]*0.067" office:value-type="float" office:value="-15.02048007995" calcext:value-type="float">
            <text:p>-15,0204800799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3.84240161" calcext:value-type="float">
            <text:p>-3,84240161</text:p>
          </table:table-cell>
          <table:table-cell office:value-type="float" office:value="1.461600012" calcext:value-type="float">
            <text:p>1,461600012</text:p>
          </table:table-cell>
          <table:table-cell office:value-type="float" office:value="-10.96806075" calcext:value-type="float">
            <text:p>-10,96806075</text:p>
          </table:table-cell>
          <table:table-cell/>
          <table:table-cell table:formula="of:=[.E414]*25" office:value-type="float" office:value="-96.06004025" calcext:value-type="float">
            <text:p>-96,06004025</text:p>
          </table:table-cell>
          <table:table-cell table:formula="of:=[.F414]*25" office:value-type="float" office:value="36.5400003" calcext:value-type="float">
            <text:p>36,5400003</text:p>
          </table:table-cell>
          <table:table-cell table:formula="of:=[.G414]*25" office:value-type="float" office:value="-274.20151875" calcext:value-type="float">
            <text:p>-274,20151875</text:p>
          </table:table-cell>
          <table:table-cell/>
          <table:table-cell table:formula="of:=[.I414]*0.067" office:value-type="float" office:value="-6.43602269675" calcext:value-type="float">
            <text:p>-6,43602269675</text:p>
          </table:table-cell>
          <table:table-cell table:formula="of:=[.J414]*0.067" office:value-type="float" office:value="2.4481800201" calcext:value-type="float">
            <text:p>2,4481800201</text:p>
          </table:table-cell>
          <table:table-cell table:formula="of:=[.K414]*0.067" office:value-type="float" office:value="-18.37150175625" calcext:value-type="float">
            <text:p>-18,37150175625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2.146096353" calcext:value-type="float">
            <text:p>-2,146096353</text:p>
          </table:table-cell>
          <table:table-cell office:value-type="float" office:value="1.801935711" calcext:value-type="float">
            <text:p>1,801935711</text:p>
          </table:table-cell>
          <table:table-cell office:value-type="float" office:value="-11.84741976" calcext:value-type="float">
            <text:p>-11,84741976</text:p>
          </table:table-cell>
          <table:table-cell/>
          <table:table-cell table:formula="of:=[.E415]*25" office:value-type="float" office:value="-53.652408825" calcext:value-type="float">
            <text:p>-53,652408825</text:p>
          </table:table-cell>
          <table:table-cell table:formula="of:=[.F415]*25" office:value-type="float" office:value="45.048392775" calcext:value-type="float">
            <text:p>45,048392775</text:p>
          </table:table-cell>
          <table:table-cell table:formula="of:=[.G415]*25" office:value-type="float" office:value="-296.185494" calcext:value-type="float">
            <text:p>-296,185494</text:p>
          </table:table-cell>
          <table:table-cell/>
          <table:table-cell table:formula="of:=[.I415]*0.067" office:value-type="float" office:value="-3.594711391275" calcext:value-type="float">
            <text:p>-3,594711391275</text:p>
          </table:table-cell>
          <table:table-cell table:formula="of:=[.J415]*0.067" office:value-type="float" office:value="3.018242315925" calcext:value-type="float">
            <text:p>3,018242315925</text:p>
          </table:table-cell>
          <table:table-cell table:formula="of:=[.K415]*0.067" office:value-type="float" office:value="-19.844428098" calcext:value-type="float">
            <text:p>-19,844428098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1.879972323" calcext:value-type="float">
            <text:p>-1,879972323</text:p>
          </table:table-cell>
          <table:table-cell office:value-type="float" office:value="1.845075249" calcext:value-type="float">
            <text:p>1,845075249</text:p>
          </table:table-cell>
          <table:table-cell office:value-type="float" office:value="-12.15810255" calcext:value-type="float">
            <text:p>-12,15810255</text:p>
          </table:table-cell>
          <table:table-cell/>
          <table:table-cell table:formula="of:=[.E416]*25" office:value-type="float" office:value="-46.999308075" calcext:value-type="float">
            <text:p>-46,999308075</text:p>
          </table:table-cell>
          <table:table-cell table:formula="of:=[.F416]*25" office:value-type="float" office:value="46.126881225" calcext:value-type="float">
            <text:p>46,126881225</text:p>
          </table:table-cell>
          <table:table-cell table:formula="of:=[.G416]*25" office:value-type="float" office:value="-303.95256375" calcext:value-type="float">
            <text:p>-303,95256375</text:p>
          </table:table-cell>
          <table:table-cell/>
          <table:table-cell table:formula="of:=[.I416]*0.067" office:value-type="float" office:value="-3.148953641025" calcext:value-type="float">
            <text:p>-3,148953641025</text:p>
          </table:table-cell>
          <table:table-cell table:formula="of:=[.J416]*0.067" office:value-type="float" office:value="3.090501042075" calcext:value-type="float">
            <text:p>3,090501042075</text:p>
          </table:table-cell>
          <table:table-cell table:formula="of:=[.K416]*0.067" office:value-type="float" office:value="-20.36482177125" calcext:value-type="float">
            <text:p>-20,364821771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1.575242285" calcext:value-type="float">
            <text:p>-1,575242285</text:p>
          </table:table-cell>
          <table:table-cell office:value-type="float" office:value="1.628091165" calcext:value-type="float">
            <text:p>1,628091165</text:p>
          </table:table-cell>
          <table:table-cell office:value-type="float" office:value="-12.97080226" calcext:value-type="float">
            <text:p>-12,97080226</text:p>
          </table:table-cell>
          <table:table-cell/>
          <table:table-cell table:formula="of:=[.E417]*25" office:value-type="float" office:value="-39.381057125" calcext:value-type="float">
            <text:p>-39,381057125</text:p>
          </table:table-cell>
          <table:table-cell table:formula="of:=[.F417]*25" office:value-type="float" office:value="40.702279125" calcext:value-type="float">
            <text:p>40,702279125</text:p>
          </table:table-cell>
          <table:table-cell table:formula="of:=[.G417]*25" office:value-type="float" office:value="-324.2700565" calcext:value-type="float">
            <text:p>-324,2700565</text:p>
          </table:table-cell>
          <table:table-cell/>
          <table:table-cell table:formula="of:=[.I417]*0.067" office:value-type="float" office:value="-2.638530827375" calcext:value-type="float">
            <text:p>-2,638530827375</text:p>
          </table:table-cell>
          <table:table-cell table:formula="of:=[.J417]*0.067" office:value-type="float" office:value="2.727052701375" calcext:value-type="float">
            <text:p>2,727052701375</text:p>
          </table:table-cell>
          <table:table-cell table:formula="of:=[.K417]*0.067" office:value-type="float" office:value="-21.7260937855" calcext:value-type="float">
            <text:p>-21,726093785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0.409328363" calcext:value-type="float">
            <text:p>-0,409328363</text:p>
          </table:table-cell>
          <table:table-cell office:value-type="float" office:value="1.676463645" calcext:value-type="float">
            <text:p>1,676463645</text:p>
          </table:table-cell>
          <table:table-cell office:value-type="float" office:value="-13.37347457" calcext:value-type="float">
            <text:p>-13,37347457</text:p>
          </table:table-cell>
          <table:table-cell/>
          <table:table-cell table:formula="of:=[.E418]*25" office:value-type="float" office:value="-10.233209075" calcext:value-type="float">
            <text:p>-10,233209075</text:p>
          </table:table-cell>
          <table:table-cell table:formula="of:=[.F418]*25" office:value-type="float" office:value="41.911591125" calcext:value-type="float">
            <text:p>41,911591125</text:p>
          </table:table-cell>
          <table:table-cell table:formula="of:=[.G418]*25" office:value-type="float" office:value="-334.33686425" calcext:value-type="float">
            <text:p>-334,33686425</text:p>
          </table:table-cell>
          <table:table-cell/>
          <table:table-cell table:formula="of:=[.I418]*0.067" office:value-type="float" office:value="-0.685625008025" calcext:value-type="float">
            <text:p>-0,685625008025</text:p>
          </table:table-cell>
          <table:table-cell table:formula="of:=[.J418]*0.067" office:value-type="float" office:value="2.808076605375" calcext:value-type="float">
            <text:p>2,808076605375</text:p>
          </table:table-cell>
          <table:table-cell table:formula="of:=[.K418]*0.067" office:value-type="float" office:value="-22.40056990475" calcext:value-type="float">
            <text:p>-22,4005699047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0.550505472" calcext:value-type="float">
            <text:p>0,550505472</text:p>
          </table:table-cell>
          <table:table-cell office:value-type="float" office:value="1.754909727" calcext:value-type="float">
            <text:p>1,754909727</text:p>
          </table:table-cell>
          <table:table-cell office:value-type="float" office:value="-13.21024796" calcext:value-type="float">
            <text:p>-13,21024796</text:p>
          </table:table-cell>
          <table:table-cell/>
          <table:table-cell table:formula="of:=[.E419]*25" office:value-type="float" office:value="13.7626368" calcext:value-type="float">
            <text:p>13,7626368</text:p>
          </table:table-cell>
          <table:table-cell table:formula="of:=[.F419]*25" office:value-type="float" office:value="43.872743175" calcext:value-type="float">
            <text:p>43,872743175</text:p>
          </table:table-cell>
          <table:table-cell table:formula="of:=[.G419]*25" office:value-type="float" office:value="-330.256199" calcext:value-type="float">
            <text:p>-330,256199</text:p>
          </table:table-cell>
          <table:table-cell/>
          <table:table-cell table:formula="of:=[.I419]*0.067" office:value-type="float" office:value="0.9220966656" calcext:value-type="float">
            <text:p>0,9220966656</text:p>
          </table:table-cell>
          <table:table-cell table:formula="of:=[.J419]*0.067" office:value-type="float" office:value="2.939473792725" calcext:value-type="float">
            <text:p>2,939473792725</text:p>
          </table:table-cell>
          <table:table-cell table:formula="of:=[.K419]*0.067" office:value-type="float" office:value="-22.127165333" calcext:value-type="float">
            <text:p>-22,127165333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0.867289601" calcext:value-type="float">
            <text:p>0,867289601</text:p>
          </table:table-cell>
          <table:table-cell office:value-type="float" office:value="1.721850418" calcext:value-type="float">
            <text:p>1,721850418</text:p>
          </table:table-cell>
          <table:table-cell office:value-type="float" office:value="-12.85357943" calcext:value-type="float">
            <text:p>-12,85357943</text:p>
          </table:table-cell>
          <table:table-cell/>
          <table:table-cell table:formula="of:=[.E420]*25" office:value-type="float" office:value="21.682240025" calcext:value-type="float">
            <text:p>21,682240025</text:p>
          </table:table-cell>
          <table:table-cell table:formula="of:=[.F420]*25" office:value-type="float" office:value="43.04626045" calcext:value-type="float">
            <text:p>43,04626045</text:p>
          </table:table-cell>
          <table:table-cell table:formula="of:=[.G420]*25" office:value-type="float" office:value="-321.33948575" calcext:value-type="float">
            <text:p>-321,33948575</text:p>
          </table:table-cell>
          <table:table-cell/>
          <table:table-cell table:formula="of:=[.I420]*0.067" office:value-type="float" office:value="1.452710081675" calcext:value-type="float">
            <text:p>1,452710081675</text:p>
          </table:table-cell>
          <table:table-cell table:formula="of:=[.J420]*0.067" office:value-type="float" office:value="2.88409945015" calcext:value-type="float">
            <text:p>2,88409945015</text:p>
          </table:table-cell>
          <table:table-cell table:formula="of:=[.K420]*0.067" office:value-type="float" office:value="-21.52974554525" calcext:value-type="float">
            <text:p>-21,52974554525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1.226434021" calcext:value-type="float">
            <text:p>1,226434021</text:p>
          </table:table-cell>
          <table:table-cell office:value-type="float" office:value="1.787071234" calcext:value-type="float">
            <text:p>1,787071234</text:p>
          </table:table-cell>
          <table:table-cell office:value-type="float" office:value="-12.70716206" calcext:value-type="float">
            <text:p>-12,70716206</text:p>
          </table:table-cell>
          <table:table-cell/>
          <table:table-cell table:formula="of:=[.E421]*25" office:value-type="float" office:value="30.660850525" calcext:value-type="float">
            <text:p>30,660850525</text:p>
          </table:table-cell>
          <table:table-cell table:formula="of:=[.F421]*25" office:value-type="float" office:value="44.67678085" calcext:value-type="float">
            <text:p>44,67678085</text:p>
          </table:table-cell>
          <table:table-cell table:formula="of:=[.G421]*25" office:value-type="float" office:value="-317.6790515" calcext:value-type="float">
            <text:p>-317,6790515</text:p>
          </table:table-cell>
          <table:table-cell/>
          <table:table-cell table:formula="of:=[.I421]*0.067" office:value-type="float" office:value="2.054276985175" calcext:value-type="float">
            <text:p>2,054276985175</text:p>
          </table:table-cell>
          <table:table-cell table:formula="of:=[.J421]*0.067" office:value-type="float" office:value="2.99334431695" calcext:value-type="float">
            <text:p>2,99334431695</text:p>
          </table:table-cell>
          <table:table-cell table:formula="of:=[.K421]*0.067" office:value-type="float" office:value="-21.2844964505" calcext:value-type="float">
            <text:p>-21,284496450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2.253681089" calcext:value-type="float">
            <text:p>2,253681089</text:p>
          </table:table-cell>
          <table:table-cell office:value-type="float" office:value="1.922814606" calcext:value-type="float">
            <text:p>1,922814606</text:p>
          </table:table-cell>
          <table:table-cell office:value-type="float" office:value="-12.16240504" calcext:value-type="float">
            <text:p>-12,16240504</text:p>
          </table:table-cell>
          <table:table-cell/>
          <table:table-cell table:formula="of:=[.E422]*25" office:value-type="float" office:value="56.342027225" calcext:value-type="float">
            <text:p>56,342027225</text:p>
          </table:table-cell>
          <table:table-cell table:formula="of:=[.F422]*25" office:value-type="float" office:value="48.07036515" calcext:value-type="float">
            <text:p>48,07036515</text:p>
          </table:table-cell>
          <table:table-cell table:formula="of:=[.G422]*25" office:value-type="float" office:value="-304.060126" calcext:value-type="float">
            <text:p>-304,060126</text:p>
          </table:table-cell>
          <table:table-cell/>
          <table:table-cell table:formula="of:=[.I422]*0.067" office:value-type="float" office:value="3.774915824075" calcext:value-type="float">
            <text:p>3,774915824075</text:p>
          </table:table-cell>
          <table:table-cell table:formula="of:=[.J422]*0.067" office:value-type="float" office:value="3.22071446505" calcext:value-type="float">
            <text:p>3,22071446505</text:p>
          </table:table-cell>
          <table:table-cell table:formula="of:=[.K422]*0.067" office:value-type="float" office:value="-20.372028442" calcext:value-type="float">
            <text:p>-20,372028442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2.513834309" calcext:value-type="float">
            <text:p>2,513834309</text:p>
          </table:table-cell>
          <table:table-cell office:value-type="float" office:value="1.815479543" calcext:value-type="float">
            <text:p>1,815479543</text:p>
          </table:table-cell>
          <table:table-cell office:value-type="float" office:value="-11.03254294" calcext:value-type="float">
            <text:p>-11,03254294</text:p>
          </table:table-cell>
          <table:table-cell/>
          <table:table-cell table:formula="of:=[.E423]*25" office:value-type="float" office:value="62.845857725" calcext:value-type="float">
            <text:p>62,845857725</text:p>
          </table:table-cell>
          <table:table-cell table:formula="of:=[.F423]*25" office:value-type="float" office:value="45.386988575" calcext:value-type="float">
            <text:p>45,386988575</text:p>
          </table:table-cell>
          <table:table-cell table:formula="of:=[.G423]*25" office:value-type="float" office:value="-275.8135735" calcext:value-type="float">
            <text:p>-275,8135735</text:p>
          </table:table-cell>
          <table:table-cell/>
          <table:table-cell table:formula="of:=[.I423]*0.067" office:value-type="float" office:value="4.210672467575" calcext:value-type="float">
            <text:p>4,210672467575</text:p>
          </table:table-cell>
          <table:table-cell table:formula="of:=[.J423]*0.067" office:value-type="float" office:value="3.040928234525" calcext:value-type="float">
            <text:p>3,040928234525</text:p>
          </table:table-cell>
          <table:table-cell table:formula="of:=[.K423]*0.067" office:value-type="float" office:value="-18.4795094245" calcext:value-type="float">
            <text:p>-18,479509424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2.431466149" calcext:value-type="float">
            <text:p>2,431466149</text:p>
          </table:table-cell>
          <table:table-cell office:value-type="float" office:value="2.10813294" calcext:value-type="float">
            <text:p>2,10813294</text:p>
          </table:table-cell>
          <table:table-cell office:value-type="float" office:value="-10.52722886" calcext:value-type="float">
            <text:p>-10,52722886</text:p>
          </table:table-cell>
          <table:table-cell/>
          <table:table-cell table:formula="of:=[.E424]*25" office:value-type="float" office:value="60.786653725" calcext:value-type="float">
            <text:p>60,786653725</text:p>
          </table:table-cell>
          <table:table-cell table:formula="of:=[.F424]*25" office:value-type="float" office:value="52.7033235" calcext:value-type="float">
            <text:p>52,7033235</text:p>
          </table:table-cell>
          <table:table-cell table:formula="of:=[.G424]*25" office:value-type="float" office:value="-263.1807215" calcext:value-type="float">
            <text:p>-263,1807215</text:p>
          </table:table-cell>
          <table:table-cell/>
          <table:table-cell table:formula="of:=[.I424]*0.067" office:value-type="float" office:value="4.072705799575" calcext:value-type="float">
            <text:p>4,072705799575</text:p>
          </table:table-cell>
          <table:table-cell table:formula="of:=[.J424]*0.067" office:value-type="float" office:value="3.5311226745" calcext:value-type="float">
            <text:p>3,5311226745</text:p>
          </table:table-cell>
          <table:table-cell table:formula="of:=[.K424]*0.067" office:value-type="float" office:value="-17.6331083405" calcext:value-type="float">
            <text:p>-17,6331083405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3.287323993" calcext:value-type="float">
            <text:p>3,287323993</text:p>
          </table:table-cell>
          <table:table-cell office:value-type="float" office:value="2.633788919" calcext:value-type="float">
            <text:p>2,633788919</text:p>
          </table:table-cell>
          <table:table-cell office:value-type="float" office:value="-9.635375629" calcext:value-type="float">
            <text:p>-9,635375629</text:p>
          </table:table-cell>
          <table:table-cell/>
          <table:table-cell table:formula="of:=[.E425]*25" office:value-type="float" office:value="82.183099825" calcext:value-type="float">
            <text:p>82,183099825</text:p>
          </table:table-cell>
          <table:table-cell table:formula="of:=[.F425]*25" office:value-type="float" office:value="65.844722975" calcext:value-type="float">
            <text:p>65,844722975</text:p>
          </table:table-cell>
          <table:table-cell table:formula="of:=[.G425]*25" office:value-type="float" office:value="-240.884390725" calcext:value-type="float">
            <text:p>-240,884390725</text:p>
          </table:table-cell>
          <table:table-cell/>
          <table:table-cell table:formula="of:=[.I425]*0.067" office:value-type="float" office:value="5.506267688275" calcext:value-type="float">
            <text:p>5,506267688275</text:p>
          </table:table-cell>
          <table:table-cell table:formula="of:=[.J425]*0.067" office:value-type="float" office:value="4.411596439325" calcext:value-type="float">
            <text:p>4,411596439325</text:p>
          </table:table-cell>
          <table:table-cell table:formula="of:=[.K425]*0.067" office:value-type="float" office:value="-16.139254178575" calcext:value-type="float">
            <text:p>-16,13925417857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3.270849922" calcext:value-type="float">
            <text:p>3,270849922</text:p>
          </table:table-cell>
          <table:table-cell office:value-type="float" office:value="1.697965352" calcext:value-type="float">
            <text:p>1,697965352</text:p>
          </table:table-cell>
          <table:table-cell office:value-type="float" office:value="-8.176803615" calcext:value-type="float">
            <text:p>-8,176803615</text:p>
          </table:table-cell>
          <table:table-cell/>
          <table:table-cell table:formula="of:=[.E426]*25" office:value-type="float" office:value="81.77124805" calcext:value-type="float">
            <text:p>81,77124805</text:p>
          </table:table-cell>
          <table:table-cell table:formula="of:=[.F426]*25" office:value-type="float" office:value="42.4491338" calcext:value-type="float">
            <text:p>42,4491338</text:p>
          </table:table-cell>
          <table:table-cell table:formula="of:=[.G426]*25" office:value-type="float" office:value="-204.420090375" calcext:value-type="float">
            <text:p>-204,420090375</text:p>
          </table:table-cell>
          <table:table-cell/>
          <table:table-cell table:formula="of:=[.I426]*0.067" office:value-type="float" office:value="5.47867361935" calcext:value-type="float">
            <text:p>5,47867361935</text:p>
          </table:table-cell>
          <table:table-cell table:formula="of:=[.J426]*0.067" office:value-type="float" office:value="2.8440919646" calcext:value-type="float">
            <text:p>2,8440919646</text:p>
          </table:table-cell>
          <table:table-cell table:formula="of:=[.K426]*0.067" office:value-type="float" office:value="-13.696146055125" calcext:value-type="float">
            <text:p>-13,696146055125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3.251166377" calcext:value-type="float">
            <text:p>3,251166377</text:p>
          </table:table-cell>
          <table:table-cell office:value-type="float" office:value="1.526963351" calcext:value-type="float">
            <text:p>1,526963351</text:p>
          </table:table-cell>
          <table:table-cell office:value-type="float" office:value="-7.664135085" calcext:value-type="float">
            <text:p>-7,664135085</text:p>
          </table:table-cell>
          <table:table-cell/>
          <table:table-cell table:formula="of:=[.E427]*25" office:value-type="float" office:value="81.279159425" calcext:value-type="float">
            <text:p>81,279159425</text:p>
          </table:table-cell>
          <table:table-cell table:formula="of:=[.F427]*25" office:value-type="float" office:value="38.174083775" calcext:value-type="float">
            <text:p>38,174083775</text:p>
          </table:table-cell>
          <table:table-cell table:formula="of:=[.G427]*25" office:value-type="float" office:value="-191.603377125" calcext:value-type="float">
            <text:p>-191,603377125</text:p>
          </table:table-cell>
          <table:table-cell/>
          <table:table-cell table:formula="of:=[.I427]*0.067" office:value-type="float" office:value="5.445703681475" calcext:value-type="float">
            <text:p>5,445703681475</text:p>
          </table:table-cell>
          <table:table-cell table:formula="of:=[.J427]*0.067" office:value-type="float" office:value="2.557663612925" calcext:value-type="float">
            <text:p>2,557663612925</text:p>
          </table:table-cell>
          <table:table-cell table:formula="of:=[.K427]*0.067" office:value-type="float" office:value="-12.837426267375" calcext:value-type="float">
            <text:p>-12,83742626737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3.189799736" calcext:value-type="float">
            <text:p>3,189799736</text:p>
          </table:table-cell>
          <table:table-cell office:value-type="float" office:value="2.209309663" calcext:value-type="float">
            <text:p>2,209309663</text:p>
          </table:table-cell>
          <table:table-cell office:value-type="float" office:value="-6.165927311" calcext:value-type="float">
            <text:p>-6,165927311</text:p>
          </table:table-cell>
          <table:table-cell/>
          <table:table-cell table:formula="of:=[.E428]*25" office:value-type="float" office:value="79.7449934" calcext:value-type="float">
            <text:p>79,7449934</text:p>
          </table:table-cell>
          <table:table-cell table:formula="of:=[.F428]*25" office:value-type="float" office:value="55.232741575" calcext:value-type="float">
            <text:p>55,232741575</text:p>
          </table:table-cell>
          <table:table-cell table:formula="of:=[.G428]*25" office:value-type="float" office:value="-154.148182775" calcext:value-type="float">
            <text:p>-154,148182775</text:p>
          </table:table-cell>
          <table:table-cell/>
          <table:table-cell table:formula="of:=[.I428]*0.067" office:value-type="float" office:value="5.3429145578" calcext:value-type="float">
            <text:p>5,3429145578</text:p>
          </table:table-cell>
          <table:table-cell table:formula="of:=[.J428]*0.067" office:value-type="float" office:value="3.700593685525" calcext:value-type="float">
            <text:p>3,700593685525</text:p>
          </table:table-cell>
          <table:table-cell table:formula="of:=[.K428]*0.067" office:value-type="float" office:value="-10.327928245925" calcext:value-type="float">
            <text:p>-10,32792824592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1.949474629" calcext:value-type="float">
            <text:p>1,949474629</text:p>
          </table:table-cell>
          <table:table-cell office:value-type="float" office:value="1.03389386" calcext:value-type="float">
            <text:p>1,03389386</text:p>
          </table:table-cell>
          <table:table-cell office:value-type="float" office:value="-5.223241762" calcext:value-type="float">
            <text:p>-5,223241762</text:p>
          </table:table-cell>
          <table:table-cell/>
          <table:table-cell table:formula="of:=[.E429]*25" office:value-type="float" office:value="48.736865725" calcext:value-type="float">
            <text:p>48,736865725</text:p>
          </table:table-cell>
          <table:table-cell table:formula="of:=[.F429]*25" office:value-type="float" office:value="25.8473465" calcext:value-type="float">
            <text:p>25,8473465</text:p>
          </table:table-cell>
          <table:table-cell table:formula="of:=[.G429]*25" office:value-type="float" office:value="-130.58104405" calcext:value-type="float">
            <text:p>-130,58104405</text:p>
          </table:table-cell>
          <table:table-cell/>
          <table:table-cell table:formula="of:=[.I429]*0.067" office:value-type="float" office:value="3.265370003575" calcext:value-type="float">
            <text:p>3,265370003575</text:p>
          </table:table-cell>
          <table:table-cell table:formula="of:=[.J429]*0.067" office:value-type="float" office:value="1.7317722155" calcext:value-type="float">
            <text:p>1,7317722155</text:p>
          </table:table-cell>
          <table:table-cell table:formula="of:=[.K429]*0.067" office:value-type="float" office:value="-8.74892995135" calcext:value-type="float">
            <text:p>-8,74892995135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2.361348583" calcext:value-type="float">
            <text:p>2,361348583</text:p>
          </table:table-cell>
          <table:table-cell office:value-type="float" office:value="0.908224999" calcext:value-type="float">
            <text:p>0,908224999</text:p>
          </table:table-cell>
          <table:table-cell office:value-type="float" office:value="-5.530887703" calcext:value-type="float">
            <text:p>-5,530887703</text:p>
          </table:table-cell>
          <table:table-cell/>
          <table:table-cell table:formula="of:=[.E430]*25" office:value-type="float" office:value="59.033714575" calcext:value-type="float">
            <text:p>59,033714575</text:p>
          </table:table-cell>
          <table:table-cell table:formula="of:=[.F430]*25" office:value-type="float" office:value="22.705624975" calcext:value-type="float">
            <text:p>22,705624975</text:p>
          </table:table-cell>
          <table:table-cell table:formula="of:=[.G430]*25" office:value-type="float" office:value="-138.272192575" calcext:value-type="float">
            <text:p>-138,272192575</text:p>
          </table:table-cell>
          <table:table-cell/>
          <table:table-cell table:formula="of:=[.I430]*0.067" office:value-type="float" office:value="3.955258876525" calcext:value-type="float">
            <text:p>3,955258876525</text:p>
          </table:table-cell>
          <table:table-cell table:formula="of:=[.J430]*0.067" office:value-type="float" office:value="1.521276873325" calcext:value-type="float">
            <text:p>1,521276873325</text:p>
          </table:table-cell>
          <table:table-cell table:formula="of:=[.K430]*0.067" office:value-type="float" office:value="-9.264236902525" calcext:value-type="float">
            <text:p>-9,26423690252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2.691202125" calcext:value-type="float">
            <text:p>2,691202125</text:p>
          </table:table-cell>
          <table:table-cell office:value-type="float" office:value="1.872601575" calcext:value-type="float">
            <text:p>1,872601575</text:p>
          </table:table-cell>
          <table:table-cell office:value-type="float" office:value="-4.099586998" calcext:value-type="float">
            <text:p>-4,099586998</text:p>
          </table:table-cell>
          <table:table-cell/>
          <table:table-cell table:formula="of:=[.E431]*25" office:value-type="float" office:value="67.280053125" calcext:value-type="float">
            <text:p>67,280053125</text:p>
          </table:table-cell>
          <table:table-cell table:formula="of:=[.F431]*25" office:value-type="float" office:value="46.815039375" calcext:value-type="float">
            <text:p>46,815039375</text:p>
          </table:table-cell>
          <table:table-cell table:formula="of:=[.G431]*25" office:value-type="float" office:value="-102.48967495" calcext:value-type="float">
            <text:p>-102,48967495</text:p>
          </table:table-cell>
          <table:table-cell/>
          <table:table-cell table:formula="of:=[.I431]*0.067" office:value-type="float" office:value="4.507763559375" calcext:value-type="float">
            <text:p>4,507763559375</text:p>
          </table:table-cell>
          <table:table-cell table:formula="of:=[.J431]*0.067" office:value-type="float" office:value="3.136607638125" calcext:value-type="float">
            <text:p>3,136607638125</text:p>
          </table:table-cell>
          <table:table-cell table:formula="of:=[.K431]*0.067" office:value-type="float" office:value="-6.86680822165" calcext:value-type="float">
            <text:p>-6,8668082216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1.232377314" calcext:value-type="float">
            <text:p>1,232377314</text:p>
          </table:table-cell>
          <table:table-cell office:value-type="float" office:value="0.447348195" calcext:value-type="float">
            <text:p>0,447348195</text:p>
          </table:table-cell>
          <table:table-cell office:value-type="float" office:value="-3.302456462" calcext:value-type="float">
            <text:p>-3,302456462</text:p>
          </table:table-cell>
          <table:table-cell/>
          <table:table-cell table:formula="of:=[.E432]*25" office:value-type="float" office:value="30.80943285" calcext:value-type="float">
            <text:p>30,80943285</text:p>
          </table:table-cell>
          <table:table-cell table:formula="of:=[.F432]*25" office:value-type="float" office:value="11.183704875" calcext:value-type="float">
            <text:p>11,183704875</text:p>
          </table:table-cell>
          <table:table-cell table:formula="of:=[.G432]*25" office:value-type="float" office:value="-82.56141155" calcext:value-type="float">
            <text:p>-82,56141155</text:p>
          </table:table-cell>
          <table:table-cell/>
          <table:table-cell table:formula="of:=[.I432]*0.067" office:value-type="float" office:value="2.06423200095" calcext:value-type="float">
            <text:p>2,06423200095</text:p>
          </table:table-cell>
          <table:table-cell table:formula="of:=[.J432]*0.067" office:value-type="float" office:value="0.749308226625" calcext:value-type="float">
            <text:p>0,749308226625</text:p>
          </table:table-cell>
          <table:table-cell table:formula="of:=[.K432]*0.067" office:value-type="float" office:value="-5.53161457385" calcext:value-type="float">
            <text:p>-5,53161457385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2.289092312" calcext:value-type="float">
            <text:p>2,289092312</text:p>
          </table:table-cell>
          <table:table-cell office:value-type="float" office:value="0.327585126" calcext:value-type="float">
            <text:p>0,327585126</text:p>
          </table:table-cell>
          <table:table-cell office:value-type="float" office:value="-4.098014636" calcext:value-type="float">
            <text:p>-4,098014636</text:p>
          </table:table-cell>
          <table:table-cell/>
          <table:table-cell table:formula="of:=[.E433]*25" office:value-type="float" office:value="57.2273078" calcext:value-type="float">
            <text:p>57,2273078</text:p>
          </table:table-cell>
          <table:table-cell table:formula="of:=[.F433]*25" office:value-type="float" office:value="8.18962815" calcext:value-type="float">
            <text:p>8,18962815</text:p>
          </table:table-cell>
          <table:table-cell table:formula="of:=[.G433]*25" office:value-type="float" office:value="-102.4503659" calcext:value-type="float">
            <text:p>-102,4503659</text:p>
          </table:table-cell>
          <table:table-cell/>
          <table:table-cell table:formula="of:=[.I433]*0.067" office:value-type="float" office:value="3.8342296226" calcext:value-type="float">
            <text:p>3,8342296226</text:p>
          </table:table-cell>
          <table:table-cell table:formula="of:=[.J433]*0.067" office:value-type="float" office:value="0.54870508605" calcext:value-type="float">
            <text:p>0,54870508605</text:p>
          </table:table-cell>
          <table:table-cell table:formula="of:=[.K433]*0.067" office:value-type="float" office:value="-6.8641745153" calcext:value-type="float">
            <text:p>-6,8641745153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9.23" calcext:value-type="float">
            <text:p>-239,23</text:p>
          </table:table-cell>
          <table:table-cell office:value-type="float" office:value="0" calcext:value-type="float">
            <text:p>0</text:p>
          </table:table-cell>
          <table:table-cell office:value-type="float" office:value="0.837013157" calcext:value-type="float">
            <text:p>0,837013157</text:p>
          </table:table-cell>
          <table:table-cell office:value-type="float" office:value="-2.119893313" calcext:value-type="float">
            <text:p>-2,119893313</text:p>
          </table:table-cell>
          <table:table-cell/>
          <table:table-cell table:formula="of:=[.E434]*25" office:value-type="float" office:value="0" calcext:value-type="float">
            <text:p>0</text:p>
          </table:table-cell>
          <table:table-cell table:formula="of:=[.F434]*25" office:value-type="float" office:value="20.925328925" calcext:value-type="float">
            <text:p>20,925328925</text:p>
          </table:table-cell>
          <table:table-cell table:formula="of:=[.G434]*25" office:value-type="float" office:value="-52.997332825" calcext:value-type="float">
            <text:p>-52,997332825</text:p>
          </table:table-cell>
          <table:table-cell/>
          <table:table-cell table:formula="of:=[.I434]*0.067" office:value-type="float" office:value="0" calcext:value-type="float">
            <text:p>0</text:p>
          </table:table-cell>
          <table:table-cell table:formula="of:=[.J434]*0.067" office:value-type="float" office:value="1.401997037975" calcext:value-type="float">
            <text:p>1,401997037975</text:p>
          </table:table-cell>
          <table:table-cell table:formula="of:=[.K434]*0.067" office:value-type="float" office:value="-3.550821299275" calcext:value-type="float">
            <text:p>-3,5508212992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0" calcext:value-type="float">
            <text:p>0</text:p>
          </table:table-cell>
          <table:table-cell office:value-type="float" office:value="0.634236761" calcext:value-type="float">
            <text:p>0,634236761</text:p>
          </table:table-cell>
          <table:table-cell office:value-type="float" office:value="-2.863049916" calcext:value-type="float">
            <text:p>-2,863049916</text:p>
          </table:table-cell>
          <table:table-cell/>
          <table:table-cell table:formula="of:=[.E435]*25" office:value-type="float" office:value="0" calcext:value-type="float">
            <text:p>0</text:p>
          </table:table-cell>
          <table:table-cell table:formula="of:=[.F435]*25" office:value-type="float" office:value="15.855919025" calcext:value-type="float">
            <text:p>15,855919025</text:p>
          </table:table-cell>
          <table:table-cell table:formula="of:=[.G435]*25" office:value-type="float" office:value="-71.5762479" calcext:value-type="float">
            <text:p>-71,5762479</text:p>
          </table:table-cell>
          <table:table-cell/>
          <table:table-cell table:formula="of:=[.I435]*0.067" office:value-type="float" office:value="0" calcext:value-type="float">
            <text:p>0</text:p>
          </table:table-cell>
          <table:table-cell table:formula="of:=[.J435]*0.067" office:value-type="float" office:value="1.062346574675" calcext:value-type="float">
            <text:p>1,062346574675</text:p>
          </table:table-cell>
          <table:table-cell table:formula="of:=[.K435]*0.067" office:value-type="float" office:value="-4.7956086093" calcext:value-type="float">
            <text:p>-4,795608609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-0.258560512" calcext:value-type="float">
            <text:p>-0,258560512</text:p>
          </table:table-cell>
          <table:table-cell office:value-type="float" office:value="0.546593596" calcext:value-type="float">
            <text:p>0,546593596</text:p>
          </table:table-cell>
          <table:table-cell office:value-type="float" office:value="-2.931785625" calcext:value-type="float">
            <text:p>-2,931785625</text:p>
          </table:table-cell>
          <table:table-cell/>
          <table:table-cell table:formula="of:=[.E436]*25" office:value-type="float" office:value="-6.4640128" calcext:value-type="float">
            <text:p>-6,4640128</text:p>
          </table:table-cell>
          <table:table-cell table:formula="of:=[.F436]*25" office:value-type="float" office:value="13.6648399" calcext:value-type="float">
            <text:p>13,6648399</text:p>
          </table:table-cell>
          <table:table-cell table:formula="of:=[.G436]*25" office:value-type="float" office:value="-73.294640625" calcext:value-type="float">
            <text:p>-73,294640625</text:p>
          </table:table-cell>
          <table:table-cell/>
          <table:table-cell table:formula="of:=[.I436]*0.067" office:value-type="float" office:value="-0.4330888576" calcext:value-type="float">
            <text:p>-0,4330888576</text:p>
          </table:table-cell>
          <table:table-cell table:formula="of:=[.J436]*0.067" office:value-type="float" office:value="0.9155442733" calcext:value-type="float">
            <text:p>0,9155442733</text:p>
          </table:table-cell>
          <table:table-cell table:formula="of:=[.K436]*0.067" office:value-type="float" office:value="-4.910740921875" calcext:value-type="float">
            <text:p>-4,91074092187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0.508627248" calcext:value-type="float">
            <text:p>-0,508627248</text:p>
          </table:table-cell>
          <table:table-cell office:value-type="float" office:value="0.773421877" calcext:value-type="float">
            <text:p>0,773421877</text:p>
          </table:table-cell>
          <table:table-cell office:value-type="float" office:value="-3.060070661" calcext:value-type="float">
            <text:p>-3,060070661</text:p>
          </table:table-cell>
          <table:table-cell/>
          <table:table-cell table:formula="of:=[.E437]*25" office:value-type="float" office:value="-12.7156812" calcext:value-type="float">
            <text:p>-12,7156812</text:p>
          </table:table-cell>
          <table:table-cell table:formula="of:=[.F437]*25" office:value-type="float" office:value="19.335546925" calcext:value-type="float">
            <text:p>19,335546925</text:p>
          </table:table-cell>
          <table:table-cell table:formula="of:=[.G437]*25" office:value-type="float" office:value="-76.501766525" calcext:value-type="float">
            <text:p>-76,501766525</text:p>
          </table:table-cell>
          <table:table-cell/>
          <table:table-cell table:formula="of:=[.I437]*0.067" office:value-type="float" office:value="-0.8519506404" calcext:value-type="float">
            <text:p>-0,8519506404</text:p>
          </table:table-cell>
          <table:table-cell table:formula="of:=[.J437]*0.067" office:value-type="float" office:value="1.295481643975" calcext:value-type="float">
            <text:p>1,295481643975</text:p>
          </table:table-cell>
          <table:table-cell table:formula="of:=[.K437]*0.067" office:value-type="float" office:value="-5.125618357175" calcext:value-type="float">
            <text:p>-5,12561835717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1.838937406" calcext:value-type="float">
            <text:p>-1,838937406</text:p>
          </table:table-cell>
          <table:table-cell office:value-type="float" office:value="0.623685251" calcext:value-type="float">
            <text:p>0,623685251</text:p>
          </table:table-cell>
          <table:table-cell office:value-type="float" office:value="-2.844404361" calcext:value-type="float">
            <text:p>-2,844404361</text:p>
          </table:table-cell>
          <table:table-cell/>
          <table:table-cell table:formula="of:=[.E438]*25" office:value-type="float" office:value="-45.97343515" calcext:value-type="float">
            <text:p>-45,97343515</text:p>
          </table:table-cell>
          <table:table-cell table:formula="of:=[.F438]*25" office:value-type="float" office:value="15.592131275" calcext:value-type="float">
            <text:p>15,592131275</text:p>
          </table:table-cell>
          <table:table-cell table:formula="of:=[.G438]*25" office:value-type="float" office:value="-71.110109025" calcext:value-type="float">
            <text:p>-71,110109025</text:p>
          </table:table-cell>
          <table:table-cell/>
          <table:table-cell table:formula="of:=[.I438]*0.067" office:value-type="float" office:value="-3.08022015505" calcext:value-type="float">
            <text:p>-3,08022015505</text:p>
          </table:table-cell>
          <table:table-cell table:formula="of:=[.J438]*0.067" office:value-type="float" office:value="1.044672795425" calcext:value-type="float">
            <text:p>1,044672795425</text:p>
          </table:table-cell>
          <table:table-cell table:formula="of:=[.K438]*0.067" office:value-type="float" office:value="-4.764377304675" calcext:value-type="float">
            <text:p>-4,76437730467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2.492581836" calcext:value-type="float">
            <text:p>-2,492581836</text:p>
          </table:table-cell>
          <table:table-cell office:value-type="float" office:value="-0.031381012" calcext:value-type="float">
            <text:p>-0,031381012</text:p>
          </table:table-cell>
          <table:table-cell office:value-type="float" office:value="-4.234293444" calcext:value-type="float">
            <text:p>-4,234293444</text:p>
          </table:table-cell>
          <table:table-cell/>
          <table:table-cell table:formula="of:=[.E439]*25" office:value-type="float" office:value="-62.3145459" calcext:value-type="float">
            <text:p>-62,3145459</text:p>
          </table:table-cell>
          <table:table-cell table:formula="of:=[.F439]*25" office:value-type="float" office:value="-0.7845253" calcext:value-type="float">
            <text:p>-0,7845253</text:p>
          </table:table-cell>
          <table:table-cell table:formula="of:=[.G439]*25" office:value-type="float" office:value="-105.8573361" calcext:value-type="float">
            <text:p>-105,8573361</text:p>
          </table:table-cell>
          <table:table-cell/>
          <table:table-cell table:formula="of:=[.I439]*0.067" office:value-type="float" office:value="-4.1750745753" calcext:value-type="float">
            <text:p>-4,1750745753</text:p>
          </table:table-cell>
          <table:table-cell table:formula="of:=[.J439]*0.067" office:value-type="float" office:value="-0.0525631951" calcext:value-type="float">
            <text:p>-0,0525631951</text:p>
          </table:table-cell>
          <table:table-cell table:formula="of:=[.K439]*0.067" office:value-type="float" office:value="-7.0924415187" calcext:value-type="float">
            <text:p>-7,092441518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1.854339042" calcext:value-type="float">
            <text:p>-1,854339042</text:p>
          </table:table-cell>
          <table:table-cell office:value-type="float" office:value="1.140394353" calcext:value-type="float">
            <text:p>1,140394353</text:p>
          </table:table-cell>
          <table:table-cell office:value-type="float" office:value="-4.835155548" calcext:value-type="float">
            <text:p>-4,835155548</text:p>
          </table:table-cell>
          <table:table-cell/>
          <table:table-cell table:formula="of:=[.E440]*25" office:value-type="float" office:value="-46.35847605" calcext:value-type="float">
            <text:p>-46,35847605</text:p>
          </table:table-cell>
          <table:table-cell table:formula="of:=[.F440]*25" office:value-type="float" office:value="28.509858825" calcext:value-type="float">
            <text:p>28,509858825</text:p>
          </table:table-cell>
          <table:table-cell table:formula="of:=[.G440]*25" office:value-type="float" office:value="-120.8788887" calcext:value-type="float">
            <text:p>-120,8788887</text:p>
          </table:table-cell>
          <table:table-cell/>
          <table:table-cell table:formula="of:=[.I440]*0.067" office:value-type="float" office:value="-3.10601789535" calcext:value-type="float">
            <text:p>-3,10601789535</text:p>
          </table:table-cell>
          <table:table-cell table:formula="of:=[.J440]*0.067" office:value-type="float" office:value="1.910160541275" calcext:value-type="float">
            <text:p>1,910160541275</text:p>
          </table:table-cell>
          <table:table-cell table:formula="of:=[.K440]*0.067" office:value-type="float" office:value="-8.0988855429" calcext:value-type="float">
            <text:p>-8,0988855429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3.029441158" calcext:value-type="float">
            <text:p>-3,029441158</text:p>
          </table:table-cell>
          <table:table-cell office:value-type="float" office:value="1.058879489" calcext:value-type="float">
            <text:p>1,058879489</text:p>
          </table:table-cell>
          <table:table-cell office:value-type="float" office:value="-4.715393374" calcext:value-type="float">
            <text:p>-4,715393374</text:p>
          </table:table-cell>
          <table:table-cell/>
          <table:table-cell table:formula="of:=[.E441]*25" office:value-type="float" office:value="-75.73602895" calcext:value-type="float">
            <text:p>-75,73602895</text:p>
          </table:table-cell>
          <table:table-cell table:formula="of:=[.F441]*25" office:value-type="float" office:value="26.471987225" calcext:value-type="float">
            <text:p>26,471987225</text:p>
          </table:table-cell>
          <table:table-cell table:formula="of:=[.G441]*25" office:value-type="float" office:value="-117.88483435" calcext:value-type="float">
            <text:p>-117,88483435</text:p>
          </table:table-cell>
          <table:table-cell/>
          <table:table-cell table:formula="of:=[.I441]*0.067" office:value-type="float" office:value="-5.07431393965" calcext:value-type="float">
            <text:p>-5,07431393965</text:p>
          </table:table-cell>
          <table:table-cell table:formula="of:=[.J441]*0.067" office:value-type="float" office:value="1.773623144075" calcext:value-type="float">
            <text:p>1,773623144075</text:p>
          </table:table-cell>
          <table:table-cell table:formula="of:=[.K441]*0.067" office:value-type="float" office:value="-7.89828390145" calcext:value-type="float">
            <text:p>-7,8982839014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3.745426491" calcext:value-type="float">
            <text:p>-3,745426491</text:p>
          </table:table-cell>
          <table:table-cell office:value-type="float" office:value="0.33132829" calcext:value-type="float">
            <text:p>0,33132829</text:p>
          </table:table-cell>
          <table:table-cell office:value-type="float" office:value="-6.444948989" calcext:value-type="float">
            <text:p>-6,444948989</text:p>
          </table:table-cell>
          <table:table-cell/>
          <table:table-cell table:formula="of:=[.E442]*25" office:value-type="float" office:value="-93.635662275" calcext:value-type="float">
            <text:p>-93,635662275</text:p>
          </table:table-cell>
          <table:table-cell table:formula="of:=[.F442]*25" office:value-type="float" office:value="8.28320725" calcext:value-type="float">
            <text:p>8,28320725</text:p>
          </table:table-cell>
          <table:table-cell table:formula="of:=[.G442]*25" office:value-type="float" office:value="-161.123724725" calcext:value-type="float">
            <text:p>-161,123724725</text:p>
          </table:table-cell>
          <table:table-cell/>
          <table:table-cell table:formula="of:=[.I442]*0.067" office:value-type="float" office:value="-6.273589372425" calcext:value-type="float">
            <text:p>-6,273589372425</text:p>
          </table:table-cell>
          <table:table-cell table:formula="of:=[.J442]*0.067" office:value-type="float" office:value="0.55497488575" calcext:value-type="float">
            <text:p>0,55497488575</text:p>
          </table:table-cell>
          <table:table-cell table:formula="of:=[.K442]*0.067" office:value-type="float" office:value="-10.795289556575" calcext:value-type="float">
            <text:p>-10,79528955657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3.152332428" calcext:value-type="float">
            <text:p>-3,152332428</text:p>
          </table:table-cell>
          <table:table-cell office:value-type="float" office:value="1.458678745" calcext:value-type="float">
            <text:p>1,458678745</text:p>
          </table:table-cell>
          <table:table-cell office:value-type="float" office:value="-7.595337239" calcext:value-type="float">
            <text:p>-7,595337239</text:p>
          </table:table-cell>
          <table:table-cell/>
          <table:table-cell table:formula="of:=[.E443]*25" office:value-type="float" office:value="-78.8083107" calcext:value-type="float">
            <text:p>-78,8083107</text:p>
          </table:table-cell>
          <table:table-cell table:formula="of:=[.F443]*25" office:value-type="float" office:value="36.466968625" calcext:value-type="float">
            <text:p>36,466968625</text:p>
          </table:table-cell>
          <table:table-cell table:formula="of:=[.G443]*25" office:value-type="float" office:value="-189.883430975" calcext:value-type="float">
            <text:p>-189,883430975</text:p>
          </table:table-cell>
          <table:table-cell/>
          <table:table-cell table:formula="of:=[.I443]*0.067" office:value-type="float" office:value="-5.2801568169" calcext:value-type="float">
            <text:p>-5,2801568169</text:p>
          </table:table-cell>
          <table:table-cell table:formula="of:=[.J443]*0.067" office:value-type="float" office:value="2.443286897875" calcext:value-type="float">
            <text:p>2,443286897875</text:p>
          </table:table-cell>
          <table:table-cell table:formula="of:=[.K443]*0.067" office:value-type="float" office:value="-12.722189875325" calcext:value-type="float">
            <text:p>-12,72218987532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3.944299261" calcext:value-type="float">
            <text:p>-3,944299261</text:p>
          </table:table-cell>
          <table:table-cell office:value-type="float" office:value="1.875118026" calcext:value-type="float">
            <text:p>1,875118026</text:p>
          </table:table-cell>
          <table:table-cell office:value-type="float" office:value="-8.229090026" calcext:value-type="float">
            <text:p>-8,229090026</text:p>
          </table:table-cell>
          <table:table-cell/>
          <table:table-cell table:formula="of:=[.E444]*25" office:value-type="float" office:value="-98.607481525" calcext:value-type="float">
            <text:p>-98,607481525</text:p>
          </table:table-cell>
          <table:table-cell table:formula="of:=[.F444]*25" office:value-type="float" office:value="46.87795065" calcext:value-type="float">
            <text:p>46,87795065</text:p>
          </table:table-cell>
          <table:table-cell table:formula="of:=[.G444]*25" office:value-type="float" office:value="-205.72725065" calcext:value-type="float">
            <text:p>-205,72725065</text:p>
          </table:table-cell>
          <table:table-cell/>
          <table:table-cell table:formula="of:=[.I444]*0.067" office:value-type="float" office:value="-6.606701262175" calcext:value-type="float">
            <text:p>-6,606701262175</text:p>
          </table:table-cell>
          <table:table-cell table:formula="of:=[.J444]*0.067" office:value-type="float" office:value="3.14082269355" calcext:value-type="float">
            <text:p>3,14082269355</text:p>
          </table:table-cell>
          <table:table-cell table:formula="of:=[.K444]*0.067" office:value-type="float" office:value="-13.78372579355" calcext:value-type="float">
            <text:p>-13,7837257935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3.64648372" calcext:value-type="float">
            <text:p>-3,64648372</text:p>
          </table:table-cell>
          <table:table-cell office:value-type="float" office:value="2.342211481" calcext:value-type="float">
            <text:p>2,342211481</text:p>
          </table:table-cell>
          <table:table-cell office:value-type="float" office:value="-10.01273773" calcext:value-type="float">
            <text:p>-10,01273773</text:p>
          </table:table-cell>
          <table:table-cell/>
          <table:table-cell table:formula="of:=[.E445]*25" office:value-type="float" office:value="-91.162093" calcext:value-type="float">
            <text:p>-91,162093</text:p>
          </table:table-cell>
          <table:table-cell table:formula="of:=[.F445]*25" office:value-type="float" office:value="58.555287025" calcext:value-type="float">
            <text:p>58,555287025</text:p>
          </table:table-cell>
          <table:table-cell table:formula="of:=[.G445]*25" office:value-type="float" office:value="-250.31844325" calcext:value-type="float">
            <text:p>-250,31844325</text:p>
          </table:table-cell>
          <table:table-cell/>
          <table:table-cell table:formula="of:=[.I445]*0.067" office:value-type="float" office:value="-6.107860231" calcext:value-type="float">
            <text:p>-6,107860231</text:p>
          </table:table-cell>
          <table:table-cell table:formula="of:=[.J445]*0.067" office:value-type="float" office:value="3.923204230675" calcext:value-type="float">
            <text:p>3,923204230675</text:p>
          </table:table-cell>
          <table:table-cell table:formula="of:=[.K445]*0.067" office:value-type="float" office:value="-16.77133569775" calcext:value-type="float">
            <text:p>-16,77133569775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2.105712648" calcext:value-type="float">
            <text:p>-2,105712648</text:p>
          </table:table-cell>
          <table:table-cell office:value-type="float" office:value="2.528166699" calcext:value-type="float">
            <text:p>2,528166699</text:p>
          </table:table-cell>
          <table:table-cell office:value-type="float" office:value="-10.65801442" calcext:value-type="float">
            <text:p>-10,65801442</text:p>
          </table:table-cell>
          <table:table-cell/>
          <table:table-cell table:formula="of:=[.E446]*25" office:value-type="float" office:value="-52.6428162" calcext:value-type="float">
            <text:p>-52,6428162</text:p>
          </table:table-cell>
          <table:table-cell table:formula="of:=[.F446]*25" office:value-type="float" office:value="63.204167475" calcext:value-type="float">
            <text:p>63,204167475</text:p>
          </table:table-cell>
          <table:table-cell table:formula="of:=[.G446]*25" office:value-type="float" office:value="-266.4503605" calcext:value-type="float">
            <text:p>-266,4503605</text:p>
          </table:table-cell>
          <table:table-cell/>
          <table:table-cell table:formula="of:=[.I446]*0.067" office:value-type="float" office:value="-3.5270686854" calcext:value-type="float">
            <text:p>-3,5270686854</text:p>
          </table:table-cell>
          <table:table-cell table:formula="of:=[.J446]*0.067" office:value-type="float" office:value="4.234679220825" calcext:value-type="float">
            <text:p>4,234679220825</text:p>
          </table:table-cell>
          <table:table-cell table:formula="of:=[.K446]*0.067" office:value-type="float" office:value="-17.8521741535" calcext:value-type="float">
            <text:p>-17,852174153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2.012209135" calcext:value-type="float">
            <text:p>-2,012209135</text:p>
          </table:table-cell>
          <table:table-cell office:value-type="float" office:value="2.353597565" calcext:value-type="float">
            <text:p>2,353597565</text:p>
          </table:table-cell>
          <table:table-cell office:value-type="float" office:value="-11.13158246" calcext:value-type="float">
            <text:p>-11,13158246</text:p>
          </table:table-cell>
          <table:table-cell/>
          <table:table-cell table:formula="of:=[.E447]*25" office:value-type="float" office:value="-50.305228375" calcext:value-type="float">
            <text:p>-50,305228375</text:p>
          </table:table-cell>
          <table:table-cell table:formula="of:=[.F447]*25" office:value-type="float" office:value="58.839939125" calcext:value-type="float">
            <text:p>58,839939125</text:p>
          </table:table-cell>
          <table:table-cell table:formula="of:=[.G447]*25" office:value-type="float" office:value="-278.2895615" calcext:value-type="float">
            <text:p>-278,2895615</text:p>
          </table:table-cell>
          <table:table-cell/>
          <table:table-cell table:formula="of:=[.I447]*0.067" office:value-type="float" office:value="-3.370450301125" calcext:value-type="float">
            <text:p>-3,370450301125</text:p>
          </table:table-cell>
          <table:table-cell table:formula="of:=[.J447]*0.067" office:value-type="float" office:value="3.942275921375" calcext:value-type="float">
            <text:p>3,942275921375</text:p>
          </table:table-cell>
          <table:table-cell table:formula="of:=[.K447]*0.067" office:value-type="float" office:value="-18.6454006205" calcext:value-type="float">
            <text:p>-18,645400620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1.669448145" calcext:value-type="float">
            <text:p>-1,669448145</text:p>
          </table:table-cell>
          <table:table-cell office:value-type="float" office:value="2.316701748" calcext:value-type="float">
            <text:p>2,316701748</text:p>
          </table:table-cell>
          <table:table-cell office:value-type="float" office:value="-12.12950674" calcext:value-type="float">
            <text:p>-12,12950674</text:p>
          </table:table-cell>
          <table:table-cell/>
          <table:table-cell table:formula="of:=[.E448]*25" office:value-type="float" office:value="-41.736203625" calcext:value-type="float">
            <text:p>-41,736203625</text:p>
          </table:table-cell>
          <table:table-cell table:formula="of:=[.F448]*25" office:value-type="float" office:value="57.9175437" calcext:value-type="float">
            <text:p>57,9175437</text:p>
          </table:table-cell>
          <table:table-cell table:formula="of:=[.G448]*25" office:value-type="float" office:value="-303.2376685" calcext:value-type="float">
            <text:p>-303,2376685</text:p>
          </table:table-cell>
          <table:table-cell/>
          <table:table-cell table:formula="of:=[.I448]*0.067" office:value-type="float" office:value="-2.796325642875" calcext:value-type="float">
            <text:p>-2,796325642875</text:p>
          </table:table-cell>
          <table:table-cell table:formula="of:=[.J448]*0.067" office:value-type="float" office:value="3.8804754279" calcext:value-type="float">
            <text:p>3,8804754279</text:p>
          </table:table-cell>
          <table:table-cell table:formula="of:=[.K448]*0.067" office:value-type="float" office:value="-20.3169237895" calcext:value-type="float">
            <text:p>-20,316923789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0.409874956" calcext:value-type="float">
            <text:p>-0,409874956</text:p>
          </table:table-cell>
          <table:table-cell office:value-type="float" office:value="2.404632734" calcext:value-type="float">
            <text:p>2,404632734</text:p>
          </table:table-cell>
          <table:table-cell office:value-type="float" office:value="-12.559322" calcext:value-type="float">
            <text:p>-12,559322</text:p>
          </table:table-cell>
          <table:table-cell/>
          <table:table-cell table:formula="of:=[.E449]*25" office:value-type="float" office:value="-10.2468739" calcext:value-type="float">
            <text:p>-10,2468739</text:p>
          </table:table-cell>
          <table:table-cell table:formula="of:=[.F449]*25" office:value-type="float" office:value="60.11581835" calcext:value-type="float">
            <text:p>60,11581835</text:p>
          </table:table-cell>
          <table:table-cell table:formula="of:=[.G449]*25" office:value-type="float" office:value="-313.98305" calcext:value-type="float">
            <text:p>-313,98305</text:p>
          </table:table-cell>
          <table:table-cell/>
          <table:table-cell table:formula="of:=[.I449]*0.067" office:value-type="float" office:value="-0.6865405513" calcext:value-type="float">
            <text:p>-0,6865405513</text:p>
          </table:table-cell>
          <table:table-cell table:formula="of:=[.J449]*0.067" office:value-type="float" office:value="4.02775982945" calcext:value-type="float">
            <text:p>4,02775982945</text:p>
          </table:table-cell>
          <table:table-cell table:formula="of:=[.K449]*0.067" office:value-type="float" office:value="-21.03686435" calcext:value-type="float">
            <text:p>-21,0368643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0.499167066" calcext:value-type="float">
            <text:p>0,499167066</text:p>
          </table:table-cell>
          <table:table-cell office:value-type="float" office:value="2.419558523" calcext:value-type="float">
            <text:p>2,419558523</text:p>
          </table:table-cell>
          <table:table-cell office:value-type="float" office:value="-12.42929393" calcext:value-type="float">
            <text:p>-12,42929393</text:p>
          </table:table-cell>
          <table:table-cell/>
          <table:table-cell table:formula="of:=[.E450]*25" office:value-type="float" office:value="12.47917665" calcext:value-type="float">
            <text:p>12,47917665</text:p>
          </table:table-cell>
          <table:table-cell table:formula="of:=[.F450]*25" office:value-type="float" office:value="60.488963075" calcext:value-type="float">
            <text:p>60,488963075</text:p>
          </table:table-cell>
          <table:table-cell table:formula="of:=[.G450]*25" office:value-type="float" office:value="-310.73234825" calcext:value-type="float">
            <text:p>-310,73234825</text:p>
          </table:table-cell>
          <table:table-cell/>
          <table:table-cell table:formula="of:=[.I450]*0.067" office:value-type="float" office:value="0.83610483555" calcext:value-type="float">
            <text:p>0,83610483555</text:p>
          </table:table-cell>
          <table:table-cell table:formula="of:=[.J450]*0.067" office:value-type="float" office:value="4.052760526025" calcext:value-type="float">
            <text:p>4,052760526025</text:p>
          </table:table-cell>
          <table:table-cell table:formula="of:=[.K450]*0.067" office:value-type="float" office:value="-20.81906733275" calcext:value-type="float">
            <text:p>-20,8190673327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0.87019329" calcext:value-type="float">
            <text:p>0,87019329</text:p>
          </table:table-cell>
          <table:table-cell office:value-type="float" office:value="2.270983008" calcext:value-type="float">
            <text:p>2,270983008</text:p>
          </table:table-cell>
          <table:table-cell office:value-type="float" office:value="-12.16095408" calcext:value-type="float">
            <text:p>-12,16095408</text:p>
          </table:table-cell>
          <table:table-cell/>
          <table:table-cell table:formula="of:=[.E451]*25" office:value-type="float" office:value="21.75483225" calcext:value-type="float">
            <text:p>21,75483225</text:p>
          </table:table-cell>
          <table:table-cell table:formula="of:=[.F451]*25" office:value-type="float" office:value="56.7745752" calcext:value-type="float">
            <text:p>56,7745752</text:p>
          </table:table-cell>
          <table:table-cell table:formula="of:=[.G451]*25" office:value-type="float" office:value="-304.023852" calcext:value-type="float">
            <text:p>-304,023852</text:p>
          </table:table-cell>
          <table:table-cell/>
          <table:table-cell table:formula="of:=[.I451]*0.067" office:value-type="float" office:value="1.45757376075" calcext:value-type="float">
            <text:p>1,45757376075</text:p>
          </table:table-cell>
          <table:table-cell table:formula="of:=[.J451]*0.067" office:value-type="float" office:value="3.8038965384" calcext:value-type="float">
            <text:p>3,8038965384</text:p>
          </table:table-cell>
          <table:table-cell table:formula="of:=[.K451]*0.067" office:value-type="float" office:value="-20.369598084" calcext:value-type="float">
            <text:p>-20,369598084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1.402120415" calcext:value-type="float">
            <text:p>1,402120415</text:p>
          </table:table-cell>
          <table:table-cell office:value-type="float" office:value="2.481935835" calcext:value-type="float">
            <text:p>2,481935835</text:p>
          </table:table-cell>
          <table:table-cell office:value-type="float" office:value="-11.96599345" calcext:value-type="float">
            <text:p>-11,96599345</text:p>
          </table:table-cell>
          <table:table-cell/>
          <table:table-cell table:formula="of:=[.E452]*25" office:value-type="float" office:value="35.053010375" calcext:value-type="float">
            <text:p>35,053010375</text:p>
          </table:table-cell>
          <table:table-cell table:formula="of:=[.F452]*25" office:value-type="float" office:value="62.048395875" calcext:value-type="float">
            <text:p>62,048395875</text:p>
          </table:table-cell>
          <table:table-cell table:formula="of:=[.G452]*25" office:value-type="float" office:value="-299.14983625" calcext:value-type="float">
            <text:p>-299,14983625</text:p>
          </table:table-cell>
          <table:table-cell/>
          <table:table-cell table:formula="of:=[.I452]*0.067" office:value-type="float" office:value="2.348551695125" calcext:value-type="float">
            <text:p>2,348551695125</text:p>
          </table:table-cell>
          <table:table-cell table:formula="of:=[.J452]*0.067" office:value-type="float" office:value="4.157242523625" calcext:value-type="float">
            <text:p>4,157242523625</text:p>
          </table:table-cell>
          <table:table-cell table:formula="of:=[.K452]*0.067" office:value-type="float" office:value="-20.04303902875" calcext:value-type="float">
            <text:p>-20,0430390287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2.270197391" calcext:value-type="float">
            <text:p>2,270197391</text:p>
          </table:table-cell>
          <table:table-cell office:value-type="float" office:value="2.869775557" calcext:value-type="float">
            <text:p>2,869775557</text:p>
          </table:table-cell>
          <table:table-cell office:value-type="float" office:value="-11.26085331" calcext:value-type="float">
            <text:p>-11,26085331</text:p>
          </table:table-cell>
          <table:table-cell/>
          <table:table-cell table:formula="of:=[.E453]*25" office:value-type="float" office:value="56.754934775" calcext:value-type="float">
            <text:p>56,754934775</text:p>
          </table:table-cell>
          <table:table-cell table:formula="of:=[.F453]*25" office:value-type="float" office:value="71.744388925" calcext:value-type="float">
            <text:p>71,744388925</text:p>
          </table:table-cell>
          <table:table-cell table:formula="of:=[.G453]*25" office:value-type="float" office:value="-281.52133275" calcext:value-type="float">
            <text:p>-281,52133275</text:p>
          </table:table-cell>
          <table:table-cell/>
          <table:table-cell table:formula="of:=[.I453]*0.067" office:value-type="float" office:value="3.802580629925" calcext:value-type="float">
            <text:p>3,802580629925</text:p>
          </table:table-cell>
          <table:table-cell table:formula="of:=[.J453]*0.067" office:value-type="float" office:value="4.806874057975" calcext:value-type="float">
            <text:p>4,806874057975</text:p>
          </table:table-cell>
          <table:table-cell table:formula="of:=[.K453]*0.067" office:value-type="float" office:value="-18.86192929425" calcext:value-type="float">
            <text:p>-18,86192929425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2.592710328" calcext:value-type="float">
            <text:p>2,592710328</text:p>
          </table:table-cell>
          <table:table-cell office:value-type="float" office:value="2.434468411" calcext:value-type="float">
            <text:p>2,434468411</text:p>
          </table:table-cell>
          <table:table-cell office:value-type="float" office:value="-10.23933352" calcext:value-type="float">
            <text:p>-10,23933352</text:p>
          </table:table-cell>
          <table:table-cell/>
          <table:table-cell table:formula="of:=[.E454]*25" office:value-type="float" office:value="64.8177582" calcext:value-type="float">
            <text:p>64,8177582</text:p>
          </table:table-cell>
          <table:table-cell table:formula="of:=[.F454]*25" office:value-type="float" office:value="60.861710275" calcext:value-type="float">
            <text:p>60,861710275</text:p>
          </table:table-cell>
          <table:table-cell table:formula="of:=[.G454]*25" office:value-type="float" office:value="-255.983338" calcext:value-type="float">
            <text:p>-255,983338</text:p>
          </table:table-cell>
          <table:table-cell/>
          <table:table-cell table:formula="of:=[.I454]*0.067" office:value-type="float" office:value="4.3427897994" calcext:value-type="float">
            <text:p>4,3427897994</text:p>
          </table:table-cell>
          <table:table-cell table:formula="of:=[.J454]*0.067" office:value-type="float" office:value="4.077734588425" calcext:value-type="float">
            <text:p>4,077734588425</text:p>
          </table:table-cell>
          <table:table-cell table:formula="of:=[.K454]*0.067" office:value-type="float" office:value="-17.150883646" calcext:value-type="float">
            <text:p>-17,150883646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2.979486976" calcext:value-type="float">
            <text:p>2,979486976</text:p>
          </table:table-cell>
          <table:table-cell office:value-type="float" office:value="2.441169944" calcext:value-type="float">
            <text:p>2,441169944</text:p>
          </table:table-cell>
          <table:table-cell office:value-type="float" office:value="-9.586645552" calcext:value-type="float">
            <text:p>-9,586645552</text:p>
          </table:table-cell>
          <table:table-cell/>
          <table:table-cell table:formula="of:=[.E455]*25" office:value-type="float" office:value="74.4871744" calcext:value-type="float">
            <text:p>74,4871744</text:p>
          </table:table-cell>
          <table:table-cell table:formula="of:=[.F455]*25" office:value-type="float" office:value="61.0292486" calcext:value-type="float">
            <text:p>61,0292486</text:p>
          </table:table-cell>
          <table:table-cell table:formula="of:=[.G455]*25" office:value-type="float" office:value="-239.6661388" calcext:value-type="float">
            <text:p>-239,6661388</text:p>
          </table:table-cell>
          <table:table-cell/>
          <table:table-cell table:formula="of:=[.I455]*0.067" office:value-type="float" office:value="4.9906406848" calcext:value-type="float">
            <text:p>4,9906406848</text:p>
          </table:table-cell>
          <table:table-cell table:formula="of:=[.J455]*0.067" office:value-type="float" office:value="4.0889596562" calcext:value-type="float">
            <text:p>4,0889596562</text:p>
          </table:table-cell>
          <table:table-cell table:formula="of:=[.K455]*0.067" office:value-type="float" office:value="-16.0576312996" calcext:value-type="float">
            <text:p>-16,0576312996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3.046366213" calcext:value-type="float">
            <text:p>3,046366213</text:p>
          </table:table-cell>
          <table:table-cell office:value-type="float" office:value="2.842827374" calcext:value-type="float">
            <text:p>2,842827374</text:p>
          </table:table-cell>
          <table:table-cell office:value-type="float" office:value="-8.233488852" calcext:value-type="float">
            <text:p>-8,233488852</text:p>
          </table:table-cell>
          <table:table-cell/>
          <table:table-cell table:formula="of:=[.E456]*25" office:value-type="float" office:value="76.159155325" calcext:value-type="float">
            <text:p>76,159155325</text:p>
          </table:table-cell>
          <table:table-cell table:formula="of:=[.F456]*25" office:value-type="float" office:value="71.07068435" calcext:value-type="float">
            <text:p>71,07068435</text:p>
          </table:table-cell>
          <table:table-cell table:formula="of:=[.G456]*25" office:value-type="float" office:value="-205.8372213" calcext:value-type="float">
            <text:p>-205,8372213</text:p>
          </table:table-cell>
          <table:table-cell/>
          <table:table-cell table:formula="of:=[.I456]*0.067" office:value-type="float" office:value="5.102663406775" calcext:value-type="float">
            <text:p>5,102663406775</text:p>
          </table:table-cell>
          <table:table-cell table:formula="of:=[.J456]*0.067" office:value-type="float" office:value="4.76173585145" calcext:value-type="float">
            <text:p>4,76173585145</text:p>
          </table:table-cell>
          <table:table-cell table:formula="of:=[.K456]*0.067" office:value-type="float" office:value="-13.7910938271" calcext:value-type="float">
            <text:p>-13,7910938271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2.416172533" calcext:value-type="float">
            <text:p>2,416172533</text:p>
          </table:table-cell>
          <table:table-cell office:value-type="float" office:value="1.919432768" calcext:value-type="float">
            <text:p>1,919432768</text:p>
          </table:table-cell>
          <table:table-cell office:value-type="float" office:value="-7.333812253" calcext:value-type="float">
            <text:p>-7,333812253</text:p>
          </table:table-cell>
          <table:table-cell/>
          <table:table-cell table:formula="of:=[.E457]*25" office:value-type="float" office:value="60.404313325" calcext:value-type="float">
            <text:p>60,404313325</text:p>
          </table:table-cell>
          <table:table-cell table:formula="of:=[.F457]*25" office:value-type="float" office:value="47.9858192" calcext:value-type="float">
            <text:p>47,9858192</text:p>
          </table:table-cell>
          <table:table-cell table:formula="of:=[.G457]*25" office:value-type="float" office:value="-183.345306325" calcext:value-type="float">
            <text:p>-183,345306325</text:p>
          </table:table-cell>
          <table:table-cell/>
          <table:table-cell table:formula="of:=[.I457]*0.067" office:value-type="float" office:value="4.047088992775" calcext:value-type="float">
            <text:p>4,047088992775</text:p>
          </table:table-cell>
          <table:table-cell table:formula="of:=[.J457]*0.067" office:value-type="float" office:value="3.2150498864" calcext:value-type="float">
            <text:p>3,2150498864</text:p>
          </table:table-cell>
          <table:table-cell table:formula="of:=[.K457]*0.067" office:value-type="float" office:value="-12.284135523775" calcext:value-type="float">
            <text:p>-12,284135523775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3.160893758" calcext:value-type="float">
            <text:p>3,160893758</text:p>
          </table:table-cell>
          <table:table-cell office:value-type="float" office:value="1.511931493" calcext:value-type="float">
            <text:p>1,511931493</text:p>
          </table:table-cell>
          <table:table-cell office:value-type="float" office:value="-7.026878366" calcext:value-type="float">
            <text:p>-7,026878366</text:p>
          </table:table-cell>
          <table:table-cell/>
          <table:table-cell table:formula="of:=[.E458]*25" office:value-type="float" office:value="79.02234395" calcext:value-type="float">
            <text:p>79,02234395</text:p>
          </table:table-cell>
          <table:table-cell table:formula="of:=[.F458]*25" office:value-type="float" office:value="37.798287325" calcext:value-type="float">
            <text:p>37,798287325</text:p>
          </table:table-cell>
          <table:table-cell table:formula="of:=[.G458]*25" office:value-type="float" office:value="-175.67195915" calcext:value-type="float">
            <text:p>-175,67195915</text:p>
          </table:table-cell>
          <table:table-cell/>
          <table:table-cell table:formula="of:=[.I458]*0.067" office:value-type="float" office:value="5.29449704465" calcext:value-type="float">
            <text:p>5,29449704465</text:p>
          </table:table-cell>
          <table:table-cell table:formula="of:=[.J458]*0.067" office:value-type="float" office:value="2.532485250775" calcext:value-type="float">
            <text:p>2,532485250775</text:p>
          </table:table-cell>
          <table:table-cell table:formula="of:=[.K458]*0.067" office:value-type="float" office:value="-11.77002126305" calcext:value-type="float">
            <text:p>-11,7700212630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2.95208769" calcext:value-type="float">
            <text:p>2,95208769</text:p>
          </table:table-cell>
          <table:table-cell office:value-type="float" office:value="1.563437613" calcext:value-type="float">
            <text:p>1,563437613</text:p>
          </table:table-cell>
          <table:table-cell office:value-type="float" office:value="-5.327048069" calcext:value-type="float">
            <text:p>-5,327048069</text:p>
          </table:table-cell>
          <table:table-cell/>
          <table:table-cell table:formula="of:=[.E459]*25" office:value-type="float" office:value="73.80219225" calcext:value-type="float">
            <text:p>73,80219225</text:p>
          </table:table-cell>
          <table:table-cell table:formula="of:=[.F459]*25" office:value-type="float" office:value="39.085940325" calcext:value-type="float">
            <text:p>39,085940325</text:p>
          </table:table-cell>
          <table:table-cell table:formula="of:=[.G459]*25" office:value-type="float" office:value="-133.176201725" calcext:value-type="float">
            <text:p>-133,176201725</text:p>
          </table:table-cell>
          <table:table-cell/>
          <table:table-cell table:formula="of:=[.I459]*0.067" office:value-type="float" office:value="4.94474688075" calcext:value-type="float">
            <text:p>4,94474688075</text:p>
          </table:table-cell>
          <table:table-cell table:formula="of:=[.J459]*0.067" office:value-type="float" office:value="2.618758001775" calcext:value-type="float">
            <text:p>2,618758001775</text:p>
          </table:table-cell>
          <table:table-cell table:formula="of:=[.K459]*0.067" office:value-type="float" office:value="-8.922805515575" calcext:value-type="float">
            <text:p>-8,92280551557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.534499394" calcext:value-type="float">
            <text:p>1,534499394</text:p>
          </table:table-cell>
          <table:table-cell office:value-type="float" office:value="1.124442819" calcext:value-type="float">
            <text:p>1,124442819</text:p>
          </table:table-cell>
          <table:table-cell office:value-type="float" office:value="-4.775266113" calcext:value-type="float">
            <text:p>-4,775266113</text:p>
          </table:table-cell>
          <table:table-cell/>
          <table:table-cell table:formula="of:=[.E460]*25" office:value-type="float" office:value="38.36248485" calcext:value-type="float">
            <text:p>38,36248485</text:p>
          </table:table-cell>
          <table:table-cell table:formula="of:=[.F460]*25" office:value-type="float" office:value="28.111070475" calcext:value-type="float">
            <text:p>28,111070475</text:p>
          </table:table-cell>
          <table:table-cell table:formula="of:=[.G460]*25" office:value-type="float" office:value="-119.381652825" calcext:value-type="float">
            <text:p>-119,381652825</text:p>
          </table:table-cell>
          <table:table-cell/>
          <table:table-cell table:formula="of:=[.I460]*0.067" office:value-type="float" office:value="2.57028648495" calcext:value-type="float">
            <text:p>2,57028648495</text:p>
          </table:table-cell>
          <table:table-cell table:formula="of:=[.J460]*0.067" office:value-type="float" office:value="1.883441721825" calcext:value-type="float">
            <text:p>1,883441721825</text:p>
          </table:table-cell>
          <table:table-cell table:formula="of:=[.K460]*0.067" office:value-type="float" office:value="-7.998570739275" calcext:value-type="float">
            <text:p>-7,998570739275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2.595287577" calcext:value-type="float">
            <text:p>2,595287577</text:p>
          </table:table-cell>
          <table:table-cell office:value-type="float" office:value="1.30367145" calcext:value-type="float">
            <text:p>1,30367145</text:p>
          </table:table-cell>
          <table:table-cell office:value-type="float" office:value="-5.063360148" calcext:value-type="float">
            <text:p>-5,063360148</text:p>
          </table:table-cell>
          <table:table-cell/>
          <table:table-cell table:formula="of:=[.E461]*25" office:value-type="float" office:value="64.882189425" calcext:value-type="float">
            <text:p>64,882189425</text:p>
          </table:table-cell>
          <table:table-cell table:formula="of:=[.F461]*25" office:value-type="float" office:value="32.59178625" calcext:value-type="float">
            <text:p>32,59178625</text:p>
          </table:table-cell>
          <table:table-cell table:formula="of:=[.G461]*25" office:value-type="float" office:value="-126.5840037" calcext:value-type="float">
            <text:p>-126,5840037</text:p>
          </table:table-cell>
          <table:table-cell/>
          <table:table-cell table:formula="of:=[.I461]*0.067" office:value-type="float" office:value="4.347106691475" calcext:value-type="float">
            <text:p>4,347106691475</text:p>
          </table:table-cell>
          <table:table-cell table:formula="of:=[.J461]*0.067" office:value-type="float" office:value="2.18364967875" calcext:value-type="float">
            <text:p>2,18364967875</text:p>
          </table:table-cell>
          <table:table-cell table:formula="of:=[.K461]*0.067" office:value-type="float" office:value="-8.4811282479" calcext:value-type="float">
            <text:p>-8,4811282479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2.466109359" calcext:value-type="float">
            <text:p>2,466109359</text:p>
          </table:table-cell>
          <table:table-cell office:value-type="float" office:value="1.217638774" calcext:value-type="float">
            <text:p>1,217638774</text:p>
          </table:table-cell>
          <table:table-cell office:value-type="float" office:value="-3.403504623" calcext:value-type="float">
            <text:p>-3,403504623</text:p>
          </table:table-cell>
          <table:table-cell/>
          <table:table-cell table:formula="of:=[.E462]*25" office:value-type="float" office:value="61.652733975" calcext:value-type="float">
            <text:p>61,652733975</text:p>
          </table:table-cell>
          <table:table-cell table:formula="of:=[.F462]*25" office:value-type="float" office:value="30.44096935" calcext:value-type="float">
            <text:p>30,44096935</text:p>
          </table:table-cell>
          <table:table-cell table:formula="of:=[.G462]*25" office:value-type="float" office:value="-85.087615575" calcext:value-type="float">
            <text:p>-85,087615575</text:p>
          </table:table-cell>
          <table:table-cell/>
          <table:table-cell table:formula="of:=[.I462]*0.067" office:value-type="float" office:value="4.130733176325" calcext:value-type="float">
            <text:p>4,130733176325</text:p>
          </table:table-cell>
          <table:table-cell table:formula="of:=[.J462]*0.067" office:value-type="float" office:value="2.03954494645" calcext:value-type="float">
            <text:p>2,03954494645</text:p>
          </table:table-cell>
          <table:table-cell table:formula="of:=[.K462]*0.067" office:value-type="float" office:value="-5.700870243525" calcext:value-type="float">
            <text:p>-5,70087024352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0.742660241" calcext:value-type="float">
            <text:p>0,742660241</text:p>
          </table:table-cell>
          <table:table-cell office:value-type="float" office:value="0.595086947" calcext:value-type="float">
            <text:p>0,595086947</text:p>
          </table:table-cell>
          <table:table-cell office:value-type="float" office:value="-3.285479349" calcext:value-type="float">
            <text:p>-3,285479349</text:p>
          </table:table-cell>
          <table:table-cell/>
          <table:table-cell table:formula="of:=[.E463]*25" office:value-type="float" office:value="18.566506025" calcext:value-type="float">
            <text:p>18,566506025</text:p>
          </table:table-cell>
          <table:table-cell table:formula="of:=[.F463]*25" office:value-type="float" office:value="14.877173675" calcext:value-type="float">
            <text:p>14,877173675</text:p>
          </table:table-cell>
          <table:table-cell table:formula="of:=[.G463]*25" office:value-type="float" office:value="-82.136983725" calcext:value-type="float">
            <text:p>-82,136983725</text:p>
          </table:table-cell>
          <table:table-cell/>
          <table:table-cell table:formula="of:=[.I463]*0.067" office:value-type="float" office:value="1.243955903675" calcext:value-type="float">
            <text:p>1,243955903675</text:p>
          </table:table-cell>
          <table:table-cell table:formula="of:=[.J463]*0.067" office:value-type="float" office:value="0.996770636225" calcext:value-type="float">
            <text:p>0,996770636225</text:p>
          </table:table-cell>
          <table:table-cell table:formula="of:=[.K463]*0.067" office:value-type="float" office:value="-5.503177909575" calcext:value-type="float">
            <text:p>-5,503177909575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2.314646386" calcext:value-type="float">
            <text:p>2,314646386</text:p>
          </table:table-cell>
          <table:table-cell office:value-type="float" office:value="0.878974011" calcext:value-type="float">
            <text:p>0,878974011</text:p>
          </table:table-cell>
          <table:table-cell office:value-type="float" office:value="-3.876916025" calcext:value-type="float">
            <text:p>-3,876916025</text:p>
          </table:table-cell>
          <table:table-cell/>
          <table:table-cell table:formula="of:=[.E464]*25" office:value-type="float" office:value="57.86615965" calcext:value-type="float">
            <text:p>57,86615965</text:p>
          </table:table-cell>
          <table:table-cell table:formula="of:=[.F464]*25" office:value-type="float" office:value="21.974350275" calcext:value-type="float">
            <text:p>21,974350275</text:p>
          </table:table-cell>
          <table:table-cell table:formula="of:=[.G464]*25" office:value-type="float" office:value="-96.922900625" calcext:value-type="float">
            <text:p>-96,922900625</text:p>
          </table:table-cell>
          <table:table-cell/>
          <table:table-cell table:formula="of:=[.I464]*0.067" office:value-type="float" office:value="3.87703269655" calcext:value-type="float">
            <text:p>3,87703269655</text:p>
          </table:table-cell>
          <table:table-cell table:formula="of:=[.J464]*0.067" office:value-type="float" office:value="1.472281468425" calcext:value-type="float">
            <text:p>1,472281468425</text:p>
          </table:table-cell>
          <table:table-cell table:formula="of:=[.K464]*0.067" office:value-type="float" office:value="-6.493834341875" calcext:value-type="float">
            <text:p>-6,49383434187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9.59" calcext:value-type="float">
            <text:p>-239,59</text:p>
          </table:table-cell>
          <table:table-cell office:value-type="float" office:value="0" calcext:value-type="float">
            <text:p>0</text:p>
          </table:table-cell>
          <table:table-cell office:value-type="float" office:value="0.454108322" calcext:value-type="float">
            <text:p>0,454108322</text:p>
          </table:table-cell>
          <table:table-cell office:value-type="float" office:value="-1.847824762" calcext:value-type="float">
            <text:p>-1,847824762</text:p>
          </table:table-cell>
          <table:table-cell/>
          <table:table-cell table:formula="of:=[.E465]*25" office:value-type="float" office:value="0" calcext:value-type="float">
            <text:p>0</text:p>
          </table:table-cell>
          <table:table-cell table:formula="of:=[.F465]*25" office:value-type="float" office:value="11.35270805" calcext:value-type="float">
            <text:p>11,35270805</text:p>
          </table:table-cell>
          <table:table-cell table:formula="of:=[.G465]*25" office:value-type="float" office:value="-46.19561905" calcext:value-type="float">
            <text:p>-46,19561905</text:p>
          </table:table-cell>
          <table:table-cell/>
          <table:table-cell table:formula="of:=[.I465]*0.067" office:value-type="float" office:value="0" calcext:value-type="float">
            <text:p>0</text:p>
          </table:table-cell>
          <table:table-cell table:formula="of:=[.J465]*0.067" office:value-type="float" office:value="0.76063143935" calcext:value-type="float">
            <text:p>0,76063143935</text:p>
          </table:table-cell>
          <table:table-cell table:formula="of:=[.K465]*0.067" office:value-type="float" office:value="-3.09510647635" calcext:value-type="float">
            <text:p>-3,0951064763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3" calcext:value-type="float">
            <text:p>-238,3</text:p>
          </table:table-cell>
          <table:table-cell office:value-type="float" office:value="0" calcext:value-type="float">
            <text:p>0</text:p>
          </table:table-cell>
          <table:table-cell office:value-type="float" office:value="0.723783752" calcext:value-type="float">
            <text:p>0,723783752</text:p>
          </table:table-cell>
          <table:table-cell office:value-type="float" office:value="-2.686549766" calcext:value-type="float">
            <text:p>-2,686549766</text:p>
          </table:table-cell>
          <table:table-cell/>
          <table:table-cell table:formula="of:=[.E466]*25" office:value-type="float" office:value="0" calcext:value-type="float">
            <text:p>0</text:p>
          </table:table-cell>
          <table:table-cell table:formula="of:=[.F466]*25" office:value-type="float" office:value="18.0945938" calcext:value-type="float">
            <text:p>18,0945938</text:p>
          </table:table-cell>
          <table:table-cell table:formula="of:=[.G466]*25" office:value-type="float" office:value="-67.16374415" calcext:value-type="float">
            <text:p>-67,16374415</text:p>
          </table:table-cell>
          <table:table-cell/>
          <table:table-cell table:formula="of:=[.I466]*0.067" office:value-type="float" office:value="0" calcext:value-type="float">
            <text:p>0</text:p>
          </table:table-cell>
          <table:table-cell table:formula="of:=[.J466]*0.067" office:value-type="float" office:value="1.2123377846" calcext:value-type="float">
            <text:p>1,2123377846</text:p>
          </table:table-cell>
          <table:table-cell table:formula="of:=[.K466]*0.067" office:value-type="float" office:value="-4.49997085805" calcext:value-type="float">
            <text:p>-4,499970858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0.194364179" calcext:value-type="float">
            <text:p>-0,194364179</text:p>
          </table:table-cell>
          <table:table-cell office:value-type="float" office:value="0.714730396" calcext:value-type="float">
            <text:p>0,714730396</text:p>
          </table:table-cell>
          <table:table-cell office:value-type="float" office:value="-2.80338203" calcext:value-type="float">
            <text:p>-2,80338203</text:p>
          </table:table-cell>
          <table:table-cell/>
          <table:table-cell table:formula="of:=[.E467]*25" office:value-type="float" office:value="-4.859104475" calcext:value-type="float">
            <text:p>-4,859104475</text:p>
          </table:table-cell>
          <table:table-cell table:formula="of:=[.F467]*25" office:value-type="float" office:value="17.8682599" calcext:value-type="float">
            <text:p>17,8682599</text:p>
          </table:table-cell>
          <table:table-cell table:formula="of:=[.G467]*25" office:value-type="float" office:value="-70.08455075" calcext:value-type="float">
            <text:p>-70,08455075</text:p>
          </table:table-cell>
          <table:table-cell/>
          <table:table-cell table:formula="of:=[.I467]*0.067" office:value-type="float" office:value="-0.325559999825" calcext:value-type="float">
            <text:p>-0,325559999825</text:p>
          </table:table-cell>
          <table:table-cell table:formula="of:=[.J467]*0.067" office:value-type="float" office:value="1.1971734133" calcext:value-type="float">
            <text:p>1,1971734133</text:p>
          </table:table-cell>
          <table:table-cell table:formula="of:=[.K467]*0.067" office:value-type="float" office:value="-4.69566490025" calcext:value-type="float">
            <text:p>-4,6956649002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0.400810981" calcext:value-type="float">
            <text:p>-0,400810981</text:p>
          </table:table-cell>
          <table:table-cell office:value-type="float" office:value="0.886712247" calcext:value-type="float">
            <text:p>0,886712247</text:p>
          </table:table-cell>
          <table:table-cell office:value-type="float" office:value="-2.813318269" calcext:value-type="float">
            <text:p>-2,813318269</text:p>
          </table:table-cell>
          <table:table-cell/>
          <table:table-cell table:formula="of:=[.E468]*25" office:value-type="float" office:value="-10.020274525" calcext:value-type="float">
            <text:p>-10,020274525</text:p>
          </table:table-cell>
          <table:table-cell table:formula="of:=[.F468]*25" office:value-type="float" office:value="22.167806175" calcext:value-type="float">
            <text:p>22,167806175</text:p>
          </table:table-cell>
          <table:table-cell table:formula="of:=[.G468]*25" office:value-type="float" office:value="-70.332956725" calcext:value-type="float">
            <text:p>-70,332956725</text:p>
          </table:table-cell>
          <table:table-cell/>
          <table:table-cell table:formula="of:=[.I468]*0.067" office:value-type="float" office:value="-0.671358393175" calcext:value-type="float">
            <text:p>-0,671358393175</text:p>
          </table:table-cell>
          <table:table-cell table:formula="of:=[.J468]*0.067" office:value-type="float" office:value="1.485243013725" calcext:value-type="float">
            <text:p>1,485243013725</text:p>
          </table:table-cell>
          <table:table-cell table:formula="of:=[.K468]*0.067" office:value-type="float" office:value="-4.712308100575" calcext:value-type="float">
            <text:p>-4,71230810057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.922450041" calcext:value-type="float">
            <text:p>-1,922450041</text:p>
          </table:table-cell>
          <table:table-cell office:value-type="float" office:value="0.910486966" calcext:value-type="float">
            <text:p>0,910486966</text:p>
          </table:table-cell>
          <table:table-cell office:value-type="float" office:value="-2.699302691" calcext:value-type="float">
            <text:p>-2,699302691</text:p>
          </table:table-cell>
          <table:table-cell/>
          <table:table-cell table:formula="of:=[.E469]*25" office:value-type="float" office:value="-48.061251025" calcext:value-type="float">
            <text:p>-48,061251025</text:p>
          </table:table-cell>
          <table:table-cell table:formula="of:=[.F469]*25" office:value-type="float" office:value="22.76217415" calcext:value-type="float">
            <text:p>22,76217415</text:p>
          </table:table-cell>
          <table:table-cell table:formula="of:=[.G469]*25" office:value-type="float" office:value="-67.482567275" calcext:value-type="float">
            <text:p>-67,482567275</text:p>
          </table:table-cell>
          <table:table-cell/>
          <table:table-cell table:formula="of:=[.I469]*0.067" office:value-type="float" office:value="-3.220103818675" calcext:value-type="float">
            <text:p>-3,220103818675</text:p>
          </table:table-cell>
          <table:table-cell table:formula="of:=[.J469]*0.067" office:value-type="float" office:value="1.52506566805" calcext:value-type="float">
            <text:p>1,52506566805</text:p>
          </table:table-cell>
          <table:table-cell table:formula="of:=[.K469]*0.067" office:value-type="float" office:value="-4.521332007425" calcext:value-type="float">
            <text:p>-4,52133200742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2.169561886" calcext:value-type="float">
            <text:p>-2,169561886</text:p>
          </table:table-cell>
          <table:table-cell office:value-type="float" office:value="1.110232687" calcext:value-type="float">
            <text:p>1,110232687</text:p>
          </table:table-cell>
          <table:table-cell office:value-type="float" office:value="-4.128068228" calcext:value-type="float">
            <text:p>-4,128068228</text:p>
          </table:table-cell>
          <table:table-cell/>
          <table:table-cell table:formula="of:=[.E470]*25" office:value-type="float" office:value="-54.23904715" calcext:value-type="float">
            <text:p>-54,23904715</text:p>
          </table:table-cell>
          <table:table-cell table:formula="of:=[.F470]*25" office:value-type="float" office:value="27.755817175" calcext:value-type="float">
            <text:p>27,755817175</text:p>
          </table:table-cell>
          <table:table-cell table:formula="of:=[.G470]*25" office:value-type="float" office:value="-103.2017057" calcext:value-type="float">
            <text:p>-103,2017057</text:p>
          </table:table-cell>
          <table:table-cell/>
          <table:table-cell table:formula="of:=[.I470]*0.067" office:value-type="float" office:value="-3.63401615905" calcext:value-type="float">
            <text:p>-3,63401615905</text:p>
          </table:table-cell>
          <table:table-cell table:formula="of:=[.J470]*0.067" office:value-type="float" office:value="1.859639750725" calcext:value-type="float">
            <text:p>1,859639750725</text:p>
          </table:table-cell>
          <table:table-cell table:formula="of:=[.K470]*0.067" office:value-type="float" office:value="-6.9145142819" calcext:value-type="float">
            <text:p>-6,914514281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1.481199162" calcext:value-type="float">
            <text:p>-1,481199162</text:p>
          </table:table-cell>
          <table:table-cell office:value-type="float" office:value="1.548663372" calcext:value-type="float">
            <text:p>1,548663372</text:p>
          </table:table-cell>
          <table:table-cell office:value-type="float" office:value="-4.190105979" calcext:value-type="float">
            <text:p>-4,190105979</text:p>
          </table:table-cell>
          <table:table-cell/>
          <table:table-cell table:formula="of:=[.E471]*25" office:value-type="float" office:value="-37.02997905" calcext:value-type="float">
            <text:p>-37,02997905</text:p>
          </table:table-cell>
          <table:table-cell table:formula="of:=[.F471]*25" office:value-type="float" office:value="38.7165843" calcext:value-type="float">
            <text:p>38,7165843</text:p>
          </table:table-cell>
          <table:table-cell table:formula="of:=[.G471]*25" office:value-type="float" office:value="-104.752649475" calcext:value-type="float">
            <text:p>-104,752649475</text:p>
          </table:table-cell>
          <table:table-cell/>
          <table:table-cell table:formula="of:=[.I471]*0.067" office:value-type="float" office:value="-2.48100859635" calcext:value-type="float">
            <text:p>-2,48100859635</text:p>
          </table:table-cell>
          <table:table-cell table:formula="of:=[.J471]*0.067" office:value-type="float" office:value="2.5940111481" calcext:value-type="float">
            <text:p>2,5940111481</text:p>
          </table:table-cell>
          <table:table-cell table:formula="of:=[.K471]*0.067" office:value-type="float" office:value="-7.018427514825" calcext:value-type="float">
            <text:p>-7,01842751482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3.185929376" calcext:value-type="float">
            <text:p>-3,185929376</text:p>
          </table:table-cell>
          <table:table-cell office:value-type="float" office:value="1.356068641" calcext:value-type="float">
            <text:p>1,356068641</text:p>
          </table:table-cell>
          <table:table-cell office:value-type="float" office:value="-4.250976235" calcext:value-type="float">
            <text:p>-4,250976235</text:p>
          </table:table-cell>
          <table:table-cell/>
          <table:table-cell table:formula="of:=[.E472]*25" office:value-type="float" office:value="-79.6482344" calcext:value-type="float">
            <text:p>-79,6482344</text:p>
          </table:table-cell>
          <table:table-cell table:formula="of:=[.F472]*25" office:value-type="float" office:value="33.901716025" calcext:value-type="float">
            <text:p>33,901716025</text:p>
          </table:table-cell>
          <table:table-cell table:formula="of:=[.G472]*25" office:value-type="float" office:value="-106.274405875" calcext:value-type="float">
            <text:p>-106,274405875</text:p>
          </table:table-cell>
          <table:table-cell/>
          <table:table-cell table:formula="of:=[.I472]*0.067" office:value-type="float" office:value="-5.3364317048" calcext:value-type="float">
            <text:p>-5,3364317048</text:p>
          </table:table-cell>
          <table:table-cell table:formula="of:=[.J472]*0.067" office:value-type="float" office:value="2.271414973675" calcext:value-type="float">
            <text:p>2,271414973675</text:p>
          </table:table-cell>
          <table:table-cell table:formula="of:=[.K472]*0.067" office:value-type="float" office:value="-7.120385193625" calcext:value-type="float">
            <text:p>-7,12038519362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3.573384291" calcext:value-type="float">
            <text:p>-3,573384291</text:p>
          </table:table-cell>
          <table:table-cell office:value-type="float" office:value="1.532372749" calcext:value-type="float">
            <text:p>1,532372749</text:p>
          </table:table-cell>
          <table:table-cell office:value-type="float" office:value="-6.129123138" calcext:value-type="float">
            <text:p>-6,129123138</text:p>
          </table:table-cell>
          <table:table-cell/>
          <table:table-cell table:formula="of:=[.E473]*25" office:value-type="float" office:value="-89.334607275" calcext:value-type="float">
            <text:p>-89,334607275</text:p>
          </table:table-cell>
          <table:table-cell table:formula="of:=[.F473]*25" office:value-type="float" office:value="38.309318725" calcext:value-type="float">
            <text:p>38,309318725</text:p>
          </table:table-cell>
          <table:table-cell table:formula="of:=[.G473]*25" office:value-type="float" office:value="-153.22807845" calcext:value-type="float">
            <text:p>-153,22807845</text:p>
          </table:table-cell>
          <table:table-cell/>
          <table:table-cell table:formula="of:=[.I473]*0.067" office:value-type="float" office:value="-5.985418687425" calcext:value-type="float">
            <text:p>-5,985418687425</text:p>
          </table:table-cell>
          <table:table-cell table:formula="of:=[.J473]*0.067" office:value-type="float" office:value="2.566724354575" calcext:value-type="float">
            <text:p>2,566724354575</text:p>
          </table:table-cell>
          <table:table-cell table:formula="of:=[.K473]*0.067" office:value-type="float" office:value="-10.26628125615" calcext:value-type="float">
            <text:p>-10,2662812561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2.818375309" calcext:value-type="float">
            <text:p>-2,818375309</text:p>
          </table:table-cell>
          <table:table-cell office:value-type="float" office:value="1.725181186" calcext:value-type="float">
            <text:p>1,725181186</text:p>
          </table:table-cell>
          <table:table-cell office:value-type="float" office:value="-6.875107291" calcext:value-type="float">
            <text:p>-6,875107291</text:p>
          </table:table-cell>
          <table:table-cell/>
          <table:table-cell table:formula="of:=[.E474]*25" office:value-type="float" office:value="-70.459382725" calcext:value-type="float">
            <text:p>-70,459382725</text:p>
          </table:table-cell>
          <table:table-cell table:formula="of:=[.F474]*25" office:value-type="float" office:value="43.12952965" calcext:value-type="float">
            <text:p>43,12952965</text:p>
          </table:table-cell>
          <table:table-cell table:formula="of:=[.G474]*25" office:value-type="float" office:value="-171.877682275" calcext:value-type="float">
            <text:p>-171,877682275</text:p>
          </table:table-cell>
          <table:table-cell/>
          <table:table-cell table:formula="of:=[.I474]*0.067" office:value-type="float" office:value="-4.720778642575" calcext:value-type="float">
            <text:p>-4,720778642575</text:p>
          </table:table-cell>
          <table:table-cell table:formula="of:=[.J474]*0.067" office:value-type="float" office:value="2.88967848655" calcext:value-type="float">
            <text:p>2,88967848655</text:p>
          </table:table-cell>
          <table:table-cell table:formula="of:=[.K474]*0.067" office:value-type="float" office:value="-11.515804712425" calcext:value-type="float">
            <text:p>-11,51580471242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3.566386837" calcext:value-type="float">
            <text:p>-3,566386837</text:p>
          </table:table-cell>
          <table:table-cell office:value-type="float" office:value="1.293314693" calcext:value-type="float">
            <text:p>1,293314693</text:p>
          </table:table-cell>
          <table:table-cell office:value-type="float" office:value="-7.568429107" calcext:value-type="float">
            <text:p>-7,568429107</text:p>
          </table:table-cell>
          <table:table-cell/>
          <table:table-cell table:formula="of:=[.E475]*25" office:value-type="float" office:value="-89.159670925" calcext:value-type="float">
            <text:p>-89,159670925</text:p>
          </table:table-cell>
          <table:table-cell table:formula="of:=[.F475]*25" office:value-type="float" office:value="32.332867325" calcext:value-type="float">
            <text:p>32,332867325</text:p>
          </table:table-cell>
          <table:table-cell table:formula="of:=[.G475]*25" office:value-type="float" office:value="-189.210727675" calcext:value-type="float">
            <text:p>-189,210727675</text:p>
          </table:table-cell>
          <table:table-cell/>
          <table:table-cell table:formula="of:=[.I475]*0.067" office:value-type="float" office:value="-5.973697951975" calcext:value-type="float">
            <text:p>-5,973697951975</text:p>
          </table:table-cell>
          <table:table-cell table:formula="of:=[.J475]*0.067" office:value-type="float" office:value="2.166302110775" calcext:value-type="float">
            <text:p>2,166302110775</text:p>
          </table:table-cell>
          <table:table-cell table:formula="of:=[.K475]*0.067" office:value-type="float" office:value="-12.677118754225" calcext:value-type="float">
            <text:p>-12,67711875422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3.189352938" calcext:value-type="float">
            <text:p>-3,189352938</text:p>
          </table:table-cell>
          <table:table-cell office:value-type="float" office:value="2.350636702" calcext:value-type="float">
            <text:p>2,350636702</text:p>
          </table:table-cell>
          <table:table-cell office:value-type="float" office:value="-9.002586702" calcext:value-type="float">
            <text:p>-9,002586702</text:p>
          </table:table-cell>
          <table:table-cell/>
          <table:table-cell table:formula="of:=[.E476]*25" office:value-type="float" office:value="-79.73382345" calcext:value-type="float">
            <text:p>-79,73382345</text:p>
          </table:table-cell>
          <table:table-cell table:formula="of:=[.F476]*25" office:value-type="float" office:value="58.76591755" calcext:value-type="float">
            <text:p>58,76591755</text:p>
          </table:table-cell>
          <table:table-cell table:formula="of:=[.G476]*25" office:value-type="float" office:value="-225.06466755" calcext:value-type="float">
            <text:p>-225,06466755</text:p>
          </table:table-cell>
          <table:table-cell/>
          <table:table-cell table:formula="of:=[.I476]*0.067" office:value-type="float" office:value="-5.34216617115" calcext:value-type="float">
            <text:p>-5,34216617115</text:p>
          </table:table-cell>
          <table:table-cell table:formula="of:=[.J476]*0.067" office:value-type="float" office:value="3.93731647585" calcext:value-type="float">
            <text:p>3,93731647585</text:p>
          </table:table-cell>
          <table:table-cell table:formula="of:=[.K476]*0.067" office:value-type="float" office:value="-15.07933272585" calcext:value-type="float">
            <text:p>-15,07933272585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2.134710268" calcext:value-type="float">
            <text:p>-2,134710268</text:p>
          </table:table-cell>
          <table:table-cell office:value-type="float" office:value="2.659306322" calcext:value-type="float">
            <text:p>2,659306322</text:p>
          </table:table-cell>
          <table:table-cell office:value-type="float" office:value="-9.475512378" calcext:value-type="float">
            <text:p>-9,475512378</text:p>
          </table:table-cell>
          <table:table-cell/>
          <table:table-cell table:formula="of:=[.E477]*25" office:value-type="float" office:value="-53.3677567" calcext:value-type="float">
            <text:p>-53,3677567</text:p>
          </table:table-cell>
          <table:table-cell table:formula="of:=[.F477]*25" office:value-type="float" office:value="66.48265805" calcext:value-type="float">
            <text:p>66,48265805</text:p>
          </table:table-cell>
          <table:table-cell table:formula="of:=[.G477]*25" office:value-type="float" office:value="-236.88780945" calcext:value-type="float">
            <text:p>-236,88780945</text:p>
          </table:table-cell>
          <table:table-cell/>
          <table:table-cell table:formula="of:=[.I477]*0.067" office:value-type="float" office:value="-3.5756396989" calcext:value-type="float">
            <text:p>-3,5756396989</text:p>
          </table:table-cell>
          <table:table-cell table:formula="of:=[.J477]*0.067" office:value-type="float" office:value="4.45433808935" calcext:value-type="float">
            <text:p>4,45433808935</text:p>
          </table:table-cell>
          <table:table-cell table:formula="of:=[.K477]*0.067" office:value-type="float" office:value="-15.87148323315" calcext:value-type="float">
            <text:p>-15,8714832331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2.091437273" calcext:value-type="float">
            <text:p>-2,091437273</text:p>
          </table:table-cell>
          <table:table-cell office:value-type="float" office:value="2.263584661" calcext:value-type="float">
            <text:p>2,263584661</text:p>
          </table:table-cell>
          <table:table-cell office:value-type="float" office:value="-10.13881555" calcext:value-type="float">
            <text:p>-10,13881555</text:p>
          </table:table-cell>
          <table:table-cell/>
          <table:table-cell table:formula="of:=[.E478]*25" office:value-type="float" office:value="-52.285931825" calcext:value-type="float">
            <text:p>-52,285931825</text:p>
          </table:table-cell>
          <table:table-cell table:formula="of:=[.F478]*25" office:value-type="float" office:value="56.589616525" calcext:value-type="float">
            <text:p>56,589616525</text:p>
          </table:table-cell>
          <table:table-cell table:formula="of:=[.G478]*25" office:value-type="float" office:value="-253.47038875" calcext:value-type="float">
            <text:p>-253,47038875</text:p>
          </table:table-cell>
          <table:table-cell/>
          <table:table-cell table:formula="of:=[.I478]*0.067" office:value-type="float" office:value="-3.503157432275" calcext:value-type="float">
            <text:p>-3,503157432275</text:p>
          </table:table-cell>
          <table:table-cell table:formula="of:=[.J478]*0.067" office:value-type="float" office:value="3.791504307175" calcext:value-type="float">
            <text:p>3,791504307175</text:p>
          </table:table-cell>
          <table:table-cell table:formula="of:=[.K478]*0.067" office:value-type="float" office:value="-16.98251604625" calcext:value-type="float">
            <text:p>-16,9825160462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1.524207116" calcext:value-type="float">
            <text:p>-1,524207116</text:p>
          </table:table-cell>
          <table:table-cell office:value-type="float" office:value="2.61690566" calcext:value-type="float">
            <text:p>2,61690566</text:p>
          </table:table-cell>
          <table:table-cell office:value-type="float" office:value="-11.14081327" calcext:value-type="float">
            <text:p>-11,14081327</text:p>
          </table:table-cell>
          <table:table-cell/>
          <table:table-cell table:formula="of:=[.E479]*25" office:value-type="float" office:value="-38.1051779" calcext:value-type="float">
            <text:p>-38,1051779</text:p>
          </table:table-cell>
          <table:table-cell table:formula="of:=[.F479]*25" office:value-type="float" office:value="65.4226415" calcext:value-type="float">
            <text:p>65,4226415</text:p>
          </table:table-cell>
          <table:table-cell table:formula="of:=[.G479]*25" office:value-type="float" office:value="-278.52033175" calcext:value-type="float">
            <text:p>-278,52033175</text:p>
          </table:table-cell>
          <table:table-cell/>
          <table:table-cell table:formula="of:=[.I479]*0.067" office:value-type="float" office:value="-2.5530469193" calcext:value-type="float">
            <text:p>-2,5530469193</text:p>
          </table:table-cell>
          <table:table-cell table:formula="of:=[.J479]*0.067" office:value-type="float" office:value="4.3833169805" calcext:value-type="float">
            <text:p>4,3833169805</text:p>
          </table:table-cell>
          <table:table-cell table:formula="of:=[.K479]*0.067" office:value-type="float" office:value="-18.66086222725" calcext:value-type="float">
            <text:p>-18,6608622272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0.306471588" calcext:value-type="float">
            <text:p>-0,306471588</text:p>
          </table:table-cell>
          <table:table-cell office:value-type="float" office:value="2.933180757" calcext:value-type="float">
            <text:p>2,933180757</text:p>
          </table:table-cell>
          <table:table-cell office:value-type="float" office:value="-11.5145905" calcext:value-type="float">
            <text:p>-11,5145905</text:p>
          </table:table-cell>
          <table:table-cell/>
          <table:table-cell table:formula="of:=[.E480]*25" office:value-type="float" office:value="-7.6617897" calcext:value-type="float">
            <text:p>-7,6617897</text:p>
          </table:table-cell>
          <table:table-cell table:formula="of:=[.F480]*25" office:value-type="float" office:value="73.329518925" calcext:value-type="float">
            <text:p>73,329518925</text:p>
          </table:table-cell>
          <table:table-cell table:formula="of:=[.G480]*25" office:value-type="float" office:value="-287.8647625" calcext:value-type="float">
            <text:p>-287,8647625</text:p>
          </table:table-cell>
          <table:table-cell/>
          <table:table-cell table:formula="of:=[.I480]*0.067" office:value-type="float" office:value="-0.5133399099" calcext:value-type="float">
            <text:p>-0,5133399099</text:p>
          </table:table-cell>
          <table:table-cell table:formula="of:=[.J480]*0.067" office:value-type="float" office:value="4.913077767975" calcext:value-type="float">
            <text:p>4,913077767975</text:p>
          </table:table-cell>
          <table:table-cell table:formula="of:=[.K480]*0.067" office:value-type="float" office:value="-19.2869390875" calcext:value-type="float">
            <text:p>-19,28693908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0.416855746" calcext:value-type="float">
            <text:p>0,416855746</text:p>
          </table:table-cell>
          <table:table-cell office:value-type="float" office:value="2.917445038" calcext:value-type="float">
            <text:p>2,917445038</text:p>
          </table:table-cell>
          <table:table-cell office:value-type="float" office:value="-11.39765357" calcext:value-type="float">
            <text:p>-11,39765357</text:p>
          </table:table-cell>
          <table:table-cell/>
          <table:table-cell table:formula="of:=[.E481]*25" office:value-type="float" office:value="10.42139365" calcext:value-type="float">
            <text:p>10,42139365</text:p>
          </table:table-cell>
          <table:table-cell table:formula="of:=[.F481]*25" office:value-type="float" office:value="72.93612595" calcext:value-type="float">
            <text:p>72,93612595</text:p>
          </table:table-cell>
          <table:table-cell table:formula="of:=[.G481]*25" office:value-type="float" office:value="-284.94133925" calcext:value-type="float">
            <text:p>-284,94133925</text:p>
          </table:table-cell>
          <table:table-cell/>
          <table:table-cell table:formula="of:=[.I481]*0.067" office:value-type="float" office:value="0.69823337455" calcext:value-type="float">
            <text:p>0,69823337455</text:p>
          </table:table-cell>
          <table:table-cell table:formula="of:=[.J481]*0.067" office:value-type="float" office:value="4.88672043865" calcext:value-type="float">
            <text:p>4,88672043865</text:p>
          </table:table-cell>
          <table:table-cell table:formula="of:=[.K481]*0.067" office:value-type="float" office:value="-19.09106972975" calcext:value-type="float">
            <text:p>-19,0910697297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0.929666913" calcext:value-type="float">
            <text:p>0,929666913</text:p>
          </table:table-cell>
          <table:table-cell office:value-type="float" office:value="2.734817511" calcext:value-type="float">
            <text:p>2,734817511</text:p>
          </table:table-cell>
          <table:table-cell office:value-type="float" office:value="-11.21122205" calcext:value-type="float">
            <text:p>-11,21122205</text:p>
          </table:table-cell>
          <table:table-cell/>
          <table:table-cell table:formula="of:=[.E482]*25" office:value-type="float" office:value="23.241672825" calcext:value-type="float">
            <text:p>23,241672825</text:p>
          </table:table-cell>
          <table:table-cell table:formula="of:=[.F482]*25" office:value-type="float" office:value="68.370437775" calcext:value-type="float">
            <text:p>68,370437775</text:p>
          </table:table-cell>
          <table:table-cell table:formula="of:=[.G482]*25" office:value-type="float" office:value="-280.28055125" calcext:value-type="float">
            <text:p>-280,28055125</text:p>
          </table:table-cell>
          <table:table-cell/>
          <table:table-cell table:formula="of:=[.I482]*0.067" office:value-type="float" office:value="1.557192079275" calcext:value-type="float">
            <text:p>1,557192079275</text:p>
          </table:table-cell>
          <table:table-cell table:formula="of:=[.J482]*0.067" office:value-type="float" office:value="4.580819330925" calcext:value-type="float">
            <text:p>4,580819330925</text:p>
          </table:table-cell>
          <table:table-cell table:formula="of:=[.K482]*0.067" office:value-type="float" office:value="-18.77879693375" calcext:value-type="float">
            <text:p>-18,77879693375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.82522657" calcext:value-type="float">
            <text:p>1,82522657</text:p>
          </table:table-cell>
          <table:table-cell office:value-type="float" office:value="2.900229374" calcext:value-type="float">
            <text:p>2,900229374</text:p>
          </table:table-cell>
          <table:table-cell office:value-type="float" office:value="-10.81397671" calcext:value-type="float">
            <text:p>-10,81397671</text:p>
          </table:table-cell>
          <table:table-cell/>
          <table:table-cell table:formula="of:=[.E483]*25" office:value-type="float" office:value="45.63066425" calcext:value-type="float">
            <text:p>45,63066425</text:p>
          </table:table-cell>
          <table:table-cell table:formula="of:=[.F483]*25" office:value-type="float" office:value="72.50573435" calcext:value-type="float">
            <text:p>72,50573435</text:p>
          </table:table-cell>
          <table:table-cell table:formula="of:=[.G483]*25" office:value-type="float" office:value="-270.34941775" calcext:value-type="float">
            <text:p>-270,34941775</text:p>
          </table:table-cell>
          <table:table-cell/>
          <table:table-cell table:formula="of:=[.I483]*0.067" office:value-type="float" office:value="3.05725450475" calcext:value-type="float">
            <text:p>3,05725450475</text:p>
          </table:table-cell>
          <table:table-cell table:formula="of:=[.J483]*0.067" office:value-type="float" office:value="4.85788420145" calcext:value-type="float">
            <text:p>4,85788420145</text:p>
          </table:table-cell>
          <table:table-cell table:formula="of:=[.K483]*0.067" office:value-type="float" office:value="-18.11341098925" calcext:value-type="float">
            <text:p>-18,1134109892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2.206213665" calcext:value-type="float">
            <text:p>2,206213665</text:p>
          </table:table-cell>
          <table:table-cell office:value-type="float" office:value="3.200849347" calcext:value-type="float">
            <text:p>3,200849347</text:p>
          </table:table-cell>
          <table:table-cell office:value-type="float" office:value="-9.805235877" calcext:value-type="float">
            <text:p>-9,805235877</text:p>
          </table:table-cell>
          <table:table-cell/>
          <table:table-cell table:formula="of:=[.E484]*25" office:value-type="float" office:value="55.155341625" calcext:value-type="float">
            <text:p>55,155341625</text:p>
          </table:table-cell>
          <table:table-cell table:formula="of:=[.F484]*25" office:value-type="float" office:value="80.021233675" calcext:value-type="float">
            <text:p>80,021233675</text:p>
          </table:table-cell>
          <table:table-cell table:formula="of:=[.G484]*25" office:value-type="float" office:value="-245.130896925" calcext:value-type="float">
            <text:p>-245,130896925</text:p>
          </table:table-cell>
          <table:table-cell/>
          <table:table-cell table:formula="of:=[.I484]*0.067" office:value-type="float" office:value="3.695407888875" calcext:value-type="float">
            <text:p>3,695407888875</text:p>
          </table:table-cell>
          <table:table-cell table:formula="of:=[.J484]*0.067" office:value-type="float" office:value="5.361422656225" calcext:value-type="float">
            <text:p>5,361422656225</text:p>
          </table:table-cell>
          <table:table-cell table:formula="of:=[.K484]*0.067" office:value-type="float" office:value="-16.423770093975" calcext:value-type="float">
            <text:p>-16,423770093975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2.085228696" calcext:value-type="float">
            <text:p>2,085228696</text:p>
          </table:table-cell>
          <table:table-cell office:value-type="float" office:value="2.682266625" calcext:value-type="float">
            <text:p>2,682266625</text:p>
          </table:table-cell>
          <table:table-cell office:value-type="float" office:value="-9.107038718" calcext:value-type="float">
            <text:p>-9,107038718</text:p>
          </table:table-cell>
          <table:table-cell/>
          <table:table-cell table:formula="of:=[.E485]*25" office:value-type="float" office:value="52.1307174" calcext:value-type="float">
            <text:p>52,1307174</text:p>
          </table:table-cell>
          <table:table-cell table:formula="of:=[.F485]*25" office:value-type="float" office:value="67.056665625" calcext:value-type="float">
            <text:p>67,056665625</text:p>
          </table:table-cell>
          <table:table-cell table:formula="of:=[.G485]*25" office:value-type="float" office:value="-227.67596795" calcext:value-type="float">
            <text:p>-227,67596795</text:p>
          </table:table-cell>
          <table:table-cell/>
          <table:table-cell table:formula="of:=[.I485]*0.067" office:value-type="float" office:value="3.4927580658" calcext:value-type="float">
            <text:p>3,4927580658</text:p>
          </table:table-cell>
          <table:table-cell table:formula="of:=[.J485]*0.067" office:value-type="float" office:value="4.492796596875" calcext:value-type="float">
            <text:p>4,492796596875</text:p>
          </table:table-cell>
          <table:table-cell table:formula="of:=[.K485]*0.067" office:value-type="float" office:value="-15.25428985265" calcext:value-type="float">
            <text:p>-15,2542898526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2.839825113" calcext:value-type="float">
            <text:p>2,839825113</text:p>
          </table:table-cell>
          <table:table-cell office:value-type="float" office:value="2.376644002" calcext:value-type="float">
            <text:p>2,376644002</text:p>
          </table:table-cell>
          <table:table-cell office:value-type="float" office:value="-8.610770625" calcext:value-type="float">
            <text:p>-8,610770625</text:p>
          </table:table-cell>
          <table:table-cell/>
          <table:table-cell table:formula="of:=[.E486]*25" office:value-type="float" office:value="70.995627825" calcext:value-type="float">
            <text:p>70,995627825</text:p>
          </table:table-cell>
          <table:table-cell table:formula="of:=[.F486]*25" office:value-type="float" office:value="59.41610005" calcext:value-type="float">
            <text:p>59,41610005</text:p>
          </table:table-cell>
          <table:table-cell table:formula="of:=[.G486]*25" office:value-type="float" office:value="-215.269265625" calcext:value-type="float">
            <text:p>-215,269265625</text:p>
          </table:table-cell>
          <table:table-cell/>
          <table:table-cell table:formula="of:=[.I486]*0.067" office:value-type="float" office:value="4.756707064275" calcext:value-type="float">
            <text:p>4,756707064275</text:p>
          </table:table-cell>
          <table:table-cell table:formula="of:=[.J486]*0.067" office:value-type="float" office:value="3.98087870335" calcext:value-type="float">
            <text:p>3,98087870335</text:p>
          </table:table-cell>
          <table:table-cell table:formula="of:=[.K486]*0.067" office:value-type="float" office:value="-14.423040796875" calcext:value-type="float">
            <text:p>-14,423040796875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2.765586817" calcext:value-type="float">
            <text:p>2,765586817</text:p>
          </table:table-cell>
          <table:table-cell office:value-type="float" office:value="2.317652387" calcext:value-type="float">
            <text:p>2,317652387</text:p>
          </table:table-cell>
          <table:table-cell office:value-type="float" office:value="-7.231952119" calcext:value-type="float">
            <text:p>-7,231952119</text:p>
          </table:table-cell>
          <table:table-cell/>
          <table:table-cell table:formula="of:=[.E487]*25" office:value-type="float" office:value="69.139670425" calcext:value-type="float">
            <text:p>69,139670425</text:p>
          </table:table-cell>
          <table:table-cell table:formula="of:=[.F487]*25" office:value-type="float" office:value="57.941309675" calcext:value-type="float">
            <text:p>57,941309675</text:p>
          </table:table-cell>
          <table:table-cell table:formula="of:=[.G487]*25" office:value-type="float" office:value="-180.798802975" calcext:value-type="float">
            <text:p>-180,798802975</text:p>
          </table:table-cell>
          <table:table-cell/>
          <table:table-cell table:formula="of:=[.I487]*0.067" office:value-type="float" office:value="4.632357918475" calcext:value-type="float">
            <text:p>4,632357918475</text:p>
          </table:table-cell>
          <table:table-cell table:formula="of:=[.J487]*0.067" office:value-type="float" office:value="3.882067748225" calcext:value-type="float">
            <text:p>3,882067748225</text:p>
          </table:table-cell>
          <table:table-cell table:formula="of:=[.K487]*0.067" office:value-type="float" office:value="-12.113519799325" calcext:value-type="float">
            <text:p>-12,11351979932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.939954041" calcext:value-type="float">
            <text:p>1,939954041</text:p>
          </table:table-cell>
          <table:table-cell office:value-type="float" office:value="1.985356282" calcext:value-type="float">
            <text:p>1,985356282</text:p>
          </table:table-cell>
          <table:table-cell office:value-type="float" office:value="-6.686323373" calcext:value-type="float">
            <text:p>-6,686323373</text:p>
          </table:table-cell>
          <table:table-cell/>
          <table:table-cell table:formula="of:=[.E488]*25" office:value-type="float" office:value="48.498851025" calcext:value-type="float">
            <text:p>48,498851025</text:p>
          </table:table-cell>
          <table:table-cell table:formula="of:=[.F488]*25" office:value-type="float" office:value="49.63390705" calcext:value-type="float">
            <text:p>49,63390705</text:p>
          </table:table-cell>
          <table:table-cell table:formula="of:=[.G488]*25" office:value-type="float" office:value="-167.158084325" calcext:value-type="float">
            <text:p>-167,158084325</text:p>
          </table:table-cell>
          <table:table-cell/>
          <table:table-cell table:formula="of:=[.I488]*0.067" office:value-type="float" office:value="3.249423018675" calcext:value-type="float">
            <text:p>3,249423018675</text:p>
          </table:table-cell>
          <table:table-cell table:formula="of:=[.J488]*0.067" office:value-type="float" office:value="3.32547177235" calcext:value-type="float">
            <text:p>3,32547177235</text:p>
          </table:table-cell>
          <table:table-cell table:formula="of:=[.K488]*0.067" office:value-type="float" office:value="-11.199591649775" calcext:value-type="float">
            <text:p>-11,199591649775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2.895171222" calcext:value-type="float">
            <text:p>2,895171222</text:p>
          </table:table-cell>
          <table:table-cell office:value-type="float" office:value="1.900331968" calcext:value-type="float">
            <text:p>1,900331968</text:p>
          </table:table-cell>
          <table:table-cell office:value-type="float" office:value="-6.401246592" calcext:value-type="float">
            <text:p>-6,401246592</text:p>
          </table:table-cell>
          <table:table-cell/>
          <table:table-cell table:formula="of:=[.E489]*25" office:value-type="float" office:value="72.37928055" calcext:value-type="float">
            <text:p>72,37928055</text:p>
          </table:table-cell>
          <table:table-cell table:formula="of:=[.F489]*25" office:value-type="float" office:value="47.5082992" calcext:value-type="float">
            <text:p>47,5082992</text:p>
          </table:table-cell>
          <table:table-cell table:formula="of:=[.G489]*25" office:value-type="float" office:value="-160.0311648" calcext:value-type="float">
            <text:p>-160,0311648</text:p>
          </table:table-cell>
          <table:table-cell/>
          <table:table-cell table:formula="of:=[.I489]*0.067" office:value-type="float" office:value="4.84941179685" calcext:value-type="float">
            <text:p>4,84941179685</text:p>
          </table:table-cell>
          <table:table-cell table:formula="of:=[.J489]*0.067" office:value-type="float" office:value="3.1830560464" calcext:value-type="float">
            <text:p>3,1830560464</text:p>
          </table:table-cell>
          <table:table-cell table:formula="of:=[.K489]*0.067" office:value-type="float" office:value="-10.7220880416" calcext:value-type="float">
            <text:p>-10,7220880416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2.802311061" calcext:value-type="float">
            <text:p>2,802311061</text:p>
          </table:table-cell>
          <table:table-cell office:value-type="float" office:value="1.474512014" calcext:value-type="float">
            <text:p>1,474512014</text:p>
          </table:table-cell>
          <table:table-cell office:value-type="float" office:value="-4.777622677" calcext:value-type="float">
            <text:p>-4,777622677</text:p>
          </table:table-cell>
          <table:table-cell/>
          <table:table-cell table:formula="of:=[.E490]*25" office:value-type="float" office:value="70.057776525" calcext:value-type="float">
            <text:p>70,057776525</text:p>
          </table:table-cell>
          <table:table-cell table:formula="of:=[.F490]*25" office:value-type="float" office:value="36.86280035" calcext:value-type="float">
            <text:p>36,86280035</text:p>
          </table:table-cell>
          <table:table-cell table:formula="of:=[.G490]*25" office:value-type="float" office:value="-119.440566925" calcext:value-type="float">
            <text:p>-119,440566925</text:p>
          </table:table-cell>
          <table:table-cell/>
          <table:table-cell table:formula="of:=[.I490]*0.067" office:value-type="float" office:value="4.693871027175" calcext:value-type="float">
            <text:p>4,693871027175</text:p>
          </table:table-cell>
          <table:table-cell table:formula="of:=[.J490]*0.067" office:value-type="float" office:value="2.46980762345" calcext:value-type="float">
            <text:p>2,46980762345</text:p>
          </table:table-cell>
          <table:table-cell table:formula="of:=[.K490]*0.067" office:value-type="float" office:value="-8.002517983975" calcext:value-type="float">
            <text:p>-8,00251798397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.689708466" calcext:value-type="float">
            <text:p>1,689708466</text:p>
          </table:table-cell>
          <table:table-cell office:value-type="float" office:value="1.488840174" calcext:value-type="float">
            <text:p>1,488840174</text:p>
          </table:table-cell>
          <table:table-cell office:value-type="float" office:value="-4.364915845" calcext:value-type="float">
            <text:p>-4,364915845</text:p>
          </table:table-cell>
          <table:table-cell/>
          <table:table-cell table:formula="of:=[.E491]*25" office:value-type="float" office:value="42.24271165" calcext:value-type="float">
            <text:p>42,24271165</text:p>
          </table:table-cell>
          <table:table-cell table:formula="of:=[.F491]*25" office:value-type="float" office:value="37.22100435" calcext:value-type="float">
            <text:p>37,22100435</text:p>
          </table:table-cell>
          <table:table-cell table:formula="of:=[.G491]*25" office:value-type="float" office:value="-109.122896125" calcext:value-type="float">
            <text:p>-109,122896125</text:p>
          </table:table-cell>
          <table:table-cell/>
          <table:table-cell table:formula="of:=[.I491]*0.067" office:value-type="float" office:value="2.83026168055" calcext:value-type="float">
            <text:p>2,83026168055</text:p>
          </table:table-cell>
          <table:table-cell table:formula="of:=[.J491]*0.067" office:value-type="float" office:value="2.49380729145" calcext:value-type="float">
            <text:p>2,49380729145</text:p>
          </table:table-cell>
          <table:table-cell table:formula="of:=[.K491]*0.067" office:value-type="float" office:value="-7.311234040375" calcext:value-type="float">
            <text:p>-7,311234040375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2.454544538" calcext:value-type="float">
            <text:p>2,454544538</text:p>
          </table:table-cell>
          <table:table-cell office:value-type="float" office:value="2.260520914" calcext:value-type="float">
            <text:p>2,260520914</text:p>
          </table:table-cell>
          <table:table-cell office:value-type="float" office:value="-4.306838331" calcext:value-type="float">
            <text:p>-4,306838331</text:p>
          </table:table-cell>
          <table:table-cell/>
          <table:table-cell table:formula="of:=[.E492]*25" office:value-type="float" office:value="61.36361345" calcext:value-type="float">
            <text:p>61,36361345</text:p>
          </table:table-cell>
          <table:table-cell table:formula="of:=[.F492]*25" office:value-type="float" office:value="56.51302285" calcext:value-type="float">
            <text:p>56,51302285</text:p>
          </table:table-cell>
          <table:table-cell table:formula="of:=[.G492]*25" office:value-type="float" office:value="-107.670958275" calcext:value-type="float">
            <text:p>-107,670958275</text:p>
          </table:table-cell>
          <table:table-cell/>
          <table:table-cell table:formula="of:=[.I492]*0.067" office:value-type="float" office:value="4.11136210115" calcext:value-type="float">
            <text:p>4,11136210115</text:p>
          </table:table-cell>
          <table:table-cell table:formula="of:=[.J492]*0.067" office:value-type="float" office:value="3.78637253095" calcext:value-type="float">
            <text:p>3,78637253095</text:p>
          </table:table-cell>
          <table:table-cell table:formula="of:=[.K492]*0.067" office:value-type="float" office:value="-7.213954204425" calcext:value-type="float">
            <text:p>-7,21395420442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.982617622" calcext:value-type="float">
            <text:p>1,982617622</text:p>
          </table:table-cell>
          <table:table-cell office:value-type="float" office:value="1.067956581" calcext:value-type="float">
            <text:p>1,067956581</text:p>
          </table:table-cell>
          <table:table-cell office:value-type="float" office:value="-3.025945878" calcext:value-type="float">
            <text:p>-3,025945878</text:p>
          </table:table-cell>
          <table:table-cell/>
          <table:table-cell table:formula="of:=[.E493]*25" office:value-type="float" office:value="49.56544055" calcext:value-type="float">
            <text:p>49,56544055</text:p>
          </table:table-cell>
          <table:table-cell table:formula="of:=[.F493]*25" office:value-type="float" office:value="26.698914525" calcext:value-type="float">
            <text:p>26,698914525</text:p>
          </table:table-cell>
          <table:table-cell table:formula="of:=[.G493]*25" office:value-type="float" office:value="-75.64864695" calcext:value-type="float">
            <text:p>-75,64864695</text:p>
          </table:table-cell>
          <table:table-cell/>
          <table:table-cell table:formula="of:=[.I493]*0.067" office:value-type="float" office:value="3.32088451685" calcext:value-type="float">
            <text:p>3,32088451685</text:p>
          </table:table-cell>
          <table:table-cell table:formula="of:=[.J493]*0.067" office:value-type="float" office:value="1.788827273175" calcext:value-type="float">
            <text:p>1,788827273175</text:p>
          </table:table-cell>
          <table:table-cell table:formula="of:=[.K493]*0.067" office:value-type="float" office:value="-5.06845934565" calcext:value-type="float">
            <text:p>-5,0684593456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0.893712551" calcext:value-type="float">
            <text:p>0,893712551</text:p>
          </table:table-cell>
          <table:table-cell office:value-type="float" office:value="0.821226289" calcext:value-type="float">
            <text:p>0,821226289</text:p>
          </table:table-cell>
          <table:table-cell office:value-type="float" office:value="-3.476002555" calcext:value-type="float">
            <text:p>-3,476002555</text:p>
          </table:table-cell>
          <table:table-cell/>
          <table:table-cell table:formula="of:=[.E494]*25" office:value-type="float" office:value="22.342813775" calcext:value-type="float">
            <text:p>22,342813775</text:p>
          </table:table-cell>
          <table:table-cell table:formula="of:=[.F494]*25" office:value-type="float" office:value="20.530657225" calcext:value-type="float">
            <text:p>20,530657225</text:p>
          </table:table-cell>
          <table:table-cell table:formula="of:=[.G494]*25" office:value-type="float" office:value="-86.900063875" calcext:value-type="float">
            <text:p>-86,900063875</text:p>
          </table:table-cell>
          <table:table-cell/>
          <table:table-cell table:formula="of:=[.I494]*0.067" office:value-type="float" office:value="1.496968522925" calcext:value-type="float">
            <text:p>1,496968522925</text:p>
          </table:table-cell>
          <table:table-cell table:formula="of:=[.J494]*0.067" office:value-type="float" office:value="1.375554034075" calcext:value-type="float">
            <text:p>1,375554034075</text:p>
          </table:table-cell>
          <table:table-cell table:formula="of:=[.K494]*0.067" office:value-type="float" office:value="-5.822304279625" calcext:value-type="float">
            <text:p>-5,822304279625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2.148113687" calcext:value-type="float">
            <text:p>2,148113687</text:p>
          </table:table-cell>
          <table:table-cell office:value-type="float" office:value="1.888768005" calcext:value-type="float">
            <text:p>1,888768005</text:p>
          </table:table-cell>
          <table:table-cell office:value-type="float" office:value="-3.312286072" calcext:value-type="float">
            <text:p>-3,312286072</text:p>
          </table:table-cell>
          <table:table-cell/>
          <table:table-cell table:formula="of:=[.E495]*25" office:value-type="float" office:value="53.702842175" calcext:value-type="float">
            <text:p>53,702842175</text:p>
          </table:table-cell>
          <table:table-cell table:formula="of:=[.F495]*25" office:value-type="float" office:value="47.219200125" calcext:value-type="float">
            <text:p>47,219200125</text:p>
          </table:table-cell>
          <table:table-cell table:formula="of:=[.G495]*25" office:value-type="float" office:value="-82.8071518" calcext:value-type="float">
            <text:p>-82,8071518</text:p>
          </table:table-cell>
          <table:table-cell/>
          <table:table-cell table:formula="of:=[.I495]*0.067" office:value-type="float" office:value="3.598090425725" calcext:value-type="float">
            <text:p>3,598090425725</text:p>
          </table:table-cell>
          <table:table-cell table:formula="of:=[.J495]*0.067" office:value-type="float" office:value="3.163686408375" calcext:value-type="float">
            <text:p>3,163686408375</text:p>
          </table:table-cell>
          <table:table-cell table:formula="of:=[.K495]*0.067" office:value-type="float" office:value="-5.5480791706" calcext:value-type="float">
            <text:p>-5,5480791706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9.68" calcext:value-type="float">
            <text:p>-239,68</text:p>
          </table:table-cell>
          <table:table-cell office:value-type="float" office:value="0" calcext:value-type="float">
            <text:p>0</text:p>
          </table:table-cell>
          <table:table-cell office:value-type="float" office:value="0.345201523" calcext:value-type="float">
            <text:p>0,345201523</text:p>
          </table:table-cell>
          <table:table-cell office:value-type="float" office:value="-1.70798457" calcext:value-type="float">
            <text:p>-1,70798457</text:p>
          </table:table-cell>
          <table:table-cell/>
          <table:table-cell table:formula="of:=[.E496]*25" office:value-type="float" office:value="0" calcext:value-type="float">
            <text:p>0</text:p>
          </table:table-cell>
          <table:table-cell table:formula="of:=[.F496]*25" office:value-type="float" office:value="8.630038075" calcext:value-type="float">
            <text:p>8,630038075</text:p>
          </table:table-cell>
          <table:table-cell table:formula="of:=[.G496]*25" office:value-type="float" office:value="-42.69961425" calcext:value-type="float">
            <text:p>-42,69961425</text:p>
          </table:table-cell>
          <table:table-cell/>
          <table:table-cell table:formula="of:=[.I496]*0.067" office:value-type="float" office:value="0" calcext:value-type="float">
            <text:p>0</text:p>
          </table:table-cell>
          <table:table-cell table:formula="of:=[.J496]*0.067" office:value-type="float" office:value="0.578212551025" calcext:value-type="float">
            <text:p>0,578212551025</text:p>
          </table:table-cell>
          <table:table-cell table:formula="of:=[.K496]*0.067" office:value-type="float" office:value="-2.86087415475" calcext:value-type="float">
            <text:p>-2,860874154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0.795354579" calcext:value-type="float">
            <text:p>0,795354579</text:p>
          </table:table-cell>
          <table:table-cell office:value-type="float" office:value="-2.566319081" calcext:value-type="float">
            <text:p>-2,566319081</text:p>
          </table:table-cell>
          <table:table-cell/>
          <table:table-cell table:formula="of:=[.E497]*25" office:value-type="float" office:value="0" calcext:value-type="float">
            <text:p>0</text:p>
          </table:table-cell>
          <table:table-cell table:formula="of:=[.F497]*25" office:value-type="float" office:value="19.883864475" calcext:value-type="float">
            <text:p>19,883864475</text:p>
          </table:table-cell>
          <table:table-cell table:formula="of:=[.G497]*25" office:value-type="float" office:value="-64.157977025" calcext:value-type="float">
            <text:p>-64,157977025</text:p>
          </table:table-cell>
          <table:table-cell/>
          <table:table-cell table:formula="of:=[.I497]*0.067" office:value-type="float" office:value="0" calcext:value-type="float">
            <text:p>0</text:p>
          </table:table-cell>
          <table:table-cell table:formula="of:=[.J497]*0.067" office:value-type="float" office:value="1.332218919825" calcext:value-type="float">
            <text:p>1,332218919825</text:p>
          </table:table-cell>
          <table:table-cell table:formula="of:=[.K497]*0.067" office:value-type="float" office:value="-4.298584460675" calcext:value-type="float">
            <text:p>-4,29858446067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0.095632016" calcext:value-type="float">
            <text:p>-0,095632016</text:p>
          </table:table-cell>
          <table:table-cell office:value-type="float" office:value="0.90184666" calcext:value-type="float">
            <text:p>0,90184666</text:p>
          </table:table-cell>
          <table:table-cell office:value-type="float" office:value="-2.62942588" calcext:value-type="float">
            <text:p>-2,62942588</text:p>
          </table:table-cell>
          <table:table-cell/>
          <table:table-cell table:formula="of:=[.E498]*25" office:value-type="float" office:value="-2.3908004" calcext:value-type="float">
            <text:p>-2,3908004</text:p>
          </table:table-cell>
          <table:table-cell table:formula="of:=[.F498]*25" office:value-type="float" office:value="22.5461665" calcext:value-type="float">
            <text:p>22,5461665</text:p>
          </table:table-cell>
          <table:table-cell table:formula="of:=[.G498]*25" office:value-type="float" office:value="-65.735647" calcext:value-type="float">
            <text:p>-65,735647</text:p>
          </table:table-cell>
          <table:table-cell/>
          <table:table-cell table:formula="of:=[.I498]*0.067" office:value-type="float" office:value="-0.1601836268" calcext:value-type="float">
            <text:p>-0,1601836268</text:p>
          </table:table-cell>
          <table:table-cell table:formula="of:=[.J498]*0.067" office:value-type="float" office:value="1.5105931555" calcext:value-type="float">
            <text:p>1,5105931555</text:p>
          </table:table-cell>
          <table:table-cell table:formula="of:=[.K498]*0.067" office:value-type="float" office:value="-4.404288349" calcext:value-type="float">
            <text:p>-4,40428834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0.312870677" calcext:value-type="float">
            <text:p>-0,312870677</text:p>
          </table:table-cell>
          <table:table-cell office:value-type="float" office:value="0.943228714" calcext:value-type="float">
            <text:p>0,943228714</text:p>
          </table:table-cell>
          <table:table-cell office:value-type="float" office:value="-2.557985719" calcext:value-type="float">
            <text:p>-2,557985719</text:p>
          </table:table-cell>
          <table:table-cell/>
          <table:table-cell table:formula="of:=[.E499]*25" office:value-type="float" office:value="-7.821766925" calcext:value-type="float">
            <text:p>-7,821766925</text:p>
          </table:table-cell>
          <table:table-cell table:formula="of:=[.F499]*25" office:value-type="float" office:value="23.58071785" calcext:value-type="float">
            <text:p>23,58071785</text:p>
          </table:table-cell>
          <table:table-cell table:formula="of:=[.G499]*25" office:value-type="float" office:value="-63.949642975" calcext:value-type="float">
            <text:p>-63,949642975</text:p>
          </table:table-cell>
          <table:table-cell/>
          <table:table-cell table:formula="of:=[.I499]*0.067" office:value-type="float" office:value="-0.524058383975" calcext:value-type="float">
            <text:p>-0,524058383975</text:p>
          </table:table-cell>
          <table:table-cell table:formula="of:=[.J499]*0.067" office:value-type="float" office:value="1.57990809595" calcext:value-type="float">
            <text:p>1,57990809595</text:p>
          </table:table-cell>
          <table:table-cell table:formula="of:=[.K499]*0.067" office:value-type="float" office:value="-4.284626079325" calcext:value-type="float">
            <text:p>-4,28462607932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1.615416967" calcext:value-type="float">
            <text:p>-1,615416967</text:p>
          </table:table-cell>
          <table:table-cell office:value-type="float" office:value="0.896484638" calcext:value-type="float">
            <text:p>0,896484638</text:p>
          </table:table-cell>
          <table:table-cell office:value-type="float" office:value="-2.535965402" calcext:value-type="float">
            <text:p>-2,535965402</text:p>
          </table:table-cell>
          <table:table-cell/>
          <table:table-cell table:formula="of:=[.E500]*25" office:value-type="float" office:value="-40.385424175" calcext:value-type="float">
            <text:p>-40,385424175</text:p>
          </table:table-cell>
          <table:table-cell table:formula="of:=[.F500]*25" office:value-type="float" office:value="22.41211595" calcext:value-type="float">
            <text:p>22,41211595</text:p>
          </table:table-cell>
          <table:table-cell table:formula="of:=[.G500]*25" office:value-type="float" office:value="-63.39913505" calcext:value-type="float">
            <text:p>-63,39913505</text:p>
          </table:table-cell>
          <table:table-cell/>
          <table:table-cell table:formula="of:=[.I500]*0.067" office:value-type="float" office:value="-2.705823419725" calcext:value-type="float">
            <text:p>-2,705823419725</text:p>
          </table:table-cell>
          <table:table-cell table:formula="of:=[.J500]*0.067" office:value-type="float" office:value="1.50161176865" calcext:value-type="float">
            <text:p>1,50161176865</text:p>
          </table:table-cell>
          <table:table-cell table:formula="of:=[.K500]*0.067" office:value-type="float" office:value="-4.24774204835" calcext:value-type="float">
            <text:p>-4,2477420483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.85440543" calcext:value-type="float">
            <text:p>-1,85440543</text:p>
          </table:table-cell>
          <table:table-cell office:value-type="float" office:value="1.506400185" calcext:value-type="float">
            <text:p>1,506400185</text:p>
          </table:table-cell>
          <table:table-cell office:value-type="float" office:value="-3.596855259" calcext:value-type="float">
            <text:p>-3,596855259</text:p>
          </table:table-cell>
          <table:table-cell/>
          <table:table-cell table:formula="of:=[.E501]*25" office:value-type="float" office:value="-46.36013575" calcext:value-type="float">
            <text:p>-46,36013575</text:p>
          </table:table-cell>
          <table:table-cell table:formula="of:=[.F501]*25" office:value-type="float" office:value="37.660004625" calcext:value-type="float">
            <text:p>37,660004625</text:p>
          </table:table-cell>
          <table:table-cell table:formula="of:=[.G501]*25" office:value-type="float" office:value="-89.921381475" calcext:value-type="float">
            <text:p>-89,921381475</text:p>
          </table:table-cell>
          <table:table-cell/>
          <table:table-cell table:formula="of:=[.I501]*0.067" office:value-type="float" office:value="-3.10612909525" calcext:value-type="float">
            <text:p>-3,10612909525</text:p>
          </table:table-cell>
          <table:table-cell table:formula="of:=[.J501]*0.067" office:value-type="float" office:value="2.523220309875" calcext:value-type="float">
            <text:p>2,523220309875</text:p>
          </table:table-cell>
          <table:table-cell table:formula="of:=[.K501]*0.067" office:value-type="float" office:value="-6.024732558825" calcext:value-type="float">
            <text:p>-6,02473255882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.608503088" calcext:value-type="float">
            <text:p>-1,608503088</text:p>
          </table:table-cell>
          <table:table-cell office:value-type="float" office:value="1.364840509" calcext:value-type="float">
            <text:p>1,364840509</text:p>
          </table:table-cell>
          <table:table-cell office:value-type="float" office:value="-3.231980572" calcext:value-type="float">
            <text:p>-3,231980572</text:p>
          </table:table-cell>
          <table:table-cell/>
          <table:table-cell table:formula="of:=[.E502]*25" office:value-type="float" office:value="-40.2125772" calcext:value-type="float">
            <text:p>-40,2125772</text:p>
          </table:table-cell>
          <table:table-cell table:formula="of:=[.F502]*25" office:value-type="float" office:value="34.121012725" calcext:value-type="float">
            <text:p>34,121012725</text:p>
          </table:table-cell>
          <table:table-cell table:formula="of:=[.G502]*25" office:value-type="float" office:value="-80.7995143" calcext:value-type="float">
            <text:p>-80,7995143</text:p>
          </table:table-cell>
          <table:table-cell/>
          <table:table-cell table:formula="of:=[.I502]*0.067" office:value-type="float" office:value="-2.6942426724" calcext:value-type="float">
            <text:p>-2,6942426724</text:p>
          </table:table-cell>
          <table:table-cell table:formula="of:=[.J502]*0.067" office:value-type="float" office:value="2.286107852575" calcext:value-type="float">
            <text:p>2,286107852575</text:p>
          </table:table-cell>
          <table:table-cell table:formula="of:=[.K502]*0.067" office:value-type="float" office:value="-5.4135674581" calcext:value-type="float">
            <text:p>-5,4135674581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3.045731782" calcext:value-type="float">
            <text:p>-3,045731782</text:p>
          </table:table-cell>
          <table:table-cell office:value-type="float" office:value="0.568334024" calcext:value-type="float">
            <text:p>0,568334024</text:p>
          </table:table-cell>
          <table:table-cell office:value-type="float" office:value="-3.826668384" calcext:value-type="float">
            <text:p>-3,826668384</text:p>
          </table:table-cell>
          <table:table-cell/>
          <table:table-cell table:formula="of:=[.E503]*25" office:value-type="float" office:value="-76.14329455" calcext:value-type="float">
            <text:p>-76,14329455</text:p>
          </table:table-cell>
          <table:table-cell table:formula="of:=[.F503]*25" office:value-type="float" office:value="14.2083506" calcext:value-type="float">
            <text:p>14,2083506</text:p>
          </table:table-cell>
          <table:table-cell table:formula="of:=[.G503]*25" office:value-type="float" office:value="-95.6667096" calcext:value-type="float">
            <text:p>-95,6667096</text:p>
          </table:table-cell>
          <table:table-cell/>
          <table:table-cell table:formula="of:=[.I503]*0.067" office:value-type="float" office:value="-5.10160073485" calcext:value-type="float">
            <text:p>-5,10160073485</text:p>
          </table:table-cell>
          <table:table-cell table:formula="of:=[.J503]*0.067" office:value-type="float" office:value="0.9519594902" calcext:value-type="float">
            <text:p>0,9519594902</text:p>
          </table:table-cell>
          <table:table-cell table:formula="of:=[.K503]*0.067" office:value-type="float" office:value="-6.4096695432" calcext:value-type="float">
            <text:p>-6,409669543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3.376313946" calcext:value-type="float">
            <text:p>-3,376313946</text:p>
          </table:table-cell>
          <table:table-cell office:value-type="float" office:value="1.802904915" calcext:value-type="float">
            <text:p>1,802904915</text:p>
          </table:table-cell>
          <table:table-cell office:value-type="float" office:value="-5.405758667" calcext:value-type="float">
            <text:p>-5,405758667</text:p>
          </table:table-cell>
          <table:table-cell/>
          <table:table-cell table:formula="of:=[.E504]*25" office:value-type="float" office:value="-84.40784865" calcext:value-type="float">
            <text:p>-84,40784865</text:p>
          </table:table-cell>
          <table:table-cell table:formula="of:=[.F504]*25" office:value-type="float" office:value="45.072622875" calcext:value-type="float">
            <text:p>45,072622875</text:p>
          </table:table-cell>
          <table:table-cell table:formula="of:=[.G504]*25" office:value-type="float" office:value="-135.143966675" calcext:value-type="float">
            <text:p>-135,143966675</text:p>
          </table:table-cell>
          <table:table-cell/>
          <table:table-cell table:formula="of:=[.I504]*0.067" office:value-type="float" office:value="-5.65532585955" calcext:value-type="float">
            <text:p>-5,65532585955</text:p>
          </table:table-cell>
          <table:table-cell table:formula="of:=[.J504]*0.067" office:value-type="float" office:value="3.019865732625" calcext:value-type="float">
            <text:p>3,019865732625</text:p>
          </table:table-cell>
          <table:table-cell table:formula="of:=[.K504]*0.067" office:value-type="float" office:value="-9.054645767225" calcext:value-type="float">
            <text:p>-9,05464576722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3.391390483" calcext:value-type="float">
            <text:p>-3,391390483</text:p>
          </table:table-cell>
          <table:table-cell office:value-type="float" office:value="2.076026628" calcext:value-type="float">
            <text:p>2,076026628</text:p>
          </table:table-cell>
          <table:table-cell office:value-type="float" office:value="-6.052547883" calcext:value-type="float">
            <text:p>-6,052547883</text:p>
          </table:table-cell>
          <table:table-cell/>
          <table:table-cell table:formula="of:=[.E505]*25" office:value-type="float" office:value="-84.784762075" calcext:value-type="float">
            <text:p>-84,784762075</text:p>
          </table:table-cell>
          <table:table-cell table:formula="of:=[.F505]*25" office:value-type="float" office:value="51.9006657" calcext:value-type="float">
            <text:p>51,9006657</text:p>
          </table:table-cell>
          <table:table-cell table:formula="of:=[.G505]*25" office:value-type="float" office:value="-151.313697075" calcext:value-type="float">
            <text:p>-151,313697075</text:p>
          </table:table-cell>
          <table:table-cell/>
          <table:table-cell table:formula="of:=[.I505]*0.067" office:value-type="float" office:value="-5.680579059025" calcext:value-type="float">
            <text:p>-5,680579059025</text:p>
          </table:table-cell>
          <table:table-cell table:formula="of:=[.J505]*0.067" office:value-type="float" office:value="3.4773446019" calcext:value-type="float">
            <text:p>3,4773446019</text:p>
          </table:table-cell>
          <table:table-cell table:formula="of:=[.K505]*0.067" office:value-type="float" office:value="-10.138017704025" calcext:value-type="float">
            <text:p>-10,13801770402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3.318843745" calcext:value-type="float">
            <text:p>-3,318843745</text:p>
          </table:table-cell>
          <table:table-cell office:value-type="float" office:value="1.701779975" calcext:value-type="float">
            <text:p>1,701779975</text:p>
          </table:table-cell>
          <table:table-cell office:value-type="float" office:value="-7.501083454" calcext:value-type="float">
            <text:p>-7,501083454</text:p>
          </table:table-cell>
          <table:table-cell/>
          <table:table-cell table:formula="of:=[.E506]*25" office:value-type="float" office:value="-82.971093625" calcext:value-type="float">
            <text:p>-82,971093625</text:p>
          </table:table-cell>
          <table:table-cell table:formula="of:=[.F506]*25" office:value-type="float" office:value="42.544499375" calcext:value-type="float">
            <text:p>42,544499375</text:p>
          </table:table-cell>
          <table:table-cell table:formula="of:=[.G506]*25" office:value-type="float" office:value="-187.52708635" calcext:value-type="float">
            <text:p>-187,52708635</text:p>
          </table:table-cell>
          <table:table-cell/>
          <table:table-cell table:formula="of:=[.I506]*0.067" office:value-type="float" office:value="-5.559063272875" calcext:value-type="float">
            <text:p>-5,559063272875</text:p>
          </table:table-cell>
          <table:table-cell table:formula="of:=[.J506]*0.067" office:value-type="float" office:value="2.850481458125" calcext:value-type="float">
            <text:p>2,850481458125</text:p>
          </table:table-cell>
          <table:table-cell table:formula="of:=[.K506]*0.067" office:value-type="float" office:value="-12.56431478545" calcext:value-type="float">
            <text:p>-12,5643147854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2.280492091" calcext:value-type="float">
            <text:p>-2,280492091</text:p>
          </table:table-cell>
          <table:table-cell office:value-type="float" office:value="2.741959082" calcext:value-type="float">
            <text:p>2,741959082</text:p>
          </table:table-cell>
          <table:table-cell office:value-type="float" office:value="-8.418461316" calcext:value-type="float">
            <text:p>-8,418461316</text:p>
          </table:table-cell>
          <table:table-cell/>
          <table:table-cell table:formula="of:=[.E507]*25" office:value-type="float" office:value="-57.012302275" calcext:value-type="float">
            <text:p>-57,012302275</text:p>
          </table:table-cell>
          <table:table-cell table:formula="of:=[.F507]*25" office:value-type="float" office:value="68.54897705" calcext:value-type="float">
            <text:p>68,54897705</text:p>
          </table:table-cell>
          <table:table-cell table:formula="of:=[.G507]*25" office:value-type="float" office:value="-210.4615329" calcext:value-type="float">
            <text:p>-210,4615329</text:p>
          </table:table-cell>
          <table:table-cell/>
          <table:table-cell table:formula="of:=[.I507]*0.067" office:value-type="float" office:value="-3.819824252425" calcext:value-type="float">
            <text:p>-3,819824252425</text:p>
          </table:table-cell>
          <table:table-cell table:formula="of:=[.J507]*0.067" office:value-type="float" office:value="4.59278146235" calcext:value-type="float">
            <text:p>4,59278146235</text:p>
          </table:table-cell>
          <table:table-cell table:formula="of:=[.K507]*0.067" office:value-type="float" office:value="-14.1009227043" calcext:value-type="float">
            <text:p>-14,1009227043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2.192764689" calcext:value-type="float">
            <text:p>-2,192764689</text:p>
          </table:table-cell>
          <table:table-cell office:value-type="float" office:value="3.043000731" calcext:value-type="float">
            <text:p>3,043000731</text:p>
          </table:table-cell>
          <table:table-cell office:value-type="float" office:value="-8.743287502" calcext:value-type="float">
            <text:p>-8,743287502</text:p>
          </table:table-cell>
          <table:table-cell/>
          <table:table-cell table:formula="of:=[.E508]*25" office:value-type="float" office:value="-54.819117225" calcext:value-type="float">
            <text:p>-54,819117225</text:p>
          </table:table-cell>
          <table:table-cell table:formula="of:=[.F508]*25" office:value-type="float" office:value="76.075018275" calcext:value-type="float">
            <text:p>76,075018275</text:p>
          </table:table-cell>
          <table:table-cell table:formula="of:=[.G508]*25" office:value-type="float" office:value="-218.58218755" calcext:value-type="float">
            <text:p>-218,58218755</text:p>
          </table:table-cell>
          <table:table-cell/>
          <table:table-cell table:formula="of:=[.I508]*0.067" office:value-type="float" office:value="-3.672880854075" calcext:value-type="float">
            <text:p>-3,672880854075</text:p>
          </table:table-cell>
          <table:table-cell table:formula="of:=[.J508]*0.067" office:value-type="float" office:value="5.097026224425" calcext:value-type="float">
            <text:p>5,097026224425</text:p>
          </table:table-cell>
          <table:table-cell table:formula="of:=[.K508]*0.067" office:value-type="float" office:value="-14.64500656585" calcext:value-type="float">
            <text:p>-14,6450065658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2.054609797" calcext:value-type="float">
            <text:p>-2,054609797</text:p>
          </table:table-cell>
          <table:table-cell office:value-type="float" office:value="2.722081864" calcext:value-type="float">
            <text:p>2,722081864</text:p>
          </table:table-cell>
          <table:table-cell office:value-type="float" office:value="-9.688378872" calcext:value-type="float">
            <text:p>-9,688378872</text:p>
          </table:table-cell>
          <table:table-cell/>
          <table:table-cell table:formula="of:=[.E509]*25" office:value-type="float" office:value="-51.365244925" calcext:value-type="float">
            <text:p>-51,365244925</text:p>
          </table:table-cell>
          <table:table-cell table:formula="of:=[.F509]*25" office:value-type="float" office:value="68.0520466" calcext:value-type="float">
            <text:p>68,0520466</text:p>
          </table:table-cell>
          <table:table-cell table:formula="of:=[.G509]*25" office:value-type="float" office:value="-242.2094718" calcext:value-type="float">
            <text:p>-242,2094718</text:p>
          </table:table-cell>
          <table:table-cell/>
          <table:table-cell table:formula="of:=[.I509]*0.067" office:value-type="float" office:value="-3.441471409975" calcext:value-type="float">
            <text:p>-3,441471409975</text:p>
          </table:table-cell>
          <table:table-cell table:formula="of:=[.J509]*0.067" office:value-type="float" office:value="4.5594871222" calcext:value-type="float">
            <text:p>4,5594871222</text:p>
          </table:table-cell>
          <table:table-cell table:formula="of:=[.K509]*0.067" office:value-type="float" office:value="-16.2280346106" calcext:value-type="float">
            <text:p>-16,2280346106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0.999852048" calcext:value-type="float">
            <text:p>-0,999852048</text:p>
          </table:table-cell>
          <table:table-cell office:value-type="float" office:value="3.14563533" calcext:value-type="float">
            <text:p>3,14563533</text:p>
          </table:table-cell>
          <table:table-cell office:value-type="float" office:value="-10.35414252" calcext:value-type="float">
            <text:p>-10,35414252</text:p>
          </table:table-cell>
          <table:table-cell/>
          <table:table-cell table:formula="of:=[.E510]*25" office:value-type="float" office:value="-24.9963012" calcext:value-type="float">
            <text:p>-24,9963012</text:p>
          </table:table-cell>
          <table:table-cell table:formula="of:=[.F510]*25" office:value-type="float" office:value="78.64088325" calcext:value-type="float">
            <text:p>78,64088325</text:p>
          </table:table-cell>
          <table:table-cell table:formula="of:=[.G510]*25" office:value-type="float" office:value="-258.853563" calcext:value-type="float">
            <text:p>-258,853563</text:p>
          </table:table-cell>
          <table:table-cell/>
          <table:table-cell table:formula="of:=[.I510]*0.067" office:value-type="float" office:value="-1.6747521804" calcext:value-type="float">
            <text:p>-1,6747521804</text:p>
          </table:table-cell>
          <table:table-cell table:formula="of:=[.J510]*0.067" office:value-type="float" office:value="5.26893917775" calcext:value-type="float">
            <text:p>5,26893917775</text:p>
          </table:table-cell>
          <table:table-cell table:formula="of:=[.K510]*0.067" office:value-type="float" office:value="-17.343188721" calcext:value-type="float">
            <text:p>-17,343188721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0.109335578" calcext:value-type="float">
            <text:p>-0,109335578</text:p>
          </table:table-cell>
          <table:table-cell office:value-type="float" office:value="3.419051249" calcext:value-type="float">
            <text:p>3,419051249</text:p>
          </table:table-cell>
          <table:table-cell office:value-type="float" office:value="-10.41586498" calcext:value-type="float">
            <text:p>-10,41586498</text:p>
          </table:table-cell>
          <table:table-cell/>
          <table:table-cell table:formula="of:=[.E511]*25" office:value-type="float" office:value="-2.73338945" calcext:value-type="float">
            <text:p>-2,73338945</text:p>
          </table:table-cell>
          <table:table-cell table:formula="of:=[.F511]*25" office:value-type="float" office:value="85.476281225" calcext:value-type="float">
            <text:p>85,476281225</text:p>
          </table:table-cell>
          <table:table-cell table:formula="of:=[.G511]*25" office:value-type="float" office:value="-260.3966245" calcext:value-type="float">
            <text:p>-260,3966245</text:p>
          </table:table-cell>
          <table:table-cell/>
          <table:table-cell table:formula="of:=[.I511]*0.067" office:value-type="float" office:value="-0.18313709315" calcext:value-type="float">
            <text:p>-0,18313709315</text:p>
          </table:table-cell>
          <table:table-cell table:formula="of:=[.J511]*0.067" office:value-type="float" office:value="5.726910842075" calcext:value-type="float">
            <text:p>5,726910842075</text:p>
          </table:table-cell>
          <table:table-cell table:formula="of:=[.K511]*0.067" office:value-type="float" office:value="-17.4465738415" calcext:value-type="float">
            <text:p>-17,446573841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0.30080382" calcext:value-type="float">
            <text:p>0,30080382</text:p>
          </table:table-cell>
          <table:table-cell office:value-type="float" office:value="3.316600721" calcext:value-type="float">
            <text:p>3,316600721</text:p>
          </table:table-cell>
          <table:table-cell office:value-type="float" office:value="-10.28165501" calcext:value-type="float">
            <text:p>-10,28165501</text:p>
          </table:table-cell>
          <table:table-cell/>
          <table:table-cell table:formula="of:=[.E512]*25" office:value-type="float" office:value="7.5200955" calcext:value-type="float">
            <text:p>7,5200955</text:p>
          </table:table-cell>
          <table:table-cell table:formula="of:=[.F512]*25" office:value-type="float" office:value="82.915018025" calcext:value-type="float">
            <text:p>82,915018025</text:p>
          </table:table-cell>
          <table:table-cell table:formula="of:=[.G512]*25" office:value-type="float" office:value="-257.04137525" calcext:value-type="float">
            <text:p>-257,04137525</text:p>
          </table:table-cell>
          <table:table-cell/>
          <table:table-cell table:formula="of:=[.I512]*0.067" office:value-type="float" office:value="0.5038463985" calcext:value-type="float">
            <text:p>0,5038463985</text:p>
          </table:table-cell>
          <table:table-cell table:formula="of:=[.J512]*0.067" office:value-type="float" office:value="5.555306207675" calcext:value-type="float">
            <text:p>5,555306207675</text:p>
          </table:table-cell>
          <table:table-cell table:formula="of:=[.K512]*0.067" office:value-type="float" office:value="-17.22177214175" calcext:value-type="float">
            <text:p>-17,221772141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0.852977626" calcext:value-type="float">
            <text:p>0,852977626</text:p>
          </table:table-cell>
          <table:table-cell office:value-type="float" office:value="3.159689672" calcext:value-type="float">
            <text:p>3,159689672</text:p>
          </table:table-cell>
          <table:table-cell office:value-type="float" office:value="-10.17160907" calcext:value-type="float">
            <text:p>-10,17160907</text:p>
          </table:table-cell>
          <table:table-cell/>
          <table:table-cell table:formula="of:=[.E513]*25" office:value-type="float" office:value="21.32444065" calcext:value-type="float">
            <text:p>21,32444065</text:p>
          </table:table-cell>
          <table:table-cell table:formula="of:=[.F513]*25" office:value-type="float" office:value="78.9922418" calcext:value-type="float">
            <text:p>78,9922418</text:p>
          </table:table-cell>
          <table:table-cell table:formula="of:=[.G513]*25" office:value-type="float" office:value="-254.29022675" calcext:value-type="float">
            <text:p>-254,29022675</text:p>
          </table:table-cell>
          <table:table-cell/>
          <table:table-cell table:formula="of:=[.I513]*0.067" office:value-type="float" office:value="1.42873752355" calcext:value-type="float">
            <text:p>1,42873752355</text:p>
          </table:table-cell>
          <table:table-cell table:formula="of:=[.J513]*0.067" office:value-type="float" office:value="5.2924802006" calcext:value-type="float">
            <text:p>5,2924802006</text:p>
          </table:table-cell>
          <table:table-cell table:formula="of:=[.K513]*0.067" office:value-type="float" office:value="-17.03744519225" calcext:value-type="float">
            <text:p>-17,03744519225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1.868152251" calcext:value-type="float">
            <text:p>1,868152251</text:p>
          </table:table-cell>
          <table:table-cell office:value-type="float" office:value="3.103582988" calcext:value-type="float">
            <text:p>3,103582988</text:p>
          </table:table-cell>
          <table:table-cell office:value-type="float" office:value="-9.757172671" calcext:value-type="float">
            <text:p>-9,757172671</text:p>
          </table:table-cell>
          <table:table-cell/>
          <table:table-cell table:formula="of:=[.E514]*25" office:value-type="float" office:value="46.703806275" calcext:value-type="float">
            <text:p>46,703806275</text:p>
          </table:table-cell>
          <table:table-cell table:formula="of:=[.F514]*25" office:value-type="float" office:value="77.5895747" calcext:value-type="float">
            <text:p>77,5895747</text:p>
          </table:table-cell>
          <table:table-cell table:formula="of:=[.G514]*25" office:value-type="float" office:value="-243.929316775" calcext:value-type="float">
            <text:p>-243,929316775</text:p>
          </table:table-cell>
          <table:table-cell/>
          <table:table-cell table:formula="of:=[.I514]*0.067" office:value-type="float" office:value="3.129155020425" calcext:value-type="float">
            <text:p>3,129155020425</text:p>
          </table:table-cell>
          <table:table-cell table:formula="of:=[.J514]*0.067" office:value-type="float" office:value="5.1985015049" calcext:value-type="float">
            <text:p>5,1985015049</text:p>
          </table:table-cell>
          <table:table-cell table:formula="of:=[.K514]*0.067" office:value-type="float" office:value="-16.343264223925" calcext:value-type="float">
            <text:p>-16,34326422392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2.052234642" calcext:value-type="float">
            <text:p>2,052234642</text:p>
          </table:table-cell>
          <table:table-cell office:value-type="float" office:value="3.026398544" calcext:value-type="float">
            <text:p>3,026398544</text:p>
          </table:table-cell>
          <table:table-cell office:value-type="float" office:value="-8.739574177" calcext:value-type="float">
            <text:p>-8,739574177</text:p>
          </table:table-cell>
          <table:table-cell/>
          <table:table-cell table:formula="of:=[.E515]*25" office:value-type="float" office:value="51.30586605" calcext:value-type="float">
            <text:p>51,30586605</text:p>
          </table:table-cell>
          <table:table-cell table:formula="of:=[.F515]*25" office:value-type="float" office:value="75.6599636" calcext:value-type="float">
            <text:p>75,6599636</text:p>
          </table:table-cell>
          <table:table-cell table:formula="of:=[.G515]*25" office:value-type="float" office:value="-218.489354425" calcext:value-type="float">
            <text:p>-218,489354425</text:p>
          </table:table-cell>
          <table:table-cell/>
          <table:table-cell table:formula="of:=[.I515]*0.067" office:value-type="float" office:value="3.43749302535" calcext:value-type="float">
            <text:p>3,43749302535</text:p>
          </table:table-cell>
          <table:table-cell table:formula="of:=[.J515]*0.067" office:value-type="float" office:value="5.0692175612" calcext:value-type="float">
            <text:p>5,0692175612</text:p>
          </table:table-cell>
          <table:table-cell table:formula="of:=[.K515]*0.067" office:value-type="float" office:value="-14.638786746475" calcext:value-type="float">
            <text:p>-14,638786746475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.768504983" calcext:value-type="float">
            <text:p>1,768504983</text:p>
          </table:table-cell>
          <table:table-cell office:value-type="float" office:value="2.813088078" calcext:value-type="float">
            <text:p>2,813088078</text:p>
          </table:table-cell>
          <table:table-cell office:value-type="float" office:value="-8.248328984" calcext:value-type="float">
            <text:p>-8,248328984</text:p>
          </table:table-cell>
          <table:table-cell/>
          <table:table-cell table:formula="of:=[.E516]*25" office:value-type="float" office:value="44.212624575" calcext:value-type="float">
            <text:p>44,212624575</text:p>
          </table:table-cell>
          <table:table-cell table:formula="of:=[.F516]*25" office:value-type="float" office:value="70.32720195" calcext:value-type="float">
            <text:p>70,32720195</text:p>
          </table:table-cell>
          <table:table-cell table:formula="of:=[.G516]*25" office:value-type="float" office:value="-206.2082246" calcext:value-type="float">
            <text:p>-206,2082246</text:p>
          </table:table-cell>
          <table:table-cell/>
          <table:table-cell table:formula="of:=[.I516]*0.067" office:value-type="float" office:value="2.962245846525" calcext:value-type="float">
            <text:p>2,962245846525</text:p>
          </table:table-cell>
          <table:table-cell table:formula="of:=[.J516]*0.067" office:value-type="float" office:value="4.71192253065" calcext:value-type="float">
            <text:p>4,71192253065</text:p>
          </table:table-cell>
          <table:table-cell table:formula="of:=[.K516]*0.067" office:value-type="float" office:value="-13.8159510482" calcext:value-type="float">
            <text:p>-13,8159510482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2.614872738" calcext:value-type="float">
            <text:p>2,614872738</text:p>
          </table:table-cell>
          <table:table-cell office:value-type="float" office:value="2.694247981" calcext:value-type="float">
            <text:p>2,694247981</text:p>
          </table:table-cell>
          <table:table-cell office:value-type="float" office:value="-7.822564843" calcext:value-type="float">
            <text:p>-7,822564843</text:p>
          </table:table-cell>
          <table:table-cell/>
          <table:table-cell table:formula="of:=[.E517]*25" office:value-type="float" office:value="65.37181845" calcext:value-type="float">
            <text:p>65,37181845</text:p>
          </table:table-cell>
          <table:table-cell table:formula="of:=[.F517]*25" office:value-type="float" office:value="67.356199525" calcext:value-type="float">
            <text:p>67,356199525</text:p>
          </table:table-cell>
          <table:table-cell table:formula="of:=[.G517]*25" office:value-type="float" office:value="-195.564121075" calcext:value-type="float">
            <text:p>-195,564121075</text:p>
          </table:table-cell>
          <table:table-cell/>
          <table:table-cell table:formula="of:=[.I517]*0.067" office:value-type="float" office:value="4.37991183615" calcext:value-type="float">
            <text:p>4,37991183615</text:p>
          </table:table-cell>
          <table:table-cell table:formula="of:=[.J517]*0.067" office:value-type="float" office:value="4.512865368175" calcext:value-type="float">
            <text:p>4,512865368175</text:p>
          </table:table-cell>
          <table:table-cell table:formula="of:=[.K517]*0.067" office:value-type="float" office:value="-13.102796112025" calcext:value-type="float">
            <text:p>-13,102796112025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2.655078494" calcext:value-type="float">
            <text:p>2,655078494</text:p>
          </table:table-cell>
          <table:table-cell office:value-type="float" office:value="2.401427905" calcext:value-type="float">
            <text:p>2,401427905</text:p>
          </table:table-cell>
          <table:table-cell office:value-type="float" office:value="-6.604689129" calcext:value-type="float">
            <text:p>-6,604689129</text:p>
          </table:table-cell>
          <table:table-cell/>
          <table:table-cell table:formula="of:=[.E518]*25" office:value-type="float" office:value="66.37696235" calcext:value-type="float">
            <text:p>66,37696235</text:p>
          </table:table-cell>
          <table:table-cell table:formula="of:=[.F518]*25" office:value-type="float" office:value="60.035697625" calcext:value-type="float">
            <text:p>60,035697625</text:p>
          </table:table-cell>
          <table:table-cell table:formula="of:=[.G518]*25" office:value-type="float" office:value="-165.117228225" calcext:value-type="float">
            <text:p>-165,117228225</text:p>
          </table:table-cell>
          <table:table-cell/>
          <table:table-cell table:formula="of:=[.I518]*0.067" office:value-type="float" office:value="4.44725647745" calcext:value-type="float">
            <text:p>4,44725647745</text:p>
          </table:table-cell>
          <table:table-cell table:formula="of:=[.J518]*0.067" office:value-type="float" office:value="4.022391740875" calcext:value-type="float">
            <text:p>4,022391740875</text:p>
          </table:table-cell>
          <table:table-cell table:formula="of:=[.K518]*0.067" office:value-type="float" office:value="-11.062854291075" calcext:value-type="float">
            <text:p>-11,06285429107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.998852114" calcext:value-type="float">
            <text:p>1,998852114</text:p>
          </table:table-cell>
          <table:table-cell office:value-type="float" office:value="2.520155746" calcext:value-type="float">
            <text:p>2,520155746</text:p>
          </table:table-cell>
          <table:table-cell office:value-type="float" office:value="-6.24686124" calcext:value-type="float">
            <text:p>-6,24686124</text:p>
          </table:table-cell>
          <table:table-cell/>
          <table:table-cell table:formula="of:=[.E519]*25" office:value-type="float" office:value="49.97130285" calcext:value-type="float">
            <text:p>49,97130285</text:p>
          </table:table-cell>
          <table:table-cell table:formula="of:=[.F519]*25" office:value-type="float" office:value="63.00389365" calcext:value-type="float">
            <text:p>63,00389365</text:p>
          </table:table-cell>
          <table:table-cell table:formula="of:=[.G519]*25" office:value-type="float" office:value="-156.171531" calcext:value-type="float">
            <text:p>-156,171531</text:p>
          </table:table-cell>
          <table:table-cell/>
          <table:table-cell table:formula="of:=[.I519]*0.067" office:value-type="float" office:value="3.34807729095" calcext:value-type="float">
            <text:p>3,34807729095</text:p>
          </table:table-cell>
          <table:table-cell table:formula="of:=[.J519]*0.067" office:value-type="float" office:value="4.22126087455" calcext:value-type="float">
            <text:p>4,22126087455</text:p>
          </table:table-cell>
          <table:table-cell table:formula="of:=[.K519]*0.067" office:value-type="float" office:value="-10.463492577" calcext:value-type="float">
            <text:p>-10,463492577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2.65004949" calcext:value-type="float">
            <text:p>2,65004949</text:p>
          </table:table-cell>
          <table:table-cell office:value-type="float" office:value="3.007130249" calcext:value-type="float">
            <text:p>3,007130249</text:p>
          </table:table-cell>
          <table:table-cell office:value-type="float" office:value="-5.647453696" calcext:value-type="float">
            <text:p>-5,647453696</text:p>
          </table:table-cell>
          <table:table-cell/>
          <table:table-cell table:formula="of:=[.E520]*25" office:value-type="float" office:value="66.25123725" calcext:value-type="float">
            <text:p>66,25123725</text:p>
          </table:table-cell>
          <table:table-cell table:formula="of:=[.F520]*25" office:value-type="float" office:value="75.178256225" calcext:value-type="float">
            <text:p>75,178256225</text:p>
          </table:table-cell>
          <table:table-cell table:formula="of:=[.G520]*25" office:value-type="float" office:value="-141.1863424" calcext:value-type="float">
            <text:p>-141,1863424</text:p>
          </table:table-cell>
          <table:table-cell/>
          <table:table-cell table:formula="of:=[.I520]*0.067" office:value-type="float" office:value="4.43883289575" calcext:value-type="float">
            <text:p>4,43883289575</text:p>
          </table:table-cell>
          <table:table-cell table:formula="of:=[.J520]*0.067" office:value-type="float" office:value="5.036943167075" calcext:value-type="float">
            <text:p>5,036943167075</text:p>
          </table:table-cell>
          <table:table-cell table:formula="of:=[.K520]*0.067" office:value-type="float" office:value="-9.4594849408" calcext:value-type="float">
            <text:p>-9,4594849408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2.540595897" calcext:value-type="float">
            <text:p>2,540595897</text:p>
          </table:table-cell>
          <table:table-cell office:value-type="float" office:value="1.927861593" calcext:value-type="float">
            <text:p>1,927861593</text:p>
          </table:table-cell>
          <table:table-cell office:value-type="float" office:value="-4.326337692" calcext:value-type="float">
            <text:p>-4,326337692</text:p>
          </table:table-cell>
          <table:table-cell/>
          <table:table-cell table:formula="of:=[.E521]*25" office:value-type="float" office:value="63.514897425" calcext:value-type="float">
            <text:p>63,514897425</text:p>
          </table:table-cell>
          <table:table-cell table:formula="of:=[.F521]*25" office:value-type="float" office:value="48.196539825" calcext:value-type="float">
            <text:p>48,196539825</text:p>
          </table:table-cell>
          <table:table-cell table:formula="of:=[.G521]*25" office:value-type="float" office:value="-108.1584423" calcext:value-type="float">
            <text:p>-108,1584423</text:p>
          </table:table-cell>
          <table:table-cell/>
          <table:table-cell table:formula="of:=[.I521]*0.067" office:value-type="float" office:value="4.255498127475" calcext:value-type="float">
            <text:p>4,255498127475</text:p>
          </table:table-cell>
          <table:table-cell table:formula="of:=[.J521]*0.067" office:value-type="float" office:value="3.229168168275" calcext:value-type="float">
            <text:p>3,229168168275</text:p>
          </table:table-cell>
          <table:table-cell table:formula="of:=[.K521]*0.067" office:value-type="float" office:value="-7.2466156341" calcext:value-type="float">
            <text:p>-7,2466156341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2.320508293" calcext:value-type="float">
            <text:p>2,320508293</text:p>
          </table:table-cell>
          <table:table-cell office:value-type="float" office:value="1.693187303" calcext:value-type="float">
            <text:p>1,693187303</text:p>
          </table:table-cell>
          <table:table-cell office:value-type="float" office:value="-4.100134339" calcext:value-type="float">
            <text:p>-4,100134339</text:p>
          </table:table-cell>
          <table:table-cell/>
          <table:table-cell table:formula="of:=[.E522]*25" office:value-type="float" office:value="58.012707325" calcext:value-type="float">
            <text:p>58,012707325</text:p>
          </table:table-cell>
          <table:table-cell table:formula="of:=[.F522]*25" office:value-type="float" office:value="42.329682575" calcext:value-type="float">
            <text:p>42,329682575</text:p>
          </table:table-cell>
          <table:table-cell table:formula="of:=[.G522]*25" office:value-type="float" office:value="-102.503358475" calcext:value-type="float">
            <text:p>-102,503358475</text:p>
          </table:table-cell>
          <table:table-cell/>
          <table:table-cell table:formula="of:=[.I522]*0.067" office:value-type="float" office:value="3.886851390775" calcext:value-type="float">
            <text:p>3,886851390775</text:p>
          </table:table-cell>
          <table:table-cell table:formula="of:=[.J522]*0.067" office:value-type="float" office:value="2.836088732525" calcext:value-type="float">
            <text:p>2,836088732525</text:p>
          </table:table-cell>
          <table:table-cell table:formula="of:=[.K522]*0.067" office:value-type="float" office:value="-6.867725017825" calcext:value-type="float">
            <text:p>-6,867725017825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2.174403984" calcext:value-type="float">
            <text:p>2,174403984</text:p>
          </table:table-cell>
          <table:table-cell office:value-type="float" office:value="2.345760704" calcext:value-type="float">
            <text:p>2,345760704</text:p>
          </table:table-cell>
          <table:table-cell office:value-type="float" office:value="-3.094588656" calcext:value-type="float">
            <text:p>-3,094588656</text:p>
          </table:table-cell>
          <table:table-cell/>
          <table:table-cell table:formula="of:=[.E523]*25" office:value-type="float" office:value="54.3600996" calcext:value-type="float">
            <text:p>54,3600996</text:p>
          </table:table-cell>
          <table:table-cell table:formula="of:=[.F523]*25" office:value-type="float" office:value="58.6440176" calcext:value-type="float">
            <text:p>58,6440176</text:p>
          </table:table-cell>
          <table:table-cell table:formula="of:=[.G523]*25" office:value-type="float" office:value="-77.3647164" calcext:value-type="float">
            <text:p>-77,3647164</text:p>
          </table:table-cell>
          <table:table-cell/>
          <table:table-cell table:formula="of:=[.I523]*0.067" office:value-type="float" office:value="3.6421266732" calcext:value-type="float">
            <text:p>3,6421266732</text:p>
          </table:table-cell>
          <table:table-cell table:formula="of:=[.J523]*0.067" office:value-type="float" office:value="3.9291491792" calcext:value-type="float">
            <text:p>3,9291491792</text:p>
          </table:table-cell>
          <table:table-cell table:formula="of:=[.K523]*0.067" office:value-type="float" office:value="-5.1834359988" calcext:value-type="float">
            <text:p>-5,1834359988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.026814734" calcext:value-type="float">
            <text:p>1,026814734</text:p>
          </table:table-cell>
          <table:table-cell office:value-type="float" office:value="1.168507571" calcext:value-type="float">
            <text:p>1,168507571</text:p>
          </table:table-cell>
          <table:table-cell office:value-type="float" office:value="-2.562290799" calcext:value-type="float">
            <text:p>-2,562290799</text:p>
          </table:table-cell>
          <table:table-cell/>
          <table:table-cell table:formula="of:=[.E524]*25" office:value-type="float" office:value="25.67036835" calcext:value-type="float">
            <text:p>25,67036835</text:p>
          </table:table-cell>
          <table:table-cell table:formula="of:=[.F524]*25" office:value-type="float" office:value="29.212689275" calcext:value-type="float">
            <text:p>29,212689275</text:p>
          </table:table-cell>
          <table:table-cell table:formula="of:=[.G524]*25" office:value-type="float" office:value="-64.057269975" calcext:value-type="float">
            <text:p>-64,057269975</text:p>
          </table:table-cell>
          <table:table-cell/>
          <table:table-cell table:formula="of:=[.I524]*0.067" office:value-type="float" office:value="1.71991467945" calcext:value-type="float">
            <text:p>1,71991467945</text:p>
          </table:table-cell>
          <table:table-cell table:formula="of:=[.J524]*0.067" office:value-type="float" office:value="1.957250181425" calcext:value-type="float">
            <text:p>1,957250181425</text:p>
          </table:table-cell>
          <table:table-cell table:formula="of:=[.K524]*0.067" office:value-type="float" office:value="-4.291837088325" calcext:value-type="float">
            <text:p>-4,29183708832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.563471665" calcext:value-type="float">
            <text:p>1,563471665</text:p>
          </table:table-cell>
          <table:table-cell office:value-type="float" office:value="1.012419658" calcext:value-type="float">
            <text:p>1,012419658</text:p>
          </table:table-cell>
          <table:table-cell office:value-type="float" office:value="-3.173734944" calcext:value-type="float">
            <text:p>-3,173734944</text:p>
          </table:table-cell>
          <table:table-cell/>
          <table:table-cell table:formula="of:=[.E525]*25" office:value-type="float" office:value="39.086791625" calcext:value-type="float">
            <text:p>39,086791625</text:p>
          </table:table-cell>
          <table:table-cell table:formula="of:=[.F525]*25" office:value-type="float" office:value="25.31049145" calcext:value-type="float">
            <text:p>25,31049145</text:p>
          </table:table-cell>
          <table:table-cell table:formula="of:=[.G525]*25" office:value-type="float" office:value="-79.3433736" calcext:value-type="float">
            <text:p>-79,3433736</text:p>
          </table:table-cell>
          <table:table-cell/>
          <table:table-cell table:formula="of:=[.I525]*0.067" office:value-type="float" office:value="2.618815038875" calcext:value-type="float">
            <text:p>2,618815038875</text:p>
          </table:table-cell>
          <table:table-cell table:formula="of:=[.J525]*0.067" office:value-type="float" office:value="1.69580292715" calcext:value-type="float">
            <text:p>1,69580292715</text:p>
          </table:table-cell>
          <table:table-cell table:formula="of:=[.K525]*0.067" office:value-type="float" office:value="-5.3160060312" calcext:value-type="float">
            <text:p>-5,3160060312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1.838621621" calcext:value-type="float">
            <text:p>1,838621621</text:p>
          </table:table-cell>
          <table:table-cell office:value-type="float" office:value="1.934199445" calcext:value-type="float">
            <text:p>1,934199445</text:p>
          </table:table-cell>
          <table:table-cell office:value-type="float" office:value="-2.027608368" calcext:value-type="float">
            <text:p>-2,027608368</text:p>
          </table:table-cell>
          <table:table-cell/>
          <table:table-cell table:formula="of:=[.E526]*25" office:value-type="float" office:value="45.965540525" calcext:value-type="float">
            <text:p>45,965540525</text:p>
          </table:table-cell>
          <table:table-cell table:formula="of:=[.F526]*25" office:value-type="float" office:value="48.354986125" calcext:value-type="float">
            <text:p>48,354986125</text:p>
          </table:table-cell>
          <table:table-cell table:formula="of:=[.G526]*25" office:value-type="float" office:value="-50.6902092" calcext:value-type="float">
            <text:p>-50,6902092</text:p>
          </table:table-cell>
          <table:table-cell/>
          <table:table-cell table:formula="of:=[.I526]*0.067" office:value-type="float" office:value="3.079691215175" calcext:value-type="float">
            <text:p>3,079691215175</text:p>
          </table:table-cell>
          <table:table-cell table:formula="of:=[.J526]*0.067" office:value-type="float" office:value="3.239784070375" calcext:value-type="float">
            <text:p>3,239784070375</text:p>
          </table:table-cell>
          <table:table-cell table:formula="of:=[.K526]*0.067" office:value-type="float" office:value="-3.3962440164" calcext:value-type="float">
            <text:p>-3,3962440164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0" calcext:value-type="float">
            <text:p>0</text:p>
          </table:table-cell>
          <table:table-cell office:value-type="float" office:value="0.456325566" calcext:value-type="float">
            <text:p>0,456325566</text:p>
          </table:table-cell>
          <table:table-cell office:value-type="float" office:value="-1.492821663" calcext:value-type="float">
            <text:p>-1,492821663</text:p>
          </table:table-cell>
          <table:table-cell/>
          <table:table-cell table:formula="of:=[.E527]*25" office:value-type="float" office:value="0" calcext:value-type="float">
            <text:p>0</text:p>
          </table:table-cell>
          <table:table-cell table:formula="of:=[.F527]*25" office:value-type="float" office:value="11.40813915" calcext:value-type="float">
            <text:p>11,40813915</text:p>
          </table:table-cell>
          <table:table-cell table:formula="of:=[.G527]*25" office:value-type="float" office:value="-37.320541575" calcext:value-type="float">
            <text:p>-37,320541575</text:p>
          </table:table-cell>
          <table:table-cell/>
          <table:table-cell table:formula="of:=[.I527]*0.067" office:value-type="float" office:value="0" calcext:value-type="float">
            <text:p>0</text:p>
          </table:table-cell>
          <table:table-cell table:formula="of:=[.J527]*0.067" office:value-type="float" office:value="0.76434532305" calcext:value-type="float">
            <text:p>0,76434532305</text:p>
          </table:table-cell>
          <table:table-cell table:formula="of:=[.K527]*0.067" office:value-type="float" office:value="-2.500476285525" calcext:value-type="float">
            <text:p>-2,5004762855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0" calcext:value-type="float">
            <text:p>0</text:p>
          </table:table-cell>
          <table:table-cell office:value-type="float" office:value="0.954977161" calcext:value-type="float">
            <text:p>0,954977161</text:p>
          </table:table-cell>
          <table:table-cell office:value-type="float" office:value="-2.274636782" calcext:value-type="float">
            <text:p>-2,274636782</text:p>
          </table:table-cell>
          <table:table-cell/>
          <table:table-cell table:formula="of:=[.E528]*25" office:value-type="float" office:value="0" calcext:value-type="float">
            <text:p>0</text:p>
          </table:table-cell>
          <table:table-cell table:formula="of:=[.F528]*25" office:value-type="float" office:value="23.874429025" calcext:value-type="float">
            <text:p>23,874429025</text:p>
          </table:table-cell>
          <table:table-cell table:formula="of:=[.G528]*25" office:value-type="float" office:value="-56.86591955" calcext:value-type="float">
            <text:p>-56,86591955</text:p>
          </table:table-cell>
          <table:table-cell/>
          <table:table-cell table:formula="of:=[.I528]*0.067" office:value-type="float" office:value="0" calcext:value-type="float">
            <text:p>0</text:p>
          </table:table-cell>
          <table:table-cell table:formula="of:=[.J528]*0.067" office:value-type="float" office:value="1.599586744675" calcext:value-type="float">
            <text:p>1,599586744675</text:p>
          </table:table-cell>
          <table:table-cell table:formula="of:=[.K528]*0.067" office:value-type="float" office:value="-3.81001660985" calcext:value-type="float">
            <text:p>-3,8100166098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0.046490044" calcext:value-type="float">
            <text:p>-0,046490044</text:p>
          </table:table-cell>
          <table:table-cell office:value-type="float" office:value="1.032728997" calcext:value-type="float">
            <text:p>1,032728997</text:p>
          </table:table-cell>
          <table:table-cell office:value-type="float" office:value="-2.270201843" calcext:value-type="float">
            <text:p>-2,270201843</text:p>
          </table:table-cell>
          <table:table-cell/>
          <table:table-cell table:formula="of:=[.E529]*25" office:value-type="float" office:value="-1.1622511" calcext:value-type="float">
            <text:p>-1,1622511</text:p>
          </table:table-cell>
          <table:table-cell table:formula="of:=[.F529]*25" office:value-type="float" office:value="25.818224925" calcext:value-type="float">
            <text:p>25,818224925</text:p>
          </table:table-cell>
          <table:table-cell table:formula="of:=[.G529]*25" office:value-type="float" office:value="-56.755046075" calcext:value-type="float">
            <text:p>-56,755046075</text:p>
          </table:table-cell>
          <table:table-cell/>
          <table:table-cell table:formula="of:=[.I529]*0.067" office:value-type="float" office:value="-0.0778708237" calcext:value-type="float">
            <text:p>-0,0778708237</text:p>
          </table:table-cell>
          <table:table-cell table:formula="of:=[.J529]*0.067" office:value-type="float" office:value="1.729821069975" calcext:value-type="float">
            <text:p>1,729821069975</text:p>
          </table:table-cell>
          <table:table-cell table:formula="of:=[.K529]*0.067" office:value-type="float" office:value="-3.802588087025" calcext:value-type="float">
            <text:p>-3,80258808702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0.406173002" calcext:value-type="float">
            <text:p>-0,406173002</text:p>
          </table:table-cell>
          <table:table-cell office:value-type="float" office:value="0.948749151" calcext:value-type="float">
            <text:p>0,948749151</text:p>
          </table:table-cell>
          <table:table-cell office:value-type="float" office:value="-2.082622838" calcext:value-type="float">
            <text:p>-2,082622838</text:p>
          </table:table-cell>
          <table:table-cell/>
          <table:table-cell table:formula="of:=[.E530]*25" office:value-type="float" office:value="-10.15432505" calcext:value-type="float">
            <text:p>-10,15432505</text:p>
          </table:table-cell>
          <table:table-cell table:formula="of:=[.F530]*25" office:value-type="float" office:value="23.718728775" calcext:value-type="float">
            <text:p>23,718728775</text:p>
          </table:table-cell>
          <table:table-cell table:formula="of:=[.G530]*25" office:value-type="float" office:value="-52.06557095" calcext:value-type="float">
            <text:p>-52,06557095</text:p>
          </table:table-cell>
          <table:table-cell/>
          <table:table-cell table:formula="of:=[.I530]*0.067" office:value-type="float" office:value="-0.68033977835" calcext:value-type="float">
            <text:p>-0,68033977835</text:p>
          </table:table-cell>
          <table:table-cell table:formula="of:=[.J530]*0.067" office:value-type="float" office:value="1.589154827925" calcext:value-type="float">
            <text:p>1,589154827925</text:p>
          </table:table-cell>
          <table:table-cell table:formula="of:=[.K530]*0.067" office:value-type="float" office:value="-3.48839325365" calcext:value-type="float">
            <text:p>-3,4883932536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1.359278569" calcext:value-type="float">
            <text:p>-1,359278569</text:p>
          </table:table-cell>
          <table:table-cell office:value-type="float" office:value="0.390152808" calcext:value-type="float">
            <text:p>0,390152808</text:p>
          </table:table-cell>
          <table:table-cell office:value-type="float" office:value="-2.345318046" calcext:value-type="float">
            <text:p>-2,345318046</text:p>
          </table:table-cell>
          <table:table-cell/>
          <table:table-cell table:formula="of:=[.E531]*25" office:value-type="float" office:value="-33.981964225" calcext:value-type="float">
            <text:p>-33,981964225</text:p>
          </table:table-cell>
          <table:table-cell table:formula="of:=[.F531]*25" office:value-type="float" office:value="9.7538202" calcext:value-type="float">
            <text:p>9,7538202</text:p>
          </table:table-cell>
          <table:table-cell table:formula="of:=[.G531]*25" office:value-type="float" office:value="-58.63295115" calcext:value-type="float">
            <text:p>-58,63295115</text:p>
          </table:table-cell>
          <table:table-cell/>
          <table:table-cell table:formula="of:=[.I531]*0.067" office:value-type="float" office:value="-2.276791603075" calcext:value-type="float">
            <text:p>-2,276791603075</text:p>
          </table:table-cell>
          <table:table-cell table:formula="of:=[.J531]*0.067" office:value-type="float" office:value="0.6535059534" calcext:value-type="float">
            <text:p>0,6535059534</text:p>
          </table:table-cell>
          <table:table-cell table:formula="of:=[.K531]*0.067" office:value-type="float" office:value="-3.92840772705" calcext:value-type="float">
            <text:p>-3,9284077270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1.701206015" calcext:value-type="float">
            <text:p>-1,701206015</text:p>
          </table:table-cell>
          <table:table-cell office:value-type="float" office:value="1.370510461" calcext:value-type="float">
            <text:p>1,370510461</text:p>
          </table:table-cell>
          <table:table-cell office:value-type="float" office:value="-3.083506159" calcext:value-type="float">
            <text:p>-3,083506159</text:p>
          </table:table-cell>
          <table:table-cell/>
          <table:table-cell table:formula="of:=[.E532]*25" office:value-type="float" office:value="-42.530150375" calcext:value-type="float">
            <text:p>-42,530150375</text:p>
          </table:table-cell>
          <table:table-cell table:formula="of:=[.F532]*25" office:value-type="float" office:value="34.262761525" calcext:value-type="float">
            <text:p>34,262761525</text:p>
          </table:table-cell>
          <table:table-cell table:formula="of:=[.G532]*25" office:value-type="float" office:value="-77.087653975" calcext:value-type="float">
            <text:p>-77,087653975</text:p>
          </table:table-cell>
          <table:table-cell/>
          <table:table-cell table:formula="of:=[.I532]*0.067" office:value-type="float" office:value="-2.849520075125" calcext:value-type="float">
            <text:p>-2,849520075125</text:p>
          </table:table-cell>
          <table:table-cell table:formula="of:=[.J532]*0.067" office:value-type="float" office:value="2.295605022175" calcext:value-type="float">
            <text:p>2,295605022175</text:p>
          </table:table-cell>
          <table:table-cell table:formula="of:=[.K532]*0.067" office:value-type="float" office:value="-5.164872816325" calcext:value-type="float">
            <text:p>-5,16487281632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2.419265323" calcext:value-type="float">
            <text:p>-2,419265323</text:p>
          </table:table-cell>
          <table:table-cell office:value-type="float" office:value="1.336342278" calcext:value-type="float">
            <text:p>1,336342278</text:p>
          </table:table-cell>
          <table:table-cell office:value-type="float" office:value="-2.868093165" calcext:value-type="float">
            <text:p>-2,868093165</text:p>
          </table:table-cell>
          <table:table-cell/>
          <table:table-cell table:formula="of:=[.E533]*25" office:value-type="float" office:value="-60.481633075" calcext:value-type="float">
            <text:p>-60,481633075</text:p>
          </table:table-cell>
          <table:table-cell table:formula="of:=[.F533]*25" office:value-type="float" office:value="33.40855695" calcext:value-type="float">
            <text:p>33,40855695</text:p>
          </table:table-cell>
          <table:table-cell table:formula="of:=[.G533]*25" office:value-type="float" office:value="-71.702329125" calcext:value-type="float">
            <text:p>-71,702329125</text:p>
          </table:table-cell>
          <table:table-cell/>
          <table:table-cell table:formula="of:=[.I533]*0.067" office:value-type="float" office:value="-4.052269416025" calcext:value-type="float">
            <text:p>-4,052269416025</text:p>
          </table:table-cell>
          <table:table-cell table:formula="of:=[.J533]*0.067" office:value-type="float" office:value="2.23837331565" calcext:value-type="float">
            <text:p>2,23837331565</text:p>
          </table:table-cell>
          <table:table-cell table:formula="of:=[.K533]*0.067" office:value-type="float" office:value="-4.804056051375" calcext:value-type="float">
            <text:p>-4,80405605137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2.74786497" calcext:value-type="float">
            <text:p>-2,74786497</text:p>
          </table:table-cell>
          <table:table-cell office:value-type="float" office:value="0.765883875" calcext:value-type="float">
            <text:p>0,765883875</text:p>
          </table:table-cell>
          <table:table-cell office:value-type="float" office:value="-4.243464943" calcext:value-type="float">
            <text:p>-4,243464943</text:p>
          </table:table-cell>
          <table:table-cell/>
          <table:table-cell table:formula="of:=[.E534]*25" office:value-type="float" office:value="-68.69662425" calcext:value-type="float">
            <text:p>-68,69662425</text:p>
          </table:table-cell>
          <table:table-cell table:formula="of:=[.F534]*25" office:value-type="float" office:value="19.147096875" calcext:value-type="float">
            <text:p>19,147096875</text:p>
          </table:table-cell>
          <table:table-cell table:formula="of:=[.G534]*25" office:value-type="float" office:value="-106.086623575" calcext:value-type="float">
            <text:p>-106,086623575</text:p>
          </table:table-cell>
          <table:table-cell/>
          <table:table-cell table:formula="of:=[.I534]*0.067" office:value-type="float" office:value="-4.60267382475" calcext:value-type="float">
            <text:p>-4,60267382475</text:p>
          </table:table-cell>
          <table:table-cell table:formula="of:=[.J534]*0.067" office:value-type="float" office:value="1.282855490625" calcext:value-type="float">
            <text:p>1,282855490625</text:p>
          </table:table-cell>
          <table:table-cell table:formula="of:=[.K534]*0.067" office:value-type="float" office:value="-7.107803779525" calcext:value-type="float">
            <text:p>-7,10780377952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2.065691687" calcext:value-type="float">
            <text:p>-2,065691687</text:p>
          </table:table-cell>
          <table:table-cell office:value-type="float" office:value="2.036628399" calcext:value-type="float">
            <text:p>2,036628399</text:p>
          </table:table-cell>
          <table:table-cell office:value-type="float" office:value="-4.92812717" calcext:value-type="float">
            <text:p>-4,92812717</text:p>
          </table:table-cell>
          <table:table-cell/>
          <table:table-cell table:formula="of:=[.E535]*25" office:value-type="float" office:value="-51.642292175" calcext:value-type="float">
            <text:p>-51,642292175</text:p>
          </table:table-cell>
          <table:table-cell table:formula="of:=[.F535]*25" office:value-type="float" office:value="50.915709975" calcext:value-type="float">
            <text:p>50,915709975</text:p>
          </table:table-cell>
          <table:table-cell table:formula="of:=[.G535]*25" office:value-type="float" office:value="-123.20317925" calcext:value-type="float">
            <text:p>-123,20317925</text:p>
          </table:table-cell>
          <table:table-cell/>
          <table:table-cell table:formula="of:=[.I535]*0.067" office:value-type="float" office:value="-3.460033575725" calcext:value-type="float">
            <text:p>-3,460033575725</text:p>
          </table:table-cell>
          <table:table-cell table:formula="of:=[.J535]*0.067" office:value-type="float" office:value="3.411352568325" calcext:value-type="float">
            <text:p>3,411352568325</text:p>
          </table:table-cell>
          <table:table-cell table:formula="of:=[.K535]*0.067" office:value-type="float" office:value="-8.25461300975" calcext:value-type="float">
            <text:p>-8,2546130097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2.91950025" calcext:value-type="float">
            <text:p>-2,91950025</text:p>
          </table:table-cell>
          <table:table-cell office:value-type="float" office:value="2.658991019" calcext:value-type="float">
            <text:p>2,658991019</text:p>
          </table:table-cell>
          <table:table-cell office:value-type="float" office:value="-5.153764169" calcext:value-type="float">
            <text:p>-5,153764169</text:p>
          </table:table-cell>
          <table:table-cell/>
          <table:table-cell table:formula="of:=[.E536]*25" office:value-type="float" office:value="-72.98750625" calcext:value-type="float">
            <text:p>-72,98750625</text:p>
          </table:table-cell>
          <table:table-cell table:formula="of:=[.F536]*25" office:value-type="float" office:value="66.474775475" calcext:value-type="float">
            <text:p>66,474775475</text:p>
          </table:table-cell>
          <table:table-cell table:formula="of:=[.G536]*25" office:value-type="float" office:value="-128.844104225" calcext:value-type="float">
            <text:p>-128,844104225</text:p>
          </table:table-cell>
          <table:table-cell/>
          <table:table-cell table:formula="of:=[.I536]*0.067" office:value-type="float" office:value="-4.89016291875" calcext:value-type="float">
            <text:p>-4,89016291875</text:p>
          </table:table-cell>
          <table:table-cell table:formula="of:=[.J536]*0.067" office:value-type="float" office:value="4.453809956825" calcext:value-type="float">
            <text:p>4,453809956825</text:p>
          </table:table-cell>
          <table:table-cell table:formula="of:=[.K536]*0.067" office:value-type="float" office:value="-8.632554983075" calcext:value-type="float">
            <text:p>-8,63255498307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2.900454383" calcext:value-type="float">
            <text:p>-2,900454383</text:p>
          </table:table-cell>
          <table:table-cell office:value-type="float" office:value="3.007704001" calcext:value-type="float">
            <text:p>3,007704001</text:p>
          </table:table-cell>
          <table:table-cell office:value-type="float" office:value="-6.652043989" calcext:value-type="float">
            <text:p>-6,652043989</text:p>
          </table:table-cell>
          <table:table-cell/>
          <table:table-cell table:formula="of:=[.E537]*25" office:value-type="float" office:value="-72.511359575" calcext:value-type="float">
            <text:p>-72,511359575</text:p>
          </table:table-cell>
          <table:table-cell table:formula="of:=[.F537]*25" office:value-type="float" office:value="75.192600025" calcext:value-type="float">
            <text:p>75,192600025</text:p>
          </table:table-cell>
          <table:table-cell table:formula="of:=[.G537]*25" office:value-type="float" office:value="-166.301099725" calcext:value-type="float">
            <text:p>-166,301099725</text:p>
          </table:table-cell>
          <table:table-cell/>
          <table:table-cell table:formula="of:=[.I537]*0.067" office:value-type="float" office:value="-4.858261091525" calcext:value-type="float">
            <text:p>-4,858261091525</text:p>
          </table:table-cell>
          <table:table-cell table:formula="of:=[.J537]*0.067" office:value-type="float" office:value="5.037904201675" calcext:value-type="float">
            <text:p>5,037904201675</text:p>
          </table:table-cell>
          <table:table-cell table:formula="of:=[.K537]*0.067" office:value-type="float" office:value="-11.142173681575" calcext:value-type="float">
            <text:p>-11,14217368157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.848132182" calcext:value-type="float">
            <text:p>-1,848132182</text:p>
          </table:table-cell>
          <table:table-cell office:value-type="float" office:value="3.457560714" calcext:value-type="float">
            <text:p>3,457560714</text:p>
          </table:table-cell>
          <table:table-cell office:value-type="float" office:value="-7.321166877" calcext:value-type="float">
            <text:p>-7,321166877</text:p>
          </table:table-cell>
          <table:table-cell/>
          <table:table-cell table:formula="of:=[.E538]*25" office:value-type="float" office:value="-46.20330455" calcext:value-type="float">
            <text:p>-46,20330455</text:p>
          </table:table-cell>
          <table:table-cell table:formula="of:=[.F538]*25" office:value-type="float" office:value="86.43901785" calcext:value-type="float">
            <text:p>86,43901785</text:p>
          </table:table-cell>
          <table:table-cell table:formula="of:=[.G538]*25" office:value-type="float" office:value="-183.029171925" calcext:value-type="float">
            <text:p>-183,029171925</text:p>
          </table:table-cell>
          <table:table-cell/>
          <table:table-cell table:formula="of:=[.I538]*0.067" office:value-type="float" office:value="-3.09562140485" calcext:value-type="float">
            <text:p>-3,09562140485</text:p>
          </table:table-cell>
          <table:table-cell table:formula="of:=[.J538]*0.067" office:value-type="float" office:value="5.79141419595" calcext:value-type="float">
            <text:p>5,79141419595</text:p>
          </table:table-cell>
          <table:table-cell table:formula="of:=[.K538]*0.067" office:value-type="float" office:value="-12.262954518975" calcext:value-type="float">
            <text:p>-12,262954518975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2.154587486" calcext:value-type="float">
            <text:p>-2,154587486</text:p>
          </table:table-cell>
          <table:table-cell office:value-type="float" office:value="3.586527811" calcext:value-type="float">
            <text:p>3,586527811</text:p>
          </table:table-cell>
          <table:table-cell office:value-type="float" office:value="-7.602637856" calcext:value-type="float">
            <text:p>-7,602637856</text:p>
          </table:table-cell>
          <table:table-cell/>
          <table:table-cell table:formula="of:=[.E539]*25" office:value-type="float" office:value="-53.86468715" calcext:value-type="float">
            <text:p>-53,86468715</text:p>
          </table:table-cell>
          <table:table-cell table:formula="of:=[.F539]*25" office:value-type="float" office:value="89.663195275" calcext:value-type="float">
            <text:p>89,663195275</text:p>
          </table:table-cell>
          <table:table-cell table:formula="of:=[.G539]*25" office:value-type="float" office:value="-190.0659464" calcext:value-type="float">
            <text:p>-190,0659464</text:p>
          </table:table-cell>
          <table:table-cell/>
          <table:table-cell table:formula="of:=[.I539]*0.067" office:value-type="float" office:value="-3.60893403905" calcext:value-type="float">
            <text:p>-3,60893403905</text:p>
          </table:table-cell>
          <table:table-cell table:formula="of:=[.J539]*0.067" office:value-type="float" office:value="6.007434083425" calcext:value-type="float">
            <text:p>6,007434083425</text:p>
          </table:table-cell>
          <table:table-cell table:formula="of:=[.K539]*0.067" office:value-type="float" office:value="-12.7344184088" calcext:value-type="float">
            <text:p>-12,7344184088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1.988802674" calcext:value-type="float">
            <text:p>-1,988802674</text:p>
          </table:table-cell>
          <table:table-cell office:value-type="float" office:value="3.727626595" calcext:value-type="float">
            <text:p>3,727626595</text:p>
          </table:table-cell>
          <table:table-cell office:value-type="float" office:value="-8.621064577" calcext:value-type="float">
            <text:p>-8,621064577</text:p>
          </table:table-cell>
          <table:table-cell/>
          <table:table-cell table:formula="of:=[.E540]*25" office:value-type="float" office:value="-49.72006685" calcext:value-type="float">
            <text:p>-49,72006685</text:p>
          </table:table-cell>
          <table:table-cell table:formula="of:=[.F540]*25" office:value-type="float" office:value="93.190664875" calcext:value-type="float">
            <text:p>93,190664875</text:p>
          </table:table-cell>
          <table:table-cell table:formula="of:=[.G540]*25" office:value-type="float" office:value="-215.526614425" calcext:value-type="float">
            <text:p>-215,526614425</text:p>
          </table:table-cell>
          <table:table-cell/>
          <table:table-cell table:formula="of:=[.I540]*0.067" office:value-type="float" office:value="-3.33124447895" calcext:value-type="float">
            <text:p>-3,33124447895</text:p>
          </table:table-cell>
          <table:table-cell table:formula="of:=[.J540]*0.067" office:value-type="float" office:value="6.243774546625" calcext:value-type="float">
            <text:p>6,243774546625</text:p>
          </table:table-cell>
          <table:table-cell table:formula="of:=[.K540]*0.067" office:value-type="float" office:value="-14.440283166475" calcext:value-type="float">
            <text:p>-14,44028316647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0.827237731" calcext:value-type="float">
            <text:p>-0,827237731</text:p>
          </table:table-cell>
          <table:table-cell office:value-type="float" office:value="3.968410692" calcext:value-type="float">
            <text:p>3,968410692</text:p>
          </table:table-cell>
          <table:table-cell office:value-type="float" office:value="-9.144153683" calcext:value-type="float">
            <text:p>-9,144153683</text:p>
          </table:table-cell>
          <table:table-cell/>
          <table:table-cell table:formula="of:=[.E541]*25" office:value-type="float" office:value="-20.680943275" calcext:value-type="float">
            <text:p>-20,680943275</text:p>
          </table:table-cell>
          <table:table-cell table:formula="of:=[.F541]*25" office:value-type="float" office:value="99.2102673" calcext:value-type="float">
            <text:p>99,2102673</text:p>
          </table:table-cell>
          <table:table-cell table:formula="of:=[.G541]*25" office:value-type="float" office:value="-228.603842075" calcext:value-type="float">
            <text:p>-228,603842075</text:p>
          </table:table-cell>
          <table:table-cell/>
          <table:table-cell table:formula="of:=[.I541]*0.067" office:value-type="float" office:value="-1.385623199425" calcext:value-type="float">
            <text:p>-1,385623199425</text:p>
          </table:table-cell>
          <table:table-cell table:formula="of:=[.J541]*0.067" office:value-type="float" office:value="6.6470879091" calcext:value-type="float">
            <text:p>6,6470879091</text:p>
          </table:table-cell>
          <table:table-cell table:formula="of:=[.K541]*0.067" office:value-type="float" office:value="-15.316457419025" calcext:value-type="float">
            <text:p>-15,31645741902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0.135506197" calcext:value-type="float">
            <text:p>-0,135506197</text:p>
          </table:table-cell>
          <table:table-cell office:value-type="float" office:value="3.990136028" calcext:value-type="float">
            <text:p>3,990136028</text:p>
          </table:table-cell>
          <table:table-cell office:value-type="float" office:value="-9.117506941" calcext:value-type="float">
            <text:p>-9,117506941</text:p>
          </table:table-cell>
          <table:table-cell/>
          <table:table-cell table:formula="of:=[.E542]*25" office:value-type="float" office:value="-3.387654925" calcext:value-type="float">
            <text:p>-3,387654925</text:p>
          </table:table-cell>
          <table:table-cell table:formula="of:=[.F542]*25" office:value-type="float" office:value="99.7534007" calcext:value-type="float">
            <text:p>99,7534007</text:p>
          </table:table-cell>
          <table:table-cell table:formula="of:=[.G542]*25" office:value-type="float" office:value="-227.937673525" calcext:value-type="float">
            <text:p>-227,937673525</text:p>
          </table:table-cell>
          <table:table-cell/>
          <table:table-cell table:formula="of:=[.I542]*0.067" office:value-type="float" office:value="-0.226972879975" calcext:value-type="float">
            <text:p>-0,226972879975</text:p>
          </table:table-cell>
          <table:table-cell table:formula="of:=[.J542]*0.067" office:value-type="float" office:value="6.6834778469" calcext:value-type="float">
            <text:p>6,6834778469</text:p>
          </table:table-cell>
          <table:table-cell table:formula="of:=[.K542]*0.067" office:value-type="float" office:value="-15.271824126175" calcext:value-type="float">
            <text:p>-15,27182412617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0.15749417" calcext:value-type="float">
            <text:p>0,15749417</text:p>
          </table:table-cell>
          <table:table-cell office:value-type="float" office:value="3.833314231" calcext:value-type="float">
            <text:p>3,833314231</text:p>
          </table:table-cell>
          <table:table-cell office:value-type="float" office:value="-9.044443361" calcext:value-type="float">
            <text:p>-9,044443361</text:p>
          </table:table-cell>
          <table:table-cell/>
          <table:table-cell table:formula="of:=[.E543]*25" office:value-type="float" office:value="3.93735425" calcext:value-type="float">
            <text:p>3,93735425</text:p>
          </table:table-cell>
          <table:table-cell table:formula="of:=[.F543]*25" office:value-type="float" office:value="95.832855775" calcext:value-type="float">
            <text:p>95,832855775</text:p>
          </table:table-cell>
          <table:table-cell table:formula="of:=[.G543]*25" office:value-type="float" office:value="-226.111084025" calcext:value-type="float">
            <text:p>-226,111084025</text:p>
          </table:table-cell>
          <table:table-cell/>
          <table:table-cell table:formula="of:=[.I543]*0.067" office:value-type="float" office:value="0.26380273475" calcext:value-type="float">
            <text:p>0,26380273475</text:p>
          </table:table-cell>
          <table:table-cell table:formula="of:=[.J543]*0.067" office:value-type="float" office:value="6.420801336925" calcext:value-type="float">
            <text:p>6,420801336925</text:p>
          </table:table-cell>
          <table:table-cell table:formula="of:=[.K543]*0.067" office:value-type="float" office:value="-15.149442629675" calcext:value-type="float">
            <text:p>-15,14944262967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0.71664918" calcext:value-type="float">
            <text:p>0,71664918</text:p>
          </table:table-cell>
          <table:table-cell office:value-type="float" office:value="3.731851744" calcext:value-type="float">
            <text:p>3,731851744</text:p>
          </table:table-cell>
          <table:table-cell office:value-type="float" office:value="-9.000820554" calcext:value-type="float">
            <text:p>-9,000820554</text:p>
          </table:table-cell>
          <table:table-cell/>
          <table:table-cell table:formula="of:=[.E544]*25" office:value-type="float" office:value="17.9162295" calcext:value-type="float">
            <text:p>17,9162295</text:p>
          </table:table-cell>
          <table:table-cell table:formula="of:=[.F544]*25" office:value-type="float" office:value="93.2962936" calcext:value-type="float">
            <text:p>93,2962936</text:p>
          </table:table-cell>
          <table:table-cell table:formula="of:=[.G544]*25" office:value-type="float" office:value="-225.02051385" calcext:value-type="float">
            <text:p>-225,02051385</text:p>
          </table:table-cell>
          <table:table-cell/>
          <table:table-cell table:formula="of:=[.I544]*0.067" office:value-type="float" office:value="1.2003873765" calcext:value-type="float">
            <text:p>1,2003873765</text:p>
          </table:table-cell>
          <table:table-cell table:formula="of:=[.J544]*0.067" office:value-type="float" office:value="6.2508516712" calcext:value-type="float">
            <text:p>6,2508516712</text:p>
          </table:table-cell>
          <table:table-cell table:formula="of:=[.K544]*0.067" office:value-type="float" office:value="-15.07637442795" calcext:value-type="float">
            <text:p>-15,0763744279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.691935442" calcext:value-type="float">
            <text:p>1,691935442</text:p>
          </table:table-cell>
          <table:table-cell office:value-type="float" office:value="3.606181243" calcext:value-type="float">
            <text:p>3,606181243</text:p>
          </table:table-cell>
          <table:table-cell office:value-type="float" office:value="-8.64610511" calcext:value-type="float">
            <text:p>-8,64610511</text:p>
          </table:table-cell>
          <table:table-cell/>
          <table:table-cell table:formula="of:=[.E545]*25" office:value-type="float" office:value="42.29838605" calcext:value-type="float">
            <text:p>42,29838605</text:p>
          </table:table-cell>
          <table:table-cell table:formula="of:=[.F545]*25" office:value-type="float" office:value="90.154531075" calcext:value-type="float">
            <text:p>90,154531075</text:p>
          </table:table-cell>
          <table:table-cell table:formula="of:=[.G545]*25" office:value-type="float" office:value="-216.15262775" calcext:value-type="float">
            <text:p>-216,15262775</text:p>
          </table:table-cell>
          <table:table-cell/>
          <table:table-cell table:formula="of:=[.I545]*0.067" office:value-type="float" office:value="2.83399186535" calcext:value-type="float">
            <text:p>2,83399186535</text:p>
          </table:table-cell>
          <table:table-cell table:formula="of:=[.J545]*0.067" office:value-type="float" office:value="6.040353582025" calcext:value-type="float">
            <text:p>6,040353582025</text:p>
          </table:table-cell>
          <table:table-cell table:formula="of:=[.K545]*0.067" office:value-type="float" office:value="-14.48222605925" calcext:value-type="float">
            <text:p>-14,4822260592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.915718754" calcext:value-type="float">
            <text:p>1,915718754</text:p>
          </table:table-cell>
          <table:table-cell office:value-type="float" office:value="3.348881294" calcext:value-type="float">
            <text:p>3,348881294</text:p>
          </table:table-cell>
          <table:table-cell office:value-type="float" office:value="-7.812267181" calcext:value-type="float">
            <text:p>-7,812267181</text:p>
          </table:table-cell>
          <table:table-cell/>
          <table:table-cell table:formula="of:=[.E546]*25" office:value-type="float" office:value="47.89296885" calcext:value-type="float">
            <text:p>47,89296885</text:p>
          </table:table-cell>
          <table:table-cell table:formula="of:=[.F546]*25" office:value-type="float" office:value="83.72203235" calcext:value-type="float">
            <text:p>83,72203235</text:p>
          </table:table-cell>
          <table:table-cell table:formula="of:=[.G546]*25" office:value-type="float" office:value="-195.306679525" calcext:value-type="float">
            <text:p>-195,306679525</text:p>
          </table:table-cell>
          <table:table-cell/>
          <table:table-cell table:formula="of:=[.I546]*0.067" office:value-type="float" office:value="3.20882891295" calcext:value-type="float">
            <text:p>3,20882891295</text:p>
          </table:table-cell>
          <table:table-cell table:formula="of:=[.J546]*0.067" office:value-type="float" office:value="5.60937616745" calcext:value-type="float">
            <text:p>5,60937616745</text:p>
          </table:table-cell>
          <table:table-cell table:formula="of:=[.K546]*0.067" office:value-type="float" office:value="-13.085547528175" calcext:value-type="float">
            <text:p>-13,085547528175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.753078132" calcext:value-type="float">
            <text:p>1,753078132</text:p>
          </table:table-cell>
          <table:table-cell office:value-type="float" office:value="3.4777715" calcext:value-type="float">
            <text:p>3,4777715</text:p>
          </table:table-cell>
          <table:table-cell office:value-type="float" office:value="-7.446419687" calcext:value-type="float">
            <text:p>-7,446419687</text:p>
          </table:table-cell>
          <table:table-cell/>
          <table:table-cell table:formula="of:=[.E547]*25" office:value-type="float" office:value="43.8269533" calcext:value-type="float">
            <text:p>43,8269533</text:p>
          </table:table-cell>
          <table:table-cell table:formula="of:=[.F547]*25" office:value-type="float" office:value="86.9442875" calcext:value-type="float">
            <text:p>86,9442875</text:p>
          </table:table-cell>
          <table:table-cell table:formula="of:=[.G547]*25" office:value-type="float" office:value="-186.160492175" calcext:value-type="float">
            <text:p>-186,160492175</text:p>
          </table:table-cell>
          <table:table-cell/>
          <table:table-cell table:formula="of:=[.I547]*0.067" office:value-type="float" office:value="2.9364058711" calcext:value-type="float">
            <text:p>2,9364058711</text:p>
          </table:table-cell>
          <table:table-cell table:formula="of:=[.J547]*0.067" office:value-type="float" office:value="5.8252672625" calcext:value-type="float">
            <text:p>5,8252672625</text:p>
          </table:table-cell>
          <table:table-cell table:formula="of:=[.K547]*0.067" office:value-type="float" office:value="-12.472752975725" calcext:value-type="float">
            <text:p>-12,47275297572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2.42816494" calcext:value-type="float">
            <text:p>2,42816494</text:p>
          </table:table-cell>
          <table:table-cell office:value-type="float" office:value="3.760844021" calcext:value-type="float">
            <text:p>3,760844021</text:p>
          </table:table-cell>
          <table:table-cell office:value-type="float" office:value="-6.825185873" calcext:value-type="float">
            <text:p>-6,825185873</text:p>
          </table:table-cell>
          <table:table-cell/>
          <table:table-cell table:formula="of:=[.E548]*25" office:value-type="float" office:value="60.7041235" calcext:value-type="float">
            <text:p>60,7041235</text:p>
          </table:table-cell>
          <table:table-cell table:formula="of:=[.F548]*25" office:value-type="float" office:value="94.021100525" calcext:value-type="float">
            <text:p>94,021100525</text:p>
          </table:table-cell>
          <table:table-cell table:formula="of:=[.G548]*25" office:value-type="float" office:value="-170.629646825" calcext:value-type="float">
            <text:p>-170,629646825</text:p>
          </table:table-cell>
          <table:table-cell/>
          <table:table-cell table:formula="of:=[.I548]*0.067" office:value-type="float" office:value="4.0671762745" calcext:value-type="float">
            <text:p>4,0671762745</text:p>
          </table:table-cell>
          <table:table-cell table:formula="of:=[.J548]*0.067" office:value-type="float" office:value="6.299413735175" calcext:value-type="float">
            <text:p>6,299413735175</text:p>
          </table:table-cell>
          <table:table-cell table:formula="of:=[.K548]*0.067" office:value-type="float" office:value="-11.432186337275" calcext:value-type="float">
            <text:p>-11,432186337275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2.591494582" calcext:value-type="float">
            <text:p>2,591494582</text:p>
          </table:table-cell>
          <table:table-cell office:value-type="float" office:value="2.909604594" calcext:value-type="float">
            <text:p>2,909604594</text:p>
          </table:table-cell>
          <table:table-cell office:value-type="float" office:value="-5.707840748" calcext:value-type="float">
            <text:p>-5,707840748</text:p>
          </table:table-cell>
          <table:table-cell/>
          <table:table-cell table:formula="of:=[.E549]*25" office:value-type="float" office:value="64.78736455" calcext:value-type="float">
            <text:p>64,78736455</text:p>
          </table:table-cell>
          <table:table-cell table:formula="of:=[.F549]*25" office:value-type="float" office:value="72.74011485" calcext:value-type="float">
            <text:p>72,74011485</text:p>
          </table:table-cell>
          <table:table-cell table:formula="of:=[.G549]*25" office:value-type="float" office:value="-142.6960187" calcext:value-type="float">
            <text:p>-142,6960187</text:p>
          </table:table-cell>
          <table:table-cell/>
          <table:table-cell table:formula="of:=[.I549]*0.067" office:value-type="float" office:value="4.34075342485" calcext:value-type="float">
            <text:p>4,34075342485</text:p>
          </table:table-cell>
          <table:table-cell table:formula="of:=[.J549]*0.067" office:value-type="float" office:value="4.87358769495" calcext:value-type="float">
            <text:p>4,87358769495</text:p>
          </table:table-cell>
          <table:table-cell table:formula="of:=[.K549]*0.067" office:value-type="float" office:value="-9.5606332529" calcext:value-type="float">
            <text:p>-9,5606332529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2.545656385" calcext:value-type="float">
            <text:p>2,545656385</text:p>
          </table:table-cell>
          <table:table-cell office:value-type="float" office:value="2.671302512" calcext:value-type="float">
            <text:p>2,671302512</text:p>
          </table:table-cell>
          <table:table-cell office:value-type="float" office:value="-5.217795505" calcext:value-type="float">
            <text:p>-5,217795505</text:p>
          </table:table-cell>
          <table:table-cell/>
          <table:table-cell table:formula="of:=[.E550]*25" office:value-type="float" office:value="63.641409625" calcext:value-type="float">
            <text:p>63,641409625</text:p>
          </table:table-cell>
          <table:table-cell table:formula="of:=[.F550]*25" office:value-type="float" office:value="66.7825628" calcext:value-type="float">
            <text:p>66,7825628</text:p>
          </table:table-cell>
          <table:table-cell table:formula="of:=[.G550]*25" office:value-type="float" office:value="-130.444887625" calcext:value-type="float">
            <text:p>-130,444887625</text:p>
          </table:table-cell>
          <table:table-cell/>
          <table:table-cell table:formula="of:=[.I550]*0.067" office:value-type="float" office:value="4.263974444875" calcext:value-type="float">
            <text:p>4,263974444875</text:p>
          </table:table-cell>
          <table:table-cell table:formula="of:=[.J550]*0.067" office:value-type="float" office:value="4.4744317076" calcext:value-type="float">
            <text:p>4,4744317076</text:p>
          </table:table-cell>
          <table:table-cell table:formula="of:=[.K550]*0.067" office:value-type="float" office:value="-8.739807470875" calcext:value-type="float">
            <text:p>-8,739807470875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2.302877069" calcext:value-type="float">
            <text:p>2,302877069</text:p>
          </table:table-cell>
          <table:table-cell office:value-type="float" office:value="3.0124043" calcext:value-type="float">
            <text:p>3,0124043</text:p>
          </table:table-cell>
          <table:table-cell office:value-type="float" office:value="-4.10655056" calcext:value-type="float">
            <text:p>-4,10655056</text:p>
          </table:table-cell>
          <table:table-cell/>
          <table:table-cell table:formula="of:=[.E551]*25" office:value-type="float" office:value="57.571926725" calcext:value-type="float">
            <text:p>57,571926725</text:p>
          </table:table-cell>
          <table:table-cell table:formula="of:=[.F551]*25" office:value-type="float" office:value="75.3101075" calcext:value-type="float">
            <text:p>75,3101075</text:p>
          </table:table-cell>
          <table:table-cell table:formula="of:=[.G551]*25" office:value-type="float" office:value="-102.663764" calcext:value-type="float">
            <text:p>-102,663764</text:p>
          </table:table-cell>
          <table:table-cell/>
          <table:table-cell table:formula="of:=[.I551]*0.067" office:value-type="float" office:value="3.857319090575" calcext:value-type="float">
            <text:p>3,857319090575</text:p>
          </table:table-cell>
          <table:table-cell table:formula="of:=[.J551]*0.067" office:value-type="float" office:value="5.0457772025" calcext:value-type="float">
            <text:p>5,0457772025</text:p>
          </table:table-cell>
          <table:table-cell table:formula="of:=[.K551]*0.067" office:value-type="float" office:value="-6.878472188" calcext:value-type="float">
            <text:p>-6,878472188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1.488368116" calcext:value-type="float">
            <text:p>1,488368116</text:p>
          </table:table-cell>
          <table:table-cell office:value-type="float" office:value="1.984812156" calcext:value-type="float">
            <text:p>1,984812156</text:p>
          </table:table-cell>
          <table:table-cell office:value-type="float" office:value="-3.518879655" calcext:value-type="float">
            <text:p>-3,518879655</text:p>
          </table:table-cell>
          <table:table-cell/>
          <table:table-cell table:formula="of:=[.E552]*25" office:value-type="float" office:value="37.2092029" calcext:value-type="float">
            <text:p>37,2092029</text:p>
          </table:table-cell>
          <table:table-cell table:formula="of:=[.F552]*25" office:value-type="float" office:value="49.6203039" calcext:value-type="float">
            <text:p>49,6203039</text:p>
          </table:table-cell>
          <table:table-cell table:formula="of:=[.G552]*25" office:value-type="float" office:value="-87.971991375" calcext:value-type="float">
            <text:p>-87,971991375</text:p>
          </table:table-cell>
          <table:table-cell/>
          <table:table-cell table:formula="of:=[.I552]*0.067" office:value-type="float" office:value="2.4930165943" calcext:value-type="float">
            <text:p>2,4930165943</text:p>
          </table:table-cell>
          <table:table-cell table:formula="of:=[.J552]*0.067" office:value-type="float" office:value="3.3245603613" calcext:value-type="float">
            <text:p>3,3245603613</text:p>
          </table:table-cell>
          <table:table-cell table:formula="of:=[.K552]*0.067" office:value-type="float" office:value="-5.894123422125" calcext:value-type="float">
            <text:p>-5,89412342212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2.107607577" calcext:value-type="float">
            <text:p>2,107607577</text:p>
          </table:table-cell>
          <table:table-cell office:value-type="float" office:value="1.557480112" calcext:value-type="float">
            <text:p>1,557480112</text:p>
          </table:table-cell>
          <table:table-cell office:value-type="float" office:value="-3.625760504" calcext:value-type="float">
            <text:p>-3,625760504</text:p>
          </table:table-cell>
          <table:table-cell/>
          <table:table-cell table:formula="of:=[.E553]*25" office:value-type="float" office:value="52.690189425" calcext:value-type="float">
            <text:p>52,690189425</text:p>
          </table:table-cell>
          <table:table-cell table:formula="of:=[.F553]*25" office:value-type="float" office:value="38.9370028" calcext:value-type="float">
            <text:p>38,9370028</text:p>
          </table:table-cell>
          <table:table-cell table:formula="of:=[.G553]*25" office:value-type="float" office:value="-90.6440126" calcext:value-type="float">
            <text:p>-90,6440126</text:p>
          </table:table-cell>
          <table:table-cell/>
          <table:table-cell table:formula="of:=[.I553]*0.067" office:value-type="float" office:value="3.530242691475" calcext:value-type="float">
            <text:p>3,530242691475</text:p>
          </table:table-cell>
          <table:table-cell table:formula="of:=[.J553]*0.067" office:value-type="float" office:value="2.6087791876" calcext:value-type="float">
            <text:p>2,6087791876</text:p>
          </table:table-cell>
          <table:table-cell table:formula="of:=[.K553]*0.067" office:value-type="float" office:value="-6.0731488442" calcext:value-type="float">
            <text:p>-6,0731488442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.929864807" calcext:value-type="float">
            <text:p>1,929864807</text:p>
          </table:table-cell>
          <table:table-cell office:value-type="float" office:value="1.504954952" calcext:value-type="float">
            <text:p>1,504954952</text:p>
          </table:table-cell>
          <table:table-cell office:value-type="float" office:value="-2.386515645" calcext:value-type="float">
            <text:p>-2,386515645</text:p>
          </table:table-cell>
          <table:table-cell/>
          <table:table-cell table:formula="of:=[.E554]*25" office:value-type="float" office:value="48.246620175" calcext:value-type="float">
            <text:p>48,246620175</text:p>
          </table:table-cell>
          <table:table-cell table:formula="of:=[.F554]*25" office:value-type="float" office:value="37.6238738" calcext:value-type="float">
            <text:p>37,6238738</text:p>
          </table:table-cell>
          <table:table-cell table:formula="of:=[.G554]*25" office:value-type="float" office:value="-59.662891125" calcext:value-type="float">
            <text:p>-59,662891125</text:p>
          </table:table-cell>
          <table:table-cell/>
          <table:table-cell table:formula="of:=[.I554]*0.067" office:value-type="float" office:value="3.232523551725" calcext:value-type="float">
            <text:p>3,232523551725</text:p>
          </table:table-cell>
          <table:table-cell table:formula="of:=[.J554]*0.067" office:value-type="float" office:value="2.5207995446" calcext:value-type="float">
            <text:p>2,5207995446</text:p>
          </table:table-cell>
          <table:table-cell table:formula="of:=[.K554]*0.067" office:value-type="float" office:value="-3.997413705375" calcext:value-type="float">
            <text:p>-3,99741370537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0.649276576" calcext:value-type="float">
            <text:p>0,649276576</text:p>
          </table:table-cell>
          <table:table-cell office:value-type="float" office:value="1.106118329" calcext:value-type="float">
            <text:p>1,106118329</text:p>
          </table:table-cell>
          <table:table-cell office:value-type="float" office:value="-2.128706882" calcext:value-type="float">
            <text:p>-2,128706882</text:p>
          </table:table-cell>
          <table:table-cell/>
          <table:table-cell table:formula="of:=[.E555]*25" office:value-type="float" office:value="16.2319144" calcext:value-type="float">
            <text:p>16,2319144</text:p>
          </table:table-cell>
          <table:table-cell table:formula="of:=[.F555]*25" office:value-type="float" office:value="27.652958225" calcext:value-type="float">
            <text:p>27,652958225</text:p>
          </table:table-cell>
          <table:table-cell table:formula="of:=[.G555]*25" office:value-type="float" office:value="-53.21767205" calcext:value-type="float">
            <text:p>-53,21767205</text:p>
          </table:table-cell>
          <table:table-cell/>
          <table:table-cell table:formula="of:=[.I555]*0.067" office:value-type="float" office:value="1.0875382648" calcext:value-type="float">
            <text:p>1,0875382648</text:p>
          </table:table-cell>
          <table:table-cell table:formula="of:=[.J555]*0.067" office:value-type="float" office:value="1.852748201075" calcext:value-type="float">
            <text:p>1,852748201075</text:p>
          </table:table-cell>
          <table:table-cell table:formula="of:=[.K555]*0.067" office:value-type="float" office:value="-3.56558402735" calcext:value-type="float">
            <text:p>-3,5655840273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.659404424" calcext:value-type="float">
            <text:p>1,659404424</text:p>
          </table:table-cell>
          <table:table-cell office:value-type="float" office:value="1.02340286" calcext:value-type="float">
            <text:p>1,02340286</text:p>
          </table:table-cell>
          <table:table-cell office:value-type="float" office:value="-2.742512951" calcext:value-type="float">
            <text:p>-2,742512951</text:p>
          </table:table-cell>
          <table:table-cell/>
          <table:table-cell table:formula="of:=[.E556]*25" office:value-type="float" office:value="41.4851106" calcext:value-type="float">
            <text:p>41,4851106</text:p>
          </table:table-cell>
          <table:table-cell table:formula="of:=[.F556]*25" office:value-type="float" office:value="25.5850715" calcext:value-type="float">
            <text:p>25,5850715</text:p>
          </table:table-cell>
          <table:table-cell table:formula="of:=[.G556]*25" office:value-type="float" office:value="-68.562823775" calcext:value-type="float">
            <text:p>-68,562823775</text:p>
          </table:table-cell>
          <table:table-cell/>
          <table:table-cell table:formula="of:=[.I556]*0.067" office:value-type="float" office:value="2.7795024102" calcext:value-type="float">
            <text:p>2,7795024102</text:p>
          </table:table-cell>
          <table:table-cell table:formula="of:=[.J556]*0.067" office:value-type="float" office:value="1.7141997905" calcext:value-type="float">
            <text:p>1,7141997905</text:p>
          </table:table-cell>
          <table:table-cell table:formula="of:=[.K556]*0.067" office:value-type="float" office:value="-4.593709192925" calcext:value-type="float">
            <text:p>-4,593709192925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1.592019595" calcext:value-type="float">
            <text:p>1,592019595</text:p>
          </table:table-cell>
          <table:table-cell office:value-type="float" office:value="0.955888061" calcext:value-type="float">
            <text:p>0,955888061</text:p>
          </table:table-cell>
          <table:table-cell office:value-type="float" office:value="-1.412221147" calcext:value-type="float">
            <text:p>-1,412221147</text:p>
          </table:table-cell>
          <table:table-cell/>
          <table:table-cell table:formula="of:=[.E557]*25" office:value-type="float" office:value="39.800489875" calcext:value-type="float">
            <text:p>39,800489875</text:p>
          </table:table-cell>
          <table:table-cell table:formula="of:=[.F557]*25" office:value-type="float" office:value="23.897201525" calcext:value-type="float">
            <text:p>23,897201525</text:p>
          </table:table-cell>
          <table:table-cell table:formula="of:=[.G557]*25" office:value-type="float" office:value="-35.305528675" calcext:value-type="float">
            <text:p>-35,305528675</text:p>
          </table:table-cell>
          <table:table-cell/>
          <table:table-cell table:formula="of:=[.I557]*0.067" office:value-type="float" office:value="2.666632821625" calcext:value-type="float">
            <text:p>2,666632821625</text:p>
          </table:table-cell>
          <table:table-cell table:formula="of:=[.J557]*0.067" office:value-type="float" office:value="1.601112502175" calcext:value-type="float">
            <text:p>1,601112502175</text:p>
          </table:table-cell>
          <table:table-cell table:formula="of:=[.K557]*0.067" office:value-type="float" office:value="-2.365470421225" calcext:value-type="float">
            <text:p>-2,36547042122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0.501845802" calcext:value-type="float">
            <text:p>0,501845802</text:p>
          </table:table-cell>
          <table:table-cell office:value-type="float" office:value="-1.279587968" calcext:value-type="float">
            <text:p>-1,279587968</text:p>
          </table:table-cell>
          <table:table-cell/>
          <table:table-cell table:formula="of:=[.E558]*25" office:value-type="float" office:value="0" calcext:value-type="float">
            <text:p>0</text:p>
          </table:table-cell>
          <table:table-cell table:formula="of:=[.F558]*25" office:value-type="float" office:value="12.54614505" calcext:value-type="float">
            <text:p>12,54614505</text:p>
          </table:table-cell>
          <table:table-cell table:formula="of:=[.G558]*25" office:value-type="float" office:value="-31.9896992" calcext:value-type="float">
            <text:p>-31,9896992</text:p>
          </table:table-cell>
          <table:table-cell/>
          <table:table-cell table:formula="of:=[.I558]*0.067" office:value-type="float" office:value="0" calcext:value-type="float">
            <text:p>0</text:p>
          </table:table-cell>
          <table:table-cell table:formula="of:=[.J558]*0.067" office:value-type="float" office:value="0.84059171835" calcext:value-type="float">
            <text:p>0,84059171835</text:p>
          </table:table-cell>
          <table:table-cell table:formula="of:=[.K558]*0.067" office:value-type="float" office:value="-2.1433098464" calcext:value-type="float">
            <text:p>-2,143309846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1" calcext:value-type="float">
            <text:p>-239,61</text:p>
          </table:table-cell>
          <table:table-cell office:value-type="float" office:value="0" calcext:value-type="float">
            <text:p>0</text:p>
          </table:table-cell>
          <table:table-cell office:value-type="float" office:value="1.022179149" calcext:value-type="float">
            <text:p>1,022179149</text:p>
          </table:table-cell>
          <table:table-cell office:value-type="float" office:value="-1.978240054" calcext:value-type="float">
            <text:p>-1,978240054</text:p>
          </table:table-cell>
          <table:table-cell/>
          <table:table-cell table:formula="of:=[.E559]*25" office:value-type="float" office:value="0" calcext:value-type="float">
            <text:p>0</text:p>
          </table:table-cell>
          <table:table-cell table:formula="of:=[.F559]*25" office:value-type="float" office:value="25.554478725" calcext:value-type="float">
            <text:p>25,554478725</text:p>
          </table:table-cell>
          <table:table-cell table:formula="of:=[.G559]*25" office:value-type="float" office:value="-49.45600135" calcext:value-type="float">
            <text:p>-49,45600135</text:p>
          </table:table-cell>
          <table:table-cell/>
          <table:table-cell table:formula="of:=[.I559]*0.067" office:value-type="float" office:value="0" calcext:value-type="float">
            <text:p>0</text:p>
          </table:table-cell>
          <table:table-cell table:formula="of:=[.J559]*0.067" office:value-type="float" office:value="1.712150074575" calcext:value-type="float">
            <text:p>1,712150074575</text:p>
          </table:table-cell>
          <table:table-cell table:formula="of:=[.K559]*0.067" office:value-type="float" office:value="-3.31355209045" calcext:value-type="float">
            <text:p>-3,3135520904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0.101860026" calcext:value-type="float">
            <text:p>-0,101860026</text:p>
          </table:table-cell>
          <table:table-cell office:value-type="float" office:value="1.031595956" calcext:value-type="float">
            <text:p>1,031595956</text:p>
          </table:table-cell>
          <table:table-cell office:value-type="float" office:value="-1.952100122" calcext:value-type="float">
            <text:p>-1,952100122</text:p>
          </table:table-cell>
          <table:table-cell/>
          <table:table-cell table:formula="of:=[.E560]*25" office:value-type="float" office:value="-2.54650065" calcext:value-type="float">
            <text:p>-2,54650065</text:p>
          </table:table-cell>
          <table:table-cell table:formula="of:=[.F560]*25" office:value-type="float" office:value="25.7898989" calcext:value-type="float">
            <text:p>25,7898989</text:p>
          </table:table-cell>
          <table:table-cell table:formula="of:=[.G560]*25" office:value-type="float" office:value="-48.80250305" calcext:value-type="float">
            <text:p>-48,80250305</text:p>
          </table:table-cell>
          <table:table-cell/>
          <table:table-cell table:formula="of:=[.I560]*0.067" office:value-type="float" office:value="-0.17061554355" calcext:value-type="float">
            <text:p>-0,17061554355</text:p>
          </table:table-cell>
          <table:table-cell table:formula="of:=[.J560]*0.067" office:value-type="float" office:value="1.7279232263" calcext:value-type="float">
            <text:p>1,7279232263</text:p>
          </table:table-cell>
          <table:table-cell table:formula="of:=[.K560]*0.067" office:value-type="float" office:value="-3.26976770435" calcext:value-type="float">
            <text:p>-3,2697677043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0.955446866" calcext:value-type="float">
            <text:p>-0,955446866</text:p>
          </table:table-cell>
          <table:table-cell office:value-type="float" office:value="0.966288431" calcext:value-type="float">
            <text:p>0,966288431</text:p>
          </table:table-cell>
          <table:table-cell office:value-type="float" office:value="-1.824141714" calcext:value-type="float">
            <text:p>-1,824141714</text:p>
          </table:table-cell>
          <table:table-cell/>
          <table:table-cell table:formula="of:=[.E561]*25" office:value-type="float" office:value="-23.88617165" calcext:value-type="float">
            <text:p>-23,88617165</text:p>
          </table:table-cell>
          <table:table-cell table:formula="of:=[.F561]*25" office:value-type="float" office:value="24.157210775" calcext:value-type="float">
            <text:p>24,157210775</text:p>
          </table:table-cell>
          <table:table-cell table:formula="of:=[.G561]*25" office:value-type="float" office:value="-45.60354285" calcext:value-type="float">
            <text:p>-45,60354285</text:p>
          </table:table-cell>
          <table:table-cell/>
          <table:table-cell table:formula="of:=[.I561]*0.067" office:value-type="float" office:value="-1.60037350055" calcext:value-type="float">
            <text:p>-1,60037350055</text:p>
          </table:table-cell>
          <table:table-cell table:formula="of:=[.J561]*0.067" office:value-type="float" office:value="1.618533121925" calcext:value-type="float">
            <text:p>1,618533121925</text:p>
          </table:table-cell>
          <table:table-cell table:formula="of:=[.K561]*0.067" office:value-type="float" office:value="-3.05543737095" calcext:value-type="float">
            <text:p>-3,0554373709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1.193655656" calcext:value-type="float">
            <text:p>-1,193655656</text:p>
          </table:table-cell>
          <table:table-cell office:value-type="float" office:value="0.59162587" calcext:value-type="float">
            <text:p>0,59162587</text:p>
          </table:table-cell>
          <table:table-cell office:value-type="float" office:value="-2.617737897" calcext:value-type="float">
            <text:p>-2,617737897</text:p>
          </table:table-cell>
          <table:table-cell/>
          <table:table-cell table:formula="of:=[.E562]*25" office:value-type="float" office:value="-29.8413914" calcext:value-type="float">
            <text:p>-29,8413914</text:p>
          </table:table-cell>
          <table:table-cell table:formula="of:=[.F562]*25" office:value-type="float" office:value="14.79064675" calcext:value-type="float">
            <text:p>14,79064675</text:p>
          </table:table-cell>
          <table:table-cell table:formula="of:=[.G562]*25" office:value-type="float" office:value="-65.443447425" calcext:value-type="float">
            <text:p>-65,443447425</text:p>
          </table:table-cell>
          <table:table-cell/>
          <table:table-cell table:formula="of:=[.I562]*0.067" office:value-type="float" office:value="-1.9993732238" calcext:value-type="float">
            <text:p>-1,9993732238</text:p>
          </table:table-cell>
          <table:table-cell table:formula="of:=[.J562]*0.067" office:value-type="float" office:value="0.99097333225" calcext:value-type="float">
            <text:p>0,99097333225</text:p>
          </table:table-cell>
          <table:table-cell table:formula="of:=[.K562]*0.067" office:value-type="float" office:value="-4.384710977475" calcext:value-type="float">
            <text:p>-4,38471097747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0.90821596" calcext:value-type="float">
            <text:p>-0,90821596</text:p>
          </table:table-cell>
          <table:table-cell office:value-type="float" office:value="1.398186847" calcext:value-type="float">
            <text:p>1,398186847</text:p>
          </table:table-cell>
          <table:table-cell office:value-type="float" office:value="-2.744958164" calcext:value-type="float">
            <text:p>-2,744958164</text:p>
          </table:table-cell>
          <table:table-cell/>
          <table:table-cell table:formula="of:=[.E563]*25" office:value-type="float" office:value="-22.705399" calcext:value-type="float">
            <text:p>-22,705399</text:p>
          </table:table-cell>
          <table:table-cell table:formula="of:=[.F563]*25" office:value-type="float" office:value="34.954671175" calcext:value-type="float">
            <text:p>34,954671175</text:p>
          </table:table-cell>
          <table:table-cell table:formula="of:=[.G563]*25" office:value-type="float" office:value="-68.6239541" calcext:value-type="float">
            <text:p>-68,6239541</text:p>
          </table:table-cell>
          <table:table-cell/>
          <table:table-cell table:formula="of:=[.I563]*0.067" office:value-type="float" office:value="-1.521261733" calcext:value-type="float">
            <text:p>-1,521261733</text:p>
          </table:table-cell>
          <table:table-cell table:formula="of:=[.J563]*0.067" office:value-type="float" office:value="2.341962968725" calcext:value-type="float">
            <text:p>2,341962968725</text:p>
          </table:table-cell>
          <table:table-cell table:formula="of:=[.K563]*0.067" office:value-type="float" office:value="-4.5978049247" calcext:value-type="float">
            <text:p>-4,597804924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2.213129674" calcext:value-type="float">
            <text:p>-2,213129674</text:p>
          </table:table-cell>
          <table:table-cell office:value-type="float" office:value="1.673278301" calcext:value-type="float">
            <text:p>1,673278301</text:p>
          </table:table-cell>
          <table:table-cell office:value-type="float" office:value="-2.450208662" calcext:value-type="float">
            <text:p>-2,450208662</text:p>
          </table:table-cell>
          <table:table-cell/>
          <table:table-cell table:formula="of:=[.E564]*25" office:value-type="float" office:value="-55.32824185" calcext:value-type="float">
            <text:p>-55,32824185</text:p>
          </table:table-cell>
          <table:table-cell table:formula="of:=[.F564]*25" office:value-type="float" office:value="41.831957525" calcext:value-type="float">
            <text:p>41,831957525</text:p>
          </table:table-cell>
          <table:table-cell table:formula="of:=[.G564]*25" office:value-type="float" office:value="-61.25521655" calcext:value-type="float">
            <text:p>-61,25521655</text:p>
          </table:table-cell>
          <table:table-cell/>
          <table:table-cell table:formula="of:=[.I564]*0.067" office:value-type="float" office:value="-3.70699220395" calcext:value-type="float">
            <text:p>-3,70699220395</text:p>
          </table:table-cell>
          <table:table-cell table:formula="of:=[.J564]*0.067" office:value-type="float" office:value="2.802741154175" calcext:value-type="float">
            <text:p>2,802741154175</text:p>
          </table:table-cell>
          <table:table-cell table:formula="of:=[.K564]*0.067" office:value-type="float" office:value="-4.10409950885" calcext:value-type="float">
            <text:p>-4,1040995088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2.345445661" calcext:value-type="float">
            <text:p>-2,345445661</text:p>
          </table:table-cell>
          <table:table-cell office:value-type="float" office:value="2.008013158" calcext:value-type="float">
            <text:p>2,008013158</text:p>
          </table:table-cell>
          <table:table-cell office:value-type="float" office:value="-3.816456423" calcext:value-type="float">
            <text:p>-3,816456423</text:p>
          </table:table-cell>
          <table:table-cell/>
          <table:table-cell table:formula="of:=[.E565]*25" office:value-type="float" office:value="-58.636141525" calcext:value-type="float">
            <text:p>-58,636141525</text:p>
          </table:table-cell>
          <table:table-cell table:formula="of:=[.F565]*25" office:value-type="float" office:value="50.20032895" calcext:value-type="float">
            <text:p>50,20032895</text:p>
          </table:table-cell>
          <table:table-cell table:formula="of:=[.G565]*25" office:value-type="float" office:value="-95.411410575" calcext:value-type="float">
            <text:p>-95,411410575</text:p>
          </table:table-cell>
          <table:table-cell/>
          <table:table-cell table:formula="of:=[.I565]*0.067" office:value-type="float" office:value="-3.928621482175" calcext:value-type="float">
            <text:p>-3,928621482175</text:p>
          </table:table-cell>
          <table:table-cell table:formula="of:=[.J565]*0.067" office:value-type="float" office:value="3.36342203965" calcext:value-type="float">
            <text:p>3,36342203965</text:p>
          </table:table-cell>
          <table:table-cell table:formula="of:=[.K565]*0.067" office:value-type="float" office:value="-6.392564508525" calcext:value-type="float">
            <text:p>-6,39256450852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1.483206801" calcext:value-type="float">
            <text:p>-1,483206801</text:p>
          </table:table-cell>
          <table:table-cell office:value-type="float" office:value="2.465189781" calcext:value-type="float">
            <text:p>2,465189781</text:p>
          </table:table-cell>
          <table:table-cell office:value-type="float" office:value="-4.179231114" calcext:value-type="float">
            <text:p>-4,179231114</text:p>
          </table:table-cell>
          <table:table-cell/>
          <table:table-cell table:formula="of:=[.E566]*25" office:value-type="float" office:value="-37.080170025" calcext:value-type="float">
            <text:p>-37,080170025</text:p>
          </table:table-cell>
          <table:table-cell table:formula="of:=[.F566]*25" office:value-type="float" office:value="61.629744525" calcext:value-type="float">
            <text:p>61,629744525</text:p>
          </table:table-cell>
          <table:table-cell table:formula="of:=[.G566]*25" office:value-type="float" office:value="-104.48077785" calcext:value-type="float">
            <text:p>-104,48077785</text:p>
          </table:table-cell>
          <table:table-cell/>
          <table:table-cell table:formula="of:=[.I566]*0.067" office:value-type="float" office:value="-2.484371391675" calcext:value-type="float">
            <text:p>-2,484371391675</text:p>
          </table:table-cell>
          <table:table-cell table:formula="of:=[.J566]*0.067" office:value-type="float" office:value="4.129192883175" calcext:value-type="float">
            <text:p>4,129192883175</text:p>
          </table:table-cell>
          <table:table-cell table:formula="of:=[.K566]*0.067" office:value-type="float" office:value="-7.00021211595" calcext:value-type="float">
            <text:p>-7,0002121159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2.420314881" calcext:value-type="float">
            <text:p>-2,420314881</text:p>
          </table:table-cell>
          <table:table-cell office:value-type="float" office:value="2.779544705" calcext:value-type="float">
            <text:p>2,779544705</text:p>
          </table:table-cell>
          <table:table-cell office:value-type="float" office:value="-4.22491998" calcext:value-type="float">
            <text:p>-4,22491998</text:p>
          </table:table-cell>
          <table:table-cell/>
          <table:table-cell table:formula="of:=[.E567]*25" office:value-type="float" office:value="-60.507872025" calcext:value-type="float">
            <text:p>-60,507872025</text:p>
          </table:table-cell>
          <table:table-cell table:formula="of:=[.F567]*25" office:value-type="float" office:value="69.488617625" calcext:value-type="float">
            <text:p>69,488617625</text:p>
          </table:table-cell>
          <table:table-cell table:formula="of:=[.G567]*25" office:value-type="float" office:value="-105.6229995" calcext:value-type="float">
            <text:p>-105,6229995</text:p>
          </table:table-cell>
          <table:table-cell/>
          <table:table-cell table:formula="of:=[.I567]*0.067" office:value-type="float" office:value="-4.054027425675" calcext:value-type="float">
            <text:p>-4,054027425675</text:p>
          </table:table-cell>
          <table:table-cell table:formula="of:=[.J567]*0.067" office:value-type="float" office:value="4.655737380875" calcext:value-type="float">
            <text:p>4,655737380875</text:p>
          </table:table-cell>
          <table:table-cell table:formula="of:=[.K567]*0.067" office:value-type="float" office:value="-7.0767409665" calcext:value-type="float">
            <text:p>-7,076740966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2.52027405" calcext:value-type="float">
            <text:p>-2,52027405</text:p>
          </table:table-cell>
          <table:table-cell office:value-type="float" office:value="3.309366297" calcext:value-type="float">
            <text:p>3,309366297</text:p>
          </table:table-cell>
          <table:table-cell office:value-type="float" office:value="-5.497393565" calcext:value-type="float">
            <text:p>-5,497393565</text:p>
          </table:table-cell>
          <table:table-cell/>
          <table:table-cell table:formula="of:=[.E568]*25" office:value-type="float" office:value="-63.00685125" calcext:value-type="float">
            <text:p>-63,00685125</text:p>
          </table:table-cell>
          <table:table-cell table:formula="of:=[.F568]*25" office:value-type="float" office:value="82.734157425" calcext:value-type="float">
            <text:p>82,734157425</text:p>
          </table:table-cell>
          <table:table-cell table:formula="of:=[.G568]*25" office:value-type="float" office:value="-137.434839125" calcext:value-type="float">
            <text:p>-137,434839125</text:p>
          </table:table-cell>
          <table:table-cell/>
          <table:table-cell table:formula="of:=[.I568]*0.067" office:value-type="float" office:value="-4.22145903375" calcext:value-type="float">
            <text:p>-4,22145903375</text:p>
          </table:table-cell>
          <table:table-cell table:formula="of:=[.J568]*0.067" office:value-type="float" office:value="5.543188547475" calcext:value-type="float">
            <text:p>5,543188547475</text:p>
          </table:table-cell>
          <table:table-cell table:formula="of:=[.K568]*0.067" office:value-type="float" office:value="-9.208134221375" calcext:value-type="float">
            <text:p>-9,20813422137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.701668281" calcext:value-type="float">
            <text:p>-1,701668281</text:p>
          </table:table-cell>
          <table:table-cell office:value-type="float" office:value="3.289326811" calcext:value-type="float">
            <text:p>3,289326811</text:p>
          </table:table-cell>
          <table:table-cell office:value-type="float" office:value="-6.085593556" calcext:value-type="float">
            <text:p>-6,085593556</text:p>
          </table:table-cell>
          <table:table-cell/>
          <table:table-cell table:formula="of:=[.E569]*25" office:value-type="float" office:value="-42.541707025" calcext:value-type="float">
            <text:p>-42,541707025</text:p>
          </table:table-cell>
          <table:table-cell table:formula="of:=[.F569]*25" office:value-type="float" office:value="82.233170275" calcext:value-type="float">
            <text:p>82,233170275</text:p>
          </table:table-cell>
          <table:table-cell table:formula="of:=[.G569]*25" office:value-type="float" office:value="-152.1398389" calcext:value-type="float">
            <text:p>-152,1398389</text:p>
          </table:table-cell>
          <table:table-cell/>
          <table:table-cell table:formula="of:=[.I569]*0.067" office:value-type="float" office:value="-2.850294370675" calcext:value-type="float">
            <text:p>-2,850294370675</text:p>
          </table:table-cell>
          <table:table-cell table:formula="of:=[.J569]*0.067" office:value-type="float" office:value="5.509622408425" calcext:value-type="float">
            <text:p>5,509622408425</text:p>
          </table:table-cell>
          <table:table-cell table:formula="of:=[.K569]*0.067" office:value-type="float" office:value="-10.1933692063" calcext:value-type="float">
            <text:p>-10,1933692063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.922698807" calcext:value-type="float">
            <text:p>-1,922698807</text:p>
          </table:table-cell>
          <table:table-cell office:value-type="float" office:value="3.024795646" calcext:value-type="float">
            <text:p>3,024795646</text:p>
          </table:table-cell>
          <table:table-cell office:value-type="float" office:value="-6.380020693" calcext:value-type="float">
            <text:p>-6,380020693</text:p>
          </table:table-cell>
          <table:table-cell/>
          <table:table-cell table:formula="of:=[.E570]*25" office:value-type="float" office:value="-48.067470175" calcext:value-type="float">
            <text:p>-48,067470175</text:p>
          </table:table-cell>
          <table:table-cell table:formula="of:=[.F570]*25" office:value-type="float" office:value="75.61989115" calcext:value-type="float">
            <text:p>75,61989115</text:p>
          </table:table-cell>
          <table:table-cell table:formula="of:=[.G570]*25" office:value-type="float" office:value="-159.500517325" calcext:value-type="float">
            <text:p>-159,500517325</text:p>
          </table:table-cell>
          <table:table-cell/>
          <table:table-cell table:formula="of:=[.I570]*0.067" office:value-type="float" office:value="-3.220520501725" calcext:value-type="float">
            <text:p>-3,220520501725</text:p>
          </table:table-cell>
          <table:table-cell table:formula="of:=[.J570]*0.067" office:value-type="float" office:value="5.06653270705" calcext:value-type="float">
            <text:p>5,06653270705</text:p>
          </table:table-cell>
          <table:table-cell table:formula="of:=[.K570]*0.067" office:value-type="float" office:value="-10.686534660775" calcext:value-type="float">
            <text:p>-10,68653466077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1.672726916" calcext:value-type="float">
            <text:p>-1,672726916</text:p>
          </table:table-cell>
          <table:table-cell office:value-type="float" office:value="3.742229819" calcext:value-type="float">
            <text:p>3,742229819</text:p>
          </table:table-cell>
          <table:table-cell office:value-type="float" office:value="-7.212374891" calcext:value-type="float">
            <text:p>-7,212374891</text:p>
          </table:table-cell>
          <table:table-cell/>
          <table:table-cell table:formula="of:=[.E571]*25" office:value-type="float" office:value="-41.8181729" calcext:value-type="float">
            <text:p>-41,8181729</text:p>
          </table:table-cell>
          <table:table-cell table:formula="of:=[.F571]*25" office:value-type="float" office:value="93.555745475" calcext:value-type="float">
            <text:p>93,555745475</text:p>
          </table:table-cell>
          <table:table-cell table:formula="of:=[.G571]*25" office:value-type="float" office:value="-180.309372275" calcext:value-type="float">
            <text:p>-180,309372275</text:p>
          </table:table-cell>
          <table:table-cell/>
          <table:table-cell table:formula="of:=[.I571]*0.067" office:value-type="float" office:value="-2.8018175843" calcext:value-type="float">
            <text:p>-2,8018175843</text:p>
          </table:table-cell>
          <table:table-cell table:formula="of:=[.J571]*0.067" office:value-type="float" office:value="6.268234946825" calcext:value-type="float">
            <text:p>6,268234946825</text:p>
          </table:table-cell>
          <table:table-cell table:formula="of:=[.K571]*0.067" office:value-type="float" office:value="-12.080727942425" calcext:value-type="float">
            <text:p>-12,08072794242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0.737342616" calcext:value-type="float">
            <text:p>-0,737342616</text:p>
          </table:table-cell>
          <table:table-cell office:value-type="float" office:value="4.169754307" calcext:value-type="float">
            <text:p>4,169754307</text:p>
          </table:table-cell>
          <table:table-cell office:value-type="float" office:value="-7.610412748" calcext:value-type="float">
            <text:p>-7,610412748</text:p>
          </table:table-cell>
          <table:table-cell/>
          <table:table-cell table:formula="of:=[.E572]*25" office:value-type="float" office:value="-18.4335654" calcext:value-type="float">
            <text:p>-18,4335654</text:p>
          </table:table-cell>
          <table:table-cell table:formula="of:=[.F572]*25" office:value-type="float" office:value="104.243857675" calcext:value-type="float">
            <text:p>104,243857675</text:p>
          </table:table-cell>
          <table:table-cell table:formula="of:=[.G572]*25" office:value-type="float" office:value="-190.2603187" calcext:value-type="float">
            <text:p>-190,2603187</text:p>
          </table:table-cell>
          <table:table-cell/>
          <table:table-cell table:formula="of:=[.I572]*0.067" office:value-type="float" office:value="-1.2350488818" calcext:value-type="float">
            <text:p>-1,2350488818</text:p>
          </table:table-cell>
          <table:table-cell table:formula="of:=[.J572]*0.067" office:value-type="float" office:value="6.984338464225" calcext:value-type="float">
            <text:p>6,984338464225</text:p>
          </table:table-cell>
          <table:table-cell table:formula="of:=[.K572]*0.067" office:value-type="float" office:value="-12.7474413529" calcext:value-type="float">
            <text:p>-12,7474413529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0.24443204" calcext:value-type="float">
            <text:p>-0,24443204</text:p>
          </table:table-cell>
          <table:table-cell office:value-type="float" office:value="4.116125458" calcext:value-type="float">
            <text:p>4,116125458</text:p>
          </table:table-cell>
          <table:table-cell office:value-type="float" office:value="-7.629553768" calcext:value-type="float">
            <text:p>-7,629553768</text:p>
          </table:table-cell>
          <table:table-cell/>
          <table:table-cell table:formula="of:=[.E573]*25" office:value-type="float" office:value="-6.110801" calcext:value-type="float">
            <text:p>-6,110801</text:p>
          </table:table-cell>
          <table:table-cell table:formula="of:=[.F573]*25" office:value-type="float" office:value="102.90313645" calcext:value-type="float">
            <text:p>102,90313645</text:p>
          </table:table-cell>
          <table:table-cell table:formula="of:=[.G573]*25" office:value-type="float" office:value="-190.7388442" calcext:value-type="float">
            <text:p>-190,7388442</text:p>
          </table:table-cell>
          <table:table-cell/>
          <table:table-cell table:formula="of:=[.I573]*0.067" office:value-type="float" office:value="-0.409423667" calcext:value-type="float">
            <text:p>-0,409423667</text:p>
          </table:table-cell>
          <table:table-cell table:formula="of:=[.J573]*0.067" office:value-type="float" office:value="6.89451014215" calcext:value-type="float">
            <text:p>6,89451014215</text:p>
          </table:table-cell>
          <table:table-cell table:formula="of:=[.K573]*0.067" office:value-type="float" office:value="-12.7795025614" calcext:value-type="float">
            <text:p>-12,7795025614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0.042519536" calcext:value-type="float">
            <text:p>0,042519536</text:p>
          </table:table-cell>
          <table:table-cell office:value-type="float" office:value="4.062577012" calcext:value-type="float">
            <text:p>4,062577012</text:p>
          </table:table-cell>
          <table:table-cell office:value-type="float" office:value="-7.681059236" calcext:value-type="float">
            <text:p>-7,681059236</text:p>
          </table:table-cell>
          <table:table-cell/>
          <table:table-cell table:formula="of:=[.E574]*25" office:value-type="float" office:value="1.0629884" calcext:value-type="float">
            <text:p>1,0629884</text:p>
          </table:table-cell>
          <table:table-cell table:formula="of:=[.F574]*25" office:value-type="float" office:value="101.5644253" calcext:value-type="float">
            <text:p>101,5644253</text:p>
          </table:table-cell>
          <table:table-cell table:formula="of:=[.G574]*25" office:value-type="float" office:value="-192.0264809" calcext:value-type="float">
            <text:p>-192,0264809</text:p>
          </table:table-cell>
          <table:table-cell/>
          <table:table-cell table:formula="of:=[.I574]*0.067" office:value-type="float" office:value="0.0712202228" calcext:value-type="float">
            <text:p>0,0712202228</text:p>
          </table:table-cell>
          <table:table-cell table:formula="of:=[.J574]*0.067" office:value-type="float" office:value="6.8048164951" calcext:value-type="float">
            <text:p>6,8048164951</text:p>
          </table:table-cell>
          <table:table-cell table:formula="of:=[.K574]*0.067" office:value-type="float" office:value="-12.8657742203" calcext:value-type="float">
            <text:p>-12,8657742203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0.625844638" calcext:value-type="float">
            <text:p>0,625844638</text:p>
          </table:table-cell>
          <table:table-cell office:value-type="float" office:value="4.197251945" calcext:value-type="float">
            <text:p>4,197251945</text:p>
          </table:table-cell>
          <table:table-cell office:value-type="float" office:value="-7.69767489" calcext:value-type="float">
            <text:p>-7,69767489</text:p>
          </table:table-cell>
          <table:table-cell/>
          <table:table-cell table:formula="of:=[.E575]*25" office:value-type="float" office:value="15.64611595" calcext:value-type="float">
            <text:p>15,64611595</text:p>
          </table:table-cell>
          <table:table-cell table:formula="of:=[.F575]*25" office:value-type="float" office:value="104.931298625" calcext:value-type="float">
            <text:p>104,931298625</text:p>
          </table:table-cell>
          <table:table-cell table:formula="of:=[.G575]*25" office:value-type="float" office:value="-192.44187225" calcext:value-type="float">
            <text:p>-192,44187225</text:p>
          </table:table-cell>
          <table:table-cell/>
          <table:table-cell table:formula="of:=[.I575]*0.067" office:value-type="float" office:value="1.04828976865" calcext:value-type="float">
            <text:p>1,04828976865</text:p>
          </table:table-cell>
          <table:table-cell table:formula="of:=[.J575]*0.067" office:value-type="float" office:value="7.030397007875" calcext:value-type="float">
            <text:p>7,030397007875</text:p>
          </table:table-cell>
          <table:table-cell table:formula="of:=[.K575]*0.067" office:value-type="float" office:value="-12.89360544075" calcext:value-type="float">
            <text:p>-12,89360544075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1.485181801" calcext:value-type="float">
            <text:p>1,485181801</text:p>
          </table:table-cell>
          <table:table-cell office:value-type="float" office:value="4.226262882" calcext:value-type="float">
            <text:p>4,226262882</text:p>
          </table:table-cell>
          <table:table-cell office:value-type="float" office:value="-7.318930512" calcext:value-type="float">
            <text:p>-7,318930512</text:p>
          </table:table-cell>
          <table:table-cell/>
          <table:table-cell table:formula="of:=[.E576]*25" office:value-type="float" office:value="37.129545025" calcext:value-type="float">
            <text:p>37,129545025</text:p>
          </table:table-cell>
          <table:table-cell table:formula="of:=[.F576]*25" office:value-type="float" office:value="105.65657205" calcext:value-type="float">
            <text:p>105,65657205</text:p>
          </table:table-cell>
          <table:table-cell table:formula="of:=[.G576]*25" office:value-type="float" office:value="-182.9732628" calcext:value-type="float">
            <text:p>-182,9732628</text:p>
          </table:table-cell>
          <table:table-cell/>
          <table:table-cell table:formula="of:=[.I576]*0.067" office:value-type="float" office:value="2.487679516675" calcext:value-type="float">
            <text:p>2,487679516675</text:p>
          </table:table-cell>
          <table:table-cell table:formula="of:=[.J576]*0.067" office:value-type="float" office:value="7.07899032735" calcext:value-type="float">
            <text:p>7,07899032735</text:p>
          </table:table-cell>
          <table:table-cell table:formula="of:=[.K576]*0.067" office:value-type="float" office:value="-12.2592086076" calcext:value-type="float">
            <text:p>-12,259208607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1.923824899" calcext:value-type="float">
            <text:p>1,923824899</text:p>
          </table:table-cell>
          <table:table-cell office:value-type="float" office:value="3.58664118" calcext:value-type="float">
            <text:p>3,58664118</text:p>
          </table:table-cell>
          <table:table-cell office:value-type="float" office:value="-6.584463894" calcext:value-type="float">
            <text:p>-6,584463894</text:p>
          </table:table-cell>
          <table:table-cell/>
          <table:table-cell table:formula="of:=[.E577]*25" office:value-type="float" office:value="48.095622475" calcext:value-type="float">
            <text:p>48,095622475</text:p>
          </table:table-cell>
          <table:table-cell table:formula="of:=[.F577]*25" office:value-type="float" office:value="89.6660295" calcext:value-type="float">
            <text:p>89,6660295</text:p>
          </table:table-cell>
          <table:table-cell table:formula="of:=[.G577]*25" office:value-type="float" office:value="-164.61159735" calcext:value-type="float">
            <text:p>-164,61159735</text:p>
          </table:table-cell>
          <table:table-cell/>
          <table:table-cell table:formula="of:=[.I577]*0.067" office:value-type="float" office:value="3.222406705825" calcext:value-type="float">
            <text:p>3,222406705825</text:p>
          </table:table-cell>
          <table:table-cell table:formula="of:=[.J577]*0.067" office:value-type="float" office:value="6.0076239765" calcext:value-type="float">
            <text:p>6,0076239765</text:p>
          </table:table-cell>
          <table:table-cell table:formula="of:=[.K577]*0.067" office:value-type="float" office:value="-11.02897702245" calcext:value-type="float">
            <text:p>-11,02897702245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2.18046771" calcext:value-type="float">
            <text:p>2,18046771</text:p>
          </table:table-cell>
          <table:table-cell office:value-type="float" office:value="3.400251457" calcext:value-type="float">
            <text:p>3,400251457</text:p>
          </table:table-cell>
          <table:table-cell office:value-type="float" office:value="-6.040928142" calcext:value-type="float">
            <text:p>-6,040928142</text:p>
          </table:table-cell>
          <table:table-cell/>
          <table:table-cell table:formula="of:=[.E578]*25" office:value-type="float" office:value="54.51169275" calcext:value-type="float">
            <text:p>54,51169275</text:p>
          </table:table-cell>
          <table:table-cell table:formula="of:=[.F578]*25" office:value-type="float" office:value="85.006286425" calcext:value-type="float">
            <text:p>85,006286425</text:p>
          </table:table-cell>
          <table:table-cell table:formula="of:=[.G578]*25" office:value-type="float" office:value="-151.02320355" calcext:value-type="float">
            <text:p>-151,02320355</text:p>
          </table:table-cell>
          <table:table-cell/>
          <table:table-cell table:formula="of:=[.I578]*0.067" office:value-type="float" office:value="3.65228341425" calcext:value-type="float">
            <text:p>3,65228341425</text:p>
          </table:table-cell>
          <table:table-cell table:formula="of:=[.J578]*0.067" office:value-type="float" office:value="5.695421190475" calcext:value-type="float">
            <text:p>5,695421190475</text:p>
          </table:table-cell>
          <table:table-cell table:formula="of:=[.K578]*0.067" office:value-type="float" office:value="-10.11855463785" calcext:value-type="float">
            <text:p>-10,1185546378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2.046705832" calcext:value-type="float">
            <text:p>2,046705832</text:p>
          </table:table-cell>
          <table:table-cell office:value-type="float" office:value="3.50024034" calcext:value-type="float">
            <text:p>3,50024034</text:p>
          </table:table-cell>
          <table:table-cell office:value-type="float" office:value="-5.073015651" calcext:value-type="float">
            <text:p>-5,073015651</text:p>
          </table:table-cell>
          <table:table-cell/>
          <table:table-cell table:formula="of:=[.E579]*25" office:value-type="float" office:value="51.1676458" calcext:value-type="float">
            <text:p>51,1676458</text:p>
          </table:table-cell>
          <table:table-cell table:formula="of:=[.F579]*25" office:value-type="float" office:value="87.5060085" calcext:value-type="float">
            <text:p>87,5060085</text:p>
          </table:table-cell>
          <table:table-cell table:formula="of:=[.G579]*25" office:value-type="float" office:value="-126.825391275" calcext:value-type="float">
            <text:p>-126,825391275</text:p>
          </table:table-cell>
          <table:table-cell/>
          <table:table-cell table:formula="of:=[.I579]*0.067" office:value-type="float" office:value="3.4282322686" calcext:value-type="float">
            <text:p>3,4282322686</text:p>
          </table:table-cell>
          <table:table-cell table:formula="of:=[.J579]*0.067" office:value-type="float" office:value="5.8629025695" calcext:value-type="float">
            <text:p>5,8629025695</text:p>
          </table:table-cell>
          <table:table-cell table:formula="of:=[.K579]*0.067" office:value-type="float" office:value="-8.497301215425" calcext:value-type="float">
            <text:p>-8,497301215425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.565536985" calcext:value-type="float">
            <text:p>1,565536985</text:p>
          </table:table-cell>
          <table:table-cell office:value-type="float" office:value="2.623362923" calcext:value-type="float">
            <text:p>2,623362923</text:p>
          </table:table-cell>
          <table:table-cell office:value-type="float" office:value="-4.542428037" calcext:value-type="float">
            <text:p>-4,542428037</text:p>
          </table:table-cell>
          <table:table-cell/>
          <table:table-cell table:formula="of:=[.E580]*25" office:value-type="float" office:value="39.138424625" calcext:value-type="float">
            <text:p>39,138424625</text:p>
          </table:table-cell>
          <table:table-cell table:formula="of:=[.F580]*25" office:value-type="float" office:value="65.584073075" calcext:value-type="float">
            <text:p>65,584073075</text:p>
          </table:table-cell>
          <table:table-cell table:formula="of:=[.G580]*25" office:value-type="float" office:value="-113.560700925" calcext:value-type="float">
            <text:p>-113,560700925</text:p>
          </table:table-cell>
          <table:table-cell/>
          <table:table-cell table:formula="of:=[.I580]*0.067" office:value-type="float" office:value="2.622274449875" calcext:value-type="float">
            <text:p>2,622274449875</text:p>
          </table:table-cell>
          <table:table-cell table:formula="of:=[.J580]*0.067" office:value-type="float" office:value="4.394132896025" calcext:value-type="float">
            <text:p>4,394132896025</text:p>
          </table:table-cell>
          <table:table-cell table:formula="of:=[.K580]*0.067" office:value-type="float" office:value="-7.608566961975" calcext:value-type="float">
            <text:p>-7,60856696197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2.10165182" calcext:value-type="float">
            <text:p>2,10165182</text:p>
          </table:table-cell>
          <table:table-cell office:value-type="float" office:value="2.081868064" calcext:value-type="float">
            <text:p>2,081868064</text:p>
          </table:table-cell>
          <table:table-cell office:value-type="float" office:value="-4.358943927" calcext:value-type="float">
            <text:p>-4,358943927</text:p>
          </table:table-cell>
          <table:table-cell/>
          <table:table-cell table:formula="of:=[.E581]*25" office:value-type="float" office:value="52.5412955" calcext:value-type="float">
            <text:p>52,5412955</text:p>
          </table:table-cell>
          <table:table-cell table:formula="of:=[.F581]*25" office:value-type="float" office:value="52.0467016" calcext:value-type="float">
            <text:p>52,0467016</text:p>
          </table:table-cell>
          <table:table-cell table:formula="of:=[.G581]*25" office:value-type="float" office:value="-108.973598175" calcext:value-type="float">
            <text:p>-108,973598175</text:p>
          </table:table-cell>
          <table:table-cell/>
          <table:table-cell table:formula="of:=[.I581]*0.067" office:value-type="float" office:value="3.5202667985" calcext:value-type="float">
            <text:p>3,5202667985</text:p>
          </table:table-cell>
          <table:table-cell table:formula="of:=[.J581]*0.067" office:value-type="float" office:value="3.4871290072" calcext:value-type="float">
            <text:p>3,4871290072</text:p>
          </table:table-cell>
          <table:table-cell table:formula="of:=[.K581]*0.067" office:value-type="float" office:value="-7.301231077725" calcext:value-type="float">
            <text:p>-7,301231077725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.963559134" calcext:value-type="float">
            <text:p>1,963559134</text:p>
          </table:table-cell>
          <table:table-cell office:value-type="float" office:value="1.820771751" calcext:value-type="float">
            <text:p>1,820771751</text:p>
          </table:table-cell>
          <table:table-cell office:value-type="float" office:value="-3.275193937" calcext:value-type="float">
            <text:p>-3,275193937</text:p>
          </table:table-cell>
          <table:table-cell/>
          <table:table-cell table:formula="of:=[.E582]*25" office:value-type="float" office:value="49.08897835" calcext:value-type="float">
            <text:p>49,08897835</text:p>
          </table:table-cell>
          <table:table-cell table:formula="of:=[.F582]*25" office:value-type="float" office:value="45.519293775" calcext:value-type="float">
            <text:p>45,519293775</text:p>
          </table:table-cell>
          <table:table-cell table:formula="of:=[.G582]*25" office:value-type="float" office:value="-81.879848425" calcext:value-type="float">
            <text:p>-81,879848425</text:p>
          </table:table-cell>
          <table:table-cell/>
          <table:table-cell table:formula="of:=[.I582]*0.067" office:value-type="float" office:value="3.28896154945" calcext:value-type="float">
            <text:p>3,28896154945</text:p>
          </table:table-cell>
          <table:table-cell table:formula="of:=[.J582]*0.067" office:value-type="float" office:value="3.049792682925" calcext:value-type="float">
            <text:p>3,049792682925</text:p>
          </table:table-cell>
          <table:table-cell table:formula="of:=[.K582]*0.067" office:value-type="float" office:value="-5.485949844475" calcext:value-type="float">
            <text:p>-5,48594984447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.085671709" calcext:value-type="float">
            <text:p>1,085671709</text:p>
          </table:table-cell>
          <table:table-cell office:value-type="float" office:value="1.476539031" calcext:value-type="float">
            <text:p>1,476539031</text:p>
          </table:table-cell>
          <table:table-cell office:value-type="float" office:value="-2.930172359" calcext:value-type="float">
            <text:p>-2,930172359</text:p>
          </table:table-cell>
          <table:table-cell/>
          <table:table-cell table:formula="of:=[.E583]*25" office:value-type="float" office:value="27.141792725" calcext:value-type="float">
            <text:p>27,141792725</text:p>
          </table:table-cell>
          <table:table-cell table:formula="of:=[.F583]*25" office:value-type="float" office:value="36.913475775" calcext:value-type="float">
            <text:p>36,913475775</text:p>
          </table:table-cell>
          <table:table-cell table:formula="of:=[.G583]*25" office:value-type="float" office:value="-73.254308975" calcext:value-type="float">
            <text:p>-73,254308975</text:p>
          </table:table-cell>
          <table:table-cell/>
          <table:table-cell table:formula="of:=[.I583]*0.067" office:value-type="float" office:value="1.818500112575" calcext:value-type="float">
            <text:p>1,818500112575</text:p>
          </table:table-cell>
          <table:table-cell table:formula="of:=[.J583]*0.067" office:value-type="float" office:value="2.473202876925" calcext:value-type="float">
            <text:p>2,473202876925</text:p>
          </table:table-cell>
          <table:table-cell table:formula="of:=[.K583]*0.067" office:value-type="float" office:value="-4.908038701325" calcext:value-type="float">
            <text:p>-4,90803870132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.84065109" calcext:value-type="float">
            <text:p>1,84065109</text:p>
          </table:table-cell>
          <table:table-cell office:value-type="float" office:value="1.337254965" calcext:value-type="float">
            <text:p>1,337254965</text:p>
          </table:table-cell>
          <table:table-cell office:value-type="float" office:value="-3.114301739" calcext:value-type="float">
            <text:p>-3,114301739</text:p>
          </table:table-cell>
          <table:table-cell/>
          <table:table-cell table:formula="of:=[.E584]*25" office:value-type="float" office:value="46.01627725" calcext:value-type="float">
            <text:p>46,01627725</text:p>
          </table:table-cell>
          <table:table-cell table:formula="of:=[.F584]*25" office:value-type="float" office:value="33.431374125" calcext:value-type="float">
            <text:p>33,431374125</text:p>
          </table:table-cell>
          <table:table-cell table:formula="of:=[.G584]*25" office:value-type="float" office:value="-77.857543475" calcext:value-type="float">
            <text:p>-77,857543475</text:p>
          </table:table-cell>
          <table:table-cell/>
          <table:table-cell table:formula="of:=[.I584]*0.067" office:value-type="float" office:value="3.08309057575" calcext:value-type="float">
            <text:p>3,08309057575</text:p>
          </table:table-cell>
          <table:table-cell table:formula="of:=[.J584]*0.067" office:value-type="float" office:value="2.239902066375" calcext:value-type="float">
            <text:p>2,239902066375</text:p>
          </table:table-cell>
          <table:table-cell table:formula="of:=[.K584]*0.067" office:value-type="float" office:value="-5.216455412825" calcext:value-type="float">
            <text:p>-5,216455412825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1.723042201" calcext:value-type="float">
            <text:p>1,723042201</text:p>
          </table:table-cell>
          <table:table-cell office:value-type="float" office:value="0.985814532" calcext:value-type="float">
            <text:p>0,985814532</text:p>
          </table:table-cell>
          <table:table-cell office:value-type="float" office:value="-1.973304263" calcext:value-type="float">
            <text:p>-1,973304263</text:p>
          </table:table-cell>
          <table:table-cell/>
          <table:table-cell table:formula="of:=[.E585]*25" office:value-type="float" office:value="43.076055025" calcext:value-type="float">
            <text:p>43,076055025</text:p>
          </table:table-cell>
          <table:table-cell table:formula="of:=[.F585]*25" office:value-type="float" office:value="24.6453633" calcext:value-type="float">
            <text:p>24,6453633</text:p>
          </table:table-cell>
          <table:table-cell table:formula="of:=[.G585]*25" office:value-type="float" office:value="-49.332606575" calcext:value-type="float">
            <text:p>-49,332606575</text:p>
          </table:table-cell>
          <table:table-cell/>
          <table:table-cell table:formula="of:=[.I585]*0.067" office:value-type="float" office:value="2.886095686675" calcext:value-type="float">
            <text:p>2,886095686675</text:p>
          </table:table-cell>
          <table:table-cell table:formula="of:=[.J585]*0.067" office:value-type="float" office:value="1.6512393411" calcext:value-type="float">
            <text:p>1,6512393411</text:p>
          </table:table-cell>
          <table:table-cell table:formula="of:=[.K585]*0.067" office:value-type="float" office:value="-3.305284640525" calcext:value-type="float">
            <text:p>-3,30528464052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0.545262642" calcext:value-type="float">
            <text:p>0,545262642</text:p>
          </table:table-cell>
          <table:table-cell office:value-type="float" office:value="0.866053345" calcext:value-type="float">
            <text:p>0,866053345</text:p>
          </table:table-cell>
          <table:table-cell office:value-type="float" office:value="-1.774299575" calcext:value-type="float">
            <text:p>-1,774299575</text:p>
          </table:table-cell>
          <table:table-cell/>
          <table:table-cell table:formula="of:=[.E586]*25" office:value-type="float" office:value="13.63156605" calcext:value-type="float">
            <text:p>13,63156605</text:p>
          </table:table-cell>
          <table:table-cell table:formula="of:=[.F586]*25" office:value-type="float" office:value="21.651333625" calcext:value-type="float">
            <text:p>21,651333625</text:p>
          </table:table-cell>
          <table:table-cell table:formula="of:=[.G586]*25" office:value-type="float" office:value="-44.357489375" calcext:value-type="float">
            <text:p>-44,357489375</text:p>
          </table:table-cell>
          <table:table-cell/>
          <table:table-cell table:formula="of:=[.I586]*0.067" office:value-type="float" office:value="0.91331492535" calcext:value-type="float">
            <text:p>0,91331492535</text:p>
          </table:table-cell>
          <table:table-cell table:formula="of:=[.J586]*0.067" office:value-type="float" office:value="1.450639352875" calcext:value-type="float">
            <text:p>1,450639352875</text:p>
          </table:table-cell>
          <table:table-cell table:formula="of:=[.K586]*0.067" office:value-type="float" office:value="-2.971951788125" calcext:value-type="float">
            <text:p>-2,97195178812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1.413241397" calcext:value-type="float">
            <text:p>1,413241397</text:p>
          </table:table-cell>
          <table:table-cell office:value-type="float" office:value="0.903593502" calcext:value-type="float">
            <text:p>0,903593502</text:p>
          </table:table-cell>
          <table:table-cell office:value-type="float" office:value="-2.363172888" calcext:value-type="float">
            <text:p>-2,363172888</text:p>
          </table:table-cell>
          <table:table-cell/>
          <table:table-cell table:formula="of:=[.E587]*25" office:value-type="float" office:value="35.331034925" calcext:value-type="float">
            <text:p>35,331034925</text:p>
          </table:table-cell>
          <table:table-cell table:formula="of:=[.F587]*25" office:value-type="float" office:value="22.58983755" calcext:value-type="float">
            <text:p>22,58983755</text:p>
          </table:table-cell>
          <table:table-cell table:formula="of:=[.G587]*25" office:value-type="float" office:value="-59.0793222" calcext:value-type="float">
            <text:p>-59,0793222</text:p>
          </table:table-cell>
          <table:table-cell/>
          <table:table-cell table:formula="of:=[.I587]*0.067" office:value-type="float" office:value="2.367179339975" calcext:value-type="float">
            <text:p>2,367179339975</text:p>
          </table:table-cell>
          <table:table-cell table:formula="of:=[.J587]*0.067" office:value-type="float" office:value="1.51351911585" calcext:value-type="float">
            <text:p>1,51351911585</text:p>
          </table:table-cell>
          <table:table-cell table:formula="of:=[.K587]*0.067" office:value-type="float" office:value="-3.9583145874" calcext:value-type="float">
            <text:p>-3,9583145874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1.317064562" calcext:value-type="float">
            <text:p>1,317064562</text:p>
          </table:table-cell>
          <table:table-cell office:value-type="float" office:value="0.615436261" calcext:value-type="float">
            <text:p>0,615436261</text:p>
          </table:table-cell>
          <table:table-cell office:value-type="float" office:value="-1.245108942" calcext:value-type="float">
            <text:p>-1,245108942</text:p>
          </table:table-cell>
          <table:table-cell/>
          <table:table-cell table:formula="of:=[.E588]*25" office:value-type="float" office:value="32.92661405" calcext:value-type="float">
            <text:p>32,92661405</text:p>
          </table:table-cell>
          <table:table-cell table:formula="of:=[.F588]*25" office:value-type="float" office:value="15.385906525" calcext:value-type="float">
            <text:p>15,385906525</text:p>
          </table:table-cell>
          <table:table-cell table:formula="of:=[.G588]*25" office:value-type="float" office:value="-31.12772355" calcext:value-type="float">
            <text:p>-31,12772355</text:p>
          </table:table-cell>
          <table:table-cell/>
          <table:table-cell table:formula="of:=[.I588]*0.067" office:value-type="float" office:value="2.20608314135" calcext:value-type="float">
            <text:p>2,20608314135</text:p>
          </table:table-cell>
          <table:table-cell table:formula="of:=[.J588]*0.067" office:value-type="float" office:value="1.030855737175" calcext:value-type="float">
            <text:p>1,030855737175</text:p>
          </table:table-cell>
          <table:table-cell table:formula="of:=[.K588]*0.067" office:value-type="float" office:value="-2.08555747785" calcext:value-type="float">
            <text:p>-2,0855574778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0" calcext:value-type="float">
            <text:p>0</text:p>
          </table:table-cell>
          <table:table-cell office:value-type="float" office:value="0.548282072" calcext:value-type="float">
            <text:p>0,548282072</text:p>
          </table:table-cell>
          <table:table-cell office:value-type="float" office:value="-1.279179706" calcext:value-type="float">
            <text:p>-1,279179706</text:p>
          </table:table-cell>
          <table:table-cell/>
          <table:table-cell table:formula="of:=[.E589]*25" office:value-type="float" office:value="0" calcext:value-type="float">
            <text:p>0</text:p>
          </table:table-cell>
          <table:table-cell table:formula="of:=[.F589]*25" office:value-type="float" office:value="13.7070518" calcext:value-type="float">
            <text:p>13,7070518</text:p>
          </table:table-cell>
          <table:table-cell table:formula="of:=[.G589]*25" office:value-type="float" office:value="-31.97949265" calcext:value-type="float">
            <text:p>-31,97949265</text:p>
          </table:table-cell>
          <table:table-cell/>
          <table:table-cell table:formula="of:=[.I589]*0.067" office:value-type="float" office:value="0" calcext:value-type="float">
            <text:p>0</text:p>
          </table:table-cell>
          <table:table-cell table:formula="of:=[.J589]*0.067" office:value-type="float" office:value="0.9183724706" calcext:value-type="float">
            <text:p>0,9183724706</text:p>
          </table:table-cell>
          <table:table-cell table:formula="of:=[.K589]*0.067" office:value-type="float" office:value="-2.14262600755" calcext:value-type="float">
            <text:p>-2,1426260075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0" calcext:value-type="float">
            <text:p>0</text:p>
          </table:table-cell>
          <table:table-cell office:value-type="float" office:value="0.930485924" calcext:value-type="float">
            <text:p>0,930485924</text:p>
          </table:table-cell>
          <table:table-cell office:value-type="float" office:value="-1.731497584" calcext:value-type="float">
            <text:p>-1,731497584</text:p>
          </table:table-cell>
          <table:table-cell/>
          <table:table-cell table:formula="of:=[.E590]*25" office:value-type="float" office:value="0" calcext:value-type="float">
            <text:p>0</text:p>
          </table:table-cell>
          <table:table-cell table:formula="of:=[.F590]*25" office:value-type="float" office:value="23.2621481" calcext:value-type="float">
            <text:p>23,2621481</text:p>
          </table:table-cell>
          <table:table-cell table:formula="of:=[.G590]*25" office:value-type="float" office:value="-43.2874396" calcext:value-type="float">
            <text:p>-43,2874396</text:p>
          </table:table-cell>
          <table:table-cell/>
          <table:table-cell table:formula="of:=[.I590]*0.067" office:value-type="float" office:value="0" calcext:value-type="float">
            <text:p>0</text:p>
          </table:table-cell>
          <table:table-cell table:formula="of:=[.J590]*0.067" office:value-type="float" office:value="1.5585639227" calcext:value-type="float">
            <text:p>1,5585639227</text:p>
          </table:table-cell>
          <table:table-cell table:formula="of:=[.K590]*0.067" office:value-type="float" office:value="-2.9002584532" calcext:value-type="float">
            <text:p>-2,900258453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0.102380762" calcext:value-type="float">
            <text:p>-0,102380762</text:p>
          </table:table-cell>
          <table:table-cell office:value-type="float" office:value="0.919267435" calcext:value-type="float">
            <text:p>0,919267435</text:p>
          </table:table-cell>
          <table:table-cell office:value-type="float" office:value="-1.722355727" calcext:value-type="float">
            <text:p>-1,722355727</text:p>
          </table:table-cell>
          <table:table-cell/>
          <table:table-cell table:formula="of:=[.E591]*25" office:value-type="float" office:value="-2.55951905" calcext:value-type="float">
            <text:p>-2,55951905</text:p>
          </table:table-cell>
          <table:table-cell table:formula="of:=[.F591]*25" office:value-type="float" office:value="22.981685875" calcext:value-type="float">
            <text:p>22,981685875</text:p>
          </table:table-cell>
          <table:table-cell table:formula="of:=[.G591]*25" office:value-type="float" office:value="-43.058893175" calcext:value-type="float">
            <text:p>-43,058893175</text:p>
          </table:table-cell>
          <table:table-cell/>
          <table:table-cell table:formula="of:=[.I591]*0.067" office:value-type="float" office:value="-0.17148777635" calcext:value-type="float">
            <text:p>-0,17148777635</text:p>
          </table:table-cell>
          <table:table-cell table:formula="of:=[.J591]*0.067" office:value-type="float" office:value="1.539772953625" calcext:value-type="float">
            <text:p>1,539772953625</text:p>
          </table:table-cell>
          <table:table-cell table:formula="of:=[.K591]*0.067" office:value-type="float" office:value="-2.884945842725" calcext:value-type="float">
            <text:p>-2,88494584272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0.846143088" calcext:value-type="float">
            <text:p>-0,846143088</text:p>
          </table:table-cell>
          <table:table-cell office:value-type="float" office:value="0.968597058" calcext:value-type="float">
            <text:p>0,968597058</text:p>
          </table:table-cell>
          <table:table-cell office:value-type="float" office:value="-1.673542227" calcext:value-type="float">
            <text:p>-1,673542227</text:p>
          </table:table-cell>
          <table:table-cell/>
          <table:table-cell table:formula="of:=[.E592]*25" office:value-type="float" office:value="-21.1535772" calcext:value-type="float">
            <text:p>-21,1535772</text:p>
          </table:table-cell>
          <table:table-cell table:formula="of:=[.F592]*25" office:value-type="float" office:value="24.21492645" calcext:value-type="float">
            <text:p>24,21492645</text:p>
          </table:table-cell>
          <table:table-cell table:formula="of:=[.G592]*25" office:value-type="float" office:value="-41.838555675" calcext:value-type="float">
            <text:p>-41,838555675</text:p>
          </table:table-cell>
          <table:table-cell/>
          <table:table-cell table:formula="of:=[.I592]*0.067" office:value-type="float" office:value="-1.4172896724" calcext:value-type="float">
            <text:p>-1,4172896724</text:p>
          </table:table-cell>
          <table:table-cell table:formula="of:=[.J592]*0.067" office:value-type="float" office:value="1.62240007215" calcext:value-type="float">
            <text:p>1,62240007215</text:p>
          </table:table-cell>
          <table:table-cell table:formula="of:=[.K592]*0.067" office:value-type="float" office:value="-2.803183230225" calcext:value-type="float">
            <text:p>-2,80318323022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0.927380154" calcext:value-type="float">
            <text:p>-0,927380154</text:p>
          </table:table-cell>
          <table:table-cell office:value-type="float" office:value="1.355435064" calcext:value-type="float">
            <text:p>1,355435064</text:p>
          </table:table-cell>
          <table:table-cell office:value-type="float" office:value="-2.385608947" calcext:value-type="float">
            <text:p>-2,385608947</text:p>
          </table:table-cell>
          <table:table-cell/>
          <table:table-cell table:formula="of:=[.E593]*25" office:value-type="float" office:value="-23.18450385" calcext:value-type="float">
            <text:p>-23,18450385</text:p>
          </table:table-cell>
          <table:table-cell table:formula="of:=[.F593]*25" office:value-type="float" office:value="33.8858766" calcext:value-type="float">
            <text:p>33,8858766</text:p>
          </table:table-cell>
          <table:table-cell table:formula="of:=[.G593]*25" office:value-type="float" office:value="-59.640223675" calcext:value-type="float">
            <text:p>-59,640223675</text:p>
          </table:table-cell>
          <table:table-cell/>
          <table:table-cell table:formula="of:=[.I593]*0.067" office:value-type="float" office:value="-1.55336175795" calcext:value-type="float">
            <text:p>-1,55336175795</text:p>
          </table:table-cell>
          <table:table-cell table:formula="of:=[.J593]*0.067" office:value-type="float" office:value="2.2703537322" calcext:value-type="float">
            <text:p>2,2703537322</text:p>
          </table:table-cell>
          <table:table-cell table:formula="of:=[.K593]*0.067" office:value-type="float" office:value="-3.995894986225" calcext:value-type="float">
            <text:p>-3,99589498622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0.619553585" calcext:value-type="float">
            <text:p>-0,619553585</text:p>
          </table:table-cell>
          <table:table-cell office:value-type="float" office:value="1.584862747" calcext:value-type="float">
            <text:p>1,584862747</text:p>
          </table:table-cell>
          <table:table-cell office:value-type="float" office:value="-2.375750764" calcext:value-type="float">
            <text:p>-2,375750764</text:p>
          </table:table-cell>
          <table:table-cell/>
          <table:table-cell table:formula="of:=[.E594]*25" office:value-type="float" office:value="-15.488839625" calcext:value-type="float">
            <text:p>-15,488839625</text:p>
          </table:table-cell>
          <table:table-cell table:formula="of:=[.F594]*25" office:value-type="float" office:value="39.621568675" calcext:value-type="float">
            <text:p>39,621568675</text:p>
          </table:table-cell>
          <table:table-cell table:formula="of:=[.G594]*25" office:value-type="float" office:value="-59.3937691" calcext:value-type="float">
            <text:p>-59,3937691</text:p>
          </table:table-cell>
          <table:table-cell/>
          <table:table-cell table:formula="of:=[.I594]*0.067" office:value-type="float" office:value="-1.037752254875" calcext:value-type="float">
            <text:p>-1,037752254875</text:p>
          </table:table-cell>
          <table:table-cell table:formula="of:=[.J594]*0.067" office:value-type="float" office:value="2.654645101225" calcext:value-type="float">
            <text:p>2,654645101225</text:p>
          </table:table-cell>
          <table:table-cell table:formula="of:=[.K594]*0.067" office:value-type="float" office:value="-3.9793825297" calcext:value-type="float">
            <text:p>-3,979382529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1.809439012" calcext:value-type="float">
            <text:p>-1,809439012</text:p>
          </table:table-cell>
          <table:table-cell office:value-type="float" office:value="1.755258527" calcext:value-type="float">
            <text:p>1,755258527</text:p>
          </table:table-cell>
          <table:table-cell office:value-type="float" office:value="-2.0710548" calcext:value-type="float">
            <text:p>-2,0710548</text:p>
          </table:table-cell>
          <table:table-cell/>
          <table:table-cell table:formula="of:=[.E595]*25" office:value-type="float" office:value="-45.2359753" calcext:value-type="float">
            <text:p>-45,2359753</text:p>
          </table:table-cell>
          <table:table-cell table:formula="of:=[.F595]*25" office:value-type="float" office:value="43.881463175" calcext:value-type="float">
            <text:p>43,881463175</text:p>
          </table:table-cell>
          <table:table-cell table:formula="of:=[.G595]*25" office:value-type="float" office:value="-51.77637" calcext:value-type="float">
            <text:p>-51,77637</text:p>
          </table:table-cell>
          <table:table-cell/>
          <table:table-cell table:formula="of:=[.I595]*0.067" office:value-type="float" office:value="-3.0308103451" calcext:value-type="float">
            <text:p>-3,0308103451</text:p>
          </table:table-cell>
          <table:table-cell table:formula="of:=[.J595]*0.067" office:value-type="float" office:value="2.940058032725" calcext:value-type="float">
            <text:p>2,940058032725</text:p>
          </table:table-cell>
          <table:table-cell table:formula="of:=[.K595]*0.067" office:value-type="float" office:value="-3.46901679" calcext:value-type="float">
            <text:p>-3,46901679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.95595349" calcext:value-type="float">
            <text:p>-1,95595349</text:p>
          </table:table-cell>
          <table:table-cell office:value-type="float" office:value="2.130971122" calcext:value-type="float">
            <text:p>2,130971122</text:p>
          </table:table-cell>
          <table:table-cell office:value-type="float" office:value="-3.191328422" calcext:value-type="float">
            <text:p>-3,191328422</text:p>
          </table:table-cell>
          <table:table-cell/>
          <table:table-cell table:formula="of:=[.E596]*25" office:value-type="float" office:value="-48.89883725" calcext:value-type="float">
            <text:p>-48,89883725</text:p>
          </table:table-cell>
          <table:table-cell table:formula="of:=[.F596]*25" office:value-type="float" office:value="53.27427805" calcext:value-type="float">
            <text:p>53,27427805</text:p>
          </table:table-cell>
          <table:table-cell table:formula="of:=[.G596]*25" office:value-type="float" office:value="-79.78321055" calcext:value-type="float">
            <text:p>-79,78321055</text:p>
          </table:table-cell>
          <table:table-cell/>
          <table:table-cell table:formula="of:=[.I596]*0.067" office:value-type="float" office:value="-3.27622209575" calcext:value-type="float">
            <text:p>-3,27622209575</text:p>
          </table:table-cell>
          <table:table-cell table:formula="of:=[.J596]*0.067" office:value-type="float" office:value="3.56937662935" calcext:value-type="float">
            <text:p>3,56937662935</text:p>
          </table:table-cell>
          <table:table-cell table:formula="of:=[.K596]*0.067" office:value-type="float" office:value="-5.34547510685" calcext:value-type="float">
            <text:p>-5,3454751068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.29416014" calcext:value-type="float">
            <text:p>-1,29416014</text:p>
          </table:table-cell>
          <table:table-cell office:value-type="float" office:value="1.945693307" calcext:value-type="float">
            <text:p>1,945693307</text:p>
          </table:table-cell>
          <table:table-cell office:value-type="float" office:value="-3.476367563" calcext:value-type="float">
            <text:p>-3,476367563</text:p>
          </table:table-cell>
          <table:table-cell/>
          <table:table-cell table:formula="of:=[.E597]*25" office:value-type="float" office:value="-32.3540035" calcext:value-type="float">
            <text:p>-32,3540035</text:p>
          </table:table-cell>
          <table:table-cell table:formula="of:=[.F597]*25" office:value-type="float" office:value="48.642332675" calcext:value-type="float">
            <text:p>48,642332675</text:p>
          </table:table-cell>
          <table:table-cell table:formula="of:=[.G597]*25" office:value-type="float" office:value="-86.909189075" calcext:value-type="float">
            <text:p>-86,909189075</text:p>
          </table:table-cell>
          <table:table-cell/>
          <table:table-cell table:formula="of:=[.I597]*0.067" office:value-type="float" office:value="-2.1677182345" calcext:value-type="float">
            <text:p>-2,1677182345</text:p>
          </table:table-cell>
          <table:table-cell table:formula="of:=[.J597]*0.067" office:value-type="float" office:value="3.259036289225" calcext:value-type="float">
            <text:p>3,259036289225</text:p>
          </table:table-cell>
          <table:table-cell table:formula="of:=[.K597]*0.067" office:value-type="float" office:value="-5.822915668025" calcext:value-type="float">
            <text:p>-5,82291566802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2.075323733" calcext:value-type="float">
            <text:p>-2,075323733</text:p>
          </table:table-cell>
          <table:table-cell office:value-type="float" office:value="1.494150437" calcext:value-type="float">
            <text:p>1,494150437</text:p>
          </table:table-cell>
          <table:table-cell office:value-type="float" office:value="-3.501286507" calcext:value-type="float">
            <text:p>-3,501286507</text:p>
          </table:table-cell>
          <table:table-cell/>
          <table:table-cell table:formula="of:=[.E598]*25" office:value-type="float" office:value="-51.883093325" calcext:value-type="float">
            <text:p>-51,883093325</text:p>
          </table:table-cell>
          <table:table-cell table:formula="of:=[.F598]*25" office:value-type="float" office:value="37.353760925" calcext:value-type="float">
            <text:p>37,353760925</text:p>
          </table:table-cell>
          <table:table-cell table:formula="of:=[.G598]*25" office:value-type="float" office:value="-87.532162675" calcext:value-type="float">
            <text:p>-87,532162675</text:p>
          </table:table-cell>
          <table:table-cell/>
          <table:table-cell table:formula="of:=[.I598]*0.067" office:value-type="float" office:value="-3.476167252775" calcext:value-type="float">
            <text:p>-3,476167252775</text:p>
          </table:table-cell>
          <table:table-cell table:formula="of:=[.J598]*0.067" office:value-type="float" office:value="2.502701981975" calcext:value-type="float">
            <text:p>2,502701981975</text:p>
          </table:table-cell>
          <table:table-cell table:formula="of:=[.K598]*0.067" office:value-type="float" office:value="-5.864654899225" calcext:value-type="float">
            <text:p>-5,86465489922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2.390672278" calcext:value-type="float">
            <text:p>-2,390672278</text:p>
          </table:table-cell>
          <table:table-cell office:value-type="float" office:value="2.546725649" calcext:value-type="float">
            <text:p>2,546725649</text:p>
          </table:table-cell>
          <table:table-cell office:value-type="float" office:value="-4.526064166" calcext:value-type="float">
            <text:p>-4,526064166</text:p>
          </table:table-cell>
          <table:table-cell/>
          <table:table-cell table:formula="of:=[.E599]*25" office:value-type="float" office:value="-59.76680695" calcext:value-type="float">
            <text:p>-59,76680695</text:p>
          </table:table-cell>
          <table:table-cell table:formula="of:=[.F599]*25" office:value-type="float" office:value="63.668141225" calcext:value-type="float">
            <text:p>63,668141225</text:p>
          </table:table-cell>
          <table:table-cell table:formula="of:=[.G599]*25" office:value-type="float" office:value="-113.15160415" calcext:value-type="float">
            <text:p>-113,15160415</text:p>
          </table:table-cell>
          <table:table-cell/>
          <table:table-cell table:formula="of:=[.I599]*0.067" office:value-type="float" office:value="-4.00437606565" calcext:value-type="float">
            <text:p>-4,00437606565</text:p>
          </table:table-cell>
          <table:table-cell table:formula="of:=[.J599]*0.067" office:value-type="float" office:value="4.265765462075" calcext:value-type="float">
            <text:p>4,265765462075</text:p>
          </table:table-cell>
          <table:table-cell table:formula="of:=[.K599]*0.067" office:value-type="float" office:value="-7.58115747805" calcext:value-type="float">
            <text:p>-7,5811574780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2.132702833" calcext:value-type="float">
            <text:p>-2,132702833</text:p>
          </table:table-cell>
          <table:table-cell office:value-type="float" office:value="2.914050222" calcext:value-type="float">
            <text:p>2,914050222</text:p>
          </table:table-cell>
          <table:table-cell office:value-type="float" office:value="-5.243403034" calcext:value-type="float">
            <text:p>-5,243403034</text:p>
          </table:table-cell>
          <table:table-cell/>
          <table:table-cell table:formula="of:=[.E600]*25" office:value-type="float" office:value="-53.317570825" calcext:value-type="float">
            <text:p>-53,317570825</text:p>
          </table:table-cell>
          <table:table-cell table:formula="of:=[.F600]*25" office:value-type="float" office:value="72.85125555" calcext:value-type="float">
            <text:p>72,85125555</text:p>
          </table:table-cell>
          <table:table-cell table:formula="of:=[.G600]*25" office:value-type="float" office:value="-131.08507585" calcext:value-type="float">
            <text:p>-131,08507585</text:p>
          </table:table-cell>
          <table:table-cell/>
          <table:table-cell table:formula="of:=[.I600]*0.067" office:value-type="float" office:value="-3.572277245275" calcext:value-type="float">
            <text:p>-3,572277245275</text:p>
          </table:table-cell>
          <table:table-cell table:formula="of:=[.J600]*0.067" office:value-type="float" office:value="4.88103412185" calcext:value-type="float">
            <text:p>4,88103412185</text:p>
          </table:table-cell>
          <table:table-cell table:formula="of:=[.K600]*0.067" office:value-type="float" office:value="-8.78270008195" calcext:value-type="float">
            <text:p>-8,78270008195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1.701684478" calcext:value-type="float">
            <text:p>-1,701684478</text:p>
          </table:table-cell>
          <table:table-cell office:value-type="float" office:value="2.816346238" calcext:value-type="float">
            <text:p>2,816346238</text:p>
          </table:table-cell>
          <table:table-cell office:value-type="float" office:value="-5.862197959" calcext:value-type="float">
            <text:p>-5,862197959</text:p>
          </table:table-cell>
          <table:table-cell/>
          <table:table-cell table:formula="of:=[.E601]*25" office:value-type="float" office:value="-42.54211195" calcext:value-type="float">
            <text:p>-42,54211195</text:p>
          </table:table-cell>
          <table:table-cell table:formula="of:=[.F601]*25" office:value-type="float" office:value="70.40865595" calcext:value-type="float">
            <text:p>70,40865595</text:p>
          </table:table-cell>
          <table:table-cell table:formula="of:=[.G601]*25" office:value-type="float" office:value="-146.554948975" calcext:value-type="float">
            <text:p>-146,554948975</text:p>
          </table:table-cell>
          <table:table-cell/>
          <table:table-cell table:formula="of:=[.I601]*0.067" office:value-type="float" office:value="-2.85032150065" calcext:value-type="float">
            <text:p>-2,85032150065</text:p>
          </table:table-cell>
          <table:table-cell table:formula="of:=[.J601]*0.067" office:value-type="float" office:value="4.71737994865" calcext:value-type="float">
            <text:p>4,71737994865</text:p>
          </table:table-cell>
          <table:table-cell table:formula="of:=[.K601]*0.067" office:value-type="float" office:value="-9.819181581325" calcext:value-type="float">
            <text:p>-9,81918158132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0.843844013" calcext:value-type="float">
            <text:p>-0,843844013</text:p>
          </table:table-cell>
          <table:table-cell office:value-type="float" office:value="3.458787047" calcext:value-type="float">
            <text:p>3,458787047</text:p>
          </table:table-cell>
          <table:table-cell office:value-type="float" office:value="-6.142854124" calcext:value-type="float">
            <text:p>-6,142854124</text:p>
          </table:table-cell>
          <table:table-cell/>
          <table:table-cell table:formula="of:=[.E602]*25" office:value-type="float" office:value="-21.096100325" calcext:value-type="float">
            <text:p>-21,096100325</text:p>
          </table:table-cell>
          <table:table-cell table:formula="of:=[.F602]*25" office:value-type="float" office:value="86.469676175" calcext:value-type="float">
            <text:p>86,469676175</text:p>
          </table:table-cell>
          <table:table-cell table:formula="of:=[.G602]*25" office:value-type="float" office:value="-153.5713531" calcext:value-type="float">
            <text:p>-153,5713531</text:p>
          </table:table-cell>
          <table:table-cell/>
          <table:table-cell table:formula="of:=[.I602]*0.067" office:value-type="float" office:value="-1.413438721775" calcext:value-type="float">
            <text:p>-1,413438721775</text:p>
          </table:table-cell>
          <table:table-cell table:formula="of:=[.J602]*0.067" office:value-type="float" office:value="5.793468303725" calcext:value-type="float">
            <text:p>5,793468303725</text:p>
          </table:table-cell>
          <table:table-cell table:formula="of:=[.K602]*0.067" office:value-type="float" office:value="-10.2892806577" calcext:value-type="float">
            <text:p>-10,2892806577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0.453342092" calcext:value-type="float">
            <text:p>-0,453342092</text:p>
          </table:table-cell>
          <table:table-cell office:value-type="float" office:value="3.791122483" calcext:value-type="float">
            <text:p>3,791122483</text:p>
          </table:table-cell>
          <table:table-cell office:value-type="float" office:value="-6.166214713" calcext:value-type="float">
            <text:p>-6,166214713</text:p>
          </table:table-cell>
          <table:table-cell/>
          <table:table-cell table:formula="of:=[.E603]*25" office:value-type="float" office:value="-11.3335523" calcext:value-type="float">
            <text:p>-11,3335523</text:p>
          </table:table-cell>
          <table:table-cell table:formula="of:=[.F603]*25" office:value-type="float" office:value="94.778062075" calcext:value-type="float">
            <text:p>94,778062075</text:p>
          </table:table-cell>
          <table:table-cell table:formula="of:=[.G603]*25" office:value-type="float" office:value="-154.155367825" calcext:value-type="float">
            <text:p>-154,155367825</text:p>
          </table:table-cell>
          <table:table-cell/>
          <table:table-cell table:formula="of:=[.I603]*0.067" office:value-type="float" office:value="-0.7593480041" calcext:value-type="float">
            <text:p>-0,7593480041</text:p>
          </table:table-cell>
          <table:table-cell table:formula="of:=[.J603]*0.067" office:value-type="float" office:value="6.350130159025" calcext:value-type="float">
            <text:p>6,350130159025</text:p>
          </table:table-cell>
          <table:table-cell table:formula="of:=[.K603]*0.067" office:value-type="float" office:value="-10.328409644275" calcext:value-type="float">
            <text:p>-10,32840964427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-0.242683492" calcext:value-type="float">
            <text:p>-0,242683492</text:p>
          </table:table-cell>
          <table:table-cell office:value-type="float" office:value="3.715058472" calcext:value-type="float">
            <text:p>3,715058472</text:p>
          </table:table-cell>
          <table:table-cell office:value-type="float" office:value="-6.276792706" calcext:value-type="float">
            <text:p>-6,276792706</text:p>
          </table:table-cell>
          <table:table-cell/>
          <table:table-cell table:formula="of:=[.E604]*25" office:value-type="float" office:value="-6.0670873" calcext:value-type="float">
            <text:p>-6,0670873</text:p>
          </table:table-cell>
          <table:table-cell table:formula="of:=[.F604]*25" office:value-type="float" office:value="92.8764618" calcext:value-type="float">
            <text:p>92,8764618</text:p>
          </table:table-cell>
          <table:table-cell table:formula="of:=[.G604]*25" office:value-type="float" office:value="-156.91981765" calcext:value-type="float">
            <text:p>-156,91981765</text:p>
          </table:table-cell>
          <table:table-cell/>
          <table:table-cell table:formula="of:=[.I604]*0.067" office:value-type="float" office:value="-0.4064948491" calcext:value-type="float">
            <text:p>-0,4064948491</text:p>
          </table:table-cell>
          <table:table-cell table:formula="of:=[.J604]*0.067" office:value-type="float" office:value="6.2227229406" calcext:value-type="float">
            <text:p>6,2227229406</text:p>
          </table:table-cell>
          <table:table-cell table:formula="of:=[.K604]*0.067" office:value-type="float" office:value="-10.51362778255" calcext:value-type="float">
            <text:p>-10,5136277825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0.238620657" calcext:value-type="float">
            <text:p>0,238620657</text:p>
          </table:table-cell>
          <table:table-cell office:value-type="float" office:value="3.704021739" calcext:value-type="float">
            <text:p>3,704021739</text:p>
          </table:table-cell>
          <table:table-cell office:value-type="float" office:value="-6.353387281" calcext:value-type="float">
            <text:p>-6,353387281</text:p>
          </table:table-cell>
          <table:table-cell/>
          <table:table-cell table:formula="of:=[.E605]*25" office:value-type="float" office:value="5.965516425" calcext:value-type="float">
            <text:p>5,965516425</text:p>
          </table:table-cell>
          <table:table-cell table:formula="of:=[.F605]*25" office:value-type="float" office:value="92.600543475" calcext:value-type="float">
            <text:p>92,600543475</text:p>
          </table:table-cell>
          <table:table-cell table:formula="of:=[.G605]*25" office:value-type="float" office:value="-158.834682025" calcext:value-type="float">
            <text:p>-158,834682025</text:p>
          </table:table-cell>
          <table:table-cell/>
          <table:table-cell table:formula="of:=[.I605]*0.067" office:value-type="float" office:value="0.399689600475" calcext:value-type="float">
            <text:p>0,399689600475</text:p>
          </table:table-cell>
          <table:table-cell table:formula="of:=[.J605]*0.067" office:value-type="float" office:value="6.204236412825" calcext:value-type="float">
            <text:p>6,204236412825</text:p>
          </table:table-cell>
          <table:table-cell table:formula="of:=[.K605]*0.067" office:value-type="float" office:value="-10.641923695675" calcext:value-type="float">
            <text:p>-10,64192369567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0.88033505" calcext:value-type="float">
            <text:p>0,88033505</text:p>
          </table:table-cell>
          <table:table-cell office:value-type="float" office:value="3.804252981" calcext:value-type="float">
            <text:p>3,804252981</text:p>
          </table:table-cell>
          <table:table-cell office:value-type="float" office:value="-6.201821654" calcext:value-type="float">
            <text:p>-6,201821654</text:p>
          </table:table-cell>
          <table:table-cell/>
          <table:table-cell table:formula="of:=[.E606]*25" office:value-type="float" office:value="22.00837625" calcext:value-type="float">
            <text:p>22,00837625</text:p>
          </table:table-cell>
          <table:table-cell table:formula="of:=[.F606]*25" office:value-type="float" office:value="95.106324525" calcext:value-type="float">
            <text:p>95,106324525</text:p>
          </table:table-cell>
          <table:table-cell table:formula="of:=[.G606]*25" office:value-type="float" office:value="-155.04554135" calcext:value-type="float">
            <text:p>-155,04554135</text:p>
          </table:table-cell>
          <table:table-cell/>
          <table:table-cell table:formula="of:=[.I606]*0.067" office:value-type="float" office:value="1.47456120875" calcext:value-type="float">
            <text:p>1,47456120875</text:p>
          </table:table-cell>
          <table:table-cell table:formula="of:=[.J606]*0.067" office:value-type="float" office:value="6.372123743175" calcext:value-type="float">
            <text:p>6,372123743175</text:p>
          </table:table-cell>
          <table:table-cell table:formula="of:=[.K606]*0.067" office:value-type="float" office:value="-10.38805127045" calcext:value-type="float">
            <text:p>-10,38805127045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.081324676" calcext:value-type="float">
            <text:p>1,081324676</text:p>
          </table:table-cell>
          <table:table-cell office:value-type="float" office:value="3.746012052" calcext:value-type="float">
            <text:p>3,746012052</text:p>
          </table:table-cell>
          <table:table-cell office:value-type="float" office:value="-5.706794566" calcext:value-type="float">
            <text:p>-5,706794566</text:p>
          </table:table-cell>
          <table:table-cell/>
          <table:table-cell table:formula="of:=[.E607]*25" office:value-type="float" office:value="27.0331169" calcext:value-type="float">
            <text:p>27,0331169</text:p>
          </table:table-cell>
          <table:table-cell table:formula="of:=[.F607]*25" office:value-type="float" office:value="93.6503013" calcext:value-type="float">
            <text:p>93,6503013</text:p>
          </table:table-cell>
          <table:table-cell table:formula="of:=[.G607]*25" office:value-type="float" office:value="-142.66986415" calcext:value-type="float">
            <text:p>-142,66986415</text:p>
          </table:table-cell>
          <table:table-cell/>
          <table:table-cell table:formula="of:=[.I607]*0.067" office:value-type="float" office:value="1.8112188323" calcext:value-type="float">
            <text:p>1,8112188323</text:p>
          </table:table-cell>
          <table:table-cell table:formula="of:=[.J607]*0.067" office:value-type="float" office:value="6.2745701871" calcext:value-type="float">
            <text:p>6,2745701871</text:p>
          </table:table-cell>
          <table:table-cell table:formula="of:=[.K607]*0.067" office:value-type="float" office:value="-9.55888089805" calcext:value-type="float">
            <text:p>-9,5588808980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.08970733" calcext:value-type="float">
            <text:p>1,08970733</text:p>
          </table:table-cell>
          <table:table-cell office:value-type="float" office:value="3.10530927" calcext:value-type="float">
            <text:p>3,10530927</text:p>
          </table:table-cell>
          <table:table-cell office:value-type="float" office:value="-5.429735809" calcext:value-type="float">
            <text:p>-5,429735809</text:p>
          </table:table-cell>
          <table:table-cell/>
          <table:table-cell table:formula="of:=[.E608]*25" office:value-type="float" office:value="27.24268325" calcext:value-type="float">
            <text:p>27,24268325</text:p>
          </table:table-cell>
          <table:table-cell table:formula="of:=[.F608]*25" office:value-type="float" office:value="77.63273175" calcext:value-type="float">
            <text:p>77,63273175</text:p>
          </table:table-cell>
          <table:table-cell table:formula="of:=[.G608]*25" office:value-type="float" office:value="-135.743395225" calcext:value-type="float">
            <text:p>-135,743395225</text:p>
          </table:table-cell>
          <table:table-cell/>
          <table:table-cell table:formula="of:=[.I608]*0.067" office:value-type="float" office:value="1.82525977775" calcext:value-type="float">
            <text:p>1,82525977775</text:p>
          </table:table-cell>
          <table:table-cell table:formula="of:=[.J608]*0.067" office:value-type="float" office:value="5.20139302725" calcext:value-type="float">
            <text:p>5,20139302725</text:p>
          </table:table-cell>
          <table:table-cell table:formula="of:=[.K608]*0.067" office:value-type="float" office:value="-9.094807480075" calcext:value-type="float">
            <text:p>-9,0948074800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.666677293" calcext:value-type="float">
            <text:p>1,666677293</text:p>
          </table:table-cell>
          <table:table-cell office:value-type="float" office:value="2.615266389" calcext:value-type="float">
            <text:p>2,615266389</text:p>
          </table:table-cell>
          <table:table-cell office:value-type="float" office:value="-5.187695124" calcext:value-type="float">
            <text:p>-5,187695124</text:p>
          </table:table-cell>
          <table:table-cell/>
          <table:table-cell table:formula="of:=[.E609]*25" office:value-type="float" office:value="41.666932325" calcext:value-type="float">
            <text:p>41,666932325</text:p>
          </table:table-cell>
          <table:table-cell table:formula="of:=[.F609]*25" office:value-type="float" office:value="65.381659725" calcext:value-type="float">
            <text:p>65,381659725</text:p>
          </table:table-cell>
          <table:table-cell table:formula="of:=[.G609]*25" office:value-type="float" office:value="-129.6923781" calcext:value-type="float">
            <text:p>-129,6923781</text:p>
          </table:table-cell>
          <table:table-cell/>
          <table:table-cell table:formula="of:=[.I609]*0.067" office:value-type="float" office:value="2.791684465775" calcext:value-type="float">
            <text:p>2,791684465775</text:p>
          </table:table-cell>
          <table:table-cell table:formula="of:=[.J609]*0.067" office:value-type="float" office:value="4.380571201575" calcext:value-type="float">
            <text:p>4,380571201575</text:p>
          </table:table-cell>
          <table:table-cell table:formula="of:=[.K609]*0.067" office:value-type="float" office:value="-8.6893893327" calcext:value-type="float">
            <text:p>-8,6893893327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.651276406" calcext:value-type="float">
            <text:p>1,651276406</text:p>
          </table:table-cell>
          <table:table-cell office:value-type="float" office:value="2.239414593" calcext:value-type="float">
            <text:p>2,239414593</text:p>
          </table:table-cell>
          <table:table-cell office:value-type="float" office:value="-4.35950826" calcext:value-type="float">
            <text:p>-4,35950826</text:p>
          </table:table-cell>
          <table:table-cell/>
          <table:table-cell table:formula="of:=[.E610]*25" office:value-type="float" office:value="41.28191015" calcext:value-type="float">
            <text:p>41,28191015</text:p>
          </table:table-cell>
          <table:table-cell table:formula="of:=[.F610]*25" office:value-type="float" office:value="55.985364825" calcext:value-type="float">
            <text:p>55,985364825</text:p>
          </table:table-cell>
          <table:table-cell table:formula="of:=[.G610]*25" office:value-type="float" office:value="-108.9877065" calcext:value-type="float">
            <text:p>-108,9877065</text:p>
          </table:table-cell>
          <table:table-cell/>
          <table:table-cell table:formula="of:=[.I610]*0.067" office:value-type="float" office:value="2.76588798005" calcext:value-type="float">
            <text:p>2,76588798005</text:p>
          </table:table-cell>
          <table:table-cell table:formula="of:=[.J610]*0.067" office:value-type="float" office:value="3.751019443275" calcext:value-type="float">
            <text:p>3,751019443275</text:p>
          </table:table-cell>
          <table:table-cell table:formula="of:=[.K610]*0.067" office:value-type="float" office:value="-7.3021763355" calcext:value-type="float">
            <text:p>-7,3021763355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.173122306" calcext:value-type="float">
            <text:p>1,173122306</text:p>
          </table:table-cell>
          <table:table-cell office:value-type="float" office:value="1.901212157" calcext:value-type="float">
            <text:p>1,901212157</text:p>
          </table:table-cell>
          <table:table-cell office:value-type="float" office:value="-4.020171249" calcext:value-type="float">
            <text:p>-4,020171249</text:p>
          </table:table-cell>
          <table:table-cell/>
          <table:table-cell table:formula="of:=[.E611]*25" office:value-type="float" office:value="29.32805765" calcext:value-type="float">
            <text:p>29,32805765</text:p>
          </table:table-cell>
          <table:table-cell table:formula="of:=[.F611]*25" office:value-type="float" office:value="47.530303925" calcext:value-type="float">
            <text:p>47,530303925</text:p>
          </table:table-cell>
          <table:table-cell table:formula="of:=[.G611]*25" office:value-type="float" office:value="-100.504281225" calcext:value-type="float">
            <text:p>-100,504281225</text:p>
          </table:table-cell>
          <table:table-cell/>
          <table:table-cell table:formula="of:=[.I611]*0.067" office:value-type="float" office:value="1.96497986255" calcext:value-type="float">
            <text:p>1,96497986255</text:p>
          </table:table-cell>
          <table:table-cell table:formula="of:=[.J611]*0.067" office:value-type="float" office:value="3.184530362975" calcext:value-type="float">
            <text:p>3,184530362975</text:p>
          </table:table-cell>
          <table:table-cell table:formula="of:=[.K611]*0.067" office:value-type="float" office:value="-6.733786842075" calcext:value-type="float">
            <text:p>-6,73378684207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.743065213" calcext:value-type="float">
            <text:p>1,743065213</text:p>
          </table:table-cell>
          <table:table-cell office:value-type="float" office:value="1.656630427" calcext:value-type="float">
            <text:p>1,656630427</text:p>
          </table:table-cell>
          <table:table-cell office:value-type="float" office:value="-3.941395016" calcext:value-type="float">
            <text:p>-3,941395016</text:p>
          </table:table-cell>
          <table:table-cell/>
          <table:table-cell table:formula="of:=[.E612]*25" office:value-type="float" office:value="43.576630325" calcext:value-type="float">
            <text:p>43,576630325</text:p>
          </table:table-cell>
          <table:table-cell table:formula="of:=[.F612]*25" office:value-type="float" office:value="41.415760675" calcext:value-type="float">
            <text:p>41,415760675</text:p>
          </table:table-cell>
          <table:table-cell table:formula="of:=[.G612]*25" office:value-type="float" office:value="-98.5348754" calcext:value-type="float">
            <text:p>-98,5348754</text:p>
          </table:table-cell>
          <table:table-cell/>
          <table:table-cell table:formula="of:=[.I612]*0.067" office:value-type="float" office:value="2.919634231775" calcext:value-type="float">
            <text:p>2,919634231775</text:p>
          </table:table-cell>
          <table:table-cell table:formula="of:=[.J612]*0.067" office:value-type="float" office:value="2.774855965225" calcext:value-type="float">
            <text:p>2,774855965225</text:p>
          </table:table-cell>
          <table:table-cell table:formula="of:=[.K612]*0.067" office:value-type="float" office:value="-6.6018366518" calcext:value-type="float">
            <text:p>-6,6018366518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.697548036" calcext:value-type="float">
            <text:p>1,697548036</text:p>
          </table:table-cell>
          <table:table-cell office:value-type="float" office:value="1.363318377" calcext:value-type="float">
            <text:p>1,363318377</text:p>
          </table:table-cell>
          <table:table-cell office:value-type="float" office:value="-3.018536475" calcext:value-type="float">
            <text:p>-3,018536475</text:p>
          </table:table-cell>
          <table:table-cell/>
          <table:table-cell table:formula="of:=[.E613]*25" office:value-type="float" office:value="42.4387009" calcext:value-type="float">
            <text:p>42,4387009</text:p>
          </table:table-cell>
          <table:table-cell table:formula="of:=[.F613]*25" office:value-type="float" office:value="34.082959425" calcext:value-type="float">
            <text:p>34,082959425</text:p>
          </table:table-cell>
          <table:table-cell table:formula="of:=[.G613]*25" office:value-type="float" office:value="-75.463411875" calcext:value-type="float">
            <text:p>-75,463411875</text:p>
          </table:table-cell>
          <table:table-cell/>
          <table:table-cell table:formula="of:=[.I613]*0.067" office:value-type="float" office:value="2.8433929603" calcext:value-type="float">
            <text:p>2,8433929603</text:p>
          </table:table-cell>
          <table:table-cell table:formula="of:=[.J613]*0.067" office:value-type="float" office:value="2.283558281475" calcext:value-type="float">
            <text:p>2,283558281475</text:p>
          </table:table-cell>
          <table:table-cell table:formula="of:=[.K613]*0.067" office:value-type="float" office:value="-5.056048595625" calcext:value-type="float">
            <text:p>-5,05604859562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.00485133" calcext:value-type="float">
            <text:p>1,00485133</text:p>
          </table:table-cell>
          <table:table-cell office:value-type="float" office:value="1.498628726" calcext:value-type="float">
            <text:p>1,498628726</text:p>
          </table:table-cell>
          <table:table-cell office:value-type="float" office:value="-2.71901255" calcext:value-type="float">
            <text:p>-2,71901255</text:p>
          </table:table-cell>
          <table:table-cell/>
          <table:table-cell table:formula="of:=[.E614]*25" office:value-type="float" office:value="25.12128325" calcext:value-type="float">
            <text:p>25,12128325</text:p>
          </table:table-cell>
          <table:table-cell table:formula="of:=[.F614]*25" office:value-type="float" office:value="37.46571815" calcext:value-type="float">
            <text:p>37,46571815</text:p>
          </table:table-cell>
          <table:table-cell table:formula="of:=[.G614]*25" office:value-type="float" office:value="-67.97531375" calcext:value-type="float">
            <text:p>-67,97531375</text:p>
          </table:table-cell>
          <table:table-cell/>
          <table:table-cell table:formula="of:=[.I614]*0.067" office:value-type="float" office:value="1.68312597775" calcext:value-type="float">
            <text:p>1,68312597775</text:p>
          </table:table-cell>
          <table:table-cell table:formula="of:=[.J614]*0.067" office:value-type="float" office:value="2.51020311605" calcext:value-type="float">
            <text:p>2,51020311605</text:p>
          </table:table-cell>
          <table:table-cell table:formula="of:=[.K614]*0.067" office:value-type="float" office:value="-4.55434602125" calcext:value-type="float">
            <text:p>-4,5543460212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.616883079" calcext:value-type="float">
            <text:p>1,616883079</text:p>
          </table:table-cell>
          <table:table-cell office:value-type="float" office:value="2.086492334" calcext:value-type="float">
            <text:p>2,086492334</text:p>
          </table:table-cell>
          <table:table-cell office:value-type="float" office:value="-2.837131988" calcext:value-type="float">
            <text:p>-2,837131988</text:p>
          </table:table-cell>
          <table:table-cell/>
          <table:table-cell table:formula="of:=[.E615]*25" office:value-type="float" office:value="40.422076975" calcext:value-type="float">
            <text:p>40,422076975</text:p>
          </table:table-cell>
          <table:table-cell table:formula="of:=[.F615]*25" office:value-type="float" office:value="52.16230835" calcext:value-type="float">
            <text:p>52,16230835</text:p>
          </table:table-cell>
          <table:table-cell table:formula="of:=[.G615]*25" office:value-type="float" office:value="-70.9282997" calcext:value-type="float">
            <text:p>-70,9282997</text:p>
          </table:table-cell>
          <table:table-cell/>
          <table:table-cell table:formula="of:=[.I615]*0.067" office:value-type="float" office:value="2.708279157325" calcext:value-type="float">
            <text:p>2,708279157325</text:p>
          </table:table-cell>
          <table:table-cell table:formula="of:=[.J615]*0.067" office:value-type="float" office:value="3.49487465945" calcext:value-type="float">
            <text:p>3,49487465945</text:p>
          </table:table-cell>
          <table:table-cell table:formula="of:=[.K615]*0.067" office:value-type="float" office:value="-4.7521960799" calcext:value-type="float">
            <text:p>-4,7521960799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1.458663186" calcext:value-type="float">
            <text:p>1,458663186</text:p>
          </table:table-cell>
          <table:table-cell office:value-type="float" office:value="1.060131886" calcext:value-type="float">
            <text:p>1,060131886</text:p>
          </table:table-cell>
          <table:table-cell office:value-type="float" office:value="-1.89950534" calcext:value-type="float">
            <text:p>-1,89950534</text:p>
          </table:table-cell>
          <table:table-cell/>
          <table:table-cell table:formula="of:=[.E616]*25" office:value-type="float" office:value="36.46657965" calcext:value-type="float">
            <text:p>36,46657965</text:p>
          </table:table-cell>
          <table:table-cell table:formula="of:=[.F616]*25" office:value-type="float" office:value="26.50329715" calcext:value-type="float">
            <text:p>26,50329715</text:p>
          </table:table-cell>
          <table:table-cell table:formula="of:=[.G616]*25" office:value-type="float" office:value="-47.4876335" calcext:value-type="float">
            <text:p>-47,4876335</text:p>
          </table:table-cell>
          <table:table-cell/>
          <table:table-cell table:formula="of:=[.I616]*0.067" office:value-type="float" office:value="2.44326083655" calcext:value-type="float">
            <text:p>2,44326083655</text:p>
          </table:table-cell>
          <table:table-cell table:formula="of:=[.J616]*0.067" office:value-type="float" office:value="1.77572090905" calcext:value-type="float">
            <text:p>1,77572090905</text:p>
          </table:table-cell>
          <table:table-cell table:formula="of:=[.K616]*0.067" office:value-type="float" office:value="-3.1816714445" calcext:value-type="float">
            <text:p>-3,181671444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0.567055545" calcext:value-type="float">
            <text:p>0,567055545</text:p>
          </table:table-cell>
          <table:table-cell office:value-type="float" office:value="0.917301407" calcext:value-type="float">
            <text:p>0,917301407</text:p>
          </table:table-cell>
          <table:table-cell office:value-type="float" office:value="-1.774626835" calcext:value-type="float">
            <text:p>-1,774626835</text:p>
          </table:table-cell>
          <table:table-cell/>
          <table:table-cell table:formula="of:=[.E617]*25" office:value-type="float" office:value="14.176388625" calcext:value-type="float">
            <text:p>14,176388625</text:p>
          </table:table-cell>
          <table:table-cell table:formula="of:=[.F617]*25" office:value-type="float" office:value="22.932535175" calcext:value-type="float">
            <text:p>22,932535175</text:p>
          </table:table-cell>
          <table:table-cell table:formula="of:=[.G617]*25" office:value-type="float" office:value="-44.365670875" calcext:value-type="float">
            <text:p>-44,365670875</text:p>
          </table:table-cell>
          <table:table-cell/>
          <table:table-cell table:formula="of:=[.I617]*0.067" office:value-type="float" office:value="0.949818037875" calcext:value-type="float">
            <text:p>0,949818037875</text:p>
          </table:table-cell>
          <table:table-cell table:formula="of:=[.J617]*0.067" office:value-type="float" office:value="1.536479856725" calcext:value-type="float">
            <text:p>1,536479856725</text:p>
          </table:table-cell>
          <table:table-cell table:formula="of:=[.K617]*0.067" office:value-type="float" office:value="-2.972499948625" calcext:value-type="float">
            <text:p>-2,97249994862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1.408787341" calcext:value-type="float">
            <text:p>1,408787341</text:p>
          </table:table-cell>
          <table:table-cell office:value-type="float" office:value="1.774226749" calcext:value-type="float">
            <text:p>1,774226749</text:p>
          </table:table-cell>
          <table:table-cell office:value-type="float" office:value="-2.213993531" calcext:value-type="float">
            <text:p>-2,213993531</text:p>
          </table:table-cell>
          <table:table-cell/>
          <table:table-cell table:formula="of:=[.E618]*25" office:value-type="float" office:value="35.219683525" calcext:value-type="float">
            <text:p>35,219683525</text:p>
          </table:table-cell>
          <table:table-cell table:formula="of:=[.F618]*25" office:value-type="float" office:value="44.355668725" calcext:value-type="float">
            <text:p>44,355668725</text:p>
          </table:table-cell>
          <table:table-cell table:formula="of:=[.G618]*25" office:value-type="float" office:value="-55.349838275" calcext:value-type="float">
            <text:p>-55,349838275</text:p>
          </table:table-cell>
          <table:table-cell/>
          <table:table-cell table:formula="of:=[.I618]*0.067" office:value-type="float" office:value="2.359718796175" calcext:value-type="float">
            <text:p>2,359718796175</text:p>
          </table:table-cell>
          <table:table-cell table:formula="of:=[.J618]*0.067" office:value-type="float" office:value="2.971829804575" calcext:value-type="float">
            <text:p>2,971829804575</text:p>
          </table:table-cell>
          <table:table-cell table:formula="of:=[.K618]*0.067" office:value-type="float" office:value="-3.708439164425" calcext:value-type="float">
            <text:p>-3,708439164425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1.236708165" calcext:value-type="float">
            <text:p>1,236708165</text:p>
          </table:table-cell>
          <table:table-cell office:value-type="float" office:value="0.685467303" calcext:value-type="float">
            <text:p>0,685467303</text:p>
          </table:table-cell>
          <table:table-cell office:value-type="float" office:value="-1.194245819" calcext:value-type="float">
            <text:p>-1,194245819</text:p>
          </table:table-cell>
          <table:table-cell/>
          <table:table-cell table:formula="of:=[.E619]*25" office:value-type="float" office:value="30.917704125" calcext:value-type="float">
            <text:p>30,917704125</text:p>
          </table:table-cell>
          <table:table-cell table:formula="of:=[.F619]*25" office:value-type="float" office:value="17.136682575" calcext:value-type="float">
            <text:p>17,136682575</text:p>
          </table:table-cell>
          <table:table-cell table:formula="of:=[.G619]*25" office:value-type="float" office:value="-29.856145475" calcext:value-type="float">
            <text:p>-29,856145475</text:p>
          </table:table-cell>
          <table:table-cell/>
          <table:table-cell table:formula="of:=[.I619]*0.067" office:value-type="float" office:value="2.071486176375" calcext:value-type="float">
            <text:p>2,071486176375</text:p>
          </table:table-cell>
          <table:table-cell table:formula="of:=[.J619]*0.067" office:value-type="float" office:value="1.148157732525" calcext:value-type="float">
            <text:p>1,148157732525</text:p>
          </table:table-cell>
          <table:table-cell table:formula="of:=[.K619]*0.067" office:value-type="float" office:value="-2.000361746825" calcext:value-type="float">
            <text:p>-2,00036174682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0" calcext:value-type="float">
            <text:p>0</text:p>
          </table:table-cell>
          <table:table-cell office:value-type="float" office:value="0.602410096" calcext:value-type="float">
            <text:p>0,602410096</text:p>
          </table:table-cell>
          <table:table-cell office:value-type="float" office:value="-1.838792738" calcext:value-type="float">
            <text:p>-1,838792738</text:p>
          </table:table-cell>
          <table:table-cell/>
          <table:table-cell table:formula="of:=[.E620]*25" office:value-type="float" office:value="0" calcext:value-type="float">
            <text:p>0</text:p>
          </table:table-cell>
          <table:table-cell table:formula="of:=[.F620]*25" office:value-type="float" office:value="15.0602524" calcext:value-type="float">
            <text:p>15,0602524</text:p>
          </table:table-cell>
          <table:table-cell table:formula="of:=[.G620]*25" office:value-type="float" office:value="-45.96981845" calcext:value-type="float">
            <text:p>-45,96981845</text:p>
          </table:table-cell>
          <table:table-cell/>
          <table:table-cell table:formula="of:=[.I620]*0.067" office:value-type="float" office:value="0" calcext:value-type="float">
            <text:p>0</text:p>
          </table:table-cell>
          <table:table-cell table:formula="of:=[.J620]*0.067" office:value-type="float" office:value="1.0090369108" calcext:value-type="float">
            <text:p>1,0090369108</text:p>
          </table:table-cell>
          <table:table-cell table:formula="of:=[.K620]*0.067" office:value-type="float" office:value="-3.07997783615" calcext:value-type="float">
            <text:p>-3,079977836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" calcext:value-type="float">
            <text:p>-1,6</text:p>
          </table:table-cell>
          <table:table-cell/>
          <table:table-cell table:formula="of:=[.E621]*25" office:value-type="float" office:value="0" calcext:value-type="float">
            <text:p>0</text:p>
          </table:table-cell>
          <table:table-cell table:formula="of:=[.F621]*25" office:value-type="float" office:value="0" calcext:value-type="float">
            <text:p>0</text:p>
          </table:table-cell>
          <table:table-cell table:formula="of:=[.G621]*25" office:value-type="float" office:value="-40" calcext:value-type="float">
            <text:p>-40</text:p>
          </table:table-cell>
          <table:table-cell/>
          <table:table-cell table:formula="of:=[.I621]*0.067" office:value-type="float" office:value="0" calcext:value-type="float">
            <text:p>0</text:p>
          </table:table-cell>
          <table:table-cell table:formula="of:=[.J621]*0.067" office:value-type="float" office:value="0" calcext:value-type="float">
            <text:p>0</text:p>
          </table:table-cell>
          <table:table-cell table:formula="of:=[.K621]*0.067" office:value-type="float" office:value="-2.68" calcext:value-type="float">
            <text:p>-2,6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0.063748892" calcext:value-type="float">
            <text:p>-0,063748892</text:p>
          </table:table-cell>
          <table:table-cell office:value-type="float" office:value="0" calcext:value-type="float">
            <text:p>0</text:p>
          </table:table-cell>
          <table:table-cell office:value-type="float" office:value="-1.592956063" calcext:value-type="float">
            <text:p>-1,592956063</text:p>
          </table:table-cell>
          <table:table-cell/>
          <table:table-cell table:formula="of:=[.E622]*25" office:value-type="float" office:value="-1.5937223" calcext:value-type="float">
            <text:p>-1,5937223</text:p>
          </table:table-cell>
          <table:table-cell table:formula="of:=[.F622]*25" office:value-type="float" office:value="0" calcext:value-type="float">
            <text:p>0</text:p>
          </table:table-cell>
          <table:table-cell table:formula="of:=[.G622]*25" office:value-type="float" office:value="-39.823901575" calcext:value-type="float">
            <text:p>-39,823901575</text:p>
          </table:table-cell>
          <table:table-cell/>
          <table:table-cell table:formula="of:=[.I622]*0.067" office:value-type="float" office:value="-0.1067793941" calcext:value-type="float">
            <text:p>-0,1067793941</text:p>
          </table:table-cell>
          <table:table-cell table:formula="of:=[.J622]*0.067" office:value-type="float" office:value="0" calcext:value-type="float">
            <text:p>0</text:p>
          </table:table-cell>
          <table:table-cell table:formula="of:=[.K622]*0.067" office:value-type="float" office:value="-2.668201405525" calcext:value-type="float">
            <text:p>-2,66820140552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0.519279237" calcext:value-type="float">
            <text:p>-0,519279237</text:p>
          </table:table-cell>
          <table:table-cell office:value-type="float" office:value="0" calcext:value-type="float">
            <text:p>0</text:p>
          </table:table-cell>
          <table:table-cell office:value-type="float" office:value="-1.529806002" calcext:value-type="float">
            <text:p>-1,529806002</text:p>
          </table:table-cell>
          <table:table-cell/>
          <table:table-cell table:formula="of:=[.E623]*25" office:value-type="float" office:value="-12.981980925" calcext:value-type="float">
            <text:p>-12,981980925</text:p>
          </table:table-cell>
          <table:table-cell table:formula="of:=[.F623]*25" office:value-type="float" office:value="0" calcext:value-type="float">
            <text:p>0</text:p>
          </table:table-cell>
          <table:table-cell table:formula="of:=[.G623]*25" office:value-type="float" office:value="-38.24515005" calcext:value-type="float">
            <text:p>-38,24515005</text:p>
          </table:table-cell>
          <table:table-cell/>
          <table:table-cell table:formula="of:=[.I623]*0.067" office:value-type="float" office:value="-0.869792721975" calcext:value-type="float">
            <text:p>-0,869792721975</text:p>
          </table:table-cell>
          <table:table-cell table:formula="of:=[.J623]*0.067" office:value-type="float" office:value="0" calcext:value-type="float">
            <text:p>0</text:p>
          </table:table-cell>
          <table:table-cell table:formula="of:=[.K623]*0.067" office:value-type="float" office:value="-2.56242505335" calcext:value-type="float">
            <text:p>-2,5624250533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0.577389968" calcext:value-type="float">
            <text:p>-0,577389968</text:p>
          </table:table-cell>
          <table:table-cell office:value-type="float" office:value="0" calcext:value-type="float">
            <text:p>0</text:p>
          </table:table-cell>
          <table:table-cell office:value-type="float" office:value="-1.958332419" calcext:value-type="float">
            <text:p>-1,958332419</text:p>
          </table:table-cell>
          <table:table-cell/>
          <table:table-cell table:formula="of:=[.E624]*25" office:value-type="float" office:value="-14.4347492" calcext:value-type="float">
            <text:p>-14,4347492</text:p>
          </table:table-cell>
          <table:table-cell table:formula="of:=[.F624]*25" office:value-type="float" office:value="0" calcext:value-type="float">
            <text:p>0</text:p>
          </table:table-cell>
          <table:table-cell table:formula="of:=[.G624]*25" office:value-type="float" office:value="-48.958310475" calcext:value-type="float">
            <text:p>-48,958310475</text:p>
          </table:table-cell>
          <table:table-cell/>
          <table:table-cell table:formula="of:=[.I624]*0.067" office:value-type="float" office:value="-0.9671281964" calcext:value-type="float">
            <text:p>-0,9671281964</text:p>
          </table:table-cell>
          <table:table-cell table:formula="of:=[.J624]*0.067" office:value-type="float" office:value="0" calcext:value-type="float">
            <text:p>0</text:p>
          </table:table-cell>
          <table:table-cell table:formula="of:=[.K624]*0.067" office:value-type="float" office:value="-3.280206801825" calcext:value-type="float">
            <text:p>-3,28020680182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0.508392497" calcext:value-type="float">
            <text:p>-0,508392497</text:p>
          </table:table-cell>
          <table:table-cell office:value-type="float" office:value="0" calcext:value-type="float">
            <text:p>0</text:p>
          </table:table-cell>
          <table:table-cell office:value-type="float" office:value="-1.90245399" calcext:value-type="float">
            <text:p>-1,90245399</text:p>
          </table:table-cell>
          <table:table-cell/>
          <table:table-cell table:formula="of:=[.E625]*25" office:value-type="float" office:value="-12.709812425" calcext:value-type="float">
            <text:p>-12,709812425</text:p>
          </table:table-cell>
          <table:table-cell table:formula="of:=[.F625]*25" office:value-type="float" office:value="0" calcext:value-type="float">
            <text:p>0</text:p>
          </table:table-cell>
          <table:table-cell table:formula="of:=[.G625]*25" office:value-type="float" office:value="-47.56134975" calcext:value-type="float">
            <text:p>-47,56134975</text:p>
          </table:table-cell>
          <table:table-cell/>
          <table:table-cell table:formula="of:=[.I625]*0.067" office:value-type="float" office:value="-0.851557432475" calcext:value-type="float">
            <text:p>-0,851557432475</text:p>
          </table:table-cell>
          <table:table-cell table:formula="of:=[.J625]*0.067" office:value-type="float" office:value="0" calcext:value-type="float">
            <text:p>0</text:p>
          </table:table-cell>
          <table:table-cell table:formula="of:=[.K625]*0.067" office:value-type="float" office:value="-3.18661043325" calcext:value-type="float">
            <text:p>-3,1866104332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1.667021299" calcext:value-type="float">
            <text:p>-1,667021299</text:p>
          </table:table-cell>
          <table:table-cell office:value-type="float" office:value="0" calcext:value-type="float">
            <text:p>0</text:p>
          </table:table-cell>
          <table:table-cell office:value-type="float" office:value="-1.610503378" calcext:value-type="float">
            <text:p>-1,610503378</text:p>
          </table:table-cell>
          <table:table-cell/>
          <table:table-cell table:formula="of:=[.E626]*25" office:value-type="float" office:value="-41.675532475" calcext:value-type="float">
            <text:p>-41,675532475</text:p>
          </table:table-cell>
          <table:table-cell table:formula="of:=[.F626]*25" office:value-type="float" office:value="0" calcext:value-type="float">
            <text:p>0</text:p>
          </table:table-cell>
          <table:table-cell table:formula="of:=[.G626]*25" office:value-type="float" office:value="-40.26258445" calcext:value-type="float">
            <text:p>-40,26258445</text:p>
          </table:table-cell>
          <table:table-cell/>
          <table:table-cell table:formula="of:=[.I626]*0.067" office:value-type="float" office:value="-2.792260675825" calcext:value-type="float">
            <text:p>-2,792260675825</text:p>
          </table:table-cell>
          <table:table-cell table:formula="of:=[.J626]*0.067" office:value-type="float" office:value="0" calcext:value-type="float">
            <text:p>0</text:p>
          </table:table-cell>
          <table:table-cell table:formula="of:=[.K626]*0.067" office:value-type="float" office:value="-2.69759315815" calcext:value-type="float">
            <text:p>-2,6975931581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2.155010881" calcext:value-type="float">
            <text:p>-2,155010881</text:p>
          </table:table-cell>
          <table:table-cell office:value-type="float" office:value="0" calcext:value-type="float">
            <text:p>0</text:p>
          </table:table-cell>
          <table:table-cell office:value-type="float" office:value="-2.657550034" calcext:value-type="float">
            <text:p>-2,657550034</text:p>
          </table:table-cell>
          <table:table-cell/>
          <table:table-cell table:formula="of:=[.E627]*25" office:value-type="float" office:value="-53.875272025" calcext:value-type="float">
            <text:p>-53,875272025</text:p>
          </table:table-cell>
          <table:table-cell table:formula="of:=[.F627]*25" office:value-type="float" office:value="0" calcext:value-type="float">
            <text:p>0</text:p>
          </table:table-cell>
          <table:table-cell table:formula="of:=[.G627]*25" office:value-type="float" office:value="-66.43875085" calcext:value-type="float">
            <text:p>-66,43875085</text:p>
          </table:table-cell>
          <table:table-cell/>
          <table:table-cell table:formula="of:=[.I627]*0.067" office:value-type="float" office:value="-3.609643225675" calcext:value-type="float">
            <text:p>-3,609643225675</text:p>
          </table:table-cell>
          <table:table-cell table:formula="of:=[.J627]*0.067" office:value-type="float" office:value="0" calcext:value-type="float">
            <text:p>0</text:p>
          </table:table-cell>
          <table:table-cell table:formula="of:=[.K627]*0.067" office:value-type="float" office:value="-4.45139630695" calcext:value-type="float">
            <text:p>-4,4513963069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2.120027487" calcext:value-type="float">
            <text:p>-2,120027487</text:p>
          </table:table-cell>
          <table:table-cell office:value-type="float" office:value="0" calcext:value-type="float">
            <text:p>0</text:p>
          </table:table-cell>
          <table:table-cell office:value-type="float" office:value="-3.252225909" calcext:value-type="float">
            <text:p>-3,252225909</text:p>
          </table:table-cell>
          <table:table-cell/>
          <table:table-cell table:formula="of:=[.E628]*25" office:value-type="float" office:value="-53.000687175" calcext:value-type="float">
            <text:p>-53,000687175</text:p>
          </table:table-cell>
          <table:table-cell table:formula="of:=[.F628]*25" office:value-type="float" office:value="0" calcext:value-type="float">
            <text:p>0</text:p>
          </table:table-cell>
          <table:table-cell table:formula="of:=[.G628]*25" office:value-type="float" office:value="-81.305647725" calcext:value-type="float">
            <text:p>-81,305647725</text:p>
          </table:table-cell>
          <table:table-cell/>
          <table:table-cell table:formula="of:=[.I628]*0.067" office:value-type="float" office:value="-3.551046040725" calcext:value-type="float">
            <text:p>-3,551046040725</text:p>
          </table:table-cell>
          <table:table-cell table:formula="of:=[.J628]*0.067" office:value-type="float" office:value="0" calcext:value-type="float">
            <text:p>0</text:p>
          </table:table-cell>
          <table:table-cell table:formula="of:=[.K628]*0.067" office:value-type="float" office:value="-5.447478397575" calcext:value-type="float">
            <text:p>-5,44747839757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.819282538" calcext:value-type="float">
            <text:p>-1,819282538</text:p>
          </table:table-cell>
          <table:table-cell office:value-type="float" office:value="0" calcext:value-type="float">
            <text:p>0</text:p>
          </table:table-cell>
          <table:table-cell office:value-type="float" office:value="-3.823631861" calcext:value-type="float">
            <text:p>-3,823631861</text:p>
          </table:table-cell>
          <table:table-cell/>
          <table:table-cell table:formula="of:=[.E629]*25" office:value-type="float" office:value="-45.48206345" calcext:value-type="float">
            <text:p>-45,48206345</text:p>
          </table:table-cell>
          <table:table-cell table:formula="of:=[.F629]*25" office:value-type="float" office:value="0" calcext:value-type="float">
            <text:p>0</text:p>
          </table:table-cell>
          <table:table-cell table:formula="of:=[.G629]*25" office:value-type="float" office:value="-95.590796525" calcext:value-type="float">
            <text:p>-95,590796525</text:p>
          </table:table-cell>
          <table:table-cell/>
          <table:table-cell table:formula="of:=[.I629]*0.067" office:value-type="float" office:value="-3.04729825115" calcext:value-type="float">
            <text:p>-3,04729825115</text:p>
          </table:table-cell>
          <table:table-cell table:formula="of:=[.J629]*0.067" office:value-type="float" office:value="0" calcext:value-type="float">
            <text:p>0</text:p>
          </table:table-cell>
          <table:table-cell table:formula="of:=[.K629]*0.067" office:value-type="float" office:value="-6.404583367175" calcext:value-type="float">
            <text:p>-6,40458336717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.100374264" calcext:value-type="float">
            <text:p>-1,100374264</text:p>
          </table:table-cell>
          <table:table-cell office:value-type="float" office:value="0" calcext:value-type="float">
            <text:p>0</text:p>
          </table:table-cell>
          <table:table-cell office:value-type="float" office:value="-3.930030806" calcext:value-type="float">
            <text:p>-3,930030806</text:p>
          </table:table-cell>
          <table:table-cell/>
          <table:table-cell table:formula="of:=[.E630]*25" office:value-type="float" office:value="-27.5093566" calcext:value-type="float">
            <text:p>-27,5093566</text:p>
          </table:table-cell>
          <table:table-cell table:formula="of:=[.F630]*25" office:value-type="float" office:value="0" calcext:value-type="float">
            <text:p>0</text:p>
          </table:table-cell>
          <table:table-cell table:formula="of:=[.G630]*25" office:value-type="float" office:value="-98.25077015" calcext:value-type="float">
            <text:p>-98,25077015</text:p>
          </table:table-cell>
          <table:table-cell/>
          <table:table-cell table:formula="of:=[.I630]*0.067" office:value-type="float" office:value="-1.8431268922" calcext:value-type="float">
            <text:p>-1,8431268922</text:p>
          </table:table-cell>
          <table:table-cell table:formula="of:=[.J630]*0.067" office:value-type="float" office:value="0" calcext:value-type="float">
            <text:p>0</text:p>
          </table:table-cell>
          <table:table-cell table:formula="of:=[.K630]*0.067" office:value-type="float" office:value="-6.58280160005" calcext:value-type="float">
            <text:p>-6,5828016000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.432047692" calcext:value-type="float">
            <text:p>-1,432047692</text:p>
          </table:table-cell>
          <table:table-cell office:value-type="float" office:value="0" calcext:value-type="float">
            <text:p>0</text:p>
          </table:table-cell>
          <table:table-cell office:value-type="float" office:value="-3.959296332" calcext:value-type="float">
            <text:p>-3,959296332</text:p>
          </table:table-cell>
          <table:table-cell/>
          <table:table-cell table:formula="of:=[.E631]*25" office:value-type="float" office:value="-35.8011923" calcext:value-type="float">
            <text:p>-35,8011923</text:p>
          </table:table-cell>
          <table:table-cell table:formula="of:=[.F631]*25" office:value-type="float" office:value="0" calcext:value-type="float">
            <text:p>0</text:p>
          </table:table-cell>
          <table:table-cell table:formula="of:=[.G631]*25" office:value-type="float" office:value="-98.9824083" calcext:value-type="float">
            <text:p>-98,9824083</text:p>
          </table:table-cell>
          <table:table-cell/>
          <table:table-cell table:formula="of:=[.I631]*0.067" office:value-type="float" office:value="-2.3986798841" calcext:value-type="float">
            <text:p>-2,3986798841</text:p>
          </table:table-cell>
          <table:table-cell table:formula="of:=[.J631]*0.067" office:value-type="float" office:value="0" calcext:value-type="float">
            <text:p>0</text:p>
          </table:table-cell>
          <table:table-cell table:formula="of:=[.K631]*0.067" office:value-type="float" office:value="-6.6318213561" calcext:value-type="float">
            <text:p>-6,6318213561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1.377961983" calcext:value-type="float">
            <text:p>-1,377961983</text:p>
          </table:table-cell>
          <table:table-cell office:value-type="float" office:value="0" calcext:value-type="float">
            <text:p>0</text:p>
          </table:table-cell>
          <table:table-cell office:value-type="float" office:value="-4.63203841" calcext:value-type="float">
            <text:p>-4,63203841</text:p>
          </table:table-cell>
          <table:table-cell/>
          <table:table-cell table:formula="of:=[.E632]*25" office:value-type="float" office:value="-34.449049575" calcext:value-type="float">
            <text:p>-34,449049575</text:p>
          </table:table-cell>
          <table:table-cell table:formula="of:=[.F632]*25" office:value-type="float" office:value="0" calcext:value-type="float">
            <text:p>0</text:p>
          </table:table-cell>
          <table:table-cell table:formula="of:=[.G632]*25" office:value-type="float" office:value="-115.80096025" calcext:value-type="float">
            <text:p>-115,80096025</text:p>
          </table:table-cell>
          <table:table-cell/>
          <table:table-cell table:formula="of:=[.I632]*0.067" office:value-type="float" office:value="-2.308086321525" calcext:value-type="float">
            <text:p>-2,308086321525</text:p>
          </table:table-cell>
          <table:table-cell table:formula="of:=[.J632]*0.067" office:value-type="float" office:value="0" calcext:value-type="float">
            <text:p>0</text:p>
          </table:table-cell>
          <table:table-cell table:formula="of:=[.K632]*0.067" office:value-type="float" office:value="-7.75866433675" calcext:value-type="float">
            <text:p>-7,7586643367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0.69795067" calcext:value-type="float">
            <text:p>-0,69795067</text:p>
          </table:table-cell>
          <table:table-cell office:value-type="float" office:value="0" calcext:value-type="float">
            <text:p>0</text:p>
          </table:table-cell>
          <table:table-cell office:value-type="float" office:value="-4.966626835" calcext:value-type="float">
            <text:p>-4,966626835</text:p>
          </table:table-cell>
          <table:table-cell/>
          <table:table-cell table:formula="of:=[.E633]*25" office:value-type="float" office:value="-17.44876675" calcext:value-type="float">
            <text:p>-17,44876675</text:p>
          </table:table-cell>
          <table:table-cell table:formula="of:=[.F633]*25" office:value-type="float" office:value="0" calcext:value-type="float">
            <text:p>0</text:p>
          </table:table-cell>
          <table:table-cell table:formula="of:=[.G633]*25" office:value-type="float" office:value="-124.165670875" calcext:value-type="float">
            <text:p>-124,165670875</text:p>
          </table:table-cell>
          <table:table-cell/>
          <table:table-cell table:formula="of:=[.I633]*0.067" office:value-type="float" office:value="-1.16906737225" calcext:value-type="float">
            <text:p>-1,16906737225</text:p>
          </table:table-cell>
          <table:table-cell table:formula="of:=[.J633]*0.067" office:value-type="float" office:value="0" calcext:value-type="float">
            <text:p>0</text:p>
          </table:table-cell>
          <table:table-cell table:formula="of:=[.K633]*0.067" office:value-type="float" office:value="-8.319099948625" calcext:value-type="float">
            <text:p>-8,31909994862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0.48107119" calcext:value-type="float">
            <text:p>-0,48107119</text:p>
          </table:table-cell>
          <table:table-cell office:value-type="float" office:value="0" calcext:value-type="float">
            <text:p>0</text:p>
          </table:table-cell>
          <table:table-cell office:value-type="float" office:value="-5.011954474" calcext:value-type="float">
            <text:p>-5,011954474</text:p>
          </table:table-cell>
          <table:table-cell/>
          <table:table-cell table:formula="of:=[.E634]*25" office:value-type="float" office:value="-12.02677975" calcext:value-type="float">
            <text:p>-12,02677975</text:p>
          </table:table-cell>
          <table:table-cell table:formula="of:=[.F634]*25" office:value-type="float" office:value="0" calcext:value-type="float">
            <text:p>0</text:p>
          </table:table-cell>
          <table:table-cell table:formula="of:=[.G634]*25" office:value-type="float" office:value="-125.29886185" calcext:value-type="float">
            <text:p>-125,29886185</text:p>
          </table:table-cell>
          <table:table-cell/>
          <table:table-cell table:formula="of:=[.I634]*0.067" office:value-type="float" office:value="-0.80579424325" calcext:value-type="float">
            <text:p>-0,80579424325</text:p>
          </table:table-cell>
          <table:table-cell table:formula="of:=[.J634]*0.067" office:value-type="float" office:value="0" calcext:value-type="float">
            <text:p>0</text:p>
          </table:table-cell>
          <table:table-cell table:formula="of:=[.K634]*0.067" office:value-type="float" office:value="-8.39502374395" calcext:value-type="float">
            <text:p>-8,3950237439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-0.331532784" calcext:value-type="float">
            <text:p>-0,331532784</text:p>
          </table:table-cell>
          <table:table-cell office:value-type="float" office:value="0" calcext:value-type="float">
            <text:p>0</text:p>
          </table:table-cell>
          <table:table-cell office:value-type="float" office:value="-5.186282537" calcext:value-type="float">
            <text:p>-5,186282537</text:p>
          </table:table-cell>
          <table:table-cell/>
          <table:table-cell table:formula="of:=[.E635]*25" office:value-type="float" office:value="-8.2883196" calcext:value-type="float">
            <text:p>-8,2883196</text:p>
          </table:table-cell>
          <table:table-cell table:formula="of:=[.F635]*25" office:value-type="float" office:value="0" calcext:value-type="float">
            <text:p>0</text:p>
          </table:table-cell>
          <table:table-cell table:formula="of:=[.G635]*25" office:value-type="float" office:value="-129.657063425" calcext:value-type="float">
            <text:p>-129,657063425</text:p>
          </table:table-cell>
          <table:table-cell/>
          <table:table-cell table:formula="of:=[.I635]*0.067" office:value-type="float" office:value="-0.5553174132" calcext:value-type="float">
            <text:p>-0,5553174132</text:p>
          </table:table-cell>
          <table:table-cell table:formula="of:=[.J635]*0.067" office:value-type="float" office:value="0" calcext:value-type="float">
            <text:p>0</text:p>
          </table:table-cell>
          <table:table-cell table:formula="of:=[.K635]*0.067" office:value-type="float" office:value="-8.687023249475" calcext:value-type="float">
            <text:p>-8,68702324947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0.131714045" calcext:value-type="float">
            <text:p>0,131714045</text:p>
          </table:table-cell>
          <table:table-cell office:value-type="float" office:value="0" calcext:value-type="float">
            <text:p>0</text:p>
          </table:table-cell>
          <table:table-cell office:value-type="float" office:value="-5.30201733" calcext:value-type="float">
            <text:p>-5,30201733</text:p>
          </table:table-cell>
          <table:table-cell/>
          <table:table-cell table:formula="of:=[.E636]*25" office:value-type="float" office:value="3.292851125" calcext:value-type="float">
            <text:p>3,292851125</text:p>
          </table:table-cell>
          <table:table-cell table:formula="of:=[.F636]*25" office:value-type="float" office:value="0" calcext:value-type="float">
            <text:p>0</text:p>
          </table:table-cell>
          <table:table-cell table:formula="of:=[.G636]*25" office:value-type="float" office:value="-132.55043325" calcext:value-type="float">
            <text:p>-132,55043325</text:p>
          </table:table-cell>
          <table:table-cell/>
          <table:table-cell table:formula="of:=[.I636]*0.067" office:value-type="float" office:value="0.220621025375" calcext:value-type="float">
            <text:p>0,220621025375</text:p>
          </table:table-cell>
          <table:table-cell table:formula="of:=[.J636]*0.067" office:value-type="float" office:value="0" calcext:value-type="float">
            <text:p>0</text:p>
          </table:table-cell>
          <table:table-cell table:formula="of:=[.K636]*0.067" office:value-type="float" office:value="-8.88087902775" calcext:value-type="float">
            <text:p>-8,8808790277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0.667834951" calcext:value-type="float">
            <text:p>0,667834951</text:p>
          </table:table-cell>
          <table:table-cell office:value-type="float" office:value="0" calcext:value-type="float">
            <text:p>0</text:p>
          </table:table-cell>
          <table:table-cell office:value-type="float" office:value="-5.205311028" calcext:value-type="float">
            <text:p>-5,205311028</text:p>
          </table:table-cell>
          <table:table-cell/>
          <table:table-cell table:formula="of:=[.E637]*25" office:value-type="float" office:value="16.695873775" calcext:value-type="float">
            <text:p>16,695873775</text:p>
          </table:table-cell>
          <table:table-cell table:formula="of:=[.F637]*25" office:value-type="float" office:value="0" calcext:value-type="float">
            <text:p>0</text:p>
          </table:table-cell>
          <table:table-cell table:formula="of:=[.G637]*25" office:value-type="float" office:value="-130.1327757" calcext:value-type="float">
            <text:p>-130,1327757</text:p>
          </table:table-cell>
          <table:table-cell/>
          <table:table-cell table:formula="of:=[.I637]*0.067" office:value-type="float" office:value="1.118623542925" calcext:value-type="float">
            <text:p>1,118623542925</text:p>
          </table:table-cell>
          <table:table-cell table:formula="of:=[.J637]*0.067" office:value-type="float" office:value="0" calcext:value-type="float">
            <text:p>0</text:p>
          </table:table-cell>
          <table:table-cell table:formula="of:=[.K637]*0.067" office:value-type="float" office:value="-8.7188959719" calcext:value-type="float">
            <text:p>-8,7188959719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0.786238089" calcext:value-type="float">
            <text:p>0,786238089</text:p>
          </table:table-cell>
          <table:table-cell office:value-type="float" office:value="0" calcext:value-type="float">
            <text:p>0</text:p>
          </table:table-cell>
          <table:table-cell office:value-type="float" office:value="-4.837653527" calcext:value-type="float">
            <text:p>-4,837653527</text:p>
          </table:table-cell>
          <table:table-cell/>
          <table:table-cell table:formula="of:=[.E638]*25" office:value-type="float" office:value="19.655952225" calcext:value-type="float">
            <text:p>19,655952225</text:p>
          </table:table-cell>
          <table:table-cell table:formula="of:=[.F638]*25" office:value-type="float" office:value="0" calcext:value-type="float">
            <text:p>0</text:p>
          </table:table-cell>
          <table:table-cell table:formula="of:=[.G638]*25" office:value-type="float" office:value="-120.941338175" calcext:value-type="float">
            <text:p>-120,941338175</text:p>
          </table:table-cell>
          <table:table-cell/>
          <table:table-cell table:formula="of:=[.I638]*0.067" office:value-type="float" office:value="1.316948799075" calcext:value-type="float">
            <text:p>1,316948799075</text:p>
          </table:table-cell>
          <table:table-cell table:formula="of:=[.J638]*0.067" office:value-type="float" office:value="0" calcext:value-type="float">
            <text:p>0</text:p>
          </table:table-cell>
          <table:table-cell table:formula="of:=[.K638]*0.067" office:value-type="float" office:value="-8.103069657725" calcext:value-type="float">
            <text:p>-8,10306965772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0.793079236" calcext:value-type="float">
            <text:p>0,793079236</text:p>
          </table:table-cell>
          <table:table-cell office:value-type="float" office:value="0" calcext:value-type="float">
            <text:p>0</text:p>
          </table:table-cell>
          <table:table-cell office:value-type="float" office:value="-4.665959891" calcext:value-type="float">
            <text:p>-4,665959891</text:p>
          </table:table-cell>
          <table:table-cell/>
          <table:table-cell table:formula="of:=[.E639]*25" office:value-type="float" office:value="19.8269809" calcext:value-type="float">
            <text:p>19,8269809</text:p>
          </table:table-cell>
          <table:table-cell table:formula="of:=[.F639]*25" office:value-type="float" office:value="0" calcext:value-type="float">
            <text:p>0</text:p>
          </table:table-cell>
          <table:table-cell table:formula="of:=[.G639]*25" office:value-type="float" office:value="-116.648997275" calcext:value-type="float">
            <text:p>-116,648997275</text:p>
          </table:table-cell>
          <table:table-cell/>
          <table:table-cell table:formula="of:=[.I639]*0.067" office:value-type="float" office:value="1.3284077203" calcext:value-type="float">
            <text:p>1,3284077203</text:p>
          </table:table-cell>
          <table:table-cell table:formula="of:=[.J639]*0.067" office:value-type="float" office:value="0" calcext:value-type="float">
            <text:p>0</text:p>
          </table:table-cell>
          <table:table-cell table:formula="of:=[.K639]*0.067" office:value-type="float" office:value="-7.815482817425" calcext:value-type="float">
            <text:p>-7,815482817425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1.314573033" calcext:value-type="float">
            <text:p>1,314573033</text:p>
          </table:table-cell>
          <table:table-cell office:value-type="float" office:value="0" calcext:value-type="float">
            <text:p>0</text:p>
          </table:table-cell>
          <table:table-cell office:value-type="float" office:value="-4.485180672" calcext:value-type="float">
            <text:p>-4,485180672</text:p>
          </table:table-cell>
          <table:table-cell/>
          <table:table-cell table:formula="of:=[.E640]*25" office:value-type="float" office:value="32.864325825" calcext:value-type="float">
            <text:p>32,864325825</text:p>
          </table:table-cell>
          <table:table-cell table:formula="of:=[.F640]*25" office:value-type="float" office:value="0" calcext:value-type="float">
            <text:p>0</text:p>
          </table:table-cell>
          <table:table-cell table:formula="of:=[.G640]*25" office:value-type="float" office:value="-112.1295168" calcext:value-type="float">
            <text:p>-112,1295168</text:p>
          </table:table-cell>
          <table:table-cell/>
          <table:table-cell table:formula="of:=[.I640]*0.067" office:value-type="float" office:value="2.201909830275" calcext:value-type="float">
            <text:p>2,201909830275</text:p>
          </table:table-cell>
          <table:table-cell table:formula="of:=[.J640]*0.067" office:value-type="float" office:value="0" calcext:value-type="float">
            <text:p>0</text:p>
          </table:table-cell>
          <table:table-cell table:formula="of:=[.K640]*0.067" office:value-type="float" office:value="-7.5126776256" calcext:value-type="float">
            <text:p>-7,512677625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.3326516" calcext:value-type="float">
            <text:p>1,3326516</text:p>
          </table:table-cell>
          <table:table-cell office:value-type="float" office:value="0" calcext:value-type="float">
            <text:p>0</text:p>
          </table:table-cell>
          <table:table-cell office:value-type="float" office:value="-3.814711887" calcext:value-type="float">
            <text:p>-3,814711887</text:p>
          </table:table-cell>
          <table:table-cell/>
          <table:table-cell table:formula="of:=[.E641]*25" office:value-type="float" office:value="33.31629" calcext:value-type="float">
            <text:p>33,31629</text:p>
          </table:table-cell>
          <table:table-cell table:formula="of:=[.F641]*25" office:value-type="float" office:value="0" calcext:value-type="float">
            <text:p>0</text:p>
          </table:table-cell>
          <table:table-cell table:formula="of:=[.G641]*25" office:value-type="float" office:value="-95.367797175" calcext:value-type="float">
            <text:p>-95,367797175</text:p>
          </table:table-cell>
          <table:table-cell/>
          <table:table-cell table:formula="of:=[.I641]*0.067" office:value-type="float" office:value="2.23219143" calcext:value-type="float">
            <text:p>2,23219143</text:p>
          </table:table-cell>
          <table:table-cell table:formula="of:=[.J641]*0.067" office:value-type="float" office:value="0" calcext:value-type="float">
            <text:p>0</text:p>
          </table:table-cell>
          <table:table-cell table:formula="of:=[.K641]*0.067" office:value-type="float" office:value="-6.389642410725" calcext:value-type="float">
            <text:p>-6,389642410725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0.982752819" calcext:value-type="float">
            <text:p>0,982752819</text:p>
          </table:table-cell>
          <table:table-cell office:value-type="float" office:value="0" calcext:value-type="float">
            <text:p>0</text:p>
          </table:table-cell>
          <table:table-cell office:value-type="float" office:value="-3.551324165" calcext:value-type="float">
            <text:p>-3,551324165</text:p>
          </table:table-cell>
          <table:table-cell/>
          <table:table-cell table:formula="of:=[.E642]*25" office:value-type="float" office:value="24.568820475" calcext:value-type="float">
            <text:p>24,568820475</text:p>
          </table:table-cell>
          <table:table-cell table:formula="of:=[.F642]*25" office:value-type="float" office:value="0" calcext:value-type="float">
            <text:p>0</text:p>
          </table:table-cell>
          <table:table-cell table:formula="of:=[.G642]*25" office:value-type="float" office:value="-88.783104125" calcext:value-type="float">
            <text:p>-88,783104125</text:p>
          </table:table-cell>
          <table:table-cell/>
          <table:table-cell table:formula="of:=[.I642]*0.067" office:value-type="float" office:value="1.646110971825" calcext:value-type="float">
            <text:p>1,646110971825</text:p>
          </table:table-cell>
          <table:table-cell table:formula="of:=[.J642]*0.067" office:value-type="float" office:value="0" calcext:value-type="float">
            <text:p>0</text:p>
          </table:table-cell>
          <table:table-cell table:formula="of:=[.K642]*0.067" office:value-type="float" office:value="-5.948467976375" calcext:value-type="float">
            <text:p>-5,94846797637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.56375804" calcext:value-type="float">
            <text:p>1,56375804</text:p>
          </table:table-cell>
          <table:table-cell office:value-type="float" office:value="0" calcext:value-type="float">
            <text:p>0</text:p>
          </table:table-cell>
          <table:table-cell office:value-type="float" office:value="-3.486128642" calcext:value-type="float">
            <text:p>-3,486128642</text:p>
          </table:table-cell>
          <table:table-cell/>
          <table:table-cell table:formula="of:=[.E643]*25" office:value-type="float" office:value="39.093951" calcext:value-type="float">
            <text:p>39,093951</text:p>
          </table:table-cell>
          <table:table-cell table:formula="of:=[.F643]*25" office:value-type="float" office:value="0" calcext:value-type="float">
            <text:p>0</text:p>
          </table:table-cell>
          <table:table-cell table:formula="of:=[.G643]*25" office:value-type="float" office:value="-87.15321605" calcext:value-type="float">
            <text:p>-87,15321605</text:p>
          </table:table-cell>
          <table:table-cell/>
          <table:table-cell table:formula="of:=[.I643]*0.067" office:value-type="float" office:value="2.619294717" calcext:value-type="float">
            <text:p>2,619294717</text:p>
          </table:table-cell>
          <table:table-cell table:formula="of:=[.J643]*0.067" office:value-type="float" office:value="0" calcext:value-type="float">
            <text:p>0</text:p>
          </table:table-cell>
          <table:table-cell table:formula="of:=[.K643]*0.067" office:value-type="float" office:value="-5.83926547535" calcext:value-type="float">
            <text:p>-5,83926547535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.805557433" calcext:value-type="float">
            <text:p>1,805557433</text:p>
          </table:table-cell>
          <table:table-cell office:value-type="float" office:value="0" calcext:value-type="float">
            <text:p>0</text:p>
          </table:table-cell>
          <table:table-cell office:value-type="float" office:value="-2.636211783" calcext:value-type="float">
            <text:p>-2,636211783</text:p>
          </table:table-cell>
          <table:table-cell/>
          <table:table-cell table:formula="of:=[.E644]*25" office:value-type="float" office:value="45.138935825" calcext:value-type="float">
            <text:p>45,138935825</text:p>
          </table:table-cell>
          <table:table-cell table:formula="of:=[.F644]*25" office:value-type="float" office:value="0" calcext:value-type="float">
            <text:p>0</text:p>
          </table:table-cell>
          <table:table-cell table:formula="of:=[.G644]*25" office:value-type="float" office:value="-65.905294575" calcext:value-type="float">
            <text:p>-65,905294575</text:p>
          </table:table-cell>
          <table:table-cell/>
          <table:table-cell table:formula="of:=[.I644]*0.067" office:value-type="float" office:value="3.024308700275" calcext:value-type="float">
            <text:p>3,024308700275</text:p>
          </table:table-cell>
          <table:table-cell table:formula="of:=[.J644]*0.067" office:value-type="float" office:value="0" calcext:value-type="float">
            <text:p>0</text:p>
          </table:table-cell>
          <table:table-cell table:formula="of:=[.K644]*0.067" office:value-type="float" office:value="-4.415654736525" calcext:value-type="float">
            <text:p>-4,415654736525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.808845666" calcext:value-type="float">
            <text:p>1,808845666</text:p>
          </table:table-cell>
          <table:table-cell office:value-type="float" office:value="0" calcext:value-type="float">
            <text:p>0</text:p>
          </table:table-cell>
          <table:table-cell office:value-type="float" office:value="-2.11393359" calcext:value-type="float">
            <text:p>-2,11393359</text:p>
          </table:table-cell>
          <table:table-cell/>
          <table:table-cell table:formula="of:=[.E645]*25" office:value-type="float" office:value="45.22114165" calcext:value-type="float">
            <text:p>45,22114165</text:p>
          </table:table-cell>
          <table:table-cell table:formula="of:=[.F645]*25" office:value-type="float" office:value="0" calcext:value-type="float">
            <text:p>0</text:p>
          </table:table-cell>
          <table:table-cell table:formula="of:=[.G645]*25" office:value-type="float" office:value="-52.84833975" calcext:value-type="float">
            <text:p>-52,84833975</text:p>
          </table:table-cell>
          <table:table-cell/>
          <table:table-cell table:formula="of:=[.I645]*0.067" office:value-type="float" office:value="3.02981649055" calcext:value-type="float">
            <text:p>3,02981649055</text:p>
          </table:table-cell>
          <table:table-cell table:formula="of:=[.J645]*0.067" office:value-type="float" office:value="0" calcext:value-type="float">
            <text:p>0</text:p>
          </table:table-cell>
          <table:table-cell table:formula="of:=[.K645]*0.067" office:value-type="float" office:value="-3.54083876325" calcext:value-type="float">
            <text:p>-3,5408387632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1.402154249" calcext:value-type="float">
            <text:p>1,402154249</text:p>
          </table:table-cell>
          <table:table-cell office:value-type="float" office:value="0" calcext:value-type="float">
            <text:p>0</text:p>
          </table:table-cell>
          <table:table-cell office:value-type="float" office:value="-1.622745773" calcext:value-type="float">
            <text:p>-1,622745773</text:p>
          </table:table-cell>
          <table:table-cell/>
          <table:table-cell table:formula="of:=[.E646]*25" office:value-type="float" office:value="35.053856225" calcext:value-type="float">
            <text:p>35,053856225</text:p>
          </table:table-cell>
          <table:table-cell table:formula="of:=[.F646]*25" office:value-type="float" office:value="0" calcext:value-type="float">
            <text:p>0</text:p>
          </table:table-cell>
          <table:table-cell table:formula="of:=[.G646]*25" office:value-type="float" office:value="-40.568644325" calcext:value-type="float">
            <text:p>-40,568644325</text:p>
          </table:table-cell>
          <table:table-cell/>
          <table:table-cell table:formula="of:=[.I646]*0.067" office:value-type="float" office:value="2.348608367075" calcext:value-type="float">
            <text:p>2,348608367075</text:p>
          </table:table-cell>
          <table:table-cell table:formula="of:=[.J646]*0.067" office:value-type="float" office:value="0" calcext:value-type="float">
            <text:p>0</text:p>
          </table:table-cell>
          <table:table-cell table:formula="of:=[.K646]*0.067" office:value-type="float" office:value="-2.718099169775" calcext:value-type="float">
            <text:p>-2,718099169775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0.553851274" calcext:value-type="float">
            <text:p>0,553851274</text:p>
          </table:table-cell>
          <table:table-cell office:value-type="float" office:value="0" calcext:value-type="float">
            <text:p>0</text:p>
          </table:table-cell>
          <table:table-cell office:value-type="float" office:value="-1.597483717" calcext:value-type="float">
            <text:p>-1,597483717</text:p>
          </table:table-cell>
          <table:table-cell/>
          <table:table-cell table:formula="of:=[.E647]*25" office:value-type="float" office:value="13.84628185" calcext:value-type="float">
            <text:p>13,84628185</text:p>
          </table:table-cell>
          <table:table-cell table:formula="of:=[.F647]*25" office:value-type="float" office:value="0" calcext:value-type="float">
            <text:p>0</text:p>
          </table:table-cell>
          <table:table-cell table:formula="of:=[.G647]*25" office:value-type="float" office:value="-39.937092925" calcext:value-type="float">
            <text:p>-39,937092925</text:p>
          </table:table-cell>
          <table:table-cell/>
          <table:table-cell table:formula="of:=[.I647]*0.067" office:value-type="float" office:value="0.92770088395" calcext:value-type="float">
            <text:p>0,92770088395</text:p>
          </table:table-cell>
          <table:table-cell table:formula="of:=[.J647]*0.067" office:value-type="float" office:value="0" calcext:value-type="float">
            <text:p>0</text:p>
          </table:table-cell>
          <table:table-cell table:formula="of:=[.K647]*0.067" office:value-type="float" office:value="-2.675785225975" calcext:value-type="float">
            <text:p>-2,67578522597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1.259357506" calcext:value-type="float">
            <text:p>1,259357506</text:p>
          </table:table-cell>
          <table:table-cell office:value-type="float" office:value="0" calcext:value-type="float">
            <text:p>0</text:p>
          </table:table-cell>
          <table:table-cell office:value-type="float" office:value="-1.964954713" calcext:value-type="float">
            <text:p>-1,964954713</text:p>
          </table:table-cell>
          <table:table-cell/>
          <table:table-cell table:formula="of:=[.E648]*25" office:value-type="float" office:value="31.48393765" calcext:value-type="float">
            <text:p>31,48393765</text:p>
          </table:table-cell>
          <table:table-cell table:formula="of:=[.F648]*25" office:value-type="float" office:value="0" calcext:value-type="float">
            <text:p>0</text:p>
          </table:table-cell>
          <table:table-cell table:formula="of:=[.G648]*25" office:value-type="float" office:value="-49.123867825" calcext:value-type="float">
            <text:p>-49,123867825</text:p>
          </table:table-cell>
          <table:table-cell/>
          <table:table-cell table:formula="of:=[.I648]*0.067" office:value-type="float" office:value="2.10942382255" calcext:value-type="float">
            <text:p>2,10942382255</text:p>
          </table:table-cell>
          <table:table-cell table:formula="of:=[.J648]*0.067" office:value-type="float" office:value="0" calcext:value-type="float">
            <text:p>0</text:p>
          </table:table-cell>
          <table:table-cell table:formula="of:=[.K648]*0.067" office:value-type="float" office:value="-3.291299144275" calcext:value-type="float">
            <text:p>-3,29129914427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1.181407294" calcext:value-type="float">
            <text:p>1,181407294</text:p>
          </table:table-cell>
          <table:table-cell office:value-type="float" office:value="0" calcext:value-type="float">
            <text:p>0</text:p>
          </table:table-cell>
          <table:table-cell office:value-type="float" office:value="-1.041228467" calcext:value-type="float">
            <text:p>-1,041228467</text:p>
          </table:table-cell>
          <table:table-cell/>
          <table:table-cell table:formula="of:=[.E649]*25" office:value-type="float" office:value="29.53518235" calcext:value-type="float">
            <text:p>29,53518235</text:p>
          </table:table-cell>
          <table:table-cell table:formula="of:=[.F649]*25" office:value-type="float" office:value="0" calcext:value-type="float">
            <text:p>0</text:p>
          </table:table-cell>
          <table:table-cell table:formula="of:=[.G649]*25" office:value-type="float" office:value="-26.030711675" calcext:value-type="float">
            <text:p>-26,030711675</text:p>
          </table:table-cell>
          <table:table-cell/>
          <table:table-cell table:formula="of:=[.I649]*0.067" office:value-type="float" office:value="1.97885721745" calcext:value-type="float">
            <text:p>1,97885721745</text:p>
          </table:table-cell>
          <table:table-cell table:formula="of:=[.J649]*0.067" office:value-type="float" office:value="0" calcext:value-type="float">
            <text:p>0</text:p>
          </table:table-cell>
          <table:table-cell table:formula="of:=[.K649]*0.067" office:value-type="float" office:value="-1.744057682225" calcext:value-type="float">
            <text:p>-1,744057682225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0.145247909" calcext:value-type="float">
            <text:p>0,145247909</text:p>
          </table:table-cell>
          <table:table-cell office:value-type="float" office:value="0" calcext:value-type="float">
            <text:p>0</text:p>
          </table:table-cell>
          <table:table-cell office:value-type="float" office:value="-0.945945068" calcext:value-type="float">
            <text:p>-0,945945068</text:p>
          </table:table-cell>
          <table:table-cell/>
          <table:table-cell table:formula="of:=[.E650]*25" office:value-type="float" office:value="3.631197725" calcext:value-type="float">
            <text:p>3,631197725</text:p>
          </table:table-cell>
          <table:table-cell table:formula="of:=[.F650]*25" office:value-type="float" office:value="0" calcext:value-type="float">
            <text:p>0</text:p>
          </table:table-cell>
          <table:table-cell table:formula="of:=[.G650]*25" office:value-type="float" office:value="-23.6486267" calcext:value-type="float">
            <text:p>-23,6486267</text:p>
          </table:table-cell>
          <table:table-cell/>
          <table:table-cell table:formula="of:=[.I650]*0.067" office:value-type="float" office:value="0.243290247575" calcext:value-type="float">
            <text:p>0,243290247575</text:p>
          </table:table-cell>
          <table:table-cell table:formula="of:=[.J650]*0.067" office:value-type="float" office:value="0" calcext:value-type="float">
            <text:p>0</text:p>
          </table:table-cell>
          <table:table-cell table:formula="of:=[.K650]*0.067" office:value-type="float" office:value="-1.5844579889" calcext:value-type="float">
            <text:p>-1,5844579889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" calcext:value-type="float">
            <text:p>-1,6</text:p>
          </table:table-cell>
          <table:table-cell/>
          <table:table-cell table:formula="of:=[.E651]*25" office:value-type="float" office:value="0" calcext:value-type="float">
            <text:p>0</text:p>
          </table:table-cell>
          <table:table-cell table:formula="of:=[.F651]*25" office:value-type="float" office:value="0" calcext:value-type="float">
            <text:p>0</text:p>
          </table:table-cell>
          <table:table-cell table:formula="of:=[.G651]*25" office:value-type="float" office:value="-40" calcext:value-type="float">
            <text:p>-40</text:p>
          </table:table-cell>
          <table:table-cell/>
          <table:table-cell table:formula="of:=[.I651]*0.067" office:value-type="float" office:value="0" calcext:value-type="float">
            <text:p>0</text:p>
          </table:table-cell>
          <table:table-cell table:formula="of:=[.J651]*0.067" office:value-type="float" office:value="0" calcext:value-type="float">
            <text:p>0</text:p>
          </table:table-cell>
          <table:table-cell table:formula="of:=[.K651]*0.067" office:value-type="float" office:value="-2.68" calcext:value-type="float">
            <text:p>-2,68</text:p>
          </table:table-cell>
          <table:table-cell/>
          <table:table-cell table:formula="of:=SUM([.O1:.O651])*(-1)" office:value-type="float" office:value="6578.1160449506" calcext:value-type="float">
            <text:p>6578,1160449506</text:p>
          </table:table-cell>
          <table:table-cell table:formula="of:=[.Q651]+[.Q652]" office:value-type="float" office:value="-172.138128097497" calcext:value-type="float">
            <text:p>-172,138128097497</text:p>
          </table:table-cell>
        </table:table-row>
        <table:table-row table:style-name="ro1">
          <table:table-cell table:number-columns-repeated="16"/>
          <table:table-cell office:value-type="float" office:value="-6750.2541730481" calcext:value-type="float">
            <text:p>-6750,2541730481</text:p>
          </table:table-cell>
          <table:table-cell/>
        </table:table-row>
      </table:table>
      <table:table table:name="100as szorzó" table:style-name="ta1">
        <table:table-column table:style-name="co1" table:number-columns-repeated="7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2" calcext:value-type="float">
            <text:p>-3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25.0063121" calcext:value-type="float">
            <text:p>25,0063121</text:p>
          </table:table-cell>
          <table:table-cell office:value-type="float" office:value="0" calcext:value-type="float">
            <text:p>0</text:p>
          </table:table-cell>
          <table:table-cell office:value-type="float" office:value="-311.2472545" calcext:value-type="float">
            <text:p>-311,24725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200.654202" calcext:value-type="float">
            <text:p>200,654202</text:p>
          </table:table-cell>
          <table:table-cell office:value-type="float" office:value="0" calcext:value-type="float">
            <text:p>0</text:p>
          </table:table-cell>
          <table:table-cell office:value-type="float" office:value="-282.3957041" calcext:value-type="float">
            <text:p>-282,39570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168.4504238" calcext:value-type="float">
            <text:p>168,4504238</text:p>
          </table:table-cell>
          <table:table-cell office:value-type="float" office:value="0" calcext:value-type="float">
            <text:p>0</text:p>
          </table:table-cell>
          <table:table-cell office:value-type="float" office:value="-73.1716087" calcext:value-type="float">
            <text:p>-73,17160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-161.2377199" calcext:value-type="float">
            <text:p>-161,2377199</text:p>
          </table:table-cell>
          <table:table-cell office:value-type="float" office:value="0" calcext:value-type="float">
            <text:p>0</text:p>
          </table:table-cell>
          <table:table-cell office:value-type="float" office:value="-73.3484899" calcext:value-type="float">
            <text:p>-73,34848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201.9264914" calcext:value-type="float">
            <text:p>-201,9264914</text:p>
          </table:table-cell>
          <table:table-cell office:value-type="float" office:value="0" calcext:value-type="float">
            <text:p>0</text:p>
          </table:table-cell>
          <table:table-cell office:value-type="float" office:value="-209.1549624" calcext:value-type="float">
            <text:p>-209,15496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79.7646607" calcext:value-type="float">
            <text:p>-79,7646607</text:p>
          </table:table-cell>
          <table:table-cell office:value-type="float" office:value="0" calcext:value-type="float">
            <text:p>0</text:p>
          </table:table-cell>
          <table:table-cell office:value-type="float" office:value="-202.6557054" calcext:value-type="float">
            <text:p>-202,65570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95.5210956" calcext:value-type="float">
            <text:p>-95,5210956</text:p>
          </table:table-cell>
          <table:table-cell office:value-type="float" office:value="0" calcext:value-type="float">
            <text:p>0</text:p>
          </table:table-cell>
          <table:table-cell office:value-type="float" office:value="-212.6348515" calcext:value-type="float">
            <text:p>-212,63485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96.4161124" calcext:value-type="float">
            <text:p>-96,4161124</text:p>
          </table:table-cell>
          <table:table-cell office:value-type="float" office:value="0" calcext:value-type="float">
            <text:p>0</text:p>
          </table:table-cell>
          <table:table-cell office:value-type="float" office:value="-256.3600365" calcext:value-type="float">
            <text:p>-256,36003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67.4750881" calcext:value-type="float">
            <text:p>-67,4750881</text:p>
          </table:table-cell>
          <table:table-cell office:value-type="float" office:value="0" calcext:value-type="float">
            <text:p>0</text:p>
          </table:table-cell>
          <table:table-cell office:value-type="float" office:value="-247.0579678" calcext:value-type="float">
            <text:p>-247,05796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98.9616412" calcext:value-type="float">
            <text:p>-98,9616412</text:p>
          </table:table-cell>
          <table:table-cell office:value-type="float" office:value="0" calcext:value-type="float">
            <text:p>0</text:p>
          </table:table-cell>
          <table:table-cell office:value-type="float" office:value="-261.3384823" calcext:value-type="float">
            <text:p>-261,33848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98.7436684" calcext:value-type="float">
            <text:p>-98,7436684</text:p>
          </table:table-cell>
          <table:table-cell office:value-type="float" office:value="0" calcext:value-type="float">
            <text:p>0</text:p>
          </table:table-cell>
          <table:table-cell office:value-type="float" office:value="-307.5902534" calcext:value-type="float">
            <text:p>-307,590253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60.6665495" calcext:value-type="float">
            <text:p>-60,6665495</text:p>
          </table:table-cell>
          <table:table-cell office:value-type="float" office:value="0" calcext:value-type="float">
            <text:p>0</text:p>
          </table:table-cell>
          <table:table-cell office:value-type="float" office:value="-313.9738182" calcext:value-type="float">
            <text:p>-313,973818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61.9885533" calcext:value-type="float">
            <text:p>-61,9885533</text:p>
          </table:table-cell>
          <table:table-cell office:value-type="float" office:value="0" calcext:value-type="float">
            <text:p>0</text:p>
          </table:table-cell>
          <table:table-cell office:value-type="float" office:value="-319.8177745" calcext:value-type="float">
            <text:p>-319,817774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55.1209017" calcext:value-type="float">
            <text:p>-55,1209017</text:p>
          </table:table-cell>
          <table:table-cell office:value-type="float" office:value="0" calcext:value-type="float">
            <text:p>0</text:p>
          </table:table-cell>
          <table:table-cell office:value-type="float" office:value="-341.9673673" calcext:value-type="float">
            <text:p>-341,967367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21.8765766" calcext:value-type="float">
            <text:p>-21,8765766</text:p>
          </table:table-cell>
          <table:table-cell office:value-type="float" office:value="0" calcext:value-type="float">
            <text:p>0</text:p>
          </table:table-cell>
          <table:table-cell office:value-type="float" office:value="-354.345704" calcext:value-type="float">
            <text:p>-354,34570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1.1501623" calcext:value-type="float">
            <text:p>-1,1501623</text:p>
          </table:table-cell>
          <table:table-cell office:value-type="float" office:value="0" calcext:value-type="float">
            <text:p>0</text:p>
          </table:table-cell>
          <table:table-cell office:value-type="float" office:value="-355.9531685" calcext:value-type="float">
            <text:p>-355,953168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6.6249202" calcext:value-type="float">
            <text:p>6,6249202</text:p>
          </table:table-cell>
          <table:table-cell office:value-type="float" office:value="0" calcext:value-type="float">
            <text:p>0</text:p>
          </table:table-cell>
          <table:table-cell office:value-type="float" office:value="-353.6789768" calcext:value-type="float">
            <text:p>-353,678976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21.2005603" calcext:value-type="float">
            <text:p>21,2005603</text:p>
          </table:table-cell>
          <table:table-cell office:value-type="float" office:value="0" calcext:value-type="float">
            <text:p>0</text:p>
          </table:table-cell>
          <table:table-cell office:value-type="float" office:value="-352.2625511" calcext:value-type="float">
            <text:p>-352,262551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53.8452365" calcext:value-type="float">
            <text:p>53,8452365</text:p>
          </table:table-cell>
          <table:table-cell office:value-type="float" office:value="0" calcext:value-type="float">
            <text:p>0</text:p>
          </table:table-cell>
          <table:table-cell office:value-type="float" office:value="-351.2776331" calcext:value-type="float">
            <text:p>-351,27763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77.9223097" calcext:value-type="float">
            <text:p>77,9223097</text:p>
          </table:table-cell>
          <table:table-cell office:value-type="float" office:value="0" calcext:value-type="float">
            <text:p>0</text:p>
          </table:table-cell>
          <table:table-cell office:value-type="float" office:value="-346.0689035" calcext:value-type="float">
            <text:p>-346,068903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100.1160618" calcext:value-type="float">
            <text:p>100,1160618</text:p>
          </table:table-cell>
          <table:table-cell office:value-type="float" office:value="0" calcext:value-type="float">
            <text:p>0</text:p>
          </table:table-cell>
          <table:table-cell office:value-type="float" office:value="-322.787541" calcext:value-type="float">
            <text:p>-322,78754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87.7588329" calcext:value-type="float">
            <text:p>87,7588329</text:p>
          </table:table-cell>
          <table:table-cell office:value-type="float" office:value="0" calcext:value-type="float">
            <text:p>0</text:p>
          </table:table-cell>
          <table:table-cell office:value-type="float" office:value="-276.9403137" calcext:value-type="float">
            <text:p>-276,940313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57.2556156" calcext:value-type="float">
            <text:p>57,2556156</text:p>
          </table:table-cell>
          <table:table-cell office:value-type="float" office:value="0" calcext:value-type="float">
            <text:p>0</text:p>
          </table:table-cell>
          <table:table-cell office:value-type="float" office:value="-274.5321006" calcext:value-type="float">
            <text:p>-274,532100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103.6694678" calcext:value-type="float">
            <text:p>103,6694678</text:p>
          </table:table-cell>
          <table:table-cell office:value-type="float" office:value="0" calcext:value-type="float">
            <text:p>0</text:p>
          </table:table-cell>
          <table:table-cell office:value-type="float" office:value="-257.7185586" calcext:value-type="float">
            <text:p>-257,718558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99.4759161" calcext:value-type="float">
            <text:p>99,4759161</text:p>
          </table:table-cell>
          <table:table-cell office:value-type="float" office:value="0" calcext:value-type="float">
            <text:p>0</text:p>
          </table:table-cell>
          <table:table-cell office:value-type="float" office:value="-198.7791341" calcext:value-type="float">
            <text:p>-198,779134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44.2170333" calcext:value-type="float">
            <text:p>44,2170333</text:p>
          </table:table-cell>
          <table:table-cell office:value-type="float" office:value="0" calcext:value-type="float">
            <text:p>0</text:p>
          </table:table-cell>
          <table:table-cell office:value-type="float" office:value="-223.9282725" calcext:value-type="float">
            <text:p>-223,928272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114.4862976" calcext:value-type="float">
            <text:p>114,4862976</text:p>
          </table:table-cell>
          <table:table-cell office:value-type="float" office:value="0" calcext:value-type="float">
            <text:p>0</text:p>
          </table:table-cell>
          <table:table-cell office:value-type="float" office:value="-217.8091192" calcext:value-type="float">
            <text:p>-217,809119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107.9225141" calcext:value-type="float">
            <text:p>107,9225141</text:p>
          </table:table-cell>
          <table:table-cell office:value-type="float" office:value="0" calcext:value-type="float">
            <text:p>0</text:p>
          </table:table-cell>
          <table:table-cell office:value-type="float" office:value="-131.5396464" calcext:value-type="float">
            <text:p>-131,539646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13.2706897" calcext:value-type="float">
            <text:p>13,2706897</text:p>
          </table:table-cell>
          <table:table-cell office:value-type="float" office:value="0" calcext:value-type="float">
            <text:p>0</text:p>
          </table:table-cell>
          <table:table-cell office:value-type="float" office:value="-181.9488819" calcext:value-type="float">
            <text:p>-181,94888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0" calcext:value-type="float">
            <text:p>0</text:p>
          </table:table-cell>
          <table:table-cell office:value-type="float" office:value="10.3146409" calcext:value-type="float">
            <text:p>10,3146409</text:p>
          </table:table-cell>
          <table:table-cell office:value-type="float" office:value="-229.4735321" calcext:value-type="float">
            <text:p>-229,473532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-18.3479271" calcext:value-type="float">
            <text:p>-18,3479271</text:p>
          </table:table-cell>
          <table:table-cell office:value-type="float" office:value="8.2675901" calcext:value-type="float">
            <text:p>8,2675901</text:p>
          </table:table-cell>
          <table:table-cell office:value-type="float" office:value="-230.6534806" calcext:value-type="float">
            <text:p>-230,65348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6.0310172" calcext:value-type="float">
            <text:p>-6,0310172</text:p>
          </table:table-cell>
          <table:table-cell office:value-type="float" office:value="-36.5945547" calcext:value-type="float">
            <text:p>-36,5945547</text:p>
          </table:table-cell>
          <table:table-cell office:value-type="float" office:value="-244.3998409" calcext:value-type="float">
            <text:p>-244,39984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13.2867799" calcext:value-type="float">
            <text:p>-13,2867799</text:p>
          </table:table-cell>
          <table:table-cell office:value-type="float" office:value="-219.5866126" calcext:value-type="float">
            <text:p>-219,5866126</text:p>
          </table:table-cell>
          <table:table-cell office:value-type="float" office:value="-209.5813705" calcext:value-type="float">
            <text:p>-209,58137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126.5901216" calcext:value-type="float">
            <text:p>-126,5901216</text:p>
          </table:table-cell>
          <table:table-cell office:value-type="float" office:value="-253.4198128" calcext:value-type="float">
            <text:p>-253,4198128</text:p>
          </table:table-cell>
          <table:table-cell office:value-type="float" office:value="-226.6822166" calcext:value-type="float">
            <text:p>-226,68221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136.7555635" calcext:value-type="float">
            <text:p>-136,7555635</text:p>
          </table:table-cell>
          <table:table-cell office:value-type="float" office:value="-202.210005" calcext:value-type="float">
            <text:p>-202,210005</text:p>
          </table:table-cell>
          <table:table-cell office:value-type="float" office:value="-307.1751415" calcext:value-type="float">
            <text:p>-307,17514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72.7726003" calcext:value-type="float">
            <text:p>-72,7726003</text:p>
          </table:table-cell>
          <table:table-cell office:value-type="float" office:value="-192.5420039" calcext:value-type="float">
            <text:p>-192,5420039</text:p>
          </table:table-cell>
          <table:table-cell office:value-type="float" office:value="-286.3107821" calcext:value-type="float">
            <text:p>-286,31078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124.3792831" calcext:value-type="float">
            <text:p>-124,3792831</text:p>
          </table:table-cell>
          <table:table-cell office:value-type="float" office:value="-211.2494673" calcext:value-type="float">
            <text:p>-211,2494673</text:p>
          </table:table-cell>
          <table:table-cell office:value-type="float" office:value="-289.5588331" calcext:value-type="float">
            <text:p>-289,558833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131.1497844" calcext:value-type="float">
            <text:p>-131,1497844</text:p>
          </table:table-cell>
          <table:table-cell office:value-type="float" office:value="-232.1073845" calcext:value-type="float">
            <text:p>-232,1073845</text:p>
          </table:table-cell>
          <table:table-cell office:value-type="float" office:value="-327.842333" calcext:value-type="float">
            <text:p>-327,84233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90.3916288" calcext:value-type="float">
            <text:p>-90,3916288</text:p>
          </table:table-cell>
          <table:table-cell office:value-type="float" office:value="-276.9355437" calcext:value-type="float">
            <text:p>-276,9355437</text:p>
          </table:table-cell>
          <table:table-cell office:value-type="float" office:value="-348.4126041" calcext:value-type="float">
            <text:p>-348,41260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111.6378671" calcext:value-type="float">
            <text:p>-111,6378671</text:p>
          </table:table-cell>
          <table:table-cell office:value-type="float" office:value="-351.500394" calcext:value-type="float">
            <text:p>-351,500394</text:p>
          </table:table-cell>
          <table:table-cell office:value-type="float" office:value="-374.5179236" calcext:value-type="float">
            <text:p>-374,51792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103.0956398" calcext:value-type="float">
            <text:p>-103,0956398</text:p>
          </table:table-cell>
          <table:table-cell office:value-type="float" office:value="-350.1803963" calcext:value-type="float">
            <text:p>-350,1803963</text:p>
          </table:table-cell>
          <table:table-cell office:value-type="float" office:value="-409.8230389" calcext:value-type="float">
            <text:p>-409,823038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65.1361787" calcext:value-type="float">
            <text:p>-65,1361787</text:p>
          </table:table-cell>
          <table:table-cell office:value-type="float" office:value="-354.2765558" calcext:value-type="float">
            <text:p>-354,2765558</text:p>
          </table:table-cell>
          <table:table-cell office:value-type="float" office:value="-428.3279121" calcext:value-type="float">
            <text:p>-428,327912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64.1364501" calcext:value-type="float">
            <text:p>-64,1364501</text:p>
          </table:table-cell>
          <table:table-cell office:value-type="float" office:value="-379.6431857" calcext:value-type="float">
            <text:p>-379,6431857</text:p>
          </table:table-cell>
          <table:table-cell office:value-type="float" office:value="-445.1040718" calcext:value-type="float">
            <text:p>-445,10407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52.3237314" calcext:value-type="float">
            <text:p>-52,3237314</text:p>
          </table:table-cell>
          <table:table-cell office:value-type="float" office:value="-370.1555354" calcext:value-type="float">
            <text:p>-370,1555354</text:p>
          </table:table-cell>
          <table:table-cell office:value-type="float" office:value="-466.5802425" calcext:value-type="float">
            <text:p>-466,58024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17.1014096" calcext:value-type="float">
            <text:p>-17,1014096</text:p>
          </table:table-cell>
          <table:table-cell office:value-type="float" office:value="-347.6977698" calcext:value-type="float">
            <text:p>-347,6977698</text:p>
          </table:table-cell>
          <table:table-cell office:value-type="float" office:value="-476.2373097" calcext:value-type="float">
            <text:p>-476,23730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5.4756268" calcext:value-type="float">
            <text:p>5,4756268</text:p>
          </table:table-cell>
          <table:table-cell office:value-type="float" office:value="-322.0356355" calcext:value-type="float">
            <text:p>-322,0356355</text:p>
          </table:table-cell>
          <table:table-cell office:value-type="float" office:value="-477.1930593" calcext:value-type="float">
            <text:p>-477,193059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27.9380145" calcext:value-type="float">
            <text:p>27,9380145</text:p>
          </table:table-cell>
          <table:table-cell office:value-type="float" office:value="-306.3603761" calcext:value-type="float">
            <text:p>-306,3603761</text:p>
          </table:table-cell>
          <table:table-cell office:value-type="float" office:value="-475.0888571" calcext:value-type="float">
            <text:p>-475,08885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65.4632354" calcext:value-type="float">
            <text:p>65,4632354</text:p>
          </table:table-cell>
          <table:table-cell office:value-type="float" office:value="-284.2386601" calcext:value-type="float">
            <text:p>-284,2386601</text:p>
          </table:table-cell>
          <table:table-cell office:value-type="float" office:value="-457.7899121" calcext:value-type="float">
            <text:p>-457,789912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73.978087" calcext:value-type="float">
            <text:p>73,978087</text:p>
          </table:table-cell>
          <table:table-cell office:value-type="float" office:value="-253.0500032" calcext:value-type="float">
            <text:p>-253,0500032</text:p>
          </table:table-cell>
          <table:table-cell office:value-type="float" office:value="-426.2675441" calcext:value-type="float">
            <text:p>-426,26754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69.3789077" calcext:value-type="float">
            <text:p>69,3789077</text:p>
          </table:table-cell>
          <table:table-cell office:value-type="float" office:value="-256.8563578" calcext:value-type="float">
            <text:p>-256,8563578</text:p>
          </table:table-cell>
          <table:table-cell office:value-type="float" office:value="-419.5251761" calcext:value-type="float">
            <text:p>-419,525176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14.539438" calcext:value-type="float">
            <text:p>114,539438</text:p>
          </table:table-cell>
          <table:table-cell office:value-type="float" office:value="-259.3645678" calcext:value-type="float">
            <text:p>-259,3645678</text:p>
          </table:table-cell>
          <table:table-cell office:value-type="float" office:value="-394.985267" calcext:value-type="float">
            <text:p>-394,98526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16.855421" calcext:value-type="float">
            <text:p>116,855421</text:p>
          </table:table-cell>
          <table:table-cell office:value-type="float" office:value="-261.2208948" calcext:value-type="float">
            <text:p>-261,2208948</text:p>
          </table:table-cell>
          <table:table-cell office:value-type="float" office:value="-338.4995639" calcext:value-type="float">
            <text:p>-338,499563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89.4315157" calcext:value-type="float">
            <text:p>89,4315157</text:p>
          </table:table-cell>
          <table:table-cell office:value-type="float" office:value="-220.0220292" calcext:value-type="float">
            <text:p>-220,0220292</text:p>
          </table:table-cell>
          <table:table-cell office:value-type="float" office:value="-339.6345776" calcext:value-type="float">
            <text:p>-339,634577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43.7892325" calcext:value-type="float">
            <text:p>143,7892325</text:p>
          </table:table-cell>
          <table:table-cell office:value-type="float" office:value="-110.3487671" calcext:value-type="float">
            <text:p>-110,3487671</text:p>
          </table:table-cell>
          <table:table-cell office:value-type="float" office:value="-323.4633942" calcext:value-type="float">
            <text:p>-323,463394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128.2727988" calcext:value-type="float">
            <text:p>128,2727988</text:p>
          </table:table-cell>
          <table:table-cell office:value-type="float" office:value="-120.842365" calcext:value-type="float">
            <text:p>-120,842365</text:p>
          </table:table-cell>
          <table:table-cell office:value-type="float" office:value="-278.7688821" calcext:value-type="float">
            <text:p>-278,768882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64.8757105" calcext:value-type="float">
            <text:p>64,8757105</text:p>
          </table:table-cell>
          <table:table-cell office:value-type="float" office:value="-112.8176863" calcext:value-type="float">
            <text:p>-112,8176863</text:p>
          </table:table-cell>
          <table:table-cell office:value-type="float" office:value="-266.2745115" calcext:value-type="float">
            <text:p>-266,274511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149.9228724" calcext:value-type="float">
            <text:p>149,9228724</text:p>
          </table:table-cell>
          <table:table-cell office:value-type="float" office:value="-34.8477653" calcext:value-type="float">
            <text:p>-34,8477653</text:p>
          </table:table-cell>
          <table:table-cell office:value-type="float" office:value="-246.9920942" calcext:value-type="float">
            <text:p>-246,992094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134.2882724" calcext:value-type="float">
            <text:p>134,2882724</text:p>
          </table:table-cell>
          <table:table-cell office:value-type="float" office:value="-91.7601348" calcext:value-type="float">
            <text:p>-91,7601348</text:p>
          </table:table-cell>
          <table:table-cell office:value-type="float" office:value="-187.267996" calcext:value-type="float">
            <text:p>-187,2679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29.2542336" calcext:value-type="float">
            <text:p>29,2542336</text:p>
          </table:table-cell>
          <table:table-cell office:value-type="float" office:value="-92.9627932" calcext:value-type="float">
            <text:p>-92,9627932</text:p>
          </table:table-cell>
          <table:table-cell office:value-type="float" office:value="-183.9092756" calcext:value-type="float">
            <text:p>-183,90927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0" calcext:value-type="float">
            <text:p>0</text:p>
          </table:table-cell>
          <table:table-cell office:value-type="float" office:value="37.3413319" calcext:value-type="float">
            <text:p>37,3413319</text:p>
          </table:table-cell>
          <table:table-cell office:value-type="float" office:value="-171.8635373" calcext:value-type="float">
            <text:p>-171,8635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0" calcext:value-type="float">
            <text:p>0</text:p>
          </table:table-cell>
          <table:table-cell office:value-type="float" office:value="-105.2627985" calcext:value-type="float">
            <text:p>-105,2627985</text:p>
          </table:table-cell>
          <table:table-cell office:value-type="float" office:value="-224.8957882" calcext:value-type="float">
            <text:p>-224,89578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-21.9028836" calcext:value-type="float">
            <text:p>-21,9028836</text:p>
          </table:table-cell>
          <table:table-cell office:value-type="float" office:value="-104.5285552" calcext:value-type="float">
            <text:p>-104,5285552</text:p>
          </table:table-cell>
          <table:table-cell office:value-type="float" office:value="-226.0430731" calcext:value-type="float">
            <text:p>-226,043073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27.2000008" calcext:value-type="float">
            <text:p>-27,2000008</text:p>
          </table:table-cell>
          <table:table-cell office:value-type="float" office:value="-97.0553034" calcext:value-type="float">
            <text:p>-97,0553034</text:p>
          </table:table-cell>
          <table:table-cell office:value-type="float" office:value="-241.232867" calcext:value-type="float">
            <text:p>-241,2328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48.3748342" calcext:value-type="float">
            <text:p>-48,3748342</text:p>
          </table:table-cell>
          <table:table-cell office:value-type="float" office:value="-128.4929589" calcext:value-type="float">
            <text:p>-128,4929589</text:p>
          </table:table-cell>
          <table:table-cell office:value-type="float" office:value="-229.1587495" calcext:value-type="float">
            <text:p>-229,15874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143.8611123" calcext:value-type="float">
            <text:p>-143,8611123</text:p>
          </table:table-cell>
          <table:table-cell office:value-type="float" office:value="-205.0723314" calcext:value-type="float">
            <text:p>-205,0723314</text:p>
          </table:table-cell>
          <table:table-cell office:value-type="float" office:value="-252.9642564" calcext:value-type="float">
            <text:p>-252,96425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141.0486824" calcext:value-type="float">
            <text:p>-141,0486824</text:p>
          </table:table-cell>
          <table:table-cell office:value-type="float" office:value="-152.1754997" calcext:value-type="float">
            <text:p>-152,1754997</text:p>
          </table:table-cell>
          <table:table-cell office:value-type="float" office:value="-296.1817317" calcext:value-type="float">
            <text:p>-296,18173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88.804123" calcext:value-type="float">
            <text:p>-88,804123</text:p>
          </table:table-cell>
          <table:table-cell office:value-type="float" office:value="-165.0560575" calcext:value-type="float">
            <text:p>-165,0560575</text:p>
          </table:table-cell>
          <table:table-cell office:value-type="float" office:value="-307.5660085" calcext:value-type="float">
            <text:p>-307,566008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135.0864763" calcext:value-type="float">
            <text:p>-135,0864763</text:p>
          </table:table-cell>
          <table:table-cell office:value-type="float" office:value="-239.4632624" calcext:value-type="float">
            <text:p>-239,4632624</text:p>
          </table:table-cell>
          <table:table-cell office:value-type="float" office:value="-331.6124811" calcext:value-type="float">
            <text:p>-331,61248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62.1021887" calcext:value-type="float">
            <text:p>-162,1021887</text:p>
          </table:table-cell>
          <table:table-cell office:value-type="float" office:value="-217.5880818" calcext:value-type="float">
            <text:p>-217,5880818</text:p>
          </table:table-cell>
          <table:table-cell office:value-type="float" office:value="-363.2911648" calcext:value-type="float">
            <text:p>-363,291164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86.8680976" calcext:value-type="float">
            <text:p>-186,8680976</text:p>
          </table:table-cell>
          <table:table-cell office:value-type="float" office:value="-235.8040731" calcext:value-type="float">
            <text:p>-235,8040731</text:p>
          </table:table-cell>
          <table:table-cell office:value-type="float" office:value="-414.9051898" calcext:value-type="float">
            <text:p>-414,90518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72.2064938" calcext:value-type="float">
            <text:p>-172,2064938</text:p>
          </table:table-cell>
          <table:table-cell office:value-type="float" office:value="-301.1483765" calcext:value-type="float">
            <text:p>-301,1483765</text:p>
          </table:table-cell>
          <table:table-cell office:value-type="float" office:value="-503.3645479" calcext:value-type="float">
            <text:p>-503,364547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01.5198302" calcext:value-type="float">
            <text:p>-101,5198302</text:p>
          </table:table-cell>
          <table:table-cell office:value-type="float" office:value="-294.2677726" calcext:value-type="float">
            <text:p>-294,2677726</text:p>
          </table:table-cell>
          <table:table-cell office:value-type="float" office:value="-529.3575343" calcext:value-type="float">
            <text:p>-529,357534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90.1293389" calcext:value-type="float">
            <text:p>-90,1293389</text:p>
          </table:table-cell>
          <table:table-cell office:value-type="float" office:value="-301.3520346" calcext:value-type="float">
            <text:p>-301,3520346</text:p>
          </table:table-cell>
          <table:table-cell office:value-type="float" office:value="-548.9288014" calcext:value-type="float">
            <text:p>-548,92880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77.8675329" calcext:value-type="float">
            <text:p>-77,8675329</text:p>
          </table:table-cell>
          <table:table-cell office:value-type="float" office:value="-335.2989695" calcext:value-type="float">
            <text:p>-335,2989695</text:p>
          </table:table-cell>
          <table:table-cell office:value-type="float" office:value="-587.3515922" calcext:value-type="float">
            <text:p>-587,351592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23.1754858" calcext:value-type="float">
            <text:p>-23,1754858</text:p>
          </table:table-cell>
          <table:table-cell office:value-type="float" office:value="-333.2979955" calcext:value-type="float">
            <text:p>-333,2979955</text:p>
          </table:table-cell>
          <table:table-cell office:value-type="float" office:value="-597.602083" calcext:value-type="float">
            <text:p>-597,60208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26.2433232" calcext:value-type="float">
            <text:p>26,2433232</text:p>
          </table:table-cell>
          <table:table-cell office:value-type="float" office:value="-328.3084282" calcext:value-type="float">
            <text:p>-328,3084282</text:p>
          </table:table-cell>
          <table:table-cell office:value-type="float" office:value="-585.6288382" calcext:value-type="float">
            <text:p>-585,628838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40.1872313" calcext:value-type="float">
            <text:p>40,1872313</text:p>
          </table:table-cell>
          <table:table-cell office:value-type="float" office:value="-330.2806302" calcext:value-type="float">
            <text:p>-330,2806302</text:p>
          </table:table-cell>
          <table:table-cell office:value-type="float" office:value="-563.2312826" calcext:value-type="float">
            <text:p>-563,231282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44.4218956" calcext:value-type="float">
            <text:p>44,4218956</text:p>
          </table:table-cell>
          <table:table-cell office:value-type="float" office:value="-328.9514169" calcext:value-type="float">
            <text:p>-328,9514169</text:p>
          </table:table-cell>
          <table:table-cell office:value-type="float" office:value="-549.7641778" calcext:value-type="float">
            <text:p>-549,764177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74.5109333" calcext:value-type="float">
            <text:p>74,5109333</text:p>
          </table:table-cell>
          <table:table-cell office:value-type="float" office:value="-323.4884209" calcext:value-type="float">
            <text:p>-323,4884209</text:p>
          </table:table-cell>
          <table:table-cell office:value-type="float" office:value="-529.3829686" calcext:value-type="float">
            <text:p>-529,382968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81.2275388" calcext:value-type="float">
            <text:p>81,2275388</text:p>
          </table:table-cell>
          <table:table-cell office:value-type="float" office:value="-318.7302522" calcext:value-type="float">
            <text:p>-318,7302522</text:p>
          </table:table-cell>
          <table:table-cell office:value-type="float" office:value="-496.6790921" calcext:value-type="float">
            <text:p>-496,67909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71.607745" calcext:value-type="float">
            <text:p>71,607745</text:p>
          </table:table-cell>
          <table:table-cell office:value-type="float" office:value="-290.699339" calcext:value-type="float">
            <text:p>-290,699339</text:p>
          </table:table-cell>
          <table:table-cell office:value-type="float" office:value="-487.6737148" calcext:value-type="float">
            <text:p>-487,673714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95.7515248" calcext:value-type="float">
            <text:p>95,7515248</text:p>
          </table:table-cell>
          <table:table-cell office:value-type="float" office:value="-239.3905901" calcext:value-type="float">
            <text:p>-239,3905901</text:p>
          </table:table-cell>
          <table:table-cell office:value-type="float" office:value="-466.3070366" calcext:value-type="float">
            <text:p>-466,307036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127.1013716" calcext:value-type="float">
            <text:p>127,1013716</text:p>
          </table:table-cell>
          <table:table-cell office:value-type="float" office:value="-259.1870809" calcext:value-type="float">
            <text:p>-259,1870809</text:p>
          </table:table-cell>
          <table:table-cell office:value-type="float" office:value="-433.8410668" calcext:value-type="float">
            <text:p>-433,841066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208.1277434" calcext:value-type="float">
            <text:p>208,1277434</text:p>
          </table:table-cell>
          <table:table-cell office:value-type="float" office:value="-238.0236557" calcext:value-type="float">
            <text:p>-238,0236557</text:p>
          </table:table-cell>
          <table:table-cell office:value-type="float" office:value="-409.008189" calcext:value-type="float">
            <text:p>-409,00818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202.849132" calcext:value-type="float">
            <text:p>202,849132</text:p>
          </table:table-cell>
          <table:table-cell office:value-type="float" office:value="-147.1848158" calcext:value-type="float">
            <text:p>-147,1848158</text:p>
          </table:table-cell>
          <table:table-cell office:value-type="float" office:value="-305.5095243" calcext:value-type="float">
            <text:p>-305,509524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97.0069969" calcext:value-type="float">
            <text:p>97,0069969</text:p>
          </table:table-cell>
          <table:table-cell office:value-type="float" office:value="-188.3349556" calcext:value-type="float">
            <text:p>-188,3349556</text:p>
          </table:table-cell>
          <table:table-cell office:value-type="float" office:value="-300.6534544" calcext:value-type="float">
            <text:p>-300,653454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130.211633" calcext:value-type="float">
            <text:p>130,211633</text:p>
          </table:table-cell>
          <table:table-cell office:value-type="float" office:value="-179.8070948" calcext:value-type="float">
            <text:p>-179,8070948</text:p>
          </table:table-cell>
          <table:table-cell office:value-type="float" office:value="-287.1634506" calcext:value-type="float">
            <text:p>-287,163450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135.5438491" calcext:value-type="float">
            <text:p>135,5438491</text:p>
          </table:table-cell>
          <table:table-cell office:value-type="float" office:value="-66.2029922" calcext:value-type="float">
            <text:p>-66,2029922</text:p>
          </table:table-cell>
          <table:table-cell office:value-type="float" office:value="-203.7698264" calcext:value-type="float">
            <text:p>-203,769826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49.8074862" calcext:value-type="float">
            <text:p>49,8074862</text:p>
          </table:table-cell>
          <table:table-cell office:value-type="float" office:value="-152.0725547" calcext:value-type="float">
            <text:p>-152,0725547</text:p>
          </table:table-cell>
          <table:table-cell office:value-type="float" office:value="-233.3103623" calcext:value-type="float">
            <text:p>-233,310362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142.3721564" calcext:value-type="float">
            <text:p>142,3721564</text:p>
          </table:table-cell>
          <table:table-cell office:value-type="float" office:value="-152.1259857" calcext:value-type="float">
            <text:p>-152,1259857</text:p>
          </table:table-cell>
          <table:table-cell office:value-type="float" office:value="-231.1361721" calcext:value-type="float">
            <text:p>-231,136172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68" calcext:value-type="float">
            <text:p>-241,68</text:p>
          </table:table-cell>
          <table:table-cell office:value-type="float" office:value="0" calcext:value-type="float">
            <text:p>0</text:p>
          </table:table-cell>
          <table:table-cell office:value-type="float" office:value="2.8353534" calcext:value-type="float">
            <text:p>2,8353534</text:p>
          </table:table-cell>
          <table:table-cell office:value-type="float" office:value="-100.8281898" calcext:value-type="float">
            <text:p>-100,8281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0" calcext:value-type="float">
            <text:p>0</text:p>
          </table:table-cell>
          <table:table-cell office:value-type="float" office:value="-160.1805979" calcext:value-type="float">
            <text:p>-160,1805979</text:p>
          </table:table-cell>
          <table:table-cell office:value-type="float" office:value="-273.768449" calcext:value-type="float">
            <text:p>-273,7684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-10.140432" calcext:value-type="float">
            <text:p>-10,140432</text:p>
          </table:table-cell>
          <table:table-cell office:value-type="float" office:value="-158.1342404" calcext:value-type="float">
            <text:p>-158,1342404</text:p>
          </table:table-cell>
          <table:table-cell office:value-type="float" office:value="-273.1363013" calcext:value-type="float">
            <text:p>-273,13630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29.9954209" calcext:value-type="float">
            <text:p>-29,9954209</text:p>
          </table:table-cell>
          <table:table-cell office:value-type="float" office:value="-140.6692601" calcext:value-type="float">
            <text:p>-140,6692601</text:p>
          </table:table-cell>
          <table:table-cell office:value-type="float" office:value="-265.5097318" calcext:value-type="float">
            <text:p>-265,5097318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121.3038079" calcext:value-type="float">
            <text:p>-121,3038079</text:p>
          </table:table-cell>
          <table:table-cell office:value-type="float" office:value="-157.1973365" calcext:value-type="float">
            <text:p>-157,1973365</text:p>
          </table:table-cell>
          <table:table-cell office:value-type="float" office:value="-278.6773163" calcext:value-type="float">
            <text:p>-278,67731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50.2726625" calcext:value-type="float">
            <text:p>-150,2726625</text:p>
          </table:table-cell>
          <table:table-cell office:value-type="float" office:value="-231.4891153" calcext:value-type="float">
            <text:p>-231,4891153</text:p>
          </table:table-cell>
          <table:table-cell office:value-type="float" office:value="-360.7850088" calcext:value-type="float">
            <text:p>-360,78500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96.7392896" calcext:value-type="float">
            <text:p>-96,7392896</text:p>
          </table:table-cell>
          <table:table-cell office:value-type="float" office:value="-165.6272515" calcext:value-type="float">
            <text:p>-165,6272515</text:p>
          </table:table-cell>
          <table:table-cell office:value-type="float" office:value="-340.1445197" calcext:value-type="float">
            <text:p>-340,14451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60.060363" calcext:value-type="float">
            <text:p>-160,060363</text:p>
          </table:table-cell>
          <table:table-cell office:value-type="float" office:value="-182.4516883" calcext:value-type="float">
            <text:p>-182,4516883</text:p>
          </table:table-cell>
          <table:table-cell office:value-type="float" office:value="-363.3255667" calcext:value-type="float">
            <text:p>-363,32556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76.9113074" calcext:value-type="float">
            <text:p>-176,9113074</text:p>
          </table:table-cell>
          <table:table-cell office:value-type="float" office:value="-277.712841" calcext:value-type="float">
            <text:p>-277,712841</text:p>
          </table:table-cell>
          <table:table-cell office:value-type="float" office:value="-449.5674171" calcext:value-type="float">
            <text:p>-449,56741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27.490595" calcext:value-type="float">
            <text:p>-127,490595</text:p>
          </table:table-cell>
          <table:table-cell office:value-type="float" office:value="-260.5739678" calcext:value-type="float">
            <text:p>-260,5739678</text:p>
          </table:table-cell>
          <table:table-cell office:value-type="float" office:value="-454.3030502" calcext:value-type="float">
            <text:p>-454,303050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73.9519235" calcext:value-type="float">
            <text:p>-173,9519235</text:p>
          </table:table-cell>
          <table:table-cell office:value-type="float" office:value="-254.1152799" calcext:value-type="float">
            <text:p>-254,1152799</text:p>
          </table:table-cell>
          <table:table-cell office:value-type="float" office:value="-489.204688" calcext:value-type="float">
            <text:p>-489,2046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70.1015666" calcext:value-type="float">
            <text:p>-170,1015666</text:p>
          </table:table-cell>
          <table:table-cell office:value-type="float" office:value="-269.297456" calcext:value-type="float">
            <text:p>-269,297456</text:p>
          </table:table-cell>
          <table:table-cell office:value-type="float" office:value="-575.1035594" calcext:value-type="float">
            <text:p>-575,103559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03.2992979" calcext:value-type="float">
            <text:p>-103,2992979</text:p>
          </table:table-cell>
          <table:table-cell office:value-type="float" office:value="-279.6794199" calcext:value-type="float">
            <text:p>-279,6794199</text:p>
          </table:table-cell>
          <table:table-cell office:value-type="float" office:value="-592.2434521" calcext:value-type="float">
            <text:p>-592,24345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06.1673756" calcext:value-type="float">
            <text:p>-106,1673756</text:p>
          </table:table-cell>
          <table:table-cell office:value-type="float" office:value="-299.50668" calcext:value-type="float">
            <text:p>-299,50668</text:p>
          </table:table-cell>
          <table:table-cell office:value-type="float" office:value="-613.3794987" calcext:value-type="float">
            <text:p>-613,379498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96.0824109" calcext:value-type="float">
            <text:p>-96,0824109</text:p>
          </table:table-cell>
          <table:table-cell office:value-type="float" office:value="-314.060396" calcext:value-type="float">
            <text:p>-314,060396</text:p>
          </table:table-cell>
          <table:table-cell office:value-type="float" office:value="-661.2159692" calcext:value-type="float">
            <text:p>-661,215969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45.3331901" calcext:value-type="float">
            <text:p>-45,3331901</text:p>
          </table:table-cell>
          <table:table-cell office:value-type="float" office:value="-325.3459498" calcext:value-type="float">
            <text:p>-325,3459498</text:p>
          </table:table-cell>
          <table:table-cell office:value-type="float" office:value="-675.6879488" calcext:value-type="float">
            <text:p>-675,687948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14.0840443" calcext:value-type="float">
            <text:p>-14,0840443</text:p>
          </table:table-cell>
          <table:table-cell office:value-type="float" office:value="-352.1070629" calcext:value-type="float">
            <text:p>-352,1070629</text:p>
          </table:table-cell>
          <table:table-cell office:value-type="float" office:value="-677.656452" calcext:value-type="float">
            <text:p>-677,65645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4.8326381" calcext:value-type="float">
            <text:p>4,8326381</text:p>
          </table:table-cell>
          <table:table-cell office:value-type="float" office:value="-381.1294986" calcext:value-type="float">
            <text:p>-381,1294986</text:p>
          </table:table-cell>
          <table:table-cell office:value-type="float" office:value="-680.008109" calcext:value-type="float">
            <text:p>-680,00810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34.7302238" calcext:value-type="float">
            <text:p>34,7302238</text:p>
          </table:table-cell>
          <table:table-cell office:value-type="float" office:value="-382.0354629" calcext:value-type="float">
            <text:p>-382,0354629</text:p>
          </table:table-cell>
          <table:table-cell office:value-type="float" office:value="-678.4087513" calcext:value-type="float">
            <text:p>-678,408751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75.6844001" calcext:value-type="float">
            <text:p>75,6844001</text:p>
          </table:table-cell>
          <table:table-cell office:value-type="float" office:value="-367.4466606" calcext:value-type="float">
            <text:p>-367,4466606</text:p>
          </table:table-cell>
          <table:table-cell office:value-type="float" office:value="-665.2414181" calcext:value-type="float">
            <text:p>-665,241418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106.7671689" calcext:value-type="float">
            <text:p>106,7671689</text:p>
          </table:table-cell>
          <table:table-cell office:value-type="float" office:value="-375.8840202" calcext:value-type="float">
            <text:p>-375,8840202</text:p>
          </table:table-cell>
          <table:table-cell office:value-type="float" office:value="-643.4435478" calcext:value-type="float">
            <text:p>-643,44354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148.7185698" calcext:value-type="float">
            <text:p>148,7185698</text:p>
          </table:table-cell>
          <table:table-cell office:value-type="float" office:value="-346.9810981" calcext:value-type="float">
            <text:p>-346,9810981</text:p>
          </table:table-cell>
          <table:table-cell office:value-type="float" office:value="-605.3021244" calcext:value-type="float">
            <text:p>-605,302124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146.0516962" calcext:value-type="float">
            <text:p>146,0516962</text:p>
          </table:table-cell>
          <table:table-cell office:value-type="float" office:value="-270.0509066" calcext:value-type="float">
            <text:p>-270,0509066</text:p>
          </table:table-cell>
          <table:table-cell office:value-type="float" office:value="-538.2409078" calcext:value-type="float">
            <text:p>-538,240907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118.2223554" calcext:value-type="float">
            <text:p>118,2223554</text:p>
          </table:table-cell>
          <table:table-cell office:value-type="float" office:value="-264.8054258" calcext:value-type="float">
            <text:p>-264,8054258</text:p>
          </table:table-cell>
          <table:table-cell office:value-type="float" office:value="-526.9360232" calcext:value-type="float">
            <text:p>-526,936023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201.4337808" calcext:value-type="float">
            <text:p>201,4337808</text:p>
          </table:table-cell>
          <table:table-cell office:value-type="float" office:value="-267.6127979" calcext:value-type="float">
            <text:p>-267,6127979</text:p>
          </table:table-cell>
          <table:table-cell office:value-type="float" office:value="-493.9157571" calcext:value-type="float">
            <text:p>-493,915757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93.4779326" calcext:value-type="float">
            <text:p>193,4779326</text:p>
          </table:table-cell>
          <table:table-cell office:value-type="float" office:value="-255.0956819" calcext:value-type="float">
            <text:p>-255,0956819</text:p>
          </table:table-cell>
          <table:table-cell office:value-type="float" office:value="-382.8083091" calcext:value-type="float">
            <text:p>-382,808309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95.6505199" calcext:value-type="float">
            <text:p>95,6505199</text:p>
          </table:table-cell>
          <table:table-cell office:value-type="float" office:value="-259.2305408" calcext:value-type="float">
            <text:p>-259,2305408</text:p>
          </table:table-cell>
          <table:table-cell office:value-type="float" office:value="-392.9391862" calcext:value-type="float">
            <text:p>-392,939186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87.0076739" calcext:value-type="float">
            <text:p>187,0076739</text:p>
          </table:table-cell>
          <table:table-cell office:value-type="float" office:value="-238.3214884" calcext:value-type="float">
            <text:p>-238,3214884</text:p>
          </table:table-cell>
          <table:table-cell office:value-type="float" office:value="-372.9877195" calcext:value-type="float">
            <text:p>-372,987719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77.6574124" calcext:value-type="float">
            <text:p>177,6574124</text:p>
          </table:table-cell>
          <table:table-cell office:value-type="float" office:value="-162.2955568" calcext:value-type="float">
            <text:p>-162,2955568</text:p>
          </table:table-cell>
          <table:table-cell office:value-type="float" office:value="-243.0044121" calcext:value-type="float">
            <text:p>-243,004412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48.3652789" calcext:value-type="float">
            <text:p>48,3652789</text:p>
          </table:table-cell>
          <table:table-cell office:value-type="float" office:value="-160.1867926" calcext:value-type="float">
            <text:p>-160,1867926</text:p>
          </table:table-cell>
          <table:table-cell office:value-type="float" office:value="-287.2866465" calcext:value-type="float">
            <text:p>-287,286646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84.1621417" calcext:value-type="float">
            <text:p>184,1621417</text:p>
          </table:table-cell>
          <table:table-cell office:value-type="float" office:value="-116.7025996" calcext:value-type="float">
            <text:p>-116,7025996</text:p>
          </table:table-cell>
          <table:table-cell office:value-type="float" office:value="-281.210648" calcext:value-type="float">
            <text:p>-281,2106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1.02" calcext:value-type="float">
            <text:p>-241,02</text:p>
          </table:table-cell>
          <table:table-cell office:value-type="float" office:value="0" calcext:value-type="float">
            <text:p>0</text:p>
          </table:table-cell>
          <table:table-cell office:value-type="float" office:value="-88.7631834" calcext:value-type="float">
            <text:p>-88,7631834</text:p>
          </table:table-cell>
          <table:table-cell office:value-type="float" office:value="-115.9507819" calcext:value-type="float">
            <text:p>-115,9507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-148.6699427" calcext:value-type="float">
            <text:p>-148,6699427</text:p>
          </table:table-cell>
          <table:table-cell office:value-type="float" office:value="-324.9186485" calcext:value-type="float">
            <text:p>-324,9186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2.3915457" calcext:value-type="float">
            <text:p>-2,3915457</text:p>
          </table:table-cell>
          <table:table-cell office:value-type="float" office:value="-144.7940481" calcext:value-type="float">
            <text:p>-144,7940481</text:p>
          </table:table-cell>
          <table:table-cell office:value-type="float" office:value="-322.9601994" calcext:value-type="float">
            <text:p>-322,96019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26.2630969" calcext:value-type="float">
            <text:p>-26,2630969</text:p>
          </table:table-cell>
          <table:table-cell office:value-type="float" office:value="-136.5110026" calcext:value-type="float">
            <text:p>-136,5110026</text:p>
          </table:table-cell>
          <table:table-cell office:value-type="float" office:value="-306.7587029" calcext:value-type="float">
            <text:p>-306,75870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139.1946894" calcext:value-type="float">
            <text:p>-139,1946894</text:p>
          </table:table-cell>
          <table:table-cell office:value-type="float" office:value="-140.4751629" calcext:value-type="float">
            <text:p>-140,4751629</text:p>
          </table:table-cell>
          <table:table-cell office:value-type="float" office:value="-325.681106" calcext:value-type="float">
            <text:p>-325,681106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152.2910272" calcext:value-type="float">
            <text:p>-152,2910272</text:p>
          </table:table-cell>
          <table:table-cell office:value-type="float" office:value="-160.2019081" calcext:value-type="float">
            <text:p>-160,2019081</text:p>
          </table:table-cell>
          <table:table-cell office:value-type="float" office:value="-421.7649953" calcext:value-type="float">
            <text:p>-421,76499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92.0112555" calcext:value-type="float">
            <text:p>-92,0112555</text:p>
          </table:table-cell>
          <table:table-cell office:value-type="float" office:value="-148.7764845" calcext:value-type="float">
            <text:p>-148,7764845</text:p>
          </table:table-cell>
          <table:table-cell office:value-type="float" office:value="-382.5341791" calcext:value-type="float">
            <text:p>-382,53417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200.8897125" calcext:value-type="float">
            <text:p>-200,8897125</text:p>
          </table:table-cell>
          <table:table-cell office:value-type="float" office:value="-168.1824769" calcext:value-type="float">
            <text:p>-168,1824769</text:p>
          </table:table-cell>
          <table:table-cell office:value-type="float" office:value="-412.654103" calcext:value-type="float">
            <text:p>-412,65410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213.2087558" calcext:value-type="float">
            <text:p>-213,2087558</text:p>
          </table:table-cell>
          <table:table-cell office:value-type="float" office:value="-215.2846269" calcext:value-type="float">
            <text:p>-215,2846269</text:p>
          </table:table-cell>
          <table:table-cell office:value-type="float" office:value="-528.7390428" calcext:value-type="float">
            <text:p>-528,739042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38.5046276" calcext:value-type="float">
            <text:p>-138,5046276</text:p>
          </table:table-cell>
          <table:table-cell office:value-type="float" office:value="-235.6871516" calcext:value-type="float">
            <text:p>-235,6871516</text:p>
          </table:table-cell>
          <table:table-cell office:value-type="float" office:value="-530.7664668" calcext:value-type="float">
            <text:p>-530,76646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95.5915858" calcext:value-type="float">
            <text:p>-195,5915858</text:p>
          </table:table-cell>
          <table:table-cell office:value-type="float" office:value="-270.8386378" calcext:value-type="float">
            <text:p>-270,8386378</text:p>
          </table:table-cell>
          <table:table-cell office:value-type="float" office:value="-569.1316498" calcext:value-type="float">
            <text:p>-569,13164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97.7706338" calcext:value-type="float">
            <text:p>-197,7706338</text:p>
          </table:table-cell>
          <table:table-cell office:value-type="float" office:value="-287.9641287" calcext:value-type="float">
            <text:p>-287,9641287</text:p>
          </table:table-cell>
          <table:table-cell office:value-type="float" office:value="-665.2723332" calcext:value-type="float">
            <text:p>-665,272333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31.7290542" calcext:value-type="float">
            <text:p>-131,7290542</text:p>
          </table:table-cell>
          <table:table-cell office:value-type="float" office:value="-318.5366166" calcext:value-type="float">
            <text:p>-318,5366166</text:p>
          </table:table-cell>
          <table:table-cell office:value-type="float" office:value="-690.818648" calcext:value-type="float">
            <text:p>-690,8186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24.510315" calcext:value-type="float">
            <text:p>-124,510315</text:p>
          </table:table-cell>
          <table:table-cell office:value-type="float" office:value="-367.0063731" calcext:value-type="float">
            <text:p>-367,0063731</text:p>
          </table:table-cell>
          <table:table-cell office:value-type="float" office:value="-724.255395" calcext:value-type="float">
            <text:p>-724,25539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103.7068026" calcext:value-type="float">
            <text:p>-103,7068026</text:p>
          </table:table-cell>
          <table:table-cell office:value-type="float" office:value="-362.6389491" calcext:value-type="float">
            <text:p>-362,6389491</text:p>
          </table:table-cell>
          <table:table-cell office:value-type="float" office:value="-772.5125705" calcext:value-type="float">
            <text:p>-772,512570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61.2221527" calcext:value-type="float">
            <text:p>-61,2221527</text:p>
          </table:table-cell>
          <table:table-cell office:value-type="float" office:value="-358.4772279" calcext:value-type="float">
            <text:p>-358,4772279</text:p>
          </table:table-cell>
          <table:table-cell office:value-type="float" office:value="-788.2351523" calcext:value-type="float">
            <text:p>-788,235152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-29.5402256" calcext:value-type="float">
            <text:p>-29,5402256</text:p>
          </table:table-cell>
          <table:table-cell office:value-type="float" office:value="-372.7567297" calcext:value-type="float">
            <text:p>-372,7567297</text:p>
          </table:table-cell>
          <table:table-cell office:value-type="float" office:value="-800.4839525" calcext:value-type="float">
            <text:p>-800,48395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10.2588314" calcext:value-type="float">
            <text:p>10,2588314</text:p>
          </table:table-cell>
          <table:table-cell office:value-type="float" office:value="-377.90269" calcext:value-type="float">
            <text:p>-377,90269</text:p>
          </table:table-cell>
          <table:table-cell office:value-type="float" office:value="-807.4524919" calcext:value-type="float">
            <text:p>-807,452491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58.1047335" calcext:value-type="float">
            <text:p>58,1047335</text:p>
          </table:table-cell>
          <table:table-cell office:value-type="float" office:value="-365.2279586" calcext:value-type="float">
            <text:p>-365,2279586</text:p>
          </table:table-cell>
          <table:table-cell office:value-type="float" office:value="-797.9253047" calcext:value-type="float">
            <text:p>-797,925304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80.662376" calcext:value-type="float">
            <text:p>80,662376</text:p>
          </table:table-cell>
          <table:table-cell office:value-type="float" office:value="-346.7380866" calcext:value-type="float">
            <text:p>-346,7380866</text:p>
          </table:table-cell>
          <table:table-cell office:value-type="float" office:value="-774.0719381" calcext:value-type="float">
            <text:p>-774,071938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101.6931013" calcext:value-type="float">
            <text:p>101,6931013</text:p>
          </table:table-cell>
          <table:table-cell office:value-type="float" office:value="-356.0616" calcext:value-type="float">
            <text:p>-356,0616</text:p>
          </table:table-cell>
          <table:table-cell office:value-type="float" office:value="-765.8514541" calcext:value-type="float">
            <text:p>-765,85145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177.4408587" calcext:value-type="float">
            <text:p>177,4408587</text:p>
          </table:table-cell>
          <table:table-cell office:value-type="float" office:value="-344.6676343" calcext:value-type="float">
            <text:p>-344,6676343</text:p>
          </table:table-cell>
          <table:table-cell office:value-type="float" office:value="-723.9340323" calcext:value-type="float">
            <text:p>-723,934032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77.9271971" calcext:value-type="float">
            <text:p>177,9271971</text:p>
          </table:table-cell>
          <table:table-cell office:value-type="float" office:value="-306.7180628" calcext:value-type="float">
            <text:p>-306,7180628</text:p>
          </table:table-cell>
          <table:table-cell office:value-type="float" office:value="-635.8340365" calcext:value-type="float">
            <text:p>-635,834036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29.5394802" calcext:value-type="float">
            <text:p>129,5394802</text:p>
          </table:table-cell>
          <table:table-cell office:value-type="float" office:value="-290.6801887" calcext:value-type="float">
            <text:p>-290,6801887</text:p>
          </table:table-cell>
          <table:table-cell office:value-type="float" office:value="-626.8342038" calcext:value-type="float">
            <text:p>-626,834203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217.8374873" calcext:value-type="float">
            <text:p>217,8374873</text:p>
          </table:table-cell>
          <table:table-cell office:value-type="float" office:value="-270.9712772" calcext:value-type="float">
            <text:p>-270,9712772</text:p>
          </table:table-cell>
          <table:table-cell office:value-type="float" office:value="-588.3236835" calcext:value-type="float">
            <text:p>-588,323683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211.2313892" calcext:value-type="float">
            <text:p>211,2313892</text:p>
          </table:table-cell>
          <table:table-cell office:value-type="float" office:value="-236.2688626" calcext:value-type="float">
            <text:p>-236,2688626</text:p>
          </table:table-cell>
          <table:table-cell office:value-type="float" office:value="-466.4611692" calcext:value-type="float">
            <text:p>-466,461169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113.7811905" calcext:value-type="float">
            <text:p>113,7811905</text:p>
          </table:table-cell>
          <table:table-cell office:value-type="float" office:value="-211.9429065" calcext:value-type="float">
            <text:p>-211,9429065</text:p>
          </table:table-cell>
          <table:table-cell office:value-type="float" office:value="-475.2886631" calcext:value-type="float">
            <text:p>-475,288663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227.1466169" calcext:value-type="float">
            <text:p>227,1466169</text:p>
          </table:table-cell>
          <table:table-cell office:value-type="float" office:value="-161.0208038" calcext:value-type="float">
            <text:p>-161,0208038</text:p>
          </table:table-cell>
          <table:table-cell office:value-type="float" office:value="-444.8064653" calcext:value-type="float">
            <text:p>-444,806465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213.6785449" calcext:value-type="float">
            <text:p>213,6785449</text:p>
          </table:table-cell>
          <table:table-cell office:value-type="float" office:value="-147.2277429" calcext:value-type="float">
            <text:p>-147,2277429</text:p>
          </table:table-cell>
          <table:table-cell office:value-type="float" office:value="-290.9998904" calcext:value-type="float">
            <text:p>-290,999890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95.4004434" calcext:value-type="float">
            <text:p>95,4004434</text:p>
          </table:table-cell>
          <table:table-cell office:value-type="float" office:value="-130.084246" calcext:value-type="float">
            <text:p>-130,084246</text:p>
          </table:table-cell>
          <table:table-cell office:value-type="float" office:value="-332.8920377" calcext:value-type="float">
            <text:p>-332,892037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213.7957656" calcext:value-type="float">
            <text:p>213,7957656</text:p>
          </table:table-cell>
          <table:table-cell office:value-type="float" office:value="11.9584002" calcext:value-type="float">
            <text:p>11,9584002</text:p>
          </table:table-cell>
          <table:table-cell office:value-type="float" office:value="-290.0206959" calcext:value-type="float">
            <text:p>-290,020695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58" calcext:value-type="float">
            <text:p>-240,58</text:p>
          </table:table-cell>
          <table:table-cell office:value-type="float" office:value="0" calcext:value-type="float">
            <text:p>0</text:p>
          </table:table-cell>
          <table:table-cell office:value-type="float" office:value="-93.9729125" calcext:value-type="float">
            <text:p>-93,9729125</text:p>
          </table:table-cell>
          <table:table-cell office:value-type="float" office:value="-151.6505267" calcext:value-type="float">
            <text:p>-151,6505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3" calcext:value-type="float">
            <text:p>-238,03</text:p>
          </table:table-cell>
          <table:table-cell office:value-type="float" office:value="0" calcext:value-type="float">
            <text:p>0</text:p>
          </table:table-cell>
          <table:table-cell office:value-type="float" office:value="-128.1411292" calcext:value-type="float">
            <text:p>-128,1411292</text:p>
          </table:table-cell>
          <table:table-cell office:value-type="float" office:value="-363.4366592" calcext:value-type="float">
            <text:p>-363,43665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2.0185081" calcext:value-type="float">
            <text:p>2,0185081</text:p>
          </table:table-cell>
          <table:table-cell office:value-type="float" office:value="-122.7456886" calcext:value-type="float">
            <text:p>-122,7456886</text:p>
          </table:table-cell>
          <table:table-cell office:value-type="float" office:value="-359.0704647" calcext:value-type="float">
            <text:p>-359,07046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25.6765357" calcext:value-type="float">
            <text:p>-25,6765357</text:p>
          </table:table-cell>
          <table:table-cell office:value-type="float" office:value="-121.2715217" calcext:value-type="float">
            <text:p>-121,2715217</text:p>
          </table:table-cell>
          <table:table-cell office:value-type="float" office:value="-344.5753616" calcext:value-type="float">
            <text:p>-344,57536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144.9947134" calcext:value-type="float">
            <text:p>-144,9947134</text:p>
          </table:table-cell>
          <table:table-cell office:value-type="float" office:value="-126.4301526" calcext:value-type="float">
            <text:p>-126,4301526</text:p>
          </table:table-cell>
          <table:table-cell office:value-type="float" office:value="-364.8690445" calcext:value-type="float">
            <text:p>-364,86904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58.5739841" calcext:value-type="float">
            <text:p>-158,5739841</text:p>
          </table:table-cell>
          <table:table-cell office:value-type="float" office:value="-129.7773006" calcext:value-type="float">
            <text:p>-129,7773006</text:p>
          </table:table-cell>
          <table:table-cell office:value-type="float" office:value="-462.8262409" calcext:value-type="float">
            <text:p>-462,826240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04.7198583" calcext:value-type="float">
            <text:p>-104,7198583</text:p>
          </table:table-cell>
          <table:table-cell office:value-type="float" office:value="-144.0492048" calcext:value-type="float">
            <text:p>-144,0492048</text:p>
          </table:table-cell>
          <table:table-cell office:value-type="float" office:value="-424.5886605" calcext:value-type="float">
            <text:p>-424,58866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226.5685054" calcext:value-type="float">
            <text:p>-226,5685054</text:p>
          </table:table-cell>
          <table:table-cell office:value-type="float" office:value="-193.7612851" calcext:value-type="float">
            <text:p>-193,7612851</text:p>
          </table:table-cell>
          <table:table-cell office:value-type="float" office:value="-464.5439424" calcext:value-type="float">
            <text:p>-464,54394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244.4159821" calcext:value-type="float">
            <text:p>-244,4159821</text:p>
          </table:table-cell>
          <table:table-cell office:value-type="float" office:value="-205.8731829" calcext:value-type="float">
            <text:p>-205,8731829</text:p>
          </table:table-cell>
          <table:table-cell office:value-type="float" office:value="-590.9452999" calcext:value-type="float">
            <text:p>-590,94529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83.0446059" calcext:value-type="float">
            <text:p>-183,0446059</text:p>
          </table:table-cell>
          <table:table-cell office:value-type="float" office:value="-249.297094" calcext:value-type="float">
            <text:p>-249,297094</text:p>
          </table:table-cell>
          <table:table-cell office:value-type="float" office:value="-604.9687361" calcext:value-type="float">
            <text:p>-604,96873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226.2289007" calcext:value-type="float">
            <text:p>-226,2289007</text:p>
          </table:table-cell>
          <table:table-cell office:value-type="float" office:value="-335.7820187" calcext:value-type="float">
            <text:p>-335,7820187</text:p>
          </table:table-cell>
          <table:table-cell office:value-type="float" office:value="-664.7743358" calcext:value-type="float">
            <text:p>-664,77433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217.7995454" calcext:value-type="float">
            <text:p>-217,7995454</text:p>
          </table:table-cell>
          <table:table-cell office:value-type="float" office:value="-316.7632329" calcext:value-type="float">
            <text:p>-316,7632329</text:p>
          </table:table-cell>
          <table:table-cell office:value-type="float" office:value="-753.9693404" calcext:value-type="float">
            <text:p>-753,969340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182.3415423" calcext:value-type="float">
            <text:p>-182,3415423</text:p>
          </table:table-cell>
          <table:table-cell office:value-type="float" office:value="-326.6310608" calcext:value-type="float">
            <text:p>-326,6310608</text:p>
          </table:table-cell>
          <table:table-cell office:value-type="float" office:value="-796.9564775" calcext:value-type="float">
            <text:p>-796,95647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150.2697081" calcext:value-type="float">
            <text:p>-150,2697081</text:p>
          </table:table-cell>
          <table:table-cell office:value-type="float" office:value="-379.8163048" calcext:value-type="float">
            <text:p>-379,8163048</text:p>
          </table:table-cell>
          <table:table-cell office:value-type="float" office:value="-862.8249755" calcext:value-type="float">
            <text:p>-862,824975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87.5532657" calcext:value-type="float">
            <text:p>-87,5532657</text:p>
          </table:table-cell>
          <table:table-cell office:value-type="float" office:value="-375.5233654" calcext:value-type="float">
            <text:p>-375,5233654</text:p>
          </table:table-cell>
          <table:table-cell office:value-type="float" office:value="-899.2015373" calcext:value-type="float">
            <text:p>-899,201537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55.4509706" calcext:value-type="float">
            <text:p>-55,4509706</text:p>
          </table:table-cell>
          <table:table-cell office:value-type="float" office:value="-367.0321741" calcext:value-type="float">
            <text:p>-367,0321741</text:p>
          </table:table-cell>
          <table:table-cell office:value-type="float" office:value="-905.9842921" calcext:value-type="float">
            <text:p>-905,984292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-33.5095065" calcext:value-type="float">
            <text:p>-33,5095065</text:p>
          </table:table-cell>
          <table:table-cell office:value-type="float" office:value="-372.66041" calcext:value-type="float">
            <text:p>-372,66041</text:p>
          </table:table-cell>
          <table:table-cell office:value-type="float" office:value="-921.9977635" calcext:value-type="float">
            <text:p>-921,997763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12.3614092" calcext:value-type="float">
            <text:p>12,3614092</text:p>
          </table:table-cell>
          <table:table-cell office:value-type="float" office:value="-374.7169483" calcext:value-type="float">
            <text:p>-374,7169483</text:p>
          </table:table-cell>
          <table:table-cell office:value-type="float" office:value="-930.1157896" calcext:value-type="float">
            <text:p>-930,115789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65.8948272" calcext:value-type="float">
            <text:p>65,8948272</text:p>
          </table:table-cell>
          <table:table-cell office:value-type="float" office:value="-370.8931824" calcext:value-type="float">
            <text:p>-370,8931824</text:p>
          </table:table-cell>
          <table:table-cell office:value-type="float" office:value="-916.0863308" calcext:value-type="float">
            <text:p>-916,086330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84.8507587" calcext:value-type="float">
            <text:p>84,8507587</text:p>
          </table:table-cell>
          <table:table-cell office:value-type="float" office:value="-364.7212753" calcext:value-type="float">
            <text:p>-364,7212753</text:p>
          </table:table-cell>
          <table:table-cell office:value-type="float" office:value="-888.0048132" calcext:value-type="float">
            <text:p>-888,004813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108.8376212" calcext:value-type="float">
            <text:p>108,8376212</text:p>
          </table:table-cell>
          <table:table-cell office:value-type="float" office:value="-352.3483688" calcext:value-type="float">
            <text:p>-352,3483688</text:p>
          </table:table-cell>
          <table:table-cell office:value-type="float" office:value="-881.1555702" calcext:value-type="float">
            <text:p>-881,15557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198.062107" calcext:value-type="float">
            <text:p>198,062107</text:p>
          </table:table-cell>
          <table:table-cell office:value-type="float" office:value="-320.6014688" calcext:value-type="float">
            <text:p>-320,6014688</text:p>
          </table:table-cell>
          <table:table-cell office:value-type="float" office:value="-832.8674354" calcext:value-type="float">
            <text:p>-832,867435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200.0391418" calcext:value-type="float">
            <text:p>200,0391418</text:p>
          </table:table-cell>
          <table:table-cell office:value-type="float" office:value="-307.2558774" calcext:value-type="float">
            <text:p>-307,2558774</text:p>
          </table:table-cell>
          <table:table-cell office:value-type="float" office:value="-734.7355491" calcext:value-type="float">
            <text:p>-734,735549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53.969141" calcext:value-type="float">
            <text:p>153,969141</text:p>
          </table:table-cell>
          <table:table-cell office:value-type="float" office:value="-285.5812185" calcext:value-type="float">
            <text:p>-285,5812185</text:p>
          </table:table-cell>
          <table:table-cell office:value-type="float" office:value="-720.8687208" calcext:value-type="float">
            <text:p>-720,868720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255.8451069" calcext:value-type="float">
            <text:p>255,8451069</text:p>
          </table:table-cell>
          <table:table-cell office:value-type="float" office:value="-231.0567839" calcext:value-type="float">
            <text:p>-231,0567839</text:p>
          </table:table-cell>
          <table:table-cell office:value-type="float" office:value="-672.7563553" calcext:value-type="float">
            <text:p>-672,756355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252.5063032" calcext:value-type="float">
            <text:p>252,5063032</text:p>
          </table:table-cell>
          <table:table-cell office:value-type="float" office:value="-206.817123" calcext:value-type="float">
            <text:p>-206,817123</text:p>
          </table:table-cell>
          <table:table-cell office:value-type="float" office:value="-540.3222217" calcext:value-type="float">
            <text:p>-540,322221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70.8985786" calcext:value-type="float">
            <text:p>170,8985786</text:p>
          </table:table-cell>
          <table:table-cell office:value-type="float" office:value="-163.7598385" calcext:value-type="float">
            <text:p>-163,7598385</text:p>
          </table:table-cell>
          <table:table-cell office:value-type="float" office:value="-524.5822165" calcext:value-type="float">
            <text:p>-524,582216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251.7228376" calcext:value-type="float">
            <text:p>251,7228376</text:p>
          </table:table-cell>
          <table:table-cell office:value-type="float" office:value="-41.229226" calcext:value-type="float">
            <text:p>-41,229226</text:p>
          </table:table-cell>
          <table:table-cell office:value-type="float" office:value="-456.9375781" calcext:value-type="float">
            <text:p>-456,937578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208.5939702" calcext:value-type="float">
            <text:p>208,5939702</text:p>
          </table:table-cell>
          <table:table-cell office:value-type="float" office:value="-120.6401847" calcext:value-type="float">
            <text:p>-120,6401847</text:p>
          </table:table-cell>
          <table:table-cell office:value-type="float" office:value="-333.4202682" calcext:value-type="float">
            <text:p>-333,420268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207.551422" calcext:value-type="float">
            <text:p>207,551422</text:p>
          </table:table-cell>
          <table:table-cell office:value-type="float" office:value="-121.7904977" calcext:value-type="float">
            <text:p>-121,7904977</text:p>
          </table:table-cell>
          <table:table-cell office:value-type="float" office:value="-357.6743665" calcext:value-type="float">
            <text:p>-357,674366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220.2734752" calcext:value-type="float">
            <text:p>220,2734752</text:p>
          </table:table-cell>
          <table:table-cell office:value-type="float" office:value="25.8239558" calcext:value-type="float">
            <text:p>25,8239558</text:p>
          </table:table-cell>
          <table:table-cell office:value-type="float" office:value="-212.9785002" calcext:value-type="float">
            <text:p>-212,978500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-110.359259" calcext:value-type="float">
            <text:p>-110,359259</text:p>
          </table:table-cell>
          <table:table-cell office:value-type="float" office:value="-222.1766551" calcext:value-type="float">
            <text:p>-222,1766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0" calcext:value-type="float">
            <text:p>0</text:p>
          </table:table-cell>
          <table:table-cell office:value-type="float" office:value="-108.8707145" calcext:value-type="float">
            <text:p>-108,8707145</text:p>
          </table:table-cell>
          <table:table-cell office:value-type="float" office:value="-398.0429716" calcext:value-type="float">
            <text:p>-398,04297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4.4780618" calcext:value-type="float">
            <text:p>4,4780618</text:p>
          </table:table-cell>
          <table:table-cell office:value-type="float" office:value="-107.3025714" calcext:value-type="float">
            <text:p>-107,3025714</text:p>
          </table:table-cell>
          <table:table-cell office:value-type="float" office:value="-391.6389022" calcext:value-type="float">
            <text:p>-391,63890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29.9475609" calcext:value-type="float">
            <text:p>-29,9475609</text:p>
          </table:table-cell>
          <table:table-cell office:value-type="float" office:value="-110.9717896" calcext:value-type="float">
            <text:p>-110,9717896</text:p>
          </table:table-cell>
          <table:table-cell office:value-type="float" office:value="-382.6006482" calcext:value-type="float">
            <text:p>-382,6006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147.7004684" calcext:value-type="float">
            <text:p>-147,7004684</text:p>
          </table:table-cell>
          <table:table-cell office:value-type="float" office:value="-134.0144097" calcext:value-type="float">
            <text:p>-134,0144097</text:p>
          </table:table-cell>
          <table:table-cell office:value-type="float" office:value="-404.4443264" calcext:value-type="float">
            <text:p>-404,44432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69.9100794" calcext:value-type="float">
            <text:p>-169,9100794</text:p>
          </table:table-cell>
          <table:table-cell office:value-type="float" office:value="-114.2513144" calcext:value-type="float">
            <text:p>-114,2513144</text:p>
          </table:table-cell>
          <table:table-cell office:value-type="float" office:value="-487.7962935" calcext:value-type="float">
            <text:p>-487,79629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55.99524" calcext:value-type="float">
            <text:p>-155,99524</text:p>
          </table:table-cell>
          <table:table-cell office:value-type="float" office:value="-150.7107961" calcext:value-type="float">
            <text:p>-150,7107961</text:p>
          </table:table-cell>
          <table:table-cell office:value-type="float" office:value="-473.7310639" calcext:value-type="float">
            <text:p>-473,7310639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262.7136906" calcext:value-type="float">
            <text:p>-262,7136906</text:p>
          </table:table-cell>
          <table:table-cell office:value-type="float" office:value="-263.142093" calcext:value-type="float">
            <text:p>-263,142093</text:p>
          </table:table-cell>
          <table:table-cell office:value-type="float" office:value="-550.4982612" calcext:value-type="float">
            <text:p>-550,49826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268.7445646" calcext:value-type="float">
            <text:p>-268,7445646</text:p>
          </table:table-cell>
          <table:table-cell office:value-type="float" office:value="-219.2615673" calcext:value-type="float">
            <text:p>-219,2615673</text:p>
          </table:table-cell>
          <table:table-cell office:value-type="float" office:value="-660.8811917" calcext:value-type="float">
            <text:p>-660,88119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268.4134634" calcext:value-type="float">
            <text:p>-268,4134634</text:p>
          </table:table-cell>
          <table:table-cell office:value-type="float" office:value="-243.134722" calcext:value-type="float">
            <text:p>-243,134722</text:p>
          </table:table-cell>
          <table:table-cell office:value-type="float" office:value="-704.5802995" calcext:value-type="float">
            <text:p>-704,580299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263.0577248" calcext:value-type="float">
            <text:p>-263,0577248</text:p>
          </table:table-cell>
          <table:table-cell office:value-type="float" office:value="-338.2760667" calcext:value-type="float">
            <text:p>-338,2760667</text:p>
          </table:table-cell>
          <table:table-cell office:value-type="float" office:value="-814.4909569" calcext:value-type="float">
            <text:p>-814,49095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88.619676" calcext:value-type="float">
            <text:p>-188,619676</text:p>
          </table:table-cell>
          <table:table-cell office:value-type="float" office:value="-316.5354845" calcext:value-type="float">
            <text:p>-316,5354845</text:p>
          </table:table-cell>
          <table:table-cell office:value-type="float" office:value="-862.849721" calcext:value-type="float">
            <text:p>-862,84972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94.7821261" calcext:value-type="float">
            <text:p>-194,7821261</text:p>
          </table:table-cell>
          <table:table-cell office:value-type="float" office:value="-316.4075783" calcext:value-type="float">
            <text:p>-316,4075783</text:p>
          </table:table-cell>
          <table:table-cell office:value-type="float" office:value="-906.5561575" calcext:value-type="float">
            <text:p>-906,55615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173.4026195" calcext:value-type="float">
            <text:p>-173,4026195</text:p>
          </table:table-cell>
          <table:table-cell office:value-type="float" office:value="-353.3774213" calcext:value-type="float">
            <text:p>-353,3774213</text:p>
          </table:table-cell>
          <table:table-cell office:value-type="float" office:value="-994.0280563" calcext:value-type="float">
            <text:p>-994,028056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90.9226719" calcext:value-type="float">
            <text:p>-90,9226719</text:p>
          </table:table-cell>
          <table:table-cell office:value-type="float" office:value="-368.0393138" calcext:value-type="float">
            <text:p>-368,0393138</text:p>
          </table:table-cell>
          <table:table-cell office:value-type="float" office:value="-1025.568967" calcext:value-type="float">
            <text:p>-1025,56896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58.3591973" calcext:value-type="float">
            <text:p>-58,3591973</text:p>
          </table:table-cell>
          <table:table-cell office:value-type="float" office:value="-378.2786335" calcext:value-type="float">
            <text:p>-378,2786335</text:p>
          </table:table-cell>
          <table:table-cell office:value-type="float" office:value="-1035.70837" calcext:value-type="float">
            <text:p>-1035,7083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-37.2249998" calcext:value-type="float">
            <text:p>-37,2249998</text:p>
          </table:table-cell>
          <table:table-cell office:value-type="float" office:value="-383.4044011" calcext:value-type="float">
            <text:p>-383,4044011</text:p>
          </table:table-cell>
          <table:table-cell office:value-type="float" office:value="-1057.47075" calcext:value-type="float">
            <text:p>-1057,470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12.026059" calcext:value-type="float">
            <text:p>12,026059</text:p>
          </table:table-cell>
          <table:table-cell office:value-type="float" office:value="-380.9929864" calcext:value-type="float">
            <text:p>-380,9929864</text:p>
          </table:table-cell>
          <table:table-cell office:value-type="float" office:value="-1065.507336" calcext:value-type="float">
            <text:p>-1065,5073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68.1004066" calcext:value-type="float">
            <text:p>68,1004066</text:p>
          </table:table-cell>
          <table:table-cell office:value-type="float" office:value="-376.5774694" calcext:value-type="float">
            <text:p>-376,5774694</text:p>
          </table:table-cell>
          <table:table-cell office:value-type="float" office:value="-1051.607563" calcext:value-type="float">
            <text:p>-1051,60756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99.2071896" calcext:value-type="float">
            <text:p>99,2071896</text:p>
          </table:table-cell>
          <table:table-cell office:value-type="float" office:value="-374.1125659" calcext:value-type="float">
            <text:p>-374,1125659</text:p>
          </table:table-cell>
          <table:table-cell office:value-type="float" office:value="-1025.048522" calcext:value-type="float">
            <text:p>-1025,04852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145.8129078" calcext:value-type="float">
            <text:p>145,8129078</text:p>
          </table:table-cell>
          <table:table-cell office:value-type="float" office:value="-335.5973947" calcext:value-type="float">
            <text:p>-335,5973947</text:p>
          </table:table-cell>
          <table:table-cell office:value-type="float" office:value="-1004.201628" calcext:value-type="float">
            <text:p>-1004,2016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222.5333501" calcext:value-type="float">
            <text:p>222,5333501</text:p>
          </table:table-cell>
          <table:table-cell office:value-type="float" office:value="-267.9948365" calcext:value-type="float">
            <text:p>-267,9948365</text:p>
          </table:table-cell>
          <table:table-cell office:value-type="float" office:value="-934.5027455" calcext:value-type="float">
            <text:p>-934,502745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212.9474474" calcext:value-type="float">
            <text:p>212,9474474</text:p>
          </table:table-cell>
          <table:table-cell office:value-type="float" office:value="-287.9044929" calcext:value-type="float">
            <text:p>-287,9044929</text:p>
          </table:table-cell>
          <table:table-cell office:value-type="float" office:value="-843.9146003" calcext:value-type="float">
            <text:p>-843,914600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205.7385737" calcext:value-type="float">
            <text:p>205,7385737</text:p>
          </table:table-cell>
          <table:table-cell office:value-type="float" office:value="-257.8101185" calcext:value-type="float">
            <text:p>-257,8101185</text:p>
          </table:table-cell>
          <table:table-cell office:value-type="float" office:value="-815.6045059" calcext:value-type="float">
            <text:p>-815,604505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296.6015828" calcext:value-type="float">
            <text:p>296,6015828</text:p>
          </table:table-cell>
          <table:table-cell office:value-type="float" office:value="-148.2933041" calcext:value-type="float">
            <text:p>-148,2933041</text:p>
          </table:table-cell>
          <table:table-cell office:value-type="float" office:value="-738.3210041" calcext:value-type="float">
            <text:p>-738,321004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278.5283346" calcext:value-type="float">
            <text:p>278,5283346</text:p>
          </table:table-cell>
          <table:table-cell office:value-type="float" office:value="-187.6256878" calcext:value-type="float">
            <text:p>-187,6256878</text:p>
          </table:table-cell>
          <table:table-cell office:value-type="float" office:value="-631.4117536" calcext:value-type="float">
            <text:p>-631,411753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279.3690875" calcext:value-type="float">
            <text:p>279,3690875</text:p>
          </table:table-cell>
          <table:table-cell office:value-type="float" office:value="-164.176981" calcext:value-type="float">
            <text:p>-164,176981</text:p>
          </table:table-cell>
          <table:table-cell office:value-type="float" office:value="-570.7659504" calcext:value-type="float">
            <text:p>-570,76595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270.2662708" calcext:value-type="float">
            <text:p>270,2662708</text:p>
          </table:table-cell>
          <table:table-cell office:value-type="float" office:value="-41.5001713" calcext:value-type="float">
            <text:p>-41,5001713</text:p>
          </table:table-cell>
          <table:table-cell office:value-type="float" office:value="-420.0580466" calcext:value-type="float">
            <text:p>-420,058046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133.1172732" calcext:value-type="float">
            <text:p>133,1172732</text:p>
          </table:table-cell>
          <table:table-cell office:value-type="float" office:value="-134.4163653" calcext:value-type="float">
            <text:p>-134,4163653</text:p>
          </table:table-cell>
          <table:table-cell office:value-type="float" office:value="-400.4693551" calcext:value-type="float">
            <text:p>-400,469355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241.8645839" calcext:value-type="float">
            <text:p>241,8645839</text:p>
          </table:table-cell>
          <table:table-cell office:value-type="float" office:value="-139.3071889" calcext:value-type="float">
            <text:p>-139,3071889</text:p>
          </table:table-cell>
          <table:table-cell office:value-type="float" office:value="-399.9312711" calcext:value-type="float">
            <text:p>-399,931271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225.2270043" calcext:value-type="float">
            <text:p>225,2270043</text:p>
          </table:table-cell>
          <table:table-cell office:value-type="float" office:value="-85.7446468" calcext:value-type="float">
            <text:p>-85,7446468</text:p>
          </table:table-cell>
          <table:table-cell office:value-type="float" office:value="-207.4050842" calcext:value-type="float">
            <text:p>-207,40508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0" calcext:value-type="float">
            <text:p>0</text:p>
          </table:table-cell>
          <table:table-cell office:value-type="float" office:value="-132.0669044" calcext:value-type="float">
            <text:p>-132,0669044</text:p>
          </table:table-cell>
          <table:table-cell office:value-type="float" office:value="-280.0170715" calcext:value-type="float">
            <text:p>-280,0170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" calcext:value-type="float">
            <text:p>-236,9</text:p>
          </table:table-cell>
          <table:table-cell office:value-type="float" office:value="0" calcext:value-type="float">
            <text:p>0</text:p>
          </table:table-cell>
          <table:table-cell office:value-type="float" office:value="-80.4898999" calcext:value-type="float">
            <text:p>-80,4898999</text:p>
          </table:table-cell>
          <table:table-cell office:value-type="float" office:value="-425.9141604" calcext:value-type="float">
            <text:p>-425,91416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0.0825671" calcext:value-type="float">
            <text:p>-0,0825671</text:p>
          </table:table-cell>
          <table:table-cell office:value-type="float" office:value="-85.1505538" calcext:value-type="float">
            <text:p>-85,1505538</text:p>
          </table:table-cell>
          <table:table-cell office:value-type="float" office:value="-421.3196692" calcext:value-type="float">
            <text:p>-421,31966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52.388374" calcext:value-type="float">
            <text:p>-52,388374</text:p>
          </table:table-cell>
          <table:table-cell office:value-type="float" office:value="-97.9930092" calcext:value-type="float">
            <text:p>-97,9930092</text:p>
          </table:table-cell>
          <table:table-cell office:value-type="float" office:value="-422.1136519" calcext:value-type="float">
            <text:p>-422,11365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148.2742382" calcext:value-type="float">
            <text:p>-148,2742382</text:p>
          </table:table-cell>
          <table:table-cell office:value-type="float" office:value="-150.2406325" calcext:value-type="float">
            <text:p>-150,2406325</text:p>
          </table:table-cell>
          <table:table-cell office:value-type="float" office:value="-456.8368658" calcext:value-type="float">
            <text:p>-456,83686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175.2703705" calcext:value-type="float">
            <text:p>-175,2703705</text:p>
          </table:table-cell>
          <table:table-cell office:value-type="float" office:value="-88.8958043" calcext:value-type="float">
            <text:p>-88,8958043</text:p>
          </table:table-cell>
          <table:table-cell office:value-type="float" office:value="-492.791932" calcext:value-type="float">
            <text:p>-492,7919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253.610637" calcext:value-type="float">
            <text:p>-253,610637</text:p>
          </table:table-cell>
          <table:table-cell office:value-type="float" office:value="-124.679526" calcext:value-type="float">
            <text:p>-124,679526</text:p>
          </table:table-cell>
          <table:table-cell office:value-type="float" office:value="-528.6112828" calcext:value-type="float">
            <text:p>-528,611282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295.1192766" calcext:value-type="float">
            <text:p>-295,1192766</text:p>
          </table:table-cell>
          <table:table-cell office:value-type="float" office:value="-231.3455357" calcext:value-type="float">
            <text:p>-231,3455357</text:p>
          </table:table-cell>
          <table:table-cell office:value-type="float" office:value="-676.0736647" calcext:value-type="float">
            <text:p>-676,0736647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224.4086111" calcext:value-type="float">
            <text:p>-224,4086111</text:p>
          </table:table-cell>
          <table:table-cell office:value-type="float" office:value="-171.9921111" calcext:value-type="float">
            <text:p>-171,9921111</text:p>
          </table:table-cell>
          <table:table-cell office:value-type="float" office:value="-718.9481118" calcext:value-type="float">
            <text:p>-718,94811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302.0591052" calcext:value-type="float">
            <text:p>-302,0591052</text:p>
          </table:table-cell>
          <table:table-cell office:value-type="float" office:value="-177.4606752" calcext:value-type="float">
            <text:p>-177,4606752</text:p>
          </table:table-cell>
          <table:table-cell office:value-type="float" office:value="-777.1058658" calcext:value-type="float">
            <text:p>-777,10586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299.6296632" calcext:value-type="float">
            <text:p>-299,6296632</text:p>
          </table:table-cell>
          <table:table-cell office:value-type="float" office:value="-236.3725327" calcext:value-type="float">
            <text:p>-236,3725327</text:p>
          </table:table-cell>
          <table:table-cell office:value-type="float" office:value="-927.1832131" calcext:value-type="float">
            <text:p>-927,18321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195.931057" calcext:value-type="float">
            <text:p>-195,931057</text:p>
          </table:table-cell>
          <table:table-cell office:value-type="float" office:value="-259.0766912" calcext:value-type="float">
            <text:p>-259,0766912</text:p>
          </table:table-cell>
          <table:table-cell office:value-type="float" office:value="-964.1531223" calcext:value-type="float">
            <text:p>-964,15312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219.1834791" calcext:value-type="float">
            <text:p>-219,1834791</text:p>
          </table:table-cell>
          <table:table-cell office:value-type="float" office:value="-301.6943006" calcext:value-type="float">
            <text:p>-301,6943006</text:p>
          </table:table-cell>
          <table:table-cell office:value-type="float" office:value="-1015.603318" calcext:value-type="float">
            <text:p>-1015,6033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201.9014436" calcext:value-type="float">
            <text:p>-201,9014436</text:p>
          </table:table-cell>
          <table:table-cell office:value-type="float" office:value="-327.3414645" calcext:value-type="float">
            <text:p>-327,3414645</text:p>
          </table:table-cell>
          <table:table-cell office:value-type="float" office:value="-1117.196068" calcext:value-type="float">
            <text:p>-1117,19606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112.454478" calcext:value-type="float">
            <text:p>-112,454478</text:p>
          </table:table-cell>
          <table:table-cell office:value-type="float" office:value="-346.3470064" calcext:value-type="float">
            <text:p>-346,3470064</text:p>
          </table:table-cell>
          <table:table-cell office:value-type="float" office:value="-1152.985057" calcext:value-type="float">
            <text:p>-1152,98505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70.8160579" calcext:value-type="float">
            <text:p>-70,8160579</text:p>
          </table:table-cell>
          <table:table-cell office:value-type="float" office:value="-371.2926089" calcext:value-type="float">
            <text:p>-371,2926089</text:p>
          </table:table-cell>
          <table:table-cell office:value-type="float" office:value="-1172.932382" calcext:value-type="float">
            <text:p>-1172,93238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-36.2238593" calcext:value-type="float">
            <text:p>-36,2238593</text:p>
          </table:table-cell>
          <table:table-cell office:value-type="float" office:value="-369.9654106" calcext:value-type="float">
            <text:p>-369,9654106</text:p>
          </table:table-cell>
          <table:table-cell office:value-type="float" office:value="-1197.602759" calcext:value-type="float">
            <text:p>-1197,60275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19.1883408" calcext:value-type="float">
            <text:p>19,1883408</text:p>
          </table:table-cell>
          <table:table-cell office:value-type="float" office:value="-355.0005218" calcext:value-type="float">
            <text:p>-355,0005218</text:p>
          </table:table-cell>
          <table:table-cell office:value-type="float" office:value="-1203.162135" calcext:value-type="float">
            <text:p>-1203,1621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72.7752478" calcext:value-type="float">
            <text:p>72,7752478</text:p>
          </table:table-cell>
          <table:table-cell office:value-type="float" office:value="-341.4610882" calcext:value-type="float">
            <text:p>-341,4610882</text:p>
          </table:table-cell>
          <table:table-cell office:value-type="float" office:value="-1190.757432" calcext:value-type="float">
            <text:p>-1190,75743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125.8308335" calcext:value-type="float">
            <text:p>125,8308335</text:p>
          </table:table-cell>
          <table:table-cell office:value-type="float" office:value="-343.8478103" calcext:value-type="float">
            <text:p>-343,8478103</text:p>
          </table:table-cell>
          <table:table-cell office:value-type="float" office:value="-1170.282436" calcext:value-type="float">
            <text:p>-1170,28243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214.9553505" calcext:value-type="float">
            <text:p>214,9553505</text:p>
          </table:table-cell>
          <table:table-cell office:value-type="float" office:value="-307.1320632" calcext:value-type="float">
            <text:p>-307,1320632</text:p>
          </table:table-cell>
          <table:table-cell office:value-type="float" office:value="-1118.278585" calcext:value-type="float">
            <text:p>-1118,2785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245.7550088" calcext:value-type="float">
            <text:p>245,7550088</text:p>
          </table:table-cell>
          <table:table-cell office:value-type="float" office:value="-246.4249477" calcext:value-type="float">
            <text:p>-246,4249477</text:p>
          </table:table-cell>
          <table:table-cell office:value-type="float" office:value="-1009.962052" calcext:value-type="float">
            <text:p>-1009,96205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210.2238598" calcext:value-type="float">
            <text:p>210,2238598</text:p>
          </table:table-cell>
          <table:table-cell office:value-type="float" office:value="-274.3086177" calcext:value-type="float">
            <text:p>-274,3086177</text:p>
          </table:table-cell>
          <table:table-cell office:value-type="float" office:value="-954.0211999" calcext:value-type="float">
            <text:p>-954,021199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293.5803297" calcext:value-type="float">
            <text:p>293,5803297</text:p>
          </table:table-cell>
          <table:table-cell office:value-type="float" office:value="-237.2261214" calcext:value-type="float">
            <text:p>-237,2261214</text:p>
          </table:table-cell>
          <table:table-cell office:value-type="float" office:value="-894.3735638" calcext:value-type="float">
            <text:p>-894,373563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326.0295376" calcext:value-type="float">
            <text:p>326,0295376</text:p>
          </table:table-cell>
          <table:table-cell office:value-type="float" office:value="-125.3421904" calcext:value-type="float">
            <text:p>-125,3421904</text:p>
          </table:table-cell>
          <table:table-cell office:value-type="float" office:value="-743.9494157" calcext:value-type="float">
            <text:p>-743,949415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236.6226264" calcext:value-type="float">
            <text:p>236,6226264</text:p>
          </table:table-cell>
          <table:table-cell office:value-type="float" office:value="-171.2618588" calcext:value-type="float">
            <text:p>-171,2618588</text:p>
          </table:table-cell>
          <table:table-cell office:value-type="float" office:value="-692.1270934" calcext:value-type="float">
            <text:p>-692,127093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317.0240951" calcext:value-type="float">
            <text:p>317,0240951</text:p>
          </table:table-cell>
          <table:table-cell office:value-type="float" office:value="-135.5100884" calcext:value-type="float">
            <text:p>-135,5100884</text:p>
          </table:table-cell>
          <table:table-cell office:value-type="float" office:value="-624.6460312" calcext:value-type="float">
            <text:p>-624,646031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281.4834533" calcext:value-type="float">
            <text:p>281,4834533</text:p>
          </table:table-cell>
          <table:table-cell office:value-type="float" office:value="-111.8001004" calcext:value-type="float">
            <text:p>-111,8001004</text:p>
          </table:table-cell>
          <table:table-cell office:value-type="float" office:value="-437.5593166" calcext:value-type="float">
            <text:p>-437,559316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110.7869525" calcext:value-type="float">
            <text:p>110,7869525</text:p>
          </table:table-cell>
          <table:table-cell office:value-type="float" office:value="-143.9830094" calcext:value-type="float">
            <text:p>-143,9830094</text:p>
          </table:table-cell>
          <table:table-cell office:value-type="float" office:value="-467.0516762" calcext:value-type="float">
            <text:p>-467,051676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256.2231405" calcext:value-type="float">
            <text:p>256,2231405</text:p>
          </table:table-cell>
          <table:table-cell office:value-type="float" office:value="-91.2666744" calcext:value-type="float">
            <text:p>-91,2666744</text:p>
          </table:table-cell>
          <table:table-cell office:value-type="float" office:value="-447.3011536" calcext:value-type="float">
            <text:p>-447,301153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227.5137597" calcext:value-type="float">
            <text:p>227,5137597</text:p>
          </table:table-cell>
          <table:table-cell office:value-type="float" office:value="-115.5869035" calcext:value-type="float">
            <text:p>-115,5869035</text:p>
          </table:table-cell>
          <table:table-cell office:value-type="float" office:value="-248.2498178" calcext:value-type="float">
            <text:p>-248,249817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0" calcext:value-type="float">
            <text:p>0</text:p>
          </table:table-cell>
          <table:table-cell office:value-type="float" office:value="-125.946214" calcext:value-type="float">
            <text:p>-125,946214</text:p>
          </table:table-cell>
          <table:table-cell office:value-type="float" office:value="-333.514126" calcext:value-type="float">
            <text:p>-333,514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0" calcext:value-type="float">
            <text:p>0</text:p>
          </table:table-cell>
          <table:table-cell office:value-type="float" office:value="-41.6295304" calcext:value-type="float">
            <text:p>-41,6295304</text:p>
          </table:table-cell>
          <table:table-cell office:value-type="float" office:value="-440.6134138" calcext:value-type="float">
            <text:p>-440,61341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13.0250474" calcext:value-type="float">
            <text:p>-13,0250474</text:p>
          </table:table-cell>
          <table:table-cell office:value-type="float" office:value="-47.8385974" calcext:value-type="float">
            <text:p>-47,8385974</text:p>
          </table:table-cell>
          <table:table-cell office:value-type="float" office:value="-438.8440933" calcext:value-type="float">
            <text:p>-438,84409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95.0376396" calcext:value-type="float">
            <text:p>-95,0376396</text:p>
          </table:table-cell>
          <table:table-cell office:value-type="float" office:value="-73.192921" calcext:value-type="float">
            <text:p>-73,192921</text:p>
          </table:table-cell>
          <table:table-cell office:value-type="float" office:value="-451.7425973" calcext:value-type="float">
            <text:p>-451,74259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138.6032635" calcext:value-type="float">
            <text:p>-138,6032635</text:p>
          </table:table-cell>
          <table:table-cell office:value-type="float" office:value="-102.6106919" calcext:value-type="float">
            <text:p>-102,6106919</text:p>
          </table:table-cell>
          <table:table-cell office:value-type="float" office:value="-516.6346054" calcext:value-type="float">
            <text:p>-516,63460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144.3489729" calcext:value-type="float">
            <text:p>-144,3489729</text:p>
          </table:table-cell>
          <table:table-cell office:value-type="float" office:value="-44.7967556" calcext:value-type="float">
            <text:p>-44,7967556</text:p>
          </table:table-cell>
          <table:table-cell office:value-type="float" office:value="-495.3306925" calcext:value-type="float">
            <text:p>-495,33069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298.4449714" calcext:value-type="float">
            <text:p>-298,4449714</text:p>
          </table:table-cell>
          <table:table-cell office:value-type="float" office:value="-94.2432792" calcext:value-type="float">
            <text:p>-94,2432792</text:p>
          </table:table-cell>
          <table:table-cell office:value-type="float" office:value="-555.1932791" calcext:value-type="float">
            <text:p>-555,19327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310.0262758" calcext:value-type="float">
            <text:p>-310,0262758</text:p>
          </table:table-cell>
          <table:table-cell office:value-type="float" office:value="-105.9821425" calcext:value-type="float">
            <text:p>-105,9821425</text:p>
          </table:table-cell>
          <table:table-cell office:value-type="float" office:value="-732.7168474" calcext:value-type="float">
            <text:p>-732,71684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214.8597041" calcext:value-type="float">
            <text:p>-214,8597041</text:p>
          </table:table-cell>
          <table:table-cell office:value-type="float" office:value="-91.2501988" calcext:value-type="float">
            <text:p>-91,2501988</text:p>
          </table:table-cell>
          <table:table-cell office:value-type="float" office:value="-743.0020522" calcext:value-type="float">
            <text:p>-743,0020522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332.793885" calcext:value-type="float">
            <text:p>-332,793885</text:p>
          </table:table-cell>
          <table:table-cell office:value-type="float" office:value="-141.091263" calcext:value-type="float">
            <text:p>-141,091263</text:p>
          </table:table-cell>
          <table:table-cell office:value-type="float" office:value="-816.0168894" calcext:value-type="float">
            <text:p>-816,01688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344.6737408" calcext:value-type="float">
            <text:p>-344,6737408</text:p>
          </table:table-cell>
          <table:table-cell office:value-type="float" office:value="-159.7380871" calcext:value-type="float">
            <text:p>-159,7380871</text:p>
          </table:table-cell>
          <table:table-cell office:value-type="float" office:value="-987.5879605" calcext:value-type="float">
            <text:p>-987,58796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253.9414439" calcext:value-type="float">
            <text:p>-253,9414439</text:p>
          </table:table-cell>
          <table:table-cell office:value-type="float" office:value="-208.1547474" calcext:value-type="float">
            <text:p>-208,1547474</text:p>
          </table:table-cell>
          <table:table-cell office:value-type="float" office:value="-1041.512035" calcext:value-type="float">
            <text:p>-1041,51203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263.0468994" calcext:value-type="float">
            <text:p>-263,0468994</text:p>
          </table:table-cell>
          <table:table-cell office:value-type="float" office:value="-298.7009744" calcext:value-type="float">
            <text:p>-298,7009744</text:p>
          </table:table-cell>
          <table:table-cell office:value-type="float" office:value="-1122.952824" calcext:value-type="float">
            <text:p>-1122,9528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218.0553253" calcext:value-type="float">
            <text:p>-218,0553253</text:p>
          </table:table-cell>
          <table:table-cell office:value-type="float" office:value="-291.4314628" calcext:value-type="float">
            <text:p>-291,4314628</text:p>
          </table:table-cell>
          <table:table-cell office:value-type="float" office:value="-1225.342422" calcext:value-type="float">
            <text:p>-1225,34242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134.8738163" calcext:value-type="float">
            <text:p>-134,8738163</text:p>
          </table:table-cell>
          <table:table-cell office:value-type="float" office:value="-286.1505133" calcext:value-type="float">
            <text:p>-286,1505133</text:p>
          </table:table-cell>
          <table:table-cell office:value-type="float" office:value="-1268.379538" calcext:value-type="float">
            <text:p>-1268,37953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81.9776015" calcext:value-type="float">
            <text:p>-81,9776015</text:p>
          </table:table-cell>
          <table:table-cell office:value-type="float" office:value="-308.4973094" calcext:value-type="float">
            <text:p>-308,4973094</text:p>
          </table:table-cell>
          <table:table-cell office:value-type="float" office:value="-1304.507554" calcext:value-type="float">
            <text:p>-1304,50755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20.9329127" calcext:value-type="float">
            <text:p>-20,9329127</text:p>
          </table:table-cell>
          <table:table-cell office:value-type="float" office:value="-303.9054554" calcext:value-type="float">
            <text:p>-303,9054554</text:p>
          </table:table-cell>
          <table:table-cell office:value-type="float" office:value="-1325.107238" calcext:value-type="float">
            <text:p>-1325,10723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40.5303814" calcext:value-type="float">
            <text:p>40,5303814</text:p>
          </table:table-cell>
          <table:table-cell office:value-type="float" office:value="-285.5941907" calcext:value-type="float">
            <text:p>-285,5941907</text:p>
          </table:table-cell>
          <table:table-cell office:value-type="float" office:value="-1319.749408" calcext:value-type="float">
            <text:p>-1319,74940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79.253118" calcext:value-type="float">
            <text:p>79,253118</text:p>
          </table:table-cell>
          <table:table-cell office:value-type="float" office:value="-269.5821307" calcext:value-type="float">
            <text:p>-269,5821307</text:p>
          </table:table-cell>
          <table:table-cell office:value-type="float" office:value="-1300.823041" calcext:value-type="float">
            <text:p>-1300,82304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133.5362147" calcext:value-type="float">
            <text:p>133,5362147</text:p>
          </table:table-cell>
          <table:table-cell office:value-type="float" office:value="-264.7400341" calcext:value-type="float">
            <text:p>-264,7400341</text:p>
          </table:table-cell>
          <table:table-cell office:value-type="float" office:value="-1287.350599" calcext:value-type="float">
            <text:p>-1287,35059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243.2357704" calcext:value-type="float">
            <text:p>243,2357704</text:p>
          </table:table-cell>
          <table:table-cell office:value-type="float" office:value="-238.9619824" calcext:value-type="float">
            <text:p>-238,9619824</text:p>
          </table:table-cell>
          <table:table-cell office:value-type="float" office:value="-1222.285307" calcext:value-type="float">
            <text:p>-1222,2853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255.3567955" calcext:value-type="float">
            <text:p>255,3567955</text:p>
          </table:table-cell>
          <table:table-cell office:value-type="float" office:value="-233.3784578" calcext:value-type="float">
            <text:p>-233,3784578</text:p>
          </table:table-cell>
          <table:table-cell office:value-type="float" office:value="-1100.698576" calcext:value-type="float">
            <text:p>-1100,69857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222.1462737" calcext:value-type="float">
            <text:p>222,1462737</text:p>
          </table:table-cell>
          <table:table-cell office:value-type="float" office:value="-236.4924662" calcext:value-type="float">
            <text:p>-236,4924662</text:p>
          </table:table-cell>
          <table:table-cell office:value-type="float" office:value="-1063.260359" calcext:value-type="float">
            <text:p>-1063,26035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354.705001" calcext:value-type="float">
            <text:p>354,705001</text:p>
          </table:table-cell>
          <table:table-cell office:value-type="float" office:value="-181.0162288" calcext:value-type="float">
            <text:p>-181,0162288</text:p>
          </table:table-cell>
          <table:table-cell office:value-type="float" office:value="-978.6605652" calcext:value-type="float">
            <text:p>-978,660565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362.5658454" calcext:value-type="float">
            <text:p>362,5658454</text:p>
          </table:table-cell>
          <table:table-cell office:value-type="float" office:value="-149.1014389" calcext:value-type="float">
            <text:p>-149,1014389</text:p>
          </table:table-cell>
          <table:table-cell office:value-type="float" office:value="-785.0641378" calcext:value-type="float">
            <text:p>-785,064137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268.3604365" calcext:value-type="float">
            <text:p>268,3604365</text:p>
          </table:table-cell>
          <table:table-cell office:value-type="float" office:value="-139.6231211" calcext:value-type="float">
            <text:p>-139,6231211</text:p>
          </table:table-cell>
          <table:table-cell office:value-type="float" office:value="-744.3082289" calcext:value-type="float">
            <text:p>-744,308228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338.8308458" calcext:value-type="float">
            <text:p>338,8308458</text:p>
          </table:table-cell>
          <table:table-cell office:value-type="float" office:value="-24.4720751" calcext:value-type="float">
            <text:p>-24,4720751</text:p>
          </table:table-cell>
          <table:table-cell office:value-type="float" office:value="-641.2997352" calcext:value-type="float">
            <text:p>-641,299735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261.7933498" calcext:value-type="float">
            <text:p>261,7933498</text:p>
          </table:table-cell>
          <table:table-cell office:value-type="float" office:value="-106.4146629" calcext:value-type="float">
            <text:p>-106,4146629</text:p>
          </table:table-cell>
          <table:table-cell office:value-type="float" office:value="-474.1318406" calcext:value-type="float">
            <text:p>-474,131840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53.6506992" calcext:value-type="float">
            <text:p>153,6506992</text:p>
          </table:table-cell>
          <table:table-cell office:value-type="float" office:value="-116.4835026" calcext:value-type="float">
            <text:p>-116,4835026</text:p>
          </table:table-cell>
          <table:table-cell office:value-type="float" office:value="-511.9630474" calcext:value-type="float">
            <text:p>-511,963047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270.2606898" calcext:value-type="float">
            <text:p>270,2606898</text:p>
          </table:table-cell>
          <table:table-cell office:value-type="float" office:value="24.9808968" calcext:value-type="float">
            <text:p>24,9808968</text:p>
          </table:table-cell>
          <table:table-cell office:value-type="float" office:value="-444.0315025" calcext:value-type="float">
            <text:p>-444,03150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190.5474647" calcext:value-type="float">
            <text:p>190,5474647</text:p>
          </table:table-cell>
          <table:table-cell office:value-type="float" office:value="-94.9205711" calcext:value-type="float">
            <text:p>-94,9205711</text:p>
          </table:table-cell>
          <table:table-cell office:value-type="float" office:value="-300.6894361" calcext:value-type="float">
            <text:p>-300,689436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0" calcext:value-type="float">
            <text:p>0</text:p>
          </table:table-cell>
          <table:table-cell office:value-type="float" office:value="-103.678187" calcext:value-type="float">
            <text:p>-103,678187</text:p>
          </table:table-cell>
          <table:table-cell office:value-type="float" office:value="-371.5011079" calcext:value-type="float">
            <text:p>-371,5011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0" calcext:value-type="float">
            <text:p>0</text:p>
          </table:table-cell>
          <table:table-cell office:value-type="float" office:value="2.5811561" calcext:value-type="float">
            <text:p>2,5811561</text:p>
          </table:table-cell>
          <table:table-cell office:value-type="float" office:value="-434.623344" calcext:value-type="float">
            <text:p>-434,6233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31.6459576" calcext:value-type="float">
            <text:p>-31,6459576</text:p>
          </table:table-cell>
          <table:table-cell office:value-type="float" office:value="-2.0566207" calcext:value-type="float">
            <text:p>-2,0566207</text:p>
          </table:table-cell>
          <table:table-cell office:value-type="float" office:value="-435.3085344" calcext:value-type="float">
            <text:p>-435,30853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107.1604685" calcext:value-type="float">
            <text:p>-107,1604685</text:p>
          </table:table-cell>
          <table:table-cell office:value-type="float" office:value="-37.9680589" calcext:value-type="float">
            <text:p>-37,9680589</text:p>
          </table:table-cell>
          <table:table-cell office:value-type="float" office:value="-464.6925747" calcext:value-type="float">
            <text:p>-464,69257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119.8780728" calcext:value-type="float">
            <text:p>-119,8780728</text:p>
          </table:table-cell>
          <table:table-cell office:value-type="float" office:value="3.435734" calcext:value-type="float">
            <text:p>3,435734</text:p>
          </table:table-cell>
          <table:table-cell office:value-type="float" office:value="-525.4945745" calcext:value-type="float">
            <text:p>-525,49457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166.9029578" calcext:value-type="float">
            <text:p>-166,9029578</text:p>
          </table:table-cell>
          <table:table-cell office:value-type="float" office:value="8.0037018" calcext:value-type="float">
            <text:p>8,0037018</text:p>
          </table:table-cell>
          <table:table-cell office:value-type="float" office:value="-489.9578974" calcext:value-type="float">
            <text:p>-489,95789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314.7960238" calcext:value-type="float">
            <text:p>-314,7960238</text:p>
          </table:table-cell>
          <table:table-cell office:value-type="float" office:value="-101.1527248" calcext:value-type="float">
            <text:p>-101,1527248</text:p>
          </table:table-cell>
          <table:table-cell office:value-type="float" office:value="-588.8799534" calcext:value-type="float">
            <text:p>-588,879953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292.1261962" calcext:value-type="float">
            <text:p>-292,1261962</text:p>
          </table:table-cell>
          <table:table-cell office:value-type="float" office:value="-17.4334576" calcext:value-type="float">
            <text:p>-17,4334576</text:p>
          </table:table-cell>
          <table:table-cell office:value-type="float" office:value="-738.248656" calcext:value-type="float">
            <text:p>-738,24865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259.5177316" calcext:value-type="float">
            <text:p>-259,5177316</text:p>
          </table:table-cell>
          <table:table-cell office:value-type="float" office:value="-30.7688143" calcext:value-type="float">
            <text:p>-30,7688143</text:p>
          </table:table-cell>
          <table:table-cell office:value-type="float" office:value="-743.5659488" calcext:value-type="float">
            <text:p>-743,56594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370.5469936" calcext:value-type="float">
            <text:p>-370,5469936</text:p>
          </table:table-cell>
          <table:table-cell office:value-type="float" office:value="-143.4809577" calcext:value-type="float">
            <text:p>-143,4809577</text:p>
          </table:table-cell>
          <table:table-cell office:value-type="float" office:value="-851.7275707" calcext:value-type="float">
            <text:p>-851,7275707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366.6931475" calcext:value-type="float">
            <text:p>-366,6931475</text:p>
          </table:table-cell>
          <table:table-cell office:value-type="float" office:value="-100.2422595" calcext:value-type="float">
            <text:p>-100,2422595</text:p>
          </table:table-cell>
          <table:table-cell office:value-type="float" office:value="-1008.003524" calcext:value-type="float">
            <text:p>-1008,0035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334.8939443" calcext:value-type="float">
            <text:p>-334,8939443</text:p>
          </table:table-cell>
          <table:table-cell office:value-type="float" office:value="-123.8958743" calcext:value-type="float">
            <text:p>-123,8958743</text:p>
          </table:table-cell>
          <table:table-cell office:value-type="float" office:value="-1092.117048" calcext:value-type="float">
            <text:p>-1092,1170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302.4601945" calcext:value-type="float">
            <text:p>-302,4601945</text:p>
          </table:table-cell>
          <table:table-cell office:value-type="float" office:value="-208.641414" calcext:value-type="float">
            <text:p>-208,641414</text:p>
          </table:table-cell>
          <table:table-cell office:value-type="float" office:value="-1225.380496" calcext:value-type="float">
            <text:p>-1225,3804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189.3509825" calcext:value-type="float">
            <text:p>-189,3509825</text:p>
          </table:table-cell>
          <table:table-cell office:value-type="float" office:value="-185.9654995" calcext:value-type="float">
            <text:p>-185,9654995</text:p>
          </table:table-cell>
          <table:table-cell office:value-type="float" office:value="-1300.810842" calcext:value-type="float">
            <text:p>-1300,81084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129.5203246" calcext:value-type="float">
            <text:p>-129,5203246</text:p>
          </table:table-cell>
          <table:table-cell office:value-type="float" office:value="-170.5624833" calcext:value-type="float">
            <text:p>-170,5624833</text:p>
          </table:table-cell>
          <table:table-cell office:value-type="float" office:value="-1337.409562" calcext:value-type="float">
            <text:p>-1337,40956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88.571" calcext:value-type="float">
            <text:p>-88,571</text:p>
          </table:table-cell>
          <table:table-cell office:value-type="float" office:value="-185.0082052" calcext:value-type="float">
            <text:p>-185,0082052</text:p>
          </table:table-cell>
          <table:table-cell office:value-type="float" office:value="-1387.170775" calcext:value-type="float">
            <text:p>-1387,1707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13.3207406" calcext:value-type="float">
            <text:p>-13,3207406</text:p>
          </table:table-cell>
          <table:table-cell office:value-type="float" office:value="-182.8888918" calcext:value-type="float">
            <text:p>-182,8888918</text:p>
          </table:table-cell>
          <table:table-cell office:value-type="float" office:value="-1407.745458" calcext:value-type="float">
            <text:p>-1407,74545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53.5116654" calcext:value-type="float">
            <text:p>53,5116654</text:p>
          </table:table-cell>
          <table:table-cell office:value-type="float" office:value="-169.0005396" calcext:value-type="float">
            <text:p>-169,0005396</text:p>
          </table:table-cell>
          <table:table-cell office:value-type="float" office:value="-1396.029844" calcext:value-type="float">
            <text:p>-1396,02984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93.6294043" calcext:value-type="float">
            <text:p>93,6294043</text:p>
          </table:table-cell>
          <table:table-cell office:value-type="float" office:value="-158.1288237" calcext:value-type="float">
            <text:p>-158,1288237</text:p>
          </table:table-cell>
          <table:table-cell office:value-type="float" office:value="-1371.977219" calcext:value-type="float">
            <text:p>-1371,9772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156.4509818" calcext:value-type="float">
            <text:p>156,4509818</text:p>
          </table:table-cell>
          <table:table-cell office:value-type="float" office:value="-129.3818221" calcext:value-type="float">
            <text:p>-129,3818221</text:p>
          </table:table-cell>
          <table:table-cell office:value-type="float" office:value="-1352.105998" calcext:value-type="float">
            <text:p>-1352,10599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246.3169268" calcext:value-type="float">
            <text:p>246,3169268</text:p>
          </table:table-cell>
          <table:table-cell office:value-type="float" office:value="-86.0953364" calcext:value-type="float">
            <text:p>-86,0953364</text:p>
          </table:table-cell>
          <table:table-cell office:value-type="float" office:value="-1272.385454" calcext:value-type="float">
            <text:p>-1272,3854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248.2245249" calcext:value-type="float">
            <text:p>248,2245249</text:p>
          </table:table-cell>
          <table:table-cell office:value-type="float" office:value="-126.6392224" calcext:value-type="float">
            <text:p>-126,6392224</text:p>
          </table:table-cell>
          <table:table-cell office:value-type="float" office:value="-1164.622496" calcext:value-type="float">
            <text:p>-1164,62249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262.5860888" calcext:value-type="float">
            <text:p>262,5860888</text:p>
          </table:table-cell>
          <table:table-cell office:value-type="float" office:value="-110.9668863" calcext:value-type="float">
            <text:p>-110,9668863</text:p>
          </table:table-cell>
          <table:table-cell office:value-type="float" office:value="-1127.195965" calcext:value-type="float">
            <text:p>-1127,19596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380.971357" calcext:value-type="float">
            <text:p>380,971357</text:p>
          </table:table-cell>
          <table:table-cell office:value-type="float" office:value="-21.0473153" calcext:value-type="float">
            <text:p>-21,0473153</text:p>
          </table:table-cell>
          <table:table-cell office:value-type="float" office:value="-1007.003652" calcext:value-type="float">
            <text:p>-1007,00365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367.4226453" calcext:value-type="float">
            <text:p>367,4226453</text:p>
          </table:table-cell>
          <table:table-cell office:value-type="float" office:value="-90.7772046" calcext:value-type="float">
            <text:p>-90,7772046</text:p>
          </table:table-cell>
          <table:table-cell office:value-type="float" office:value="-823.8823923" calcext:value-type="float">
            <text:p>-823,882392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361.2519903" calcext:value-type="float">
            <text:p>361,2519903</text:p>
          </table:table-cell>
          <table:table-cell office:value-type="float" office:value="-94.8811235" calcext:value-type="float">
            <text:p>-94,8811235</text:p>
          </table:table-cell>
          <table:table-cell office:value-type="float" office:value="-772.7143007" calcext:value-type="float">
            <text:p>-772,714300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350.2325534" calcext:value-type="float">
            <text:p>350,2325534</text:p>
          </table:table-cell>
          <table:table-cell office:value-type="float" office:value="19.0362064" calcext:value-type="float">
            <text:p>19,0362064</text:p>
          </table:table-cell>
          <table:table-cell office:value-type="float" office:value="-598.1695291" calcext:value-type="float">
            <text:p>-598,169529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189.4720257" calcext:value-type="float">
            <text:p>189,4720257</text:p>
          </table:table-cell>
          <table:table-cell office:value-type="float" office:value="-86.2138053" calcext:value-type="float">
            <text:p>-86,2138053</text:p>
          </table:table-cell>
          <table:table-cell office:value-type="float" office:value="-516.1653507" calcext:value-type="float">
            <text:p>-516,165350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242.1825122" calcext:value-type="float">
            <text:p>242,1825122</text:p>
          </table:table-cell>
          <table:table-cell office:value-type="float" office:value="-92.9379732" calcext:value-type="float">
            <text:p>-92,9379732</text:p>
          </table:table-cell>
          <table:table-cell office:value-type="float" office:value="-544.0457442" calcext:value-type="float">
            <text:p>-544,045744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277.786072" calcext:value-type="float">
            <text:p>277,786072</text:p>
          </table:table-cell>
          <table:table-cell office:value-type="float" office:value="52.8612671" calcext:value-type="float">
            <text:p>52,8612671</text:p>
          </table:table-cell>
          <table:table-cell office:value-type="float" office:value="-383.6912816" calcext:value-type="float">
            <text:p>-383,691281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98.854676" calcext:value-type="float">
            <text:p>98,854676</text:p>
          </table:table-cell>
          <table:table-cell office:value-type="float" office:value="-78.9564761" calcext:value-type="float">
            <text:p>-78,9564761</text:p>
          </table:table-cell>
          <table:table-cell office:value-type="float" office:value="-369.8846119" calcext:value-type="float">
            <text:p>-369,88461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0" calcext:value-type="float">
            <text:p>0</text:p>
          </table:table-cell>
          <table:table-cell office:value-type="float" office:value="-76.6791898" calcext:value-type="float">
            <text:p>-76,6791898</text:p>
          </table:table-cell>
          <table:table-cell office:value-type="float" office:value="-401.1447553" calcext:value-type="float">
            <text:p>-401,1447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0" calcext:value-type="float">
            <text:p>0</text:p>
          </table:table-cell>
          <table:table-cell office:value-type="float" office:value="40.1255784" calcext:value-type="float">
            <text:p>40,1255784</text:p>
          </table:table-cell>
          <table:table-cell office:value-type="float" office:value="-413.8637671" calcext:value-type="float">
            <text:p>-413,86376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-53.5742624" calcext:value-type="float">
            <text:p>-53,5742624</text:p>
          </table:table-cell>
          <table:table-cell office:value-type="float" office:value="38.1681176" calcext:value-type="float">
            <text:p>38,1681176</text:p>
          </table:table-cell>
          <table:table-cell office:value-type="float" office:value="-417.6921002" calcext:value-type="float">
            <text:p>-417,69210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89.5452848" calcext:value-type="float">
            <text:p>-89,5452848</text:p>
          </table:table-cell>
          <table:table-cell office:value-type="float" office:value="20.8777412" calcext:value-type="float">
            <text:p>20,8777412</text:p>
          </table:table-cell>
          <table:table-cell office:value-type="float" office:value="-466.7255771" calcext:value-type="float">
            <text:p>-466,72557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92.6315029" calcext:value-type="float">
            <text:p>-92,6315029</text:p>
          </table:table-cell>
          <table:table-cell office:value-type="float" office:value="81.3323473" calcext:value-type="float">
            <text:p>81,3323473</text:p>
          </table:table-cell>
          <table:table-cell office:value-type="float" office:value="-487.4747319" calcext:value-type="float">
            <text:p>-487,47473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248.9374317" calcext:value-type="float">
            <text:p>-248,9374317</text:p>
          </table:table-cell>
          <table:table-cell office:value-type="float" office:value="64.232159" calcext:value-type="float">
            <text:p>64,232159</text:p>
          </table:table-cell>
          <table:table-cell office:value-type="float" office:value="-467.4840307" calcext:value-type="float">
            <text:p>-467,48403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323.8821308" calcext:value-type="float">
            <text:p>-323,8821308</text:p>
          </table:table-cell>
          <table:table-cell office:value-type="float" office:value="-38.9723775" calcext:value-type="float">
            <text:p>-38,9723775</text:p>
          </table:table-cell>
          <table:table-cell office:value-type="float" office:value="-632.6885698" calcext:value-type="float">
            <text:p>-632,68856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239.6423653" calcext:value-type="float">
            <text:p>-239,6423653</text:p>
          </table:table-cell>
          <table:table-cell office:value-type="float" office:value="59.4330615" calcext:value-type="float">
            <text:p>59,4330615</text:p>
          </table:table-cell>
          <table:table-cell office:value-type="float" office:value="-700.0844263" calcext:value-type="float">
            <text:p>-700,0844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340.9072042" calcext:value-type="float">
            <text:p>-340,9072042</text:p>
          </table:table-cell>
          <table:table-cell office:value-type="float" office:value="42.8983891" calcext:value-type="float">
            <text:p>42,8983891</text:p>
          </table:table-cell>
          <table:table-cell office:value-type="float" office:value="-722.7044464" calcext:value-type="float">
            <text:p>-722,70444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402.2673302" calcext:value-type="float">
            <text:p>-402,2673302</text:p>
          </table:table-cell>
          <table:table-cell office:value-type="float" office:value="-69.2349549" calcext:value-type="float">
            <text:p>-69,2349549</text:p>
          </table:table-cell>
          <table:table-cell office:value-type="float" office:value="-894.6099535" calcext:value-type="float">
            <text:p>-894,609953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325.0886574" calcext:value-type="float">
            <text:p>-325,0886574</text:p>
          </table:table-cell>
          <table:table-cell office:value-type="float" office:value="-24.4801312" calcext:value-type="float">
            <text:p>-24,4801312</text:p>
          </table:table-cell>
          <table:table-cell office:value-type="float" office:value="-990.5896829" calcext:value-type="float">
            <text:p>-990,589682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362.3405984" calcext:value-type="float">
            <text:p>-362,3405984</text:p>
          </table:table-cell>
          <table:table-cell office:value-type="float" office:value="-44.808488" calcext:value-type="float">
            <text:p>-44,808488</text:p>
          </table:table-cell>
          <table:table-cell office:value-type="float" office:value="-1088.159524" calcext:value-type="float">
            <text:p>-1088,15952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325.1165247" calcext:value-type="float">
            <text:p>-325,1165247</text:p>
          </table:table-cell>
          <table:table-cell office:value-type="float" office:value="-66.696676" calcext:value-type="float">
            <text:p>-66,696676</text:p>
          </table:table-cell>
          <table:table-cell office:value-type="float" office:value="-1257.956053" calcext:value-type="float">
            <text:p>-1257,9560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179.9763947" calcext:value-type="float">
            <text:p>-179,9763947</text:p>
          </table:table-cell>
          <table:table-cell office:value-type="float" office:value="-53.6844042" calcext:value-type="float">
            <text:p>-53,6844042</text:p>
          </table:table-cell>
          <table:table-cell office:value-type="float" office:value="-1321.610741" calcext:value-type="float">
            <text:p>-1321,61074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133.916522" calcext:value-type="float">
            <text:p>-133,916522</text:p>
          </table:table-cell>
          <table:table-cell office:value-type="float" office:value="-62.3958009" calcext:value-type="float">
            <text:p>-62,3958009</text:p>
          </table:table-cell>
          <table:table-cell office:value-type="float" office:value="-1358.878218" calcext:value-type="float">
            <text:p>-1358,8782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94.3040099" calcext:value-type="float">
            <text:p>-94,3040099</text:p>
          </table:table-cell>
          <table:table-cell office:value-type="float" office:value="-68.6543221" calcext:value-type="float">
            <text:p>-68,6543221</text:p>
          </table:table-cell>
          <table:table-cell office:value-type="float" office:value="-1418.476775" calcext:value-type="float">
            <text:p>-1418,4767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4.9252471" calcext:value-type="float">
            <text:p>-4,9252471</text:p>
          </table:table-cell>
          <table:table-cell office:value-type="float" office:value="-56.4839051" calcext:value-type="float">
            <text:p>-56,4839051</text:p>
          </table:table-cell>
          <table:table-cell office:value-type="float" office:value="-1437.793919" calcext:value-type="float">
            <text:p>-1437,7939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65.2904495" calcext:value-type="float">
            <text:p>65,2904495</text:p>
          </table:table-cell>
          <table:table-cell office:value-type="float" office:value="-36.5780275" calcext:value-type="float">
            <text:p>-36,5780275</text:p>
          </table:table-cell>
          <table:table-cell office:value-type="float" office:value="-1418.595572" calcext:value-type="float">
            <text:p>-1418,59557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118.8718356" calcext:value-type="float">
            <text:p>118,8718356</text:p>
          </table:table-cell>
          <table:table-cell office:value-type="float" office:value="-34.0818676" calcext:value-type="float">
            <text:p>-34,0818676</text:p>
          </table:table-cell>
          <table:table-cell office:value-type="float" office:value="-1390.181405" calcext:value-type="float">
            <text:p>-1390,18140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205.5697019" calcext:value-type="float">
            <text:p>205,5697019</text:p>
          </table:table-cell>
          <table:table-cell office:value-type="float" office:value="-7.2217913" calcext:value-type="float">
            <text:p>-7,2217913</text:p>
          </table:table-cell>
          <table:table-cell office:value-type="float" office:value="-1349.919468" calcext:value-type="float">
            <text:p>-1349,91946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45.9783701" calcext:value-type="float">
            <text:p>245,9783701</text:p>
          </table:table-cell>
          <table:table-cell office:value-type="float" office:value="33.8602292" calcext:value-type="float">
            <text:p>33,8602292</text:p>
          </table:table-cell>
          <table:table-cell office:value-type="float" office:value="-1242.064647" calcext:value-type="float">
            <text:p>-1242,0646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30.4852456" calcext:value-type="float">
            <text:p>230,4852456</text:p>
          </table:table-cell>
          <table:table-cell office:value-type="float" office:value="-11.1409571" calcext:value-type="float">
            <text:p>-11,1409571</text:p>
          </table:table-cell>
          <table:table-cell office:value-type="float" office:value="-1164.158434" calcext:value-type="float">
            <text:p>-1164,15843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327.7381808" calcext:value-type="float">
            <text:p>327,7381808</text:p>
          </table:table-cell>
          <table:table-cell office:value-type="float" office:value="3.5845682" calcext:value-type="float">
            <text:p>3,5845682</text:p>
          </table:table-cell>
          <table:table-cell office:value-type="float" office:value="-1117.720337" calcext:value-type="float">
            <text:p>-1117,72033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374.8946827" calcext:value-type="float">
            <text:p>374,8946827</text:p>
          </table:table-cell>
          <table:table-cell office:value-type="float" office:value="79.6014016" calcext:value-type="float">
            <text:p>79,6014016</text:p>
          </table:table-cell>
          <table:table-cell office:value-type="float" office:value="-945.6059231" calcext:value-type="float">
            <text:p>-945,605923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288.7320371" calcext:value-type="float">
            <text:p>288,7320371</text:p>
          </table:table-cell>
          <table:table-cell office:value-type="float" office:value="-15.2330648" calcext:value-type="float">
            <text:p>-15,2330648</text:p>
          </table:table-cell>
          <table:table-cell office:value-type="float" office:value="-826.2677669" calcext:value-type="float">
            <text:p>-826,267766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378.1738475" calcext:value-type="float">
            <text:p>378,1738475</text:p>
          </table:table-cell>
          <table:table-cell office:value-type="float" office:value="-44.1312768" calcext:value-type="float">
            <text:p>-44,1312768</text:p>
          </table:table-cell>
          <table:table-cell office:value-type="float" office:value="-794.3273755" calcext:value-type="float">
            <text:p>-794,32737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347.4981641" calcext:value-type="float">
            <text:p>347,4981641</text:p>
          </table:table-cell>
          <table:table-cell office:value-type="float" office:value="-12.7406283" calcext:value-type="float">
            <text:p>-12,7406283</text:p>
          </table:table-cell>
          <table:table-cell office:value-type="float" office:value="-595.0017926" calcext:value-type="float">
            <text:p>-595,001792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49.8191703" calcext:value-type="float">
            <text:p>149,8191703</text:p>
          </table:table-cell>
          <table:table-cell office:value-type="float" office:value="-61.5661878" calcext:value-type="float">
            <text:p>-61,5661878</text:p>
          </table:table-cell>
          <table:table-cell office:value-type="float" office:value="-583.7128628" calcext:value-type="float">
            <text:p>-583,712862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92.7257716" calcext:value-type="float">
            <text:p>292,7257716</text:p>
          </table:table-cell>
          <table:table-cell office:value-type="float" office:value="-55.3365975" calcext:value-type="float">
            <text:p>-55,3365975</text:p>
          </table:table-cell>
          <table:table-cell office:value-type="float" office:value="-578.8692836" calcext:value-type="float">
            <text:p>-578,869283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284.2421869" calcext:value-type="float">
            <text:p>284,2421869</text:p>
          </table:table-cell>
          <table:table-cell office:value-type="float" office:value="-0.2710995" calcext:value-type="float">
            <text:p>-0,2710995</text:p>
          </table:table-cell>
          <table:table-cell office:value-type="float" office:value="-361.2718789" calcext:value-type="float">
            <text:p>-361,271878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61.0070078" calcext:value-type="float">
            <text:p>61,0070078</text:p>
          </table:table-cell>
          <table:table-cell office:value-type="float" office:value="-54.8693097" calcext:value-type="float">
            <text:p>-54,8693097</text:p>
          </table:table-cell>
          <table:table-cell office:value-type="float" office:value="-416.6929083" calcext:value-type="float">
            <text:p>-416,692908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0" calcext:value-type="float">
            <text:p>0</text:p>
          </table:table-cell>
          <table:table-cell office:value-type="float" office:value="1.5691946" calcext:value-type="float">
            <text:p>1,5691946</text:p>
          </table:table-cell>
          <table:table-cell office:value-type="float" office:value="-416.0279543" calcext:value-type="float">
            <text:p>-416,0279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0" calcext:value-type="float">
            <text:p>0</text:p>
          </table:table-cell>
          <table:table-cell office:value-type="float" office:value="67.9764744" calcext:value-type="float">
            <text:p>67,9764744</text:p>
          </table:table-cell>
          <table:table-cell office:value-type="float" office:value="-378.6915214" calcext:value-type="float">
            <text:p>-378,69152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-50.8937947" calcext:value-type="float">
            <text:p>-50,8937947</text:p>
          </table:table-cell>
          <table:table-cell office:value-type="float" office:value="68.4435336" calcext:value-type="float">
            <text:p>68,4435336</text:p>
          </table:table-cell>
          <table:table-cell office:value-type="float" office:value="-383.8942605" calcext:value-type="float">
            <text:p>-383,89426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63.9962388" calcext:value-type="float">
            <text:p>-63,9962388</text:p>
          </table:table-cell>
          <table:table-cell office:value-type="float" office:value="79.3081825" calcext:value-type="float">
            <text:p>79,3081825</text:p>
          </table:table-cell>
          <table:table-cell office:value-type="float" office:value="-428.3048955" calcext:value-type="float">
            <text:p>-428,30489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76.523655" calcext:value-type="float">
            <text:p>-76,523655</text:p>
          </table:table-cell>
          <table:table-cell office:value-type="float" office:value="106.9387651" calcext:value-type="float">
            <text:p>106,9387651</text:p>
          </table:table-cell>
          <table:table-cell office:value-type="float" office:value="-413.3640882" calcext:value-type="float">
            <text:p>-413,36408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287.2076825" calcext:value-type="float">
            <text:p>-287,2076825</text:p>
          </table:table-cell>
          <table:table-cell office:value-type="float" office:value="94.6092923" calcext:value-type="float">
            <text:p>94,6092923</text:p>
          </table:table-cell>
          <table:table-cell office:value-type="float" office:value="-413.563218" calcext:value-type="float">
            <text:p>-413,5632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319.5951214" calcext:value-type="float">
            <text:p>-319,5951214</text:p>
          </table:table-cell>
          <table:table-cell office:value-type="float" office:value="73.1618385" calcext:value-type="float">
            <text:p>73,1618385</text:p>
          </table:table-cell>
          <table:table-cell office:value-type="float" office:value="-601.0905336" calcext:value-type="float">
            <text:p>-601,09053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210.2554297" calcext:value-type="float">
            <text:p>-210,2554297</text:p>
          </table:table-cell>
          <table:table-cell office:value-type="float" office:value="119.1468051" calcext:value-type="float">
            <text:p>119,1468051</text:p>
          </table:table-cell>
          <table:table-cell office:value-type="float" office:value="-600.368573" calcext:value-type="float">
            <text:p>-600,36857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388.185748" calcext:value-type="float">
            <text:p>-388,185748</text:p>
          </table:table-cell>
          <table:table-cell office:value-type="float" office:value="104.8546379" calcext:value-type="float">
            <text:p>104,8546379</text:p>
          </table:table-cell>
          <table:table-cell office:value-type="float" office:value="-655.552452" calcext:value-type="float">
            <text:p>-655,55245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437.9255138" calcext:value-type="float">
            <text:p>-437,9255138</text:p>
          </table:table-cell>
          <table:table-cell office:value-type="float" office:value="55.8348589" calcext:value-type="float">
            <text:p>55,8348589</text:p>
          </table:table-cell>
          <table:table-cell office:value-type="float" office:value="-874.7218407" calcext:value-type="float">
            <text:p>-874,72184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342.2666806" calcext:value-type="float">
            <text:p>-342,2666806</text:p>
          </table:table-cell>
          <table:table-cell office:value-type="float" office:value="31.7547506" calcext:value-type="float">
            <text:p>31,7547506</text:p>
          </table:table-cell>
          <table:table-cell office:value-type="float" office:value="-955.1298188" calcext:value-type="float">
            <text:p>-955,12981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377.1104892" calcext:value-type="float">
            <text:p>-377,1104892</text:p>
          </table:table-cell>
          <table:table-cell office:value-type="float" office:value="-45.2413684" calcext:value-type="float">
            <text:p>-45,2413684</text:p>
          </table:table-cell>
          <table:table-cell office:value-type="float" office:value="-1083.1591" calcext:value-type="float">
            <text:p>-1083,1591</text:p>
          </table:table-cell>
        </table:table-row>
        <table:table-row table:style-name="ro1">
          <table:table-cell table:number-columns-repeated="2"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311.3361107" calcext:value-type="float">
            <text:p>-311,3361107</text:p>
          </table:table-cell>
          <table:table-cell office:value-type="float" office:value="5.9418085" calcext:value-type="float">
            <text:p>5,9418085</text:p>
          </table:table-cell>
          <table:table-cell office:value-type="float" office:value="-1249.636293" calcext:value-type="float">
            <text:p>-1249,6362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185.0501074" calcext:value-type="float">
            <text:p>-185,0501074</text:p>
          </table:table-cell>
          <table:table-cell office:value-type="float" office:value="30.9563678" calcext:value-type="float">
            <text:p>30,9563678</text:p>
          </table:table-cell>
          <table:table-cell office:value-type="float" office:value="-1305.29959" calcext:value-type="float">
            <text:p>-1305,2995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144.4902424" calcext:value-type="float">
            <text:p>-144,4902424</text:p>
          </table:table-cell>
          <table:table-cell office:value-type="float" office:value="2.0817443" calcext:value-type="float">
            <text:p>2,0817443</text:p>
          </table:table-cell>
          <table:table-cell office:value-type="float" office:value="-1353.72418" calcext:value-type="float">
            <text:p>-1353,724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-82.6591042" calcext:value-type="float">
            <text:p>-82,6591042</text:p>
          </table:table-cell>
          <table:table-cell office:value-type="float" office:value="14.7892357" calcext:value-type="float">
            <text:p>14,7892357</text:p>
          </table:table-cell>
          <table:table-cell office:value-type="float" office:value="-1412.659326" calcext:value-type="float">
            <text:p>-1412,65932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18.7555539" calcext:value-type="float">
            <text:p>18,7555539</text:p>
          </table:table-cell>
          <table:table-cell office:value-type="float" office:value="42.7164024" calcext:value-type="float">
            <text:p>42,7164024</text:p>
          </table:table-cell>
          <table:table-cell office:value-type="float" office:value="-1420.178443" calcext:value-type="float">
            <text:p>-1420,17844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75.913703" calcext:value-type="float">
            <text:p>75,913703</text:p>
          </table:table-cell>
          <table:table-cell office:value-type="float" office:value="65.0925121" calcext:value-type="float">
            <text:p>65,0925121</text:p>
          </table:table-cell>
          <table:table-cell office:value-type="float" office:value="-1388.411714" calcext:value-type="float">
            <text:p>-1388,41171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122.9856406" calcext:value-type="float">
            <text:p>122,9856406</text:p>
          </table:table-cell>
          <table:table-cell office:value-type="float" office:value="61.2291312" calcext:value-type="float">
            <text:p>61,2291312</text:p>
          </table:table-cell>
          <table:table-cell office:value-type="float" office:value="-1362.953485" calcext:value-type="float">
            <text:p>-1362,95348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224.3930787" calcext:value-type="float">
            <text:p>224,3930787</text:p>
          </table:table-cell>
          <table:table-cell office:value-type="float" office:value="66.3362992" calcext:value-type="float">
            <text:p>66,3362992</text:p>
          </table:table-cell>
          <table:table-cell office:value-type="float" office:value="-1316.460951" calcext:value-type="float">
            <text:p>-1316,46095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242.397761" calcext:value-type="float">
            <text:p>242,397761</text:p>
          </table:table-cell>
          <table:table-cell office:value-type="float" office:value="79.8383375" calcext:value-type="float">
            <text:p>79,8383375</text:p>
          </table:table-cell>
          <table:table-cell office:value-type="float" office:value="-1196.860348" calcext:value-type="float">
            <text:p>-1196,8603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217.9488639" calcext:value-type="float">
            <text:p>217,9488639</text:p>
          </table:table-cell>
          <table:table-cell office:value-type="float" office:value="61.0971286" calcext:value-type="float">
            <text:p>61,0971286</text:p>
          </table:table-cell>
          <table:table-cell office:value-type="float" office:value="-1137.223022" calcext:value-type="float">
            <text:p>-1137,22302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353.3284475" calcext:value-type="float">
            <text:p>353,3284475</text:p>
          </table:table-cell>
          <table:table-cell office:value-type="float" office:value="65.4708518" calcext:value-type="float">
            <text:p>65,4708518</text:p>
          </table:table-cell>
          <table:table-cell office:value-type="float" office:value="-1087.539527" calcext:value-type="float">
            <text:p>-1087,53952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362.153724" calcext:value-type="float">
            <text:p>362,153724</text:p>
          </table:table-cell>
          <table:table-cell office:value-type="float" office:value="79.0123278" calcext:value-type="float">
            <text:p>79,0123278</text:p>
          </table:table-cell>
          <table:table-cell office:value-type="float" office:value="-899.4865195" calcext:value-type="float">
            <text:p>-899,486519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243.689967" calcext:value-type="float">
            <text:p>243,689967</text:p>
          </table:table-cell>
          <table:table-cell office:value-type="float" office:value="42.8759792" calcext:value-type="float">
            <text:p>42,8759792</text:p>
          </table:table-cell>
          <table:table-cell office:value-type="float" office:value="-826.5448277" calcext:value-type="float">
            <text:p>-826,544827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363.7444268" calcext:value-type="float">
            <text:p>363,7444268</text:p>
          </table:table-cell>
          <table:table-cell office:value-type="float" office:value="55.2352354" calcext:value-type="float">
            <text:p>55,2352354</text:p>
          </table:table-cell>
          <table:table-cell office:value-type="float" office:value="-793.208231" calcext:value-type="float">
            <text:p>-793,20823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332.7976424" calcext:value-type="float">
            <text:p>332,7976424</text:p>
          </table:table-cell>
          <table:table-cell office:value-type="float" office:value="9.2178499" calcext:value-type="float">
            <text:p>9,2178499</text:p>
          </table:table-cell>
          <table:table-cell office:value-type="float" office:value="-597.4348504" calcext:value-type="float">
            <text:p>-597,43485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146.8760566" calcext:value-type="float">
            <text:p>146,8760566</text:p>
          </table:table-cell>
          <table:table-cell office:value-type="float" office:value="-8.7045228" calcext:value-type="float">
            <text:p>-8,7045228</text:p>
          </table:table-cell>
          <table:table-cell office:value-type="float" office:value="-612.2226312" calcext:value-type="float">
            <text:p>-612,222631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303.4776004" calcext:value-type="float">
            <text:p>303,4776004</text:p>
          </table:table-cell>
          <table:table-cell office:value-type="float" office:value="35.0566658" calcext:value-type="float">
            <text:p>35,0566658</text:p>
          </table:table-cell>
          <table:table-cell office:value-type="float" office:value="-580.8639065" calcext:value-type="float">
            <text:p>-580,863906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278.2533598" calcext:value-type="float">
            <text:p>278,2533598</text:p>
          </table:table-cell>
          <table:table-cell office:value-type="float" office:value="-8.7316781" calcext:value-type="float">
            <text:p>-8,7316781</text:p>
          </table:table-cell>
          <table:table-cell office:value-type="float" office:value="-356.6376708" calcext:value-type="float">
            <text:p>-356,637670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100.6949702" calcext:value-type="float">
            <text:p>100,6949702</text:p>
          </table:table-cell>
          <table:table-cell office:value-type="float" office:value="-20.417852" calcext:value-type="float">
            <text:p>-20,417852</text:p>
          </table:table-cell>
          <table:table-cell office:value-type="float" office:value="-427.4387189" calcext:value-type="float">
            <text:p>-427,438718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0" calcext:value-type="float">
            <text:p>0</text:p>
          </table:table-cell>
          <table:table-cell office:value-type="float" office:value="122.7594564" calcext:value-type="float">
            <text:p>122,7594564</text:p>
          </table:table-cell>
          <table:table-cell office:value-type="float" office:value="-372.5806027" calcext:value-type="float">
            <text:p>-372,5806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0" calcext:value-type="float">
            <text:p>0</text:p>
          </table:table-cell>
          <table:table-cell office:value-type="float" office:value="72.5678725" calcext:value-type="float">
            <text:p>72,5678725</text:p>
          </table:table-cell>
          <table:table-cell office:value-type="float" office:value="-332.8581509" calcext:value-type="float">
            <text:p>-332,85815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-42.2425543" calcext:value-type="float">
            <text:p>-42,2425543</text:p>
          </table:table-cell>
          <table:table-cell office:value-type="float" office:value="72.8781688" calcext:value-type="float">
            <text:p>72,8781688</text:p>
          </table:table-cell>
          <table:table-cell office:value-type="float" office:value="-338.6666997" calcext:value-type="float">
            <text:p>-338,6666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51.0500533" calcext:value-type="float">
            <text:p>-51,0500533</text:p>
          </table:table-cell>
          <table:table-cell office:value-type="float" office:value="90.1067377" calcext:value-type="float">
            <text:p>90,1067377</text:p>
          </table:table-cell>
          <table:table-cell office:value-type="float" office:value="-371.2594921" calcext:value-type="float">
            <text:p>-371,25949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77.3303931" calcext:value-type="float">
            <text:p>-77,3303931</text:p>
          </table:table-cell>
          <table:table-cell office:value-type="float" office:value="89.084144" calcext:value-type="float">
            <text:p>89,084144</text:p>
          </table:table-cell>
          <table:table-cell office:value-type="float" office:value="-328.4882925" calcext:value-type="float">
            <text:p>-328,48829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282.7143583" calcext:value-type="float">
            <text:p>-282,7143583</text:p>
          </table:table-cell>
          <table:table-cell office:value-type="float" office:value="54.8656776" calcext:value-type="float">
            <text:p>54,8656776</text:p>
          </table:table-cell>
          <table:table-cell office:value-type="float" office:value="-361.0737398" calcext:value-type="float">
            <text:p>-361,07373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99.3446179" calcext:value-type="float">
            <text:p>-299,3446179</text:p>
          </table:table-cell>
          <table:table-cell office:value-type="float" office:value="107.6647277" calcext:value-type="float">
            <text:p>107,6647277</text:p>
          </table:table-cell>
          <table:table-cell office:value-type="float" office:value="-539.8625709" calcext:value-type="float">
            <text:p>-539,86257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07.9495659" calcext:value-type="float">
            <text:p>-207,9495659</text:p>
          </table:table-cell>
          <table:table-cell office:value-type="float" office:value="117.3148327" calcext:value-type="float">
            <text:p>117,3148327</text:p>
          </table:table-cell>
          <table:table-cell office:value-type="float" office:value="-515.7544256" calcext:value-type="float">
            <text:p>-515,754425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404.2191504" calcext:value-type="float">
            <text:p>-404,2191504</text:p>
          </table:table-cell>
          <table:table-cell office:value-type="float" office:value="80.233826" calcext:value-type="float">
            <text:p>80,233826</text:p>
          </table:table-cell>
          <table:table-cell office:value-type="float" office:value="-594.6756187" calcext:value-type="float">
            <text:p>-594,675618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475.3672175" calcext:value-type="float">
            <text:p>-475,3672175</text:p>
          </table:table-cell>
          <table:table-cell office:value-type="float" office:value="108.1822261" calcext:value-type="float">
            <text:p>108,1822261</text:p>
          </table:table-cell>
          <table:table-cell office:value-type="float" office:value="-827.76746" calcext:value-type="float">
            <text:p>-827,767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426.1648846" calcext:value-type="float">
            <text:p>-426,1648846</text:p>
          </table:table-cell>
          <table:table-cell office:value-type="float" office:value="81.9428353" calcext:value-type="float">
            <text:p>81,9428353</text:p>
          </table:table-cell>
          <table:table-cell office:value-type="float" office:value="-935.1079044" calcext:value-type="float">
            <text:p>-935,10790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388.1535405" calcext:value-type="float">
            <text:p>-388,1535405</text:p>
          </table:table-cell>
          <table:table-cell office:value-type="float" office:value="5.4569493" calcext:value-type="float">
            <text:p>5,4569493</text:p>
          </table:table-cell>
          <table:table-cell office:value-type="float" office:value="-1118.155274" calcext:value-type="float">
            <text:p>-1118,15527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248.9187885" calcext:value-type="float">
            <text:p>-248,9187885</text:p>
          </table:table-cell>
          <table:table-cell office:value-type="float" office:value="74.8131634" calcext:value-type="float">
            <text:p>74,8131634</text:p>
          </table:table-cell>
          <table:table-cell office:value-type="float" office:value="-1239.770184" calcext:value-type="float">
            <text:p>-1239,770184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183.8364589" calcext:value-type="float">
            <text:p>-183,8364589</text:p>
          </table:table-cell>
          <table:table-cell office:value-type="float" office:value="102.1834247" calcext:value-type="float">
            <text:p>102,1834247</text:p>
          </table:table-cell>
          <table:table-cell office:value-type="float" office:value="-1275.660856" calcext:value-type="float">
            <text:p>-1275,6608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150.083654" calcext:value-type="float">
            <text:p>-150,083654</text:p>
          </table:table-cell>
          <table:table-cell office:value-type="float" office:value="71.8660385" calcext:value-type="float">
            <text:p>71,8660385</text:p>
          </table:table-cell>
          <table:table-cell office:value-type="float" office:value="-1341.345143" calcext:value-type="float">
            <text:p>-1341,34514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53.6693518" calcext:value-type="float">
            <text:p>-53,6693518</text:p>
          </table:table-cell>
          <table:table-cell office:value-type="float" office:value="89.1494386" calcext:value-type="float">
            <text:p>89,1494386</text:p>
          </table:table-cell>
          <table:table-cell office:value-type="float" office:value="-1387.331974" calcext:value-type="float">
            <text:p>-1387,3319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45.3780293" calcext:value-type="float">
            <text:p>45,3780293</text:p>
          </table:table-cell>
          <table:table-cell office:value-type="float" office:value="113.5923065" calcext:value-type="float">
            <text:p>113,5923065</text:p>
          </table:table-cell>
          <table:table-cell office:value-type="float" office:value="-1377.373219" calcext:value-type="float">
            <text:p>-1377,3732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83.8031783" calcext:value-type="float">
            <text:p>83,8031783</text:p>
          </table:table-cell>
          <table:table-cell office:value-type="float" office:value="125.4444319" calcext:value-type="float">
            <text:p>125,4444319</text:p>
          </table:table-cell>
          <table:table-cell office:value-type="float" office:value="-1338.25679" calcext:value-type="float">
            <text:p>-1338,2567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120.1156227" calcext:value-type="float">
            <text:p>120,1156227</text:p>
          </table:table-cell>
          <table:table-cell office:value-type="float" office:value="124.4075636" calcext:value-type="float">
            <text:p>124,4075636</text:p>
          </table:table-cell>
          <table:table-cell office:value-type="float" office:value="-1318.096752" calcext:value-type="float">
            <text:p>-1318,09675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224.1789082" calcext:value-type="float">
            <text:p>224,1789082</text:p>
          </table:table-cell>
          <table:table-cell office:value-type="float" office:value="125.1021935" calcext:value-type="float">
            <text:p>125,1021935</text:p>
          </table:table-cell>
          <table:table-cell office:value-type="float" office:value="-1270.660907" calcext:value-type="float">
            <text:p>-1270,6609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240.7391994" calcext:value-type="float">
            <text:p>240,7391994</text:p>
          </table:table-cell>
          <table:table-cell office:value-type="float" office:value="125.3825938" calcext:value-type="float">
            <text:p>125,3825938</text:p>
          </table:table-cell>
          <table:table-cell office:value-type="float" office:value="-1152.838966" calcext:value-type="float">
            <text:p>-1152,8389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216.1177599" calcext:value-type="float">
            <text:p>216,1177599</text:p>
          </table:table-cell>
          <table:table-cell office:value-type="float" office:value="134.0878634" calcext:value-type="float">
            <text:p>134,0878634</text:p>
          </table:table-cell>
          <table:table-cell office:value-type="float" office:value="-1102.190978" calcext:value-type="float">
            <text:p>-1102,19097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345.65338" calcext:value-type="float">
            <text:p>345,65338</text:p>
          </table:table-cell>
          <table:table-cell office:value-type="float" office:value="150.5803449" calcext:value-type="float">
            <text:p>150,5803449</text:p>
          </table:table-cell>
          <table:table-cell office:value-type="float" office:value="-1045.778611" calcext:value-type="float">
            <text:p>-1045,77861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352.2998101" calcext:value-type="float">
            <text:p>352,2998101</text:p>
          </table:table-cell>
          <table:table-cell office:value-type="float" office:value="109.4918152" calcext:value-type="float">
            <text:p>109,4918152</text:p>
          </table:table-cell>
          <table:table-cell office:value-type="float" office:value="-873.0734066" calcext:value-type="float">
            <text:p>-873,073406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264.9549447" calcext:value-type="float">
            <text:p>264,9549447</text:p>
          </table:table-cell>
          <table:table-cell office:value-type="float" office:value="115.5116131" calcext:value-type="float">
            <text:p>115,5116131</text:p>
          </table:table-cell>
          <table:table-cell office:value-type="float" office:value="-822.1397047" calcext:value-type="float">
            <text:p>-822,139704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344.5157182" calcext:value-type="float">
            <text:p>344,5157182</text:p>
          </table:table-cell>
          <table:table-cell office:value-type="float" office:value="190.9184859" calcext:value-type="float">
            <text:p>190,9184859</text:p>
          </table:table-cell>
          <table:table-cell office:value-type="float" office:value="-739.6215141" calcext:value-type="float">
            <text:p>-739,621514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283.5584058" calcext:value-type="float">
            <text:p>283,5584058</text:p>
          </table:table-cell>
          <table:table-cell office:value-type="float" office:value="70.7471599" calcext:value-type="float">
            <text:p>70,7471599</text:p>
          </table:table-cell>
          <table:table-cell office:value-type="float" office:value="-574.1296464" calcext:value-type="float">
            <text:p>-574,129646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75.6579862" calcext:value-type="float">
            <text:p>175,6579862</text:p>
          </table:table-cell>
          <table:table-cell office:value-type="float" office:value="53.0683064" calcext:value-type="float">
            <text:p>53,0683064</text:p>
          </table:table-cell>
          <table:table-cell office:value-type="float" office:value="-597.0732462" calcext:value-type="float">
            <text:p>-597,073246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292.6986163" calcext:value-type="float">
            <text:p>292,6986163</text:p>
          </table:table-cell>
          <table:table-cell office:value-type="float" office:value="160.0059617" calcext:value-type="float">
            <text:p>160,0059617</text:p>
          </table:table-cell>
          <table:table-cell office:value-type="float" office:value="-525.1119852" calcext:value-type="float">
            <text:p>-525,111985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228.767669" calcext:value-type="float">
            <text:p>228,767669</text:p>
          </table:table-cell>
          <table:table-cell office:value-type="float" office:value="18.7109185" calcext:value-type="float">
            <text:p>18,7109185</text:p>
          </table:table-cell>
          <table:table-cell office:value-type="float" office:value="-347.2109969" calcext:value-type="float">
            <text:p>-347,210996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192.4981423" calcext:value-type="float">
            <text:p>192,4981423</text:p>
          </table:table-cell>
          <table:table-cell office:value-type="float" office:value="4.9903332" calcext:value-type="float">
            <text:p>4,9903332</text:p>
          </table:table-cell>
          <table:table-cell office:value-type="float" office:value="-421.4544995" calcext:value-type="float">
            <text:p>-421,45449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9.28" calcext:value-type="float">
            <text:p>-239,28</text:p>
          </table:table-cell>
          <table:table-cell office:value-type="float" office:value="0" calcext:value-type="float">
            <text:p>0</text:p>
          </table:table-cell>
          <table:table-cell office:value-type="float" office:value="146.9251795" calcext:value-type="float">
            <text:p>146,9251795</text:p>
          </table:table-cell>
          <table:table-cell office:value-type="float" office:value="-271.5506358" calcext:value-type="float">
            <text:p>-271,5506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0" calcext:value-type="float">
            <text:p>0</text:p>
          </table:table-cell>
          <table:table-cell office:value-type="float" office:value="61.0146719" calcext:value-type="float">
            <text:p>61,0146719</text:p>
          </table:table-cell>
          <table:table-cell office:value-type="float" office:value="-301.4548295" calcext:value-type="float">
            <text:p>-301,4548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33.3549295" calcext:value-type="float">
            <text:p>-33,3549295</text:p>
          </table:table-cell>
          <table:table-cell office:value-type="float" office:value="57.9054745" calcext:value-type="float">
            <text:p>57,9054745</text:p>
          </table:table-cell>
          <table:table-cell office:value-type="float" office:value="-307.2440186" calcext:value-type="float">
            <text:p>-307,24401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47.7902636" calcext:value-type="float">
            <text:p>-47,7902636</text:p>
          </table:table-cell>
          <table:table-cell office:value-type="float" office:value="77.401175" calcext:value-type="float">
            <text:p>77,401175</text:p>
          </table:table-cell>
          <table:table-cell office:value-type="float" office:value="-329.7209309" calcext:value-type="float">
            <text:p>-329,72093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111.7647151" calcext:value-type="float">
            <text:p>-111,7647151</text:p>
          </table:table-cell>
          <table:table-cell office:value-type="float" office:value="58.092803" calcext:value-type="float">
            <text:p>58,092803</text:p>
          </table:table-cell>
          <table:table-cell office:value-type="float" office:value="-286.9799959" calcext:value-type="float">
            <text:p>-286,97999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268.6270988" calcext:value-type="float">
            <text:p>-268,6270988</text:p>
          </table:table-cell>
          <table:table-cell office:value-type="float" office:value="-29.1621725" calcext:value-type="float">
            <text:p>-29,1621725</text:p>
          </table:table-cell>
          <table:table-cell office:value-type="float" office:value="-363.4288738" calcext:value-type="float">
            <text:p>-363,42887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257.1459663" calcext:value-type="float">
            <text:p>-257,1459663</text:p>
          </table:table-cell>
          <table:table-cell office:value-type="float" office:value="91.5489777" calcext:value-type="float">
            <text:p>91,5489777</text:p>
          </table:table-cell>
          <table:table-cell office:value-type="float" office:value="-503.0316683" calcext:value-type="float">
            <text:p>-503,03166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237.6863314" calcext:value-type="float">
            <text:p>-237,6863314</text:p>
          </table:table-cell>
          <table:table-cell office:value-type="float" office:value="84.7485413" calcext:value-type="float">
            <text:p>84,7485413</text:p>
          </table:table-cell>
          <table:table-cell office:value-type="float" office:value="-481.1108042" calcext:value-type="float">
            <text:p>-481,11080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397.3183546" calcext:value-type="float">
            <text:p>-397,3183546</text:p>
          </table:table-cell>
          <table:table-cell office:value-type="float" office:value="-3.4455722" calcext:value-type="float">
            <text:p>-3,4455722</text:p>
          </table:table-cell>
          <table:table-cell office:value-type="float" office:value="-594.2216919" calcext:value-type="float">
            <text:p>-594,221691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436.2165045" calcext:value-type="float">
            <text:p>-436,2165045</text:p>
          </table:table-cell>
          <table:table-cell office:value-type="float" office:value="114.4250427" calcext:value-type="float">
            <text:p>114,4250427</text:p>
          </table:table-cell>
          <table:table-cell office:value-type="float" office:value="-792.9478284" calcext:value-type="float">
            <text:p>-792,947828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444.9919573" calcext:value-type="float">
            <text:p>-444,9919573</text:p>
          </table:table-cell>
          <table:table-cell office:value-type="float" office:value="156.6884026" calcext:value-type="float">
            <text:p>156,6884026</text:p>
          </table:table-cell>
          <table:table-cell office:value-type="float" office:value="-896.7450794" calcext:value-type="float">
            <text:p>-896,74507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384.240161" calcext:value-type="float">
            <text:p>-384,240161</text:p>
          </table:table-cell>
          <table:table-cell office:value-type="float" office:value="146.1600012" calcext:value-type="float">
            <text:p>146,1600012</text:p>
          </table:table-cell>
          <table:table-cell office:value-type="float" office:value="-1096.806075" calcext:value-type="float">
            <text:p>-1096,8060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214.6096353" calcext:value-type="float">
            <text:p>-214,6096353</text:p>
          </table:table-cell>
          <table:table-cell office:value-type="float" office:value="180.1935711" calcext:value-type="float">
            <text:p>180,1935711</text:p>
          </table:table-cell>
          <table:table-cell office:value-type="float" office:value="-1184.741976" calcext:value-type="float">
            <text:p>-1184,74197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187.9972323" calcext:value-type="float">
            <text:p>-187,9972323</text:p>
          </table:table-cell>
          <table:table-cell office:value-type="float" office:value="184.5075249" calcext:value-type="float">
            <text:p>184,5075249</text:p>
          </table:table-cell>
          <table:table-cell office:value-type="float" office:value="-1215.810255" calcext:value-type="float">
            <text:p>-1215,810255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157.5242285" calcext:value-type="float">
            <text:p>-157,5242285</text:p>
          </table:table-cell>
          <table:table-cell office:value-type="float" office:value="162.8091165" calcext:value-type="float">
            <text:p>162,8091165</text:p>
          </table:table-cell>
          <table:table-cell office:value-type="float" office:value="-1297.080226" calcext:value-type="float">
            <text:p>-1297,08022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40.9328363" calcext:value-type="float">
            <text:p>-40,9328363</text:p>
          </table:table-cell>
          <table:table-cell office:value-type="float" office:value="167.6463645" calcext:value-type="float">
            <text:p>167,6463645</text:p>
          </table:table-cell>
          <table:table-cell office:value-type="float" office:value="-1337.347457" calcext:value-type="float">
            <text:p>-1337,3474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55.0505472" calcext:value-type="float">
            <text:p>55,0505472</text:p>
          </table:table-cell>
          <table:table-cell office:value-type="float" office:value="175.4909727" calcext:value-type="float">
            <text:p>175,4909727</text:p>
          </table:table-cell>
          <table:table-cell office:value-type="float" office:value="-1321.024796" calcext:value-type="float">
            <text:p>-1321,02479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86.7289601" calcext:value-type="float">
            <text:p>86,7289601</text:p>
          </table:table-cell>
          <table:table-cell office:value-type="float" office:value="172.1850418" calcext:value-type="float">
            <text:p>172,1850418</text:p>
          </table:table-cell>
          <table:table-cell office:value-type="float" office:value="-1285.357943" calcext:value-type="float">
            <text:p>-1285,35794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122.6434021" calcext:value-type="float">
            <text:p>122,6434021</text:p>
          </table:table-cell>
          <table:table-cell office:value-type="float" office:value="178.7071234" calcext:value-type="float">
            <text:p>178,7071234</text:p>
          </table:table-cell>
          <table:table-cell office:value-type="float" office:value="-1270.716206" calcext:value-type="float">
            <text:p>-1270,71620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225.3681089" calcext:value-type="float">
            <text:p>225,3681089</text:p>
          </table:table-cell>
          <table:table-cell office:value-type="float" office:value="192.2814606" calcext:value-type="float">
            <text:p>192,2814606</text:p>
          </table:table-cell>
          <table:table-cell office:value-type="float" office:value="-1216.240504" calcext:value-type="float">
            <text:p>-1216,24050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251.3834309" calcext:value-type="float">
            <text:p>251,3834309</text:p>
          </table:table-cell>
          <table:table-cell office:value-type="float" office:value="181.5479543" calcext:value-type="float">
            <text:p>181,5479543</text:p>
          </table:table-cell>
          <table:table-cell office:value-type="float" office:value="-1103.254294" calcext:value-type="float">
            <text:p>-1103,2542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243.1466149" calcext:value-type="float">
            <text:p>243,1466149</text:p>
          </table:table-cell>
          <table:table-cell office:value-type="float" office:value="210.813294" calcext:value-type="float">
            <text:p>210,813294</text:p>
          </table:table-cell>
          <table:table-cell office:value-type="float" office:value="-1052.722886" calcext:value-type="float">
            <text:p>-1052,72288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328.7323993" calcext:value-type="float">
            <text:p>328,7323993</text:p>
          </table:table-cell>
          <table:table-cell office:value-type="float" office:value="263.3788919" calcext:value-type="float">
            <text:p>263,3788919</text:p>
          </table:table-cell>
          <table:table-cell office:value-type="float" office:value="-963.5375629" calcext:value-type="float">
            <text:p>-963,537562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327.0849922" calcext:value-type="float">
            <text:p>327,0849922</text:p>
          </table:table-cell>
          <table:table-cell office:value-type="float" office:value="169.7965352" calcext:value-type="float">
            <text:p>169,7965352</text:p>
          </table:table-cell>
          <table:table-cell office:value-type="float" office:value="-817.6803615" calcext:value-type="float">
            <text:p>-817,680361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325.1166377" calcext:value-type="float">
            <text:p>325,1166377</text:p>
          </table:table-cell>
          <table:table-cell office:value-type="float" office:value="152.6963351" calcext:value-type="float">
            <text:p>152,6963351</text:p>
          </table:table-cell>
          <table:table-cell office:value-type="float" office:value="-766.4135085" calcext:value-type="float">
            <text:p>-766,413508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318.9799736" calcext:value-type="float">
            <text:p>318,9799736</text:p>
          </table:table-cell>
          <table:table-cell office:value-type="float" office:value="220.9309663" calcext:value-type="float">
            <text:p>220,9309663</text:p>
          </table:table-cell>
          <table:table-cell office:value-type="float" office:value="-616.5927311" calcext:value-type="float">
            <text:p>-616,592731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194.9474629" calcext:value-type="float">
            <text:p>194,9474629</text:p>
          </table:table-cell>
          <table:table-cell office:value-type="float" office:value="103.389386" calcext:value-type="float">
            <text:p>103,389386</text:p>
          </table:table-cell>
          <table:table-cell office:value-type="float" office:value="-522.3241762" calcext:value-type="float">
            <text:p>-522,324176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236.1348583" calcext:value-type="float">
            <text:p>236,1348583</text:p>
          </table:table-cell>
          <table:table-cell office:value-type="float" office:value="90.8224999" calcext:value-type="float">
            <text:p>90,8224999</text:p>
          </table:table-cell>
          <table:table-cell office:value-type="float" office:value="-553.0887703" calcext:value-type="float">
            <text:p>-553,088770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269.1202125" calcext:value-type="float">
            <text:p>269,1202125</text:p>
          </table:table-cell>
          <table:table-cell office:value-type="float" office:value="187.2601575" calcext:value-type="float">
            <text:p>187,2601575</text:p>
          </table:table-cell>
          <table:table-cell office:value-type="float" office:value="-409.9586998" calcext:value-type="float">
            <text:p>-409,958699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123.2377314" calcext:value-type="float">
            <text:p>123,2377314</text:p>
          </table:table-cell>
          <table:table-cell office:value-type="float" office:value="44.7348195" calcext:value-type="float">
            <text:p>44,7348195</text:p>
          </table:table-cell>
          <table:table-cell office:value-type="float" office:value="-330.2456462" calcext:value-type="float">
            <text:p>-330,245646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228.9092312" calcext:value-type="float">
            <text:p>228,9092312</text:p>
          </table:table-cell>
          <table:table-cell office:value-type="float" office:value="32.7585126" calcext:value-type="float">
            <text:p>32,7585126</text:p>
          </table:table-cell>
          <table:table-cell office:value-type="float" office:value="-409.8014636" calcext:value-type="float">
            <text:p>-409,80146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9.23" calcext:value-type="float">
            <text:p>-239,23</text:p>
          </table:table-cell>
          <table:table-cell office:value-type="float" office:value="0" calcext:value-type="float">
            <text:p>0</text:p>
          </table:table-cell>
          <table:table-cell office:value-type="float" office:value="83.7013157" calcext:value-type="float">
            <text:p>83,7013157</text:p>
          </table:table-cell>
          <table:table-cell office:value-type="float" office:value="-211.9893313" calcext:value-type="float">
            <text:p>-211,9893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0" calcext:value-type="float">
            <text:p>0</text:p>
          </table:table-cell>
          <table:table-cell office:value-type="float" office:value="63.4236761" calcext:value-type="float">
            <text:p>63,4236761</text:p>
          </table:table-cell>
          <table:table-cell office:value-type="float" office:value="-286.3049916" calcext:value-type="float">
            <text:p>-286,30499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-25.8560512" calcext:value-type="float">
            <text:p>-25,8560512</text:p>
          </table:table-cell>
          <table:table-cell office:value-type="float" office:value="54.6593596" calcext:value-type="float">
            <text:p>54,6593596</text:p>
          </table:table-cell>
          <table:table-cell office:value-type="float" office:value="-293.1785625" calcext:value-type="float">
            <text:p>-293,17856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50.8627248" calcext:value-type="float">
            <text:p>-50,8627248</text:p>
          </table:table-cell>
          <table:table-cell office:value-type="float" office:value="77.3421877" calcext:value-type="float">
            <text:p>77,3421877</text:p>
          </table:table-cell>
          <table:table-cell office:value-type="float" office:value="-306.0070661" calcext:value-type="float">
            <text:p>-306,00706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183.8937406" calcext:value-type="float">
            <text:p>-183,8937406</text:p>
          </table:table-cell>
          <table:table-cell office:value-type="float" office:value="62.3685251" calcext:value-type="float">
            <text:p>62,3685251</text:p>
          </table:table-cell>
          <table:table-cell office:value-type="float" office:value="-284.4404361" calcext:value-type="float">
            <text:p>-284,44043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249.2581836" calcext:value-type="float">
            <text:p>-249,2581836</text:p>
          </table:table-cell>
          <table:table-cell office:value-type="float" office:value="-3.1381012" calcext:value-type="float">
            <text:p>-3,1381012</text:p>
          </table:table-cell>
          <table:table-cell office:value-type="float" office:value="-423.4293444" calcext:value-type="float">
            <text:p>-423,42934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185.4339042" calcext:value-type="float">
            <text:p>-185,4339042</text:p>
          </table:table-cell>
          <table:table-cell office:value-type="float" office:value="114.0394353" calcext:value-type="float">
            <text:p>114,0394353</text:p>
          </table:table-cell>
          <table:table-cell office:value-type="float" office:value="-483.5155548" calcext:value-type="float">
            <text:p>-483,51555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302.9441158" calcext:value-type="float">
            <text:p>-302,9441158</text:p>
          </table:table-cell>
          <table:table-cell office:value-type="float" office:value="105.8879489" calcext:value-type="float">
            <text:p>105,8879489</text:p>
          </table:table-cell>
          <table:table-cell office:value-type="float" office:value="-471.5393374" calcext:value-type="float">
            <text:p>-471,53933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374.5426491" calcext:value-type="float">
            <text:p>-374,5426491</text:p>
          </table:table-cell>
          <table:table-cell office:value-type="float" office:value="33.132829" calcext:value-type="float">
            <text:p>33,132829</text:p>
          </table:table-cell>
          <table:table-cell office:value-type="float" office:value="-644.4948989" calcext:value-type="float">
            <text:p>-644,49489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315.2332428" calcext:value-type="float">
            <text:p>-315,2332428</text:p>
          </table:table-cell>
          <table:table-cell office:value-type="float" office:value="145.8678745" calcext:value-type="float">
            <text:p>145,8678745</text:p>
          </table:table-cell>
          <table:table-cell office:value-type="float" office:value="-759.5337239" calcext:value-type="float">
            <text:p>-759,533723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394.4299261" calcext:value-type="float">
            <text:p>-394,4299261</text:p>
          </table:table-cell>
          <table:table-cell office:value-type="float" office:value="187.5118026" calcext:value-type="float">
            <text:p>187,5118026</text:p>
          </table:table-cell>
          <table:table-cell office:value-type="float" office:value="-822.9090026" calcext:value-type="float">
            <text:p>-822,9090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364.648372" calcext:value-type="float">
            <text:p>-364,648372</text:p>
          </table:table-cell>
          <table:table-cell office:value-type="float" office:value="234.2211481" calcext:value-type="float">
            <text:p>234,2211481</text:p>
          </table:table-cell>
          <table:table-cell office:value-type="float" office:value="-1001.273773" calcext:value-type="float">
            <text:p>-1001,27377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210.5712648" calcext:value-type="float">
            <text:p>-210,5712648</text:p>
          </table:table-cell>
          <table:table-cell office:value-type="float" office:value="252.8166699" calcext:value-type="float">
            <text:p>252,8166699</text:p>
          </table:table-cell>
          <table:table-cell office:value-type="float" office:value="-1065.801442" calcext:value-type="float">
            <text:p>-1065,8014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201.2209135" calcext:value-type="float">
            <text:p>-201,2209135</text:p>
          </table:table-cell>
          <table:table-cell office:value-type="float" office:value="235.3597565" calcext:value-type="float">
            <text:p>235,3597565</text:p>
          </table:table-cell>
          <table:table-cell office:value-type="float" office:value="-1113.158246" calcext:value-type="float">
            <text:p>-1113,15824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166.9448145" calcext:value-type="float">
            <text:p>-166,9448145</text:p>
          </table:table-cell>
          <table:table-cell office:value-type="float" office:value="231.6701748" calcext:value-type="float">
            <text:p>231,6701748</text:p>
          </table:table-cell>
          <table:table-cell office:value-type="float" office:value="-1212.950674" calcext:value-type="float">
            <text:p>-1212,950674</text:p>
          </table:table-cell>
        </table:table-row>
        <table:table-row table:style-name="ro1">
          <table:table-cell table:number-columns-repeated="2"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40.9874956" calcext:value-type="float">
            <text:p>-40,9874956</text:p>
          </table:table-cell>
          <table:table-cell office:value-type="float" office:value="240.4632734" calcext:value-type="float">
            <text:p>240,4632734</text:p>
          </table:table-cell>
          <table:table-cell office:value-type="float" office:value="-1255.9322" calcext:value-type="float">
            <text:p>-1255,93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49.9167066" calcext:value-type="float">
            <text:p>49,9167066</text:p>
          </table:table-cell>
          <table:table-cell office:value-type="float" office:value="241.9558523" calcext:value-type="float">
            <text:p>241,9558523</text:p>
          </table:table-cell>
          <table:table-cell office:value-type="float" office:value="-1242.929393" calcext:value-type="float">
            <text:p>-1242,92939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87.019329" calcext:value-type="float">
            <text:p>87,019329</text:p>
          </table:table-cell>
          <table:table-cell office:value-type="float" office:value="227.0983008" calcext:value-type="float">
            <text:p>227,0983008</text:p>
          </table:table-cell>
          <table:table-cell office:value-type="float" office:value="-1216.095408" calcext:value-type="float">
            <text:p>-1216,09540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140.2120415" calcext:value-type="float">
            <text:p>140,2120415</text:p>
          </table:table-cell>
          <table:table-cell office:value-type="float" office:value="248.1935835" calcext:value-type="float">
            <text:p>248,1935835</text:p>
          </table:table-cell>
          <table:table-cell office:value-type="float" office:value="-1196.599345" calcext:value-type="float">
            <text:p>-1196,59934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227.0197391" calcext:value-type="float">
            <text:p>227,0197391</text:p>
          </table:table-cell>
          <table:table-cell office:value-type="float" office:value="286.9775557" calcext:value-type="float">
            <text:p>286,9775557</text:p>
          </table:table-cell>
          <table:table-cell office:value-type="float" office:value="-1126.085331" calcext:value-type="float">
            <text:p>-1126,08533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259.2710328" calcext:value-type="float">
            <text:p>259,2710328</text:p>
          </table:table-cell>
          <table:table-cell office:value-type="float" office:value="243.4468411" calcext:value-type="float">
            <text:p>243,4468411</text:p>
          </table:table-cell>
          <table:table-cell office:value-type="float" office:value="-1023.933352" calcext:value-type="float">
            <text:p>-1023,9333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297.9486976" calcext:value-type="float">
            <text:p>297,9486976</text:p>
          </table:table-cell>
          <table:table-cell office:value-type="float" office:value="244.1169944" calcext:value-type="float">
            <text:p>244,1169944</text:p>
          </table:table-cell>
          <table:table-cell office:value-type="float" office:value="-958.6645552" calcext:value-type="float">
            <text:p>-958,664555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304.6366213" calcext:value-type="float">
            <text:p>304,6366213</text:p>
          </table:table-cell>
          <table:table-cell office:value-type="float" office:value="284.2827374" calcext:value-type="float">
            <text:p>284,2827374</text:p>
          </table:table-cell>
          <table:table-cell office:value-type="float" office:value="-823.3488852" calcext:value-type="float">
            <text:p>-823,348885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241.6172533" calcext:value-type="float">
            <text:p>241,6172533</text:p>
          </table:table-cell>
          <table:table-cell office:value-type="float" office:value="191.9432768" calcext:value-type="float">
            <text:p>191,9432768</text:p>
          </table:table-cell>
          <table:table-cell office:value-type="float" office:value="-733.3812253" calcext:value-type="float">
            <text:p>-733,381225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316.0893758" calcext:value-type="float">
            <text:p>316,0893758</text:p>
          </table:table-cell>
          <table:table-cell office:value-type="float" office:value="151.1931493" calcext:value-type="float">
            <text:p>151,1931493</text:p>
          </table:table-cell>
          <table:table-cell office:value-type="float" office:value="-702.6878366" calcext:value-type="float">
            <text:p>-702,687836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295.208769" calcext:value-type="float">
            <text:p>295,208769</text:p>
          </table:table-cell>
          <table:table-cell office:value-type="float" office:value="156.3437613" calcext:value-type="float">
            <text:p>156,3437613</text:p>
          </table:table-cell>
          <table:table-cell office:value-type="float" office:value="-532.7048069" calcext:value-type="float">
            <text:p>-532,704806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53.4499394" calcext:value-type="float">
            <text:p>153,4499394</text:p>
          </table:table-cell>
          <table:table-cell office:value-type="float" office:value="112.4442819" calcext:value-type="float">
            <text:p>112,4442819</text:p>
          </table:table-cell>
          <table:table-cell office:value-type="float" office:value="-477.5266113" calcext:value-type="float">
            <text:p>-477,52661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259.5287577" calcext:value-type="float">
            <text:p>259,5287577</text:p>
          </table:table-cell>
          <table:table-cell office:value-type="float" office:value="130.367145" calcext:value-type="float">
            <text:p>130,367145</text:p>
          </table:table-cell>
          <table:table-cell office:value-type="float" office:value="-506.3360148" calcext:value-type="float">
            <text:p>-506,336014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246.6109359" calcext:value-type="float">
            <text:p>246,6109359</text:p>
          </table:table-cell>
          <table:table-cell office:value-type="float" office:value="121.7638774" calcext:value-type="float">
            <text:p>121,7638774</text:p>
          </table:table-cell>
          <table:table-cell office:value-type="float" office:value="-340.3504623" calcext:value-type="float">
            <text:p>-340,350462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74.2660241" calcext:value-type="float">
            <text:p>74,2660241</text:p>
          </table:table-cell>
          <table:table-cell office:value-type="float" office:value="59.5086947" calcext:value-type="float">
            <text:p>59,5086947</text:p>
          </table:table-cell>
          <table:table-cell office:value-type="float" office:value="-328.5479349" calcext:value-type="float">
            <text:p>-328,547934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231.4646386" calcext:value-type="float">
            <text:p>231,4646386</text:p>
          </table:table-cell>
          <table:table-cell office:value-type="float" office:value="87.8974011" calcext:value-type="float">
            <text:p>87,8974011</text:p>
          </table:table-cell>
          <table:table-cell office:value-type="float" office:value="-387.6916025" calcext:value-type="float">
            <text:p>-387,69160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9.59" calcext:value-type="float">
            <text:p>-239,59</text:p>
          </table:table-cell>
          <table:table-cell office:value-type="float" office:value="0" calcext:value-type="float">
            <text:p>0</text:p>
          </table:table-cell>
          <table:table-cell office:value-type="float" office:value="45.4108322" calcext:value-type="float">
            <text:p>45,4108322</text:p>
          </table:table-cell>
          <table:table-cell office:value-type="float" office:value="-184.7824762" calcext:value-type="float">
            <text:p>-184,7824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3" calcext:value-type="float">
            <text:p>-238,3</text:p>
          </table:table-cell>
          <table:table-cell office:value-type="float" office:value="0" calcext:value-type="float">
            <text:p>0</text:p>
          </table:table-cell>
          <table:table-cell office:value-type="float" office:value="72.3783752" calcext:value-type="float">
            <text:p>72,3783752</text:p>
          </table:table-cell>
          <table:table-cell office:value-type="float" office:value="-268.6549766" calcext:value-type="float">
            <text:p>-268,65497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9.4364179" calcext:value-type="float">
            <text:p>-19,4364179</text:p>
          </table:table-cell>
          <table:table-cell office:value-type="float" office:value="71.4730396" calcext:value-type="float">
            <text:p>71,4730396</text:p>
          </table:table-cell>
          <table:table-cell office:value-type="float" office:value="-280.338203" calcext:value-type="float">
            <text:p>-280,3382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40.0810981" calcext:value-type="float">
            <text:p>-40,0810981</text:p>
          </table:table-cell>
          <table:table-cell office:value-type="float" office:value="88.6712247" calcext:value-type="float">
            <text:p>88,6712247</text:p>
          </table:table-cell>
          <table:table-cell office:value-type="float" office:value="-281.3318269" calcext:value-type="float">
            <text:p>-281,33182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92.2450041" calcext:value-type="float">
            <text:p>-192,2450041</text:p>
          </table:table-cell>
          <table:table-cell office:value-type="float" office:value="91.0486966" calcext:value-type="float">
            <text:p>91,0486966</text:p>
          </table:table-cell>
          <table:table-cell office:value-type="float" office:value="-269.9302691" calcext:value-type="float">
            <text:p>-269,93026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216.9561886" calcext:value-type="float">
            <text:p>-216,9561886</text:p>
          </table:table-cell>
          <table:table-cell office:value-type="float" office:value="111.0232687" calcext:value-type="float">
            <text:p>111,0232687</text:p>
          </table:table-cell>
          <table:table-cell office:value-type="float" office:value="-412.8068228" calcext:value-type="float">
            <text:p>-412,80682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148.1199162" calcext:value-type="float">
            <text:p>-148,1199162</text:p>
          </table:table-cell>
          <table:table-cell office:value-type="float" office:value="154.8663372" calcext:value-type="float">
            <text:p>154,8663372</text:p>
          </table:table-cell>
          <table:table-cell office:value-type="float" office:value="-419.0105979" calcext:value-type="float">
            <text:p>-419,010597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318.5929376" calcext:value-type="float">
            <text:p>-318,5929376</text:p>
          </table:table-cell>
          <table:table-cell office:value-type="float" office:value="135.6068641" calcext:value-type="float">
            <text:p>135,6068641</text:p>
          </table:table-cell>
          <table:table-cell office:value-type="float" office:value="-425.0976235" calcext:value-type="float">
            <text:p>-425,09762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357.3384291" calcext:value-type="float">
            <text:p>-357,3384291</text:p>
          </table:table-cell>
          <table:table-cell office:value-type="float" office:value="153.2372749" calcext:value-type="float">
            <text:p>153,2372749</text:p>
          </table:table-cell>
          <table:table-cell office:value-type="float" office:value="-612.9123138" calcext:value-type="float">
            <text:p>-612,91231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281.8375309" calcext:value-type="float">
            <text:p>-281,8375309</text:p>
          </table:table-cell>
          <table:table-cell office:value-type="float" office:value="172.5181186" calcext:value-type="float">
            <text:p>172,5181186</text:p>
          </table:table-cell>
          <table:table-cell office:value-type="float" office:value="-687.5107291" calcext:value-type="float">
            <text:p>-687,510729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356.6386837" calcext:value-type="float">
            <text:p>-356,6386837</text:p>
          </table:table-cell>
          <table:table-cell office:value-type="float" office:value="129.3314693" calcext:value-type="float">
            <text:p>129,3314693</text:p>
          </table:table-cell>
          <table:table-cell office:value-type="float" office:value="-756.8429107" calcext:value-type="float">
            <text:p>-756,84291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318.9352938" calcext:value-type="float">
            <text:p>-318,9352938</text:p>
          </table:table-cell>
          <table:table-cell office:value-type="float" office:value="235.0636702" calcext:value-type="float">
            <text:p>235,0636702</text:p>
          </table:table-cell>
          <table:table-cell office:value-type="float" office:value="-900.2586702" calcext:value-type="float">
            <text:p>-900,258670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213.4710268" calcext:value-type="float">
            <text:p>-213,4710268</text:p>
          </table:table-cell>
          <table:table-cell office:value-type="float" office:value="265.9306322" calcext:value-type="float">
            <text:p>265,9306322</text:p>
          </table:table-cell>
          <table:table-cell office:value-type="float" office:value="-947.5512378" calcext:value-type="float">
            <text:p>-947,55123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209.1437273" calcext:value-type="float">
            <text:p>-209,1437273</text:p>
          </table:table-cell>
          <table:table-cell office:value-type="float" office:value="226.3584661" calcext:value-type="float">
            <text:p>226,3584661</text:p>
          </table:table-cell>
          <table:table-cell office:value-type="float" office:value="-1013.881555" calcext:value-type="float">
            <text:p>-1013,88155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152.4207116" calcext:value-type="float">
            <text:p>-152,4207116</text:p>
          </table:table-cell>
          <table:table-cell office:value-type="float" office:value="261.690566" calcext:value-type="float">
            <text:p>261,690566</text:p>
          </table:table-cell>
          <table:table-cell office:value-type="float" office:value="-1114.081327" calcext:value-type="float">
            <text:p>-1114,08132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30.6471588" calcext:value-type="float">
            <text:p>-30,6471588</text:p>
          </table:table-cell>
          <table:table-cell office:value-type="float" office:value="293.3180757" calcext:value-type="float">
            <text:p>293,3180757</text:p>
          </table:table-cell>
          <table:table-cell office:value-type="float" office:value="-1151.45905" calcext:value-type="float">
            <text:p>-1151,45905</text:p>
          </table:table-cell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41.6855746" calcext:value-type="float">
            <text:p>41,6855746</text:p>
          </table:table-cell>
          <table:table-cell office:value-type="float" office:value="291.7445038" calcext:value-type="float">
            <text:p>291,7445038</text:p>
          </table:table-cell>
          <table:table-cell office:value-type="float" office:value="-1139.765357" calcext:value-type="float">
            <text:p>-1139,76535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92.9666913" calcext:value-type="float">
            <text:p>92,9666913</text:p>
          </table:table-cell>
          <table:table-cell office:value-type="float" office:value="273.4817511" calcext:value-type="float">
            <text:p>273,4817511</text:p>
          </table:table-cell>
          <table:table-cell office:value-type="float" office:value="-1121.122205" calcext:value-type="float">
            <text:p>-1121,1222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82.522657" calcext:value-type="float">
            <text:p>182,522657</text:p>
          </table:table-cell>
          <table:table-cell office:value-type="float" office:value="290.0229374" calcext:value-type="float">
            <text:p>290,0229374</text:p>
          </table:table-cell>
          <table:table-cell office:value-type="float" office:value="-1081.397671" calcext:value-type="float">
            <text:p>-1081,3976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220.6213665" calcext:value-type="float">
            <text:p>220,6213665</text:p>
          </table:table-cell>
          <table:table-cell office:value-type="float" office:value="320.0849347" calcext:value-type="float">
            <text:p>320,0849347</text:p>
          </table:table-cell>
          <table:table-cell office:value-type="float" office:value="-980.5235877" calcext:value-type="float">
            <text:p>-980,523587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208.5228696" calcext:value-type="float">
            <text:p>208,5228696</text:p>
          </table:table-cell>
          <table:table-cell office:value-type="float" office:value="268.2266625" calcext:value-type="float">
            <text:p>268,2266625</text:p>
          </table:table-cell>
          <table:table-cell office:value-type="float" office:value="-910.7038718" calcext:value-type="float">
            <text:p>-910,70387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283.9825113" calcext:value-type="float">
            <text:p>283,9825113</text:p>
          </table:table-cell>
          <table:table-cell office:value-type="float" office:value="237.6644002" calcext:value-type="float">
            <text:p>237,6644002</text:p>
          </table:table-cell>
          <table:table-cell office:value-type="float" office:value="-861.0770625" calcext:value-type="float">
            <text:p>-861,07706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276.5586817" calcext:value-type="float">
            <text:p>276,5586817</text:p>
          </table:table-cell>
          <table:table-cell office:value-type="float" office:value="231.7652387" calcext:value-type="float">
            <text:p>231,7652387</text:p>
          </table:table-cell>
          <table:table-cell office:value-type="float" office:value="-723.1952119" calcext:value-type="float">
            <text:p>-723,195211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93.9954041" calcext:value-type="float">
            <text:p>193,9954041</text:p>
          </table:table-cell>
          <table:table-cell office:value-type="float" office:value="198.5356282" calcext:value-type="float">
            <text:p>198,5356282</text:p>
          </table:table-cell>
          <table:table-cell office:value-type="float" office:value="-668.6323373" calcext:value-type="float">
            <text:p>-668,632337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289.5171222" calcext:value-type="float">
            <text:p>289,5171222</text:p>
          </table:table-cell>
          <table:table-cell office:value-type="float" office:value="190.0331968" calcext:value-type="float">
            <text:p>190,0331968</text:p>
          </table:table-cell>
          <table:table-cell office:value-type="float" office:value="-640.1246592" calcext:value-type="float">
            <text:p>-640,124659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280.2311061" calcext:value-type="float">
            <text:p>280,2311061</text:p>
          </table:table-cell>
          <table:table-cell office:value-type="float" office:value="147.4512014" calcext:value-type="float">
            <text:p>147,4512014</text:p>
          </table:table-cell>
          <table:table-cell office:value-type="float" office:value="-477.7622677" calcext:value-type="float">
            <text:p>-477,762267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68.9708466" calcext:value-type="float">
            <text:p>168,9708466</text:p>
          </table:table-cell>
          <table:table-cell office:value-type="float" office:value="148.8840174" calcext:value-type="float">
            <text:p>148,8840174</text:p>
          </table:table-cell>
          <table:table-cell office:value-type="float" office:value="-436.4915845" calcext:value-type="float">
            <text:p>-436,491584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245.4544538" calcext:value-type="float">
            <text:p>245,4544538</text:p>
          </table:table-cell>
          <table:table-cell office:value-type="float" office:value="226.0520914" calcext:value-type="float">
            <text:p>226,0520914</text:p>
          </table:table-cell>
          <table:table-cell office:value-type="float" office:value="-430.6838331" calcext:value-type="float">
            <text:p>-430,683833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98.2617622" calcext:value-type="float">
            <text:p>198,2617622</text:p>
          </table:table-cell>
          <table:table-cell office:value-type="float" office:value="106.7956581" calcext:value-type="float">
            <text:p>106,7956581</text:p>
          </table:table-cell>
          <table:table-cell office:value-type="float" office:value="-302.5945878" calcext:value-type="float">
            <text:p>-302,594587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89.3712551" calcext:value-type="float">
            <text:p>89,3712551</text:p>
          </table:table-cell>
          <table:table-cell office:value-type="float" office:value="82.1226289" calcext:value-type="float">
            <text:p>82,1226289</text:p>
          </table:table-cell>
          <table:table-cell office:value-type="float" office:value="-347.6002555" calcext:value-type="float">
            <text:p>-347,600255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214.8113687" calcext:value-type="float">
            <text:p>214,8113687</text:p>
          </table:table-cell>
          <table:table-cell office:value-type="float" office:value="188.8768005" calcext:value-type="float">
            <text:p>188,8768005</text:p>
          </table:table-cell>
          <table:table-cell office:value-type="float" office:value="-331.2286072" calcext:value-type="float">
            <text:p>-331,22860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9.68" calcext:value-type="float">
            <text:p>-239,68</text:p>
          </table:table-cell>
          <table:table-cell office:value-type="float" office:value="0" calcext:value-type="float">
            <text:p>0</text:p>
          </table:table-cell>
          <table:table-cell office:value-type="float" office:value="34.5201523" calcext:value-type="float">
            <text:p>34,5201523</text:p>
          </table:table-cell>
          <table:table-cell office:value-type="float" office:value="-170.798457" calcext:value-type="float">
            <text:p>-170,798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79.5354579" calcext:value-type="float">
            <text:p>79,5354579</text:p>
          </table:table-cell>
          <table:table-cell office:value-type="float" office:value="-256.6319081" calcext:value-type="float">
            <text:p>-256,63190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9.5632016" calcext:value-type="float">
            <text:p>-9,5632016</text:p>
          </table:table-cell>
          <table:table-cell office:value-type="float" office:value="90.184666" calcext:value-type="float">
            <text:p>90,184666</text:p>
          </table:table-cell>
          <table:table-cell office:value-type="float" office:value="-262.942588" calcext:value-type="float">
            <text:p>-262,9425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31.2870677" calcext:value-type="float">
            <text:p>-31,2870677</text:p>
          </table:table-cell>
          <table:table-cell office:value-type="float" office:value="94.3228714" calcext:value-type="float">
            <text:p>94,3228714</text:p>
          </table:table-cell>
          <table:table-cell office:value-type="float" office:value="-255.7985719" calcext:value-type="float">
            <text:p>-255,79857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161.5416967" calcext:value-type="float">
            <text:p>-161,5416967</text:p>
          </table:table-cell>
          <table:table-cell office:value-type="float" office:value="89.6484638" calcext:value-type="float">
            <text:p>89,6484638</text:p>
          </table:table-cell>
          <table:table-cell office:value-type="float" office:value="-253.5965402" calcext:value-type="float">
            <text:p>-253,59654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85.440543" calcext:value-type="float">
            <text:p>-185,440543</text:p>
          </table:table-cell>
          <table:table-cell office:value-type="float" office:value="150.6400185" calcext:value-type="float">
            <text:p>150,6400185</text:p>
          </table:table-cell>
          <table:table-cell office:value-type="float" office:value="-359.6855259" calcext:value-type="float">
            <text:p>-359,68552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60.8503088" calcext:value-type="float">
            <text:p>-160,8503088</text:p>
          </table:table-cell>
          <table:table-cell office:value-type="float" office:value="136.4840509" calcext:value-type="float">
            <text:p>136,4840509</text:p>
          </table:table-cell>
          <table:table-cell office:value-type="float" office:value="-323.1980572" calcext:value-type="float">
            <text:p>-323,19805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304.5731782" calcext:value-type="float">
            <text:p>-304,5731782</text:p>
          </table:table-cell>
          <table:table-cell office:value-type="float" office:value="56.8334024" calcext:value-type="float">
            <text:p>56,8334024</text:p>
          </table:table-cell>
          <table:table-cell office:value-type="float" office:value="-382.6668384" calcext:value-type="float">
            <text:p>-382,666838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337.6313946" calcext:value-type="float">
            <text:p>-337,6313946</text:p>
          </table:table-cell>
          <table:table-cell office:value-type="float" office:value="180.2904915" calcext:value-type="float">
            <text:p>180,2904915</text:p>
          </table:table-cell>
          <table:table-cell office:value-type="float" office:value="-540.5758667" calcext:value-type="float">
            <text:p>-540,57586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339.1390483" calcext:value-type="float">
            <text:p>-339,1390483</text:p>
          </table:table-cell>
          <table:table-cell office:value-type="float" office:value="207.6026628" calcext:value-type="float">
            <text:p>207,6026628</text:p>
          </table:table-cell>
          <table:table-cell office:value-type="float" office:value="-605.2547883" calcext:value-type="float">
            <text:p>-605,254788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331.8843745" calcext:value-type="float">
            <text:p>-331,8843745</text:p>
          </table:table-cell>
          <table:table-cell office:value-type="float" office:value="170.1779975" calcext:value-type="float">
            <text:p>170,1779975</text:p>
          </table:table-cell>
          <table:table-cell office:value-type="float" office:value="-750.1083454" calcext:value-type="float">
            <text:p>-750,10834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228.0492091" calcext:value-type="float">
            <text:p>-228,0492091</text:p>
          </table:table-cell>
          <table:table-cell office:value-type="float" office:value="274.1959082" calcext:value-type="float">
            <text:p>274,1959082</text:p>
          </table:table-cell>
          <table:table-cell office:value-type="float" office:value="-841.8461316" calcext:value-type="float">
            <text:p>-841,84613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219.2764689" calcext:value-type="float">
            <text:p>-219,2764689</text:p>
          </table:table-cell>
          <table:table-cell office:value-type="float" office:value="304.3000731" calcext:value-type="float">
            <text:p>304,3000731</text:p>
          </table:table-cell>
          <table:table-cell office:value-type="float" office:value="-874.3287502" calcext:value-type="float">
            <text:p>-874,328750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205.4609797" calcext:value-type="float">
            <text:p>-205,4609797</text:p>
          </table:table-cell>
          <table:table-cell office:value-type="float" office:value="272.2081864" calcext:value-type="float">
            <text:p>272,2081864</text:p>
          </table:table-cell>
          <table:table-cell office:value-type="float" office:value="-968.8378872" calcext:value-type="float">
            <text:p>-968,837887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99.9852048" calcext:value-type="float">
            <text:p>-99,9852048</text:p>
          </table:table-cell>
          <table:table-cell office:value-type="float" office:value="314.563533" calcext:value-type="float">
            <text:p>314,563533</text:p>
          </table:table-cell>
          <table:table-cell office:value-type="float" office:value="-1035.414252" calcext:value-type="float">
            <text:p>-1035,41425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10.9335578" calcext:value-type="float">
            <text:p>-10,9335578</text:p>
          </table:table-cell>
          <table:table-cell office:value-type="float" office:value="341.9051249" calcext:value-type="float">
            <text:p>341,9051249</text:p>
          </table:table-cell>
          <table:table-cell office:value-type="float" office:value="-1041.586498" calcext:value-type="float">
            <text:p>-1041,5864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30.080382" calcext:value-type="float">
            <text:p>30,080382</text:p>
          </table:table-cell>
          <table:table-cell office:value-type="float" office:value="331.6600721" calcext:value-type="float">
            <text:p>331,6600721</text:p>
          </table:table-cell>
          <table:table-cell office:value-type="float" office:value="-1028.165501" calcext:value-type="float">
            <text:p>-1028,165501</text:p>
          </table:table-cell>
        </table:table-row>
        <table:table-row table:style-name="ro1"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85.2977626" calcext:value-type="float">
            <text:p>85,2977626</text:p>
          </table:table-cell>
          <table:table-cell office:value-type="float" office:value="315.9689672" calcext:value-type="float">
            <text:p>315,9689672</text:p>
          </table:table-cell>
          <table:table-cell office:value-type="float" office:value="-1017.160907" calcext:value-type="float">
            <text:p>-1017,16090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186.8152251" calcext:value-type="float">
            <text:p>186,8152251</text:p>
          </table:table-cell>
          <table:table-cell office:value-type="float" office:value="310.3582988" calcext:value-type="float">
            <text:p>310,3582988</text:p>
          </table:table-cell>
          <table:table-cell office:value-type="float" office:value="-975.7172671" calcext:value-type="float">
            <text:p>-975,71726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205.2234642" calcext:value-type="float">
            <text:p>205,2234642</text:p>
          </table:table-cell>
          <table:table-cell office:value-type="float" office:value="302.6398544" calcext:value-type="float">
            <text:p>302,6398544</text:p>
          </table:table-cell>
          <table:table-cell office:value-type="float" office:value="-873.9574177" calcext:value-type="float">
            <text:p>-873,957417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76.8504983" calcext:value-type="float">
            <text:p>176,8504983</text:p>
          </table:table-cell>
          <table:table-cell office:value-type="float" office:value="281.3088078" calcext:value-type="float">
            <text:p>281,3088078</text:p>
          </table:table-cell>
          <table:table-cell office:value-type="float" office:value="-824.8328984" calcext:value-type="float">
            <text:p>-824,83289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261.4872738" calcext:value-type="float">
            <text:p>261,4872738</text:p>
          </table:table-cell>
          <table:table-cell office:value-type="float" office:value="269.4247981" calcext:value-type="float">
            <text:p>269,4247981</text:p>
          </table:table-cell>
          <table:table-cell office:value-type="float" office:value="-782.2564843" calcext:value-type="float">
            <text:p>-782,256484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265.5078494" calcext:value-type="float">
            <text:p>265,5078494</text:p>
          </table:table-cell>
          <table:table-cell office:value-type="float" office:value="240.1427905" calcext:value-type="float">
            <text:p>240,1427905</text:p>
          </table:table-cell>
          <table:table-cell office:value-type="float" office:value="-660.4689129" calcext:value-type="float">
            <text:p>-660,468912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99.8852114" calcext:value-type="float">
            <text:p>199,8852114</text:p>
          </table:table-cell>
          <table:table-cell office:value-type="float" office:value="252.0155746" calcext:value-type="float">
            <text:p>252,0155746</text:p>
          </table:table-cell>
          <table:table-cell office:value-type="float" office:value="-624.686124" calcext:value-type="float">
            <text:p>-624,68612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265.004949" calcext:value-type="float">
            <text:p>265,004949</text:p>
          </table:table-cell>
          <table:table-cell office:value-type="float" office:value="300.7130249" calcext:value-type="float">
            <text:p>300,7130249</text:p>
          </table:table-cell>
          <table:table-cell office:value-type="float" office:value="-564.7453696" calcext:value-type="float">
            <text:p>-564,745369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254.0595897" calcext:value-type="float">
            <text:p>254,0595897</text:p>
          </table:table-cell>
          <table:table-cell office:value-type="float" office:value="192.7861593" calcext:value-type="float">
            <text:p>192,7861593</text:p>
          </table:table-cell>
          <table:table-cell office:value-type="float" office:value="-432.6337692" calcext:value-type="float">
            <text:p>-432,633769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232.0508293" calcext:value-type="float">
            <text:p>232,0508293</text:p>
          </table:table-cell>
          <table:table-cell office:value-type="float" office:value="169.3187303" calcext:value-type="float">
            <text:p>169,3187303</text:p>
          </table:table-cell>
          <table:table-cell office:value-type="float" office:value="-410.0134339" calcext:value-type="float">
            <text:p>-410,013433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217.4403984" calcext:value-type="float">
            <text:p>217,4403984</text:p>
          </table:table-cell>
          <table:table-cell office:value-type="float" office:value="234.5760704" calcext:value-type="float">
            <text:p>234,5760704</text:p>
          </table:table-cell>
          <table:table-cell office:value-type="float" office:value="-309.4588656" calcext:value-type="float">
            <text:p>-309,458865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02.6814734" calcext:value-type="float">
            <text:p>102,6814734</text:p>
          </table:table-cell>
          <table:table-cell office:value-type="float" office:value="116.8507571" calcext:value-type="float">
            <text:p>116,8507571</text:p>
          </table:table-cell>
          <table:table-cell office:value-type="float" office:value="-256.2290799" calcext:value-type="float">
            <text:p>-256,229079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56.3471665" calcext:value-type="float">
            <text:p>156,3471665</text:p>
          </table:table-cell>
          <table:table-cell office:value-type="float" office:value="101.2419658" calcext:value-type="float">
            <text:p>101,2419658</text:p>
          </table:table-cell>
          <table:table-cell office:value-type="float" office:value="-317.3734944" calcext:value-type="float">
            <text:p>-317,373494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183.8621621" calcext:value-type="float">
            <text:p>183,8621621</text:p>
          </table:table-cell>
          <table:table-cell office:value-type="float" office:value="193.4199445" calcext:value-type="float">
            <text:p>193,4199445</text:p>
          </table:table-cell>
          <table:table-cell office:value-type="float" office:value="-202.7608368" calcext:value-type="float">
            <text:p>-202,76083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0" calcext:value-type="float">
            <text:p>0</text:p>
          </table:table-cell>
          <table:table-cell office:value-type="float" office:value="45.6325566" calcext:value-type="float">
            <text:p>45,6325566</text:p>
          </table:table-cell>
          <table:table-cell office:value-type="float" office:value="-149.2821663" calcext:value-type="float">
            <text:p>-149,2821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0" calcext:value-type="float">
            <text:p>0</text:p>
          </table:table-cell>
          <table:table-cell office:value-type="float" office:value="95.4977161" calcext:value-type="float">
            <text:p>95,4977161</text:p>
          </table:table-cell>
          <table:table-cell office:value-type="float" office:value="-227.4636782" calcext:value-type="float">
            <text:p>-227,46367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4.6490044" calcext:value-type="float">
            <text:p>-4,6490044</text:p>
          </table:table-cell>
          <table:table-cell office:value-type="float" office:value="103.2728997" calcext:value-type="float">
            <text:p>103,2728997</text:p>
          </table:table-cell>
          <table:table-cell office:value-type="float" office:value="-227.0201843" calcext:value-type="float">
            <text:p>-227,02018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40.6173002" calcext:value-type="float">
            <text:p>-40,6173002</text:p>
          </table:table-cell>
          <table:table-cell office:value-type="float" office:value="94.8749151" calcext:value-type="float">
            <text:p>94,8749151</text:p>
          </table:table-cell>
          <table:table-cell office:value-type="float" office:value="-208.2622838" calcext:value-type="float">
            <text:p>-208,26228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135.9278569" calcext:value-type="float">
            <text:p>-135,9278569</text:p>
          </table:table-cell>
          <table:table-cell office:value-type="float" office:value="39.0152808" calcext:value-type="float">
            <text:p>39,0152808</text:p>
          </table:table-cell>
          <table:table-cell office:value-type="float" office:value="-234.5318046" calcext:value-type="float">
            <text:p>-234,53180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170.1206015" calcext:value-type="float">
            <text:p>-170,1206015</text:p>
          </table:table-cell>
          <table:table-cell office:value-type="float" office:value="137.0510461" calcext:value-type="float">
            <text:p>137,0510461</text:p>
          </table:table-cell>
          <table:table-cell office:value-type="float" office:value="-308.3506159" calcext:value-type="float">
            <text:p>-308,3506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241.9265323" calcext:value-type="float">
            <text:p>-241,9265323</text:p>
          </table:table-cell>
          <table:table-cell office:value-type="float" office:value="133.6342278" calcext:value-type="float">
            <text:p>133,6342278</text:p>
          </table:table-cell>
          <table:table-cell office:value-type="float" office:value="-286.8093165" calcext:value-type="float">
            <text:p>-286,809316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274.786497" calcext:value-type="float">
            <text:p>-274,786497</text:p>
          </table:table-cell>
          <table:table-cell office:value-type="float" office:value="76.5883875" calcext:value-type="float">
            <text:p>76,5883875</text:p>
          </table:table-cell>
          <table:table-cell office:value-type="float" office:value="-424.3464943" calcext:value-type="float">
            <text:p>-424,34649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206.5691687" calcext:value-type="float">
            <text:p>-206,5691687</text:p>
          </table:table-cell>
          <table:table-cell office:value-type="float" office:value="203.6628399" calcext:value-type="float">
            <text:p>203,6628399</text:p>
          </table:table-cell>
          <table:table-cell office:value-type="float" office:value="-492.812717" calcext:value-type="float">
            <text:p>-492,8127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291.950025" calcext:value-type="float">
            <text:p>-291,950025</text:p>
          </table:table-cell>
          <table:table-cell office:value-type="float" office:value="265.8991019" calcext:value-type="float">
            <text:p>265,8991019</text:p>
          </table:table-cell>
          <table:table-cell office:value-type="float" office:value="-515.3764169" calcext:value-type="float">
            <text:p>-515,37641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290.0454383" calcext:value-type="float">
            <text:p>-290,0454383</text:p>
          </table:table-cell>
          <table:table-cell office:value-type="float" office:value="300.7704001" calcext:value-type="float">
            <text:p>300,7704001</text:p>
          </table:table-cell>
          <table:table-cell office:value-type="float" office:value="-665.2043989" calcext:value-type="float">
            <text:p>-665,20439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84.8132182" calcext:value-type="float">
            <text:p>-184,8132182</text:p>
          </table:table-cell>
          <table:table-cell office:value-type="float" office:value="345.7560714" calcext:value-type="float">
            <text:p>345,7560714</text:p>
          </table:table-cell>
          <table:table-cell office:value-type="float" office:value="-732.1166877" calcext:value-type="float">
            <text:p>-732,116687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215.4587486" calcext:value-type="float">
            <text:p>-215,4587486</text:p>
          </table:table-cell>
          <table:table-cell office:value-type="float" office:value="358.6527811" calcext:value-type="float">
            <text:p>358,6527811</text:p>
          </table:table-cell>
          <table:table-cell office:value-type="float" office:value="-760.2637856" calcext:value-type="float">
            <text:p>-760,263785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198.8802674" calcext:value-type="float">
            <text:p>-198,8802674</text:p>
          </table:table-cell>
          <table:table-cell office:value-type="float" office:value="372.7626595" calcext:value-type="float">
            <text:p>372,7626595</text:p>
          </table:table-cell>
          <table:table-cell office:value-type="float" office:value="-862.1064577" calcext:value-type="float">
            <text:p>-862,106457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82.7237731" calcext:value-type="float">
            <text:p>-82,7237731</text:p>
          </table:table-cell>
          <table:table-cell office:value-type="float" office:value="396.8410692" calcext:value-type="float">
            <text:p>396,8410692</text:p>
          </table:table-cell>
          <table:table-cell office:value-type="float" office:value="-914.4153683" calcext:value-type="float">
            <text:p>-914,415368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13.5506197" calcext:value-type="float">
            <text:p>-13,5506197</text:p>
          </table:table-cell>
          <table:table-cell office:value-type="float" office:value="399.0136028" calcext:value-type="float">
            <text:p>399,0136028</text:p>
          </table:table-cell>
          <table:table-cell office:value-type="float" office:value="-911.7506941" calcext:value-type="float">
            <text:p>-911,750694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5.749417" calcext:value-type="float">
            <text:p>15,749417</text:p>
          </table:table-cell>
          <table:table-cell office:value-type="float" office:value="383.3314231" calcext:value-type="float">
            <text:p>383,3314231</text:p>
          </table:table-cell>
          <table:table-cell office:value-type="float" office:value="-904.4443361" calcext:value-type="float">
            <text:p>-904,444336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71.664918" calcext:value-type="float">
            <text:p>71,664918</text:p>
          </table:table-cell>
          <table:table-cell office:value-type="float" office:value="373.1851744" calcext:value-type="float">
            <text:p>373,1851744</text:p>
          </table:table-cell>
          <table:table-cell office:value-type="float" office:value="-900.0820554" calcext:value-type="float">
            <text:p>-900,0820554</text:p>
          </table:table-cell>
        </table:table-row>
        <table:table-row table:style-name="ro1">
          <table:table-cell table:number-columns-repeated="2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69.1935442" calcext:value-type="float">
            <text:p>169,1935442</text:p>
          </table:table-cell>
          <table:table-cell office:value-type="float" office:value="360.6181243" calcext:value-type="float">
            <text:p>360,6181243</text:p>
          </table:table-cell>
          <table:table-cell office:value-type="float" office:value="-864.610511" calcext:value-type="float">
            <text:p>-864,61051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91.5718754" calcext:value-type="float">
            <text:p>191,5718754</text:p>
          </table:table-cell>
          <table:table-cell office:value-type="float" office:value="334.8881294" calcext:value-type="float">
            <text:p>334,8881294</text:p>
          </table:table-cell>
          <table:table-cell office:value-type="float" office:value="-781.2267181" calcext:value-type="float">
            <text:p>-781,226718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75.3078132" calcext:value-type="float">
            <text:p>175,3078132</text:p>
          </table:table-cell>
          <table:table-cell office:value-type="float" office:value="347.77715" calcext:value-type="float">
            <text:p>347,77715</text:p>
          </table:table-cell>
          <table:table-cell office:value-type="float" office:value="-744.6419687" calcext:value-type="float">
            <text:p>-744,64196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242.816494" calcext:value-type="float">
            <text:p>242,816494</text:p>
          </table:table-cell>
          <table:table-cell office:value-type="float" office:value="376.0844021" calcext:value-type="float">
            <text:p>376,0844021</text:p>
          </table:table-cell>
          <table:table-cell office:value-type="float" office:value="-682.5185873" calcext:value-type="float">
            <text:p>-682,518587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259.1494582" calcext:value-type="float">
            <text:p>259,1494582</text:p>
          </table:table-cell>
          <table:table-cell office:value-type="float" office:value="290.9604594" calcext:value-type="float">
            <text:p>290,9604594</text:p>
          </table:table-cell>
          <table:table-cell office:value-type="float" office:value="-570.7840748" calcext:value-type="float">
            <text:p>-570,784074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254.5656385" calcext:value-type="float">
            <text:p>254,5656385</text:p>
          </table:table-cell>
          <table:table-cell office:value-type="float" office:value="267.1302512" calcext:value-type="float">
            <text:p>267,1302512</text:p>
          </table:table-cell>
          <table:table-cell office:value-type="float" office:value="-521.7795505" calcext:value-type="float">
            <text:p>-521,779550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230.2877069" calcext:value-type="float">
            <text:p>230,2877069</text:p>
          </table:table-cell>
          <table:table-cell office:value-type="float" office:value="301.24043" calcext:value-type="float">
            <text:p>301,24043</text:p>
          </table:table-cell>
          <table:table-cell office:value-type="float" office:value="-410.655056" calcext:value-type="float">
            <text:p>-410,65505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148.8368116" calcext:value-type="float">
            <text:p>148,8368116</text:p>
          </table:table-cell>
          <table:table-cell office:value-type="float" office:value="198.4812156" calcext:value-type="float">
            <text:p>198,4812156</text:p>
          </table:table-cell>
          <table:table-cell office:value-type="float" office:value="-351.8879655" calcext:value-type="float">
            <text:p>-351,88796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210.7607577" calcext:value-type="float">
            <text:p>210,7607577</text:p>
          </table:table-cell>
          <table:table-cell office:value-type="float" office:value="155.7480112" calcext:value-type="float">
            <text:p>155,7480112</text:p>
          </table:table-cell>
          <table:table-cell office:value-type="float" office:value="-362.5760504" calcext:value-type="float">
            <text:p>-362,57605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92.9864807" calcext:value-type="float">
            <text:p>192,9864807</text:p>
          </table:table-cell>
          <table:table-cell office:value-type="float" office:value="150.4954952" calcext:value-type="float">
            <text:p>150,4954952</text:p>
          </table:table-cell>
          <table:table-cell office:value-type="float" office:value="-238.6515645" calcext:value-type="float">
            <text:p>-238,651564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64.9276576" calcext:value-type="float">
            <text:p>64,9276576</text:p>
          </table:table-cell>
          <table:table-cell office:value-type="float" office:value="110.6118329" calcext:value-type="float">
            <text:p>110,6118329</text:p>
          </table:table-cell>
          <table:table-cell office:value-type="float" office:value="-212.8706882" calcext:value-type="float">
            <text:p>-212,870688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65.9404424" calcext:value-type="float">
            <text:p>165,9404424</text:p>
          </table:table-cell>
          <table:table-cell office:value-type="float" office:value="102.340286" calcext:value-type="float">
            <text:p>102,340286</text:p>
          </table:table-cell>
          <table:table-cell office:value-type="float" office:value="-274.2512951" calcext:value-type="float">
            <text:p>-274,251295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159.2019595" calcext:value-type="float">
            <text:p>159,2019595</text:p>
          </table:table-cell>
          <table:table-cell office:value-type="float" office:value="95.5888061" calcext:value-type="float">
            <text:p>95,5888061</text:p>
          </table:table-cell>
          <table:table-cell office:value-type="float" office:value="-141.2221147" calcext:value-type="float">
            <text:p>-141,222114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50.1845802" calcext:value-type="float">
            <text:p>50,1845802</text:p>
          </table:table-cell>
          <table:table-cell office:value-type="float" office:value="-127.9587968" calcext:value-type="float">
            <text:p>-127,9587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1" calcext:value-type="float">
            <text:p>-239,61</text:p>
          </table:table-cell>
          <table:table-cell office:value-type="float" office:value="0" calcext:value-type="float">
            <text:p>0</text:p>
          </table:table-cell>
          <table:table-cell office:value-type="float" office:value="102.2179149" calcext:value-type="float">
            <text:p>102,2179149</text:p>
          </table:table-cell>
          <table:table-cell office:value-type="float" office:value="-197.8240054" calcext:value-type="float">
            <text:p>-197,82400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10.1860026" calcext:value-type="float">
            <text:p>-10,1860026</text:p>
          </table:table-cell>
          <table:table-cell office:value-type="float" office:value="103.1595956" calcext:value-type="float">
            <text:p>103,1595956</text:p>
          </table:table-cell>
          <table:table-cell office:value-type="float" office:value="-195.2100122" calcext:value-type="float">
            <text:p>-195,21001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95.5446866" calcext:value-type="float">
            <text:p>-95,5446866</text:p>
          </table:table-cell>
          <table:table-cell office:value-type="float" office:value="96.6288431" calcext:value-type="float">
            <text:p>96,6288431</text:p>
          </table:table-cell>
          <table:table-cell office:value-type="float" office:value="-182.4141714" calcext:value-type="float">
            <text:p>-182,41417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119.3655656" calcext:value-type="float">
            <text:p>-119,3655656</text:p>
          </table:table-cell>
          <table:table-cell office:value-type="float" office:value="59.162587" calcext:value-type="float">
            <text:p>59,162587</text:p>
          </table:table-cell>
          <table:table-cell office:value-type="float" office:value="-261.7737897" calcext:value-type="float">
            <text:p>-261,77378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90.821596" calcext:value-type="float">
            <text:p>-90,821596</text:p>
          </table:table-cell>
          <table:table-cell office:value-type="float" office:value="139.8186847" calcext:value-type="float">
            <text:p>139,8186847</text:p>
          </table:table-cell>
          <table:table-cell office:value-type="float" office:value="-274.4958164" calcext:value-type="float">
            <text:p>-274,49581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221.3129674" calcext:value-type="float">
            <text:p>-221,3129674</text:p>
          </table:table-cell>
          <table:table-cell office:value-type="float" office:value="167.3278301" calcext:value-type="float">
            <text:p>167,3278301</text:p>
          </table:table-cell>
          <table:table-cell office:value-type="float" office:value="-245.0208662" calcext:value-type="float">
            <text:p>-245,020866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234.5445661" calcext:value-type="float">
            <text:p>-234,5445661</text:p>
          </table:table-cell>
          <table:table-cell office:value-type="float" office:value="200.8013158" calcext:value-type="float">
            <text:p>200,8013158</text:p>
          </table:table-cell>
          <table:table-cell office:value-type="float" office:value="-381.6456423" calcext:value-type="float">
            <text:p>-381,645642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148.3206801" calcext:value-type="float">
            <text:p>-148,3206801</text:p>
          </table:table-cell>
          <table:table-cell office:value-type="float" office:value="246.5189781" calcext:value-type="float">
            <text:p>246,5189781</text:p>
          </table:table-cell>
          <table:table-cell office:value-type="float" office:value="-417.9231114" calcext:value-type="float">
            <text:p>-417,92311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242.0314881" calcext:value-type="float">
            <text:p>-242,0314881</text:p>
          </table:table-cell>
          <table:table-cell office:value-type="float" office:value="277.9544705" calcext:value-type="float">
            <text:p>277,9544705</text:p>
          </table:table-cell>
          <table:table-cell office:value-type="float" office:value="-422.491998" calcext:value-type="float">
            <text:p>-422,4919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252.027405" calcext:value-type="float">
            <text:p>-252,027405</text:p>
          </table:table-cell>
          <table:table-cell office:value-type="float" office:value="330.9366297" calcext:value-type="float">
            <text:p>330,9366297</text:p>
          </table:table-cell>
          <table:table-cell office:value-type="float" office:value="-549.7393565" calcext:value-type="float">
            <text:p>-549,73935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70.1668281" calcext:value-type="float">
            <text:p>-170,1668281</text:p>
          </table:table-cell>
          <table:table-cell office:value-type="float" office:value="328.9326811" calcext:value-type="float">
            <text:p>328,9326811</text:p>
          </table:table-cell>
          <table:table-cell office:value-type="float" office:value="-608.5593556" calcext:value-type="float">
            <text:p>-608,559355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92.2698807" calcext:value-type="float">
            <text:p>-192,2698807</text:p>
          </table:table-cell>
          <table:table-cell office:value-type="float" office:value="302.4795646" calcext:value-type="float">
            <text:p>302,4795646</text:p>
          </table:table-cell>
          <table:table-cell office:value-type="float" office:value="-638.0020693" calcext:value-type="float">
            <text:p>-638,00206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167.2726916" calcext:value-type="float">
            <text:p>-167,2726916</text:p>
          </table:table-cell>
          <table:table-cell office:value-type="float" office:value="374.2229819" calcext:value-type="float">
            <text:p>374,2229819</text:p>
          </table:table-cell>
          <table:table-cell office:value-type="float" office:value="-721.2374891" calcext:value-type="float">
            <text:p>-721,23748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73.7342616" calcext:value-type="float">
            <text:p>-73,7342616</text:p>
          </table:table-cell>
          <table:table-cell office:value-type="float" office:value="416.9754307" calcext:value-type="float">
            <text:p>416,9754307</text:p>
          </table:table-cell>
          <table:table-cell office:value-type="float" office:value="-761.0412748" calcext:value-type="float">
            <text:p>-761,041274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24.443204" calcext:value-type="float">
            <text:p>-24,443204</text:p>
          </table:table-cell>
          <table:table-cell office:value-type="float" office:value="411.6125458" calcext:value-type="float">
            <text:p>411,6125458</text:p>
          </table:table-cell>
          <table:table-cell office:value-type="float" office:value="-762.9553768" calcext:value-type="float">
            <text:p>-762,955376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4.2519536" calcext:value-type="float">
            <text:p>4,2519536</text:p>
          </table:table-cell>
          <table:table-cell office:value-type="float" office:value="406.2577012" calcext:value-type="float">
            <text:p>406,2577012</text:p>
          </table:table-cell>
          <table:table-cell office:value-type="float" office:value="-768.1059236" calcext:value-type="float">
            <text:p>-768,105923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62.5844638" calcext:value-type="float">
            <text:p>62,5844638</text:p>
          </table:table-cell>
          <table:table-cell office:value-type="float" office:value="419.7251945" calcext:value-type="float">
            <text:p>419,7251945</text:p>
          </table:table-cell>
          <table:table-cell office:value-type="float" office:value="-769.767489" calcext:value-type="float">
            <text:p>-769,76748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148.5181801" calcext:value-type="float">
            <text:p>148,5181801</text:p>
          </table:table-cell>
          <table:table-cell office:value-type="float" office:value="422.6262882" calcext:value-type="float">
            <text:p>422,6262882</text:p>
          </table:table-cell>
          <table:table-cell office:value-type="float" office:value="-731.8930512" calcext:value-type="float">
            <text:p>-731,8930512</text:p>
          </table:table-cell>
        </table:table-row>
        <table:table-row table:style-name="ro1"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192.3824899" calcext:value-type="float">
            <text:p>192,3824899</text:p>
          </table:table-cell>
          <table:table-cell office:value-type="float" office:value="358.664118" calcext:value-type="float">
            <text:p>358,664118</text:p>
          </table:table-cell>
          <table:table-cell office:value-type="float" office:value="-658.4463894" calcext:value-type="float">
            <text:p>-658,446389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218.046771" calcext:value-type="float">
            <text:p>218,046771</text:p>
          </table:table-cell>
          <table:table-cell office:value-type="float" office:value="340.0251457" calcext:value-type="float">
            <text:p>340,0251457</text:p>
          </table:table-cell>
          <table:table-cell office:value-type="float" office:value="-604.0928142" calcext:value-type="float">
            <text:p>-604,09281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204.6705832" calcext:value-type="float">
            <text:p>204,6705832</text:p>
          </table:table-cell>
          <table:table-cell office:value-type="float" office:value="350.024034" calcext:value-type="float">
            <text:p>350,024034</text:p>
          </table:table-cell>
          <table:table-cell office:value-type="float" office:value="-507.3015651" calcext:value-type="float">
            <text:p>-507,301565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56.5536985" calcext:value-type="float">
            <text:p>156,5536985</text:p>
          </table:table-cell>
          <table:table-cell office:value-type="float" office:value="262.3362923" calcext:value-type="float">
            <text:p>262,3362923</text:p>
          </table:table-cell>
          <table:table-cell office:value-type="float" office:value="-454.2428037" calcext:value-type="float">
            <text:p>-454,242803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210.165182" calcext:value-type="float">
            <text:p>210,165182</text:p>
          </table:table-cell>
          <table:table-cell office:value-type="float" office:value="208.1868064" calcext:value-type="float">
            <text:p>208,1868064</text:p>
          </table:table-cell>
          <table:table-cell office:value-type="float" office:value="-435.8943927" calcext:value-type="float">
            <text:p>-435,894392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96.3559134" calcext:value-type="float">
            <text:p>196,3559134</text:p>
          </table:table-cell>
          <table:table-cell office:value-type="float" office:value="182.0771751" calcext:value-type="float">
            <text:p>182,0771751</text:p>
          </table:table-cell>
          <table:table-cell office:value-type="float" office:value="-327.5193937" calcext:value-type="float">
            <text:p>-327,519393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08.5671709" calcext:value-type="float">
            <text:p>108,5671709</text:p>
          </table:table-cell>
          <table:table-cell office:value-type="float" office:value="147.6539031" calcext:value-type="float">
            <text:p>147,6539031</text:p>
          </table:table-cell>
          <table:table-cell office:value-type="float" office:value="-293.0172359" calcext:value-type="float">
            <text:p>-293,01723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84.065109" calcext:value-type="float">
            <text:p>184,065109</text:p>
          </table:table-cell>
          <table:table-cell office:value-type="float" office:value="133.7254965" calcext:value-type="float">
            <text:p>133,7254965</text:p>
          </table:table-cell>
          <table:table-cell office:value-type="float" office:value="-311.4301739" calcext:value-type="float">
            <text:p>-311,430173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172.3042201" calcext:value-type="float">
            <text:p>172,3042201</text:p>
          </table:table-cell>
          <table:table-cell office:value-type="float" office:value="98.5814532" calcext:value-type="float">
            <text:p>98,5814532</text:p>
          </table:table-cell>
          <table:table-cell office:value-type="float" office:value="-197.3304263" calcext:value-type="float">
            <text:p>-197,330426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54.5262642" calcext:value-type="float">
            <text:p>54,5262642</text:p>
          </table:table-cell>
          <table:table-cell office:value-type="float" office:value="86.6053345" calcext:value-type="float">
            <text:p>86,6053345</text:p>
          </table:table-cell>
          <table:table-cell office:value-type="float" office:value="-177.4299575" calcext:value-type="float">
            <text:p>-177,429957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141.3241397" calcext:value-type="float">
            <text:p>141,3241397</text:p>
          </table:table-cell>
          <table:table-cell office:value-type="float" office:value="90.3593502" calcext:value-type="float">
            <text:p>90,3593502</text:p>
          </table:table-cell>
          <table:table-cell office:value-type="float" office:value="-236.3172888" calcext:value-type="float">
            <text:p>-236,317288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131.7064562" calcext:value-type="float">
            <text:p>131,7064562</text:p>
          </table:table-cell>
          <table:table-cell office:value-type="float" office:value="61.5436261" calcext:value-type="float">
            <text:p>61,5436261</text:p>
          </table:table-cell>
          <table:table-cell office:value-type="float" office:value="-124.5108942" calcext:value-type="float">
            <text:p>-124,51089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0" calcext:value-type="float">
            <text:p>0</text:p>
          </table:table-cell>
          <table:table-cell office:value-type="float" office:value="54.8282072" calcext:value-type="float">
            <text:p>54,8282072</text:p>
          </table:table-cell>
          <table:table-cell office:value-type="float" office:value="-127.9179706" calcext:value-type="float">
            <text:p>-127,9179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0" calcext:value-type="float">
            <text:p>0</text:p>
          </table:table-cell>
          <table:table-cell office:value-type="float" office:value="93.0485924" calcext:value-type="float">
            <text:p>93,0485924</text:p>
          </table:table-cell>
          <table:table-cell office:value-type="float" office:value="-173.1497584" calcext:value-type="float">
            <text:p>-173,14975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10.2380762" calcext:value-type="float">
            <text:p>-10,2380762</text:p>
          </table:table-cell>
          <table:table-cell office:value-type="float" office:value="91.9267435" calcext:value-type="float">
            <text:p>91,9267435</text:p>
          </table:table-cell>
          <table:table-cell office:value-type="float" office:value="-172.2355727" calcext:value-type="float">
            <text:p>-172,23557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84.6143088" calcext:value-type="float">
            <text:p>-84,6143088</text:p>
          </table:table-cell>
          <table:table-cell office:value-type="float" office:value="96.8597058" calcext:value-type="float">
            <text:p>96,8597058</text:p>
          </table:table-cell>
          <table:table-cell office:value-type="float" office:value="-167.3542227" calcext:value-type="float">
            <text:p>-167,35422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92.7380154" calcext:value-type="float">
            <text:p>-92,7380154</text:p>
          </table:table-cell>
          <table:table-cell office:value-type="float" office:value="135.5435064" calcext:value-type="float">
            <text:p>135,5435064</text:p>
          </table:table-cell>
          <table:table-cell office:value-type="float" office:value="-238.5608947" calcext:value-type="float">
            <text:p>-238,56089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61.9553585" calcext:value-type="float">
            <text:p>-61,9553585</text:p>
          </table:table-cell>
          <table:table-cell office:value-type="float" office:value="158.4862747" calcext:value-type="float">
            <text:p>158,4862747</text:p>
          </table:table-cell>
          <table:table-cell office:value-type="float" office:value="-237.5750764" calcext:value-type="float">
            <text:p>-237,57507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180.9439012" calcext:value-type="float">
            <text:p>-180,9439012</text:p>
          </table:table-cell>
          <table:table-cell office:value-type="float" office:value="175.5258527" calcext:value-type="float">
            <text:p>175,5258527</text:p>
          </table:table-cell>
          <table:table-cell office:value-type="float" office:value="-207.10548" calcext:value-type="float">
            <text:p>-207,105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95.595349" calcext:value-type="float">
            <text:p>-195,595349</text:p>
          </table:table-cell>
          <table:table-cell office:value-type="float" office:value="213.0971122" calcext:value-type="float">
            <text:p>213,0971122</text:p>
          </table:table-cell>
          <table:table-cell office:value-type="float" office:value="-319.1328422" calcext:value-type="float">
            <text:p>-319,13284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29.416014" calcext:value-type="float">
            <text:p>-129,416014</text:p>
          </table:table-cell>
          <table:table-cell office:value-type="float" office:value="194.5693307" calcext:value-type="float">
            <text:p>194,5693307</text:p>
          </table:table-cell>
          <table:table-cell office:value-type="float" office:value="-347.6367563" calcext:value-type="float">
            <text:p>-347,63675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207.5323733" calcext:value-type="float">
            <text:p>-207,5323733</text:p>
          </table:table-cell>
          <table:table-cell office:value-type="float" office:value="149.4150437" calcext:value-type="float">
            <text:p>149,4150437</text:p>
          </table:table-cell>
          <table:table-cell office:value-type="float" office:value="-350.1286507" calcext:value-type="float">
            <text:p>-350,12865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239.0672278" calcext:value-type="float">
            <text:p>-239,0672278</text:p>
          </table:table-cell>
          <table:table-cell office:value-type="float" office:value="254.6725649" calcext:value-type="float">
            <text:p>254,6725649</text:p>
          </table:table-cell>
          <table:table-cell office:value-type="float" office:value="-452.6064166" calcext:value-type="float">
            <text:p>-452,60641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213.2702833" calcext:value-type="float">
            <text:p>-213,2702833</text:p>
          </table:table-cell>
          <table:table-cell office:value-type="float" office:value="291.4050222" calcext:value-type="float">
            <text:p>291,4050222</text:p>
          </table:table-cell>
          <table:table-cell office:value-type="float" office:value="-524.3403034" calcext:value-type="float">
            <text:p>-524,340303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170.1684478" calcext:value-type="float">
            <text:p>-170,1684478</text:p>
          </table:table-cell>
          <table:table-cell office:value-type="float" office:value="281.6346238" calcext:value-type="float">
            <text:p>281,6346238</text:p>
          </table:table-cell>
          <table:table-cell office:value-type="float" office:value="-586.2197959" calcext:value-type="float">
            <text:p>-586,21979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84.3844013" calcext:value-type="float">
            <text:p>-84,3844013</text:p>
          </table:table-cell>
          <table:table-cell office:value-type="float" office:value="345.8787047" calcext:value-type="float">
            <text:p>345,8787047</text:p>
          </table:table-cell>
          <table:table-cell office:value-type="float" office:value="-614.2854124" calcext:value-type="float">
            <text:p>-614,285412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45.3342092" calcext:value-type="float">
            <text:p>-45,3342092</text:p>
          </table:table-cell>
          <table:table-cell office:value-type="float" office:value="379.1122483" calcext:value-type="float">
            <text:p>379,1122483</text:p>
          </table:table-cell>
          <table:table-cell office:value-type="float" office:value="-616.6214713" calcext:value-type="float">
            <text:p>-616,621471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-24.2683492" calcext:value-type="float">
            <text:p>-24,2683492</text:p>
          </table:table-cell>
          <table:table-cell office:value-type="float" office:value="371.5058472" calcext:value-type="float">
            <text:p>371,5058472</text:p>
          </table:table-cell>
          <table:table-cell office:value-type="float" office:value="-627.6792706" calcext:value-type="float">
            <text:p>-627,67927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23.8620657" calcext:value-type="float">
            <text:p>23,8620657</text:p>
          </table:table-cell>
          <table:table-cell office:value-type="float" office:value="370.4021739" calcext:value-type="float">
            <text:p>370,4021739</text:p>
          </table:table-cell>
          <table:table-cell office:value-type="float" office:value="-635.3387281" calcext:value-type="float">
            <text:p>-635,338728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88.033505" calcext:value-type="float">
            <text:p>88,033505</text:p>
          </table:table-cell>
          <table:table-cell office:value-type="float" office:value="380.4252981" calcext:value-type="float">
            <text:p>380,4252981</text:p>
          </table:table-cell>
          <table:table-cell office:value-type="float" office:value="-620.1821654" calcext:value-type="float">
            <text:p>-620,182165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08.1324676" calcext:value-type="float">
            <text:p>108,1324676</text:p>
          </table:table-cell>
          <table:table-cell office:value-type="float" office:value="374.6012052" calcext:value-type="float">
            <text:p>374,6012052</text:p>
          </table:table-cell>
          <table:table-cell office:value-type="float" office:value="-570.6794566" calcext:value-type="float">
            <text:p>-570,679456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08.970733" calcext:value-type="float">
            <text:p>108,970733</text:p>
          </table:table-cell>
          <table:table-cell office:value-type="float" office:value="310.530927" calcext:value-type="float">
            <text:p>310,530927</text:p>
          </table:table-cell>
          <table:table-cell office:value-type="float" office:value="-542.9735809" calcext:value-type="float">
            <text:p>-542,9735809</text:p>
          </table:table-cell>
        </table:table-row>
        <table:table-row table:style-name="ro1">
          <table:table-cell table:number-columns-repeated="2"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66.6677293" calcext:value-type="float">
            <text:p>166,6677293</text:p>
          </table:table-cell>
          <table:table-cell office:value-type="float" office:value="261.5266389" calcext:value-type="float">
            <text:p>261,5266389</text:p>
          </table:table-cell>
          <table:table-cell office:value-type="float" office:value="-518.7695124" calcext:value-type="float">
            <text:p>-518,76951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65.1276406" calcext:value-type="float">
            <text:p>165,1276406</text:p>
          </table:table-cell>
          <table:table-cell office:value-type="float" office:value="223.9414593" calcext:value-type="float">
            <text:p>223,9414593</text:p>
          </table:table-cell>
          <table:table-cell office:value-type="float" office:value="-435.950826" calcext:value-type="float">
            <text:p>-435,95082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17.3122306" calcext:value-type="float">
            <text:p>117,3122306</text:p>
          </table:table-cell>
          <table:table-cell office:value-type="float" office:value="190.1212157" calcext:value-type="float">
            <text:p>190,1212157</text:p>
          </table:table-cell>
          <table:table-cell office:value-type="float" office:value="-402.0171249" calcext:value-type="float">
            <text:p>-402,017124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74.3065213" calcext:value-type="float">
            <text:p>174,3065213</text:p>
          </table:table-cell>
          <table:table-cell office:value-type="float" office:value="165.6630427" calcext:value-type="float">
            <text:p>165,6630427</text:p>
          </table:table-cell>
          <table:table-cell office:value-type="float" office:value="-394.1395016" calcext:value-type="float">
            <text:p>-394,139501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69.7548036" calcext:value-type="float">
            <text:p>169,7548036</text:p>
          </table:table-cell>
          <table:table-cell office:value-type="float" office:value="136.3318377" calcext:value-type="float">
            <text:p>136,3318377</text:p>
          </table:table-cell>
          <table:table-cell office:value-type="float" office:value="-301.8536475" calcext:value-type="float">
            <text:p>-301,853647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00.485133" calcext:value-type="float">
            <text:p>100,485133</text:p>
          </table:table-cell>
          <table:table-cell office:value-type="float" office:value="149.8628726" calcext:value-type="float">
            <text:p>149,8628726</text:p>
          </table:table-cell>
          <table:table-cell office:value-type="float" office:value="-271.901255" calcext:value-type="float">
            <text:p>-271,9012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61.6883079" calcext:value-type="float">
            <text:p>161,6883079</text:p>
          </table:table-cell>
          <table:table-cell office:value-type="float" office:value="208.6492334" calcext:value-type="float">
            <text:p>208,6492334</text:p>
          </table:table-cell>
          <table:table-cell office:value-type="float" office:value="-283.7131988" calcext:value-type="float">
            <text:p>-283,713198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145.8663186" calcext:value-type="float">
            <text:p>145,8663186</text:p>
          </table:table-cell>
          <table:table-cell office:value-type="float" office:value="106.0131886" calcext:value-type="float">
            <text:p>106,0131886</text:p>
          </table:table-cell>
          <table:table-cell office:value-type="float" office:value="-189.950534" calcext:value-type="float">
            <text:p>-189,95053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56.7055545" calcext:value-type="float">
            <text:p>56,7055545</text:p>
          </table:table-cell>
          <table:table-cell office:value-type="float" office:value="91.7301407" calcext:value-type="float">
            <text:p>91,7301407</text:p>
          </table:table-cell>
          <table:table-cell office:value-type="float" office:value="-177.4626835" calcext:value-type="float">
            <text:p>-177,462683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140.8787341" calcext:value-type="float">
            <text:p>140,8787341</text:p>
          </table:table-cell>
          <table:table-cell office:value-type="float" office:value="177.4226749" calcext:value-type="float">
            <text:p>177,4226749</text:p>
          </table:table-cell>
          <table:table-cell office:value-type="float" office:value="-221.3993531" calcext:value-type="float">
            <text:p>-221,399353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123.6708165" calcext:value-type="float">
            <text:p>123,6708165</text:p>
          </table:table-cell>
          <table:table-cell office:value-type="float" office:value="68.5467303" calcext:value-type="float">
            <text:p>68,5467303</text:p>
          </table:table-cell>
          <table:table-cell office:value-type="float" office:value="-119.4245819" calcext:value-type="float">
            <text:p>-119,42458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0" calcext:value-type="float">
            <text:p>0</text:p>
          </table:table-cell>
          <table:table-cell office:value-type="float" office:value="60.2410096" calcext:value-type="float">
            <text:p>60,2410096</text:p>
          </table:table-cell>
          <table:table-cell office:value-type="float" office:value="-183.8792738" calcext:value-type="float">
            <text:p>-183,8792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6.3748892" calcext:value-type="float">
            <text:p>-6,3748892</text:p>
          </table:table-cell>
          <table:table-cell office:value-type="float" office:value="0" calcext:value-type="float">
            <text:p>0</text:p>
          </table:table-cell>
          <table:table-cell office:value-type="float" office:value="-159.2956063" calcext:value-type="float">
            <text:p>-159,29560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51.9279237" calcext:value-type="float">
            <text:p>-51,9279237</text:p>
          </table:table-cell>
          <table:table-cell office:value-type="float" office:value="0" calcext:value-type="float">
            <text:p>0</text:p>
          </table:table-cell>
          <table:table-cell office:value-type="float" office:value="-152.9806002" calcext:value-type="float">
            <text:p>-152,98060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57.7389968" calcext:value-type="float">
            <text:p>-57,7389968</text:p>
          </table:table-cell>
          <table:table-cell office:value-type="float" office:value="0" calcext:value-type="float">
            <text:p>0</text:p>
          </table:table-cell>
          <table:table-cell office:value-type="float" office:value="-195.8332419" calcext:value-type="float">
            <text:p>-195,83324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50.8392497" calcext:value-type="float">
            <text:p>-50,8392497</text:p>
          </table:table-cell>
          <table:table-cell office:value-type="float" office:value="0" calcext:value-type="float">
            <text:p>0</text:p>
          </table:table-cell>
          <table:table-cell office:value-type="float" office:value="-190.245399" calcext:value-type="float">
            <text:p>-190,2453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166.7021299" calcext:value-type="float">
            <text:p>-166,7021299</text:p>
          </table:table-cell>
          <table:table-cell office:value-type="float" office:value="0" calcext:value-type="float">
            <text:p>0</text:p>
          </table:table-cell>
          <table:table-cell office:value-type="float" office:value="-161.0503378" calcext:value-type="float">
            <text:p>-161,05033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215.5010881" calcext:value-type="float">
            <text:p>-215,5010881</text:p>
          </table:table-cell>
          <table:table-cell office:value-type="float" office:value="0" calcext:value-type="float">
            <text:p>0</text:p>
          </table:table-cell>
          <table:table-cell office:value-type="float" office:value="-265.7550034" calcext:value-type="float">
            <text:p>-265,755003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212.0027487" calcext:value-type="float">
            <text:p>-212,0027487</text:p>
          </table:table-cell>
          <table:table-cell office:value-type="float" office:value="0" calcext:value-type="float">
            <text:p>0</text:p>
          </table:table-cell>
          <table:table-cell office:value-type="float" office:value="-325.2225909" calcext:value-type="float">
            <text:p>-325,22259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81.9282538" calcext:value-type="float">
            <text:p>-181,9282538</text:p>
          </table:table-cell>
          <table:table-cell office:value-type="float" office:value="0" calcext:value-type="float">
            <text:p>0</text:p>
          </table:table-cell>
          <table:table-cell office:value-type="float" office:value="-382.3631861" calcext:value-type="float">
            <text:p>-382,36318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10.0374264" calcext:value-type="float">
            <text:p>-110,0374264</text:p>
          </table:table-cell>
          <table:table-cell office:value-type="float" office:value="0" calcext:value-type="float">
            <text:p>0</text:p>
          </table:table-cell>
          <table:table-cell office:value-type="float" office:value="-393.0030806" calcext:value-type="float">
            <text:p>-393,00308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43.2047692" calcext:value-type="float">
            <text:p>-143,2047692</text:p>
          </table:table-cell>
          <table:table-cell office:value-type="float" office:value="0" calcext:value-type="float">
            <text:p>0</text:p>
          </table:table-cell>
          <table:table-cell office:value-type="float" office:value="-395.9296332" calcext:value-type="float">
            <text:p>-395,929633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137.7961983" calcext:value-type="float">
            <text:p>-137,7961983</text:p>
          </table:table-cell>
          <table:table-cell office:value-type="float" office:value="0" calcext:value-type="float">
            <text:p>0</text:p>
          </table:table-cell>
          <table:table-cell office:value-type="float" office:value="-463.203841" calcext:value-type="float">
            <text:p>-463,20384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69.795067" calcext:value-type="float">
            <text:p>-69,795067</text:p>
          </table:table-cell>
          <table:table-cell office:value-type="float" office:value="0" calcext:value-type="float">
            <text:p>0</text:p>
          </table:table-cell>
          <table:table-cell office:value-type="float" office:value="-496.6626835" calcext:value-type="float">
            <text:p>-496,662683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48.107119" calcext:value-type="float">
            <text:p>-48,107119</text:p>
          </table:table-cell>
          <table:table-cell office:value-type="float" office:value="0" calcext:value-type="float">
            <text:p>0</text:p>
          </table:table-cell>
          <table:table-cell office:value-type="float" office:value="-501.1954474" calcext:value-type="float">
            <text:p>-501,19544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-33.1532784" calcext:value-type="float">
            <text:p>-33,1532784</text:p>
          </table:table-cell>
          <table:table-cell office:value-type="float" office:value="0" calcext:value-type="float">
            <text:p>0</text:p>
          </table:table-cell>
          <table:table-cell office:value-type="float" office:value="-518.6282537" calcext:value-type="float">
            <text:p>-518,628253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13.1714045" calcext:value-type="float">
            <text:p>13,1714045</text:p>
          </table:table-cell>
          <table:table-cell office:value-type="float" office:value="0" calcext:value-type="float">
            <text:p>0</text:p>
          </table:table-cell>
          <table:table-cell office:value-type="float" office:value="-530.201733" calcext:value-type="float">
            <text:p>-530,20173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66.7834951" calcext:value-type="float">
            <text:p>66,7834951</text:p>
          </table:table-cell>
          <table:table-cell office:value-type="float" office:value="0" calcext:value-type="float">
            <text:p>0</text:p>
          </table:table-cell>
          <table:table-cell office:value-type="float" office:value="-520.5311028" calcext:value-type="float">
            <text:p>-520,531102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78.6238089" calcext:value-type="float">
            <text:p>78,6238089</text:p>
          </table:table-cell>
          <table:table-cell office:value-type="float" office:value="0" calcext:value-type="float">
            <text:p>0</text:p>
          </table:table-cell>
          <table:table-cell office:value-type="float" office:value="-483.7653527" calcext:value-type="float">
            <text:p>-483,765352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79.3079236" calcext:value-type="float">
            <text:p>79,3079236</text:p>
          </table:table-cell>
          <table:table-cell office:value-type="float" office:value="0" calcext:value-type="float">
            <text:p>0</text:p>
          </table:table-cell>
          <table:table-cell office:value-type="float" office:value="-466.5959891" calcext:value-type="float">
            <text:p>-466,595989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131.4573033" calcext:value-type="float">
            <text:p>131,4573033</text:p>
          </table:table-cell>
          <table:table-cell office:value-type="float" office:value="0" calcext:value-type="float">
            <text:p>0</text:p>
          </table:table-cell>
          <table:table-cell office:value-type="float" office:value="-448.5180672" calcext:value-type="float">
            <text:p>-448,5180672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33.26516" calcext:value-type="float">
            <text:p>133,26516</text:p>
          </table:table-cell>
          <table:table-cell office:value-type="float" office:value="0" calcext:value-type="float">
            <text:p>0</text:p>
          </table:table-cell>
          <table:table-cell office:value-type="float" office:value="-381.4711887" calcext:value-type="float">
            <text:p>-381,471188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98.2752819" calcext:value-type="float">
            <text:p>98,2752819</text:p>
          </table:table-cell>
          <table:table-cell office:value-type="float" office:value="0" calcext:value-type="float">
            <text:p>0</text:p>
          </table:table-cell>
          <table:table-cell office:value-type="float" office:value="-355.1324165" calcext:value-type="float">
            <text:p>-355,132416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56.375804" calcext:value-type="float">
            <text:p>156,375804</text:p>
          </table:table-cell>
          <table:table-cell office:value-type="float" office:value="0" calcext:value-type="float">
            <text:p>0</text:p>
          </table:table-cell>
          <table:table-cell office:value-type="float" office:value="-348.6128642" calcext:value-type="float">
            <text:p>-348,612864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80.5557433" calcext:value-type="float">
            <text:p>180,5557433</text:p>
          </table:table-cell>
          <table:table-cell office:value-type="float" office:value="0" calcext:value-type="float">
            <text:p>0</text:p>
          </table:table-cell>
          <table:table-cell office:value-type="float" office:value="-263.6211783" calcext:value-type="float">
            <text:p>-263,621178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80.8845666" calcext:value-type="float">
            <text:p>180,8845666</text:p>
          </table:table-cell>
          <table:table-cell office:value-type="float" office:value="0" calcext:value-type="float">
            <text:p>0</text:p>
          </table:table-cell>
          <table:table-cell office:value-type="float" office:value="-211.393359" calcext:value-type="float">
            <text:p>-211,3933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140.2154249" calcext:value-type="float">
            <text:p>140,2154249</text:p>
          </table:table-cell>
          <table:table-cell office:value-type="float" office:value="0" calcext:value-type="float">
            <text:p>0</text:p>
          </table:table-cell>
          <table:table-cell office:value-type="float" office:value="-162.2745773" calcext:value-type="float">
            <text:p>-162,274577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55.3851274" calcext:value-type="float">
            <text:p>55,3851274</text:p>
          </table:table-cell>
          <table:table-cell office:value-type="float" office:value="0" calcext:value-type="float">
            <text:p>0</text:p>
          </table:table-cell>
          <table:table-cell office:value-type="float" office:value="-159.7483717" calcext:value-type="float">
            <text:p>-159,748371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125.9357506" calcext:value-type="float">
            <text:p>125,9357506</text:p>
          </table:table-cell>
          <table:table-cell office:value-type="float" office:value="0" calcext:value-type="float">
            <text:p>0</text:p>
          </table:table-cell>
          <table:table-cell office:value-type="float" office:value="-196.4954713" calcext:value-type="float">
            <text:p>-196,495471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118.1407294" calcext:value-type="float">
            <text:p>118,1407294</text:p>
          </table:table-cell>
          <table:table-cell office:value-type="float" office:value="0" calcext:value-type="float">
            <text:p>0</text:p>
          </table:table-cell>
          <table:table-cell office:value-type="float" office:value="-104.1228467" calcext:value-type="float">
            <text:p>-104,122846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14.5247909" calcext:value-type="float">
            <text:p>14,5247909</text:p>
          </table:table-cell>
          <table:table-cell office:value-type="float" office:value="0" calcext:value-type="float">
            <text:p>0</text:p>
          </table:table-cell>
          <table:table-cell office:value-type="float" office:value="-94.5945068" calcext:value-type="float">
            <text:p>-94,59450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" calcext:value-type="float">
            <text:p>-160</text:p>
          </table:table-cell>
        </table:table-row>
      </table:table>
      <table:table table:name="0,067" table:style-name="ta1">
        <table:table-column table:style-name="co1" table:number-columns-repeated="7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26" calcext:value-type="float">
            <text:p>-5,2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0.418855727675" calcext:value-type="float">
            <text:p>0,418855727675</text:p>
          </table:table-cell>
          <table:table-cell office:value-type="float" office:value="0" calcext:value-type="float">
            <text:p>0</text:p>
          </table:table-cell>
          <table:table-cell office:value-type="float" office:value="-5.213391512875" calcext:value-type="float">
            <text:p>-5,213391512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3.3609578835" calcext:value-type="float">
            <text:p>3,3609578835</text:p>
          </table:table-cell>
          <table:table-cell office:value-type="float" office:value="0" calcext:value-type="float">
            <text:p>0</text:p>
          </table:table-cell>
          <table:table-cell office:value-type="float" office:value="-4.730128043675" calcext:value-type="float">
            <text:p>-4,7301280436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2.82154459865" calcext:value-type="float">
            <text:p>2,82154459865</text:p>
          </table:table-cell>
          <table:table-cell office:value-type="float" office:value="0" calcext:value-type="float">
            <text:p>0</text:p>
          </table:table-cell>
          <table:table-cell office:value-type="float" office:value="-1.225624445725" calcext:value-type="float">
            <text:p>-1,2256244457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-2.700731808325" calcext:value-type="float">
            <text:p>-2,700731808325</text:p>
          </table:table-cell>
          <table:table-cell office:value-type="float" office:value="0" calcext:value-type="float">
            <text:p>0</text:p>
          </table:table-cell>
          <table:table-cell office:value-type="float" office:value="-1.228587205825" calcext:value-type="float">
            <text:p>-1,2285872058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3.38226873095" calcext:value-type="float">
            <text:p>-3,38226873095</text:p>
          </table:table-cell>
          <table:table-cell office:value-type="float" office:value="0" calcext:value-type="float">
            <text:p>0</text:p>
          </table:table-cell>
          <table:table-cell office:value-type="float" office:value="-3.5033456202" calcext:value-type="float">
            <text:p>-3,50334562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1.336058066725" calcext:value-type="float">
            <text:p>-1,336058066725</text:p>
          </table:table-cell>
          <table:table-cell office:value-type="float" office:value="0" calcext:value-type="float">
            <text:p>0</text:p>
          </table:table-cell>
          <table:table-cell office:value-type="float" office:value="-3.39448306545" calcext:value-type="float">
            <text:p>-3,394483065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1.5999783513" calcext:value-type="float">
            <text:p>-1,5999783513</text:p>
          </table:table-cell>
          <table:table-cell office:value-type="float" office:value="0" calcext:value-type="float">
            <text:p>0</text:p>
          </table:table-cell>
          <table:table-cell office:value-type="float" office:value="-3.561633762625" calcext:value-type="float">
            <text:p>-3,5616337626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1.6149698827" calcext:value-type="float">
            <text:p>-1,6149698827</text:p>
          </table:table-cell>
          <table:table-cell office:value-type="float" office:value="0" calcext:value-type="float">
            <text:p>0</text:p>
          </table:table-cell>
          <table:table-cell office:value-type="float" office:value="-4.294030611375" calcext:value-type="float">
            <text:p>-4,2940306113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1.130207725675" calcext:value-type="float">
            <text:p>-1,130207725675</text:p>
          </table:table-cell>
          <table:table-cell office:value-type="float" office:value="0" calcext:value-type="float">
            <text:p>0</text:p>
          </table:table-cell>
          <table:table-cell office:value-type="float" office:value="-4.13822096065" calcext:value-type="float">
            <text:p>-4,138220960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1.6576074901" calcext:value-type="float">
            <text:p>-1,6576074901</text:p>
          </table:table-cell>
          <table:table-cell office:value-type="float" office:value="0" calcext:value-type="float">
            <text:p>0</text:p>
          </table:table-cell>
          <table:table-cell office:value-type="float" office:value="-4.377419578525" calcext:value-type="float">
            <text:p>-4,3774195785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1.6539564457" calcext:value-type="float">
            <text:p>-1,6539564457</text:p>
          </table:table-cell>
          <table:table-cell office:value-type="float" office:value="0" calcext:value-type="float">
            <text:p>0</text:p>
          </table:table-cell>
          <table:table-cell office:value-type="float" office:value="-5.15213674445" calcext:value-type="float">
            <text:p>-5,152136744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1.016164704125" calcext:value-type="float">
            <text:p>-1,016164704125</text:p>
          </table:table-cell>
          <table:table-cell office:value-type="float" office:value="0" calcext:value-type="float">
            <text:p>0</text:p>
          </table:table-cell>
          <table:table-cell office:value-type="float" office:value="-5.25906145485" calcext:value-type="float">
            <text:p>-5,259061454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1.038308267775" calcext:value-type="float">
            <text:p>-1,038308267775</text:p>
          </table:table-cell>
          <table:table-cell office:value-type="float" office:value="0" calcext:value-type="float">
            <text:p>0</text:p>
          </table:table-cell>
          <table:table-cell office:value-type="float" office:value="-5.356947722875" calcext:value-type="float">
            <text:p>-5,3569477228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0.923275103475" calcext:value-type="float">
            <text:p>-0,923275103475</text:p>
          </table:table-cell>
          <table:table-cell office:value-type="float" office:value="0" calcext:value-type="float">
            <text:p>0</text:p>
          </table:table-cell>
          <table:table-cell office:value-type="float" office:value="-5.727953402275" calcext:value-type="float">
            <text:p>-5,7279534022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0.36643265805" calcext:value-type="float">
            <text:p>-0,36643265805</text:p>
          </table:table-cell>
          <table:table-cell office:value-type="float" office:value="0" calcext:value-type="float">
            <text:p>0</text:p>
          </table:table-cell>
          <table:table-cell office:value-type="float" office:value="-5.935290542" calcext:value-type="float">
            <text:p>-5,93529054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0.019265218525" calcext:value-type="float">
            <text:p>-0,019265218525</text:p>
          </table:table-cell>
          <table:table-cell office:value-type="float" office:value="0" calcext:value-type="float">
            <text:p>0</text:p>
          </table:table-cell>
          <table:table-cell office:value-type="float" office:value="-5.962215572375" calcext:value-type="float">
            <text:p>-5,96221557237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0.11096741335" calcext:value-type="float">
            <text:p>0,11096741335</text:p>
          </table:table-cell>
          <table:table-cell office:value-type="float" office:value="0" calcext:value-type="float">
            <text:p>0</text:p>
          </table:table-cell>
          <table:table-cell office:value-type="float" office:value="-5.9241228614" calcext:value-type="float">
            <text:p>-5,924122861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0.355109385025" calcext:value-type="float">
            <text:p>0,355109385025</text:p>
          </table:table-cell>
          <table:table-cell office:value-type="float" office:value="0" calcext:value-type="float">
            <text:p>0</text:p>
          </table:table-cell>
          <table:table-cell office:value-type="float" office:value="-5.900397730925" calcext:value-type="float">
            <text:p>-5,90039773092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0.901907711375" calcext:value-type="float">
            <text:p>0,901907711375</text:p>
          </table:table-cell>
          <table:table-cell office:value-type="float" office:value="0" calcext:value-type="float">
            <text:p>0</text:p>
          </table:table-cell>
          <table:table-cell office:value-type="float" office:value="-5.883900354425" calcext:value-type="float">
            <text:p>-5,8839003544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1.305198687475" calcext:value-type="float">
            <text:p>1,305198687475</text:p>
          </table:table-cell>
          <table:table-cell office:value-type="float" office:value="0" calcext:value-type="float">
            <text:p>0</text:p>
          </table:table-cell>
          <table:table-cell office:value-type="float" office:value="-5.796654133625" calcext:value-type="float">
            <text:p>-5,7966541336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1.67694403515" calcext:value-type="float">
            <text:p>1,67694403515</text:p>
          </table:table-cell>
          <table:table-cell office:value-type="float" office:value="0" calcext:value-type="float">
            <text:p>0</text:p>
          </table:table-cell>
          <table:table-cell office:value-type="float" office:value="-5.40669131175" calcext:value-type="float">
            <text:p>-5,4066913117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1.469960451075" calcext:value-type="float">
            <text:p>1,469960451075</text:p>
          </table:table-cell>
          <table:table-cell office:value-type="float" office:value="0" calcext:value-type="float">
            <text:p>0</text:p>
          </table:table-cell>
          <table:table-cell office:value-type="float" office:value="-4.638750254475" calcext:value-type="float">
            <text:p>-4,63875025447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0.9590315613" calcext:value-type="float">
            <text:p>0,9590315613</text:p>
          </table:table-cell>
          <table:table-cell office:value-type="float" office:value="0" calcext:value-type="float">
            <text:p>0</text:p>
          </table:table-cell>
          <table:table-cell office:value-type="float" office:value="-4.59841268505" calcext:value-type="float">
            <text:p>-4,5984126850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1.73646358565" calcext:value-type="float">
            <text:p>1,73646358565</text:p>
          </table:table-cell>
          <table:table-cell office:value-type="float" office:value="0" calcext:value-type="float">
            <text:p>0</text:p>
          </table:table-cell>
          <table:table-cell office:value-type="float" office:value="-4.31678585655" calcext:value-type="float">
            <text:p>-4,316785856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1.666221594675" calcext:value-type="float">
            <text:p>1,666221594675</text:p>
          </table:table-cell>
          <table:table-cell office:value-type="float" office:value="0" calcext:value-type="float">
            <text:p>0</text:p>
          </table:table-cell>
          <table:table-cell office:value-type="float" office:value="-3.329550496175" calcext:value-type="float">
            <text:p>-3,32955049617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0.740635307775" calcext:value-type="float">
            <text:p>0,740635307775</text:p>
          </table:table-cell>
          <table:table-cell office:value-type="float" office:value="0" calcext:value-type="float">
            <text:p>0</text:p>
          </table:table-cell>
          <table:table-cell office:value-type="float" office:value="-3.750798564375" calcext:value-type="float">
            <text:p>-3,75079856437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1.9176454848" calcext:value-type="float">
            <text:p>1,9176454848</text:p>
          </table:table-cell>
          <table:table-cell office:value-type="float" office:value="0" calcext:value-type="float">
            <text:p>0</text:p>
          </table:table-cell>
          <table:table-cell office:value-type="float" office:value="-3.6483027466" calcext:value-type="float">
            <text:p>-3,648302746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1.807702111175" calcext:value-type="float">
            <text:p>1,807702111175</text:p>
          </table:table-cell>
          <table:table-cell office:value-type="float" office:value="0" calcext:value-type="float">
            <text:p>0</text:p>
          </table:table-cell>
          <table:table-cell office:value-type="float" office:value="-2.2032890772" calcext:value-type="float">
            <text:p>-2,203289077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0.222284052475" calcext:value-type="float">
            <text:p>0,222284052475</text:p>
          </table:table-cell>
          <table:table-cell office:value-type="float" office:value="0" calcext:value-type="float">
            <text:p>0</text:p>
          </table:table-cell>
          <table:table-cell office:value-type="float" office:value="-3.047643771825" calcext:value-type="float">
            <text:p>-3,0476437718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155" calcext:value-type="float">
            <text:p>-3,1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0" calcext:value-type="float">
            <text:p>0</text:p>
          </table:table-cell>
          <table:table-cell office:value-type="float" office:value="0.172770235075" calcext:value-type="float">
            <text:p>0,172770235075</text:p>
          </table:table-cell>
          <table:table-cell office:value-type="float" office:value="-3.843681662675" calcext:value-type="float">
            <text:p>-3,84368166267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-0.307327778925" calcext:value-type="float">
            <text:p>-0,307327778925</text:p>
          </table:table-cell>
          <table:table-cell office:value-type="float" office:value="0.138482134175" calcext:value-type="float">
            <text:p>0,138482134175</text:p>
          </table:table-cell>
          <table:table-cell office:value-type="float" office:value="-3.86344580005" calcext:value-type="float">
            <text:p>-3,863445800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0.1010195381" calcext:value-type="float">
            <text:p>-0,1010195381</text:p>
          </table:table-cell>
          <table:table-cell office:value-type="float" office:value="-0.612958791225" calcext:value-type="float">
            <text:p>-0,612958791225</text:p>
          </table:table-cell>
          <table:table-cell office:value-type="float" office:value="-4.093697335075" calcext:value-type="float">
            <text:p>-4,0936973350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0.222553563325" calcext:value-type="float">
            <text:p>-0,222553563325</text:p>
          </table:table-cell>
          <table:table-cell office:value-type="float" office:value="-3.67807576105" calcext:value-type="float">
            <text:p>-3,67807576105</text:p>
          </table:table-cell>
          <table:table-cell office:value-type="float" office:value="-3.510487955875" calcext:value-type="float">
            <text:p>-3,5104879558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2.1203845368" calcext:value-type="float">
            <text:p>-2,1203845368</text:p>
          </table:table-cell>
          <table:table-cell office:value-type="float" office:value="-4.2447818644" calcext:value-type="float">
            <text:p>-4,2447818644</text:p>
          </table:table-cell>
          <table:table-cell office:value-type="float" office:value="-3.79692712805" calcext:value-type="float">
            <text:p>-3,796927128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2.290655688625" calcext:value-type="float">
            <text:p>-2,290655688625</text:p>
          </table:table-cell>
          <table:table-cell office:value-type="float" office:value="-3.38701758375" calcext:value-type="float">
            <text:p>-3,38701758375</text:p>
          </table:table-cell>
          <table:table-cell office:value-type="float" office:value="-5.145183620125" calcext:value-type="float">
            <text:p>-5,1451836201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1.218941055025" calcext:value-type="float">
            <text:p>-1,218941055025</text:p>
          </table:table-cell>
          <table:table-cell office:value-type="float" office:value="-3.225078565325" calcext:value-type="float">
            <text:p>-3,225078565325</text:p>
          </table:table-cell>
          <table:table-cell office:value-type="float" office:value="-4.795705600175" calcext:value-type="float">
            <text:p>-4,7957056001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2.083352991925" calcext:value-type="float">
            <text:p>-2,083352991925</text:p>
          </table:table-cell>
          <table:table-cell office:value-type="float" office:value="-3.538428577275" calcext:value-type="float">
            <text:p>-3,538428577275</text:p>
          </table:table-cell>
          <table:table-cell office:value-type="float" office:value="-4.850110454425" calcext:value-type="float">
            <text:p>-4,8501104544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2.1967588887" calcext:value-type="float">
            <text:p>-2,1967588887</text:p>
          </table:table-cell>
          <table:table-cell office:value-type="float" office:value="-3.887798690375" calcext:value-type="float">
            <text:p>-3,887798690375</text:p>
          </table:table-cell>
          <table:table-cell office:value-type="float" office:value="-5.49135907775" calcext:value-type="float">
            <text:p>-5,491359077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1.5140597824" calcext:value-type="float">
            <text:p>-1,5140597824</text:p>
          </table:table-cell>
          <table:table-cell office:value-type="float" office:value="-4.638670356975" calcext:value-type="float">
            <text:p>-4,638670356975</text:p>
          </table:table-cell>
          <table:table-cell office:value-type="float" office:value="-5.835911118675" calcext:value-type="float">
            <text:p>-5,8359111186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1.869934273925" calcext:value-type="float">
            <text:p>-1,869934273925</text:p>
          </table:table-cell>
          <table:table-cell office:value-type="float" office:value="-5.8876315995" calcext:value-type="float">
            <text:p>-5,8876315995</text:p>
          </table:table-cell>
          <table:table-cell office:value-type="float" office:value="-6.2731752203" calcext:value-type="float">
            <text:p>-6,273175220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1.72685196665" calcext:value-type="float">
            <text:p>-1,72685196665</text:p>
          </table:table-cell>
          <table:table-cell office:value-type="float" office:value="-5.865521638025" calcext:value-type="float">
            <text:p>-5,865521638025</text:p>
          </table:table-cell>
          <table:table-cell office:value-type="float" office:value="-6.864535901575" calcext:value-type="float">
            <text:p>-6,8645359015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1.091030993225" calcext:value-type="float">
            <text:p>-1,091030993225</text:p>
          </table:table-cell>
          <table:table-cell office:value-type="float" office:value="-5.93413230965" calcext:value-type="float">
            <text:p>-5,93413230965</text:p>
          </table:table-cell>
          <table:table-cell office:value-type="float" office:value="-7.174492527675" calcext:value-type="float">
            <text:p>-7,17449252767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1.074285539175" calcext:value-type="float">
            <text:p>-1,074285539175</text:p>
          </table:table-cell>
          <table:table-cell office:value-type="float" office:value="-6.359023360475" calcext:value-type="float">
            <text:p>-6,359023360475</text:p>
          </table:table-cell>
          <table:table-cell office:value-type="float" office:value="-7.45549320265" calcext:value-type="float">
            <text:p>-7,4554932026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0.87642250095" calcext:value-type="float">
            <text:p>-0,87642250095</text:p>
          </table:table-cell>
          <table:table-cell office:value-type="float" office:value="-6.20010521795" calcext:value-type="float">
            <text:p>-6,20010521795</text:p>
          </table:table-cell>
          <table:table-cell office:value-type="float" office:value="-7.815219061875" calcext:value-type="float">
            <text:p>-7,8152190618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0.2864486108" calcext:value-type="float">
            <text:p>-0,2864486108</text:p>
          </table:table-cell>
          <table:table-cell office:value-type="float" office:value="-5.82393764415" calcext:value-type="float">
            <text:p>-5,82393764415</text:p>
          </table:table-cell>
          <table:table-cell office:value-type="float" office:value="-7.976974937475" calcext:value-type="float">
            <text:p>-7,9769749374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0.0917167489" calcext:value-type="float">
            <text:p>0,0917167489</text:p>
          </table:table-cell>
          <table:table-cell office:value-type="float" office:value="-5.394096894625" calcext:value-type="float">
            <text:p>-5,394096894625</text:p>
          </table:table-cell>
          <table:table-cell office:value-type="float" office:value="-7.992983743275" calcext:value-type="float">
            <text:p>-7,99298374327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0.467961742875" calcext:value-type="float">
            <text:p>0,467961742875</text:p>
          </table:table-cell>
          <table:table-cell office:value-type="float" office:value="-5.131536299675" calcext:value-type="float">
            <text:p>-5,131536299675</text:p>
          </table:table-cell>
          <table:table-cell office:value-type="float" office:value="-7.957738356425" calcext:value-type="float">
            <text:p>-7,9577383564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1.09650919295" calcext:value-type="float">
            <text:p>1,09650919295</text:p>
          </table:table-cell>
          <table:table-cell office:value-type="float" office:value="-4.760997556675" calcext:value-type="float">
            <text:p>-4,760997556675</text:p>
          </table:table-cell>
          <table:table-cell office:value-type="float" office:value="-7.667981027675" calcext:value-type="float">
            <text:p>-7,6679810276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.23913295725" calcext:value-type="float">
            <text:p>1,23913295725</text:p>
          </table:table-cell>
          <table:table-cell office:value-type="float" office:value="-4.2385875536" calcext:value-type="float">
            <text:p>-4,2385875536</text:p>
          </table:table-cell>
          <table:table-cell office:value-type="float" office:value="-7.139981363675" calcext:value-type="float">
            <text:p>-7,1399813636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.162096703975" calcext:value-type="float">
            <text:p>1,162096703975</text:p>
          </table:table-cell>
          <table:table-cell office:value-type="float" office:value="-4.30234399315" calcext:value-type="float">
            <text:p>-4,30234399315</text:p>
          </table:table-cell>
          <table:table-cell office:value-type="float" office:value="-7.027046699675" calcext:value-type="float">
            <text:p>-7,02704669967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.9185355865" calcext:value-type="float">
            <text:p>1,9185355865</text:p>
          </table:table-cell>
          <table:table-cell office:value-type="float" office:value="-4.34435651065" calcext:value-type="float">
            <text:p>-4,34435651065</text:p>
          </table:table-cell>
          <table:table-cell office:value-type="float" office:value="-6.61600322225" calcext:value-type="float">
            <text:p>-6,6160032222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.95732830175" calcext:value-type="float">
            <text:p>1,95732830175</text:p>
          </table:table-cell>
          <table:table-cell office:value-type="float" office:value="-4.3754499879" calcext:value-type="float">
            <text:p>-4,3754499879</text:p>
          </table:table-cell>
          <table:table-cell office:value-type="float" office:value="-5.669867695325" calcext:value-type="float">
            <text:p>-5,66986769532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.497977887975" calcext:value-type="float">
            <text:p>1,497977887975</text:p>
          </table:table-cell>
          <table:table-cell office:value-type="float" office:value="-3.6853689891" calcext:value-type="float">
            <text:p>-3,6853689891</text:p>
          </table:table-cell>
          <table:table-cell office:value-type="float" office:value="-5.6888791748" calcext:value-type="float">
            <text:p>-5,688879174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2.408469644375" calcext:value-type="float">
            <text:p>2,408469644375</text:p>
          </table:table-cell>
          <table:table-cell office:value-type="float" office:value="-1.848341848925" calcext:value-type="float">
            <text:p>-1,848341848925</text:p>
          </table:table-cell>
          <table:table-cell office:value-type="float" office:value="-5.41801185285" calcext:value-type="float">
            <text:p>-5,418011852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2.1485693799" calcext:value-type="float">
            <text:p>2,1485693799</text:p>
          </table:table-cell>
          <table:table-cell office:value-type="float" office:value="-2.02410961375" calcext:value-type="float">
            <text:p>-2,02410961375</text:p>
          </table:table-cell>
          <table:table-cell office:value-type="float" office:value="-4.669378775175" calcext:value-type="float">
            <text:p>-4,66937877517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1.086668150875" calcext:value-type="float">
            <text:p>1,086668150875</text:p>
          </table:table-cell>
          <table:table-cell office:value-type="float" office:value="-1.889696245525" calcext:value-type="float">
            <text:p>-1,889696245525</text:p>
          </table:table-cell>
          <table:table-cell office:value-type="float" office:value="-4.460098067625" calcext:value-type="float">
            <text:p>-4,46009806762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2.5112081127" calcext:value-type="float">
            <text:p>2,5112081127</text:p>
          </table:table-cell>
          <table:table-cell office:value-type="float" office:value="-0.583700068775" calcext:value-type="float">
            <text:p>-0,583700068775</text:p>
          </table:table-cell>
          <table:table-cell office:value-type="float" office:value="-4.13711757785" calcext:value-type="float">
            <text:p>-4,1371175778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2.2493285627" calcext:value-type="float">
            <text:p>2,2493285627</text:p>
          </table:table-cell>
          <table:table-cell office:value-type="float" office:value="-1.5369822579" calcext:value-type="float">
            <text:p>-1,5369822579</text:p>
          </table:table-cell>
          <table:table-cell office:value-type="float" office:value="-3.136738933" calcext:value-type="float">
            <text:p>-3,13673893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0.4900084128" calcext:value-type="float">
            <text:p>0,4900084128</text:p>
          </table:table-cell>
          <table:table-cell office:value-type="float" office:value="-1.5571267861" calcext:value-type="float">
            <text:p>-1,5571267861</text:p>
          </table:table-cell>
          <table:table-cell office:value-type="float" office:value="-3.0804803663" calcext:value-type="float">
            <text:p>-3,08048036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0" calcext:value-type="float">
            <text:p>0</text:p>
          </table:table-cell>
          <table:table-cell office:value-type="float" office:value="0.625467309325" calcext:value-type="float">
            <text:p>0,625467309325</text:p>
          </table:table-cell>
          <table:table-cell office:value-type="float" office:value="-2.878714249775" calcext:value-type="float">
            <text:p>-2,878714249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0" calcext:value-type="float">
            <text:p>0</text:p>
          </table:table-cell>
          <table:table-cell office:value-type="float" office:value="-1.763151874875" calcext:value-type="float">
            <text:p>-1,763151874875</text:p>
          </table:table-cell>
          <table:table-cell office:value-type="float" office:value="-3.76700445235" calcext:value-type="float">
            <text:p>-3,767004452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-0.3668733003" calcext:value-type="float">
            <text:p>-0,3668733003</text:p>
          </table:table-cell>
          <table:table-cell office:value-type="float" office:value="-1.7508532996" calcext:value-type="float">
            <text:p>-1,7508532996</text:p>
          </table:table-cell>
          <table:table-cell office:value-type="float" office:value="-3.786221474425" calcext:value-type="float">
            <text:p>-3,78622147442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0.4556000134" calcext:value-type="float">
            <text:p>-0,4556000134</text:p>
          </table:table-cell>
          <table:table-cell office:value-type="float" office:value="-1.62567633195" calcext:value-type="float">
            <text:p>-1,62567633195</text:p>
          </table:table-cell>
          <table:table-cell office:value-type="float" office:value="-4.04065052225" calcext:value-type="float">
            <text:p>-4,040650522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0.81027847285" calcext:value-type="float">
            <text:p>-0,81027847285</text:p>
          </table:table-cell>
          <table:table-cell office:value-type="float" office:value="-2.152257061575" calcext:value-type="float">
            <text:p>-2,152257061575</text:p>
          </table:table-cell>
          <table:table-cell office:value-type="float" office:value="-3.838409054125" calcext:value-type="float">
            <text:p>-3,8384090541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2.409673631025" calcext:value-type="float">
            <text:p>-2,409673631025</text:p>
          </table:table-cell>
          <table:table-cell office:value-type="float" office:value="-3.43496155095" calcext:value-type="float">
            <text:p>-3,43496155095</text:p>
          </table:table-cell>
          <table:table-cell office:value-type="float" office:value="-4.2371512947" calcext:value-type="float">
            <text:p>-4,23715129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2.3625654302" calcext:value-type="float">
            <text:p>-2,3625654302</text:p>
          </table:table-cell>
          <table:table-cell office:value-type="float" office:value="-2.548939619975" calcext:value-type="float">
            <text:p>-2,548939619975</text:p>
          </table:table-cell>
          <table:table-cell office:value-type="float" office:value="-4.961044005975" calcext:value-type="float">
            <text:p>-4,9610440059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1.48746906025" calcext:value-type="float">
            <text:p>-1,48746906025</text:p>
          </table:table-cell>
          <table:table-cell office:value-type="float" office:value="-2.764688963125" calcext:value-type="float">
            <text:p>-2,764688963125</text:p>
          </table:table-cell>
          <table:table-cell office:value-type="float" office:value="-5.151730642375" calcext:value-type="float">
            <text:p>-5,1517306423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2.262698478025" calcext:value-type="float">
            <text:p>-2,262698478025</text:p>
          </table:table-cell>
          <table:table-cell office:value-type="float" office:value="-4.0110096452" calcext:value-type="float">
            <text:p>-4,0110096452</text:p>
          </table:table-cell>
          <table:table-cell office:value-type="float" office:value="-5.554509058425" calcext:value-type="float">
            <text:p>-5,5545090584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2.715211660725" calcext:value-type="float">
            <text:p>-2,715211660725</text:p>
          </table:table-cell>
          <table:table-cell office:value-type="float" office:value="-3.64460037015" calcext:value-type="float">
            <text:p>-3,64460037015</text:p>
          </table:table-cell>
          <table:table-cell office:value-type="float" office:value="-6.0851270104" calcext:value-type="float">
            <text:p>-6,085127010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3.1300406348" calcext:value-type="float">
            <text:p>-3,1300406348</text:p>
          </table:table-cell>
          <table:table-cell office:value-type="float" office:value="-3.949718224425" calcext:value-type="float">
            <text:p>-3,949718224425</text:p>
          </table:table-cell>
          <table:table-cell office:value-type="float" office:value="-6.94966192915" calcext:value-type="float">
            <text:p>-6,949661929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2.88445877115" calcext:value-type="float">
            <text:p>-2,88445877115</text:p>
          </table:table-cell>
          <table:table-cell office:value-type="float" office:value="-5.044235306375" calcext:value-type="float">
            <text:p>-5,044235306375</text:p>
          </table:table-cell>
          <table:table-cell office:value-type="float" office:value="-8.431356177325" calcext:value-type="float">
            <text:p>-8,4313561773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.70045715585" calcext:value-type="float">
            <text:p>-1,70045715585</text:p>
          </table:table-cell>
          <table:table-cell office:value-type="float" office:value="-4.92898519105" calcext:value-type="float">
            <text:p>-4,92898519105</text:p>
          </table:table-cell>
          <table:table-cell office:value-type="float" office:value="-8.866738699525" calcext:value-type="float">
            <text:p>-8,8667386995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.509666426575" calcext:value-type="float">
            <text:p>-1,509666426575</text:p>
          </table:table-cell>
          <table:table-cell office:value-type="float" office:value="-5.04764657955" calcext:value-type="float">
            <text:p>-5,04764657955</text:p>
          </table:table-cell>
          <table:table-cell office:value-type="float" office:value="-9.19455742345" calcext:value-type="float">
            <text:p>-9,194557423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1.304281176075" calcext:value-type="float">
            <text:p>-1,304281176075</text:p>
          </table:table-cell>
          <table:table-cell office:value-type="float" office:value="-5.616257739125" calcext:value-type="float">
            <text:p>-5,616257739125</text:p>
          </table:table-cell>
          <table:table-cell office:value-type="float" office:value="-9.83813916935" calcext:value-type="float">
            <text:p>-9,8381391693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0.38818938715" calcext:value-type="float">
            <text:p>-0,38818938715</text:p>
          </table:table-cell>
          <table:table-cell office:value-type="float" office:value="-5.582741424625" calcext:value-type="float">
            <text:p>-5,582741424625</text:p>
          </table:table-cell>
          <table:table-cell office:value-type="float" office:value="-10.00983489025" calcext:value-type="float">
            <text:p>-10,009834890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0.4395756636" calcext:value-type="float">
            <text:p>0,4395756636</text:p>
          </table:table-cell>
          <table:table-cell office:value-type="float" office:value="-5.49916617235" calcext:value-type="float">
            <text:p>-5,49916617235</text:p>
          </table:table-cell>
          <table:table-cell office:value-type="float" office:value="-9.80928303985" calcext:value-type="float">
            <text:p>-9,8092830398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0.673136124275" calcext:value-type="float">
            <text:p>0,673136124275</text:p>
          </table:table-cell>
          <table:table-cell office:value-type="float" office:value="-5.53220055585" calcext:value-type="float">
            <text:p>-5,53220055585</text:p>
          </table:table-cell>
          <table:table-cell office:value-type="float" office:value="-9.43412398355" calcext:value-type="float">
            <text:p>-9,4341239835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0.7440667513" calcext:value-type="float">
            <text:p>0,7440667513</text:p>
          </table:table-cell>
          <table:table-cell office:value-type="float" office:value="-5.509936233075" calcext:value-type="float">
            <text:p>-5,509936233075</text:p>
          </table:table-cell>
          <table:table-cell office:value-type="float" office:value="-9.20854997815" calcext:value-type="float">
            <text:p>-9,2085499781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.248058132775" calcext:value-type="float">
            <text:p>1,248058132775</text:p>
          </table:table-cell>
          <table:table-cell office:value-type="float" office:value="-5.418431050075" calcext:value-type="float">
            <text:p>-5,418431050075</text:p>
          </table:table-cell>
          <table:table-cell office:value-type="float" office:value="-8.86716472405" calcext:value-type="float">
            <text:p>-8,8671647240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1.3605612749" calcext:value-type="float">
            <text:p>1,3605612749</text:p>
          </table:table-cell>
          <table:table-cell office:value-type="float" office:value="-5.33873172435" calcext:value-type="float">
            <text:p>-5,33873172435</text:p>
          </table:table-cell>
          <table:table-cell office:value-type="float" office:value="-8.319374792675" calcext:value-type="float">
            <text:p>-8,3193747926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1.19942972875" calcext:value-type="float">
            <text:p>1,19942972875</text:p>
          </table:table-cell>
          <table:table-cell office:value-type="float" office:value="-4.86921392825" calcext:value-type="float">
            <text:p>-4,86921392825</text:p>
          </table:table-cell>
          <table:table-cell office:value-type="float" office:value="-8.1685347229" calcext:value-type="float">
            <text:p>-8,168534722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1.6038380404" calcext:value-type="float">
            <text:p>1,6038380404</text:p>
          </table:table-cell>
          <table:table-cell office:value-type="float" office:value="-4.009792384175" calcext:value-type="float">
            <text:p>-4,009792384175</text:p>
          </table:table-cell>
          <table:table-cell office:value-type="float" office:value="-7.81064286305" calcext:value-type="float">
            <text:p>-7,8106428630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2.1289479743" calcext:value-type="float">
            <text:p>2,1289479743</text:p>
          </table:table-cell>
          <table:table-cell office:value-type="float" office:value="-4.341383605075" calcext:value-type="float">
            <text:p>-4,341383605075</text:p>
          </table:table-cell>
          <table:table-cell office:value-type="float" office:value="-7.2668378689" calcext:value-type="float">
            <text:p>-7,266837868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3.48613970195" calcext:value-type="float">
            <text:p>3,48613970195</text:p>
          </table:table-cell>
          <table:table-cell office:value-type="float" office:value="-3.986896232975" calcext:value-type="float">
            <text:p>-3,986896232975</text:p>
          </table:table-cell>
          <table:table-cell office:value-type="float" office:value="-6.85088716575" calcext:value-type="float">
            <text:p>-6,8508871657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3.397722961" calcext:value-type="float">
            <text:p>3,397722961</text:p>
          </table:table-cell>
          <table:table-cell office:value-type="float" office:value="-2.46534566465" calcext:value-type="float">
            <text:p>-2,46534566465</text:p>
          </table:table-cell>
          <table:table-cell office:value-type="float" office:value="-5.117284532025" calcext:value-type="float">
            <text:p>-5,1172845320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1.624867198075" calcext:value-type="float">
            <text:p>1,624867198075</text:p>
          </table:table-cell>
          <table:table-cell office:value-type="float" office:value="-3.1546105063" calcext:value-type="float">
            <text:p>-3,1546105063</text:p>
          </table:table-cell>
          <table:table-cell office:value-type="float" office:value="-5.0359453612" calcext:value-type="float">
            <text:p>-5,035945361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2.18104485275" calcext:value-type="float">
            <text:p>2,18104485275</text:p>
          </table:table-cell>
          <table:table-cell office:value-type="float" office:value="-3.0117688379" calcext:value-type="float">
            <text:p>-3,0117688379</text:p>
          </table:table-cell>
          <table:table-cell office:value-type="float" office:value="-4.80998779755" calcext:value-type="float">
            <text:p>-4,8099877975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2.270359472425" calcext:value-type="float">
            <text:p>2,270359472425</text:p>
          </table:table-cell>
          <table:table-cell office:value-type="float" office:value="-1.10890011935" calcext:value-type="float">
            <text:p>-1,10890011935</text:p>
          </table:table-cell>
          <table:table-cell office:value-type="float" office:value="-3.4131445922" calcext:value-type="float">
            <text:p>-3,413144592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0.83427539385" calcext:value-type="float">
            <text:p>0,83427539385</text:p>
          </table:table-cell>
          <table:table-cell office:value-type="float" office:value="-2.547215291225" calcext:value-type="float">
            <text:p>-2,547215291225</text:p>
          </table:table-cell>
          <table:table-cell office:value-type="float" office:value="-3.907948568525" calcext:value-type="float">
            <text:p>-3,9079485685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2.3847336197" calcext:value-type="float">
            <text:p>2,3847336197</text:p>
          </table:table-cell>
          <table:table-cell office:value-type="float" office:value="-2.548110260475" calcext:value-type="float">
            <text:p>-2,548110260475</text:p>
          </table:table-cell>
          <table:table-cell office:value-type="float" office:value="-3.871530882675" calcext:value-type="float">
            <text:p>-3,8715308826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68" calcext:value-type="float">
            <text:p>-241,68</text:p>
          </table:table-cell>
          <table:table-cell office:value-type="float" office:value="0" calcext:value-type="float">
            <text:p>0</text:p>
          </table:table-cell>
          <table:table-cell office:value-type="float" office:value="0.04749216945" calcext:value-type="float">
            <text:p>0,04749216945</text:p>
          </table:table-cell>
          <table:table-cell office:value-type="float" office:value="-1.68887217915" calcext:value-type="float">
            <text:p>-1,68887217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0" calcext:value-type="float">
            <text:p>0</text:p>
          </table:table-cell>
          <table:table-cell office:value-type="float" office:value="-2.683025014825" calcext:value-type="float">
            <text:p>-2,683025014825</text:p>
          </table:table-cell>
          <table:table-cell office:value-type="float" office:value="-4.58562152075" calcext:value-type="float">
            <text:p>-4,585621520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-0.169852236" calcext:value-type="float">
            <text:p>-0,169852236</text:p>
          </table:table-cell>
          <table:table-cell office:value-type="float" office:value="-2.6487485267" calcext:value-type="float">
            <text:p>-2,6487485267</text:p>
          </table:table-cell>
          <table:table-cell office:value-type="float" office:value="-4.575033046775" calcext:value-type="float">
            <text:p>-4,5750330467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0.502423300075" calcext:value-type="float">
            <text:p>-0,502423300075</text:p>
          </table:table-cell>
          <table:table-cell office:value-type="float" office:value="-2.356210106675" calcext:value-type="float">
            <text:p>-2,356210106675</text:p>
          </table:table-cell>
          <table:table-cell office:value-type="float" office:value="-4.44728800765" calcext:value-type="float">
            <text:p>-4,44728800765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2.031838782325" calcext:value-type="float">
            <text:p>-2,031838782325</text:p>
          </table:table-cell>
          <table:table-cell office:value-type="float" office:value="-2.633055386375" calcext:value-type="float">
            <text:p>-2,633055386375</text:p>
          </table:table-cell>
          <table:table-cell office:value-type="float" office:value="-4.667845048025" calcext:value-type="float">
            <text:p>-4,6678450480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2.517067096875" calcext:value-type="float">
            <text:p>-2,517067096875</text:p>
          </table:table-cell>
          <table:table-cell office:value-type="float" office:value="-3.877442681275" calcext:value-type="float">
            <text:p>-3,877442681275</text:p>
          </table:table-cell>
          <table:table-cell office:value-type="float" office:value="-6.0431488974" calcext:value-type="float">
            <text:p>-6,04314889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.6203831008" calcext:value-type="float">
            <text:p>-1,6203831008</text:p>
          </table:table-cell>
          <table:table-cell office:value-type="float" office:value="-2.774256462625" calcext:value-type="float">
            <text:p>-2,774256462625</text:p>
          </table:table-cell>
          <table:table-cell office:value-type="float" office:value="-5.697420704975" calcext:value-type="float">
            <text:p>-5,6974207049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2.68101108025" calcext:value-type="float">
            <text:p>-2,68101108025</text:p>
          </table:table-cell>
          <table:table-cell office:value-type="float" office:value="-3.056065779025" calcext:value-type="float">
            <text:p>-3,056065779025</text:p>
          </table:table-cell>
          <table:table-cell office:value-type="float" office:value="-6.085703242225" calcext:value-type="float">
            <text:p>-6,0857032422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2.96326439895" calcext:value-type="float">
            <text:p>-2,96326439895</text:p>
          </table:table-cell>
          <table:table-cell office:value-type="float" office:value="-4.65169008675" calcext:value-type="float">
            <text:p>-4,65169008675</text:p>
          </table:table-cell>
          <table:table-cell office:value-type="float" office:value="-7.530254236425" calcext:value-type="float">
            <text:p>-7,5302542364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2.13546746625" calcext:value-type="float">
            <text:p>-2,13546746625</text:p>
          </table:table-cell>
          <table:table-cell office:value-type="float" office:value="-4.36461396065" calcext:value-type="float">
            <text:p>-4,36461396065</text:p>
          </table:table-cell>
          <table:table-cell office:value-type="float" office:value="-7.60957609085" calcext:value-type="float">
            <text:p>-7,6095760908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2.913694718625" calcext:value-type="float">
            <text:p>-2,913694718625</text:p>
          </table:table-cell>
          <table:table-cell office:value-type="float" office:value="-4.256430938325" calcext:value-type="float">
            <text:p>-4,256430938325</text:p>
          </table:table-cell>
          <table:table-cell office:value-type="float" office:value="-8.194178524" calcext:value-type="float">
            <text:p>-8,1941785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2.84920124055" calcext:value-type="float">
            <text:p>-2,84920124055</text:p>
          </table:table-cell>
          <table:table-cell office:value-type="float" office:value="-4.510732388" calcext:value-type="float">
            <text:p>-4,510732388</text:p>
          </table:table-cell>
          <table:table-cell office:value-type="float" office:value="-9.63298461995" calcext:value-type="float">
            <text:p>-9,6329846199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.730263239825" calcext:value-type="float">
            <text:p>-1,730263239825</text:p>
          </table:table-cell>
          <table:table-cell office:value-type="float" office:value="-4.684630283325" calcext:value-type="float">
            <text:p>-4,684630283325</text:p>
          </table:table-cell>
          <table:table-cell office:value-type="float" office:value="-9.920077822675" calcext:value-type="float">
            <text:p>-9,9200778226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.7783035413" calcext:value-type="float">
            <text:p>-1,7783035413</text:p>
          </table:table-cell>
          <table:table-cell office:value-type="float" office:value="-5.01673689" calcext:value-type="float">
            <text:p>-5,01673689</text:p>
          </table:table-cell>
          <table:table-cell office:value-type="float" office:value="-10.274106603225" calcext:value-type="float">
            <text:p>-10,2741066032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1.609380382575" calcext:value-type="float">
            <text:p>-1,609380382575</text:p>
          </table:table-cell>
          <table:table-cell office:value-type="float" office:value="-5.260511633" calcext:value-type="float">
            <text:p>-5,260511633</text:p>
          </table:table-cell>
          <table:table-cell office:value-type="float" office:value="-11.0753674841" calcext:value-type="float">
            <text:p>-11,075367484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0.759330934175" calcext:value-type="float">
            <text:p>-0,759330934175</text:p>
          </table:table-cell>
          <table:table-cell office:value-type="float" office:value="-5.44954465915" calcext:value-type="float">
            <text:p>-5,44954465915</text:p>
          </table:table-cell>
          <table:table-cell office:value-type="float" office:value="-11.3177731424" calcext:value-type="float">
            <text:p>-11,317773142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0.235907742025" calcext:value-type="float">
            <text:p>-0,235907742025</text:p>
          </table:table-cell>
          <table:table-cell office:value-type="float" office:value="-5.897793303575" calcext:value-type="float">
            <text:p>-5,897793303575</text:p>
          </table:table-cell>
          <table:table-cell office:value-type="float" office:value="-11.350745571" calcext:value-type="float">
            <text:p>-11,35074557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0.080946688175" calcext:value-type="float">
            <text:p>0,080946688175</text:p>
          </table:table-cell>
          <table:table-cell office:value-type="float" office:value="-6.38391910155" calcext:value-type="float">
            <text:p>-6,38391910155</text:p>
          </table:table-cell>
          <table:table-cell office:value-type="float" office:value="-11.39013582575" calcext:value-type="float">
            <text:p>-11,3901358257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0.58173124865" calcext:value-type="float">
            <text:p>0,58173124865</text:p>
          </table:table-cell>
          <table:table-cell office:value-type="float" office:value="-6.399094003575" calcext:value-type="float">
            <text:p>-6,399094003575</text:p>
          </table:table-cell>
          <table:table-cell office:value-type="float" office:value="-11.363346584275" calcext:value-type="float">
            <text:p>-11,3633465842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1.267713701675" calcext:value-type="float">
            <text:p>1,267713701675</text:p>
          </table:table-cell>
          <table:table-cell office:value-type="float" office:value="-6.15473156505" calcext:value-type="float">
            <text:p>-6,15473156505</text:p>
          </table:table-cell>
          <table:table-cell office:value-type="float" office:value="-11.142793753175" calcext:value-type="float">
            <text:p>-11,1427937531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1.788350079075" calcext:value-type="float">
            <text:p>1,788350079075</text:p>
          </table:table-cell>
          <table:table-cell office:value-type="float" office:value="-6.29605733835" calcext:value-type="float">
            <text:p>-6,29605733835</text:p>
          </table:table-cell>
          <table:table-cell office:value-type="float" office:value="-10.77767942565" calcext:value-type="float">
            <text:p>-10,777679425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2.49103604415" calcext:value-type="float">
            <text:p>2,49103604415</text:p>
          </table:table-cell>
          <table:table-cell office:value-type="float" office:value="-5.811933393175" calcext:value-type="float">
            <text:p>-5,811933393175</text:p>
          </table:table-cell>
          <table:table-cell office:value-type="float" office:value="-10.1388105837" calcext:value-type="float">
            <text:p>-10,138810583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2.44636591135" calcext:value-type="float">
            <text:p>2,44636591135</text:p>
          </table:table-cell>
          <table:table-cell office:value-type="float" office:value="-4.52335268555" calcext:value-type="float">
            <text:p>-4,52335268555</text:p>
          </table:table-cell>
          <table:table-cell office:value-type="float" office:value="-9.01553520565" calcext:value-type="float">
            <text:p>-9,0155352056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1.98022445295" calcext:value-type="float">
            <text:p>1,98022445295</text:p>
          </table:table-cell>
          <table:table-cell office:value-type="float" office:value="-4.43549088215" calcext:value-type="float">
            <text:p>-4,43549088215</text:p>
          </table:table-cell>
          <table:table-cell office:value-type="float" office:value="-8.8261783886" calcext:value-type="float">
            <text:p>-8,826178388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3.3740158284" calcext:value-type="float">
            <text:p>3,3740158284</text:p>
          </table:table-cell>
          <table:table-cell office:value-type="float" office:value="-4.482514364825" calcext:value-type="float">
            <text:p>-4,482514364825</text:p>
          </table:table-cell>
          <table:table-cell office:value-type="float" office:value="-8.273088931425" calcext:value-type="float">
            <text:p>-8,27308893142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3.24075537105" calcext:value-type="float">
            <text:p>3,24075537105</text:p>
          </table:table-cell>
          <table:table-cell office:value-type="float" office:value="-4.272852671825" calcext:value-type="float">
            <text:p>-4,272852671825</text:p>
          </table:table-cell>
          <table:table-cell office:value-type="float" office:value="-6.412039177425" calcext:value-type="float">
            <text:p>-6,4120391774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.602146208325" calcext:value-type="float">
            <text:p>1,602146208325</text:p>
          </table:table-cell>
          <table:table-cell office:value-type="float" office:value="-4.3421115584" calcext:value-type="float">
            <text:p>-4,3421115584</text:p>
          </table:table-cell>
          <table:table-cell office:value-type="float" office:value="-6.58173136885" calcext:value-type="float">
            <text:p>-6,5817313688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3.132378537825" calcext:value-type="float">
            <text:p>3,132378537825</text:p>
          </table:table-cell>
          <table:table-cell office:value-type="float" office:value="-3.9918849307" calcext:value-type="float">
            <text:p>-3,9918849307</text:p>
          </table:table-cell>
          <table:table-cell office:value-type="float" office:value="-6.247544301625" calcext:value-type="float">
            <text:p>-6,24754430162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2.9757616577" calcext:value-type="float">
            <text:p>2,9757616577</text:p>
          </table:table-cell>
          <table:table-cell office:value-type="float" office:value="-2.7184505764" calcext:value-type="float">
            <text:p>-2,7184505764</text:p>
          </table:table-cell>
          <table:table-cell office:value-type="float" office:value="-4.070323902675" calcext:value-type="float">
            <text:p>-4,07032390267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0.810118421575" calcext:value-type="float">
            <text:p>0,810118421575</text:p>
          </table:table-cell>
          <table:table-cell office:value-type="float" office:value="-2.68312877605" calcext:value-type="float">
            <text:p>-2,68312877605</text:p>
          </table:table-cell>
          <table:table-cell office:value-type="float" office:value="-4.812051328875" calcext:value-type="float">
            <text:p>-4,8120513288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3.084715873475" calcext:value-type="float">
            <text:p>3,084715873475</text:p>
          </table:table-cell>
          <table:table-cell office:value-type="float" office:value="-1.9547685433" calcext:value-type="float">
            <text:p>-1,9547685433</text:p>
          </table:table-cell>
          <table:table-cell office:value-type="float" office:value="-4.710278354" calcext:value-type="float">
            <text:p>-4,71027835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1.02" calcext:value-type="float">
            <text:p>-241,02</text:p>
          </table:table-cell>
          <table:table-cell office:value-type="float" office:value="0" calcext:value-type="float">
            <text:p>0</text:p>
          </table:table-cell>
          <table:table-cell office:value-type="float" office:value="-1.48678332195" calcext:value-type="float">
            <text:p>-1,48678332195</text:p>
          </table:table-cell>
          <table:table-cell office:value-type="float" office:value="-1.942175596825" calcext:value-type="float">
            <text:p>-1,942175596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-2.490221540225" calcext:value-type="float">
            <text:p>-2,490221540225</text:p>
          </table:table-cell>
          <table:table-cell office:value-type="float" office:value="-5.442387362375" calcext:value-type="float">
            <text:p>-5,442387362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0.040058390475" calcext:value-type="float">
            <text:p>-0,040058390475</text:p>
          </table:table-cell>
          <table:table-cell office:value-type="float" office:value="-2.425300305675" calcext:value-type="float">
            <text:p>-2,425300305675</text:p>
          </table:table-cell>
          <table:table-cell office:value-type="float" office:value="-5.40958333995" calcext:value-type="float">
            <text:p>-5,409583339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0.439906873075" calcext:value-type="float">
            <text:p>-0,439906873075</text:p>
          </table:table-cell>
          <table:table-cell office:value-type="float" office:value="-2.28655929355" calcext:value-type="float">
            <text:p>-2,28655929355</text:p>
          </table:table-cell>
          <table:table-cell office:value-type="float" office:value="-5.138208273575" calcext:value-type="float">
            <text:p>-5,1382082735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2.33151104745" calcext:value-type="float">
            <text:p>-2,33151104745</text:p>
          </table:table-cell>
          <table:table-cell office:value-type="float" office:value="-2.352958978575" calcext:value-type="float">
            <text:p>-2,352958978575</text:p>
          </table:table-cell>
          <table:table-cell office:value-type="float" office:value="-5.4551585255" calcext:value-type="float">
            <text:p>-5,4551585255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2.5508747056" calcext:value-type="float">
            <text:p>-2,5508747056</text:p>
          </table:table-cell>
          <table:table-cell office:value-type="float" office:value="-2.683381960675" calcext:value-type="float">
            <text:p>-2,683381960675</text:p>
          </table:table-cell>
          <table:table-cell office:value-type="float" office:value="-7.064563671275" calcext:value-type="float">
            <text:p>-7,0645636712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1.541188529625" calcext:value-type="float">
            <text:p>-1,541188529625</text:p>
          </table:table-cell>
          <table:table-cell office:value-type="float" office:value="-2.492006115375" calcext:value-type="float">
            <text:p>-2,492006115375</text:p>
          </table:table-cell>
          <table:table-cell office:value-type="float" office:value="-6.407447499925" calcext:value-type="float">
            <text:p>-6,4074474999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3.364902684375" calcext:value-type="float">
            <text:p>-3,364902684375</text:p>
          </table:table-cell>
          <table:table-cell office:value-type="float" office:value="-2.817056488075" calcext:value-type="float">
            <text:p>-2,817056488075</text:p>
          </table:table-cell>
          <table:table-cell office:value-type="float" office:value="-6.91195622525" calcext:value-type="float">
            <text:p>-6,911956225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3.57124665965" calcext:value-type="float">
            <text:p>-3,57124665965</text:p>
          </table:table-cell>
          <table:table-cell office:value-type="float" office:value="-3.606017500575" calcext:value-type="float">
            <text:p>-3,606017500575</text:p>
          </table:table-cell>
          <table:table-cell office:value-type="float" office:value="-8.8563789669" calcext:value-type="float">
            <text:p>-8,85637896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2.3199525123" calcext:value-type="float">
            <text:p>-2,3199525123</text:p>
          </table:table-cell>
          <table:table-cell office:value-type="float" office:value="-3.9477597893" calcext:value-type="float">
            <text:p>-3,9477597893</text:p>
          </table:table-cell>
          <table:table-cell office:value-type="float" office:value="-8.8903383189" calcext:value-type="float">
            <text:p>-8,890338318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3.27615906215" calcext:value-type="float">
            <text:p>-3,27615906215</text:p>
          </table:table-cell>
          <table:table-cell office:value-type="float" office:value="-4.53654718315" calcext:value-type="float">
            <text:p>-4,53654718315</text:p>
          </table:table-cell>
          <table:table-cell office:value-type="float" office:value="-9.53295513415" calcext:value-type="float">
            <text:p>-9,532955134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3.31265811615" calcext:value-type="float">
            <text:p>-3,31265811615</text:p>
          </table:table-cell>
          <table:table-cell office:value-type="float" office:value="-4.823399155725" calcext:value-type="float">
            <text:p>-4,823399155725</text:p>
          </table:table-cell>
          <table:table-cell office:value-type="float" office:value="-11.1433115811" calcext:value-type="float">
            <text:p>-11,143311581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2.20646165785" calcext:value-type="float">
            <text:p>-2,20646165785</text:p>
          </table:table-cell>
          <table:table-cell office:value-type="float" office:value="-5.33548832805" calcext:value-type="float">
            <text:p>-5,33548832805</text:p>
          </table:table-cell>
          <table:table-cell office:value-type="float" office:value="-11.571212354" calcext:value-type="float">
            <text:p>-11,5712123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2.08554777625" calcext:value-type="float">
            <text:p>-2,08554777625</text:p>
          </table:table-cell>
          <table:table-cell office:value-type="float" office:value="-6.147356749425" calcext:value-type="float">
            <text:p>-6,147356749425</text:p>
          </table:table-cell>
          <table:table-cell office:value-type="float" office:value="-12.13127786625" calcext:value-type="float">
            <text:p>-12,131277866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1.73708894355" calcext:value-type="float">
            <text:p>-1,73708894355</text:p>
          </table:table-cell>
          <table:table-cell office:value-type="float" office:value="-6.074202397425" calcext:value-type="float">
            <text:p>-6,074202397425</text:p>
          </table:table-cell>
          <table:table-cell office:value-type="float" office:value="-12.939585555875" calcext:value-type="float">
            <text:p>-12,9395855558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1.025471057725" calcext:value-type="float">
            <text:p>-1,025471057725</text:p>
          </table:table-cell>
          <table:table-cell office:value-type="float" office:value="-6.004493567325" calcext:value-type="float">
            <text:p>-6,004493567325</text:p>
          </table:table-cell>
          <table:table-cell office:value-type="float" office:value="-13.202938801025" calcext:value-type="float">
            <text:p>-13,2029388010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-0.4947987788" calcext:value-type="float">
            <text:p>-0,4947987788</text:p>
          </table:table-cell>
          <table:table-cell office:value-type="float" office:value="-6.243675222475" calcext:value-type="float">
            <text:p>-6,243675222475</text:p>
          </table:table-cell>
          <table:table-cell office:value-type="float" office:value="-13.408106204375" calcext:value-type="float">
            <text:p>-13,4081062043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0.17183542595" calcext:value-type="float">
            <text:p>0,17183542595</text:p>
          </table:table-cell>
          <table:table-cell office:value-type="float" office:value="-6.3298700575" calcext:value-type="float">
            <text:p>-6,3298700575</text:p>
          </table:table-cell>
          <table:table-cell office:value-type="float" office:value="-13.524829239325" calcext:value-type="float">
            <text:p>-13,52482923932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0.973254286125" calcext:value-type="float">
            <text:p>0,973254286125</text:p>
          </table:table-cell>
          <table:table-cell office:value-type="float" office:value="-6.11756830655" calcext:value-type="float">
            <text:p>-6,11756830655</text:p>
          </table:table-cell>
          <table:table-cell office:value-type="float" office:value="-13.365248853725" calcext:value-type="float">
            <text:p>-13,3652488537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1.351094798" calcext:value-type="float">
            <text:p>1,351094798</text:p>
          </table:table-cell>
          <table:table-cell office:value-type="float" office:value="-5.80786295055" calcext:value-type="float">
            <text:p>-5,80786295055</text:p>
          </table:table-cell>
          <table:table-cell office:value-type="float" office:value="-12.965704963175" calcext:value-type="float">
            <text:p>-12,9657049631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1.703359446775" calcext:value-type="float">
            <text:p>1,703359446775</text:p>
          </table:table-cell>
          <table:table-cell office:value-type="float" office:value="-5.9640318" calcext:value-type="float">
            <text:p>-5,9640318</text:p>
          </table:table-cell>
          <table:table-cell office:value-type="float" office:value="-12.828011856175" calcext:value-type="float">
            <text:p>-12,8280118561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2.972134383225" calcext:value-type="float">
            <text:p>2,972134383225</text:p>
          </table:table-cell>
          <table:table-cell office:value-type="float" office:value="-5.773182874525" calcext:value-type="float">
            <text:p>-5,773182874525</text:p>
          </table:table-cell>
          <table:table-cell office:value-type="float" office:value="-12.125895041025" calcext:value-type="float">
            <text:p>-12,1258950410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2.980280551425" calcext:value-type="float">
            <text:p>2,980280551425</text:p>
          </table:table-cell>
          <table:table-cell office:value-type="float" office:value="-5.1375275519" calcext:value-type="float">
            <text:p>-5,1375275519</text:p>
          </table:table-cell>
          <table:table-cell office:value-type="float" office:value="-10.650220111375" calcext:value-type="float">
            <text:p>-10,65022011137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2.16978629335" calcext:value-type="float">
            <text:p>2,16978629335</text:p>
          </table:table-cell>
          <table:table-cell office:value-type="float" office:value="-4.868893160725" calcext:value-type="float">
            <text:p>-4,868893160725</text:p>
          </table:table-cell>
          <table:table-cell office:value-type="float" office:value="-10.49947291365" calcext:value-type="float">
            <text:p>-10,4994729136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3.648777912275" calcext:value-type="float">
            <text:p>3,648777912275</text:p>
          </table:table-cell>
          <table:table-cell office:value-type="float" office:value="-4.5387688931" calcext:value-type="float">
            <text:p>-4,5387688931</text:p>
          </table:table-cell>
          <table:table-cell office:value-type="float" office:value="-9.854421698625" calcext:value-type="float">
            <text:p>-9,85442169862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3.5381257691" calcext:value-type="float">
            <text:p>3,5381257691</text:p>
          </table:table-cell>
          <table:table-cell office:value-type="float" office:value="-3.95750344855" calcext:value-type="float">
            <text:p>-3,95750344855</text:p>
          </table:table-cell>
          <table:table-cell office:value-type="float" office:value="-7.8132245841" calcext:value-type="float">
            <text:p>-7,813224584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1.905834940875" calcext:value-type="float">
            <text:p>1,905834940875</text:p>
          </table:table-cell>
          <table:table-cell office:value-type="float" office:value="-3.550043683875" calcext:value-type="float">
            <text:p>-3,550043683875</text:p>
          </table:table-cell>
          <table:table-cell office:value-type="float" office:value="-7.961085106925" calcext:value-type="float">
            <text:p>-7,96108510692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3.804705833075" calcext:value-type="float">
            <text:p>3,804705833075</text:p>
          </table:table-cell>
          <table:table-cell office:value-type="float" office:value="-2.69709846365" calcext:value-type="float">
            <text:p>-2,69709846365</text:p>
          </table:table-cell>
          <table:table-cell office:value-type="float" office:value="-7.450508293775" calcext:value-type="float">
            <text:p>-7,45050829377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3.579115627075" calcext:value-type="float">
            <text:p>3,579115627075</text:p>
          </table:table-cell>
          <table:table-cell office:value-type="float" office:value="-2.466064693575" calcext:value-type="float">
            <text:p>-2,466064693575</text:p>
          </table:table-cell>
          <table:table-cell office:value-type="float" office:value="-4.8742481642" calcext:value-type="float">
            <text:p>-4,874248164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1.59795742695" calcext:value-type="float">
            <text:p>1,59795742695</text:p>
          </table:table-cell>
          <table:table-cell office:value-type="float" office:value="-2.1789111205" calcext:value-type="float">
            <text:p>-2,1789111205</text:p>
          </table:table-cell>
          <table:table-cell office:value-type="float" office:value="-5.575941631475" calcext:value-type="float">
            <text:p>-5,5759416314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3.5810790738" calcext:value-type="float">
            <text:p>3,5810790738</text:p>
          </table:table-cell>
          <table:table-cell office:value-type="float" office:value="0.20030320335" calcext:value-type="float">
            <text:p>0,20030320335</text:p>
          </table:table-cell>
          <table:table-cell office:value-type="float" office:value="-4.857846656325" calcext:value-type="float">
            <text:p>-4,8578466563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58" calcext:value-type="float">
            <text:p>-240,58</text:p>
          </table:table-cell>
          <table:table-cell office:value-type="float" office:value="0" calcext:value-type="float">
            <text:p>0</text:p>
          </table:table-cell>
          <table:table-cell office:value-type="float" office:value="-1.574046284375" calcext:value-type="float">
            <text:p>-1,574046284375</text:p>
          </table:table-cell>
          <table:table-cell office:value-type="float" office:value="-2.540146322225" calcext:value-type="float">
            <text:p>-2,540146322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3" calcext:value-type="float">
            <text:p>-238,03</text:p>
          </table:table-cell>
          <table:table-cell office:value-type="float" office:value="0" calcext:value-type="float">
            <text:p>0</text:p>
          </table:table-cell>
          <table:table-cell office:value-type="float" office:value="-2.1463639141" calcext:value-type="float">
            <text:p>-2,1463639141</text:p>
          </table:table-cell>
          <table:table-cell office:value-type="float" office:value="-6.0875640416" calcext:value-type="float">
            <text:p>-6,08756404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0.033810010675" calcext:value-type="float">
            <text:p>0,033810010675</text:p>
          </table:table-cell>
          <table:table-cell office:value-type="float" office:value="-2.05599028405" calcext:value-type="float">
            <text:p>-2,05599028405</text:p>
          </table:table-cell>
          <table:table-cell office:value-type="float" office:value="-6.014430283725" calcext:value-type="float">
            <text:p>-6,0144302837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0.430081972975" calcext:value-type="float">
            <text:p>-0,430081972975</text:p>
          </table:table-cell>
          <table:table-cell office:value-type="float" office:value="-2.031297988475" calcext:value-type="float">
            <text:p>-2,031297988475</text:p>
          </table:table-cell>
          <table:table-cell office:value-type="float" office:value="-5.7716373068" calcext:value-type="float">
            <text:p>-5,77163730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2.42866144945" calcext:value-type="float">
            <text:p>-2,42866144945</text:p>
          </table:table-cell>
          <table:table-cell office:value-type="float" office:value="-2.11770505605" calcext:value-type="float">
            <text:p>-2,11770505605</text:p>
          </table:table-cell>
          <table:table-cell office:value-type="float" office:value="-6.111556495375" calcext:value-type="float">
            <text:p>-6,111556495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2.656114233675" calcext:value-type="float">
            <text:p>-2,656114233675</text:p>
          </table:table-cell>
          <table:table-cell office:value-type="float" office:value="-2.17376978505" calcext:value-type="float">
            <text:p>-2,17376978505</text:p>
          </table:table-cell>
          <table:table-cell office:value-type="float" office:value="-7.752339535075" calcext:value-type="float">
            <text:p>-7,75233953507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.754057626525" calcext:value-type="float">
            <text:p>-1,754057626525</text:p>
          </table:table-cell>
          <table:table-cell office:value-type="float" office:value="-2.4128241804" calcext:value-type="float">
            <text:p>-2,4128241804</text:p>
          </table:table-cell>
          <table:table-cell office:value-type="float" office:value="-7.111860063375" calcext:value-type="float">
            <text:p>-7,1118600633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3.79502246545" calcext:value-type="float">
            <text:p>-3,79502246545</text:p>
          </table:table-cell>
          <table:table-cell office:value-type="float" office:value="-3.245501525425" calcext:value-type="float">
            <text:p>-3,245501525425</text:p>
          </table:table-cell>
          <table:table-cell office:value-type="float" office:value="-7.7811110352" calcext:value-type="float">
            <text:p>-7,78111103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4.093967700175" calcext:value-type="float">
            <text:p>-4,093967700175</text:p>
          </table:table-cell>
          <table:table-cell office:value-type="float" office:value="-3.448375813575" calcext:value-type="float">
            <text:p>-3,448375813575</text:p>
          </table:table-cell>
          <table:table-cell office:value-type="float" office:value="-9.898333773325" calcext:value-type="float">
            <text:p>-9,8983337733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3.065997148825" calcext:value-type="float">
            <text:p>-3,065997148825</text:p>
          </table:table-cell>
          <table:table-cell office:value-type="float" office:value="-4.1757263245" calcext:value-type="float">
            <text:p>-4,1757263245</text:p>
          </table:table-cell>
          <table:table-cell office:value-type="float" office:value="-10.133226329675" calcext:value-type="float">
            <text:p>-10,1332263296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3.789334086725" calcext:value-type="float">
            <text:p>-3,789334086725</text:p>
          </table:table-cell>
          <table:table-cell office:value-type="float" office:value="-5.624348813225" calcext:value-type="float">
            <text:p>-5,624348813225</text:p>
          </table:table-cell>
          <table:table-cell office:value-type="float" office:value="-11.13497012465" calcext:value-type="float">
            <text:p>-11,134970124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3.64814238545" calcext:value-type="float">
            <text:p>-3,64814238545</text:p>
          </table:table-cell>
          <table:table-cell office:value-type="float" office:value="-5.305784151075" calcext:value-type="float">
            <text:p>-5,305784151075</text:p>
          </table:table-cell>
          <table:table-cell office:value-type="float" office:value="-12.6289864517" calcext:value-type="float">
            <text:p>-12,628986451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3.054220833525" calcext:value-type="float">
            <text:p>-3,054220833525</text:p>
          </table:table-cell>
          <table:table-cell office:value-type="float" office:value="-5.4710702684" calcext:value-type="float">
            <text:p>-5,4710702684</text:p>
          </table:table-cell>
          <table:table-cell office:value-type="float" office:value="-13.349020998125" calcext:value-type="float">
            <text:p>-13,3490209981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2.517017610675" calcext:value-type="float">
            <text:p>-2,517017610675</text:p>
          </table:table-cell>
          <table:table-cell office:value-type="float" office:value="-6.3619231054" calcext:value-type="float">
            <text:p>-6,3619231054</text:p>
          </table:table-cell>
          <table:table-cell office:value-type="float" office:value="-14.452318339625" calcext:value-type="float">
            <text:p>-14,4523183396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1.466517200475" calcext:value-type="float">
            <text:p>-1,466517200475</text:p>
          </table:table-cell>
          <table:table-cell office:value-type="float" office:value="-6.29001637045" calcext:value-type="float">
            <text:p>-6,29001637045</text:p>
          </table:table-cell>
          <table:table-cell office:value-type="float" office:value="-15.061625749775" calcext:value-type="float">
            <text:p>-15,0616257497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0.92880375755" calcext:value-type="float">
            <text:p>-0,92880375755</text:p>
          </table:table-cell>
          <table:table-cell office:value-type="float" office:value="-6.147788916175" calcext:value-type="float">
            <text:p>-6,147788916175</text:p>
          </table:table-cell>
          <table:table-cell office:value-type="float" office:value="-15.175236892675" calcext:value-type="float">
            <text:p>-15,1752368926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-0.561284233875" calcext:value-type="float">
            <text:p>-0,561284233875</text:p>
          </table:table-cell>
          <table:table-cell office:value-type="float" office:value="-6.2420618675" calcext:value-type="float">
            <text:p>-6,2420618675</text:p>
          </table:table-cell>
          <table:table-cell office:value-type="float" office:value="-15.443462538625" calcext:value-type="float">
            <text:p>-15,4434625386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0.2070536041" calcext:value-type="float">
            <text:p>0,2070536041</text:p>
          </table:table-cell>
          <table:table-cell office:value-type="float" office:value="-6.276508884025" calcext:value-type="float">
            <text:p>-6,276508884025</text:p>
          </table:table-cell>
          <table:table-cell office:value-type="float" office:value="-15.5794394758" calcext:value-type="float">
            <text:p>-15,579439475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1.1037383556" calcext:value-type="float">
            <text:p>1,1037383556</text:p>
          </table:table-cell>
          <table:table-cell office:value-type="float" office:value="-6.2124608052" calcext:value-type="float">
            <text:p>-6,2124608052</text:p>
          </table:table-cell>
          <table:table-cell office:value-type="float" office:value="-15.3444460409" calcext:value-type="float">
            <text:p>-15,344446040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1.421250208225" calcext:value-type="float">
            <text:p>1,421250208225</text:p>
          </table:table-cell>
          <table:table-cell office:value-type="float" office:value="-6.109081361275" calcext:value-type="float">
            <text:p>-6,109081361275</text:p>
          </table:table-cell>
          <table:table-cell office:value-type="float" office:value="-14.8740806211" calcext:value-type="float">
            <text:p>-14,874080621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1.8230301551" calcext:value-type="float">
            <text:p>1,8230301551</text:p>
          </table:table-cell>
          <table:table-cell office:value-type="float" office:value="-5.9018351774" calcext:value-type="float">
            <text:p>-5,9018351774</text:p>
          </table:table-cell>
          <table:table-cell office:value-type="float" office:value="-14.75935580085" calcext:value-type="float">
            <text:p>-14,759355800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3.31754029225" calcext:value-type="float">
            <text:p>3,31754029225</text:p>
          </table:table-cell>
          <table:table-cell office:value-type="float" office:value="-5.3700746024" calcext:value-type="float">
            <text:p>-5,3700746024</text:p>
          </table:table-cell>
          <table:table-cell office:value-type="float" office:value="-13.95052954295" calcext:value-type="float">
            <text:p>-13,9505295429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3.35065562515" calcext:value-type="float">
            <text:p>3,35065562515</text:p>
          </table:table-cell>
          <table:table-cell office:value-type="float" office:value="-5.14653594645" calcext:value-type="float">
            <text:p>-5,14653594645</text:p>
          </table:table-cell>
          <table:table-cell office:value-type="float" office:value="-12.306820447425" calcext:value-type="float">
            <text:p>-12,30682044742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2.57898311175" calcext:value-type="float">
            <text:p>2,57898311175</text:p>
          </table:table-cell>
          <table:table-cell office:value-type="float" office:value="-4.783485409875" calcext:value-type="float">
            <text:p>-4,783485409875</text:p>
          </table:table-cell>
          <table:table-cell office:value-type="float" office:value="-12.0745510734" calcext:value-type="float">
            <text:p>-12,074551073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4.285405540575" calcext:value-type="float">
            <text:p>4,285405540575</text:p>
          </table:table-cell>
          <table:table-cell office:value-type="float" office:value="-3.870201130325" calcext:value-type="float">
            <text:p>-3,870201130325</text:p>
          </table:table-cell>
          <table:table-cell office:value-type="float" office:value="-11.268668951275" calcext:value-type="float">
            <text:p>-11,26866895127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4.2294805786" calcext:value-type="float">
            <text:p>4,2294805786</text:p>
          </table:table-cell>
          <table:table-cell office:value-type="float" office:value="-3.46418681025" calcext:value-type="float">
            <text:p>-3,46418681025</text:p>
          </table:table-cell>
          <table:table-cell office:value-type="float" office:value="-9.050397213475" calcext:value-type="float">
            <text:p>-9,0503972134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2.86255119155" calcext:value-type="float">
            <text:p>2,86255119155</text:p>
          </table:table-cell>
          <table:table-cell office:value-type="float" office:value="-2.742977294875" calcext:value-type="float">
            <text:p>-2,742977294875</text:p>
          </table:table-cell>
          <table:table-cell office:value-type="float" office:value="-8.786752126375" calcext:value-type="float">
            <text:p>-8,78675212637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4.2163575298" calcext:value-type="float">
            <text:p>4,2163575298</text:p>
          </table:table-cell>
          <table:table-cell office:value-type="float" office:value="-0.6905895355" calcext:value-type="float">
            <text:p>-0,6905895355</text:p>
          </table:table-cell>
          <table:table-cell office:value-type="float" office:value="-7.653704433175" calcext:value-type="float">
            <text:p>-7,65370443317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3.49394900085" calcext:value-type="float">
            <text:p>3,49394900085</text:p>
          </table:table-cell>
          <table:table-cell office:value-type="float" office:value="-2.020723093725" calcext:value-type="float">
            <text:p>-2,020723093725</text:p>
          </table:table-cell>
          <table:table-cell office:value-type="float" office:value="-5.58478949235" calcext:value-type="float">
            <text:p>-5,5847894923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3.4764863185" calcext:value-type="float">
            <text:p>3,4764863185</text:p>
          </table:table-cell>
          <table:table-cell office:value-type="float" office:value="-2.039990836475" calcext:value-type="float">
            <text:p>-2,039990836475</text:p>
          </table:table-cell>
          <table:table-cell office:value-type="float" office:value="-5.991045638875" calcext:value-type="float">
            <text:p>-5,9910456388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3.6895807096" calcext:value-type="float">
            <text:p>3,6895807096</text:p>
          </table:table-cell>
          <table:table-cell office:value-type="float" office:value="0.43255125965" calcext:value-type="float">
            <text:p>0,43255125965</text:p>
          </table:table-cell>
          <table:table-cell office:value-type="float" office:value="-3.56738987835" calcext:value-type="float">
            <text:p>-3,5673898783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-1.84851758825" calcext:value-type="float">
            <text:p>-1,84851758825</text:p>
          </table:table-cell>
          <table:table-cell office:value-type="float" office:value="-3.721458972925" calcext:value-type="float">
            <text:p>-3,721458972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0" calcext:value-type="float">
            <text:p>0</text:p>
          </table:table-cell>
          <table:table-cell office:value-type="float" office:value="-1.823584467875" calcext:value-type="float">
            <text:p>-1,823584467875</text:p>
          </table:table-cell>
          <table:table-cell office:value-type="float" office:value="-6.6672197743" calcext:value-type="float">
            <text:p>-6,66721977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0.07500753515" calcext:value-type="float">
            <text:p>0,07500753515</text:p>
          </table:table-cell>
          <table:table-cell office:value-type="float" office:value="-1.79731807095" calcext:value-type="float">
            <text:p>-1,79731807095</text:p>
          </table:table-cell>
          <table:table-cell office:value-type="float" office:value="-6.55995161185" calcext:value-type="float">
            <text:p>-6,559951611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0.501621645075" calcext:value-type="float">
            <text:p>-0,501621645075</text:p>
          </table:table-cell>
          <table:table-cell office:value-type="float" office:value="-1.8587774758" calcext:value-type="float">
            <text:p>-1,8587774758</text:p>
          </table:table-cell>
          <table:table-cell office:value-type="float" office:value="-6.40856085735" calcext:value-type="float">
            <text:p>-6,408560857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2.4739828457" calcext:value-type="float">
            <text:p>-2,4739828457</text:p>
          </table:table-cell>
          <table:table-cell office:value-type="float" office:value="-2.244741362475" calcext:value-type="float">
            <text:p>-2,244741362475</text:p>
          </table:table-cell>
          <table:table-cell office:value-type="float" office:value="-6.7744424672" calcext:value-type="float">
            <text:p>-6,77444246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2.84599382995" calcext:value-type="float">
            <text:p>-2,84599382995</text:p>
          </table:table-cell>
          <table:table-cell office:value-type="float" office:value="-1.9137095162" calcext:value-type="float">
            <text:p>-1,9137095162</text:p>
          </table:table-cell>
          <table:table-cell office:value-type="float" office:value="-8.170587916125" calcext:value-type="float">
            <text:p>-8,170587916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2.61292027" calcext:value-type="float">
            <text:p>-2,61292027</text:p>
          </table:table-cell>
          <table:table-cell office:value-type="float" office:value="-2.524405834675" calcext:value-type="float">
            <text:p>-2,524405834675</text:p>
          </table:table-cell>
          <table:table-cell office:value-type="float" office:value="-7.934995320325" calcext:value-type="float">
            <text:p>-7,934995320325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4.40045431755" calcext:value-type="float">
            <text:p>-4,40045431755</text:p>
          </table:table-cell>
          <table:table-cell office:value-type="float" office:value="-4.40763005775" calcext:value-type="float">
            <text:p>-4,40763005775</text:p>
          </table:table-cell>
          <table:table-cell office:value-type="float" office:value="-9.2208458751" calcext:value-type="float">
            <text:p>-9,220845875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4.50147145705" calcext:value-type="float">
            <text:p>-4,50147145705</text:p>
          </table:table-cell>
          <table:table-cell office:value-type="float" office:value="-3.672631252275" calcext:value-type="float">
            <text:p>-3,672631252275</text:p>
          </table:table-cell>
          <table:table-cell office:value-type="float" office:value="-11.069759960975" calcext:value-type="float">
            <text:p>-11,0697599609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4.49592551195" calcext:value-type="float">
            <text:p>-4,49592551195</text:p>
          </table:table-cell>
          <table:table-cell office:value-type="float" office:value="-4.0725065935" calcext:value-type="float">
            <text:p>-4,0725065935</text:p>
          </table:table-cell>
          <table:table-cell office:value-type="float" office:value="-11.801720016625" calcext:value-type="float">
            <text:p>-11,8017200166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4.4062168904" calcext:value-type="float">
            <text:p>-4,4062168904</text:p>
          </table:table-cell>
          <table:table-cell office:value-type="float" office:value="-5.666124117225" calcext:value-type="float">
            <text:p>-5,666124117225</text:p>
          </table:table-cell>
          <table:table-cell office:value-type="float" office:value="-13.642723528075" calcext:value-type="float">
            <text:p>-13,6427235280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3.159379573" calcext:value-type="float">
            <text:p>-3,159379573</text:p>
          </table:table-cell>
          <table:table-cell office:value-type="float" office:value="-5.301969365375" calcext:value-type="float">
            <text:p>-5,301969365375</text:p>
          </table:table-cell>
          <table:table-cell office:value-type="float" office:value="-14.45273282675" calcext:value-type="float">
            <text:p>-14,452732826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3.262600612175" calcext:value-type="float">
            <text:p>-3,262600612175</text:p>
          </table:table-cell>
          <table:table-cell office:value-type="float" office:value="-5.299826936525" calcext:value-type="float">
            <text:p>-5,299826936525</text:p>
          </table:table-cell>
          <table:table-cell office:value-type="float" office:value="-15.184815638125" calcext:value-type="float">
            <text:p>-15,1848156381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2.904493876625" calcext:value-type="float">
            <text:p>-2,904493876625</text:p>
          </table:table-cell>
          <table:table-cell office:value-type="float" office:value="-5.919071806775" calcext:value-type="float">
            <text:p>-5,919071806775</text:p>
          </table:table-cell>
          <table:table-cell office:value-type="float" office:value="-16.649969943025" calcext:value-type="float">
            <text:p>-16,6499699430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1.522954754325" calcext:value-type="float">
            <text:p>-1,522954754325</text:p>
          </table:table-cell>
          <table:table-cell office:value-type="float" office:value="-6.16465850615" calcext:value-type="float">
            <text:p>-6,16465850615</text:p>
          </table:table-cell>
          <table:table-cell office:value-type="float" office:value="-17.17828019725" calcext:value-type="float">
            <text:p>-17,178280197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0.977516554775" calcext:value-type="float">
            <text:p>-0,977516554775</text:p>
          </table:table-cell>
          <table:table-cell office:value-type="float" office:value="-6.336167111125" calcext:value-type="float">
            <text:p>-6,336167111125</text:p>
          </table:table-cell>
          <table:table-cell office:value-type="float" office:value="-17.3481151975" calcext:value-type="float">
            <text:p>-17,34811519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-0.62351874665" calcext:value-type="float">
            <text:p>-0,62351874665</text:p>
          </table:table-cell>
          <table:table-cell office:value-type="float" office:value="-6.422023718425" calcext:value-type="float">
            <text:p>-6,422023718425</text:p>
          </table:table-cell>
          <table:table-cell office:value-type="float" office:value="-17.7126350625" calcext:value-type="float">
            <text:p>-17,71263506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0.20143648825" calcext:value-type="float">
            <text:p>0,20143648825</text:p>
          </table:table-cell>
          <table:table-cell office:value-type="float" office:value="-6.3816325222" calcext:value-type="float">
            <text:p>-6,3816325222</text:p>
          </table:table-cell>
          <table:table-cell office:value-type="float" office:value="-17.847247878" calcext:value-type="float">
            <text:p>-17,84724787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1.14068181055" calcext:value-type="float">
            <text:p>1,14068181055</text:p>
          </table:table-cell>
          <table:table-cell office:value-type="float" office:value="-6.30767261245" calcext:value-type="float">
            <text:p>-6,30767261245</text:p>
          </table:table-cell>
          <table:table-cell office:value-type="float" office:value="-17.61442668025" calcext:value-type="float">
            <text:p>-17,614426680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1.6617204258" calcext:value-type="float">
            <text:p>1,6617204258</text:p>
          </table:table-cell>
          <table:table-cell office:value-type="float" office:value="-6.266385478825" calcext:value-type="float">
            <text:p>-6,266385478825</text:p>
          </table:table-cell>
          <table:table-cell office:value-type="float" office:value="-17.1695627435" calcext:value-type="float">
            <text:p>-17,169562743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2.44236620565" calcext:value-type="float">
            <text:p>2,44236620565</text:p>
          </table:table-cell>
          <table:table-cell office:value-type="float" office:value="-5.621256361225" calcext:value-type="float">
            <text:p>-5,621256361225</text:p>
          </table:table-cell>
          <table:table-cell office:value-type="float" office:value="-16.820377269" calcext:value-type="float">
            <text:p>-16,8203772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3.727433614175" calcext:value-type="float">
            <text:p>3,727433614175</text:p>
          </table:table-cell>
          <table:table-cell office:value-type="float" office:value="-4.488913511375" calcext:value-type="float">
            <text:p>-4,488913511375</text:p>
          </table:table-cell>
          <table:table-cell office:value-type="float" office:value="-15.652920987125" calcext:value-type="float">
            <text:p>-15,6529209871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3.56686974395" calcext:value-type="float">
            <text:p>3,56686974395</text:p>
          </table:table-cell>
          <table:table-cell office:value-type="float" office:value="-4.822400256075" calcext:value-type="float">
            <text:p>-4,822400256075</text:p>
          </table:table-cell>
          <table:table-cell office:value-type="float" office:value="-14.135569555025" calcext:value-type="float">
            <text:p>-14,13556955502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3.446121109475" calcext:value-type="float">
            <text:p>3,446121109475</text:p>
          </table:table-cell>
          <table:table-cell office:value-type="float" office:value="-4.318319484875" calcext:value-type="float">
            <text:p>-4,318319484875</text:p>
          </table:table-cell>
          <table:table-cell office:value-type="float" office:value="-13.661375473825" calcext:value-type="float">
            <text:p>-13,66137547382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4.9680765119" calcext:value-type="float">
            <text:p>4,9680765119</text:p>
          </table:table-cell>
          <table:table-cell office:value-type="float" office:value="-2.483912843675" calcext:value-type="float">
            <text:p>-2,483912843675</text:p>
          </table:table-cell>
          <table:table-cell office:value-type="float" office:value="-12.366876818675" calcext:value-type="float">
            <text:p>-12,36687681867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4.66534960455" calcext:value-type="float">
            <text:p>4,66534960455</text:p>
          </table:table-cell>
          <table:table-cell office:value-type="float" office:value="-3.14273027065" calcext:value-type="float">
            <text:p>-3,14273027065</text:p>
          </table:table-cell>
          <table:table-cell office:value-type="float" office:value="-10.5761468728" calcext:value-type="float">
            <text:p>-10,576146872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4.679432215625" calcext:value-type="float">
            <text:p>4,679432215625</text:p>
          </table:table-cell>
          <table:table-cell office:value-type="float" office:value="-2.74996443175" calcext:value-type="float">
            <text:p>-2,74996443175</text:p>
          </table:table-cell>
          <table:table-cell office:value-type="float" office:value="-9.5603296692" calcext:value-type="float">
            <text:p>-9,560329669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4.5269600359" calcext:value-type="float">
            <text:p>4,5269600359</text:p>
          </table:table-cell>
          <table:table-cell office:value-type="float" office:value="-0.695127869275" calcext:value-type="float">
            <text:p>-0,695127869275</text:p>
          </table:table-cell>
          <table:table-cell office:value-type="float" office:value="-7.03597228055" calcext:value-type="float">
            <text:p>-7,0359722805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2.2297143261" calcext:value-type="float">
            <text:p>2,2297143261</text:p>
          </table:table-cell>
          <table:table-cell office:value-type="float" office:value="-2.251474118775" calcext:value-type="float">
            <text:p>-2,251474118775</text:p>
          </table:table-cell>
          <table:table-cell office:value-type="float" office:value="-6.707861697925" calcext:value-type="float">
            <text:p>-6,7078616979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4.051231780325" calcext:value-type="float">
            <text:p>4,051231780325</text:p>
          </table:table-cell>
          <table:table-cell office:value-type="float" office:value="-2.333395414075" calcext:value-type="float">
            <text:p>-2,333395414075</text:p>
          </table:table-cell>
          <table:table-cell office:value-type="float" office:value="-6.698848790925" calcext:value-type="float">
            <text:p>-6,6988487909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3.772552322025" calcext:value-type="float">
            <text:p>3,772552322025</text:p>
          </table:table-cell>
          <table:table-cell office:value-type="float" office:value="-1.4362228339" calcext:value-type="float">
            <text:p>-1,4362228339</text:p>
          </table:table-cell>
          <table:table-cell office:value-type="float" office:value="-3.47403516035" calcext:value-type="float">
            <text:p>-3,4740351603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0" calcext:value-type="float">
            <text:p>0</text:p>
          </table:table-cell>
          <table:table-cell office:value-type="float" office:value="-2.2121206487" calcext:value-type="float">
            <text:p>-2,2121206487</text:p>
          </table:table-cell>
          <table:table-cell office:value-type="float" office:value="-4.690285947625" calcext:value-type="float">
            <text:p>-4,690285947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" calcext:value-type="float">
            <text:p>-236,9</text:p>
          </table:table-cell>
          <table:table-cell office:value-type="float" office:value="0" calcext:value-type="float">
            <text:p>0</text:p>
          </table:table-cell>
          <table:table-cell office:value-type="float" office:value="-1.348205823325" calcext:value-type="float">
            <text:p>-1,348205823325</text:p>
          </table:table-cell>
          <table:table-cell office:value-type="float" office:value="-7.1340621867" calcext:value-type="float">
            <text:p>-7,13406218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0.001382998925" calcext:value-type="float">
            <text:p>-0,001382998925</text:p>
          </table:table-cell>
          <table:table-cell office:value-type="float" office:value="-1.42627177615" calcext:value-type="float">
            <text:p>-1,42627177615</text:p>
          </table:table-cell>
          <table:table-cell office:value-type="float" office:value="-7.0571044591" calcext:value-type="float">
            <text:p>-7,05710445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0.8775052645" calcext:value-type="float">
            <text:p>-0,8775052645</text:p>
          </table:table-cell>
          <table:table-cell office:value-type="float" office:value="-1.6413829041" calcext:value-type="float">
            <text:p>-1,6413829041</text:p>
          </table:table-cell>
          <table:table-cell office:value-type="float" office:value="-7.070403669325" calcext:value-type="float">
            <text:p>-7,0704036693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2.48359348985" calcext:value-type="float">
            <text:p>-2,48359348985</text:p>
          </table:table-cell>
          <table:table-cell office:value-type="float" office:value="-2.516530594375" calcext:value-type="float">
            <text:p>-2,516530594375</text:p>
          </table:table-cell>
          <table:table-cell office:value-type="float" office:value="-7.65201750215" calcext:value-type="float">
            <text:p>-7,652017502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2.935778705875" calcext:value-type="float">
            <text:p>-2,935778705875</text:p>
          </table:table-cell>
          <table:table-cell office:value-type="float" office:value="-1.489004722025" calcext:value-type="float">
            <text:p>-1,489004722025</text:p>
          </table:table-cell>
          <table:table-cell office:value-type="float" office:value="-8.254264861" calcext:value-type="float">
            <text:p>-8,2542648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4.24797816975" calcext:value-type="float">
            <text:p>-4,24797816975</text:p>
          </table:table-cell>
          <table:table-cell office:value-type="float" office:value="-2.0883820605" calcext:value-type="float">
            <text:p>-2,0883820605</text:p>
          </table:table-cell>
          <table:table-cell office:value-type="float" office:value="-8.8542389869" calcext:value-type="float">
            <text:p>-8,854238986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4.94324788305" calcext:value-type="float">
            <text:p>-4,94324788305</text:p>
          </table:table-cell>
          <table:table-cell office:value-type="float" office:value="-3.875037722975" calcext:value-type="float">
            <text:p>-3,875037722975</text:p>
          </table:table-cell>
          <table:table-cell office:value-type="float" office:value="-11.324233883725" calcext:value-type="float">
            <text:p>-11,324233883725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3.758844235925" calcext:value-type="float">
            <text:p>-3,758844235925</text:p>
          </table:table-cell>
          <table:table-cell office:value-type="float" office:value="-2.880867860925" calcext:value-type="float">
            <text:p>-2,880867860925</text:p>
          </table:table-cell>
          <table:table-cell office:value-type="float" office:value="-12.04238087265" calcext:value-type="float">
            <text:p>-12,042380872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5.0594900121" calcext:value-type="float">
            <text:p>-5,0594900121</text:p>
          </table:table-cell>
          <table:table-cell office:value-type="float" office:value="-2.9724663096" calcext:value-type="float">
            <text:p>-2,9724663096</text:p>
          </table:table-cell>
          <table:table-cell office:value-type="float" office:value="-13.01652325215" calcext:value-type="float">
            <text:p>-13,016523252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5.0187968586" calcext:value-type="float">
            <text:p>-5,0187968586</text:p>
          </table:table-cell>
          <table:table-cell office:value-type="float" office:value="-3.959239922725" calcext:value-type="float">
            <text:p>-3,959239922725</text:p>
          </table:table-cell>
          <table:table-cell office:value-type="float" office:value="-15.530318819425" calcext:value-type="float">
            <text:p>-15,5303188194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3.28184520475" calcext:value-type="float">
            <text:p>-3,28184520475</text:p>
          </table:table-cell>
          <table:table-cell office:value-type="float" office:value="-4.3395345776" calcext:value-type="float">
            <text:p>-4,3395345776</text:p>
          </table:table-cell>
          <table:table-cell office:value-type="float" office:value="-16.149564798525" calcext:value-type="float">
            <text:p>-16,1495647985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3.671323274925" calcext:value-type="float">
            <text:p>-3,671323274925</text:p>
          </table:table-cell>
          <table:table-cell office:value-type="float" office:value="-5.05337953505" calcext:value-type="float">
            <text:p>-5,05337953505</text:p>
          </table:table-cell>
          <table:table-cell office:value-type="float" office:value="-17.0113555765" calcext:value-type="float">
            <text:p>-17,011355576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3.3818491803" calcext:value-type="float">
            <text:p>-3,3818491803</text:p>
          </table:table-cell>
          <table:table-cell office:value-type="float" office:value="-5.482969530375" calcext:value-type="float">
            <text:p>-5,482969530375</text:p>
          </table:table-cell>
          <table:table-cell office:value-type="float" office:value="-18.713034139" calcext:value-type="float">
            <text:p>-18,71303413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1.8836125065" calcext:value-type="float">
            <text:p>-1,8836125065</text:p>
          </table:table-cell>
          <table:table-cell office:value-type="float" office:value="-5.8013123572" calcext:value-type="float">
            <text:p>-5,8013123572</text:p>
          </table:table-cell>
          <table:table-cell office:value-type="float" office:value="-19.31249970475" calcext:value-type="float">
            <text:p>-19,312499704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1.186168969825" calcext:value-type="float">
            <text:p>-1,186168969825</text:p>
          </table:table-cell>
          <table:table-cell office:value-type="float" office:value="-6.219151199075" calcext:value-type="float">
            <text:p>-6,219151199075</text:p>
          </table:table-cell>
          <table:table-cell office:value-type="float" office:value="-19.6466173985" calcext:value-type="float">
            <text:p>-19,646617398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-0.606749643275" calcext:value-type="float">
            <text:p>-0,606749643275</text:p>
          </table:table-cell>
          <table:table-cell office:value-type="float" office:value="-6.19692062755" calcext:value-type="float">
            <text:p>-6,19692062755</text:p>
          </table:table-cell>
          <table:table-cell office:value-type="float" office:value="-20.05984621325" calcext:value-type="float">
            <text:p>-20,059846213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0.3214047084" calcext:value-type="float">
            <text:p>0,3214047084</text:p>
          </table:table-cell>
          <table:table-cell office:value-type="float" office:value="-5.94625874015" calcext:value-type="float">
            <text:p>-5,94625874015</text:p>
          </table:table-cell>
          <table:table-cell office:value-type="float" office:value="-20.15296576125" calcext:value-type="float">
            <text:p>-20,1529657612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1.21898540065" calcext:value-type="float">
            <text:p>1,21898540065</text:p>
          </table:table-cell>
          <table:table-cell office:value-type="float" office:value="-5.71947322735" calcext:value-type="float">
            <text:p>-5,71947322735</text:p>
          </table:table-cell>
          <table:table-cell office:value-type="float" office:value="-19.945186986" calcext:value-type="float">
            <text:p>-19,94518698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2.107666461125" calcext:value-type="float">
            <text:p>2,107666461125</text:p>
          </table:table-cell>
          <table:table-cell office:value-type="float" office:value="-5.759450822525" calcext:value-type="float">
            <text:p>-5,759450822525</text:p>
          </table:table-cell>
          <table:table-cell office:value-type="float" office:value="-19.602230803" calcext:value-type="float">
            <text:p>-19,60223080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3.600502120875" calcext:value-type="float">
            <text:p>3,600502120875</text:p>
          </table:table-cell>
          <table:table-cell office:value-type="float" office:value="-5.1444620586" calcext:value-type="float">
            <text:p>-5,1444620586</text:p>
          </table:table-cell>
          <table:table-cell office:value-type="float" office:value="-18.73116629875" calcext:value-type="float">
            <text:p>-18,731166298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4.1163963974" calcext:value-type="float">
            <text:p>4,1163963974</text:p>
          </table:table-cell>
          <table:table-cell office:value-type="float" office:value="-4.127617873975" calcext:value-type="float">
            <text:p>-4,127617873975</text:p>
          </table:table-cell>
          <table:table-cell office:value-type="float" office:value="-16.916864371" calcext:value-type="float">
            <text:p>-16,91686437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3.52124965165" calcext:value-type="float">
            <text:p>3,52124965165</text:p>
          </table:table-cell>
          <table:table-cell office:value-type="float" office:value="-4.594669346475" calcext:value-type="float">
            <text:p>-4,594669346475</text:p>
          </table:table-cell>
          <table:table-cell office:value-type="float" office:value="-15.979855098325" calcext:value-type="float">
            <text:p>-15,97985509832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4.917470522475" calcext:value-type="float">
            <text:p>4,917470522475</text:p>
          </table:table-cell>
          <table:table-cell office:value-type="float" office:value="-3.97353753345" calcext:value-type="float">
            <text:p>-3,97353753345</text:p>
          </table:table-cell>
          <table:table-cell office:value-type="float" office:value="-14.98075719365" calcext:value-type="float">
            <text:p>-14,9807571936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5.4609947548" calcext:value-type="float">
            <text:p>5,4609947548</text:p>
          </table:table-cell>
          <table:table-cell office:value-type="float" office:value="-2.0994816892" calcext:value-type="float">
            <text:p>-2,0994816892</text:p>
          </table:table-cell>
          <table:table-cell office:value-type="float" office:value="-12.461152712975" calcext:value-type="float">
            <text:p>-12,46115271297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3.9634289922" calcext:value-type="float">
            <text:p>3,9634289922</text:p>
          </table:table-cell>
          <table:table-cell office:value-type="float" office:value="-2.8686361349" calcext:value-type="float">
            <text:p>-2,8686361349</text:p>
          </table:table-cell>
          <table:table-cell office:value-type="float" office:value="-11.59312881445" calcext:value-type="float">
            <text:p>-11,5931288144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5.310153592925" calcext:value-type="float">
            <text:p>5,310153592925</text:p>
          </table:table-cell>
          <table:table-cell office:value-type="float" office:value="-2.2697939807" calcext:value-type="float">
            <text:p>-2,2697939807</text:p>
          </table:table-cell>
          <table:table-cell office:value-type="float" office:value="-10.4628210226" calcext:value-type="float">
            <text:p>-10,462821022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4.714847842775" calcext:value-type="float">
            <text:p>4,714847842775</text:p>
          </table:table-cell>
          <table:table-cell office:value-type="float" office:value="-1.8726516817" calcext:value-type="float">
            <text:p>-1,8726516817</text:p>
          </table:table-cell>
          <table:table-cell office:value-type="float" office:value="-7.32911855305" calcext:value-type="float">
            <text:p>-7,3291185530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1.855681454375" calcext:value-type="float">
            <text:p>1,855681454375</text:p>
          </table:table-cell>
          <table:table-cell office:value-type="float" office:value="-2.41171540745" calcext:value-type="float">
            <text:p>-2,41171540745</text:p>
          </table:table-cell>
          <table:table-cell office:value-type="float" office:value="-7.82311557635" calcext:value-type="float">
            <text:p>-7,8231155763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4.291737603375" calcext:value-type="float">
            <text:p>4,291737603375</text:p>
          </table:table-cell>
          <table:table-cell office:value-type="float" office:value="-1.5287167962" calcext:value-type="float">
            <text:p>-1,5287167962</text:p>
          </table:table-cell>
          <table:table-cell office:value-type="float" office:value="-7.4922943228" calcext:value-type="float">
            <text:p>-7,492294322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3.810855474975" calcext:value-type="float">
            <text:p>3,810855474975</text:p>
          </table:table-cell>
          <table:table-cell office:value-type="float" office:value="-1.936080633625" calcext:value-type="float">
            <text:p>-1,936080633625</text:p>
          </table:table-cell>
          <table:table-cell office:value-type="float" office:value="-4.15818444815" calcext:value-type="float">
            <text:p>-4,1581844481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0" calcext:value-type="float">
            <text:p>0</text:p>
          </table:table-cell>
          <table:table-cell office:value-type="float" office:value="-2.1095990845" calcext:value-type="float">
            <text:p>-2,1095990845</text:p>
          </table:table-cell>
          <table:table-cell office:value-type="float" office:value="-5.5863616105" calcext:value-type="float">
            <text:p>-5,5863616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0" calcext:value-type="float">
            <text:p>0</text:p>
          </table:table-cell>
          <table:table-cell office:value-type="float" office:value="-0.6972946342" calcext:value-type="float">
            <text:p>-0,6972946342</text:p>
          </table:table-cell>
          <table:table-cell office:value-type="float" office:value="-7.38027468115" calcext:value-type="float">
            <text:p>-7,380274681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0.21816954395" calcext:value-type="float">
            <text:p>-0,21816954395</text:p>
          </table:table-cell>
          <table:table-cell office:value-type="float" office:value="-0.80129650645" calcext:value-type="float">
            <text:p>-0,80129650645</text:p>
          </table:table-cell>
          <table:table-cell office:value-type="float" office:value="-7.350638562775" calcext:value-type="float">
            <text:p>-7,3506385627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1.5918804633" calcext:value-type="float">
            <text:p>-1,5918804633</text:p>
          </table:table-cell>
          <table:table-cell office:value-type="float" office:value="-1.22598142675" calcext:value-type="float">
            <text:p>-1,22598142675</text:p>
          </table:table-cell>
          <table:table-cell office:value-type="float" office:value="-7.566688504775" calcext:value-type="float">
            <text:p>-7,5666885047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2.321604663625" calcext:value-type="float">
            <text:p>-2,321604663625</text:p>
          </table:table-cell>
          <table:table-cell office:value-type="float" office:value="-1.718729089325" calcext:value-type="float">
            <text:p>-1,718729089325</text:p>
          </table:table-cell>
          <table:table-cell office:value-type="float" office:value="-8.65362964045" calcext:value-type="float">
            <text:p>-8,653629640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2.417845296075" calcext:value-type="float">
            <text:p>-2,417845296075</text:p>
          </table:table-cell>
          <table:table-cell office:value-type="float" office:value="-0.7503456563" calcext:value-type="float">
            <text:p>-0,7503456563</text:p>
          </table:table-cell>
          <table:table-cell office:value-type="float" office:value="-8.296789099375" calcext:value-type="float">
            <text:p>-8,2967890993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4.99895327095" calcext:value-type="float">
            <text:p>-4,99895327095</text:p>
          </table:table-cell>
          <table:table-cell office:value-type="float" office:value="-1.5785749266" calcext:value-type="float">
            <text:p>-1,5785749266</text:p>
          </table:table-cell>
          <table:table-cell office:value-type="float" office:value="-9.299487424925" calcext:value-type="float">
            <text:p>-9,2994874249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5.19294011965" calcext:value-type="float">
            <text:p>-5,19294011965</text:p>
          </table:table-cell>
          <table:table-cell office:value-type="float" office:value="-1.775200886875" calcext:value-type="float">
            <text:p>-1,775200886875</text:p>
          </table:table-cell>
          <table:table-cell office:value-type="float" office:value="-12.27300719395" calcext:value-type="float">
            <text:p>-12,273007193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3.598900043675" calcext:value-type="float">
            <text:p>-3,598900043675</text:p>
          </table:table-cell>
          <table:table-cell office:value-type="float" office:value="-1.5284408299" calcext:value-type="float">
            <text:p>-1,5284408299</text:p>
          </table:table-cell>
          <table:table-cell office:value-type="float" office:value="-12.44528437435" calcext:value-type="float">
            <text:p>-12,44528437435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5.57429757375" calcext:value-type="float">
            <text:p>-5,57429757375</text:p>
          </table:table-cell>
          <table:table-cell office:value-type="float" office:value="-2.36327865525" calcext:value-type="float">
            <text:p>-2,36327865525</text:p>
          </table:table-cell>
          <table:table-cell office:value-type="float" office:value="-13.66828289745" calcext:value-type="float">
            <text:p>-13,668282897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5.7732851584" calcext:value-type="float">
            <text:p>-5,7732851584</text:p>
          </table:table-cell>
          <table:table-cell office:value-type="float" office:value="-2.675612958925" calcext:value-type="float">
            <text:p>-2,675612958925</text:p>
          </table:table-cell>
          <table:table-cell office:value-type="float" office:value="-16.542098338375" calcext:value-type="float">
            <text:p>-16,5420983383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4.253519185325" calcext:value-type="float">
            <text:p>-4,253519185325</text:p>
          </table:table-cell>
          <table:table-cell office:value-type="float" office:value="-3.48659201895" calcext:value-type="float">
            <text:p>-3,48659201895</text:p>
          </table:table-cell>
          <table:table-cell office:value-type="float" office:value="-17.44532658625" calcext:value-type="float">
            <text:p>-17,445326586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4.40603556495" calcext:value-type="float">
            <text:p>-4,40603556495</text:p>
          </table:table-cell>
          <table:table-cell office:value-type="float" office:value="-5.0032413212" calcext:value-type="float">
            <text:p>-5,0032413212</text:p>
          </table:table-cell>
          <table:table-cell office:value-type="float" office:value="-18.809459802" calcext:value-type="float">
            <text:p>-18,80945980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3.652426698775" calcext:value-type="float">
            <text:p>-3,652426698775</text:p>
          </table:table-cell>
          <table:table-cell office:value-type="float" office:value="-4.8814770019" calcext:value-type="float">
            <text:p>-4,8814770019</text:p>
          </table:table-cell>
          <table:table-cell office:value-type="float" office:value="-20.5244855685" calcext:value-type="float">
            <text:p>-20,52448556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2.259136423025" calcext:value-type="float">
            <text:p>-2,259136423025</text:p>
          </table:table-cell>
          <table:table-cell office:value-type="float" office:value="-4.793021097775" calcext:value-type="float">
            <text:p>-4,793021097775</text:p>
          </table:table-cell>
          <table:table-cell office:value-type="float" office:value="-21.2453572615" calcext:value-type="float">
            <text:p>-21,245357261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1.373124825125" calcext:value-type="float">
            <text:p>-1,373124825125</text:p>
          </table:table-cell>
          <table:table-cell office:value-type="float" office:value="-5.16732993245" calcext:value-type="float">
            <text:p>-5,16732993245</text:p>
          </table:table-cell>
          <table:table-cell office:value-type="float" office:value="-21.8505015295" calcext:value-type="float">
            <text:p>-21,850501529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0.350626287725" calcext:value-type="float">
            <text:p>-0,350626287725</text:p>
          </table:table-cell>
          <table:table-cell office:value-type="float" office:value="-5.09041637795" calcext:value-type="float">
            <text:p>-5,09041637795</text:p>
          </table:table-cell>
          <table:table-cell office:value-type="float" office:value="-22.1955462365" calcext:value-type="float">
            <text:p>-22,19554623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0.67888388845" calcext:value-type="float">
            <text:p>0,67888388845</text:p>
          </table:table-cell>
          <table:table-cell office:value-type="float" office:value="-4.783702694225" calcext:value-type="float">
            <text:p>-4,783702694225</text:p>
          </table:table-cell>
          <table:table-cell office:value-type="float" office:value="-22.105802584" calcext:value-type="float">
            <text:p>-22,10580258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1.3274897265" calcext:value-type="float">
            <text:p>1,3274897265</text:p>
          </table:table-cell>
          <table:table-cell office:value-type="float" office:value="-4.515500689225" calcext:value-type="float">
            <text:p>-4,515500689225</text:p>
          </table:table-cell>
          <table:table-cell office:value-type="float" office:value="-21.78878593675" calcext:value-type="float">
            <text:p>-21,788785936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2.236731596225" calcext:value-type="float">
            <text:p>2,236731596225</text:p>
          </table:table-cell>
          <table:table-cell office:value-type="float" office:value="-4.434395571175" calcext:value-type="float">
            <text:p>-4,434395571175</text:p>
          </table:table-cell>
          <table:table-cell office:value-type="float" office:value="-21.56312253325" calcext:value-type="float">
            <text:p>-21,5631225332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4.0741991542" calcext:value-type="float">
            <text:p>4,0741991542</text:p>
          </table:table-cell>
          <table:table-cell office:value-type="float" office:value="-4.0026132052" calcext:value-type="float">
            <text:p>-4,0026132052</text:p>
          </table:table-cell>
          <table:table-cell office:value-type="float" office:value="-20.47327889225" calcext:value-type="float">
            <text:p>-20,473278892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4.277226324625" calcext:value-type="float">
            <text:p>4,277226324625</text:p>
          </table:table-cell>
          <table:table-cell office:value-type="float" office:value="-3.90908916815" calcext:value-type="float">
            <text:p>-3,90908916815</text:p>
          </table:table-cell>
          <table:table-cell office:value-type="float" office:value="-18.436701148" calcext:value-type="float">
            <text:p>-18,43670114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3.720950084475" calcext:value-type="float">
            <text:p>3,720950084475</text:p>
          </table:table-cell>
          <table:table-cell office:value-type="float" office:value="-3.96124880885" calcext:value-type="float">
            <text:p>-3,96124880885</text:p>
          </table:table-cell>
          <table:table-cell office:value-type="float" office:value="-17.80961101325" calcext:value-type="float">
            <text:p>-17,8096110132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5.94130876675" calcext:value-type="float">
            <text:p>5,94130876675</text:p>
          </table:table-cell>
          <table:table-cell office:value-type="float" office:value="-3.0320218324" calcext:value-type="float">
            <text:p>-3,0320218324</text:p>
          </table:table-cell>
          <table:table-cell office:value-type="float" office:value="-16.3925644671" calcext:value-type="float">
            <text:p>-16,392564467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6.07297791045" calcext:value-type="float">
            <text:p>6,07297791045</text:p>
          </table:table-cell>
          <table:table-cell office:value-type="float" office:value="-2.497449101575" calcext:value-type="float">
            <text:p>-2,497449101575</text:p>
          </table:table-cell>
          <table:table-cell office:value-type="float" office:value="-13.14982430815" calcext:value-type="float">
            <text:p>-13,1498243081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4.495037311375" calcext:value-type="float">
            <text:p>4,495037311375</text:p>
          </table:table-cell>
          <table:table-cell office:value-type="float" office:value="-2.338687278425" calcext:value-type="float">
            <text:p>-2,338687278425</text:p>
          </table:table-cell>
          <table:table-cell office:value-type="float" office:value="-12.467162834075" calcext:value-type="float">
            <text:p>-12,4671628340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5.67541666715" calcext:value-type="float">
            <text:p>5,67541666715</text:p>
          </table:table-cell>
          <table:table-cell office:value-type="float" office:value="-0.409907257925" calcext:value-type="float">
            <text:p>-0,409907257925</text:p>
          </table:table-cell>
          <table:table-cell office:value-type="float" office:value="-10.7417705646" calcext:value-type="float">
            <text:p>-10,741770564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4.38503860915" calcext:value-type="float">
            <text:p>4,38503860915</text:p>
          </table:table-cell>
          <table:table-cell office:value-type="float" office:value="-1.782445603575" calcext:value-type="float">
            <text:p>-1,782445603575</text:p>
          </table:table-cell>
          <table:table-cell office:value-type="float" office:value="-7.94170833005" calcext:value-type="float">
            <text:p>-7,9417083300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2.5736492116" calcext:value-type="float">
            <text:p>2,5736492116</text:p>
          </table:table-cell>
          <table:table-cell office:value-type="float" office:value="-1.95109866855" calcext:value-type="float">
            <text:p>-1,95109866855</text:p>
          </table:table-cell>
          <table:table-cell office:value-type="float" office:value="-8.57538104395" calcext:value-type="float">
            <text:p>-8,5753810439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4.52686655415" calcext:value-type="float">
            <text:p>4,52686655415</text:p>
          </table:table-cell>
          <table:table-cell office:value-type="float" office:value="0.4184300214" calcext:value-type="float">
            <text:p>0,4184300214</text:p>
          </table:table-cell>
          <table:table-cell office:value-type="float" office:value="-7.437527666875" calcext:value-type="float">
            <text:p>-7,4375276668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3.191670033725" calcext:value-type="float">
            <text:p>3,191670033725</text:p>
          </table:table-cell>
          <table:table-cell office:value-type="float" office:value="-1.589919565925" calcext:value-type="float">
            <text:p>-1,589919565925</text:p>
          </table:table-cell>
          <table:table-cell office:value-type="float" office:value="-5.036548054675" calcext:value-type="float">
            <text:p>-5,0365480546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0" calcext:value-type="float">
            <text:p>0</text:p>
          </table:table-cell>
          <table:table-cell office:value-type="float" office:value="-1.73660963225" calcext:value-type="float">
            <text:p>-1,73660963225</text:p>
          </table:table-cell>
          <table:table-cell office:value-type="float" office:value="-6.222643557325" calcext:value-type="float">
            <text:p>-6,222643557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0" calcext:value-type="float">
            <text:p>0</text:p>
          </table:table-cell>
          <table:table-cell office:value-type="float" office:value="0.043234364675" calcext:value-type="float">
            <text:p>0,043234364675</text:p>
          </table:table-cell>
          <table:table-cell office:value-type="float" office:value="-7.279941012" calcext:value-type="float">
            <text:p>-7,2799410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0.5300697898" calcext:value-type="float">
            <text:p>-0,5300697898</text:p>
          </table:table-cell>
          <table:table-cell office:value-type="float" office:value="-0.034448396725" calcext:value-type="float">
            <text:p>-0,034448396725</text:p>
          </table:table-cell>
          <table:table-cell office:value-type="float" office:value="-7.2914179512" calcext:value-type="float">
            <text:p>-7,29141795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1.794937847375" calcext:value-type="float">
            <text:p>-1,794937847375</text:p>
          </table:table-cell>
          <table:table-cell office:value-type="float" office:value="-0.635964986575" calcext:value-type="float">
            <text:p>-0,635964986575</text:p>
          </table:table-cell>
          <table:table-cell office:value-type="float" office:value="-7.783600626225" calcext:value-type="float">
            <text:p>-7,7836006262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2.0079577194" calcext:value-type="float">
            <text:p>-2,0079577194</text:p>
          </table:table-cell>
          <table:table-cell office:value-type="float" office:value="0.0575485445" calcext:value-type="float">
            <text:p>0,0575485445</text:p>
          </table:table-cell>
          <table:table-cell office:value-type="float" office:value="-8.802034122875" calcext:value-type="float">
            <text:p>-8,8020341228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2.79562454315" calcext:value-type="float">
            <text:p>-2,79562454315</text:p>
          </table:table-cell>
          <table:table-cell office:value-type="float" office:value="0.13406200515" calcext:value-type="float">
            <text:p>0,13406200515</text:p>
          </table:table-cell>
          <table:table-cell office:value-type="float" office:value="-8.20679478145" calcext:value-type="float">
            <text:p>-8,20679478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5.27283339865" calcext:value-type="float">
            <text:p>-5,27283339865</text:p>
          </table:table-cell>
          <table:table-cell office:value-type="float" office:value="-1.6943081404" calcext:value-type="float">
            <text:p>-1,6943081404</text:p>
          </table:table-cell>
          <table:table-cell office:value-type="float" office:value="-9.86373921945" calcext:value-type="float">
            <text:p>-9,863739219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4.89311378635" calcext:value-type="float">
            <text:p>-4,89311378635</text:p>
          </table:table-cell>
          <table:table-cell office:value-type="float" office:value="-0.2920104148" calcext:value-type="float">
            <text:p>-0,2920104148</text:p>
          </table:table-cell>
          <table:table-cell office:value-type="float" office:value="-12.365664988" calcext:value-type="float">
            <text:p>-12,3656649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4.3469220043" calcext:value-type="float">
            <text:p>-4,3469220043</text:p>
          </table:table-cell>
          <table:table-cell office:value-type="float" office:value="-0.515377639525" calcext:value-type="float">
            <text:p>-0,515377639525</text:p>
          </table:table-cell>
          <table:table-cell office:value-type="float" office:value="-12.4547296424" calcext:value-type="float">
            <text:p>-12,454729642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6.2066621428" calcext:value-type="float">
            <text:p>-6,2066621428</text:p>
          </table:table-cell>
          <table:table-cell office:value-type="float" office:value="-2.403306041475" calcext:value-type="float">
            <text:p>-2,403306041475</text:p>
          </table:table-cell>
          <table:table-cell office:value-type="float" office:value="-14.266436809225" calcext:value-type="float">
            <text:p>-14,266436809225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6.142110220625" calcext:value-type="float">
            <text:p>-6,142110220625</text:p>
          </table:table-cell>
          <table:table-cell office:value-type="float" office:value="-1.679057846625" calcext:value-type="float">
            <text:p>-1,679057846625</text:p>
          </table:table-cell>
          <table:table-cell office:value-type="float" office:value="-16.884059027" calcext:value-type="float">
            <text:p>-16,8840590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5.609473567025" calcext:value-type="float">
            <text:p>-5,609473567025</text:p>
          </table:table-cell>
          <table:table-cell office:value-type="float" office:value="-2.075255894525" calcext:value-type="float">
            <text:p>-2,075255894525</text:p>
          </table:table-cell>
          <table:table-cell office:value-type="float" office:value="-18.292960554" calcext:value-type="float">
            <text:p>-18,29296055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5.066208257875" calcext:value-type="float">
            <text:p>-5,066208257875</text:p>
          </table:table-cell>
          <table:table-cell office:value-type="float" office:value="-3.4947436845" calcext:value-type="float">
            <text:p>-3,4947436845</text:p>
          </table:table-cell>
          <table:table-cell office:value-type="float" office:value="-20.525123308" calcext:value-type="float">
            <text:p>-20,5251233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3.171628956875" calcext:value-type="float">
            <text:p>-3,171628956875</text:p>
          </table:table-cell>
          <table:table-cell office:value-type="float" office:value="-3.114922116625" calcext:value-type="float">
            <text:p>-3,114922116625</text:p>
          </table:table-cell>
          <table:table-cell office:value-type="float" office:value="-21.7885816035" calcext:value-type="float">
            <text:p>-21,788581603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2.16946543705" calcext:value-type="float">
            <text:p>-2,16946543705</text:p>
          </table:table-cell>
          <table:table-cell office:value-type="float" office:value="-2.856921595275" calcext:value-type="float">
            <text:p>-2,856921595275</text:p>
          </table:table-cell>
          <table:table-cell office:value-type="float" office:value="-22.4016101635" calcext:value-type="float">
            <text:p>-22,401610163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1.48356425" calcext:value-type="float">
            <text:p>-1,48356425</text:p>
          </table:table-cell>
          <table:table-cell office:value-type="float" office:value="-3.0988874371" calcext:value-type="float">
            <text:p>-3,0988874371</text:p>
          </table:table-cell>
          <table:table-cell office:value-type="float" office:value="-23.23511048125" calcext:value-type="float">
            <text:p>-23,235110481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0.22312240505" calcext:value-type="float">
            <text:p>-0,22312240505</text:p>
          </table:table-cell>
          <table:table-cell office:value-type="float" office:value="-3.06338893765" calcext:value-type="float">
            <text:p>-3,06338893765</text:p>
          </table:table-cell>
          <table:table-cell office:value-type="float" office:value="-23.5797364215" calcext:value-type="float">
            <text:p>-23,579736421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0.89632039545" calcext:value-type="float">
            <text:p>0,89632039545</text:p>
          </table:table-cell>
          <table:table-cell office:value-type="float" office:value="-2.8307590383" calcext:value-type="float">
            <text:p>-2,8307590383</text:p>
          </table:table-cell>
          <table:table-cell office:value-type="float" office:value="-23.383499887" calcext:value-type="float">
            <text:p>-23,38349988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1.568292522025" calcext:value-type="float">
            <text:p>1,568292522025</text:p>
          </table:table-cell>
          <table:table-cell office:value-type="float" office:value="-2.648657796975" calcext:value-type="float">
            <text:p>-2,648657796975</text:p>
          </table:table-cell>
          <table:table-cell office:value-type="float" office:value="-22.98061841825" calcext:value-type="float">
            <text:p>-22,980618418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2.62055394515" calcext:value-type="float">
            <text:p>2,62055394515</text:p>
          </table:table-cell>
          <table:table-cell office:value-type="float" office:value="-2.167145520175" calcext:value-type="float">
            <text:p>-2,167145520175</text:p>
          </table:table-cell>
          <table:table-cell office:value-type="float" office:value="-22.6477754665" calcext:value-type="float">
            <text:p>-22,647775466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4.1258085239" calcext:value-type="float">
            <text:p>4,1258085239</text:p>
          </table:table-cell>
          <table:table-cell office:value-type="float" office:value="-1.4420968847" calcext:value-type="float">
            <text:p>-1,4420968847</text:p>
          </table:table-cell>
          <table:table-cell office:value-type="float" office:value="-21.3124563545" calcext:value-type="float">
            <text:p>-21,31245635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4.157760792075" calcext:value-type="float">
            <text:p>4,157760792075</text:p>
          </table:table-cell>
          <table:table-cell office:value-type="float" office:value="-2.1212069752" calcext:value-type="float">
            <text:p>-2,1212069752</text:p>
          </table:table-cell>
          <table:table-cell office:value-type="float" office:value="-19.507426808" calcext:value-type="float">
            <text:p>-19,50742680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4.3983169874" calcext:value-type="float">
            <text:p>4,3983169874</text:p>
          </table:table-cell>
          <table:table-cell office:value-type="float" office:value="-1.858695345525" calcext:value-type="float">
            <text:p>-1,858695345525</text:p>
          </table:table-cell>
          <table:table-cell office:value-type="float" office:value="-18.88053241375" calcext:value-type="float">
            <text:p>-18,8805324137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6.38127022975" calcext:value-type="float">
            <text:p>6,38127022975</text:p>
          </table:table-cell>
          <table:table-cell office:value-type="float" office:value="-0.352542531275" calcext:value-type="float">
            <text:p>-0,352542531275</text:p>
          </table:table-cell>
          <table:table-cell office:value-type="float" office:value="-16.867311171" calcext:value-type="float">
            <text:p>-16,86731117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6.154329308775" calcext:value-type="float">
            <text:p>6,154329308775</text:p>
          </table:table-cell>
          <table:table-cell office:value-type="float" office:value="-1.52051817705" calcext:value-type="float">
            <text:p>-1,52051817705</text:p>
          </table:table-cell>
          <table:table-cell office:value-type="float" office:value="-13.800030071025" calcext:value-type="float">
            <text:p>-13,80003007102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6.050970837525" calcext:value-type="float">
            <text:p>6,050970837525</text:p>
          </table:table-cell>
          <table:table-cell office:value-type="float" office:value="-1.589258818625" calcext:value-type="float">
            <text:p>-1,589258818625</text:p>
          </table:table-cell>
          <table:table-cell office:value-type="float" office:value="-12.942964536725" calcext:value-type="float">
            <text:p>-12,9429645367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5.86639526945" calcext:value-type="float">
            <text:p>5,86639526945</text:p>
          </table:table-cell>
          <table:table-cell office:value-type="float" office:value="0.3188564572" calcext:value-type="float">
            <text:p>0,3188564572</text:p>
          </table:table-cell>
          <table:table-cell office:value-type="float" office:value="-10.019339612425" calcext:value-type="float">
            <text:p>-10,01933961242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3.173656430475" calcext:value-type="float">
            <text:p>3,173656430475</text:p>
          </table:table-cell>
          <table:table-cell office:value-type="float" office:value="-1.444081238775" calcext:value-type="float">
            <text:p>-1,444081238775</text:p>
          </table:table-cell>
          <table:table-cell office:value-type="float" office:value="-8.645769624225" calcext:value-type="float">
            <text:p>-8,64576962422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4.05655707935" calcext:value-type="float">
            <text:p>4,05655707935</text:p>
          </table:table-cell>
          <table:table-cell office:value-type="float" office:value="-1.5567110511" calcext:value-type="float">
            <text:p>-1,5567110511</text:p>
          </table:table-cell>
          <table:table-cell office:value-type="float" office:value="-9.11276621535" calcext:value-type="float">
            <text:p>-9,1127662153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4.652916706" calcext:value-type="float">
            <text:p>4,652916706</text:p>
          </table:table-cell>
          <table:table-cell office:value-type="float" office:value="0.885426223925" calcext:value-type="float">
            <text:p>0,885426223925</text:p>
          </table:table-cell>
          <table:table-cell office:value-type="float" office:value="-6.4268289668" calcext:value-type="float">
            <text:p>-6,426828966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1.655815823" calcext:value-type="float">
            <text:p>1,655815823</text:p>
          </table:table-cell>
          <table:table-cell office:value-type="float" office:value="-1.322520974675" calcext:value-type="float">
            <text:p>-1,322520974675</text:p>
          </table:table-cell>
          <table:table-cell office:value-type="float" office:value="-6.195567249325" calcext:value-type="float">
            <text:p>-6,1955672493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0" calcext:value-type="float">
            <text:p>0</text:p>
          </table:table-cell>
          <table:table-cell office:value-type="float" office:value="-1.28437642915" calcext:value-type="float">
            <text:p>-1,28437642915</text:p>
          </table:table-cell>
          <table:table-cell office:value-type="float" office:value="-6.719174651275" calcext:value-type="float">
            <text:p>-6,719174651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0" calcext:value-type="float">
            <text:p>0</text:p>
          </table:table-cell>
          <table:table-cell office:value-type="float" office:value="0.6721034382" calcext:value-type="float">
            <text:p>0,6721034382</text:p>
          </table:table-cell>
          <table:table-cell office:value-type="float" office:value="-6.932218098925" calcext:value-type="float">
            <text:p>-6,9322180989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-0.8973688952" calcext:value-type="float">
            <text:p>-0,8973688952</text:p>
          </table:table-cell>
          <table:table-cell office:value-type="float" office:value="0.6393159698" calcext:value-type="float">
            <text:p>0,6393159698</text:p>
          </table:table-cell>
          <table:table-cell office:value-type="float" office:value="-6.99634267835" calcext:value-type="float">
            <text:p>-6,996342678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1.4998835204" calcext:value-type="float">
            <text:p>-1,4998835204</text:p>
          </table:table-cell>
          <table:table-cell office:value-type="float" office:value="0.3497021651" calcext:value-type="float">
            <text:p>0,3497021651</text:p>
          </table:table-cell>
          <table:table-cell office:value-type="float" office:value="-7.817653416425" calcext:value-type="float">
            <text:p>-7,8176534164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1.551577673575" calcext:value-type="float">
            <text:p>-1,551577673575</text:p>
          </table:table-cell>
          <table:table-cell office:value-type="float" office:value="1.362316817275" calcext:value-type="float">
            <text:p>1,362316817275</text:p>
          </table:table-cell>
          <table:table-cell office:value-type="float" office:value="-8.165201759325" calcext:value-type="float">
            <text:p>-8,1652017593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4.169701980975" calcext:value-type="float">
            <text:p>-4,169701980975</text:p>
          </table:table-cell>
          <table:table-cell office:value-type="float" office:value="1.07588866325" calcext:value-type="float">
            <text:p>1,07588866325</text:p>
          </table:table-cell>
          <table:table-cell office:value-type="float" office:value="-7.830357514225" calcext:value-type="float">
            <text:p>-7,8303575142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5.4250256909" calcext:value-type="float">
            <text:p>-5,4250256909</text:p>
          </table:table-cell>
          <table:table-cell office:value-type="float" office:value="-0.652787323125" calcext:value-type="float">
            <text:p>-0,652787323125</text:p>
          </table:table-cell>
          <table:table-cell office:value-type="float" office:value="-10.59753354415" calcext:value-type="float">
            <text:p>-10,597533544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4.014009618775" calcext:value-type="float">
            <text:p>-4,014009618775</text:p>
          </table:table-cell>
          <table:table-cell office:value-type="float" office:value="0.995503780125" calcext:value-type="float">
            <text:p>0,995503780125</text:p>
          </table:table-cell>
          <table:table-cell office:value-type="float" office:value="-11.726414140525" calcext:value-type="float">
            <text:p>-11,7264141405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5.71019567035" calcext:value-type="float">
            <text:p>-5,71019567035</text:p>
          </table:table-cell>
          <table:table-cell office:value-type="float" office:value="0.718548017425" calcext:value-type="float">
            <text:p>0,718548017425</text:p>
          </table:table-cell>
          <table:table-cell office:value-type="float" office:value="-12.1052994772" calcext:value-type="float">
            <text:p>-12,105299477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6.73797778085" calcext:value-type="float">
            <text:p>-6,73797778085</text:p>
          </table:table-cell>
          <table:table-cell office:value-type="float" office:value="-1.159685494575" calcext:value-type="float">
            <text:p>-1,159685494575</text:p>
          </table:table-cell>
          <table:table-cell office:value-type="float" office:value="-14.984716721125" calcext:value-type="float">
            <text:p>-14,9847167211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5.44523501145" calcext:value-type="float">
            <text:p>-5,44523501145</text:p>
          </table:table-cell>
          <table:table-cell office:value-type="float" office:value="-0.4100421976" calcext:value-type="float">
            <text:p>-0,4100421976</text:p>
          </table:table-cell>
          <table:table-cell office:value-type="float" office:value="-16.592377188575" calcext:value-type="float">
            <text:p>-16,59237718857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6.0692050232" calcext:value-type="float">
            <text:p>-6,0692050232</text:p>
          </table:table-cell>
          <table:table-cell office:value-type="float" office:value="-0.750542174" calcext:value-type="float">
            <text:p>-0,750542174</text:p>
          </table:table-cell>
          <table:table-cell office:value-type="float" office:value="-18.226672027" calcext:value-type="float">
            <text:p>-18,22667202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5.445701788725" calcext:value-type="float">
            <text:p>-5,445701788725</text:p>
          </table:table-cell>
          <table:table-cell office:value-type="float" office:value="-1.117169323" calcext:value-type="float">
            <text:p>-1,117169323</text:p>
          </table:table-cell>
          <table:table-cell office:value-type="float" office:value="-21.07076388775" calcext:value-type="float">
            <text:p>-21,070763887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3.014604611225" calcext:value-type="float">
            <text:p>-3,014604611225</text:p>
          </table:table-cell>
          <table:table-cell office:value-type="float" office:value="-0.89921377035" calcext:value-type="float">
            <text:p>-0,89921377035</text:p>
          </table:table-cell>
          <table:table-cell office:value-type="float" office:value="-22.13697991175" calcext:value-type="float">
            <text:p>-22,1369799117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2.2431017435" calcext:value-type="float">
            <text:p>-2,2431017435</text:p>
          </table:table-cell>
          <table:table-cell office:value-type="float" office:value="-1.045129665075" calcext:value-type="float">
            <text:p>-1,045129665075</text:p>
          </table:table-cell>
          <table:table-cell office:value-type="float" office:value="-22.7612101515" calcext:value-type="float">
            <text:p>-22,761210151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1.579592165825" calcext:value-type="float">
            <text:p>-1,579592165825</text:p>
          </table:table-cell>
          <table:table-cell office:value-type="float" office:value="-1.149959895175" calcext:value-type="float">
            <text:p>-1,149959895175</text:p>
          </table:table-cell>
          <table:table-cell office:value-type="float" office:value="-23.75948598125" calcext:value-type="float">
            <text:p>-23,759485981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0.082497888925" calcext:value-type="float">
            <text:p>-0,082497888925</text:p>
          </table:table-cell>
          <table:table-cell office:value-type="float" office:value="-0.946105410425" calcext:value-type="float">
            <text:p>-0,946105410425</text:p>
          </table:table-cell>
          <table:table-cell office:value-type="float" office:value="-24.08304814325" calcext:value-type="float">
            <text:p>-24,083048143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1.093615029125" calcext:value-type="float">
            <text:p>1,093615029125</text:p>
          </table:table-cell>
          <table:table-cell office:value-type="float" office:value="-0.612681960625" calcext:value-type="float">
            <text:p>-0,612681960625</text:p>
          </table:table-cell>
          <table:table-cell office:value-type="float" office:value="-23.761475831" calcext:value-type="float">
            <text:p>-23,76147583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1.9911032463" calcext:value-type="float">
            <text:p>1,9911032463</text:p>
          </table:table-cell>
          <table:table-cell office:value-type="float" office:value="-0.5708712823" calcext:value-type="float">
            <text:p>-0,5708712823</text:p>
          </table:table-cell>
          <table:table-cell office:value-type="float" office:value="-23.28553853375" calcext:value-type="float">
            <text:p>-23,285538533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3.443292506825" calcext:value-type="float">
            <text:p>3,443292506825</text:p>
          </table:table-cell>
          <table:table-cell office:value-type="float" office:value="-0.120965004275" calcext:value-type="float">
            <text:p>-0,120965004275</text:p>
          </table:table-cell>
          <table:table-cell office:value-type="float" office:value="-22.611151089" calcext:value-type="float">
            <text:p>-22,61115108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4.120137699175" calcext:value-type="float">
            <text:p>4,120137699175</text:p>
          </table:table-cell>
          <table:table-cell office:value-type="float" office:value="0.5671588391" calcext:value-type="float">
            <text:p>0,5671588391</text:p>
          </table:table-cell>
          <table:table-cell office:value-type="float" office:value="-20.80458283725" calcext:value-type="float">
            <text:p>-20,804582837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3.8606278638" calcext:value-type="float">
            <text:p>3,8606278638</text:p>
          </table:table-cell>
          <table:table-cell office:value-type="float" office:value="-0.186611031425" calcext:value-type="float">
            <text:p>-0,186611031425</text:p>
          </table:table-cell>
          <table:table-cell office:value-type="float" office:value="-19.4996537695" calcext:value-type="float">
            <text:p>-19,499653769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5.4896145284" calcext:value-type="float">
            <text:p>5,4896145284</text:p>
          </table:table-cell>
          <table:table-cell office:value-type="float" office:value="0.06004151735" calcext:value-type="float">
            <text:p>0,06004151735</text:p>
          </table:table-cell>
          <table:table-cell office:value-type="float" office:value="-18.72181564475" calcext:value-type="float">
            <text:p>-18,7218156447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6.279485935225" calcext:value-type="float">
            <text:p>6,279485935225</text:p>
          </table:table-cell>
          <table:table-cell office:value-type="float" office:value="1.3333234768" calcext:value-type="float">
            <text:p>1,3333234768</text:p>
          </table:table-cell>
          <table:table-cell office:value-type="float" office:value="-15.838899211925" calcext:value-type="float">
            <text:p>-15,83889921192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4.836261621425" calcext:value-type="float">
            <text:p>4,836261621425</text:p>
          </table:table-cell>
          <table:table-cell office:value-type="float" office:value="-0.2551538354" calcext:value-type="float">
            <text:p>-0,2551538354</text:p>
          </table:table-cell>
          <table:table-cell office:value-type="float" office:value="-13.839985095575" calcext:value-type="float">
            <text:p>-13,83998509557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6.334411945625" calcext:value-type="float">
            <text:p>6,334411945625</text:p>
          </table:table-cell>
          <table:table-cell office:value-type="float" office:value="-0.7391988864" calcext:value-type="float">
            <text:p>-0,7391988864</text:p>
          </table:table-cell>
          <table:table-cell office:value-type="float" office:value="-13.304983539625" calcext:value-type="float">
            <text:p>-13,3049835396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5.820594248675" calcext:value-type="float">
            <text:p>5,820594248675</text:p>
          </table:table-cell>
          <table:table-cell office:value-type="float" office:value="-0.213405524025" calcext:value-type="float">
            <text:p>-0,213405524025</text:p>
          </table:table-cell>
          <table:table-cell office:value-type="float" office:value="-9.96628002605" calcext:value-type="float">
            <text:p>-9,9662800260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.509471102525" calcext:value-type="float">
            <text:p>2,509471102525</text:p>
          </table:table-cell>
          <table:table-cell office:value-type="float" office:value="-1.03123364565" calcext:value-type="float">
            <text:p>-1,03123364565</text:p>
          </table:table-cell>
          <table:table-cell office:value-type="float" office:value="-9.7771904519" calcext:value-type="float">
            <text:p>-9,777190451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4.9031566743" calcext:value-type="float">
            <text:p>4,9031566743</text:p>
          </table:table-cell>
          <table:table-cell office:value-type="float" office:value="-0.926888008125" calcext:value-type="float">
            <text:p>-0,926888008125</text:p>
          </table:table-cell>
          <table:table-cell office:value-type="float" office:value="-9.6960605003" calcext:value-type="float">
            <text:p>-9,696060500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4.761056630575" calcext:value-type="float">
            <text:p>4,761056630575</text:p>
          </table:table-cell>
          <table:table-cell office:value-type="float" office:value="-0.004540916625" calcext:value-type="float">
            <text:p>-0,004540916625</text:p>
          </table:table-cell>
          <table:table-cell office:value-type="float" office:value="-6.051303971575" calcext:value-type="float">
            <text:p>-6,0513039715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1.02186738065" calcext:value-type="float">
            <text:p>1,02186738065</text:p>
          </table:table-cell>
          <table:table-cell office:value-type="float" office:value="-0.919060937475" calcext:value-type="float">
            <text:p>-0,919060937475</text:p>
          </table:table-cell>
          <table:table-cell office:value-type="float" office:value="-6.979606214025" calcext:value-type="float">
            <text:p>-6,9796062140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0" calcext:value-type="float">
            <text:p>0</text:p>
          </table:table-cell>
          <table:table-cell office:value-type="float" office:value="0.02628400955" calcext:value-type="float">
            <text:p>0,02628400955</text:p>
          </table:table-cell>
          <table:table-cell office:value-type="float" office:value="-6.968468234525" calcext:value-type="float">
            <text:p>-6,968468234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0" calcext:value-type="float">
            <text:p>0</text:p>
          </table:table-cell>
          <table:table-cell office:value-type="float" office:value="1.1386059462" calcext:value-type="float">
            <text:p>1,1386059462</text:p>
          </table:table-cell>
          <table:table-cell office:value-type="float" office:value="-6.34308298345" calcext:value-type="float">
            <text:p>-6,343082983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-0.852471061225" calcext:value-type="float">
            <text:p>-0,852471061225</text:p>
          </table:table-cell>
          <table:table-cell office:value-type="float" office:value="1.1464291878" calcext:value-type="float">
            <text:p>1,1464291878</text:p>
          </table:table-cell>
          <table:table-cell office:value-type="float" office:value="-6.430228863375" calcext:value-type="float">
            <text:p>-6,4302288633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1.0719369999" calcext:value-type="float">
            <text:p>-1,0719369999</text:p>
          </table:table-cell>
          <table:table-cell office:value-type="float" office:value="1.328412056875" calcext:value-type="float">
            <text:p>1,328412056875</text:p>
          </table:table-cell>
          <table:table-cell office:value-type="float" office:value="-7.174106999625" calcext:value-type="float">
            <text:p>-7,1741069996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1.28177122125" calcext:value-type="float">
            <text:p>-1,28177122125</text:p>
          </table:table-cell>
          <table:table-cell office:value-type="float" office:value="1.791224315425" calcext:value-type="float">
            <text:p>1,791224315425</text:p>
          </table:table-cell>
          <table:table-cell office:value-type="float" office:value="-6.92384847735" calcext:value-type="float">
            <text:p>-6,923848477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4.810728681875" calcext:value-type="float">
            <text:p>-4,810728681875</text:p>
          </table:table-cell>
          <table:table-cell office:value-type="float" office:value="1.584705646025" calcext:value-type="float">
            <text:p>1,584705646025</text:p>
          </table:table-cell>
          <table:table-cell office:value-type="float" office:value="-6.9271839015" calcext:value-type="float">
            <text:p>-6,92718390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5.35321828345" calcext:value-type="float">
            <text:p>-5,35321828345</text:p>
          </table:table-cell>
          <table:table-cell office:value-type="float" office:value="1.225460794875" calcext:value-type="float">
            <text:p>1,225460794875</text:p>
          </table:table-cell>
          <table:table-cell office:value-type="float" office:value="-10.0682664378" calcext:value-type="float">
            <text:p>-10,06826643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3.521778447475" calcext:value-type="float">
            <text:p>-3,521778447475</text:p>
          </table:table-cell>
          <table:table-cell office:value-type="float" office:value="1.995708985425" calcext:value-type="float">
            <text:p>1,995708985425</text:p>
          </table:table-cell>
          <table:table-cell office:value-type="float" office:value="-10.05617359775" calcext:value-type="float">
            <text:p>-10,056173597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6.502111279" calcext:value-type="float">
            <text:p>-6,502111279</text:p>
          </table:table-cell>
          <table:table-cell office:value-type="float" office:value="1.756315184825" calcext:value-type="float">
            <text:p>1,756315184825</text:p>
          </table:table-cell>
          <table:table-cell office:value-type="float" office:value="-10.980503571" calcext:value-type="float">
            <text:p>-10,9805035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7.33525235615" calcext:value-type="float">
            <text:p>-7,33525235615</text:p>
          </table:table-cell>
          <table:table-cell office:value-type="float" office:value="0.935233886575" calcext:value-type="float">
            <text:p>0,935233886575</text:p>
          </table:table-cell>
          <table:table-cell office:value-type="float" office:value="-14.651590831725" calcext:value-type="float">
            <text:p>-14,6515908317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5.73296690005" calcext:value-type="float">
            <text:p>-5,73296690005</text:p>
          </table:table-cell>
          <table:table-cell office:value-type="float" office:value="0.53189207255" calcext:value-type="float">
            <text:p>0,53189207255</text:p>
          </table:table-cell>
          <table:table-cell office:value-type="float" office:value="-15.9984244649" calcext:value-type="float">
            <text:p>-15,99842446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6.3166006941" calcext:value-type="float">
            <text:p>-6,3166006941</text:p>
          </table:table-cell>
          <table:table-cell office:value-type="float" office:value="-0.7577929207" calcext:value-type="float">
            <text:p>-0,7577929207</text:p>
          </table:table-cell>
          <table:table-cell office:value-type="float" office:value="-18.142914925" calcext:value-type="float">
            <text:p>-18,142914925</text:p>
          </table:table-cell>
        </table:table-row>
        <table:table-row table:style-name="ro1">
          <table:table-cell table:number-columns-repeated="2"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5.214879854225" calcext:value-type="float">
            <text:p>-5,214879854225</text:p>
          </table:table-cell>
          <table:table-cell office:value-type="float" office:value="0.099525292375" calcext:value-type="float">
            <text:p>0,099525292375</text:p>
          </table:table-cell>
          <table:table-cell office:value-type="float" office:value="-20.93140790775" calcext:value-type="float">
            <text:p>-20,931407907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3.09958929895" calcext:value-type="float">
            <text:p>-3,09958929895</text:p>
          </table:table-cell>
          <table:table-cell office:value-type="float" office:value="0.51851916065" calcext:value-type="float">
            <text:p>0,51851916065</text:p>
          </table:table-cell>
          <table:table-cell office:value-type="float" office:value="-21.8637681325" calcext:value-type="float">
            <text:p>-21,86376813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2.4202115602" calcext:value-type="float">
            <text:p>-2,4202115602</text:p>
          </table:table-cell>
          <table:table-cell office:value-type="float" office:value="0.034869217025" calcext:value-type="float">
            <text:p>0,034869217025</text:p>
          </table:table-cell>
          <table:table-cell office:value-type="float" office:value="-22.674880015" calcext:value-type="float">
            <text:p>-22,67488001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-1.38453999535" calcext:value-type="float">
            <text:p>-1,38453999535</text:p>
          </table:table-cell>
          <table:table-cell office:value-type="float" office:value="0.247719697975" calcext:value-type="float">
            <text:p>0,247719697975</text:p>
          </table:table-cell>
          <table:table-cell office:value-type="float" office:value="-23.6620437105" calcext:value-type="float">
            <text:p>-23,662043710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0.314155527825" calcext:value-type="float">
            <text:p>0,314155527825</text:p>
          </table:table-cell>
          <table:table-cell office:value-type="float" office:value="0.7154997402" calcext:value-type="float">
            <text:p>0,7154997402</text:p>
          </table:table-cell>
          <table:table-cell office:value-type="float" office:value="-23.78798892025" calcext:value-type="float">
            <text:p>-23,787988920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1.27155452525" calcext:value-type="float">
            <text:p>1,27155452525</text:p>
          </table:table-cell>
          <table:table-cell office:value-type="float" office:value="1.090299577675" calcext:value-type="float">
            <text:p>1,090299577675</text:p>
          </table:table-cell>
          <table:table-cell office:value-type="float" office:value="-23.2558962095" calcext:value-type="float">
            <text:p>-23,255896209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2.06000948005" calcext:value-type="float">
            <text:p>2,06000948005</text:p>
          </table:table-cell>
          <table:table-cell office:value-type="float" office:value="1.0255879476" calcext:value-type="float">
            <text:p>1,0255879476</text:p>
          </table:table-cell>
          <table:table-cell office:value-type="float" office:value="-22.82947087375" calcext:value-type="float">
            <text:p>-22,829470873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3.758584068225" calcext:value-type="float">
            <text:p>3,758584068225</text:p>
          </table:table-cell>
          <table:table-cell office:value-type="float" office:value="1.1111330116" calcext:value-type="float">
            <text:p>1,1111330116</text:p>
          </table:table-cell>
          <table:table-cell office:value-type="float" office:value="-22.05072092925" calcext:value-type="float">
            <text:p>-22,0507209292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4.06016249675" calcext:value-type="float">
            <text:p>4,06016249675</text:p>
          </table:table-cell>
          <table:table-cell office:value-type="float" office:value="1.337292153125" calcext:value-type="float">
            <text:p>1,337292153125</text:p>
          </table:table-cell>
          <table:table-cell office:value-type="float" office:value="-20.047410829" calcext:value-type="float">
            <text:p>-20,0474108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3.650643470325" calcext:value-type="float">
            <text:p>3,650643470325</text:p>
          </table:table-cell>
          <table:table-cell office:value-type="float" office:value="1.02337690405" calcext:value-type="float">
            <text:p>1,02337690405</text:p>
          </table:table-cell>
          <table:table-cell office:value-type="float" office:value="-19.0484856185" calcext:value-type="float">
            <text:p>-19,048485618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5.918251495625" calcext:value-type="float">
            <text:p>5,918251495625</text:p>
          </table:table-cell>
          <table:table-cell office:value-type="float" office:value="1.09663676765" calcext:value-type="float">
            <text:p>1,09663676765</text:p>
          </table:table-cell>
          <table:table-cell office:value-type="float" office:value="-18.21628707725" calcext:value-type="float">
            <text:p>-18,2162870772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6.066074877" calcext:value-type="float">
            <text:p>6,066074877</text:p>
          </table:table-cell>
          <table:table-cell office:value-type="float" office:value="1.32345649065" calcext:value-type="float">
            <text:p>1,32345649065</text:p>
          </table:table-cell>
          <table:table-cell office:value-type="float" office:value="-15.066399201625" calcext:value-type="float">
            <text:p>-15,06639920162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4.08180694725" calcext:value-type="float">
            <text:p>4,08180694725</text:p>
          </table:table-cell>
          <table:table-cell office:value-type="float" office:value="0.7181726516" calcext:value-type="float">
            <text:p>0,7181726516</text:p>
          </table:table-cell>
          <table:table-cell office:value-type="float" office:value="-13.844625863975" calcext:value-type="float">
            <text:p>-13,84462586397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6.0927191489" calcext:value-type="float">
            <text:p>6,0927191489</text:p>
          </table:table-cell>
          <table:table-cell office:value-type="float" office:value="0.92519019295" calcext:value-type="float">
            <text:p>0,92519019295</text:p>
          </table:table-cell>
          <table:table-cell office:value-type="float" office:value="-13.28623786925" calcext:value-type="float">
            <text:p>-13,286237869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5.5743605102" calcext:value-type="float">
            <text:p>5,5743605102</text:p>
          </table:table-cell>
          <table:table-cell office:value-type="float" office:value="0.154398985825" calcext:value-type="float">
            <text:p>0,154398985825</text:p>
          </table:table-cell>
          <table:table-cell office:value-type="float" office:value="-10.0070337442" calcext:value-type="float">
            <text:p>-10,007033744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2.46017394805" calcext:value-type="float">
            <text:p>2,46017394805</text:p>
          </table:table-cell>
          <table:table-cell office:value-type="float" office:value="-0.1458007569" calcext:value-type="float">
            <text:p>-0,1458007569</text:p>
          </table:table-cell>
          <table:table-cell office:value-type="float" office:value="-10.2547290726" calcext:value-type="float">
            <text:p>-10,254729072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5.0832498067" calcext:value-type="float">
            <text:p>5,0832498067</text:p>
          </table:table-cell>
          <table:table-cell office:value-type="float" office:value="0.58719915215" calcext:value-type="float">
            <text:p>0,58719915215</text:p>
          </table:table-cell>
          <table:table-cell office:value-type="float" office:value="-9.729470433875" calcext:value-type="float">
            <text:p>-9,72947043387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4.66074377665" calcext:value-type="float">
            <text:p>4,66074377665</text:p>
          </table:table-cell>
          <table:table-cell office:value-type="float" office:value="-0.146255608175" calcext:value-type="float">
            <text:p>-0,146255608175</text:p>
          </table:table-cell>
          <table:table-cell office:value-type="float" office:value="-5.9736809859" calcext:value-type="float">
            <text:p>-5,973680985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1.68664075085" calcext:value-type="float">
            <text:p>1,68664075085</text:p>
          </table:table-cell>
          <table:table-cell office:value-type="float" office:value="-0.341999021" calcext:value-type="float">
            <text:p>-0,341999021</text:p>
          </table:table-cell>
          <table:table-cell office:value-type="float" office:value="-7.159598541575" calcext:value-type="float">
            <text:p>-7,1595985415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0" calcext:value-type="float">
            <text:p>0</text:p>
          </table:table-cell>
          <table:table-cell office:value-type="float" office:value="2.0562208947" calcext:value-type="float">
            <text:p>2,0562208947</text:p>
          </table:table-cell>
          <table:table-cell office:value-type="float" office:value="-6.240725095225" calcext:value-type="float">
            <text:p>-6,240725095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0" calcext:value-type="float">
            <text:p>0</text:p>
          </table:table-cell>
          <table:table-cell office:value-type="float" office:value="1.215511864375" calcext:value-type="float">
            <text:p>1,215511864375</text:p>
          </table:table-cell>
          <table:table-cell office:value-type="float" office:value="-5.575374027575" calcext:value-type="float">
            <text:p>-5,5753740275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-0.707562784525" calcext:value-type="float">
            <text:p>-0,707562784525</text:p>
          </table:table-cell>
          <table:table-cell office:value-type="float" office:value="1.2207093274" calcext:value-type="float">
            <text:p>1,2207093274</text:p>
          </table:table-cell>
          <table:table-cell office:value-type="float" office:value="-5.672667219975" calcext:value-type="float">
            <text:p>-5,6726672199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0.855088392775" calcext:value-type="float">
            <text:p>-0,855088392775</text:p>
          </table:table-cell>
          <table:table-cell office:value-type="float" office:value="1.509287856475" calcext:value-type="float">
            <text:p>1,509287856475</text:p>
          </table:table-cell>
          <table:table-cell office:value-type="float" office:value="-6.218596492675" calcext:value-type="float">
            <text:p>-6,2185964926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1.295284084425" calcext:value-type="float">
            <text:p>-1,295284084425</text:p>
          </table:table-cell>
          <table:table-cell office:value-type="float" office:value="1.492159412" calcext:value-type="float">
            <text:p>1,492159412</text:p>
          </table:table-cell>
          <table:table-cell office:value-type="float" office:value="-5.502178899375" calcext:value-type="float">
            <text:p>-5,502178899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4.735465501525" calcext:value-type="float">
            <text:p>-4,735465501525</text:p>
          </table:table-cell>
          <table:table-cell office:value-type="float" office:value="0.9190000998" calcext:value-type="float">
            <text:p>0,9190000998</text:p>
          </table:table-cell>
          <table:table-cell office:value-type="float" office:value="-6.04798514165" calcext:value-type="float">
            <text:p>-6,047985141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5.014022349825" calcext:value-type="float">
            <text:p>-5,014022349825</text:p>
          </table:table-cell>
          <table:table-cell office:value-type="float" office:value="1.803384188975" calcext:value-type="float">
            <text:p>1,803384188975</text:p>
          </table:table-cell>
          <table:table-cell office:value-type="float" office:value="-9.042698062575" calcext:value-type="float">
            <text:p>-9,0426980625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3.483155228825" calcext:value-type="float">
            <text:p>-3,483155228825</text:p>
          </table:table-cell>
          <table:table-cell office:value-type="float" office:value="1.965023447725" calcext:value-type="float">
            <text:p>1,965023447725</text:p>
          </table:table-cell>
          <table:table-cell office:value-type="float" office:value="-8.6388866288" calcext:value-type="float">
            <text:p>-8,63888662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6.7706707692" calcext:value-type="float">
            <text:p>-6,7706707692</text:p>
          </table:table-cell>
          <table:table-cell office:value-type="float" office:value="1.3439165855" calcext:value-type="float">
            <text:p>1,3439165855</text:p>
          </table:table-cell>
          <table:table-cell office:value-type="float" office:value="-9.960816613225" calcext:value-type="float">
            <text:p>-9,9608166132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7.962400893125" calcext:value-type="float">
            <text:p>-7,962400893125</text:p>
          </table:table-cell>
          <table:table-cell office:value-type="float" office:value="1.812052287175" calcext:value-type="float">
            <text:p>1,812052287175</text:p>
          </table:table-cell>
          <table:table-cell office:value-type="float" office:value="-13.865104955" calcext:value-type="float">
            <text:p>-13,86510495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7.13826181705" calcext:value-type="float">
            <text:p>-7,13826181705</text:p>
          </table:table-cell>
          <table:table-cell office:value-type="float" office:value="1.372542491275" calcext:value-type="float">
            <text:p>1,372542491275</text:p>
          </table:table-cell>
          <table:table-cell office:value-type="float" office:value="-15.6630573987" calcext:value-type="float">
            <text:p>-15,66305739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6.501571803375" calcext:value-type="float">
            <text:p>-6,501571803375</text:p>
          </table:table-cell>
          <table:table-cell office:value-type="float" office:value="0.091403900775" calcext:value-type="float">
            <text:p>0,091403900775</text:p>
          </table:table-cell>
          <table:table-cell office:value-type="float" office:value="-18.7291008395" calcext:value-type="float">
            <text:p>-18,729100839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4.169389707375" calcext:value-type="float">
            <text:p>-4,169389707375</text:p>
          </table:table-cell>
          <table:table-cell office:value-type="float" office:value="1.25312048695" calcext:value-type="float">
            <text:p>1,25312048695</text:p>
          </table:table-cell>
          <table:table-cell office:value-type="float" office:value="-20.766150582" calcext:value-type="float">
            <text:p>-20,766150582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3.079260686575" calcext:value-type="float">
            <text:p>-3,079260686575</text:p>
          </table:table-cell>
          <table:table-cell office:value-type="float" office:value="1.711572363725" calcext:value-type="float">
            <text:p>1,711572363725</text:p>
          </table:table-cell>
          <table:table-cell office:value-type="float" office:value="-21.367319338" calcext:value-type="float">
            <text:p>-21,36731933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2.5139012045" calcext:value-type="float">
            <text:p>-2,5139012045</text:p>
          </table:table-cell>
          <table:table-cell office:value-type="float" office:value="1.203756144875" calcext:value-type="float">
            <text:p>1,203756144875</text:p>
          </table:table-cell>
          <table:table-cell office:value-type="float" office:value="-22.46753114525" calcext:value-type="float">
            <text:p>-22,467531145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0.89896164265" calcext:value-type="float">
            <text:p>-0,89896164265</text:p>
          </table:table-cell>
          <table:table-cell office:value-type="float" office:value="1.49325309655" calcext:value-type="float">
            <text:p>1,49325309655</text:p>
          </table:table-cell>
          <table:table-cell office:value-type="float" office:value="-23.2378105645" calcext:value-type="float">
            <text:p>-23,237810564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0.760081990775" calcext:value-type="float">
            <text:p>0,760081990775</text:p>
          </table:table-cell>
          <table:table-cell office:value-type="float" office:value="1.902671133875" calcext:value-type="float">
            <text:p>1,902671133875</text:p>
          </table:table-cell>
          <table:table-cell office:value-type="float" office:value="-23.07100141825" calcext:value-type="float">
            <text:p>-23,071001418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1.403703236525" calcext:value-type="float">
            <text:p>1,403703236525</text:p>
          </table:table-cell>
          <table:table-cell office:value-type="float" office:value="2.101194234325" calcext:value-type="float">
            <text:p>2,101194234325</text:p>
          </table:table-cell>
          <table:table-cell office:value-type="float" office:value="-22.4158012325" calcext:value-type="float">
            <text:p>-22,415801232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2.011936680225" calcext:value-type="float">
            <text:p>2,011936680225</text:p>
          </table:table-cell>
          <table:table-cell office:value-type="float" office:value="2.0838266903" calcext:value-type="float">
            <text:p>2,0838266903</text:p>
          </table:table-cell>
          <table:table-cell office:value-type="float" office:value="-22.078120596" calcext:value-type="float">
            <text:p>-22,07812059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3.75499671235" calcext:value-type="float">
            <text:p>3,75499671235</text:p>
          </table:table-cell>
          <table:table-cell office:value-type="float" office:value="2.095461741125" calcext:value-type="float">
            <text:p>2,095461741125</text:p>
          </table:table-cell>
          <table:table-cell office:value-type="float" office:value="-21.28357019225" calcext:value-type="float">
            <text:p>-21,2835701922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4.03238158995" calcext:value-type="float">
            <text:p>4,03238158995</text:p>
          </table:table-cell>
          <table:table-cell office:value-type="float" office:value="2.10015844615" calcext:value-type="float">
            <text:p>2,10015844615</text:p>
          </table:table-cell>
          <table:table-cell office:value-type="float" office:value="-19.3100526805" calcext:value-type="float">
            <text:p>-19,31005268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3.619972478325" calcext:value-type="float">
            <text:p>3,619972478325</text:p>
          </table:table-cell>
          <table:table-cell office:value-type="float" office:value="2.24597171195" calcext:value-type="float">
            <text:p>2,24597171195</text:p>
          </table:table-cell>
          <table:table-cell office:value-type="float" office:value="-18.4616988815" calcext:value-type="float">
            <text:p>-18,461698881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5.789694115" calcext:value-type="float">
            <text:p>5,789694115</text:p>
          </table:table-cell>
          <table:table-cell office:value-type="float" office:value="2.522220777075" calcext:value-type="float">
            <text:p>2,522220777075</text:p>
          </table:table-cell>
          <table:table-cell office:value-type="float" office:value="-17.51679173425" calcext:value-type="float">
            <text:p>-17,5167917342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5.901021819175" calcext:value-type="float">
            <text:p>5,901021819175</text:p>
          </table:table-cell>
          <table:table-cell office:value-type="float" office:value="1.8339879046" calcext:value-type="float">
            <text:p>1,8339879046</text:p>
          </table:table-cell>
          <table:table-cell office:value-type="float" office:value="-14.62397956055" calcext:value-type="float">
            <text:p>-14,6239795605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4.437995323725" calcext:value-type="float">
            <text:p>4,437995323725</text:p>
          </table:table-cell>
          <table:table-cell office:value-type="float" office:value="1.934819519425" calcext:value-type="float">
            <text:p>1,934819519425</text:p>
          </table:table-cell>
          <table:table-cell office:value-type="float" office:value="-13.770840053725" calcext:value-type="float">
            <text:p>-13,77084005372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5.77063827985" calcext:value-type="float">
            <text:p>5,77063827985</text:p>
          </table:table-cell>
          <table:table-cell office:value-type="float" office:value="3.197884638825" calcext:value-type="float">
            <text:p>3,197884638825</text:p>
          </table:table-cell>
          <table:table-cell office:value-type="float" office:value="-12.388660361175" calcext:value-type="float">
            <text:p>-12,3886603611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4.74960329715" calcext:value-type="float">
            <text:p>4,74960329715</text:p>
          </table:table-cell>
          <table:table-cell office:value-type="float" office:value="1.185014928325" calcext:value-type="float">
            <text:p>1,185014928325</text:p>
          </table:table-cell>
          <table:table-cell office:value-type="float" office:value="-9.6166715772" calcext:value-type="float">
            <text:p>-9,616671577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2.94227126885" calcext:value-type="float">
            <text:p>2,94227126885</text:p>
          </table:table-cell>
          <table:table-cell office:value-type="float" office:value="0.8888941322" calcext:value-type="float">
            <text:p>0,8888941322</text:p>
          </table:table-cell>
          <table:table-cell office:value-type="float" office:value="-10.00097687385" calcext:value-type="float">
            <text:p>-10,0009768738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4.902701823025" calcext:value-type="float">
            <text:p>4,902701823025</text:p>
          </table:table-cell>
          <table:table-cell office:value-type="float" office:value="2.680099858475" calcext:value-type="float">
            <text:p>2,680099858475</text:p>
          </table:table-cell>
          <table:table-cell office:value-type="float" office:value="-8.7956257521" calcext:value-type="float">
            <text:p>-8,795625752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3.83185845575" calcext:value-type="float">
            <text:p>3,83185845575</text:p>
          </table:table-cell>
          <table:table-cell office:value-type="float" office:value="0.313407884875" calcext:value-type="float">
            <text:p>0,313407884875</text:p>
          </table:table-cell>
          <table:table-cell office:value-type="float" office:value="-5.815784198075" calcext:value-type="float">
            <text:p>-5,8157841980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3.224343883525" calcext:value-type="float">
            <text:p>3,224343883525</text:p>
          </table:table-cell>
          <table:table-cell office:value-type="float" office:value="0.0835880811" calcext:value-type="float">
            <text:p>0,0835880811</text:p>
          </table:table-cell>
          <table:table-cell office:value-type="float" office:value="-7.059362866625" calcext:value-type="float">
            <text:p>-7,0593628666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9.28" calcext:value-type="float">
            <text:p>-239,28</text:p>
          </table:table-cell>
          <table:table-cell office:value-type="float" office:value="0" calcext:value-type="float">
            <text:p>0</text:p>
          </table:table-cell>
          <table:table-cell office:value-type="float" office:value="2.460996756625" calcext:value-type="float">
            <text:p>2,460996756625</text:p>
          </table:table-cell>
          <table:table-cell office:value-type="float" office:value="-4.54847314965" calcext:value-type="float">
            <text:p>-4,548473149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0" calcext:value-type="float">
            <text:p>0</text:p>
          </table:table-cell>
          <table:table-cell office:value-type="float" office:value="1.021995754325" calcext:value-type="float">
            <text:p>1,021995754325</text:p>
          </table:table-cell>
          <table:table-cell office:value-type="float" office:value="-5.049368394125" calcext:value-type="float">
            <text:p>-5,049368394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0.558695069125" calcext:value-type="float">
            <text:p>-0,558695069125</text:p>
          </table:table-cell>
          <table:table-cell office:value-type="float" office:value="0.969916697875" calcext:value-type="float">
            <text:p>0,969916697875</text:p>
          </table:table-cell>
          <table:table-cell office:value-type="float" office:value="-5.14633731155" calcext:value-type="float">
            <text:p>-5,146337311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0.8004869153" calcext:value-type="float">
            <text:p>-0,8004869153</text:p>
          </table:table-cell>
          <table:table-cell office:value-type="float" office:value="1.29646968125" calcext:value-type="float">
            <text:p>1,29646968125</text:p>
          </table:table-cell>
          <table:table-cell office:value-type="float" office:value="-5.522825592575" calcext:value-type="float">
            <text:p>-5,5228255925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1.872058977925" calcext:value-type="float">
            <text:p>-1,872058977925</text:p>
          </table:table-cell>
          <table:table-cell office:value-type="float" office:value="0.97305445025" calcext:value-type="float">
            <text:p>0,97305445025</text:p>
          </table:table-cell>
          <table:table-cell office:value-type="float" office:value="-4.806914931325" calcext:value-type="float">
            <text:p>-4,8069149313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4.4995039049" calcext:value-type="float">
            <text:p>-4,4995039049</text:p>
          </table:table-cell>
          <table:table-cell office:value-type="float" office:value="-0.488466389375" calcext:value-type="float">
            <text:p>-0,488466389375</text:p>
          </table:table-cell>
          <table:table-cell office:value-type="float" office:value="-6.08743363615" calcext:value-type="float">
            <text:p>-6,087433636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4.307194935525" calcext:value-type="float">
            <text:p>-4,307194935525</text:p>
          </table:table-cell>
          <table:table-cell office:value-type="float" office:value="1.533445376475" calcext:value-type="float">
            <text:p>1,533445376475</text:p>
          </table:table-cell>
          <table:table-cell office:value-type="float" office:value="-8.425780444025" calcext:value-type="float">
            <text:p>-8,4257804440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3.98124605095" calcext:value-type="float">
            <text:p>-3,98124605095</text:p>
          </table:table-cell>
          <table:table-cell office:value-type="float" office:value="1.419538066775" calcext:value-type="float">
            <text:p>1,419538066775</text:p>
          </table:table-cell>
          <table:table-cell office:value-type="float" office:value="-8.05860597035" calcext:value-type="float">
            <text:p>-8,058605970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6.65508243955" calcext:value-type="float">
            <text:p>-6,65508243955</text:p>
          </table:table-cell>
          <table:table-cell office:value-type="float" office:value="-0.05771333435" calcext:value-type="float">
            <text:p>-0,05771333435</text:p>
          </table:table-cell>
          <table:table-cell office:value-type="float" office:value="-9.953213339325" calcext:value-type="float">
            <text:p>-9,9532133393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7.306626450375" calcext:value-type="float">
            <text:p>-7,306626450375</text:p>
          </table:table-cell>
          <table:table-cell office:value-type="float" office:value="1.916619465225" calcext:value-type="float">
            <text:p>1,916619465225</text:p>
          </table:table-cell>
          <table:table-cell office:value-type="float" office:value="-13.2818761257" calcext:value-type="float">
            <text:p>-13,281876125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7.453615284775" calcext:value-type="float">
            <text:p>-7,453615284775</text:p>
          </table:table-cell>
          <table:table-cell office:value-type="float" office:value="2.62453074355" calcext:value-type="float">
            <text:p>2,62453074355</text:p>
          </table:table-cell>
          <table:table-cell office:value-type="float" office:value="-15.02048007995" calcext:value-type="float">
            <text:p>-15,020480079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6.43602269675" calcext:value-type="float">
            <text:p>-6,43602269675</text:p>
          </table:table-cell>
          <table:table-cell office:value-type="float" office:value="2.4481800201" calcext:value-type="float">
            <text:p>2,4481800201</text:p>
          </table:table-cell>
          <table:table-cell office:value-type="float" office:value="-18.37150175625" calcext:value-type="float">
            <text:p>-18,371501756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3.594711391275" calcext:value-type="float">
            <text:p>-3,594711391275</text:p>
          </table:table-cell>
          <table:table-cell office:value-type="float" office:value="3.018242315925" calcext:value-type="float">
            <text:p>3,018242315925</text:p>
          </table:table-cell>
          <table:table-cell office:value-type="float" office:value="-19.844428098" calcext:value-type="float">
            <text:p>-19,84442809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3.148953641025" calcext:value-type="float">
            <text:p>-3,148953641025</text:p>
          </table:table-cell>
          <table:table-cell office:value-type="float" office:value="3.090501042075" calcext:value-type="float">
            <text:p>3,090501042075</text:p>
          </table:table-cell>
          <table:table-cell office:value-type="float" office:value="-20.36482177125" calcext:value-type="float">
            <text:p>-20,36482177125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2.638530827375" calcext:value-type="float">
            <text:p>-2,638530827375</text:p>
          </table:table-cell>
          <table:table-cell office:value-type="float" office:value="2.727052701375" calcext:value-type="float">
            <text:p>2,727052701375</text:p>
          </table:table-cell>
          <table:table-cell office:value-type="float" office:value="-21.7260937855" calcext:value-type="float">
            <text:p>-21,726093785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0.685625008025" calcext:value-type="float">
            <text:p>-0,685625008025</text:p>
          </table:table-cell>
          <table:table-cell office:value-type="float" office:value="2.808076605375" calcext:value-type="float">
            <text:p>2,808076605375</text:p>
          </table:table-cell>
          <table:table-cell office:value-type="float" office:value="-22.40056990475" calcext:value-type="float">
            <text:p>-22,400569904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0.9220966656" calcext:value-type="float">
            <text:p>0,9220966656</text:p>
          </table:table-cell>
          <table:table-cell office:value-type="float" office:value="2.939473792725" calcext:value-type="float">
            <text:p>2,939473792725</text:p>
          </table:table-cell>
          <table:table-cell office:value-type="float" office:value="-22.127165333" calcext:value-type="float">
            <text:p>-22,12716533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1.452710081675" calcext:value-type="float">
            <text:p>1,452710081675</text:p>
          </table:table-cell>
          <table:table-cell office:value-type="float" office:value="2.88409945015" calcext:value-type="float">
            <text:p>2,88409945015</text:p>
          </table:table-cell>
          <table:table-cell office:value-type="float" office:value="-21.52974554525" calcext:value-type="float">
            <text:p>-21,5297455452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2.054276985175" calcext:value-type="float">
            <text:p>2,054276985175</text:p>
          </table:table-cell>
          <table:table-cell office:value-type="float" office:value="2.99334431695" calcext:value-type="float">
            <text:p>2,99334431695</text:p>
          </table:table-cell>
          <table:table-cell office:value-type="float" office:value="-21.2844964505" calcext:value-type="float">
            <text:p>-21,284496450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3.774915824075" calcext:value-type="float">
            <text:p>3,774915824075</text:p>
          </table:table-cell>
          <table:table-cell office:value-type="float" office:value="3.22071446505" calcext:value-type="float">
            <text:p>3,22071446505</text:p>
          </table:table-cell>
          <table:table-cell office:value-type="float" office:value="-20.372028442" calcext:value-type="float">
            <text:p>-20,3720284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4.210672467575" calcext:value-type="float">
            <text:p>4,210672467575</text:p>
          </table:table-cell>
          <table:table-cell office:value-type="float" office:value="3.040928234525" calcext:value-type="float">
            <text:p>3,040928234525</text:p>
          </table:table-cell>
          <table:table-cell office:value-type="float" office:value="-18.4795094245" calcext:value-type="float">
            <text:p>-18,47950942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4.072705799575" calcext:value-type="float">
            <text:p>4,072705799575</text:p>
          </table:table-cell>
          <table:table-cell office:value-type="float" office:value="3.5311226745" calcext:value-type="float">
            <text:p>3,5311226745</text:p>
          </table:table-cell>
          <table:table-cell office:value-type="float" office:value="-17.6331083405" calcext:value-type="float">
            <text:p>-17,633108340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5.506267688275" calcext:value-type="float">
            <text:p>5,506267688275</text:p>
          </table:table-cell>
          <table:table-cell office:value-type="float" office:value="4.411596439325" calcext:value-type="float">
            <text:p>4,411596439325</text:p>
          </table:table-cell>
          <table:table-cell office:value-type="float" office:value="-16.139254178575" calcext:value-type="float">
            <text:p>-16,13925417857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5.47867361935" calcext:value-type="float">
            <text:p>5,47867361935</text:p>
          </table:table-cell>
          <table:table-cell office:value-type="float" office:value="2.8440919646" calcext:value-type="float">
            <text:p>2,8440919646</text:p>
          </table:table-cell>
          <table:table-cell office:value-type="float" office:value="-13.696146055125" calcext:value-type="float">
            <text:p>-13,69614605512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5.445703681475" calcext:value-type="float">
            <text:p>5,445703681475</text:p>
          </table:table-cell>
          <table:table-cell office:value-type="float" office:value="2.557663612925" calcext:value-type="float">
            <text:p>2,557663612925</text:p>
          </table:table-cell>
          <table:table-cell office:value-type="float" office:value="-12.837426267375" calcext:value-type="float">
            <text:p>-12,83742626737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5.3429145578" calcext:value-type="float">
            <text:p>5,3429145578</text:p>
          </table:table-cell>
          <table:table-cell office:value-type="float" office:value="3.700593685525" calcext:value-type="float">
            <text:p>3,700593685525</text:p>
          </table:table-cell>
          <table:table-cell office:value-type="float" office:value="-10.327928245925" calcext:value-type="float">
            <text:p>-10,3279282459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3.265370003575" calcext:value-type="float">
            <text:p>3,265370003575</text:p>
          </table:table-cell>
          <table:table-cell office:value-type="float" office:value="1.7317722155" calcext:value-type="float">
            <text:p>1,7317722155</text:p>
          </table:table-cell>
          <table:table-cell office:value-type="float" office:value="-8.74892995135" calcext:value-type="float">
            <text:p>-8,7489299513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3.955258876525" calcext:value-type="float">
            <text:p>3,955258876525</text:p>
          </table:table-cell>
          <table:table-cell office:value-type="float" office:value="1.521276873325" calcext:value-type="float">
            <text:p>1,521276873325</text:p>
          </table:table-cell>
          <table:table-cell office:value-type="float" office:value="-9.264236902525" calcext:value-type="float">
            <text:p>-9,26423690252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4.507763559375" calcext:value-type="float">
            <text:p>4,507763559375</text:p>
          </table:table-cell>
          <table:table-cell office:value-type="float" office:value="3.136607638125" calcext:value-type="float">
            <text:p>3,136607638125</text:p>
          </table:table-cell>
          <table:table-cell office:value-type="float" office:value="-6.86680822165" calcext:value-type="float">
            <text:p>-6,8668082216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2.06423200095" calcext:value-type="float">
            <text:p>2,06423200095</text:p>
          </table:table-cell>
          <table:table-cell office:value-type="float" office:value="0.749308226625" calcext:value-type="float">
            <text:p>0,749308226625</text:p>
          </table:table-cell>
          <table:table-cell office:value-type="float" office:value="-5.53161457385" calcext:value-type="float">
            <text:p>-5,5316145738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3.8342296226" calcext:value-type="float">
            <text:p>3,8342296226</text:p>
          </table:table-cell>
          <table:table-cell office:value-type="float" office:value="0.54870508605" calcext:value-type="float">
            <text:p>0,54870508605</text:p>
          </table:table-cell>
          <table:table-cell office:value-type="float" office:value="-6.8641745153" calcext:value-type="float">
            <text:p>-6,864174515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9.23" calcext:value-type="float">
            <text:p>-239,23</text:p>
          </table:table-cell>
          <table:table-cell office:value-type="float" office:value="0" calcext:value-type="float">
            <text:p>0</text:p>
          </table:table-cell>
          <table:table-cell office:value-type="float" office:value="1.401997037975" calcext:value-type="float">
            <text:p>1,401997037975</text:p>
          </table:table-cell>
          <table:table-cell office:value-type="float" office:value="-3.550821299275" calcext:value-type="float">
            <text:p>-3,550821299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0" calcext:value-type="float">
            <text:p>0</text:p>
          </table:table-cell>
          <table:table-cell office:value-type="float" office:value="1.062346574675" calcext:value-type="float">
            <text:p>1,062346574675</text:p>
          </table:table-cell>
          <table:table-cell office:value-type="float" office:value="-4.7956086093" calcext:value-type="float">
            <text:p>-4,7956086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-0.4330888576" calcext:value-type="float">
            <text:p>-0,4330888576</text:p>
          </table:table-cell>
          <table:table-cell office:value-type="float" office:value="0.9155442733" calcext:value-type="float">
            <text:p>0,9155442733</text:p>
          </table:table-cell>
          <table:table-cell office:value-type="float" office:value="-4.910740921875" calcext:value-type="float">
            <text:p>-4,910740921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0.8519506404" calcext:value-type="float">
            <text:p>-0,8519506404</text:p>
          </table:table-cell>
          <table:table-cell office:value-type="float" office:value="1.295481643975" calcext:value-type="float">
            <text:p>1,295481643975</text:p>
          </table:table-cell>
          <table:table-cell office:value-type="float" office:value="-5.125618357175" calcext:value-type="float">
            <text:p>-5,1256183571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3.08022015505" calcext:value-type="float">
            <text:p>-3,08022015505</text:p>
          </table:table-cell>
          <table:table-cell office:value-type="float" office:value="1.044672795425" calcext:value-type="float">
            <text:p>1,044672795425</text:p>
          </table:table-cell>
          <table:table-cell office:value-type="float" office:value="-4.764377304675" calcext:value-type="float">
            <text:p>-4,7643773046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4.1750745753" calcext:value-type="float">
            <text:p>-4,1750745753</text:p>
          </table:table-cell>
          <table:table-cell office:value-type="float" office:value="-0.0525631951" calcext:value-type="float">
            <text:p>-0,0525631951</text:p>
          </table:table-cell>
          <table:table-cell office:value-type="float" office:value="-7.0924415187" calcext:value-type="float">
            <text:p>-7,09244151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3.10601789535" calcext:value-type="float">
            <text:p>-3,10601789535</text:p>
          </table:table-cell>
          <table:table-cell office:value-type="float" office:value="1.910160541275" calcext:value-type="float">
            <text:p>1,910160541275</text:p>
          </table:table-cell>
          <table:table-cell office:value-type="float" office:value="-8.0988855429" calcext:value-type="float">
            <text:p>-8,098885542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5.07431393965" calcext:value-type="float">
            <text:p>-5,07431393965</text:p>
          </table:table-cell>
          <table:table-cell office:value-type="float" office:value="1.773623144075" calcext:value-type="float">
            <text:p>1,773623144075</text:p>
          </table:table-cell>
          <table:table-cell office:value-type="float" office:value="-7.89828390145" calcext:value-type="float">
            <text:p>-7,898283901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6.273589372425" calcext:value-type="float">
            <text:p>-6,273589372425</text:p>
          </table:table-cell>
          <table:table-cell office:value-type="float" office:value="0.55497488575" calcext:value-type="float">
            <text:p>0,55497488575</text:p>
          </table:table-cell>
          <table:table-cell office:value-type="float" office:value="-10.795289556575" calcext:value-type="float">
            <text:p>-10,7952895565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5.2801568169" calcext:value-type="float">
            <text:p>-5,2801568169</text:p>
          </table:table-cell>
          <table:table-cell office:value-type="float" office:value="2.443286897875" calcext:value-type="float">
            <text:p>2,443286897875</text:p>
          </table:table-cell>
          <table:table-cell office:value-type="float" office:value="-12.722189875325" calcext:value-type="float">
            <text:p>-12,7221898753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6.606701262175" calcext:value-type="float">
            <text:p>-6,606701262175</text:p>
          </table:table-cell>
          <table:table-cell office:value-type="float" office:value="3.14082269355" calcext:value-type="float">
            <text:p>3,14082269355</text:p>
          </table:table-cell>
          <table:table-cell office:value-type="float" office:value="-13.78372579355" calcext:value-type="float">
            <text:p>-13,783725793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6.107860231" calcext:value-type="float">
            <text:p>-6,107860231</text:p>
          </table:table-cell>
          <table:table-cell office:value-type="float" office:value="3.923204230675" calcext:value-type="float">
            <text:p>3,923204230675</text:p>
          </table:table-cell>
          <table:table-cell office:value-type="float" office:value="-16.77133569775" calcext:value-type="float">
            <text:p>-16,771335697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3.5270686854" calcext:value-type="float">
            <text:p>-3,5270686854</text:p>
          </table:table-cell>
          <table:table-cell office:value-type="float" office:value="4.234679220825" calcext:value-type="float">
            <text:p>4,234679220825</text:p>
          </table:table-cell>
          <table:table-cell office:value-type="float" office:value="-17.8521741535" calcext:value-type="float">
            <text:p>-17,85217415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3.370450301125" calcext:value-type="float">
            <text:p>-3,370450301125</text:p>
          </table:table-cell>
          <table:table-cell office:value-type="float" office:value="3.942275921375" calcext:value-type="float">
            <text:p>3,942275921375</text:p>
          </table:table-cell>
          <table:table-cell office:value-type="float" office:value="-18.6454006205" calcext:value-type="float">
            <text:p>-18,645400620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2.796325642875" calcext:value-type="float">
            <text:p>-2,796325642875</text:p>
          </table:table-cell>
          <table:table-cell office:value-type="float" office:value="3.8804754279" calcext:value-type="float">
            <text:p>3,8804754279</text:p>
          </table:table-cell>
          <table:table-cell office:value-type="float" office:value="-20.3169237895" calcext:value-type="float">
            <text:p>-20,3169237895</text:p>
          </table:table-cell>
        </table:table-row>
        <table:table-row table:style-name="ro1">
          <table:table-cell table:number-columns-repeated="2"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0.6865405513" calcext:value-type="float">
            <text:p>-0,6865405513</text:p>
          </table:table-cell>
          <table:table-cell office:value-type="float" office:value="4.02775982945" calcext:value-type="float">
            <text:p>4,02775982945</text:p>
          </table:table-cell>
          <table:table-cell office:value-type="float" office:value="-21.03686435" calcext:value-type="float">
            <text:p>-21,0368643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0.83610483555" calcext:value-type="float">
            <text:p>0,83610483555</text:p>
          </table:table-cell>
          <table:table-cell office:value-type="float" office:value="4.052760526025" calcext:value-type="float">
            <text:p>4,052760526025</text:p>
          </table:table-cell>
          <table:table-cell office:value-type="float" office:value="-20.81906733275" calcext:value-type="float">
            <text:p>-20,819067332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1.45757376075" calcext:value-type="float">
            <text:p>1,45757376075</text:p>
          </table:table-cell>
          <table:table-cell office:value-type="float" office:value="3.8038965384" calcext:value-type="float">
            <text:p>3,8038965384</text:p>
          </table:table-cell>
          <table:table-cell office:value-type="float" office:value="-20.369598084" calcext:value-type="float">
            <text:p>-20,36959808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2.348551695125" calcext:value-type="float">
            <text:p>2,348551695125</text:p>
          </table:table-cell>
          <table:table-cell office:value-type="float" office:value="4.157242523625" calcext:value-type="float">
            <text:p>4,157242523625</text:p>
          </table:table-cell>
          <table:table-cell office:value-type="float" office:value="-20.04303902875" calcext:value-type="float">
            <text:p>-20,043039028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3.802580629925" calcext:value-type="float">
            <text:p>3,802580629925</text:p>
          </table:table-cell>
          <table:table-cell office:value-type="float" office:value="4.806874057975" calcext:value-type="float">
            <text:p>4,806874057975</text:p>
          </table:table-cell>
          <table:table-cell office:value-type="float" office:value="-18.86192929425" calcext:value-type="float">
            <text:p>-18,8619292942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4.3427897994" calcext:value-type="float">
            <text:p>4,3427897994</text:p>
          </table:table-cell>
          <table:table-cell office:value-type="float" office:value="4.077734588425" calcext:value-type="float">
            <text:p>4,077734588425</text:p>
          </table:table-cell>
          <table:table-cell office:value-type="float" office:value="-17.150883646" calcext:value-type="float">
            <text:p>-17,1508836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4.9906406848" calcext:value-type="float">
            <text:p>4,9906406848</text:p>
          </table:table-cell>
          <table:table-cell office:value-type="float" office:value="4.0889596562" calcext:value-type="float">
            <text:p>4,0889596562</text:p>
          </table:table-cell>
          <table:table-cell office:value-type="float" office:value="-16.0576312996" calcext:value-type="float">
            <text:p>-16,057631299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5.102663406775" calcext:value-type="float">
            <text:p>5,102663406775</text:p>
          </table:table-cell>
          <table:table-cell office:value-type="float" office:value="4.76173585145" calcext:value-type="float">
            <text:p>4,76173585145</text:p>
          </table:table-cell>
          <table:table-cell office:value-type="float" office:value="-13.7910938271" calcext:value-type="float">
            <text:p>-13,791093827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4.047088992775" calcext:value-type="float">
            <text:p>4,047088992775</text:p>
          </table:table-cell>
          <table:table-cell office:value-type="float" office:value="3.2150498864" calcext:value-type="float">
            <text:p>3,2150498864</text:p>
          </table:table-cell>
          <table:table-cell office:value-type="float" office:value="-12.284135523775" calcext:value-type="float">
            <text:p>-12,28413552377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5.29449704465" calcext:value-type="float">
            <text:p>5,29449704465</text:p>
          </table:table-cell>
          <table:table-cell office:value-type="float" office:value="2.532485250775" calcext:value-type="float">
            <text:p>2,532485250775</text:p>
          </table:table-cell>
          <table:table-cell office:value-type="float" office:value="-11.77002126305" calcext:value-type="float">
            <text:p>-11,7700212630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4.94474688075" calcext:value-type="float">
            <text:p>4,94474688075</text:p>
          </table:table-cell>
          <table:table-cell office:value-type="float" office:value="2.618758001775" calcext:value-type="float">
            <text:p>2,618758001775</text:p>
          </table:table-cell>
          <table:table-cell office:value-type="float" office:value="-8.922805515575" calcext:value-type="float">
            <text:p>-8,9228055155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2.57028648495" calcext:value-type="float">
            <text:p>2,57028648495</text:p>
          </table:table-cell>
          <table:table-cell office:value-type="float" office:value="1.883441721825" calcext:value-type="float">
            <text:p>1,883441721825</text:p>
          </table:table-cell>
          <table:table-cell office:value-type="float" office:value="-7.998570739275" calcext:value-type="float">
            <text:p>-7,99857073927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4.347106691475" calcext:value-type="float">
            <text:p>4,347106691475</text:p>
          </table:table-cell>
          <table:table-cell office:value-type="float" office:value="2.18364967875" calcext:value-type="float">
            <text:p>2,18364967875</text:p>
          </table:table-cell>
          <table:table-cell office:value-type="float" office:value="-8.4811282479" calcext:value-type="float">
            <text:p>-8,481128247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4.130733176325" calcext:value-type="float">
            <text:p>4,130733176325</text:p>
          </table:table-cell>
          <table:table-cell office:value-type="float" office:value="2.03954494645" calcext:value-type="float">
            <text:p>2,03954494645</text:p>
          </table:table-cell>
          <table:table-cell office:value-type="float" office:value="-5.700870243525" calcext:value-type="float">
            <text:p>-5,7008702435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1.243955903675" calcext:value-type="float">
            <text:p>1,243955903675</text:p>
          </table:table-cell>
          <table:table-cell office:value-type="float" office:value="0.996770636225" calcext:value-type="float">
            <text:p>0,996770636225</text:p>
          </table:table-cell>
          <table:table-cell office:value-type="float" office:value="-5.503177909575" calcext:value-type="float">
            <text:p>-5,5031779095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3.87703269655" calcext:value-type="float">
            <text:p>3,87703269655</text:p>
          </table:table-cell>
          <table:table-cell office:value-type="float" office:value="1.472281468425" calcext:value-type="float">
            <text:p>1,472281468425</text:p>
          </table:table-cell>
          <table:table-cell office:value-type="float" office:value="-6.493834341875" calcext:value-type="float">
            <text:p>-6,4938343418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9.59" calcext:value-type="float">
            <text:p>-239,59</text:p>
          </table:table-cell>
          <table:table-cell office:value-type="float" office:value="0" calcext:value-type="float">
            <text:p>0</text:p>
          </table:table-cell>
          <table:table-cell office:value-type="float" office:value="0.76063143935" calcext:value-type="float">
            <text:p>0,76063143935</text:p>
          </table:table-cell>
          <table:table-cell office:value-type="float" office:value="-3.09510647635" calcext:value-type="float">
            <text:p>-3,09510647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3" calcext:value-type="float">
            <text:p>-238,3</text:p>
          </table:table-cell>
          <table:table-cell office:value-type="float" office:value="0" calcext:value-type="float">
            <text:p>0</text:p>
          </table:table-cell>
          <table:table-cell office:value-type="float" office:value="1.2123377846" calcext:value-type="float">
            <text:p>1,2123377846</text:p>
          </table:table-cell>
          <table:table-cell office:value-type="float" office:value="-4.49997085805" calcext:value-type="float">
            <text:p>-4,499970858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0.325559999825" calcext:value-type="float">
            <text:p>-0,325559999825</text:p>
          </table:table-cell>
          <table:table-cell office:value-type="float" office:value="1.1971734133" calcext:value-type="float">
            <text:p>1,1971734133</text:p>
          </table:table-cell>
          <table:table-cell office:value-type="float" office:value="-4.69566490025" calcext:value-type="float">
            <text:p>-4,695664900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0.671358393175" calcext:value-type="float">
            <text:p>-0,671358393175</text:p>
          </table:table-cell>
          <table:table-cell office:value-type="float" office:value="1.485243013725" calcext:value-type="float">
            <text:p>1,485243013725</text:p>
          </table:table-cell>
          <table:table-cell office:value-type="float" office:value="-4.712308100575" calcext:value-type="float">
            <text:p>-4,7123081005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3.220103818675" calcext:value-type="float">
            <text:p>-3,220103818675</text:p>
          </table:table-cell>
          <table:table-cell office:value-type="float" office:value="1.52506566805" calcext:value-type="float">
            <text:p>1,52506566805</text:p>
          </table:table-cell>
          <table:table-cell office:value-type="float" office:value="-4.521332007425" calcext:value-type="float">
            <text:p>-4,5213320074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3.63401615905" calcext:value-type="float">
            <text:p>-3,63401615905</text:p>
          </table:table-cell>
          <table:table-cell office:value-type="float" office:value="1.859639750725" calcext:value-type="float">
            <text:p>1,859639750725</text:p>
          </table:table-cell>
          <table:table-cell office:value-type="float" office:value="-6.9145142819" calcext:value-type="float">
            <text:p>-6,91451428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2.48100859635" calcext:value-type="float">
            <text:p>-2,48100859635</text:p>
          </table:table-cell>
          <table:table-cell office:value-type="float" office:value="2.5940111481" calcext:value-type="float">
            <text:p>2,5940111481</text:p>
          </table:table-cell>
          <table:table-cell office:value-type="float" office:value="-7.018427514825" calcext:value-type="float">
            <text:p>-7,0184275148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5.3364317048" calcext:value-type="float">
            <text:p>-5,3364317048</text:p>
          </table:table-cell>
          <table:table-cell office:value-type="float" office:value="2.271414973675" calcext:value-type="float">
            <text:p>2,271414973675</text:p>
          </table:table-cell>
          <table:table-cell office:value-type="float" office:value="-7.120385193625" calcext:value-type="float">
            <text:p>-7,1203851936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5.985418687425" calcext:value-type="float">
            <text:p>-5,985418687425</text:p>
          </table:table-cell>
          <table:table-cell office:value-type="float" office:value="2.566724354575" calcext:value-type="float">
            <text:p>2,566724354575</text:p>
          </table:table-cell>
          <table:table-cell office:value-type="float" office:value="-10.26628125615" calcext:value-type="float">
            <text:p>-10,266281256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4.720778642575" calcext:value-type="float">
            <text:p>-4,720778642575</text:p>
          </table:table-cell>
          <table:table-cell office:value-type="float" office:value="2.88967848655" calcext:value-type="float">
            <text:p>2,88967848655</text:p>
          </table:table-cell>
          <table:table-cell office:value-type="float" office:value="-11.515804712425" calcext:value-type="float">
            <text:p>-11,5158047124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5.973697951975" calcext:value-type="float">
            <text:p>-5,973697951975</text:p>
          </table:table-cell>
          <table:table-cell office:value-type="float" office:value="2.166302110775" calcext:value-type="float">
            <text:p>2,166302110775</text:p>
          </table:table-cell>
          <table:table-cell office:value-type="float" office:value="-12.677118754225" calcext:value-type="float">
            <text:p>-12,6771187542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5.34216617115" calcext:value-type="float">
            <text:p>-5,34216617115</text:p>
          </table:table-cell>
          <table:table-cell office:value-type="float" office:value="3.93731647585" calcext:value-type="float">
            <text:p>3,93731647585</text:p>
          </table:table-cell>
          <table:table-cell office:value-type="float" office:value="-15.07933272585" calcext:value-type="float">
            <text:p>-15,0793327258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3.5756396989" calcext:value-type="float">
            <text:p>-3,5756396989</text:p>
          </table:table-cell>
          <table:table-cell office:value-type="float" office:value="4.45433808935" calcext:value-type="float">
            <text:p>4,45433808935</text:p>
          </table:table-cell>
          <table:table-cell office:value-type="float" office:value="-15.87148323315" calcext:value-type="float">
            <text:p>-15,8714832331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3.503157432275" calcext:value-type="float">
            <text:p>-3,503157432275</text:p>
          </table:table-cell>
          <table:table-cell office:value-type="float" office:value="3.791504307175" calcext:value-type="float">
            <text:p>3,791504307175</text:p>
          </table:table-cell>
          <table:table-cell office:value-type="float" office:value="-16.98251604625" calcext:value-type="float">
            <text:p>-16,982516046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2.5530469193" calcext:value-type="float">
            <text:p>-2,5530469193</text:p>
          </table:table-cell>
          <table:table-cell office:value-type="float" office:value="4.3833169805" calcext:value-type="float">
            <text:p>4,3833169805</text:p>
          </table:table-cell>
          <table:table-cell office:value-type="float" office:value="-18.66086222725" calcext:value-type="float">
            <text:p>-18,660862227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0.5133399099" calcext:value-type="float">
            <text:p>-0,5133399099</text:p>
          </table:table-cell>
          <table:table-cell office:value-type="float" office:value="4.913077767975" calcext:value-type="float">
            <text:p>4,913077767975</text:p>
          </table:table-cell>
          <table:table-cell office:value-type="float" office:value="-19.2869390875" calcext:value-type="float">
            <text:p>-19,2869390875</text:p>
          </table:table-cell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0.69823337455" calcext:value-type="float">
            <text:p>0,69823337455</text:p>
          </table:table-cell>
          <table:table-cell office:value-type="float" office:value="4.88672043865" calcext:value-type="float">
            <text:p>4,88672043865</text:p>
          </table:table-cell>
          <table:table-cell office:value-type="float" office:value="-19.09106972975" calcext:value-type="float">
            <text:p>-19,091069729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.557192079275" calcext:value-type="float">
            <text:p>1,557192079275</text:p>
          </table:table-cell>
          <table:table-cell office:value-type="float" office:value="4.580819330925" calcext:value-type="float">
            <text:p>4,580819330925</text:p>
          </table:table-cell>
          <table:table-cell office:value-type="float" office:value="-18.77879693375" calcext:value-type="float">
            <text:p>-18,7787969337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3.05725450475" calcext:value-type="float">
            <text:p>3,05725450475</text:p>
          </table:table-cell>
          <table:table-cell office:value-type="float" office:value="4.85788420145" calcext:value-type="float">
            <text:p>4,85788420145</text:p>
          </table:table-cell>
          <table:table-cell office:value-type="float" office:value="-18.11341098925" calcext:value-type="float">
            <text:p>-18,113410989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3.695407888875" calcext:value-type="float">
            <text:p>3,695407888875</text:p>
          </table:table-cell>
          <table:table-cell office:value-type="float" office:value="5.361422656225" calcext:value-type="float">
            <text:p>5,361422656225</text:p>
          </table:table-cell>
          <table:table-cell office:value-type="float" office:value="-16.423770093975" calcext:value-type="float">
            <text:p>-16,4237700939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3.4927580658" calcext:value-type="float">
            <text:p>3,4927580658</text:p>
          </table:table-cell>
          <table:table-cell office:value-type="float" office:value="4.492796596875" calcext:value-type="float">
            <text:p>4,492796596875</text:p>
          </table:table-cell>
          <table:table-cell office:value-type="float" office:value="-15.25428985265" calcext:value-type="float">
            <text:p>-15,254289852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4.756707064275" calcext:value-type="float">
            <text:p>4,756707064275</text:p>
          </table:table-cell>
          <table:table-cell office:value-type="float" office:value="3.98087870335" calcext:value-type="float">
            <text:p>3,98087870335</text:p>
          </table:table-cell>
          <table:table-cell office:value-type="float" office:value="-14.423040796875" calcext:value-type="float">
            <text:p>-14,42304079687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4.632357918475" calcext:value-type="float">
            <text:p>4,632357918475</text:p>
          </table:table-cell>
          <table:table-cell office:value-type="float" office:value="3.882067748225" calcext:value-type="float">
            <text:p>3,882067748225</text:p>
          </table:table-cell>
          <table:table-cell office:value-type="float" office:value="-12.113519799325" calcext:value-type="float">
            <text:p>-12,11351979932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3.249423018675" calcext:value-type="float">
            <text:p>3,249423018675</text:p>
          </table:table-cell>
          <table:table-cell office:value-type="float" office:value="3.32547177235" calcext:value-type="float">
            <text:p>3,32547177235</text:p>
          </table:table-cell>
          <table:table-cell office:value-type="float" office:value="-11.199591649775" calcext:value-type="float">
            <text:p>-11,19959164977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4.84941179685" calcext:value-type="float">
            <text:p>4,84941179685</text:p>
          </table:table-cell>
          <table:table-cell office:value-type="float" office:value="3.1830560464" calcext:value-type="float">
            <text:p>3,1830560464</text:p>
          </table:table-cell>
          <table:table-cell office:value-type="float" office:value="-10.7220880416" calcext:value-type="float">
            <text:p>-10,722088041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4.693871027175" calcext:value-type="float">
            <text:p>4,693871027175</text:p>
          </table:table-cell>
          <table:table-cell office:value-type="float" office:value="2.46980762345" calcext:value-type="float">
            <text:p>2,46980762345</text:p>
          </table:table-cell>
          <table:table-cell office:value-type="float" office:value="-8.002517983975" calcext:value-type="float">
            <text:p>-8,0025179839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2.83026168055" calcext:value-type="float">
            <text:p>2,83026168055</text:p>
          </table:table-cell>
          <table:table-cell office:value-type="float" office:value="2.49380729145" calcext:value-type="float">
            <text:p>2,49380729145</text:p>
          </table:table-cell>
          <table:table-cell office:value-type="float" office:value="-7.311234040375" calcext:value-type="float">
            <text:p>-7,31123404037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4.11136210115" calcext:value-type="float">
            <text:p>4,11136210115</text:p>
          </table:table-cell>
          <table:table-cell office:value-type="float" office:value="3.78637253095" calcext:value-type="float">
            <text:p>3,78637253095</text:p>
          </table:table-cell>
          <table:table-cell office:value-type="float" office:value="-7.213954204425" calcext:value-type="float">
            <text:p>-7,21395420442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3.32088451685" calcext:value-type="float">
            <text:p>3,32088451685</text:p>
          </table:table-cell>
          <table:table-cell office:value-type="float" office:value="1.788827273175" calcext:value-type="float">
            <text:p>1,788827273175</text:p>
          </table:table-cell>
          <table:table-cell office:value-type="float" office:value="-5.06845934565" calcext:value-type="float">
            <text:p>-5,0684593456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.496968522925" calcext:value-type="float">
            <text:p>1,496968522925</text:p>
          </table:table-cell>
          <table:table-cell office:value-type="float" office:value="1.375554034075" calcext:value-type="float">
            <text:p>1,375554034075</text:p>
          </table:table-cell>
          <table:table-cell office:value-type="float" office:value="-5.822304279625" calcext:value-type="float">
            <text:p>-5,8223042796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3.598090425725" calcext:value-type="float">
            <text:p>3,598090425725</text:p>
          </table:table-cell>
          <table:table-cell office:value-type="float" office:value="3.163686408375" calcext:value-type="float">
            <text:p>3,163686408375</text:p>
          </table:table-cell>
          <table:table-cell office:value-type="float" office:value="-5.5480791706" calcext:value-type="float">
            <text:p>-5,548079170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9.68" calcext:value-type="float">
            <text:p>-239,68</text:p>
          </table:table-cell>
          <table:table-cell office:value-type="float" office:value="0" calcext:value-type="float">
            <text:p>0</text:p>
          </table:table-cell>
          <table:table-cell office:value-type="float" office:value="0.578212551025" calcext:value-type="float">
            <text:p>0,578212551025</text:p>
          </table:table-cell>
          <table:table-cell office:value-type="float" office:value="-2.86087415475" calcext:value-type="float">
            <text:p>-2,86087415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1.332218919825" calcext:value-type="float">
            <text:p>1,332218919825</text:p>
          </table:table-cell>
          <table:table-cell office:value-type="float" office:value="-4.298584460675" calcext:value-type="float">
            <text:p>-4,2985844606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0.1601836268" calcext:value-type="float">
            <text:p>-0,1601836268</text:p>
          </table:table-cell>
          <table:table-cell office:value-type="float" office:value="1.5105931555" calcext:value-type="float">
            <text:p>1,5105931555</text:p>
          </table:table-cell>
          <table:table-cell office:value-type="float" office:value="-4.404288349" calcext:value-type="float">
            <text:p>-4,4042883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0.524058383975" calcext:value-type="float">
            <text:p>-0,524058383975</text:p>
          </table:table-cell>
          <table:table-cell office:value-type="float" office:value="1.57990809595" calcext:value-type="float">
            <text:p>1,57990809595</text:p>
          </table:table-cell>
          <table:table-cell office:value-type="float" office:value="-4.284626079325" calcext:value-type="float">
            <text:p>-4,2846260793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2.705823419725" calcext:value-type="float">
            <text:p>-2,705823419725</text:p>
          </table:table-cell>
          <table:table-cell office:value-type="float" office:value="1.50161176865" calcext:value-type="float">
            <text:p>1,50161176865</text:p>
          </table:table-cell>
          <table:table-cell office:value-type="float" office:value="-4.24774204835" calcext:value-type="float">
            <text:p>-4,247742048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3.10612909525" calcext:value-type="float">
            <text:p>-3,10612909525</text:p>
          </table:table-cell>
          <table:table-cell office:value-type="float" office:value="2.523220309875" calcext:value-type="float">
            <text:p>2,523220309875</text:p>
          </table:table-cell>
          <table:table-cell office:value-type="float" office:value="-6.024732558825" calcext:value-type="float">
            <text:p>-6,0247325588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2.6942426724" calcext:value-type="float">
            <text:p>-2,6942426724</text:p>
          </table:table-cell>
          <table:table-cell office:value-type="float" office:value="2.286107852575" calcext:value-type="float">
            <text:p>2,286107852575</text:p>
          </table:table-cell>
          <table:table-cell office:value-type="float" office:value="-5.4135674581" calcext:value-type="float">
            <text:p>-5,413567458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5.10160073485" calcext:value-type="float">
            <text:p>-5,10160073485</text:p>
          </table:table-cell>
          <table:table-cell office:value-type="float" office:value="0.9519594902" calcext:value-type="float">
            <text:p>0,9519594902</text:p>
          </table:table-cell>
          <table:table-cell office:value-type="float" office:value="-6.4096695432" calcext:value-type="float">
            <text:p>-6,40966954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5.65532585955" calcext:value-type="float">
            <text:p>-5,65532585955</text:p>
          </table:table-cell>
          <table:table-cell office:value-type="float" office:value="3.019865732625" calcext:value-type="float">
            <text:p>3,019865732625</text:p>
          </table:table-cell>
          <table:table-cell office:value-type="float" office:value="-9.054645767225" calcext:value-type="float">
            <text:p>-9,0546457672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5.680579059025" calcext:value-type="float">
            <text:p>-5,680579059025</text:p>
          </table:table-cell>
          <table:table-cell office:value-type="float" office:value="3.4773446019" calcext:value-type="float">
            <text:p>3,4773446019</text:p>
          </table:table-cell>
          <table:table-cell office:value-type="float" office:value="-10.138017704025" calcext:value-type="float">
            <text:p>-10,1380177040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5.559063272875" calcext:value-type="float">
            <text:p>-5,559063272875</text:p>
          </table:table-cell>
          <table:table-cell office:value-type="float" office:value="2.850481458125" calcext:value-type="float">
            <text:p>2,850481458125</text:p>
          </table:table-cell>
          <table:table-cell office:value-type="float" office:value="-12.56431478545" calcext:value-type="float">
            <text:p>-12,56431478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3.819824252425" calcext:value-type="float">
            <text:p>-3,819824252425</text:p>
          </table:table-cell>
          <table:table-cell office:value-type="float" office:value="4.59278146235" calcext:value-type="float">
            <text:p>4,59278146235</text:p>
          </table:table-cell>
          <table:table-cell office:value-type="float" office:value="-14.1009227043" calcext:value-type="float">
            <text:p>-14,100922704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3.672880854075" calcext:value-type="float">
            <text:p>-3,672880854075</text:p>
          </table:table-cell>
          <table:table-cell office:value-type="float" office:value="5.097026224425" calcext:value-type="float">
            <text:p>5,097026224425</text:p>
          </table:table-cell>
          <table:table-cell office:value-type="float" office:value="-14.64500656585" calcext:value-type="float">
            <text:p>-14,6450065658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3.441471409975" calcext:value-type="float">
            <text:p>-3,441471409975</text:p>
          </table:table-cell>
          <table:table-cell office:value-type="float" office:value="4.5594871222" calcext:value-type="float">
            <text:p>4,5594871222</text:p>
          </table:table-cell>
          <table:table-cell office:value-type="float" office:value="-16.2280346106" calcext:value-type="float">
            <text:p>-16,228034610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1.6747521804" calcext:value-type="float">
            <text:p>-1,6747521804</text:p>
          </table:table-cell>
          <table:table-cell office:value-type="float" office:value="5.26893917775" calcext:value-type="float">
            <text:p>5,26893917775</text:p>
          </table:table-cell>
          <table:table-cell office:value-type="float" office:value="-17.343188721" calcext:value-type="float">
            <text:p>-17,34318872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0.18313709315" calcext:value-type="float">
            <text:p>-0,18313709315</text:p>
          </table:table-cell>
          <table:table-cell office:value-type="float" office:value="5.726910842075" calcext:value-type="float">
            <text:p>5,726910842075</text:p>
          </table:table-cell>
          <table:table-cell office:value-type="float" office:value="-17.4465738415" calcext:value-type="float">
            <text:p>-17,446573841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0.5038463985" calcext:value-type="float">
            <text:p>0,5038463985</text:p>
          </table:table-cell>
          <table:table-cell office:value-type="float" office:value="5.555306207675" calcext:value-type="float">
            <text:p>5,555306207675</text:p>
          </table:table-cell>
          <table:table-cell office:value-type="float" office:value="-17.22177214175" calcext:value-type="float">
            <text:p>-17,22177214175</text:p>
          </table:table-cell>
        </table:table-row>
        <table:table-row table:style-name="ro1"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1.42873752355" calcext:value-type="float">
            <text:p>1,42873752355</text:p>
          </table:table-cell>
          <table:table-cell office:value-type="float" office:value="5.2924802006" calcext:value-type="float">
            <text:p>5,2924802006</text:p>
          </table:table-cell>
          <table:table-cell office:value-type="float" office:value="-17.03744519225" calcext:value-type="float">
            <text:p>-17,0374451922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3.129155020425" calcext:value-type="float">
            <text:p>3,129155020425</text:p>
          </table:table-cell>
          <table:table-cell office:value-type="float" office:value="5.1985015049" calcext:value-type="float">
            <text:p>5,1985015049</text:p>
          </table:table-cell>
          <table:table-cell office:value-type="float" office:value="-16.343264223925" calcext:value-type="float">
            <text:p>-16,3432642239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3.43749302535" calcext:value-type="float">
            <text:p>3,43749302535</text:p>
          </table:table-cell>
          <table:table-cell office:value-type="float" office:value="5.0692175612" calcext:value-type="float">
            <text:p>5,0692175612</text:p>
          </table:table-cell>
          <table:table-cell office:value-type="float" office:value="-14.638786746475" calcext:value-type="float">
            <text:p>-14,6387867464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2.962245846525" calcext:value-type="float">
            <text:p>2,962245846525</text:p>
          </table:table-cell>
          <table:table-cell office:value-type="float" office:value="4.71192253065" calcext:value-type="float">
            <text:p>4,71192253065</text:p>
          </table:table-cell>
          <table:table-cell office:value-type="float" office:value="-13.8159510482" calcext:value-type="float">
            <text:p>-13,81595104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4.37991183615" calcext:value-type="float">
            <text:p>4,37991183615</text:p>
          </table:table-cell>
          <table:table-cell office:value-type="float" office:value="4.512865368175" calcext:value-type="float">
            <text:p>4,512865368175</text:p>
          </table:table-cell>
          <table:table-cell office:value-type="float" office:value="-13.102796112025" calcext:value-type="float">
            <text:p>-13,1027961120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4.44725647745" calcext:value-type="float">
            <text:p>4,44725647745</text:p>
          </table:table-cell>
          <table:table-cell office:value-type="float" office:value="4.022391740875" calcext:value-type="float">
            <text:p>4,022391740875</text:p>
          </table:table-cell>
          <table:table-cell office:value-type="float" office:value="-11.062854291075" calcext:value-type="float">
            <text:p>-11,06285429107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3.34807729095" calcext:value-type="float">
            <text:p>3,34807729095</text:p>
          </table:table-cell>
          <table:table-cell office:value-type="float" office:value="4.22126087455" calcext:value-type="float">
            <text:p>4,22126087455</text:p>
          </table:table-cell>
          <table:table-cell office:value-type="float" office:value="-10.463492577" calcext:value-type="float">
            <text:p>-10,46349257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4.43883289575" calcext:value-type="float">
            <text:p>4,43883289575</text:p>
          </table:table-cell>
          <table:table-cell office:value-type="float" office:value="5.036943167075" calcext:value-type="float">
            <text:p>5,036943167075</text:p>
          </table:table-cell>
          <table:table-cell office:value-type="float" office:value="-9.4594849408" calcext:value-type="float">
            <text:p>-9,459484940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4.255498127475" calcext:value-type="float">
            <text:p>4,255498127475</text:p>
          </table:table-cell>
          <table:table-cell office:value-type="float" office:value="3.229168168275" calcext:value-type="float">
            <text:p>3,229168168275</text:p>
          </table:table-cell>
          <table:table-cell office:value-type="float" office:value="-7.2466156341" calcext:value-type="float">
            <text:p>-7,246615634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3.886851390775" calcext:value-type="float">
            <text:p>3,886851390775</text:p>
          </table:table-cell>
          <table:table-cell office:value-type="float" office:value="2.836088732525" calcext:value-type="float">
            <text:p>2,836088732525</text:p>
          </table:table-cell>
          <table:table-cell office:value-type="float" office:value="-6.867725017825" calcext:value-type="float">
            <text:p>-6,86772501782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3.6421266732" calcext:value-type="float">
            <text:p>3,6421266732</text:p>
          </table:table-cell>
          <table:table-cell office:value-type="float" office:value="3.9291491792" calcext:value-type="float">
            <text:p>3,9291491792</text:p>
          </table:table-cell>
          <table:table-cell office:value-type="float" office:value="-5.1834359988" calcext:value-type="float">
            <text:p>-5,183435998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.71991467945" calcext:value-type="float">
            <text:p>1,71991467945</text:p>
          </table:table-cell>
          <table:table-cell office:value-type="float" office:value="1.957250181425" calcext:value-type="float">
            <text:p>1,957250181425</text:p>
          </table:table-cell>
          <table:table-cell office:value-type="float" office:value="-4.291837088325" calcext:value-type="float">
            <text:p>-4,2918370883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2.618815038875" calcext:value-type="float">
            <text:p>2,618815038875</text:p>
          </table:table-cell>
          <table:table-cell office:value-type="float" office:value="1.69580292715" calcext:value-type="float">
            <text:p>1,69580292715</text:p>
          </table:table-cell>
          <table:table-cell office:value-type="float" office:value="-5.3160060312" calcext:value-type="float">
            <text:p>-5,316006031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3.079691215175" calcext:value-type="float">
            <text:p>3,079691215175</text:p>
          </table:table-cell>
          <table:table-cell office:value-type="float" office:value="3.239784070375" calcext:value-type="float">
            <text:p>3,239784070375</text:p>
          </table:table-cell>
          <table:table-cell office:value-type="float" office:value="-3.3962440164" calcext:value-type="float">
            <text:p>-3,39624401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0" calcext:value-type="float">
            <text:p>0</text:p>
          </table:table-cell>
          <table:table-cell office:value-type="float" office:value="0.76434532305" calcext:value-type="float">
            <text:p>0,76434532305</text:p>
          </table:table-cell>
          <table:table-cell office:value-type="float" office:value="-2.500476285525" calcext:value-type="float">
            <text:p>-2,500476285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0" calcext:value-type="float">
            <text:p>0</text:p>
          </table:table-cell>
          <table:table-cell office:value-type="float" office:value="1.599586744675" calcext:value-type="float">
            <text:p>1,599586744675</text:p>
          </table:table-cell>
          <table:table-cell office:value-type="float" office:value="-3.81001660985" calcext:value-type="float">
            <text:p>-3,810016609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0.0778708237" calcext:value-type="float">
            <text:p>-0,0778708237</text:p>
          </table:table-cell>
          <table:table-cell office:value-type="float" office:value="1.729821069975" calcext:value-type="float">
            <text:p>1,729821069975</text:p>
          </table:table-cell>
          <table:table-cell office:value-type="float" office:value="-3.802588087025" calcext:value-type="float">
            <text:p>-3,8025880870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0.68033977835" calcext:value-type="float">
            <text:p>-0,68033977835</text:p>
          </table:table-cell>
          <table:table-cell office:value-type="float" office:value="1.589154827925" calcext:value-type="float">
            <text:p>1,589154827925</text:p>
          </table:table-cell>
          <table:table-cell office:value-type="float" office:value="-3.48839325365" calcext:value-type="float">
            <text:p>-3,488393253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2.276791603075" calcext:value-type="float">
            <text:p>-2,276791603075</text:p>
          </table:table-cell>
          <table:table-cell office:value-type="float" office:value="0.6535059534" calcext:value-type="float">
            <text:p>0,6535059534</text:p>
          </table:table-cell>
          <table:table-cell office:value-type="float" office:value="-3.92840772705" calcext:value-type="float">
            <text:p>-3,928407727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2.849520075125" calcext:value-type="float">
            <text:p>-2,849520075125</text:p>
          </table:table-cell>
          <table:table-cell office:value-type="float" office:value="2.295605022175" calcext:value-type="float">
            <text:p>2,295605022175</text:p>
          </table:table-cell>
          <table:table-cell office:value-type="float" office:value="-5.164872816325" calcext:value-type="float">
            <text:p>-5,1648728163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4.052269416025" calcext:value-type="float">
            <text:p>-4,052269416025</text:p>
          </table:table-cell>
          <table:table-cell office:value-type="float" office:value="2.23837331565" calcext:value-type="float">
            <text:p>2,23837331565</text:p>
          </table:table-cell>
          <table:table-cell office:value-type="float" office:value="-4.804056051375" calcext:value-type="float">
            <text:p>-4,8040560513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4.60267382475" calcext:value-type="float">
            <text:p>-4,60267382475</text:p>
          </table:table-cell>
          <table:table-cell office:value-type="float" office:value="1.282855490625" calcext:value-type="float">
            <text:p>1,282855490625</text:p>
          </table:table-cell>
          <table:table-cell office:value-type="float" office:value="-7.107803779525" calcext:value-type="float">
            <text:p>-7,1078037795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3.460033575725" calcext:value-type="float">
            <text:p>-3,460033575725</text:p>
          </table:table-cell>
          <table:table-cell office:value-type="float" office:value="3.411352568325" calcext:value-type="float">
            <text:p>3,411352568325</text:p>
          </table:table-cell>
          <table:table-cell office:value-type="float" office:value="-8.25461300975" calcext:value-type="float">
            <text:p>-8,254613009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4.89016291875" calcext:value-type="float">
            <text:p>-4,89016291875</text:p>
          </table:table-cell>
          <table:table-cell office:value-type="float" office:value="4.453809956825" calcext:value-type="float">
            <text:p>4,453809956825</text:p>
          </table:table-cell>
          <table:table-cell office:value-type="float" office:value="-8.632554983075" calcext:value-type="float">
            <text:p>-8,6325549830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4.858261091525" calcext:value-type="float">
            <text:p>-4,858261091525</text:p>
          </table:table-cell>
          <table:table-cell office:value-type="float" office:value="5.037904201675" calcext:value-type="float">
            <text:p>5,037904201675</text:p>
          </table:table-cell>
          <table:table-cell office:value-type="float" office:value="-11.142173681575" calcext:value-type="float">
            <text:p>-11,1421736815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3.09562140485" calcext:value-type="float">
            <text:p>-3,09562140485</text:p>
          </table:table-cell>
          <table:table-cell office:value-type="float" office:value="5.79141419595" calcext:value-type="float">
            <text:p>5,79141419595</text:p>
          </table:table-cell>
          <table:table-cell office:value-type="float" office:value="-12.262954518975" calcext:value-type="float">
            <text:p>-12,2629545189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3.60893403905" calcext:value-type="float">
            <text:p>-3,60893403905</text:p>
          </table:table-cell>
          <table:table-cell office:value-type="float" office:value="6.007434083425" calcext:value-type="float">
            <text:p>6,007434083425</text:p>
          </table:table-cell>
          <table:table-cell office:value-type="float" office:value="-12.7344184088" calcext:value-type="float">
            <text:p>-12,734418408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3.33124447895" calcext:value-type="float">
            <text:p>-3,33124447895</text:p>
          </table:table-cell>
          <table:table-cell office:value-type="float" office:value="6.243774546625" calcext:value-type="float">
            <text:p>6,243774546625</text:p>
          </table:table-cell>
          <table:table-cell office:value-type="float" office:value="-14.440283166475" calcext:value-type="float">
            <text:p>-14,44028316647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1.385623199425" calcext:value-type="float">
            <text:p>-1,385623199425</text:p>
          </table:table-cell>
          <table:table-cell office:value-type="float" office:value="6.6470879091" calcext:value-type="float">
            <text:p>6,6470879091</text:p>
          </table:table-cell>
          <table:table-cell office:value-type="float" office:value="-15.316457419025" calcext:value-type="float">
            <text:p>-15,3164574190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0.226972879975" calcext:value-type="float">
            <text:p>-0,226972879975</text:p>
          </table:table-cell>
          <table:table-cell office:value-type="float" office:value="6.6834778469" calcext:value-type="float">
            <text:p>6,6834778469</text:p>
          </table:table-cell>
          <table:table-cell office:value-type="float" office:value="-15.271824126175" calcext:value-type="float">
            <text:p>-15,2718241261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0.26380273475" calcext:value-type="float">
            <text:p>0,26380273475</text:p>
          </table:table-cell>
          <table:table-cell office:value-type="float" office:value="6.420801336925" calcext:value-type="float">
            <text:p>6,420801336925</text:p>
          </table:table-cell>
          <table:table-cell office:value-type="float" office:value="-15.149442629675" calcext:value-type="float">
            <text:p>-15,1494426296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.2003873765" calcext:value-type="float">
            <text:p>1,2003873765</text:p>
          </table:table-cell>
          <table:table-cell office:value-type="float" office:value="6.2508516712" calcext:value-type="float">
            <text:p>6,2508516712</text:p>
          </table:table-cell>
          <table:table-cell office:value-type="float" office:value="-15.07637442795" calcext:value-type="float">
            <text:p>-15,07637442795</text:p>
          </table:table-cell>
        </table:table-row>
        <table:table-row table:style-name="ro1">
          <table:table-cell table:number-columns-repeated="2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2.83399186535" calcext:value-type="float">
            <text:p>2,83399186535</text:p>
          </table:table-cell>
          <table:table-cell office:value-type="float" office:value="6.040353582025" calcext:value-type="float">
            <text:p>6,040353582025</text:p>
          </table:table-cell>
          <table:table-cell office:value-type="float" office:value="-14.48222605925" calcext:value-type="float">
            <text:p>-14,482226059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3.20882891295" calcext:value-type="float">
            <text:p>3,20882891295</text:p>
          </table:table-cell>
          <table:table-cell office:value-type="float" office:value="5.60937616745" calcext:value-type="float">
            <text:p>5,60937616745</text:p>
          </table:table-cell>
          <table:table-cell office:value-type="float" office:value="-13.085547528175" calcext:value-type="float">
            <text:p>-13,0855475281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2.9364058711" calcext:value-type="float">
            <text:p>2,9364058711</text:p>
          </table:table-cell>
          <table:table-cell office:value-type="float" office:value="5.8252672625" calcext:value-type="float">
            <text:p>5,8252672625</text:p>
          </table:table-cell>
          <table:table-cell office:value-type="float" office:value="-12.472752975725" calcext:value-type="float">
            <text:p>-12,4727529757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4.0671762745" calcext:value-type="float">
            <text:p>4,0671762745</text:p>
          </table:table-cell>
          <table:table-cell office:value-type="float" office:value="6.299413735175" calcext:value-type="float">
            <text:p>6,299413735175</text:p>
          </table:table-cell>
          <table:table-cell office:value-type="float" office:value="-11.432186337275" calcext:value-type="float">
            <text:p>-11,43218633727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4.34075342485" calcext:value-type="float">
            <text:p>4,34075342485</text:p>
          </table:table-cell>
          <table:table-cell office:value-type="float" office:value="4.87358769495" calcext:value-type="float">
            <text:p>4,87358769495</text:p>
          </table:table-cell>
          <table:table-cell office:value-type="float" office:value="-9.5606332529" calcext:value-type="float">
            <text:p>-9,560633252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4.263974444875" calcext:value-type="float">
            <text:p>4,263974444875</text:p>
          </table:table-cell>
          <table:table-cell office:value-type="float" office:value="4.4744317076" calcext:value-type="float">
            <text:p>4,4744317076</text:p>
          </table:table-cell>
          <table:table-cell office:value-type="float" office:value="-8.739807470875" calcext:value-type="float">
            <text:p>-8,73980747087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3.857319090575" calcext:value-type="float">
            <text:p>3,857319090575</text:p>
          </table:table-cell>
          <table:table-cell office:value-type="float" office:value="5.0457772025" calcext:value-type="float">
            <text:p>5,0457772025</text:p>
          </table:table-cell>
          <table:table-cell office:value-type="float" office:value="-6.878472188" calcext:value-type="float">
            <text:p>-6,87847218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2.4930165943" calcext:value-type="float">
            <text:p>2,4930165943</text:p>
          </table:table-cell>
          <table:table-cell office:value-type="float" office:value="3.3245603613" calcext:value-type="float">
            <text:p>3,3245603613</text:p>
          </table:table-cell>
          <table:table-cell office:value-type="float" office:value="-5.894123422125" calcext:value-type="float">
            <text:p>-5,8941234221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3.530242691475" calcext:value-type="float">
            <text:p>3,530242691475</text:p>
          </table:table-cell>
          <table:table-cell office:value-type="float" office:value="2.6087791876" calcext:value-type="float">
            <text:p>2,6087791876</text:p>
          </table:table-cell>
          <table:table-cell office:value-type="float" office:value="-6.0731488442" calcext:value-type="float">
            <text:p>-6,073148844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3.232523551725" calcext:value-type="float">
            <text:p>3,232523551725</text:p>
          </table:table-cell>
          <table:table-cell office:value-type="float" office:value="2.5207995446" calcext:value-type="float">
            <text:p>2,5207995446</text:p>
          </table:table-cell>
          <table:table-cell office:value-type="float" office:value="-3.997413705375" calcext:value-type="float">
            <text:p>-3,99741370537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.0875382648" calcext:value-type="float">
            <text:p>1,0875382648</text:p>
          </table:table-cell>
          <table:table-cell office:value-type="float" office:value="1.852748201075" calcext:value-type="float">
            <text:p>1,852748201075</text:p>
          </table:table-cell>
          <table:table-cell office:value-type="float" office:value="-3.56558402735" calcext:value-type="float">
            <text:p>-3,5655840273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2.7795024102" calcext:value-type="float">
            <text:p>2,7795024102</text:p>
          </table:table-cell>
          <table:table-cell office:value-type="float" office:value="1.7141997905" calcext:value-type="float">
            <text:p>1,7141997905</text:p>
          </table:table-cell>
          <table:table-cell office:value-type="float" office:value="-4.593709192925" calcext:value-type="float">
            <text:p>-4,5937091929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2.666632821625" calcext:value-type="float">
            <text:p>2,666632821625</text:p>
          </table:table-cell>
          <table:table-cell office:value-type="float" office:value="1.601112502175" calcext:value-type="float">
            <text:p>1,601112502175</text:p>
          </table:table-cell>
          <table:table-cell office:value-type="float" office:value="-2.365470421225" calcext:value-type="float">
            <text:p>-2,3654704212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0.84059171835" calcext:value-type="float">
            <text:p>0,84059171835</text:p>
          </table:table-cell>
          <table:table-cell office:value-type="float" office:value="-2.1433098464" calcext:value-type="float">
            <text:p>-2,1433098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1" calcext:value-type="float">
            <text:p>-239,61</text:p>
          </table:table-cell>
          <table:table-cell office:value-type="float" office:value="0" calcext:value-type="float">
            <text:p>0</text:p>
          </table:table-cell>
          <table:table-cell office:value-type="float" office:value="1.712150074575" calcext:value-type="float">
            <text:p>1,712150074575</text:p>
          </table:table-cell>
          <table:table-cell office:value-type="float" office:value="-3.31355209045" calcext:value-type="float">
            <text:p>-3,313552090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0.17061554355" calcext:value-type="float">
            <text:p>-0,17061554355</text:p>
          </table:table-cell>
          <table:table-cell office:value-type="float" office:value="1.7279232263" calcext:value-type="float">
            <text:p>1,7279232263</text:p>
          </table:table-cell>
          <table:table-cell office:value-type="float" office:value="-3.26976770435" calcext:value-type="float">
            <text:p>-3,269767704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1.60037350055" calcext:value-type="float">
            <text:p>-1,60037350055</text:p>
          </table:table-cell>
          <table:table-cell office:value-type="float" office:value="1.618533121925" calcext:value-type="float">
            <text:p>1,618533121925</text:p>
          </table:table-cell>
          <table:table-cell office:value-type="float" office:value="-3.05543737095" calcext:value-type="float">
            <text:p>-3,055437370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1.9993732238" calcext:value-type="float">
            <text:p>-1,9993732238</text:p>
          </table:table-cell>
          <table:table-cell office:value-type="float" office:value="0.99097333225" calcext:value-type="float">
            <text:p>0,99097333225</text:p>
          </table:table-cell>
          <table:table-cell office:value-type="float" office:value="-4.384710977475" calcext:value-type="float">
            <text:p>-4,3847109774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1.521261733" calcext:value-type="float">
            <text:p>-1,521261733</text:p>
          </table:table-cell>
          <table:table-cell office:value-type="float" office:value="2.341962968725" calcext:value-type="float">
            <text:p>2,341962968725</text:p>
          </table:table-cell>
          <table:table-cell office:value-type="float" office:value="-4.5978049247" calcext:value-type="float">
            <text:p>-4,59780492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3.70699220395" calcext:value-type="float">
            <text:p>-3,70699220395</text:p>
          </table:table-cell>
          <table:table-cell office:value-type="float" office:value="2.802741154175" calcext:value-type="float">
            <text:p>2,802741154175</text:p>
          </table:table-cell>
          <table:table-cell office:value-type="float" office:value="-4.10409950885" calcext:value-type="float">
            <text:p>-4,104099508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3.928621482175" calcext:value-type="float">
            <text:p>-3,928621482175</text:p>
          </table:table-cell>
          <table:table-cell office:value-type="float" office:value="3.36342203965" calcext:value-type="float">
            <text:p>3,36342203965</text:p>
          </table:table-cell>
          <table:table-cell office:value-type="float" office:value="-6.392564508525" calcext:value-type="float">
            <text:p>-6,3925645085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2.484371391675" calcext:value-type="float">
            <text:p>-2,484371391675</text:p>
          </table:table-cell>
          <table:table-cell office:value-type="float" office:value="4.129192883175" calcext:value-type="float">
            <text:p>4,129192883175</text:p>
          </table:table-cell>
          <table:table-cell office:value-type="float" office:value="-7.00021211595" calcext:value-type="float">
            <text:p>-7,000212115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4.054027425675" calcext:value-type="float">
            <text:p>-4,054027425675</text:p>
          </table:table-cell>
          <table:table-cell office:value-type="float" office:value="4.655737380875" calcext:value-type="float">
            <text:p>4,655737380875</text:p>
          </table:table-cell>
          <table:table-cell office:value-type="float" office:value="-7.0767409665" calcext:value-type="float">
            <text:p>-7,07674096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4.22145903375" calcext:value-type="float">
            <text:p>-4,22145903375</text:p>
          </table:table-cell>
          <table:table-cell office:value-type="float" office:value="5.543188547475" calcext:value-type="float">
            <text:p>5,543188547475</text:p>
          </table:table-cell>
          <table:table-cell office:value-type="float" office:value="-9.208134221375" calcext:value-type="float">
            <text:p>-9,2081342213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2.850294370675" calcext:value-type="float">
            <text:p>-2,850294370675</text:p>
          </table:table-cell>
          <table:table-cell office:value-type="float" office:value="5.509622408425" calcext:value-type="float">
            <text:p>5,509622408425</text:p>
          </table:table-cell>
          <table:table-cell office:value-type="float" office:value="-10.1933692063" calcext:value-type="float">
            <text:p>-10,193369206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3.220520501725" calcext:value-type="float">
            <text:p>-3,220520501725</text:p>
          </table:table-cell>
          <table:table-cell office:value-type="float" office:value="5.06653270705" calcext:value-type="float">
            <text:p>5,06653270705</text:p>
          </table:table-cell>
          <table:table-cell office:value-type="float" office:value="-10.686534660775" calcext:value-type="float">
            <text:p>-10,6865346607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2.8018175843" calcext:value-type="float">
            <text:p>-2,8018175843</text:p>
          </table:table-cell>
          <table:table-cell office:value-type="float" office:value="6.268234946825" calcext:value-type="float">
            <text:p>6,268234946825</text:p>
          </table:table-cell>
          <table:table-cell office:value-type="float" office:value="-12.080727942425" calcext:value-type="float">
            <text:p>-12,0807279424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1.2350488818" calcext:value-type="float">
            <text:p>-1,2350488818</text:p>
          </table:table-cell>
          <table:table-cell office:value-type="float" office:value="6.984338464225" calcext:value-type="float">
            <text:p>6,984338464225</text:p>
          </table:table-cell>
          <table:table-cell office:value-type="float" office:value="-12.7474413529" calcext:value-type="float">
            <text:p>-12,747441352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0.409423667" calcext:value-type="float">
            <text:p>-0,409423667</text:p>
          </table:table-cell>
          <table:table-cell office:value-type="float" office:value="6.89451014215" calcext:value-type="float">
            <text:p>6,89451014215</text:p>
          </table:table-cell>
          <table:table-cell office:value-type="float" office:value="-12.7795025614" calcext:value-type="float">
            <text:p>-12,779502561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0.0712202228" calcext:value-type="float">
            <text:p>0,0712202228</text:p>
          </table:table-cell>
          <table:table-cell office:value-type="float" office:value="6.8048164951" calcext:value-type="float">
            <text:p>6,8048164951</text:p>
          </table:table-cell>
          <table:table-cell office:value-type="float" office:value="-12.8657742203" calcext:value-type="float">
            <text:p>-12,865774220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1.04828976865" calcext:value-type="float">
            <text:p>1,04828976865</text:p>
          </table:table-cell>
          <table:table-cell office:value-type="float" office:value="7.030397007875" calcext:value-type="float">
            <text:p>7,030397007875</text:p>
          </table:table-cell>
          <table:table-cell office:value-type="float" office:value="-12.89360544075" calcext:value-type="float">
            <text:p>-12,8936054407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2.487679516675" calcext:value-type="float">
            <text:p>2,487679516675</text:p>
          </table:table-cell>
          <table:table-cell office:value-type="float" office:value="7.07899032735" calcext:value-type="float">
            <text:p>7,07899032735</text:p>
          </table:table-cell>
          <table:table-cell office:value-type="float" office:value="-12.2592086076" calcext:value-type="float">
            <text:p>-12,2592086076</text:p>
          </table:table-cell>
        </table:table-row>
        <table:table-row table:style-name="ro1"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3.222406705825" calcext:value-type="float">
            <text:p>3,222406705825</text:p>
          </table:table-cell>
          <table:table-cell office:value-type="float" office:value="6.0076239765" calcext:value-type="float">
            <text:p>6,0076239765</text:p>
          </table:table-cell>
          <table:table-cell office:value-type="float" office:value="-11.02897702245" calcext:value-type="float">
            <text:p>-11,0289770224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3.65228341425" calcext:value-type="float">
            <text:p>3,65228341425</text:p>
          </table:table-cell>
          <table:table-cell office:value-type="float" office:value="5.695421190475" calcext:value-type="float">
            <text:p>5,695421190475</text:p>
          </table:table-cell>
          <table:table-cell office:value-type="float" office:value="-10.11855463785" calcext:value-type="float">
            <text:p>-10,118554637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3.4282322686" calcext:value-type="float">
            <text:p>3,4282322686</text:p>
          </table:table-cell>
          <table:table-cell office:value-type="float" office:value="5.8629025695" calcext:value-type="float">
            <text:p>5,8629025695</text:p>
          </table:table-cell>
          <table:table-cell office:value-type="float" office:value="-8.497301215425" calcext:value-type="float">
            <text:p>-8,4973012154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2.622274449875" calcext:value-type="float">
            <text:p>2,622274449875</text:p>
          </table:table-cell>
          <table:table-cell office:value-type="float" office:value="4.394132896025" calcext:value-type="float">
            <text:p>4,394132896025</text:p>
          </table:table-cell>
          <table:table-cell office:value-type="float" office:value="-7.608566961975" calcext:value-type="float">
            <text:p>-7,60856696197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3.5202667985" calcext:value-type="float">
            <text:p>3,5202667985</text:p>
          </table:table-cell>
          <table:table-cell office:value-type="float" office:value="3.4871290072" calcext:value-type="float">
            <text:p>3,4871290072</text:p>
          </table:table-cell>
          <table:table-cell office:value-type="float" office:value="-7.301231077725" calcext:value-type="float">
            <text:p>-7,30123107772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3.28896154945" calcext:value-type="float">
            <text:p>3,28896154945</text:p>
          </table:table-cell>
          <table:table-cell office:value-type="float" office:value="3.049792682925" calcext:value-type="float">
            <text:p>3,049792682925</text:p>
          </table:table-cell>
          <table:table-cell office:value-type="float" office:value="-5.485949844475" calcext:value-type="float">
            <text:p>-5,48594984447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.818500112575" calcext:value-type="float">
            <text:p>1,818500112575</text:p>
          </table:table-cell>
          <table:table-cell office:value-type="float" office:value="2.473202876925" calcext:value-type="float">
            <text:p>2,473202876925</text:p>
          </table:table-cell>
          <table:table-cell office:value-type="float" office:value="-4.908038701325" calcext:value-type="float">
            <text:p>-4,9080387013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3.08309057575" calcext:value-type="float">
            <text:p>3,08309057575</text:p>
          </table:table-cell>
          <table:table-cell office:value-type="float" office:value="2.239902066375" calcext:value-type="float">
            <text:p>2,239902066375</text:p>
          </table:table-cell>
          <table:table-cell office:value-type="float" office:value="-5.216455412825" calcext:value-type="float">
            <text:p>-5,21645541282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2.886095686675" calcext:value-type="float">
            <text:p>2,886095686675</text:p>
          </table:table-cell>
          <table:table-cell office:value-type="float" office:value="1.6512393411" calcext:value-type="float">
            <text:p>1,6512393411</text:p>
          </table:table-cell>
          <table:table-cell office:value-type="float" office:value="-3.305284640525" calcext:value-type="float">
            <text:p>-3,30528464052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0.91331492535" calcext:value-type="float">
            <text:p>0,91331492535</text:p>
          </table:table-cell>
          <table:table-cell office:value-type="float" office:value="1.450639352875" calcext:value-type="float">
            <text:p>1,450639352875</text:p>
          </table:table-cell>
          <table:table-cell office:value-type="float" office:value="-2.971951788125" calcext:value-type="float">
            <text:p>-2,9719517881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2.367179339975" calcext:value-type="float">
            <text:p>2,367179339975</text:p>
          </table:table-cell>
          <table:table-cell office:value-type="float" office:value="1.51351911585" calcext:value-type="float">
            <text:p>1,51351911585</text:p>
          </table:table-cell>
          <table:table-cell office:value-type="float" office:value="-3.9583145874" calcext:value-type="float">
            <text:p>-3,958314587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2.20608314135" calcext:value-type="float">
            <text:p>2,20608314135</text:p>
          </table:table-cell>
          <table:table-cell office:value-type="float" office:value="1.030855737175" calcext:value-type="float">
            <text:p>1,030855737175</text:p>
          </table:table-cell>
          <table:table-cell office:value-type="float" office:value="-2.08555747785" calcext:value-type="float">
            <text:p>-2,0855574778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0" calcext:value-type="float">
            <text:p>0</text:p>
          </table:table-cell>
          <table:table-cell office:value-type="float" office:value="0.9183724706" calcext:value-type="float">
            <text:p>0,9183724706</text:p>
          </table:table-cell>
          <table:table-cell office:value-type="float" office:value="-2.14262600755" calcext:value-type="float">
            <text:p>-2,14262600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0" calcext:value-type="float">
            <text:p>0</text:p>
          </table:table-cell>
          <table:table-cell office:value-type="float" office:value="1.5585639227" calcext:value-type="float">
            <text:p>1,5585639227</text:p>
          </table:table-cell>
          <table:table-cell office:value-type="float" office:value="-2.9002584532" calcext:value-type="float">
            <text:p>-2,90025845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0.17148777635" calcext:value-type="float">
            <text:p>-0,17148777635</text:p>
          </table:table-cell>
          <table:table-cell office:value-type="float" office:value="1.539772953625" calcext:value-type="float">
            <text:p>1,539772953625</text:p>
          </table:table-cell>
          <table:table-cell office:value-type="float" office:value="-2.884945842725" calcext:value-type="float">
            <text:p>-2,8849458427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1.4172896724" calcext:value-type="float">
            <text:p>-1,4172896724</text:p>
          </table:table-cell>
          <table:table-cell office:value-type="float" office:value="1.62240007215" calcext:value-type="float">
            <text:p>1,62240007215</text:p>
          </table:table-cell>
          <table:table-cell office:value-type="float" office:value="-2.803183230225" calcext:value-type="float">
            <text:p>-2,8031832302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1.55336175795" calcext:value-type="float">
            <text:p>-1,55336175795</text:p>
          </table:table-cell>
          <table:table-cell office:value-type="float" office:value="2.2703537322" calcext:value-type="float">
            <text:p>2,2703537322</text:p>
          </table:table-cell>
          <table:table-cell office:value-type="float" office:value="-3.995894986225" calcext:value-type="float">
            <text:p>-3,9958949862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1.037752254875" calcext:value-type="float">
            <text:p>-1,037752254875</text:p>
          </table:table-cell>
          <table:table-cell office:value-type="float" office:value="2.654645101225" calcext:value-type="float">
            <text:p>2,654645101225</text:p>
          </table:table-cell>
          <table:table-cell office:value-type="float" office:value="-3.9793825297" calcext:value-type="float">
            <text:p>-3,97938252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3.0308103451" calcext:value-type="float">
            <text:p>-3,0308103451</text:p>
          </table:table-cell>
          <table:table-cell office:value-type="float" office:value="2.940058032725" calcext:value-type="float">
            <text:p>2,940058032725</text:p>
          </table:table-cell>
          <table:table-cell office:value-type="float" office:value="-3.46901679" calcext:value-type="float">
            <text:p>-3,4690167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3.27622209575" calcext:value-type="float">
            <text:p>-3,27622209575</text:p>
          </table:table-cell>
          <table:table-cell office:value-type="float" office:value="3.56937662935" calcext:value-type="float">
            <text:p>3,56937662935</text:p>
          </table:table-cell>
          <table:table-cell office:value-type="float" office:value="-5.34547510685" calcext:value-type="float">
            <text:p>-5,3454751068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2.1677182345" calcext:value-type="float">
            <text:p>-2,1677182345</text:p>
          </table:table-cell>
          <table:table-cell office:value-type="float" office:value="3.259036289225" calcext:value-type="float">
            <text:p>3,259036289225</text:p>
          </table:table-cell>
          <table:table-cell office:value-type="float" office:value="-5.822915668025" calcext:value-type="float">
            <text:p>-5,8229156680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3.476167252775" calcext:value-type="float">
            <text:p>-3,476167252775</text:p>
          </table:table-cell>
          <table:table-cell office:value-type="float" office:value="2.502701981975" calcext:value-type="float">
            <text:p>2,502701981975</text:p>
          </table:table-cell>
          <table:table-cell office:value-type="float" office:value="-5.864654899225" calcext:value-type="float">
            <text:p>-5,8646548992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4.00437606565" calcext:value-type="float">
            <text:p>-4,00437606565</text:p>
          </table:table-cell>
          <table:table-cell office:value-type="float" office:value="4.265765462075" calcext:value-type="float">
            <text:p>4,265765462075</text:p>
          </table:table-cell>
          <table:table-cell office:value-type="float" office:value="-7.58115747805" calcext:value-type="float">
            <text:p>-7,581157478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3.572277245275" calcext:value-type="float">
            <text:p>-3,572277245275</text:p>
          </table:table-cell>
          <table:table-cell office:value-type="float" office:value="4.88103412185" calcext:value-type="float">
            <text:p>4,88103412185</text:p>
          </table:table-cell>
          <table:table-cell office:value-type="float" office:value="-8.78270008195" calcext:value-type="float">
            <text:p>-8,7827000819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2.85032150065" calcext:value-type="float">
            <text:p>-2,85032150065</text:p>
          </table:table-cell>
          <table:table-cell office:value-type="float" office:value="4.71737994865" calcext:value-type="float">
            <text:p>4,71737994865</text:p>
          </table:table-cell>
          <table:table-cell office:value-type="float" office:value="-9.819181581325" calcext:value-type="float">
            <text:p>-9,8191815813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1.413438721775" calcext:value-type="float">
            <text:p>-1,413438721775</text:p>
          </table:table-cell>
          <table:table-cell office:value-type="float" office:value="5.793468303725" calcext:value-type="float">
            <text:p>5,793468303725</text:p>
          </table:table-cell>
          <table:table-cell office:value-type="float" office:value="-10.2892806577" calcext:value-type="float">
            <text:p>-10,289280657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0.7593480041" calcext:value-type="float">
            <text:p>-0,7593480041</text:p>
          </table:table-cell>
          <table:table-cell office:value-type="float" office:value="6.350130159025" calcext:value-type="float">
            <text:p>6,350130159025</text:p>
          </table:table-cell>
          <table:table-cell office:value-type="float" office:value="-10.328409644275" calcext:value-type="float">
            <text:p>-10,3284096442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-0.4064948491" calcext:value-type="float">
            <text:p>-0,4064948491</text:p>
          </table:table-cell>
          <table:table-cell office:value-type="float" office:value="6.2227229406" calcext:value-type="float">
            <text:p>6,2227229406</text:p>
          </table:table-cell>
          <table:table-cell office:value-type="float" office:value="-10.51362778255" calcext:value-type="float">
            <text:p>-10,5136277825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0.399689600475" calcext:value-type="float">
            <text:p>0,399689600475</text:p>
          </table:table-cell>
          <table:table-cell office:value-type="float" office:value="6.204236412825" calcext:value-type="float">
            <text:p>6,204236412825</text:p>
          </table:table-cell>
          <table:table-cell office:value-type="float" office:value="-10.641923695675" calcext:value-type="float">
            <text:p>-10,6419236956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1.47456120875" calcext:value-type="float">
            <text:p>1,47456120875</text:p>
          </table:table-cell>
          <table:table-cell office:value-type="float" office:value="6.372123743175" calcext:value-type="float">
            <text:p>6,372123743175</text:p>
          </table:table-cell>
          <table:table-cell office:value-type="float" office:value="-10.38805127045" calcext:value-type="float">
            <text:p>-10,3880512704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.8112188323" calcext:value-type="float">
            <text:p>1,8112188323</text:p>
          </table:table-cell>
          <table:table-cell office:value-type="float" office:value="6.2745701871" calcext:value-type="float">
            <text:p>6,2745701871</text:p>
          </table:table-cell>
          <table:table-cell office:value-type="float" office:value="-9.55888089805" calcext:value-type="float">
            <text:p>-9,5588808980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.82525977775" calcext:value-type="float">
            <text:p>1,82525977775</text:p>
          </table:table-cell>
          <table:table-cell office:value-type="float" office:value="5.20139302725" calcext:value-type="float">
            <text:p>5,20139302725</text:p>
          </table:table-cell>
          <table:table-cell office:value-type="float" office:value="-9.094807480075" calcext:value-type="float">
            <text:p>-9,094807480075</text:p>
          </table:table-cell>
        </table:table-row>
        <table:table-row table:style-name="ro1">
          <table:table-cell table:number-columns-repeated="2"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2.791684465775" calcext:value-type="float">
            <text:p>2,791684465775</text:p>
          </table:table-cell>
          <table:table-cell office:value-type="float" office:value="4.380571201575" calcext:value-type="float">
            <text:p>4,380571201575</text:p>
          </table:table-cell>
          <table:table-cell office:value-type="float" office:value="-8.6893893327" calcext:value-type="float">
            <text:p>-8,68938933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2.76588798005" calcext:value-type="float">
            <text:p>2,76588798005</text:p>
          </table:table-cell>
          <table:table-cell office:value-type="float" office:value="3.751019443275" calcext:value-type="float">
            <text:p>3,751019443275</text:p>
          </table:table-cell>
          <table:table-cell office:value-type="float" office:value="-7.3021763355" calcext:value-type="float">
            <text:p>-7,302176335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.96497986255" calcext:value-type="float">
            <text:p>1,96497986255</text:p>
          </table:table-cell>
          <table:table-cell office:value-type="float" office:value="3.184530362975" calcext:value-type="float">
            <text:p>3,184530362975</text:p>
          </table:table-cell>
          <table:table-cell office:value-type="float" office:value="-6.733786842075" calcext:value-type="float">
            <text:p>-6,73378684207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2.919634231775" calcext:value-type="float">
            <text:p>2,919634231775</text:p>
          </table:table-cell>
          <table:table-cell office:value-type="float" office:value="2.774855965225" calcext:value-type="float">
            <text:p>2,774855965225</text:p>
          </table:table-cell>
          <table:table-cell office:value-type="float" office:value="-6.6018366518" calcext:value-type="float">
            <text:p>-6,601836651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2.8433929603" calcext:value-type="float">
            <text:p>2,8433929603</text:p>
          </table:table-cell>
          <table:table-cell office:value-type="float" office:value="2.283558281475" calcext:value-type="float">
            <text:p>2,283558281475</text:p>
          </table:table-cell>
          <table:table-cell office:value-type="float" office:value="-5.056048595625" calcext:value-type="float">
            <text:p>-5,05604859562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.68312597775" calcext:value-type="float">
            <text:p>1,68312597775</text:p>
          </table:table-cell>
          <table:table-cell office:value-type="float" office:value="2.51020311605" calcext:value-type="float">
            <text:p>2,51020311605</text:p>
          </table:table-cell>
          <table:table-cell office:value-type="float" office:value="-4.55434602125" calcext:value-type="float">
            <text:p>-4,554346021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2.708279157325" calcext:value-type="float">
            <text:p>2,708279157325</text:p>
          </table:table-cell>
          <table:table-cell office:value-type="float" office:value="3.49487465945" calcext:value-type="float">
            <text:p>3,49487465945</text:p>
          </table:table-cell>
          <table:table-cell office:value-type="float" office:value="-4.7521960799" calcext:value-type="float">
            <text:p>-4,752196079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2.44326083655" calcext:value-type="float">
            <text:p>2,44326083655</text:p>
          </table:table-cell>
          <table:table-cell office:value-type="float" office:value="1.77572090905" calcext:value-type="float">
            <text:p>1,77572090905</text:p>
          </table:table-cell>
          <table:table-cell office:value-type="float" office:value="-3.1816714445" calcext:value-type="float">
            <text:p>-3,181671444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0.949818037875" calcext:value-type="float">
            <text:p>0,949818037875</text:p>
          </table:table-cell>
          <table:table-cell office:value-type="float" office:value="1.536479856725" calcext:value-type="float">
            <text:p>1,536479856725</text:p>
          </table:table-cell>
          <table:table-cell office:value-type="float" office:value="-2.972499948625" calcext:value-type="float">
            <text:p>-2,9724999486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2.359718796175" calcext:value-type="float">
            <text:p>2,359718796175</text:p>
          </table:table-cell>
          <table:table-cell office:value-type="float" office:value="2.971829804575" calcext:value-type="float">
            <text:p>2,971829804575</text:p>
          </table:table-cell>
          <table:table-cell office:value-type="float" office:value="-3.708439164425" calcext:value-type="float">
            <text:p>-3,7084391644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2.071486176375" calcext:value-type="float">
            <text:p>2,071486176375</text:p>
          </table:table-cell>
          <table:table-cell office:value-type="float" office:value="1.148157732525" calcext:value-type="float">
            <text:p>1,148157732525</text:p>
          </table:table-cell>
          <table:table-cell office:value-type="float" office:value="-2.000361746825" calcext:value-type="float">
            <text:p>-2,0003617468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0" calcext:value-type="float">
            <text:p>0</text:p>
          </table:table-cell>
          <table:table-cell office:value-type="float" office:value="1.0090369108" calcext:value-type="float">
            <text:p>1,0090369108</text:p>
          </table:table-cell>
          <table:table-cell office:value-type="float" office:value="-3.07997783615" calcext:value-type="float">
            <text:p>-3,07997783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8" calcext:value-type="float">
            <text:p>-2,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0.1067793941" calcext:value-type="float">
            <text:p>-0,1067793941</text:p>
          </table:table-cell>
          <table:table-cell office:value-type="float" office:value="0" calcext:value-type="float">
            <text:p>0</text:p>
          </table:table-cell>
          <table:table-cell office:value-type="float" office:value="-2.668201405525" calcext:value-type="float">
            <text:p>-2,6682014055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0.869792721975" calcext:value-type="float">
            <text:p>-0,869792721975</text:p>
          </table:table-cell>
          <table:table-cell office:value-type="float" office:value="0" calcext:value-type="float">
            <text:p>0</text:p>
          </table:table-cell>
          <table:table-cell office:value-type="float" office:value="-2.56242505335" calcext:value-type="float">
            <text:p>-2,562425053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0.9671281964" calcext:value-type="float">
            <text:p>-0,9671281964</text:p>
          </table:table-cell>
          <table:table-cell office:value-type="float" office:value="0" calcext:value-type="float">
            <text:p>0</text:p>
          </table:table-cell>
          <table:table-cell office:value-type="float" office:value="-3.280206801825" calcext:value-type="float">
            <text:p>-3,2802068018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0.851557432475" calcext:value-type="float">
            <text:p>-0,851557432475</text:p>
          </table:table-cell>
          <table:table-cell office:value-type="float" office:value="0" calcext:value-type="float">
            <text:p>0</text:p>
          </table:table-cell>
          <table:table-cell office:value-type="float" office:value="-3.18661043325" calcext:value-type="float">
            <text:p>-3,186610433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2.792260675825" calcext:value-type="float">
            <text:p>-2,792260675825</text:p>
          </table:table-cell>
          <table:table-cell office:value-type="float" office:value="0" calcext:value-type="float">
            <text:p>0</text:p>
          </table:table-cell>
          <table:table-cell office:value-type="float" office:value="-2.69759315815" calcext:value-type="float">
            <text:p>-2,697593158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3.609643225675" calcext:value-type="float">
            <text:p>-3,609643225675</text:p>
          </table:table-cell>
          <table:table-cell office:value-type="float" office:value="0" calcext:value-type="float">
            <text:p>0</text:p>
          </table:table-cell>
          <table:table-cell office:value-type="float" office:value="-4.45139630695" calcext:value-type="float">
            <text:p>-4,451396306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3.551046040725" calcext:value-type="float">
            <text:p>-3,551046040725</text:p>
          </table:table-cell>
          <table:table-cell office:value-type="float" office:value="0" calcext:value-type="float">
            <text:p>0</text:p>
          </table:table-cell>
          <table:table-cell office:value-type="float" office:value="-5.447478397575" calcext:value-type="float">
            <text:p>-5,4474783975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3.04729825115" calcext:value-type="float">
            <text:p>-3,04729825115</text:p>
          </table:table-cell>
          <table:table-cell office:value-type="float" office:value="0" calcext:value-type="float">
            <text:p>0</text:p>
          </table:table-cell>
          <table:table-cell office:value-type="float" office:value="-6.404583367175" calcext:value-type="float">
            <text:p>-6,4045833671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.8431268922" calcext:value-type="float">
            <text:p>-1,8431268922</text:p>
          </table:table-cell>
          <table:table-cell office:value-type="float" office:value="0" calcext:value-type="float">
            <text:p>0</text:p>
          </table:table-cell>
          <table:table-cell office:value-type="float" office:value="-6.58280160005" calcext:value-type="float">
            <text:p>-6,582801600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2.3986798841" calcext:value-type="float">
            <text:p>-2,3986798841</text:p>
          </table:table-cell>
          <table:table-cell office:value-type="float" office:value="0" calcext:value-type="float">
            <text:p>0</text:p>
          </table:table-cell>
          <table:table-cell office:value-type="float" office:value="-6.6318213561" calcext:value-type="float">
            <text:p>-6,631821356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2.308086321525" calcext:value-type="float">
            <text:p>-2,308086321525</text:p>
          </table:table-cell>
          <table:table-cell office:value-type="float" office:value="0" calcext:value-type="float">
            <text:p>0</text:p>
          </table:table-cell>
          <table:table-cell office:value-type="float" office:value="-7.75866433675" calcext:value-type="float">
            <text:p>-7,758664336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1.16906737225" calcext:value-type="float">
            <text:p>-1,16906737225</text:p>
          </table:table-cell>
          <table:table-cell office:value-type="float" office:value="0" calcext:value-type="float">
            <text:p>0</text:p>
          </table:table-cell>
          <table:table-cell office:value-type="float" office:value="-8.319099948625" calcext:value-type="float">
            <text:p>-8,3190999486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0.80579424325" calcext:value-type="float">
            <text:p>-0,80579424325</text:p>
          </table:table-cell>
          <table:table-cell office:value-type="float" office:value="0" calcext:value-type="float">
            <text:p>0</text:p>
          </table:table-cell>
          <table:table-cell office:value-type="float" office:value="-8.39502374395" calcext:value-type="float">
            <text:p>-8,3950237439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-0.5553174132" calcext:value-type="float">
            <text:p>-0,5553174132</text:p>
          </table:table-cell>
          <table:table-cell office:value-type="float" office:value="0" calcext:value-type="float">
            <text:p>0</text:p>
          </table:table-cell>
          <table:table-cell office:value-type="float" office:value="-8.687023249475" calcext:value-type="float">
            <text:p>-8,6870232494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0.220621025375" calcext:value-type="float">
            <text:p>0,220621025375</text:p>
          </table:table-cell>
          <table:table-cell office:value-type="float" office:value="0" calcext:value-type="float">
            <text:p>0</text:p>
          </table:table-cell>
          <table:table-cell office:value-type="float" office:value="-8.88087902775" calcext:value-type="float">
            <text:p>-8,880879027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1.118623542925" calcext:value-type="float">
            <text:p>1,118623542925</text:p>
          </table:table-cell>
          <table:table-cell office:value-type="float" office:value="0" calcext:value-type="float">
            <text:p>0</text:p>
          </table:table-cell>
          <table:table-cell office:value-type="float" office:value="-8.7188959719" calcext:value-type="float">
            <text:p>-8,718895971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1.316948799075" calcext:value-type="float">
            <text:p>1,316948799075</text:p>
          </table:table-cell>
          <table:table-cell office:value-type="float" office:value="0" calcext:value-type="float">
            <text:p>0</text:p>
          </table:table-cell>
          <table:table-cell office:value-type="float" office:value="-8.103069657725" calcext:value-type="float">
            <text:p>-8,1030696577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1.3284077203" calcext:value-type="float">
            <text:p>1,3284077203</text:p>
          </table:table-cell>
          <table:table-cell office:value-type="float" office:value="0" calcext:value-type="float">
            <text:p>0</text:p>
          </table:table-cell>
          <table:table-cell office:value-type="float" office:value="-7.815482817425" calcext:value-type="float">
            <text:p>-7,81548281742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2.201909830275" calcext:value-type="float">
            <text:p>2,201909830275</text:p>
          </table:table-cell>
          <table:table-cell office:value-type="float" office:value="0" calcext:value-type="float">
            <text:p>0</text:p>
          </table:table-cell>
          <table:table-cell office:value-type="float" office:value="-7.5126776256" calcext:value-type="float">
            <text:p>-7,5126776256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2.23219143" calcext:value-type="float">
            <text:p>2,23219143</text:p>
          </table:table-cell>
          <table:table-cell office:value-type="float" office:value="0" calcext:value-type="float">
            <text:p>0</text:p>
          </table:table-cell>
          <table:table-cell office:value-type="float" office:value="-6.389642410725" calcext:value-type="float">
            <text:p>-6,3896424107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.646110971825" calcext:value-type="float">
            <text:p>1,646110971825</text:p>
          </table:table-cell>
          <table:table-cell office:value-type="float" office:value="0" calcext:value-type="float">
            <text:p>0</text:p>
          </table:table-cell>
          <table:table-cell office:value-type="float" office:value="-5.948467976375" calcext:value-type="float">
            <text:p>-5,94846797637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2.619294717" calcext:value-type="float">
            <text:p>2,619294717</text:p>
          </table:table-cell>
          <table:table-cell office:value-type="float" office:value="0" calcext:value-type="float">
            <text:p>0</text:p>
          </table:table-cell>
          <table:table-cell office:value-type="float" office:value="-5.83926547535" calcext:value-type="float">
            <text:p>-5,8392654753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3.024308700275" calcext:value-type="float">
            <text:p>3,024308700275</text:p>
          </table:table-cell>
          <table:table-cell office:value-type="float" office:value="0" calcext:value-type="float">
            <text:p>0</text:p>
          </table:table-cell>
          <table:table-cell office:value-type="float" office:value="-4.415654736525" calcext:value-type="float">
            <text:p>-4,41565473652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3.02981649055" calcext:value-type="float">
            <text:p>3,02981649055</text:p>
          </table:table-cell>
          <table:table-cell office:value-type="float" office:value="0" calcext:value-type="float">
            <text:p>0</text:p>
          </table:table-cell>
          <table:table-cell office:value-type="float" office:value="-3.54083876325" calcext:value-type="float">
            <text:p>-3,540838763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2.348608367075" calcext:value-type="float">
            <text:p>2,348608367075</text:p>
          </table:table-cell>
          <table:table-cell office:value-type="float" office:value="0" calcext:value-type="float">
            <text:p>0</text:p>
          </table:table-cell>
          <table:table-cell office:value-type="float" office:value="-2.718099169775" calcext:value-type="float">
            <text:p>-2,71809916977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0.92770088395" calcext:value-type="float">
            <text:p>0,92770088395</text:p>
          </table:table-cell>
          <table:table-cell office:value-type="float" office:value="0" calcext:value-type="float">
            <text:p>0</text:p>
          </table:table-cell>
          <table:table-cell office:value-type="float" office:value="-2.675785225975" calcext:value-type="float">
            <text:p>-2,67578522597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2.10942382255" calcext:value-type="float">
            <text:p>2,10942382255</text:p>
          </table:table-cell>
          <table:table-cell office:value-type="float" office:value="0" calcext:value-type="float">
            <text:p>0</text:p>
          </table:table-cell>
          <table:table-cell office:value-type="float" office:value="-3.291299144275" calcext:value-type="float">
            <text:p>-3,29129914427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1.97885721745" calcext:value-type="float">
            <text:p>1,97885721745</text:p>
          </table:table-cell>
          <table:table-cell office:value-type="float" office:value="0" calcext:value-type="float">
            <text:p>0</text:p>
          </table:table-cell>
          <table:table-cell office:value-type="float" office:value="-1.744057682225" calcext:value-type="float">
            <text:p>-1,7440576822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0.243290247575" calcext:value-type="float">
            <text:p>0,243290247575</text:p>
          </table:table-cell>
          <table:table-cell office:value-type="float" office:value="0" calcext:value-type="float">
            <text:p>0</text:p>
          </table:table-cell>
          <table:table-cell office:value-type="float" office:value="-1.5844579889" calcext:value-type="float">
            <text:p>-1,584457988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8" calcext:value-type="float">
            <text:p>-2,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0" loext:min-decimal-places="0" number:min-integer-digits="1" number:grouping="true"/>
      <number:text> Ft</number:text>
    </number:number-style>
    <number:number-style style:name="N141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Ft</number:text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Ft</number:text>
    </number:number-style>
    <number:number-style style:name="N143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Ft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4P0"/>
    </number:number-style>
    <number:date-style style:name="N145">
      <number:year number:style="long"/>
      <number:text>.</number:text>
      <number:month number:style="long"/>
      <number:text>.</number:text>
      <number:day number:style="long"/>
    </number:date-style>
    <number:date-style style:name="N146">
      <number:day number:style="long"/>
      <number:text>.</number:text>
      <number:month number:textual="true"/>
      <number:text>.</number:text>
      <number:year/>
    </number:date-style>
    <number:date-style style:name="N147">
      <number:day number:style="long"/>
      <number:text>.</number:text>
      <number:month number:textual="true"/>
    </number:date-style>
    <number:date-style style:name="N148">
      <number:month number:textual="true"/>
      <number:text>.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</number:time-style>
    <number:time-style style:name="N152">
      <number:hours/>
      <number:text>:</number:text>
      <number:minutes number:style="long"/>
      <number:text>:</number:text>
      <number:seconds number:style="long"/>
    </number:time-style>
    <number:date-style style:name="N153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4P0" style:volatile="true">
      <number:number number:decimal-places="0" loext:min-decimal-places="0" number:min-integer-digits="1" number:grouping="true"/>
      <number:text>    </number:text>
    </number:number-style>
    <number:number-style style:name="N154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   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   </number:text>
    </number:number-style>
    <number:number-style style:name="N156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   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8P2" style:volatile="true">
      <loext:text> </loext:text>
      <loext:fill-character> </loext:fill-character>
      <number:text>-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9P2" style:volatile="true">
      <loext:text> </loext:text>
      <loext:fill-character> </loext:fill-character>
      <number:text>- Ft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00.00.00</text:date>, <text:time style:data-style-name="N2" text:time-value="08:30:07.791423503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9:15:44.213628029</meta:creation-date>
    <dc:date>2021-05-01T08:32:22.923322400</dc:date>
    <meta:editing-duration>PT14M21S</meta:editing-duration>
    <meta:editing-cycles>4</meta:editing-cycles>
    <meta:generator>LibreOffice/6.4.6.2$Linux_X86_64 LibreOffice_project/40$Build-2</meta:generator>
    <meta:document-statistic meta:table-count="3" meta:cell-count="17580" meta:object-count="0"/>
  </office:meta>
</office:document-meta>
</file>